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hchyna的指示俄罗斯军队炮击了Blesnya，Tymonovychi，我的...</text:span>
</text:h>
      <text:p text:style-name="P4">
作者: liveuamap (Language: en)</text:p>
      <text:p text:style-name="P4">
时间: 2023-05-28T-104:36:00</text:p>
      <text:p text:style-name="P4">
地点: Kharkiv (Latitude:50.27448 Longtitude:36.92813)</text:p>
      <text:p text:style-name="P4">
视频: []</text:p>
      <text:p text:style-name="P4">
图片: []</text:p>
      <text:p text:style-name="P4">
标签: ["Russia"]</text:p>
      <text:p text:style-name="P4">
Id: 22565841</text:p>
      <!--METADATA-->
      <text:p text:style-name="P4">
在Sivershchyna和Slbozhanschyna的指示，俄罗斯军队炮击了Bloshnya，Tymonovychi，Mykolayivka，Zaliznyy Mist，Chaykyne，Chaykyne，Cherni的Hremych。 Zarutske，Hlukhiv，Bunyakyne，Volfyne，Katerynivka，Opody，Basivka，Sumy地区的Myropillya，也是Basove，Buhayivka，Buhayivka，Hoparyavka，Lukyanka，Lukykanka，Lukykanka，Lukykanka，Lukykanka Eve，Hatysche，Hatysche，Vovchansk，vovchansk，tykhe和kharkivand andaineof andaineof andaryeof andaineof andyeof andyeof andnyeof khatnyeof nyeeof andnyeof andnyeof andnyeof。 乌克兰武装部队的俄罗斯航空公司在Vovchansk的Aircrake在早晨的报告中说</text:p>
      <text:p text:style-name="P4">
新闻集链接：(https://liveuamap.com/en/2023/28-may-at-sivershchyna-and-slobozhanschyna-directions-russian)</text:p>
      <text:p text:style-name="P4">
News Source: <text:a xlink:type="simple" xlink:href="https://t.me/lumsrc/4920" text:style-name="Internet_20_link" text:visited-style-name="Visited_20_Internet_20_Link">
https://t.me/lumsrc/4920</text:a>
</text:p>
      <!--NEWS-->
      <text:h text:style-name="P10" text:outline-level="1">
<text:span text:style-name="T4">
JSC Kupiansk Directio Rusian军队炮击得很好，Krasne First，Figololivka，Novomlinsk，...</text:span>
</text:h>
      <text:p text:style-name="P4">
作者: liveuamap (Language: en)</text:p>
      <text:p text:style-name="P4">
时间: 2023-05-28T-106:36:00</text:p>
      <text:p text:style-name="P4">
地点: Kupiansk (Latitude:49.63868 Longtitude:37.91296)</text:p>
      <text:p text:style-name="P4">
视频: []</text:p>
      <text:p text:style-name="P4">
图片: []</text:p>
      <text:p text:style-name="P4">
标签: ["Russia"]</text:p>
      <text:p text:style-name="P4">
Id: 22565840</text:p>
      <!--METADATA-->
      <text:p text:style-name="P4">
在Kupiansk方向，俄罗斯军队炮击了Kolodyazne，Krasne Pershe，Fyholivka，Novomlynsk，Dvorichna，Zapadne，Masutivka，Kyslivka和Kharkiv地区的Berestoveof地区。 俄罗斯航空在乌克兰武装部队的武装部队的总参谋部在早晨的报告中说</text:p>
      <text:p text:style-name="P4">
新闻集链接：<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News Source: <text:a xlink:type="simple" xlink:href="https://t.me/lumsrc/4921" text:style-name="Internet_20_link" text:visited-style-name="Visited_20_Internet_20_Link">
https://t.me/lumsrc/4921</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5-28T-108:36:00</text:p>
      <text:p text:style-name="P4">
地点: Bakhmut (Latitude:48.80709 Longtitude:38.24633)</text:p>
      <text:p text:style-name="P4">
视频: []</text:p>
      <text:p text:style-name="P4">
图片: []</text:p>
      <text:p text:style-name="P4">
标签: ["Russia"]</text:p>
      <text:p text:style-name="P4">
Id: 22565839</text:p>
      <!--METADATA-->
      <text:p text:style-name="P4">
俄罗斯在莱曼的指示上炮击了卢汉斯克雷翁和托尔斯克的尼夫斯克和bilohorivka，乌克兰武装部队的武装部队的士兵说，</text:p>
      <text:p text:style-name="P4">
新闻集链接：[https://liveuamap.com/en/2023/28-may-at-yman-direction-russian-army-army-shelled-nevske----(https://liveuamap.com/en/2023/28-may-at-lyman-direction-russian-army-shelled-nevske-and)</text:p>
      <text:p text:style-name="P4">
News Source: <text:a xlink:type="simple" xlink:href="https://t.me/lumsrc/4922" text:style-name="Internet_20_link" text:visited-style-name="Visited_20_Internet_20_Link">
https://t.me/lumsrc/4922</text:a>
</text:p>
      <!--NEWS-->
      <text:h text:style-name="P10" text:outline-level="1">
<text:span text:style-name="T4">
JSU Bakhmut Directio Rusian军队炮击Vasukivka，Privilia，Orikhovo-Vasylivka，Grigorye ...</text:span>
</text:h>
      <text:p text:style-name="P4">
作者: liveuamap (Language: en)</text:p>
      <text:p text:style-name="P4">
时间: 2023-05-28T-110:36:00</text:p>
      <text:p text:style-name="P4">
地点: Donetsk Oblast (Latitude:48.39057 Longtitude:37.91622)</text:p>
      <text:p text:style-name="P4">
视频: []</text:p>
      <text:p text:style-name="P4">
图片: []</text:p>
      <text:p text:style-name="P4">
标签: ["Russia"]</text:p>
      <text:p text:style-name="P4">
Id: 22565838</text:p>
      <!--METADATA-->
      <text:p text:style-name="P4">
在巴赫穆特(Bakhmut)方向，俄罗斯军队炮击了Vasukivka，Pryvillya，Orikhovo -Vasylivka，Hryhorivka，Bohdanivka，Chasiv Yar，Chasiv Yar，Ivaniv，Ivaniv，Stupoch，Stupoch，Stupoch，Stupoch，Stupoch，Stupoch，Stupoch，Stuper，Stuper Skrie，ukraine in Morrem Report-乌克兰及其早晨的武装人员说，</text:p>
      <text:p text:style-name="P4">
新闻集链接：(https://liveuamap.com/en/2023/28-may-at-bakhmut-direction-russian-army-shelled-vasukivka)</text:p>
      <text:p text:style-name="P4">
News Source: <text:a xlink:type="simple" xlink:href="https://t.me/lumsrc/4923" text:style-name="Internet_20_link" text:visited-style-name="Visited_20_Internet_20_Link">
https://t.me/lumsrc/4923</text:a>
</text:p>
      <!--NEWS-->
      <text:h text:style-name="P10" text:outline-level="1">
<text:span text:style-name="T4">
JSC Avdiivka Directio Rusian军队炮击了Novokalinova，Avdiivka，Pervomaisko和Karlovka ...</text:span>
</text:h>
      <text:p text:style-name="P4">
作者: liveuamap (Language: en)</text:p>
      <text:p text:style-name="P4">
时间: 2023-05-28T-112:36:00</text:p>
      <text:p text:style-name="P4">
地点: Donetsk Oblast (Latitude:48.1347 Longtitude:37.75211)</text:p>
      <text:p text:style-name="P4">
视频: []</text:p>
      <text:p text:style-name="P4">
图片: []</text:p>
      <text:p text:style-name="P4">
标签: ["Russia"]</text:p>
      <text:p text:style-name="P4">
Id: 22565837</text:p>
      <!--METADATA-->
      <text:p text:style-name="P4">
在Avdiyivka方向，俄罗斯军队炮击了诺茨克地区的Novokalynove，Avdiyivka，Pervomayske和Karlivka。 俄罗斯航空在乌克兰武装部队的总参谋部在主题报告中说</text:p>
      <text:p text:style-name="P4">
新闻集链接：<text:a xlink:type="simple" xlink:href="https://liveuamap.com/en/2023/28-may-at-avdiyivka-direction-russian-army-shelled-novokalynove" text:style-name="Internet_20_link" text:visited-style-name="Visited_20_Internet_20_Link">
https://liveuamap.com/en/2023/28-may-at-avdiyivka-direction-russian-army-army-shelled-novokalynove</text:a>
</text:p>
      <text:p text:style-name="P4">
News Source: <text:a xlink:type="simple" xlink:href="https://t.me/lumsrc/4924" text:style-name="Internet_20_link" text:visited-style-name="Visited_20_Internet_20_Link">
https://t.me/lumsrc/4924</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28T-114:36:00</text:p>
      <text:p text:style-name="P4">
地点: Marinka, Donetsk Oblast (Latitude:47.96211 Longtitude:37.44587)</text:p>
      <text:p text:style-name="P4">
视频: []</text:p>
      <text:p text:style-name="P4">
图片: []</text:p>
      <text:p text:style-name="P4">
标签: ["Russia"]</text:p>
      <text:p text:style-name="P4">
Id: 22565836</text:p>
      <!--METADATA-->
      <text:p text:style-name="P4">
乌克兰武装部队的总参谋</text:p>
      <text:p text:style-name="P4">
新闻集链接：<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News Source: <text:a xlink:type="simple" xlink:href="https://t.me/lumsrc/4925" text:style-name="Internet_20_link" text:visited-style-name="Visited_20_Internet_20_Link">
https://t.me/lumsrc/4925</text:a>
</text:p>
      <!--NEWS-->
      <text:h text:style-name="P10" text:outline-level="1">
<text:span text:style-name="T4">
在Shakhtarsk指令俄罗斯军队WELD PARASKOVEVKA，Novomikhailivka，Vuhledar，11月...</text:span>
</text:h>
      <text:p text:style-name="P4">
作者: liveuamap (Language: en)</text:p>
      <text:p text:style-name="P4">
时间: 2023-05-28T-116:36:00</text:p>
      <text:p text:style-name="P4">
地点: Velyka Novosilka (Latitude:47.85729 Longtitude:37.01242)</text:p>
      <text:p text:style-name="P4">
视频: []</text:p>
      <text:p text:style-name="P4">
图片: []</text:p>
      <text:p text:style-name="P4">
标签: ["Russia"]</text:p>
      <text:p text:style-name="P4">
Id: 22565835</text:p>
      <!--METADATA-->
      <text:p text:style-name="P4">
俄罗斯在Shakhtarske指示俄罗斯军队炮击了Paraskoviyivka，Novomykhaylivka，Vuhledar，Vuhledar，Novoukrayinka，Prechystivka，Shakhtarske和Velyka Novosilka。</text:p>
      <text:p text:style-name="P4">
新闻集链接：<text:a xlink:type="simple" xlink:href="https://liveuamap.com/en/2023/28-may-at-shakhtarske-direction-russian-army-shelled-paraskoviyivka" text:style-name="Internet_20_link" text:visited-style-name="Visited_20_Internet_20_Link">
https://liveuamap.com/en/2023/28-may-at-shakhtarske-direction-russian-army-army-shelled-paraskoviyivka</text:a>
</text:p>
      <text:p text:style-name="P4">
News Source: <text:a xlink:type="simple" xlink:href="https://t.me/lumsrc/4926" text:style-name="Internet_20_link" text:visited-style-name="Visited_20_Internet_20_Link">
https://t.me/lumsrc/4926</text:a>
</text:p>
      <!--NEWS-->
      <text:h text:style-name="P10" text:outline-level="1">
<text:span text:style-name="T4">
Chernihivska Oblast（21:17）。 红色警报：空中威胁。 警笛声。 立即掩盖！</text:span>
</text:h>
      <text:p text:style-name="P4">
作者: liveuamap (Language: en)</text:p>
      <text:p text:style-name="P4">
时间: 2023-05-28T15:19:00</text:p>
      <text:p text:style-name="P4">
地点: Chernihivska Oblast (Latitude:51.33328 Longtitude:31.99879)</text:p>
      <text:p text:style-name="P4">
视频: []</text:p>
      <text:p text:style-name="P4">
图片: []</text:p>
      <text:p text:style-name="P4">
标签: ["Europe", "Central and Eastern Europe"]</text:p>
      <text:p text:style-name="P4">
Id: 22565981</text:p>
      <!--METADATA-->
      <text:p text:style-name="P4">
切尔尼希夫地区(21:17). Red Alert: aerial threat. Sirens sounding. Takecover now!</text:p>
      <text:p text:style-name="P4">
News Collection Link: <text:a xlink:type="simple" xlink:href="https://liveuamap.com/en/2023/28-may-chernihivska-oblast2117-red-alert-aerig" text:style-name="Internet_20_link" text:visited-style-name="Visited_20_Internet_20_Link">
https://liveuamap.com/en/2023/28-may-chernihivska-oblast2117-red-alert-aerig</text:a>
</text:p>
      <text:p text:style-name="P4">
News Source: <text:a xlink:type="simple" xlink:href="https://t.me/air_alert_ua/46717" text:style-name="Internet_20_link" text:visited-style-name="Visited_20_Internet_20_Link">
https://t.me/air_alert_ua/46717</text:a>
</text:p>
      <!--NEWS-->
      <text:h text:style-name="P10" text:outline-level="1">
<text:span text:style-name="T4">
Sumska Oblast（21:18）。 红色警报：空中威胁。 警笛声。 立即掩盖！</text:span>
</text:h>
      <text:p text:style-name="P4">
作者: liveuamap (Language: en)</text:p>
      <text:p text:style-name="P4">
时间: 2023-05-28T15:21:00</text:p>
      <text:p text:style-name="P4">
地点: Sumska Oblast (Latitude:51.00000000 Longtitude:34.00000000)</text:p>
      <text:p text:style-name="P4">
视频: []</text:p>
      <text:p text:style-name="P4">
图片: []</text:p>
      <text:p text:style-name="P4">
标签: ["Europe", "Central and Eastern Europe"]</text:p>
      <text:p text:style-name="P4">
Id: 22565982</text:p>
      <!--METADATA-->
      <text:p text:style-name="P4">
Sumy地区(21:18). Red Alert: aerial threat. Sirens sounding. Take covernow!</text:p>
      <text:p text:style-name="P4">
News Collection Link: <text:a xlink:type="simple" xlink:href="https://liveuamap.com/en/2023/28-may-sumska-oblast2118-red-alert-aerial-thrg" text:style-name="Internet_20_link" text:visited-style-name="Visited_20_Internet_20_Link">
https://liveuamap.com/en/2023/28-may-sumska-oblast2118-red-alert-aerial-thrg</text:a>
</text:p>
      <text:p text:style-name="P4">
News Source: <text:a xlink:type="simple" xlink:href="https://t.me/air_alert_ua/46718" text:style-name="Internet_20_link" text:visited-style-name="Visited_20_Internet_20_Link">
https://t.me/air_alert_ua/46718</text:a>
</text:p>
      <!--NEWS-->
      <text:h text:style-name="P10" text:outline-level="1">
<text:span text:style-name="T4">
Zaporizka Oblast，Donetsk Oblast（21:59）。 红色警报：空中威胁。 警笛声。 去湾...</text:span>
</text:h>
      <text:p text:style-name="P4">
作者: liveuamap (Language: en)</text:p>
      <text:p text:style-name="P4">
时间: 2023-05-28T16:00:00</text:p>
      <text:p text:style-name="P4">
地点: Zaporizka Oblast (Latitude:47.611991 Longtitude:35.764831)</text:p>
      <text:p text:style-name="P4">
视频: []</text:p>
      <text:p text:style-name="P4">
图片: []</text:p>
      <text:p text:style-name="P4">
标签: ["Europe", "Central and Eastern Europe"]</text:p>
      <text:p text:style-name="P4">
Id: 22565987</text:p>
      <!--METADATA-->
      <text:p text:style-name="P4">
Donetsk地区Zaporizhzhia地区(21:59). Red Alert: aerial threat. Sirenssounding. Take cover now!</text:p>
      <text:p text:style-name="P4">
News Collection Link: <text:a xlink:type="simple" xlink:href="https://liveuamap.com/en/2023/28-may-zaporizka-oblast-donetsk-oblast2159-reg" text:style-name="Internet_20_link" text:visited-style-name="Visited_20_Internet_20_Link">
https://liveuamap.com/en/2023/28-may-zaporizka-oblast-donetsk-oblast2159-reg</text:a>
</text:p>
      <text:p text:style-name="P4">
News Source: <text:a xlink:type="simple" xlink:href="https://t.me/air_alert_ua/46722" text:style-name="Internet_20_link" text:visited-style-name="Visited_20_Internet_20_Link">
https://t.me/air_alert_ua/46722</text:a>
</text:p>
      <!--NEWS-->
      <text:h text:style-name="P10" text:outline-level="1">
<text:span text:style-name="T4">
Dnipro，Dnipropetrovska Oblast（22:47）。 红色警报：空中威胁。 警笛声。 掩护...</text:span>
</text:h>
      <text:p text:style-name="P4">
作者: liveuamap (Language: en)</text:p>
      <text:p text:style-name="P4">
时间: 2023-05-28T16:48:00</text:p>
      <text:p text:style-name="P4">
地点: Dnipro (Latitude:48.46008 Longtitude:35.03914)</text:p>
      <text:p text:style-name="P4">
视频: []</text:p>
      <text:p text:style-name="P4">
图片: []</text:p>
      <text:p text:style-name="P4">
标签: ["Europe", "Central and Eastern Europe"]</text:p>
      <text:p text:style-name="P4">
Id: 22565989</text:p>
      <!--METADATA-->
      <text:p text:style-name="P4">
dnipro，dnipropetrovsk区域(22:47). Red Alert: aerial threat. Sirenssounding. Take cover now!</text:p>
      <text:p text:style-name="P4">
News Collection Link: <text:a xlink:type="simple" xlink:href="https://liveuamap.com/en/2023/28-may-dnipro-dnipropetrovska-oblast2247-red-g" text:style-name="Internet_20_link" text:visited-style-name="Visited_20_Internet_20_Link">
https://liveuamap.com/en/2023/28-may-dnipro-dnipropetrovska-oblast2247-red-g</text:a>
</text:p>
      <text:p text:style-name="P4">
News Source: <text:a xlink:type="simple" xlink:href="https://t.me/suspilnednipro/16018" text:style-name="Internet_20_link" text:visited-style-name="Visited_20_Internet_20_Link">
https://t.me/suspilnednipro/16018</text:a>
</text:p>
      <!--NEWS-->
      <text:h text:style-name="P10" text:outline-level="1">
<text:span text:style-name="T4">
Chernihivska Oblast（23:06）。 红色警报：空中威胁。 警笛声。 立即掩盖！</text:span>
</text:h>
      <text:p text:style-name="P4">
作者: liveuamap (Language: en)</text:p>
      <text:p text:style-name="P4">
时间: 2023-05-28T17:07:00</text:p>
      <text:p text:style-name="P4">
地点: Chernihivska Oblast (Latitude:51.33427 Longtitude:31.99997)</text:p>
      <text:p text:style-name="P4">
视频: []</text:p>
      <text:p text:style-name="P4">
图片: []</text:p>
      <text:p text:style-name="P4">
标签: ["Europe", "Central and Eastern Europe"]</text:p>
      <text:p text:style-name="P4">
Id: 22565990</text:p>
      <!--METADATA-->
      <text:p text:style-name="P4">
切尔尼希夫地区(23:06). Red Alert: aerial threat. Sirens sounding. Takecover now!</text:p>
      <text:p text:style-name="P4">
News Collection Link: <text:a xlink:type="simple" xlink:href="https://liveuamap.com/en/2023/28-may-chernihivska-oblast2306-red-alert-aerig" text:style-name="Internet_20_link" text:visited-style-name="Visited_20_Internet_20_Link">
https://liveuamap.com/en/2023/28-may-chernihivska-oblast2306-red-alert-aerig</text:a>
</text:p>
      <text:p text:style-name="P4">
News Source: <text:a xlink:type="simple" xlink:href="https://t.me/suspilnechernihiv/19002" text:style-name="Internet_20_link" text:visited-style-name="Visited_20_Internet_20_Link">
https://t.me/suspilnechernihiv/19002</text:a>
</text:p>
      <!--NEWS-->
      <text:h text:style-name="P10" text:outline-level="1">
<text:span text:style-name="T4">
Kherson，Khersonska Oblast（23:09）。 红色警报：空中威胁。 警笛声。 立即掩盖！</text:span>
</text:h>
      <text:p text:style-name="P4">
作者: liveuamap (Language: en)</text:p>
      <text:p text:style-name="P4">
时间: 2023-05-28T17:10:00</text:p>
      <text:p text:style-name="P4">
地点: Kherson (Latitude:46.65672 Longtitude:32.61711)</text:p>
      <text:p text:style-name="P4">
视频: []</text:p>
      <text:p text:style-name="P4">
图片: []</text:p>
      <text:p text:style-name="P4">
标签: ["Europe", "Central and Eastern Europe"]</text:p>
      <text:p text:style-name="P4">
Id: 22565991</text:p>
      <!--METADATA-->
      <text:p text:style-name="P4">
赫尔森，赫森地区(23:09). Red Alert: aerial threat. Sirens sounding.Take cover now!</text:p>
      <text:p text:style-name="P4">
News Collection Link: <text:a xlink:type="simple" xlink:href="https://liveuamap.com/en/2023/28-may-kherson-khersonska-oblast2309-red-alerg" text:style-name="Internet_20_link" text:visited-style-name="Visited_20_Internet_20_Link">
https://liveuamap.com/en/2023/28-may-kherson-khersonska-oblast2309-red-alerg</text:a>
</text:p>
      <text:p text:style-name="P4">
News Source: <text:a xlink:type="simple" xlink:href="https://t.me/air_alert_ua/46727" text:style-name="Internet_20_link" text:visited-style-name="Visited_20_Internet_20_Link">
https://t.me/air_alert_ua/46727</text:a>
</text:p>
      <!--NEWS-->
      <text:h text:style-name="P10" text:outline-level="1">
<text:span text:style-name="T4">
Mykolaiv，Mykolayivska Oblast（23:17）。 红色警报：空中威胁。 警笛声。 立即掩盖！</text:span>
</text:h>
      <text:p text:style-name="P4">
作者: liveuamap (Language: en)</text:p>
      <text:p text:style-name="P4">
时间: 2023-05-28T17:17:00</text:p>
      <text:p text:style-name="P4">
地点: Mykolaiv (Latitude:46.94866 Longtitude:32.00639)</text:p>
      <text:p text:style-name="P4">
视频: []</text:p>
      <text:p text:style-name="P4">
图片: []</text:p>
      <text:p text:style-name="P4">
标签: ["Europe", "Central and Eastern Europe"]</text:p>
      <text:p text:style-name="P4">
Id: 22565992</text:p>
      <!--METADATA-->
      <text:p text:style-name="P4">
Nikolaev，Mykolaiv地区(23:17). Red Alert: aerial threat. Sirenssounding. Take cover now!</text:p>
      <text:p text:style-name="P4">
News Collection Link: <text:a xlink:type="simple" xlink:href="https://liveuamap.com/en/2023/28-may-mykolaiv-mykolayivska-oblast2317-red-ag" text:style-name="Internet_20_link" text:visited-style-name="Visited_20_Internet_20_Link">
https://liveuamap.com/en/2023/28-may-mykolaiv-mykolayivska-oblast2317-red-ag</text:a>
</text:p>
      <text:p text:style-name="P4">
News Source: <text:a xlink:type="simple" xlink:href="https://t.me/suspilnemykolaiv/25998" text:style-name="Internet_20_link" text:visited-style-name="Visited_20_Internet_20_Link">
https://t.me/suspilnemykolaiv/25998</text:a>
</text:p>
      <!--NEWS-->
      <text:h text:style-name="P10" text:outline-level="1">
<text:span text:style-name="T4">
Kirovohradska Oblast（23:28）。 红色警报：空中威胁。 警笛声。 立即掩盖！</text:span>
</text:h>
      <text:p text:style-name="P4">
作者: liveuamap (Language: en)</text:p>
      <text:p text:style-name="P4">
时间: 2023-05-28T17:30:00</text:p>
      <text:p text:style-name="P4">
地点: Kirovohradska Oblast (Latitude:48.50000000 Longtitude:32.00000000)</text:p>
      <text:p text:style-name="P4">
视频: []</text:p>
      <text:p text:style-name="P4">
图片: []</text:p>
      <text:p text:style-name="P4">
标签: ["Europe", "Central and Eastern Europe"]</text:p>
      <text:p text:style-name="P4">
Id: 22565993</text:p>
      <!--METADATA-->
      <text:p text:style-name="P4">
Kirovohrad地区(23:28). Red Alert: aerial threat. Sirens sounding. Takecover now!</text:p>
      <text:p text:style-name="P4">
News Collection Link: <text:a xlink:type="simple" xlink:href="https://liveuamap.com/en/2023/28-may-kirovohradska-oblast2328-red-alert-aerg" text:style-name="Internet_20_link" text:visited-style-name="Visited_20_Internet_20_Link">
https://liveuamap.com/en/2023/28-may-kirovohradska-oblast2328-red-alert-aerg</text:a>
</text:p>
      <text:p text:style-name="P4">
News Source: <text:a xlink:type="simple" xlink:href="https://t.me/air_alert_ua/46729" text:style-name="Internet_20_link" text:visited-style-name="Visited_20_Internet_20_Link">
https://t.me/air_alert_ua/46729</text:a>
</text:p>
      <!--NEWS-->
      <text:h text:style-name="P10" text:outline-level="1">
<text:span text:style-name="T4">
基辅，基夫·oblast（23:31）。 红色警报：空中威胁。 警笛声。 立即掩盖！</text:span>
</text:h>
      <text:p text:style-name="P4">
作者: liveuamap (Language: en)</text:p>
      <text:p text:style-name="P4">
时间: 2023-05-28T17:32:00</text:p>
      <text:p text:style-name="P4">
地点: Kyiv (Latitude:50.44411 Longtitude:30.5304)</text:p>
      <text:p text:style-name="P4">
视频: []</text:p>
      <text:p text:style-name="P4">
图片: []</text:p>
      <text:p text:style-name="P4">
标签: ["Europe", "Central and Eastern Europe"]</text:p>
      <text:p text:style-name="P4">
Id: 22565994</text:p>
      <!--METADATA-->
      <text:p text:style-name="P4">
基辅基辅地区(23:31). Red Alert: aerial threat. Sirens sounding. Takecover now!</text:p>
      <text:p text:style-name="P4">
News Collection Link: <text:a xlink:type="simple" xlink:href="https://liveuamap.com/en/2023/28-may-kyiv-kyiv-oblast2331-red-alert-aerial-g" text:style-name="Internet_20_link" text:visited-style-name="Visited_20_Internet_20_Link">
https://liveuamap.com/en/2023/28-may-kyiv-kyiv-oblast2331-red-alert-aerial-g</text:a>
</text:p>
      <text:p text:style-name="P4">
News Source: <text:a xlink:type="simple" xlink:href="https://t.me/air_alert_ua/46730" text:style-name="Internet_20_link" text:visited-style-name="Visited_20_Internet_20_Link">
https://t.me/air_alert_ua/46730</text:a>
</text:p>
      <!--NEWS-->
      <text:h text:style-name="P10" text:outline-level="1">
<text:span text:style-name="T4">
Sumska Oblast（23:35）。 红色警报：空中威胁。 警笛声。 立即掩盖！</text:span>
</text:h>
      <text:p text:style-name="P4">
作者: liveuamap (Language: en)</text:p>
      <text:p text:style-name="P4">
时间: 2023-05-28T17:36:00</text:p>
      <text:p text:style-name="P4">
地点: Sumska Oblast (Latitude:51.00002 Longtitude:33.99948)</text:p>
      <text:p text:style-name="P4">
视频: []</text:p>
      <text:p text:style-name="P4">
图片: []</text:p>
      <text:p text:style-name="P4">
标签: ["Europe", "Central and Eastern Europe"]</text:p>
      <text:p text:style-name="P4">
Id: 22565995</text:p>
      <!--METADATA-->
      <text:p text:style-name="P4">
Sumy地区(23:35). Red Alert: aerial threat. Sirens sounding. Take covernow!</text:p>
      <text:p text:style-name="P4">
News Collection Link: <text:a xlink:type="simple" xlink:href="https://liveuamap.com/en/2023/28-may-sumska-oblast2335-red-alert-aerial-thrg" text:style-name="Internet_20_link" text:visited-style-name="Visited_20_Internet_20_Link">
https://liveuamap.com/en/2023/28-may-sumska-oblast2335-red-alert-aerial-thrg</text:a>
</text:p>
      <text:p text:style-name="P4">
News Source: <text:a xlink:type="simple" xlink:href="https://t.me/air_alert_ua/46731" text:style-name="Internet_20_link" text:visited-style-name="Visited_20_Internet_20_Link">
https://t.me/air_alert_ua/46731</text:a>
</text:p>
      <!--NEWS-->
      <text:h text:style-name="P10" text:outline-level="1">
<text:span text:style-name="T4">
Cherkaska Oblast，Poltavska Oblast（23:45）。 红色警报：空中威胁。 警笛声。 带有CO ...</text:span>
</text:h>
      <text:p text:style-name="P4">
作者: liveuamap (Language: en)</text:p>
      <text:p text:style-name="P4">
时间: 2023-05-28T17:45:00</text:p>
      <text:p text:style-name="P4">
地点: Cherkaska Oblast (Latitude:49.25000000 Longtitude:31.33333000)</text:p>
      <text:p text:style-name="P4">
视频: []</text:p>
      <text:p text:style-name="P4">
图片: []</text:p>
      <text:p text:style-name="P4">
标签: ["Europe", "Central and Eastern Europe"]</text:p>
      <text:p text:style-name="P4">
Id: 22565996</text:p>
      <!--METADATA-->
      <text:p text:style-name="P4">
poltava地区Cherkasy地区(23:45). Red Alert: aerial threat. Sirenssounding. Take cover now!</text:p>
      <text:p text:style-name="P4">
News Collection Link: <text:a xlink:type="simple" xlink:href="https://liveuamap.com/en/2023/28-may-cherkaska-oblast-poltavska-oblast2345-g" text:style-name="Internet_20_link" text:visited-style-name="Visited_20_Internet_20_Link">
https://liveuamap.com/en/2023/28-may-cherkaska-oblast-poltavska-oblast2345-g</text:a>
</text:p>
      <text:p text:style-name="P4">
News Source: <text:a xlink:type="simple" xlink:href="https://t.me/air_alert_ua/46734" text:style-name="Internet_20_link" text:visited-style-name="Visited_20_Internet_20_Link">
https://t.me/air_alert_ua/46734</text:a>
</text:p>
      <!--NEWS-->
      <text:h text:style-name="P10" text:outline-level="1">
<text:span text:style-name="T4">
Zhytomyr，Zhytomyrska Oblast（23:57）。 红色警报：空中威胁。 警笛声。 立即掩盖！</text:span>
</text:h>
      <text:p text:style-name="P4">
作者: liveuamap (Language: en)</text:p>
      <text:p text:style-name="P4">
时间: 2023-05-28T17:58:00</text:p>
      <text:p text:style-name="P4">
地点: Zhytomyr (Latitude:50.26366 Longtitude:28.67774)</text:p>
      <text:p text:style-name="P4">
视频: []</text:p>
      <text:p text:style-name="P4">
图片: []</text:p>
      <text:p text:style-name="P4">
标签: ["Europe", "Central and Eastern Europe"]</text:p>
      <text:p text:style-name="P4">
Id: 22565997</text:p>
      <!--METADATA-->
      <text:p text:style-name="P4">
Zhytomyr，Zhytomyr区域(23:57). Red Alert: aerial threat. Sirenssounding. Take cover now!</text:p>
      <text:p text:style-name="P4">
News Collection Link: <text:a xlink:type="simple" xlink:href="https://liveuamap.com/en/2023/28-may-zhytomyr-zhytomyrska-oblast2357-red-alg" text:style-name="Internet_20_link" text:visited-style-name="Visited_20_Internet_20_Link">
https://liveuamap.com/en/2023/28-may-zhytomyr-zhytomyrska-oblast2357-red-alg</text:a>
</text:p>
      <text:p text:style-name="P4">
News Source: <text:a xlink:type="simple" xlink:href="https://t.me/air_alert_ua/46735" text:style-name="Internet_20_link" text:visited-style-name="Visited_20_Internet_20_Link">
https://t.me/air_alert_ua/46735</text:a>
</text:p>
      <!--NEWS-->
      <text:h text:style-name="P10" text:outline-level="1">
<text:span text:style-name="T4">
Kharkiv，Kharkivska Oblast（00:17）。 红色警报：空中威胁。 警笛声。 立即掩盖！</text:span>
</text:h>
      <text:p text:style-name="P4">
作者: liveuamap (Language: en)</text:p>
      <text:p text:style-name="P4">
时间: 2023-05-28T18:18:00</text:p>
      <text:p text:style-name="P4">
地点: Kharkiv (Latitude:49.98112 Longtitude:36.25301)</text:p>
      <text:p text:style-name="P4">
视频: []</text:p>
      <text:p text:style-name="P4">
图片: []</text:p>
      <text:p text:style-name="P4">
标签: ["Europe", "Central and Eastern Europe"]</text:p>
      <text:p text:style-name="P4">
Id: 22565998</text:p>
      <!--METADATA-->
      <text:p text:style-name="P4">
哈尔基夫(Kharkiv)，哈尔基夫地区(00:17). Red Alert: aerial threat. Sirens sounding.Take cover now!</text:p>
      <text:p text:style-name="P4">
News Collection Link: <text:a xlink:type="simple" xlink:href="https://liveuamap.com/en/2023/28-may-kharkiv-kharkivska-oblast0017-red-alerg" text:style-name="Internet_20_link" text:visited-style-name="Visited_20_Internet_20_Link">
https://liveuamap.com/en/2023/28-may-kharkiv-kharkivska-oblast0017-red-alerg</text:a>
</text:p>
      <text:p text:style-name="P4">
News Source: <text:a xlink:type="simple" xlink:href="https://t.me/air_alert_ua/46736" text:style-name="Internet_20_link" text:visited-style-name="Visited_20_Internet_20_Link">
https://t.me/air_alert_ua/46736</text:a>
</text:p>
      <!--NEWS-->
      <text:h text:style-name="P10" text:outline-level="1">
<text:span text:style-name="T4">
Dnipro，Dnipropetrovska Oblast（00:18）。 红色警报：空中威胁。 警笛声。 掩护...</text:span>
</text:h>
      <text:p text:style-name="P4">
作者: liveuamap (Language: en)</text:p>
      <text:p text:style-name="P4">
时间: 2023-05-28T18:20:00</text:p>
      <text:p text:style-name="P4">
地点: Dnipro (Latitude:48.45999 Longtitude:35.03828)</text:p>
      <text:p text:style-name="P4">
视频: []</text:p>
      <text:p text:style-name="P4">
图片: []</text:p>
      <text:p text:style-name="P4">
标签: ["Europe", "Central and Eastern Europe"]</text:p>
      <text:p text:style-name="P4">
Id: 22565999</text:p>
      <!--METADATA-->
      <text:p text:style-name="P4">
dnipro，dnipropetrovsk区域(00:18). Red Alert: aerial threat. Sirenssounding. Take cover now!</text:p>
      <text:p text:style-name="P4">
News Collection Link: <text:a xlink:type="simple" xlink:href="https://liveuamap.com/en/2023/28-may-dnipro-dnipropetrovska-oblast0018-red-g" text:style-name="Internet_20_link" text:visited-style-name="Visited_20_Internet_20_Link">
https://liveuamap.com/en/2023/28-may-dnipro-dnipropetrovska-oblast0018-red-g</text:a>
</text:p>
      <text:p text:style-name="P4">
News Source: <text:a xlink:type="simple" xlink:href="https://t.me/air_alert_ua/46737" text:style-name="Internet_20_link" text:visited-style-name="Visited_20_Internet_20_Link">
https://t.me/air_alert_ua/46737</text:a>
</text:p>
      <!--NEWS-->
      <text:h text:style-name="P10" text:outline-level="1">
<text:span text:style-name="T4">
Zaporizka Oblast（00:20）。 红色警报：空中威胁。 警笛声。 立即掩盖！</text:span>
</text:h>
      <text:p text:style-name="P4">
作者: liveuamap (Language: en)</text:p>
      <text:p text:style-name="P4">
时间: 2023-05-28T18:21:00</text:p>
      <text:p text:style-name="P4">
地点: Zaporizka Oblast (Latitude:47.611231 Longtitude:35.764951)</text:p>
      <text:p text:style-name="P4">
视频: []</text:p>
      <text:p text:style-name="P4">
图片: []</text:p>
      <text:p text:style-name="P4">
标签: ["Europe", "Central and Eastern Europe"]</text:p>
      <text:p text:style-name="P4">
Id: 22566000</text:p>
      <!--METADATA-->
      <text:p text:style-name="P4">
Zaporizhzhia地区(00:20). Red Alert: aerial threat. Sirens sounding. Take covernow!</text:p>
      <text:p text:style-name="P4">
News Collection Link: <text:a xlink:type="simple" xlink:href="https://liveuamap.com/en/2023/28-may-zaporizka-oblast0020-red-alert-aerial-g" text:style-name="Internet_20_link" text:visited-style-name="Visited_20_Internet_20_Link">
https://liveuamap.com/en/2023/28-may-zaporizka-oblast0020-red-alert-aerial-g</text:a>
</text:p>
      <text:p text:style-name="P4">
News Source: <text:a xlink:type="simple" xlink:href="https://t.me/suspilnezaporizhzhya/13146" text:style-name="Internet_20_link" text:visited-style-name="Visited_20_Internet_20_Link">
https://t.me/suspilnezaporizhzhya/13146</text:a>
</text:p>
      <!--NEWS-->
      <text:h text:style-name="P10" text:outline-level="1">
<text:span text:style-name="T4">
Odeska Oblast（00:20）。 红色警报：空中威胁。 警笛声。 立即掩盖！</text:span>
</text:h>
      <text:p text:style-name="P4">
作者: liveuamap (Language: en)</text:p>
      <text:p text:style-name="P4">
时间: 2023-05-28T18:22:00</text:p>
      <text:p text:style-name="P4">
地点: Odeska Oblast (Latitude:46.75000000 Longtitude:30.25000000)</text:p>
      <text:p text:style-name="P4">
视频: []</text:p>
      <text:p text:style-name="P4">
图片: []</text:p>
      <text:p text:style-name="P4">
标签: ["Europe", "Central and Eastern Europe"]</text:p>
      <text:p text:style-name="P4">
Id: 22566001</text:p>
      <!--METADATA-->
      <text:p text:style-name="P4">
ODESA地区(00:20). Red Alert: aerial threat. Sirens sounding. Take covernow!</text:p>
      <text:p text:style-name="P4">
News Collection Link: <text:a xlink:type="simple" xlink:href="https://liveuamap.com/en/2023/28-may-odeska-oblast0020-red-alert-aerial-thrg" text:style-name="Internet_20_link" text:visited-style-name="Visited_20_Internet_20_Link">
https://liveuamap.com/en/2023/28-may-odeska-oblast0020-red-alert-aerial-thrg</text:a>
</text:p>
      <text:p text:style-name="P4">
News Source: <text:a xlink:type="simple" xlink:href="https://t.me/suspilneodesa/23590" text:style-name="Internet_20_link" text:visited-style-name="Visited_20_Internet_20_Link">
https://t.me/suspilneodesa/23590</text:a>
</text:p>
      <!--NEWS-->
      <text:h text:style-name="P10" text:outline-level="1">
<text:span text:style-name="T4">
Vinnytska Oblast（00:33）。 红色警报：空中威胁。 警笛声。 立即掩盖！</text:span>
</text:h>
      <text:p text:style-name="P4">
作者: liveuamap (Language: en)</text:p>
      <text:p text:style-name="P4">
时间: 2023-05-28T18:33:00</text:p>
      <text:p text:style-name="P4">
地点: Vinnytska Oblast (Latitude:48.91667000 Longtitude:28.66667000)</text:p>
      <text:p text:style-name="P4">
视频: []</text:p>
      <text:p text:style-name="P4">
图片: []</text:p>
      <text:p text:style-name="P4">
标签: ["Europe", "Central and Eastern Europe"]</text:p>
      <text:p text:style-name="P4">
Id: 22566002</text:p>
      <!--METADATA-->
      <text:p text:style-name="P4">
Vinnytsia地区(00:33). Red Alert: aerial threat. Sirens sounding. Take covernow!</text:p>
      <text:p text:style-name="P4">
News Collection Link: <text:a xlink:type="simple" xlink:href="https://liveuamap.com/en/2023/28-may-vinnytska-oblast0033-red-alert-aerial-g" text:style-name="Internet_20_link" text:visited-style-name="Visited_20_Internet_20_Link">
https://liveuamap.com/en/2023/28-may-vinnytska-oblast0033-red-alert-aerial-g</text:a>
</text:p>
      <text:p text:style-name="P4">
News Source: <text:a xlink:type="simple" xlink:href="https://t.me/air_alert_ua/46740" text:style-name="Internet_20_link" text:visited-style-name="Visited_20_Internet_20_Link">
https://t.me/air_alert_ua/46740</text:a>
</text:p>
      <!--NEWS-->
      <text:h text:style-name="P10" text:outline-level="1">
<text:span text:style-name="T4">
Khmelnytska Oblast（00:36）。 红色警报：空中威胁。 警笛声。 立即掩盖！</text:span>
</text:h>
      <text:p text:style-name="P4">
作者: liveuamap (Language: en)</text:p>
      <text:p text:style-name="P4">
时间: 2023-05-28T18:38:00</text:p>
      <text:p text:style-name="P4">
地点: Khmelnytska Oblast (Latitude:49.50000000 Longtitude:27.00000000)</text:p>
      <text:p text:style-name="P4">
视频: []</text:p>
      <text:p text:style-name="P4">
图片: []</text:p>
      <text:p text:style-name="P4">
标签: ["Europe", "Central and Eastern Europe"]</text:p>
      <text:p text:style-name="P4">
Id: 22566003</text:p>
      <!--METADATA-->
      <text:p text:style-name="P4">
Khmelniki地区(00:36). Red Alert: aerial threat. Sirens sounding. Takecover now!</text:p>
      <text:p text:style-name="P4">
News Collection Link: <text:a xlink:type="simple" xlink:href="https://liveuamap.com/en/2023/28-may-khmelnytska-oblast0036-red-alert-aeriag" text:style-name="Internet_20_link" text:visited-style-name="Visited_20_Internet_20_Link">
https://liveuamap.com/en/2023/28-may-khmelnytska-oblast0036-red-alert-aeriag</text:a>
</text:p>
      <text:p text:style-name="P4">
News Source: <text:a xlink:type="simple" xlink:href="https://t.me/air_alert_ua/46741" text:style-name="Internet_20_link" text:visited-style-name="Visited_20_Internet_20_Link">
https://t.me/air_alert_ua/46741</text:a>
</text:p>
      <!--NEWS-->
      <text:h text:style-name="P10" text:outline-level="1">
<text:span text:style-name="T4">
Chernivetska Oblast，Rivne，Rivnenska Oblast（00:38）。 红色警报：空中威胁。 警笛声...</text:span>
</text:h>
      <text:p text:style-name="P4">
作者: liveuamap (Language: en)</text:p>
      <text:p text:style-name="P4">
时间: 2023-05-28T18:40:00</text:p>
      <text:p text:style-name="P4">
地点: Chernivetska Oblast (Latitude:48.24923 Longtitude:25.99949)</text:p>
      <text:p text:style-name="P4">
视频: []</text:p>
      <text:p text:style-name="P4">
图片: []</text:p>
      <text:p text:style-name="P4">
标签: ["Europe", "Central and Eastern Europe"]</text:p>
      <text:p text:style-name="P4">
Id: 22566004</text:p>
      <!--METADATA-->
      <text:p text:style-name="P4">
切尔尼夫斯地区，里凡尼地区(00:38). Red Alert: aerial threat.Sirens sounding. Take cover now!</text:p>
      <text:p text:style-name="P4">
News Collection Link: <text:a xlink:type="simple" xlink:href="https://liveuamap.com/en/2023/28-may-chernivetska-oblast-rivne-rivnenska-obg" text:style-name="Internet_20_link" text:visited-style-name="Visited_20_Internet_20_Link">
https://liveuamap.com/en/2023/28-may-chernivetska-oblast-rivne-rivnenska-obg</text:a>
</text:p>
      <text:p text:style-name="P4">
News Source: <text:a xlink:type="simple" xlink:href="https://t.me/air_alert_ua/46743" text:style-name="Internet_20_link" text:visited-style-name="Visited_20_Internet_20_Link">
https://t.me/air_alert_ua/46743</text:a>
</text:p>
      <!--NEWS-->
      <text:h text:style-name="P10" text:outline-level="1">
<text:span text:style-name="T4">
特诺皮尔地区，特尔诺皮尔地区，沃诺·弗兰基夫斯克（Ivano-Frankivsk</text:span>
</text:h>
      <text:p text:style-name="P4">
作者: liveuamap (Language: en)</text:p>
      <text:p text:style-name="P4">
时间: 2023-05-28T19:37:00</text:p>
      <text:p text:style-name="P4">
地点: Ternopil (Latitude:49.55342000 Longtitude:25.58918000)</text:p>
      <text:p text:style-name="P4">
视频: []</text:p>
      <text:p text:style-name="P4">
图片: []</text:p>
      <text:p text:style-name="P4">
标签: ["Europe", "Central and Eastern Europe"]</text:p>
      <text:p text:style-name="P4">
Id: 22566005</text:p>
      <!--METADATA-->
      <text:p text:style-name="P4">
特诺皮尔地区，特尔诺比尔地区，沃诺·弗兰基夫斯克(Ivano-Frankivsk)，伊万诺 - 弗兰基夫斯克地区(01:34). Red Alert: aerial threat. Sirens sounding. Takecover now!</text:p>
      <text:p text:style-name="P4">
News Collection Link: <text:a xlink:type="simple" xlink:href="https://liveuamap.com/en/2023/28-may-ternopil-ternopilska-oblast-volynska-og" text:style-name="Internet_20_link" text:visited-style-name="Visited_20_Internet_20_Link">
https://liveuamap.com/en/2023/28-may-ternopil-ternopilska-oblast-volynska-og</text:a>
</text:p>
      <text:p text:style-name="P4">
News Source: <text:a xlink:type="simple" xlink:href="https://t.me/air_alert_ua/46746" text:style-name="Internet_20_link" text:visited-style-name="Visited_20_Internet_20_Link">
https://t.me/air_alert_ua/46746</text:a>
</text:p>
      <!--NEWS-->
      <text:h text:style-name="P10" text:outline-level="1">
<text:span text:style-name="T4">
LVIV，LVIVSKA OBLAST（01:45）。 红色警报：空中威胁。 警笛声。 立即掩盖！</text:span>
</text:h>
      <text:p text:style-name="P4">
作者: liveuamap (Language: en)</text:p>
      <text:p text:style-name="P4">
时间: 2023-05-28T19:47:00</text:p>
      <text:p text:style-name="P4">
地点: Lviv (Latitude:49.83826000 Longtitude:24.02324000)</text:p>
      <text:p text:style-name="P4">
视频: []</text:p>
      <text:p text:style-name="P4">
图片: []</text:p>
      <text:p text:style-name="P4">
标签: ["Europe", "Central and Eastern Europe"]</text:p>
      <text:p text:style-name="P4">
Id: 22566006</text:p>
      <!--METADATA-->
      <text:p text:style-name="P4">
利沃夫地区利维夫地区(01:45). Red Alert: aerial threat. Sirens sounding. Takecover now!</text:p>
      <text:p text:style-name="P4">
News Collection Link: <text:a xlink:type="simple" xlink:href="https://liveuamap.com/en/2023/28-may-lviv-lvivska-oblast0145-red-alert-aerig" text:style-name="Internet_20_link" text:visited-style-name="Visited_20_Internet_20_Link">
https://liveuamap.com/en/2023/28-may-lviv-lvivska-oblast0145-red-alert-aerig</text:a>
</text:p>
      <text:p text:style-name="P4">
News Source: <text:a xlink:type="simple" xlink:href="https://t.me/air_alert_ua/46747" text:style-name="Internet_20_link" text:visited-style-name="Visited_20_Internet_20_Link">
https://t.me/air_alert_ua/46747</text:a>
</text:p>
      <!--NEWS-->
      <text:h text:style-name="P10" text:outline-level="1">
<text:span text:style-name="T4">
Zakarpattia Oblast（01:47）。 红色警报：空中威胁。 警笛声。 立即掩盖！</text:span>
</text:h>
      <text:p text:style-name="P4">
作者: liveuamap (Language: en)</text:p>
      <text:p text:style-name="P4">
时间: 2023-05-28T19:50:00</text:p>
      <text:p text:style-name="P4">
地点: Zakarpattia Oblast (Latitude:48.33333000 Longtitude:23.00000000)</text:p>
      <text:p text:style-name="P4">
视频: []</text:p>
      <text:p text:style-name="P4">
图片: []</text:p>
      <text:p text:style-name="P4">
标签: ["Europe", "Central and Eastern Europe"]</text:p>
      <text:p text:style-name="P4">
Id: 22566007</text:p>
      <!--METADATA-->
      <text:p text:style-name="P4">
跨速度地区(01:47). Red Alert: aerial threat. Sirens sounding. Takecover now!</text:p>
      <text:p text:style-name="P4">
News Collection Link: <text:a xlink:type="simple" xlink:href="https://liveuamap.com/en/2023/28-may-zakarpattia-oblast0147-red-alert-aeriag" text:style-name="Internet_20_link" text:visited-style-name="Visited_20_Internet_20_Link">
https://liveuamap.com/en/2023/28-may-zakarpattia-oblast0147-red-alert-aeriag</text:a>
</text:p>
      <text:p text:style-name="P4">
News Source: <text:a xlink:type="simple" xlink:href="https://t.me/air_alert_ua/46748" text:style-name="Internet_20_link" text:visited-style-name="Visited_20_Internet_20_Link">
https://t.me/air_alert_ua/46748</text:a>
</text:p>
      <!--NEWS-->
      <text:h text:style-name="P10" text:outline-level="1">
<text:span text:style-name="T4">
防空在ODESA活跃</text:span>
</text:h>
      <text:p text:style-name="P4">
作者: liveuamap (Language: en)</text:p>
      <text:p text:style-name="P4">
时间: 2023-05-28T19:53:38</text:p>
      <text:p text:style-name="P4">
地点: Odesa (Latitude:46.4926 Longtitude:30.74404)</text:p>
      <text:p text:style-name="P4">
视频: []</text:p>
      <text:p text:style-name="P4">
图片: []</text:p>
      <text:p text:style-name="P4">
标签: ["Europe", "Central and Eastern Europe"]</text:p>
      <text:p text:style-name="P4">
Id: 22566008</text:p>
      <!--METADATA-->
      <text:p text:style-name="P4">
防空在ODESA活跃</text:p>
      <text:p text:style-name="P4">
新闻集链接：<text:a xlink:type="simple" xlink:href="https://liveuamap.com/en/2023/29-may-air-defense-was-active-in-odesa-" text:style-name="Internet_20_link" text:visited-style-name="Visited_20_Internet_20_Link">
https://liveuamap.com/en/2023/29-may-air-defense-was-act--active-in-odesa-</text:a>
</text:p>
      <text:p text:style-name="P4">
News Source: <text:a xlink:type="simple" xlink:href="https://t.me/our_odessa/47781" text:style-name="Internet_20_link" text:visited-style-name="Visited_20_Internet_20_Link">
https://t.me/our_odessa/47781</text:a>
</text:p>
      <!--NEWS-->
      <text:h text:style-name="P10" text:outline-level="1">
<text:span text:style-name="T4">
防空活跃于波尔塔瓦和克罗普尼特地区</text:span>
</text:h>
      <text:p text:style-name="P4">
作者: liveuamap (Language: en)</text:p>
      <text:p text:style-name="P4">
时间: 2023-05-28T19:55:58</text:p>
      <text:p text:style-name="P4">
地点: Kropivnytsky (Latitude:48.62746 Longtitude:32.1048)</text:p>
      <text:p text:style-name="P4">
视频: []</text:p>
      <text:p text:style-name="P4">
图片: []</text:p>
      <text:p text:style-name="P4">
标签: ["Europe", "Central and Eastern Europe"]</text:p>
      <text:p text:style-name="P4">
Id: 22566009</text:p>
      <!--METADATA-->
      <text:p text:style-name="P4">
防空活跃于波尔塔瓦和克罗普尼特地区</text:p>
      <text:p text:style-name="P4">
新闻集链接：<text:a xlink:type="simple" xlink:href="https://liveuamap.com/en/2023/29-may-air-defense-was-active-in-poltava-and-kropivnytsky" text:style-name="Internet_20_link" text:visited-style-name="Visited_20_Internet_20_Link">
https://liveuamap.com/en/2023/29-may-air-defense-was-active-in-poltava-and-poltava-and-kropivnytsky</text:a>
</text:p>
      <text:p text:style-name="P4">
News Source: <text:a xlink:type="simple" xlink:href="https://t.me/lachentyt/29825" text:style-name="Internet_20_link" text:visited-style-name="Visited_20_Internet_20_Link">
https://t.me/lachentyt/29825</text:a>
</text:p>
      <!--NEWS-->
      <text:h text:style-name="P10" text:outline-level="1">
<text:span text:style-name="T4">
Khmelnitsky地区报道的爆炸</text:span>
</text:h>
      <text:p text:style-name="P4">
作者: liveuamap (Language: en)</text:p>
      <text:p text:style-name="P4">
时间: 2023-05-28T20:03:22</text:p>
      <text:p text:style-name="P4">
地点: Khmelnitsky (Latitude:49.43911 Longtitude:26.96526)</text:p>
      <text:p text:style-name="P4">
视频: []</text:p>
      <text:p text:style-name="P4">
图片: []</text:p>
      <text:p text:style-name="P4">
标签: ["Europe", "Central and Eastern Europe"]</text:p>
      <text:p text:style-name="P4">
Id: 22566010</text:p>
      <!--METADATA-->
      <text:p text:style-name="P4">
Khmelnitsky地区报道的爆炸</text:p>
      <text:p text:style-name="P4">
新闻集链接：<text:a xlink:type="simple" xlink:href="https://liveuamap.com/en/2023/29-may-explosions-reported-in-khmelnitsky-region-" text:style-name="Internet_20_link" text:visited-style-name="Visited_20_Internet_20_Link">
https://liveuamap.com/en/2023/29-may-explosions-reported-in-khmelnitsky-rigion-</text:a>
</text:p>
      <text:p text:style-name="P4">
News Source: <text:a xlink:type="simple" xlink:href="https://t.me/lachentyt/29826" text:style-name="Internet_20_link" text:visited-style-name="Visited_20_Internet_20_Link">
https://t.me/lachentyt/29826</text:a>
</text:p>
      <!--NEWS-->
      <text:h text:style-name="P10" text:outline-level="1">
<text:span text:style-name="T4">
基辅地区爆炸是可听见的</text:span>
</text:h>
      <text:p text:style-name="P4">
作者: liveuamap (Language: en)</text:p>
      <text:p text:style-name="P4">
时间: 2023-05-28T20:18:46</text:p>
      <text:p text:style-name="P4">
地点: Kyiv (Latitude:50.14433 Longtitude:30.80017)</text:p>
      <text:p text:style-name="P4">
视频: []</text:p>
      <text:p text:style-name="P4">
图片: []</text:p>
      <text:p text:style-name="P4">
标签: []</text:p>
      <text:p text:style-name="P4">
Id: 22566011</text:p>
      <!--METADATA-->
      <text:p text:style-name="P4">
基辅地区爆炸是可听见的</text:p>
      <text:p text:style-name="P4">
新闻集链接：<text:a xlink:type="simple" xlink:href="https://liveuamap.com/en/2023/29-may-explosions-were-audible-in-kyiv-region" text:style-name="Internet_20_link" text:visited-style-name="Visited_20_Internet_20_Link">
https://liveuamap.com/en/2023/29-may-explosions-were-audible-audible-in-kyiv-gregion</text:a>
</text:p>
      <text:p text:style-name="P4">
News Source: <text:a xlink:type="simple" xlink:href="https://t.me/kyiv_polit/34023" text:style-name="Internet_20_link" text:visited-style-name="Visited_20_Internet_20_Link">
https://t.me/kyiv_polit/34023</text:a>
</text:p>
      <!--NEWS-->
      <text:h text:style-name="P10" text:outline-level="1">
<text:span text:style-name="T4">
霍洛西夫斯基地区基辅的爆炸</text:span>
</text:h>
      <text:p text:style-name="P4">
作者: liveuamap (Language: en)</text:p>
      <text:p text:style-name="P4">
时间: 2023-05-28T20:20:34</text:p>
      <text:p text:style-name="P4">
地点: Kyiv, Kyiv city (Latitude:50.39144 Longtitude:30.51247)</text:p>
      <text:p text:style-name="P4">
视频: []</text:p>
      <text:p text:style-name="P4">
图片: []</text:p>
      <text:p text:style-name="P4">
标签: []</text:p>
      <text:p text:style-name="P4">
Id: 22566012</text:p>
      <!--METADATA-->
      <text:p text:style-name="P4">
霍洛西夫斯基地区基辅的爆炸</text:p>
      <text:p text:style-name="P4">
新闻集链接：<text:a xlink:type="simple" xlink:href="https://liveuamap.com/en/2023/29-may-explosion-in-holosiivsky-district-kyiv-" text:style-name="Internet_20_link" text:visited-style-name="Visited_20_Internet_20_Link">
https://liveuamap.com/en/2023/29-may-explosion-in-holosiivsky-district-kyiv-</text:a>
</text:p>
      <text:p text:style-name="P4">
News Source: <text:a xlink:type="simple" xlink:href="https://t.me/vitaliy_klitschko/1989" text:style-name="Internet_20_link" text:visited-style-name="Visited_20_Internet_20_Link">
https://t.me/vitaliy_klitschko/1989</text:a>
</text:p>
      <!--NEWS-->
      <text:h text:style-name="P10" text:outline-level="1">
<text:span text:style-name="T4">
Kharkiv，Kharkiv地区，Zaporizhzhya地区，顿涅茨克地区（04:50）。 红色ALRT：空中tchretate ...</text:span>
</text:h>
      <text:p text:style-name="P4">
作者: liveuamap (Language: en)</text:p>
      <text:p text:style-name="P4">
时间: 2023-05-28T22:51:00</text:p>
      <text:p text:style-name="P4">
地点: Kharkiv (Latitude:49.98081000 Longtitude:36.25272000)</text:p>
      <text:p text:style-name="P4">
视频: []</text:p>
      <text:p text:style-name="P4">
图片: []</text:p>
      <text:p text:style-name="P4">
标签: ["Europe", "Central and Eastern Europe"]</text:p>
      <text:p text:style-name="P4">
Id: 22566013</text:p>
      <!--METADATA-->
      <text:p text:style-name="P4">
Kharkiv，Kharkiv地区，Zaporizhhya地区，顿涅茨克地区(04:50). RedAlert: aerial threat. Sirens sounding. Take cover now!</text:p>
      <text:p text:style-name="P4">
News Collection Link: <text:a xlink:type="simple" xlink:href="https://liveuamap.com/en/2023/29-may-kharkiv-kharkivska-oblast-zaporizka-obg" text:style-name="Internet_20_link" text:visited-style-name="Visited_20_Internet_20_Link">
https://liveuamap.com/en/2023/29-may-kharkiv-kharkivska-oblast-zaporizka-obg</text:a>
</text:p>
      <text:p text:style-name="P4">
News Source: <text:a xlink:type="simple" xlink:href="https://t.me/air_alert_ua/46774" text:style-name="Internet_20_link" text:visited-style-name="Visited_20_Internet_20_Link">
https://t.me/air_alert_ua/46774</text:a>
</text:p>
      <!--NEWS-->
      <text:h text:style-name="P10" text:outline-level="1">
<text:span text:style-name="T4">
Odeska Oblast（05:46）。 红色警报：空中威胁。 警笛声。 立即掩盖！</text:span>
</text:h>
      <text:p text:style-name="P4">
作者: liveuamap (Language: en)</text:p>
      <text:p text:style-name="P4">
时间: 2023-05-28T23:47:00</text:p>
      <text:p text:style-name="P4">
地点: Odeska Oblast (Latitude:46.74992 Longtitude:30.24899)</text:p>
      <text:p text:style-name="P4">
视频: []</text:p>
      <text:p text:style-name="P4">
图片: []</text:p>
      <text:p text:style-name="P4">
标签: ["Europe", "Central and Eastern Europe"]</text:p>
      <text:p text:style-name="P4">
Id: 22566015</text:p>
      <!--METADATA-->
      <text:p text:style-name="P4">
ODESA地区(05:46). Red Alert: aerial threat. Sirens sounding. Take covernow!</text:p>
      <text:p text:style-name="P4">
News Collection Link: <text:a xlink:type="simple" xlink:href="https://liveuamap.com/en/2023/29-may-odeska-oblast0546-red-alert-aerial-thrg" text:style-name="Internet_20_link" text:visited-style-name="Visited_20_Internet_20_Link">
https://liveuamap.com/en/2023/29-may-odeska-oblast0546-red-alert-aerial-thrg</text:a>
</text:p>
      <text:p text:style-name="P4">
News Source: <text:a xlink:type="simple" xlink:href="https://t.me/suspilneodesa/23594" text:style-name="Internet_20_link" text:visited-style-name="Visited_20_Internet_20_Link">
https://t.me/suspilneodesa/23594</text:a>
</text:p>
      <!--NEWS-->
      <text:h text:style-name="P10" text:outline-level="1">
<text:span text:style-name="T4">
TRI的部队表明了如何反映俄罗斯入侵者的攻势</text:span>
</text:h>
      <text:p text:style-name="P4">
作者: ['АРМІЯINFORM']</text:p>
      <text:p text:style-name="P4">
时间: 2023-05-28T54:00:00-04:00</text:p>
      <text:p text:style-name="P4">
描述: 曾经，Vanya是ZSU的艰苦国防军的102-Naum ...与乌克兰2022年的战争，与乌克兰的最新消息，今天与乌克兰2022年的新闻战争，乌克兰和俄罗斯和俄罗斯和俄罗斯和俄罗斯与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vtraty-voroga.jpg" text:style-name="Internet_20_link" text:visited-style-name="Visited_20_Internet_20_Link">
vtraty-voroga.jpg</text:a>
']</text:p>
      <text:p text:style-name="P4">
标签: ['STOPRUSSIA', 'АГРЕСІЯ РФ', 'ВТОРГНЕННЯ РФ', 'ТЕРИТОРІАЛЬНА ОБОРОНА ЗС УКРАЇНИ']</text:p>
      <text:p text:style-name="P4">
类别: News</text:p>
      <!--METADATA-->
      <text:p text:style-name="P4">
<draw:frame draw:style-name="fr1" draw:name="Image2" text:anchor-type="as-char" svg:width="6.9236in" svg:height="4.608521in" draw:z-index="0">
<draw:image xlink:href="../Images/AРМІЯINFORM/2023-05-28T54-00-00-04-00/vtraty-voroga.jpg" xlink:type="simple" xlink:show="embed" xlink:actuate="onLoad" draw:mime-type="image/jpeg"/>
</draw:frame>
武装部队的说明性照片 / GSC</text:p>
      <text:p text:style-name="P4">
在第102个单独的旅队的士兵的指示之一中</text:p>
      <text:p text:style-name="P4">
关于它<text:a xlink:type="simple" xlink:href="https://www.facebook.com/102brugadaTROIvanoFrankivsk/videos/167340192739696/" text:style-name="Internet_20_link" text:visited-style-name="Visited_20_Internet_20_Link">
报告</text:a>
102在Facebook网络上的页面上，武装部队的单独旅。</text:p>
      <text:p text:style-name="P4">
“有一天，俄罗斯入侵者决定沿着一个方向之一，认为他们很容易克服乌克兰步兵并占领该领土。 但是，坦克，炮兵，炮兵，机械化的捍卫者的机械部队，他们准备始终进行战斗并支撑小型单位。</text:p>
      <text:p text:style-name="P4">
他们很容易与敌人打交道，使他遭受了毁灭性的失败，并迫使他逃离战场。 这场真正的战斗和穆斯科特人痛苦的引人入胜的视频展示了我们的探索。”该视频写道。</text:p>
      <text:p text:style-name="P4">
News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巨大的兽人狩猎：山区袭击清除了占领者的位置</text:span>
</text:h>
      <text:p text:style-name="P4">
作者: ['АРМІЯINFORM']</text:p>
      <text:p text:style-name="P4">
时间: 2023-05-28T55:00:00-04:00</text:p>
      <text:p text:style-name="P4">
描述: Smremi Girmi-Schurm Batalyon Brigadium“ Putelveis”的Voyany被该职位剥夺...与乌克兰2022年的战争，与乌克兰的战争是今天的最新新闻，这是与乌克兰2022年的新闻新闻，今天将有一个今天，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标签: ['ГІРСЬКІ ШТУРМОВИКИ']</text:p>
      <text:p text:style-name="P4">
类别: News</text:p>
      <!--METADATA-->
      <text:p text:style-name="P4">
<draw:frame draw:style-name="fr1" draw:name="Image3" text:anchor-type="as-char" svg:width="6.9236in" svg:height="4.281093in" draw:z-index="0">
<draw:image xlink:href="../Images/AРМІЯINFORM/2023-05-28T55-00-00-04-00/347120965_163528656672736_2769897511358697744_n.jpg" xlink:type="simple" xlink:show="embed" xlink:actuate="onLoad" draw:mime-type="image/jpeg"/>
</draw:frame>
埃德韦斯旅的一个单独的山区攻击营的战士剥夺了俄罗斯入侵者的西装。</text:p>
      <text:p text:style-name="P4">
战士作品的视频<text:a xlink:type="simple" xlink:href="https://t.me/osirskiy/91" text:style-name="Internet_20_link" text:visited-style-name="Visited_20_Internet_20_Link">
发布</text:a>
乌克兰武装部队武装部队的指挥官亚历山大·西尔斯基上校。</text:p>
      <text:p text:style-name="P4">
“有一个单独的山区攻击营10 Edelweiss Ogsbr。 兽人的绝妙隐瞒。”他写道。</text:p>
      <text:p text:style-name="P4">
News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SBU特种部队用“礼物”从天上扔给占用者</text:span>
</text:h>
      <text:p text:style-name="P4">
作者: ['АРМІЯINFORM']</text:p>
      <text:p text:style-name="P4">
时间: 2023-05-28T56:00:00-04:00</text:p>
      <text:p text:style-name="P4">
描述: SBU Dronami-kamikadze sibtaries微妙的Tekhnik Rosisyan的特殊标志。 视频受伤了...与乌克兰2022的战争，与乌克兰的最新新闻战争，今天与乌克兰2022年的新闻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4" text:anchor-type="as-char" svg:width="6.9236in" svg:height="4.367194in" draw:z-index="0">
<draw:image xlink:href="../Images/AРМІЯINFORM/2023-05-28T56-00-00-04-00/a8879da467f5ef3186c59aa101cecbce_id76321_1300x820_141_650x410.jpg" xlink:type="simple" xlink:show="embed" xlink:actuate="onLoad" draw:mime-type="image/jpeg"/>
</draw:frame>
说明性照片</text:p>
      <text:p text:style-name="P4">
SBU特种部队无人机 - 卡米卡德兹摧毁了俄罗斯人的重型设备。</text:p>
      <text:p text:style-name="P4">
视频<text:a xlink:type="simple" xlink:href="https://www.facebook.com/SecurSerUkraine/videos/1270468767184557/" text:style-name="Internet_20_link" text:visited-style-name="Visited_20_Internet_20_Link">
公开</text:a>
关于乌克兰在Facebook上的安全服务。</text:p>
      <text:p text:style-name="P4">
CSO“ A”勇士如此令人印象深刻，以至于俄罗斯军队或从幸福中回荡，或者从这种惊喜的准确性中飞入cuveti。</text:p>
      <text:p text:style-name="P4">
该视频显示了“礼物”如何接收坦克的船员，BM“毕业”，装甲车，“卡马兹”和军用卡车。</text:p>
      <text:p text:style-name="P4">
News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国家安全局提供了新的机会，可以在乌克兰信息领域连续保持</text:span>
</text:h>
      <text:p text:style-name="P4">
作者: ['АРМІЯINFORM']</text:p>
      <text:p text:style-name="P4">
时间: 2023-05-28T57:00:00-04:00</text:p>
      <text:p text:style-name="P4">
描述: 非服务的机器人机器人持有人多重MX-7民族数字是国家...与乌克兰2022年的战争，与乌克兰与乌克兰的最新新闻战争，今天与乌克兰2022年的新闻战争，乌克兰和俄罗斯之间以及俄罗斯之间的战争，什么时候，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标签: ['ДЕРЖСПЕЦЗВ’ЯЗОК']</text:p>
      <text:p text:style-name="P4">
类别: News</text:p>
      <!--METADATA-->
      <text:p text:style-name="P4">
<draw:frame draw:style-name="fr1" draw:name="Image5" text:anchor-type="as-char" svg:width="6.9236in" svg:height="4.615733in" draw:z-index="0">
<draw:image xlink:href="../Images/AРМІЯINFORM/2023-05-28T57-00-00-04-00/350121010_578679677733554_4097935635572121834_n.jpg" xlink:type="simple" xlink:show="embed" xlink:actuate="onLoad" draw:mime-type="image/jpeg"/>
</draw:frame>
国家MX-7多路复用-A国家挖掘网络是由无线电广播问题，无线电通信构建的，应该开始工作。 在采访政府快递员时，通讯副局长Volodymyr Trofimenko告诉乌克兰广播将最终提供帮助，它将如何帮助在信息方面抵抗敌人，以及MH-7的好处。 关于它<text:a xlink:type="simple" xlink:href="https://www.facebook.com/dsszzi/posts/pfbid02kjLtWdDf71UM1GXheYwE3nNMKKG9vu6v1oeexMoDN6KX8JDWwc25rscCNVdZkwfwl" text:style-name="Internet_20_link" text:visited-style-name="Visited_20_Internet_20_Link">
报告</text:a>
乌克兰特殊传播和信息保护的国家服务。</text:p>
      <text:p text:style-name="P4">
最主要的是：</text:p>
      <ul>
        <li>
了解俄罗斯的危险，足以提及提供信号广播的物体的炮击数量。 基辅，哈尔基夫，文尼茨和该国其他城市的RRT电视反复称为导弹袭击。 在赫尔森地区，敌人撤退，物理摧毁了基础设施，使我们更难将乌克兰的演讲返回到该领土的领土。</li>
      </ul>
      <text:p text:style-name="P4">
现在，我们的任务不仅是快速恢复所有基础设施，而且还为我们的公民提供新的机会，使我们的公民不断进入乌克兰信息空间。</text:p>
      <ul>
        <li>
          <text:p text:style-name="P4">
可用的网络不涵盖乌克兰地区三分之一的电视广播。 在领土上接受数字电视，Border SFF和RB很复杂。 在Kharkiv，Sumy，Chernihiv，Rivne，Zhytomyr，Volyn地区特别紧迫的问题，那里的人口能够接受IRB俄罗斯联合会强大的转移站的俄罗斯电视频道。 MX-7多路复用的推出将能够覆盖乌克兰领土的90％以上。</text:p>
        </li>
        <li>
          <text:p text:style-name="P4">
MX-7网络比现有多例摄入的传输站和更好的能源攻击，这会影响其容量。 因此，接收信号将在现在没有信号或浮雕功能的区域中可用。 在仪表中旋转强大的发射器将增加暂时占领领土的覆盖范围。</text:p>
        </li>
        <li>
          <text:p text:style-name="P4">
我们的任务是使每个乌克兰人尽可能地建立国家广播网络。 观众的语音访问将是免费的和开放的。 另外，大多数MX-7多路复用用户无法花钱购买设备，他们已经需要它。</text:p>
        </li>
      </ul>
      <text:p text:style-name="P4">
News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在大规模战争的头几个月中，“庇护所”政府计划有很大帮助</text:span>
</text:h>
      <text:p text:style-name="P4">
作者: ['АРМІЯINFORM']</text:p>
      <text:p text:style-name="P4">
时间: 2023-05-28T58:00:00-04:00</text:p>
      <text:p text:style-name="P4">
描述: 关于TSE副局长Irina Vereshchuk，Pid Hour直接加入...与乌克兰2022年的战争，与乌克兰的最新新闻，今天与乌克兰的新闻，乌克兰2022年上次与乌克兰进行战争，乌克兰和俄罗斯之间以及俄罗斯和俄罗斯之间以及何时会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img_6715.jpeg" text:style-name="Internet_20_link" text:visited-style-name="Visited_20_Internet_20_Link">
img_6715.jpeg</text:a>
']</text:p>
      <text:p text:style-name="P4">
标签: ['ІРИНА ВЕРЕЩУК', 'ПРИХИСТОК']</text:p>
      <text:p text:style-name="P4">
类别: News</text:p>
      <!--METADATA-->
      <text:p text:style-name="P4">
<draw:frame draw:style-name="fr1" draw:name="Image6" text:anchor-type="as-char" svg:width="6.9236in" svg:height="4.829211in" draw:z-index="0">
<draw:image xlink:href="../Images/AРМІЯINFORM/2023-05-28T58-00-00-04-00/img_6715.jpeg" xlink:type="simple" xlink:show="embed" xlink:actuate="onLoad" draw:mime-type="image/jpeg"/>
</draw:frame>
关于这个Viceremier-Minister Irina Vereshchuk <text:a xlink:type="simple" xlink:href="https://minre.gov.ua/2023/05/27/uryadova-programa-pryhystok-duzhe-dopomogla-v-pershi-misyaczi-povnomasshtabnoyi-vijny/" text:style-name="Internet_20_link" text:visited-style-name="Visited_20_Internet_20_Link">
报告</text:a>
在ICTV上的直接传播期间。 据她说，该计划运作良好。尤其是在战争的头几个月中，人们从危险地区大量搬迁。</text:p>
      <text:p text:style-name="P4">
她感谢成千上万的乌克兰人开设了房屋并设着同胞。 红十字会乌克兰社会也是政府计划的维护。</text:p>
      <text:p text:style-name="P4">
“多亏了超过100万国内移民的“庇护所”，已经找到了免费的住房。 超过800,000名住房所有者已申请了公共服务的赔偿。 总的来说，该计划今天被资助超过10亿汉，” Viceremierk补充说。</text:p>
      <text:p text:style-name="P4">
回想一下，根据重返社会政府的决定<text:a xlink:type="simple" xlink:href="https://t.me/minre_ua/3399" text:style-name="Internet_20_link" text:visited-style-name="Visited_20_Internet_20_Link">
已定义</text:a>
保护项目的负责任表演者。 该办公室将保留一个适当的帐户，并协调流离失所者庇护所的费用。</text:p>
      <text:p text:style-name="P4">
News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乌克兰总统对NSDC对51个人和220个法人实体的制裁决定</text:span>
</text:h>
      <text:p text:style-name="P4">
作者: ['АРМІЯINFORM']</text:p>
      <text:p text:style-name="P4">
时间: 2023-05-28T59:00:00-04:00</text:p>
      <text:p text:style-name="P4">
描述: Volodymyr Zelensky根据他自己的Rivnnya Rishennya法令，以实现民族胡说八道...与乌克兰2022年的战争，与乌克兰与乌克兰的最新新闻，与乌克兰2022的新闻战争，乌克兰和俄罗斯的最后一场与乌克兰的战争，以及乌克兰战争，在不久的将来，是否会与乌克兰进行战争，与乌克兰的战争，今天的乌克兰新闻，乌克兰新闻在俄罗斯的乌克兰新闻</text:p>
      <text:p text:style-name="P4">
图片: ['<text:a xlink:type="simple" xlink:href="https://armyinform.com.ua/wp-content/uploads/2020/01/ukaz.jpg" text:style-name="Internet_20_link" text:visited-style-name="Visited_20_Internet_20_Link">
ukaz.jpg</text:a>
']</text:p>
      <text:p text:style-name="P4">
标签: ['РНБО', 'САНКЦІЇ', 'УКАЗ ПРЕЗИДЕНТА УКРАЇНИ']</text:p>
      <text:p text:style-name="P4">
类别: News</text:p>
      <!--METADATA-->
      <text:p text:style-name="P4">
<draw:frame draw:style-name="fr1" draw:name="Image7" text:anchor-type="as-char" svg:width="6.9236in" svg:height="4.615733in" draw:z-index="0">
<draw:image xlink:href="../Images/AРМІЯINFORM/2023-05-28T59-00-00-04-00/ukaz.jpg" xlink:type="simple" xlink:show="embed" xlink:actuate="onLoad" draw:mime-type="image/jpeg"/>
</draw:frame>
Volodymyr Zelensky在他的法令中介绍了2023年5月27日的国家安全和乌克兰国防委员会的决定，以“使用个人经济和其他限制性措施(制裁)”。</text:p>
      <text:p text:style-name="P4">
适当<text:a xlink:type="simple" xlink:href="https://www.president.gov.ua/documents/3072023-46917" text:style-name="Internet_20_link" text:visited-style-name="Visited_20_Internet_20_Link">
第307/2023号法令</text:a>
发表在国家元首的网站上。</text:p>
      <text:p text:style-name="P4">
因此，根据《法令》第1号附件，乌克兰总统于5月27日的SRNBOU决定使用个人经济和其他限制性措施。(制裁)»反对51名俄罗斯联邦公民。</text:p>
      <text:p text:style-name="P4">
根据第二号附件，Volodymyr Zelenskyy对包括俄罗斯公司和外国公司在内的220名合法人员实施了制裁。</text:p>
      <text:p text:style-name="P4">
News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贝尔戈罗德地区的领土防御中没有什么可拍摄的”  - 古尔的拦截</text:span>
</text:h>
      <text:p text:style-name="P4">
作者: ['АРМІЯINFORM']</text:p>
      <text:p text:style-name="P4">
时间: 2023-05-28T60:00:00-04:00</text:p>
      <text:p text:style-name="P4">
描述: https://www.youtube.com/watch?v=plyperazuexfcq被罚款交叉，在Yaki的臭味中...与乌克兰2022年的战争，今天与乌克兰与乌克兰的战争，与乌克兰的新闻战争，与乌克兰的2022年上次与乌克兰战争，今天将有一场战争在乌克兰和俄罗斯之间以及2022年与乌克兰的战争之间，将在不久的将来与乌克兰战争，乌克兰的战争，今天的乌克兰新闻，乌克兰的新闻，乌克兰媒体在俄罗斯的乌克兰新闻</text:p>
      <text:p text:style-name="P4">
图片: []</text:p>
      <text:p text:style-name="P4">
标签: ['ГУР ПЕРЕХОПЛЕННЯ']</text:p>
      <text:p text:style-name="P4">
类别: News</text:p>
      <!--METADATA-->
      <text:p text:style-name="P4">
他们讲述了对活动不满的入侵者的对话，并讨论了Belgorod和邻近地区的当前状况，当地人口的恐慌情绪。</text:p>
      <text:p text:style-name="P4">
入侵者引用Prigozhin的话，只要他当选为司令-In -in -tief，Kyiv将在12天内服用；</text:p>
      <text:p text:style-name="P4">
占用者告诉对这笔收购的领土辩护的规定不佳，根据对话者的说法，没有什么可拍摄的：“什么都没有，只有坚持。”</text:p>
      <text:p text:style-name="P4">
<text:span text:style-name="T4">
资料来源：</text:span>
 <text:a xlink:type="simple" xlink:href="https://gur.gov.ua/content/ia-b-hovoryt-byl-by-dovolen-esly-b-na-rublyovku.html" text:style-name="Internet_20_link" text:visited-style-name="Visited_20_Internet_20_Link">
MOV MOV DRICICY</text:a>
</text:p>
      <text:p text:style-name="P4">
News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在切尔尼希夫地区的平民中射击：他们将判断一名俄罗斯军人</text:span>
</text:h>
      <text:p text:style-name="P4">
作者: ['АРМІЯINFORM']</text:p>
      <text:p text:style-name="P4">
时间: 2023-05-28T61:00:00-04:00</text:p>
      <text:p text:style-name="P4">
描述: 我被判犯有俄罗斯联合会的创作罪名成立，我在Timchasovo的隔离Pid Hour上打击...与乌克兰2022年的战争，与乌克兰的战争是今天的最新新闻，这是与乌克兰2022的新闻战争，这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5/ofgen-1.jpeg" text:style-name="Internet_20_link" text:visited-style-name="Visited_20_Internet_20_Link">
ofgen-1.jpe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8" text:anchor-type="as-char" svg:width="6.9236in" svg:height="7.649217in" draw:z-index="0">
<draw:image xlink:href="../Images/AРМІЯINFORM/2023-05-28T61-00-00-04-00/ofgen-1.jpeg" xlink:type="simple" xlink:show="embed" xlink:actuate="onLoad" draw:mime-type="image/jpeg"/>
</draw:frame>
他们将判断下一个服务员</text:p>
      <text:p text:style-name="P4">
关于它<text:a xlink:type="simple" xlink:href="https://www.facebook.com/pgo.gov.ua/posts/pfbid02CMFtRM3Pw1YXhPvJCWR3hDZtRyexn4FvVedv78GyTuuKsB7oUgk8aT6XHT1xvpbXl" text:style-name="Internet_20_link" text:visited-style-name="Visited_20_Internet_20_Link">
报告</text:a>
检察长办公室。</text:p>
      <text:p text:style-name="P4">
«切尔尼希夫地区检察官办公室根据特别开发调查的命令的检察官被起诉违反了俄罗斯军人的起诉书，违反了战争的法律和习俗(艺术的第1部分。 乌克兰《刑法》的438)»， - 帖子读取。</text:p>
      <text:p text:style-name="P4">
值得注意的是，2022年3月2日，被告恐吓了切尔尼希夫地区西伯利亚村俄罗斯联合会占领的居民，从自动武器中解雇了他们。 和平的居民 - 男人和一个女人没有受到他的威胁。 结果，受害者的肩膀受伤。</text:p>
      <text:p text:style-name="P4">
根据国际人道主义法的规则，平民不能成为袭击的对象。 审前调查由Vernyhiv地区的SBU SBU管理。</text:p>
      <text:p text:style-name="P4">
News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DSHV狙击手展示了如何“非洲武器”敌人</text:span>
</text:h>
      <text:p text:style-name="P4">
作者: ['АРМІЯINFORM']</text:p>
      <text:p text:style-name="P4">
时间: 2023-05-28T62:00:00-04:00</text:p>
      <text:p text:style-name="P4">
描述: DSHV ZS Vikonnnya骑士学校79盎司的伞兵将经历……与乌克兰2022年的战争，与乌克兰的战争是今天的最新新闻，这是与乌克兰2022年的新闻战今天，乌克兰和俄罗斯之间会发生战争，当与2022年的战争时，乌克兰是否会在不久的将来与乌克兰进行战争，他们说，与乌克兰的战争，今天，乌克兰的新闻，乌克兰，乌克兰人乌克兰媒体的新闻在俄罗斯</text:p>
      <text:p text:style-name="P4">
图片: ['<text:a xlink:type="simple" xlink:href="https://armyinform.com.ua/wp-content/uploads/2023/01/dshv-79.jpg" text:style-name="Internet_20_link" text:visited-style-name="Visited_20_Internet_20_Link">
dshv-79.jpg</text:a>
']</text:p>
      <text:p text:style-name="P4">
标签: ['STOPRUSSIA', 'АГРЕСІЯ РФ', 'ВТОРГНЕННЯ РФ', 'ДШВ']</text:p>
      <text:p text:style-name="P4">
类别: News</text:p>
      <!--METADATA-->
      <text:p text:style-name="P4">
<draw:frame draw:style-name="fr1" draw:name="Image9" text:anchor-type="as-char" svg:width="6.9236in" svg:height="4.618569in" draw:z-index="0">
<draw:image xlink:href="../Images/AРМІЯINFORM/2023-05-28T62-00-00-04-00/dshv-79.jpg" xlink:type="simple" xlink:show="embed" xlink:actuate="onLoad" draw:mime-type="image/jpeg"/>
</draw:frame>
乌克兰武装部队DSSV第79个单独的空降突击旅的伞兵继续执行战斗任务。</text:p>
      <text:p text:style-name="P4">
关于它<text:a xlink:type="simple" xlink:href="https://www.facebook.com/uaairborne/videos/2192363920957393/" text:style-name="Internet_20_link" text:visited-style-name="Visited_20_Internet_20_Link">
报告</text:a>
乌克兰武装部队在Facebook上的着陆部队的指挥。</text:p>
      <text:p text:style-name="P4">
战斗活动的重要领域之一是旅的狙击手的工作。 敌人的任务可以阻止他们恰当的火力的帮助。</text:p>
      <text:p text:style-name="P4">
在视频中，狙击手79讲述了三集，当时敌人遭受损失并被迫放弃侵略性。 他们加强了这项战斗工作的视频固定。</text:p>
      <ul>
        <li>
现在，我们的狙击手得到了空气智能的非常协助，可以通过这种狙击手来检测敌人的提名并采取有利的射击位置。 我们中的其他人是一个技术问题， - 评论了他的下属狙击单位指挥官的行为。</li>
      </ul>
      <text:p text:style-name="P4">
News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国防军航空给敌人造成7次打击</text:span>
</text:h>
      <text:p text:style-name="P4">
作者: ['АРМІЯINFORM']</text:p>
      <text:p text:style-name="P4">
时间: 2023-05-28T63:00:00-04:00</text:p>
      <text:p text:style-name="P4">
描述: Avisaats的Yya国防部队过去的DOB在Zseridzhennya的地区进行了4杆。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ВТОРГНЕННЯ РФ', 'ГШ ЗСУ', 'ОПЕРАТИВНА ІНФОРМАЦІЯ', 'ХРОНІКА ОБОРОНИ']</text:p>
      <text:p text:style-name="P4">
类别: News</text:p>
      <!--METADATA-->
      <text:p text:style-name="P4">
<draw:frame draw:style-name="fr1" draw:name="Image10" text:anchor-type="as-char" svg:width="6.9236in" svg:height="3.894525in" draw:z-index="0">
<draw:image xlink:href="../Images/AРМІЯINFORM/2023-05-28T63-00-00-04-00/aviacziya-syl-oborony-ukrayiny.jpg" xlink:type="simple" xlink:show="embed" xlink:actuate="onLoad" draw:mime-type="image/jpeg"/>
</draw:frame>
说明性照片<text:span text:style-name="T4">
🔥俄罗斯完成的情况</text:span>
</text:p>
      <text:p text:style-name="P4">
在过去的24小时内，国防军的航空在敌人的个人工作人员和军事装备的集中领域以及其下层阶级3对阶层方面取得了4次跳动。</text:p>
      <text:p text:style-name="P4">
在Facebook上关于它<text:a xlink:type="simple" xlink:href="https://www.facebook.com/GeneralStaff.ua/posts/pfbid0dkcUjzi9qfnavSaRYoFogjMGG3U8mAthkM2rqydT4vVwXD5bfe8hhajUTN9d9qvNl" text:style-name="Internet_20_link" text:visited-style-name="Visited_20_Internet_20_Link">
报告</text:a>
武装部队的总人员。</text:p>
      <text:p text:style-name="P4">
在最后一天，我们的后卫摧毁了3种不同类型的敌人无人机。</text:p>
      <text:p text:style-name="P4">
导弹和​​炮兵部队击中了2个管理点，2个武器和军事设备，2个弹药仓库以及一个更重要的敌方军事设施。</text:p>
      <text:p text:style-name="P4">
News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我们的后卫在白天击退了21次敌人袭击</text:span>
</text:h>
      <text:p text:style-name="P4">
作者: ['АРМІЯINFORM']</text:p>
      <text:p text:style-name="P4">
时间: 2023-05-28T64:00:00-04:00</text:p>
      <text:p text:style-name="P4">
描述: 3个火箭发射器的对手出发的混蛋，2 ski Zkr S-300 ...与乌克兰2022年的战争，与乌克兰与乌克兰的最新新闻，今天与乌克兰2022年的新闻战争，今天会有一场战争，会有一场战争在乌克兰和俄罗斯之间，以及何时，何时，何时，何时，何时，何时，何时，何时，何时与乌克兰在2022年与乌克兰进行战争，将在不久的将来与乌克兰发生战争，与乌克兰的战争，乌克兰的新闻战争今天，乌克兰新闻在乌克兰媒体的俄罗斯人</text:p>
      <text:p text:style-name="P4">
图片: ['<text:a xlink:type="simple" xlink:href="https://armyinform.com.ua/wp-content/uploads/2023/05/sytuacziya-na-fronti.jpg" text:style-name="Internet_20_link" text:visited-style-name="Visited_20_Internet_20_Link">
sytuacziya-na-fronti.jpg</text:a>
']</text:p>
      <text:p text:style-name="P4">
标签: ['STOPRUSSIA', 'ВТОРГНЕННЯ РФ', 'ГШ ЗСУ', 'ОПЕРАТИВНА ІНФОРМАЦІЯ']</text:p>
      <text:p text:style-name="P4">
类别: News</text:p>
      <!--METADATA-->
      <text:p text:style-name="P4">
<draw:frame draw:style-name="fr1" draw:name="Image11" text:anchor-type="as-char" svg:width="6.9236in" svg:height="4.620011in" draw:z-index="0">
<draw:image xlink:href="../Images/AРМІЯINFORM/2023-05-28T64-00-00-04-00/sytuacziya-na-fronti.jpg" xlink:type="simple" xlink:show="embed" xlink:actuate="onLoad" draw:mime-type="image/jpeg"/>
</draw:frame>
正面的操作情况。 照片：武装部队 / Facebook <text:span text:style-name="T4">
🔥居住在俄罗斯入侵</text:span>
</text:p>
      <text:p text:style-name="P4">
在最后一天，敌人总共造成了3枚导弹，其中2枚C-300PO Kramatorsk和13次航空罢工，在我们部队的位置和居住的位置上对反应性射击系统进行了大约30次炮击。</text:p>
      <text:p text:style-name="P4">
在Facebook上关于它<text:a xlink:type="simple" xlink:href="https://www.facebook.com/GeneralStaff.ua/posts/pfbid0dkcUjzi9qfnavSaRYoFogjMGG3U8mAthkM2rqydT4vVwXD5bfe8hhajUTN9d9qvNl" text:style-name="Internet_20_link" text:visited-style-name="Visited_20_Internet_20_Link">
报告</text:a>
武装部队的总人员。</text:p>
      <text:p text:style-name="P4">
敌人继续专注于试图充分占领卢汉斯克和顿涅茨克地区的主要努力。 在最后一天，国防部击退了21次敌人袭击。</text:p>
      <text:p text:style-name="P4">
News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俄罗斯联邦的新军事部队抵达白俄罗斯</text:span>
</text:h>
      <text:p text:style-name="P4">
作者: ['АРМІЯINFORM']</text:p>
      <text:p text:style-name="P4">
时间: 2023-05-28T65:00:00-04:00</text:p>
      <text:p text:style-name="P4">
描述: 关于在Facebook上的Rosodei发票的运营信息...与乌克兰2022年的战争，与乌克兰的战争是今天的最新消息，今天与乌克兰的新闻战2022是今天的最后一场新闻，乌克兰和俄罗斯之间的战争是否会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2788980.png" text:style-name="Internet_20_link" text:visited-style-name="Visited_20_Internet_20_Link">
2788980.png</text:a>
']</text:p>
      <text:p text:style-name="P4">
标签: ['STOPRUSSIA', 'БІЛОРУСЬ', 'ВТОРГНЕННЯ РФ', 'ГШ ЗСУ', 'ОПЕРАТИВНА ІНФОРМАЦІЯ']</text:p>
      <text:p text:style-name="P4">
类别: News</text:p>
      <!--METADATA-->
      <text:p text:style-name="P4">
<draw:frame draw:style-name="fr1" draw:name="Image12" text:anchor-type="as-char" svg:width="6.9236in" svg:height="3.896465in" draw:z-index="0">
<draw:image xlink:href="../Images/AРМІЯINFORM/2023-05-28T65-00-00-04-00/2788980.png" xlink:type="simple" xlink:show="embed" xlink:actuate="onLoad" draw:mime-type="image/png"/>
</draw:frame>
**🔥i</text:p>
      <text:p text:style-name="P4">
关于这个<text:a xlink:type="simple" xlink:href="https://www.facebook.com/GeneralStaff.ua/posts/pfbid0dkcUjzi9qfnavSaRYoFogjMGG3U8mAthkM2rqydT4vVwXD5bfe8hhajUTN9d9qvNl" text:style-name="Internet_20_link" text:visited-style-name="Visited_20_Internet_20_Link">
被引用</text:a>
迅速有关俄罗斯入侵武装部队的信息。</text:p>
      <text:p text:style-name="P4">
声明说：“白俄罗斯共和国武装部队的武装部队的定义部队到达白俄罗斯共和国的武装部队，在乌克兰战争中采取战斗准备措施。”</text:p>
      <text:p text:style-name="P4">
<text:span text:style-name="T5">
照片说明性</text:span>
</text:p>
      <text:p text:style-name="P4">
News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夜无人机攻击：飞机部队撞倒了52“沙哈达”</text:span>
</text:h>
      <text:p text:style-name="P4">
作者: ['АРМІЯINFORM']</text:p>
      <text:p text:style-name="P4">
时间: 2023-05-28T66:00:00-04:00</text:p>
      <text:p text:style-name="P4">
描述: 在尼克（Nich）28岁时，俄罗斯联邦军队访问了乌克兰纪录的纪录，德罗尼夫·卡米卡德兹（Droniv-Kamikadze）提示...与乌克兰2022年的战争，与乌克兰的最新新闻战争，与乌克兰2022年的新闻战争，与乌克兰2022年的新闻战争，乌克兰和俄罗斯和俄罗斯和俄罗斯以及何时何时，什么时候，何时，何时，何时，何时，何时，何时，2022年与乌克兰的战争将在不久的将来与乌克兰进行战争，与乌克兰的战争，今天的乌克兰新闻，乌克兰的新闻，乌克兰媒体的新闻俄语</text:p>
      <text:p text:style-name="P4">
图片: ['<text:a xlink:type="simple" xlink:href="https://armyinform.com.ua/wp-content/uploads/2023/05/ataka-droniv-1-1.jpg" text:style-name="Internet_20_link" text:visited-style-name="Visited_20_Internet_20_Link">
ataka-droniv-1-1.jpg</text:a>
']</text:p>
      <text:p text:style-name="P4">
标签: ['АТАКА ДРОНІВ', 'ПОВІТРЯНІ СИЛИ ЗБРОЙНИХ СИЛ УКРАЇНИ']</text:p>
      <text:p text:style-name="P4">
类别: News</text:p>
      <!--METADATA-->
      <text:p text:style-name="P4">
<draw:frame draw:style-name="fr1" draw:name="Image13" text:anchor-type="as-char" svg:width="6.9236in" svg:height="3.894525in" draw:z-index="0">
<draw:image xlink:href="../Images/AРМІЯINFORM/2023-05-28T66-00-00-04-00/ataka-droniv-1-1.jpg" xlink:type="simple" xlink:show="embed" xlink:actuate="onLoad" draw:mime-type="image/jpeg"/>
</draw:frame>
5月28日晚上，俄罗斯军队发布了创纪录的无人机 - 卡米卡德兹(Kamikadze)型Shahd-136/131-54。防空队摧毁了52“ Shahda”。</text:p>
      <text:p text:style-name="P4">
关于它<text:a xlink:type="simple" xlink:href="https://t.me/kpszsu/2541" text:style-name="Internet_20_link" text:visited-style-name="Visited_20_Internet_20_Link">
报告</text:a>
武装部队司令部的新闻服务。</text:p>
      <text:p text:style-name="P4">
证词写道：“敌人袭击了伊朗冲击无人机从北部方向 - 布莱恩斯克地区和南部 - 克拉斯诺达尔领土。”</text:p>
      <text:p text:style-name="P4">
值得注意的是，敌人的另一次夜间攻击是针对该国中部地区(尤其是基辅地区)国家中部地区关键基础设施的军事物体和物体。</text:p>
      <text:p text:style-name="P4">
“在这里，在中央航空司令部的责任领域，被摧毁了冲击无人机!此外，乌克兰武装部队的空中司令部“南方”的部队和手段“南方”和乌克兰其他组成部分的防空!”参与了袭击的反思!”  - 在命令中报告。</text:p>
      <text:p text:style-name="P4">
News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另一个负400名占领者，7 BBM和11 Artistem：每日失去敌人</text:span>
</text:h>
      <text:p text:style-name="P4">
作者: ['АРМІЯINFORM']</text:p>
      <text:p text:style-name="P4">
时间: 2023-05-28T67:00:00-04:00</text:p>
      <text:p text:style-name="P4">
描述: Zagalni Boyov，将敌人于02.24.22至05/28/23 Orintovo成为：...与乌克兰2022的战争，与乌克兰的最新新闻，今天与乌克兰的新闻战争，今天与乌克兰2022年的新闻战争，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5447369071365573367_w-scaled.jpg" text:style-name="Internet_20_link" text:visited-style-name="Visited_20_Internet_20_Link">
photo_5447369071365573367_w-scaled.jpg</text:a>
']</text:p>
      <text:p text:style-name="P4">
标签: ['ВТРАТИ ВОРОГА', 'ГЕНШТАБ ЗС УКРАЇНИ']</text:p>
      <text:p text:style-name="P4">
类别: News</text:p>
      <!--METADATA-->
      <text:p text:style-name="P4">
<draw:frame draw:style-name="fr1" draw:name="Image14" text:anchor-type="as-char" svg:width="6.9236in" svg:height="6.987066in" draw:z-index="0">
<draw:image xlink:href="../Images/AРМІЯINFORM/2023-05-28T67-00-00-04-00/photo_5447369071365573367_w-scaled.jpg" xlink:type="simple" xlink:show="embed" xlink:actuate="onLoad" draw:mime-type="image/jpeg"/>
</draw:frame>
敌人从24.02.22到28.05.23的总体战斗损失将分配给：</text:p>
      <text:p text:style-name="P4">
<text:span text:style-name="T4">
<text:span text:style-name="T5">
人员 -  </text:span>
* 206600(+400)淘汰的人</text:span>
<text:span text:style-name="T5">
坦克 -  </text:span>
<text:span text:style-name="T5">
 3797(+3)</text:span>
<text:span text:style-name="T4">
战斗装甲车 -  </text:span>
 7456(+7)<text:span text:style-name="T4">
<text:span text:style-name="T5">
炮兵系统 -  </text:span>
<text:span text:style-name="T5">
 3425(+11)</text:span>
 </text:span>
 rszv- <text:span text:style-name="T4">
 574(0)</text:span>
<text:span text:style-name="T5">
防空费用 -  </text:span>
<text:span text:style-name="T5">
 329(0)</text:span>
<text:span text:style-name="T4">
飞机 -  </text:span>
 313(0)<text:span text:style-name="T4">
<text:span text:style-name="T5">
直升机 -  </text:span>
* 298(0)</text:span>
<text:span text:style-name="T5">
无人机手术战术水平 -  </text:span>
<text:span text:style-name="T5">
 2993(+3)</text:span>
<text:span text:style-name="T4">
有翼的导弹 -  </text:span>
 1056(0)<text:span text:style-name="T4">
<text:span text:style-name="T5">
船 /船 -  </text:span>
* 18(0)</text:span>
<text:span text:style-name="T5">
汽车设备和坦克 -  </text:span>
<text:span text:style-name="T5">
 6192(+9)</text:span>
<text:span text:style-name="T4">
特殊技术 -  </text:span>
 45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8.05.23。</text:p>
      <text:p text:style-name="P4">
News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陆军运动员作为国家队的一部分 - 世界高克世界杯冠军</text:span>
</text:h>
      <text:p text:style-name="P4">
作者: ['АРМІЯINFORM']</text:p>
      <text:p text:style-name="P4">
时间: 2023-05-28T88:00:00-04:00</text:p>
      <text:p text:style-name="P4">
描述: 乌克兰皮划艇四巨头团队，我将在斯维图·兹瓦尔瓦尼（Svitu Zvolvanny）的埃特帕（Etapi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标签: ['АРМІЙСЬКИЙ СПОРТ', 'ВЕСЛУВАННЯ НА БАЙДАРКАХ І КАНОЕ']</text:p>
      <text:p text:style-name="P4">
类别: News</text:p>
      <!--METADATA-->
      <text:p text:style-name="P4">
<draw:frame draw:style-name="fr1" draw:name="Image15" text:anchor-type="as-char" svg:width="6.9236in" svg:height="6.765647in" draw:z-index="0">
<draw:image xlink:href="../Images/AРМІЯINFORM/2023-05-28T88-00-00-04-00/350284457_965988074530545_1529801177448813969_n.jpg" xlink:type="simple" xlink:show="embed" xlink:actuate="onLoad" draw:mime-type="image/jpeg"/>
</draw:frame>
乌克兰皮划艇队第三队在波兹南(Poznan)的500米处与皮划艇和独木舟在世界杯上获胜。</text:p>
      <text:p text:style-name="P4">
关于它<text:a xlink:type="simple" xlink:href="https://www.facebook.com/CSKA1992/posts/pfbid0WJaSNEyjD8xKi8wQPSFSeq3eKKsG811qZU1pA7vpG2vZT47oaAAKYLhEMeqiVc4sl" text:style-name="Internet_20_link" text:visited-style-name="Visited_20_Internet_20_Link">
报告</text:a>
武装部队的中央体育俱乐部。</text:p>
      <text:p text:style-name="P4">
随着时间的推移，伊戈尔·特鲁诺夫(Igor Trunov)和伊万·塞米(Ivan Semykin)大军的体育运动是1.23,68。</text:p>
      <text:p text:style-name="P4">
第二名是由澳大利亚人夺取的，丹麦国家队的三名代表关闭了。</text:p>
      <text:p text:style-name="P4">
News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摩尔多瓦的法院在亲俄罗斯政党“岸”的副人的屋子下离开</text:span>
</text:h>
      <text:p text:style-name="P4">
作者: Ukrinform (Person)</text:p>
      <text:p text:style-name="P4">
出版商: Укринформ (Organization)</text:p>
      <text:p text:style-name="P4">
出版时间: 2023-05-29T-11:27:00+03:00</text:p>
      <text:p text:style-name="P4">
修改时间: 2023-05-29T23:27:00+03:00</text:p>
      <text:p text:style-name="P4">
描述: Chisinau上诉会议厅离开了 - 俄罗斯政党玛丽娜·陶伯（Marina Tauber）的副负责人，拒绝了她的律师。  - 乌克林。</text:p>
      <text:p text:style-name="P4">
图片: ['<text:a xlink:type="simple" xlink:href="https://static.ukrinform.com/photos/2017_02/thumb_files/630_360_1488208211-6797.jpg" text:style-name="Internet_20_link" text:visited-style-name="Visited_20_Internet_20_Link">
630_360_14882...</text:a>
']</text:p>
      <text:p text:style-name="P4">
标签: ['Домашній арешт', 'Молдова', 'Суд', 'Росія', 'Партія']</text:p>
      <text:p text:style-name="P4">
类型: Article</text:p>
      <!--METADATA-->
      <text:p text:style-name="P4">
<draw:frame draw:style-name="fr1" draw:name="Image16" text:anchor-type="as-char" svg:width="6.9236in" svg:height="3.956343in" draw:z-index="0">
<draw:image xlink:href="../Images/yкринформ/2023-05-29T-11-27-00-03-00/630_360_1488208211-6797.jpg" xlink:type="simple" xlink:show="embed" xlink:actuate="onLoad" draw:mime-type="image/jpeg"/>
</draw:frame>
Chisinau上诉会议厅留下了玛丽娜·陶伯(Marina Tauber)的副副党，拒绝了律师的要求。</text:p>
      <text:p text:style-name="P4">
关于它报告<text:a xlink:type="simple" xlink:href="https://newsmaker.md/rus/novosti/tauber-ostavili-pod-domashnim-arestom-sud-otklonil-zapros-ee-advokatov/" text:style-name="Internet_20_link" text:visited-style-name="Visited_20_Internet_20_Link">
新闻记者</text:a>
，报道乌克林福姆。</text:p>
      <text:p text:style-name="P4">
陶伯(Tauber)被指控犯下三项犯罪。 特别是，这是在2021年Meramist Beltsi选举中为竞选活动提供资金的专业帐户。 此外，陶伯(Tauber)被指控由市长故意接受犯罪参考的资金。</text:p>
      <text:p text:style-name="P4">
第三起起诉是由于陶伯尔允许陶伯尔允许共享政党的非法融资组织一个犯罪集团，特别是从20122年7月13日至2023年5月1日。</text:p>
      <text:p text:style-name="P4">
她本人不认识到内gui，并考虑正在发生的事情，对反对派的政治预测。</text:p>
      <text:p text:style-name="P4">
<text:span text:style-name="T5">
</text:span>
</text:p>
      <text:p text:style-name="P4">
<text:span text:style-name="T5">
foto：newmaker</text:span>
</text:p>
      <text:p text:style-name="P4">
5月1日，陶伯(Tauber)试图飞往达兹雷尔(Daizrael)时被拘留在机场。</text:p>
      <text:p text:style-name="P4">
在此之前，4月28日，检察官因更改议会事件的代表而被送往法院，4月29日，她的律师要求推迟考虑此请求的日期，以使Tauber可以飞往以色列。</text:p>
      <text:p text:style-name="P4">
代理人目前正在逮捕房屋。</text:p>
      <text:p text:style-name="P4">
<text:span text:style-name="T4">
另请阅读：</text:span>
 <text:span text:style-name="T4">
 [在摩尔多瓦(Moldova(https://www.ukrinform.ua/rubric-world/3703021-u-moldovi-zatrimali-vicegolovu-prorosijskoi-partii-sor-tauber.html)</text:span>
</text:p>
      <text:p text:style-name="P4">
5月26日，摩尔多瓦议会投票决定剥夺陶伯副手的细分，以便将其案件提交法庭。</text:p>
      <text:p text:style-name="P4">
正如乌克林福姆报道的那样，4月13日，Chisinau上诉会议厅_ <text:span text:style-name="T4">
 [PinileDaleputat-Figitive，党的“ Shore” Ilana Shore的负责人，最高15年。(https://www.ukrinform.ua/rubric-world/3695626-u-moldovi-zasudili-do-15-rokiv-vaznici-lidera-prorosijskoi-partii-sor.html)</text:span>
 _与没收的50亿雷(超过2.7亿美元).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2022年10月26日，美国财政部宣布对摩尔多瓦的9人和12个组织进行制裁，这些组织被认为是“克里姆林宫恶意影响的永久性运动”，并参与了系统性腐败。共和国。 尤其是摩尔多瓦·奥格里格(Moldovan Ogligaghs)弗拉基米尔·普拉霍特(Vladimir Plahotniuk)和伊兰海岸(Ilan Shore)受到制裁。</text:p>
      <text:p text:style-name="P4">
亲俄罗斯政党“海岸”的代表反复组织了摩尔多瓦的反对派，以破坏该国的局势。</text:p>
      <text:p text:style-name="P4">
News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荞麦和甜菜根 -  IAE</text:span>
</text:h>
      <text:p text:style-name="P4">
作者: Ukrinform (Person)</text:p>
      <text:p text:style-name="P4">
出版商: Укринформ (Organization)</text:p>
      <text:p text:style-name="P4">
出版时间: 2023-05-29T-128:56:32+03:00</text:p>
      <text:p text:style-name="P4">
修改时间: 2023-05-29T15:56:32+03:00</text:p>
      <text:p text:style-name="P4">
描述: 2023年4月，2023年4月，荞麦和甜菜最跌倒（与2022年12月相比）。  - 乌克林。</text:p>
      <text:p text:style-name="P4">
图片: ['<text:a xlink:type="simple" xlink:href="https://static.ukrinform.com/photos/2017_02/thumb_files/630_360_1486556560-2668-grecka.jpg" text:style-name="Internet_20_link" text:visited-style-name="Visited_20_Internet_20_Link">
630_360_14865...</text:a>
']</text:p>
      <text:p text:style-name="P4">
标签: ['Ціни', 'Гречка', 'Продукти', 'Овочі']</text:p>
      <text:p text:style-name="P4">
类型: Article</text:p>
      <!--METADATA-->
      <text:p text:style-name="P4">
<draw:frame draw:style-name="fr1" draw:name="Image18" text:anchor-type="as-char" svg:width="6.9236in" svg:height="3.956343in" draw:z-index="0">
<draw:image xlink:href="../Images/yкринформ/2023-05-29T-128-56-32-03-00/630_360_1486556560-2668-grecka.jpg" xlink:type="simple" xlink:show="embed" xlink:actuate="onLoad" draw:mime-type="image/jpeg"/>
</draw:frame>
2023年4月在乌克兰，最便宜(与2022年12月相比)荞麦和甜菜。</text:p>
      <text:p text:style-name="P4">
国家科学中心“农业经济研究所”主任尤里·卢本科(Yuriy Lupenko)表示，这是乌克林福称的，参考<text:a xlink:type="simple" xlink:href="http://www.iae.org.ua/presscentre/archnews/3607-hrechani-krupy-ta-buryak-staly-lideramy-zdeshevlennya-produktiv-kharchuvannya-yuriy-lupenko.html" text:style-name="Internet_20_link" text:visited-style-name="Visited_20_Internet_20_Link">
新闻服务研究所</text:a>
。</text:p>
      <text:p text:style-name="P4">
他指出，在2023年4月，荞麦的消费价格在2022年12月的甜菜价格下降了19.9％，降低了20％。 根据卢本科(Lupenko)的说法，33个食物名称的大幅下降，即乌克兰州统计服务的消费价格后验证后的验证志。</text:p>
      <text:p text:style-name="P4">
该研究所的负责人说，今年4月与2022年12月，小麦谷物的价格显着下降(-7％)， 蛋(-6,9％)， 如图(-4,9％)， 大麦(-3.3％)和曼尼(-2,9％)go吟。 此外，脂肪被降低(-2,3％)， 葵花籽油(-1,8％)和小麦面粉(-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反对四月三月的甜菜根最重要的价格(-9,9％)， 蛋(-8,4％)和荞麦(-4.2％)， 如图(-1,6％)， 葵花籽油(-1,4％)， 团体(-1,1％)， 土豆(-0,6％)，麦面粉(-0,4％)和糖(-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卷心菜(+83,5％)塔基布(+72％).</text:p>
      <text:p text:style-name="P4">
При цьому, у квітні проти березня продовжили дорожчати яблука (+18.6％)， 胡萝卜(+11％)， 猪肉(+8.5％)， 卷心菜(+6,9％)， 小米(+3.3％)，婴儿食品的牛奶混合物(+3,1％)和牛肉(+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根据研究所科学家的预测估计，在不久的将来，有必要找到蔬菜群，面粉，谷物，鸡蛋和乳制品的产品的欢呼。</text:p>
      <text:p text:style-name="P4">
据乌克林福姆报道，2023年4月，乌克兰的食品价格比上个月上涨了0.3％。 根据农业经济研究所的说法，它是从完整互动开始开始的最低指标。</text:p>
      <text:p text:style-name="P4">
News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在以色列抗议海军陆战队的“铁穹顶”</text:span>
</text:h>
      <text:p text:style-name="P4">
作者: Ukrinform (Person)</text:p>
      <text:p text:style-name="P4">
出版商: Укринформ (Organization)</text:p>
      <text:p text:style-name="P4">
出版时间: 2023-05-29T-130:53:29+03:00</text:p>
      <text:p text:style-name="P4">
修改时间: 2023-05-29T15:53:29+03:00</text:p>
      <text:p text:style-name="P4">
描述: 在以色列，已经对铁圆顶系统进行了一系列成功的测试（国际分类称为C-DOME）。  - 乌克林。</text:p>
      <text:p text:style-name="P4">
图片: ['<text:a xlink:type="simple" xlink:href="https://static.ukrinform.com/photos/2023_05/thumb_files/630_360_1685364668-205.jpg" text:style-name="Internet_20_link" text:visited-style-name="Visited_20_Internet_20_Link">
630_360_16853...</text:a>
']</text:p>
      <text:p text:style-name="P4">
标签: ['Ізраїль', 'Ракета', 'Випробування']</text:p>
      <text:p text:style-name="P4">
类型: Article</text:p>
      <!--METADATA-->
      <text:p text:style-name="P4">
<draw:frame draw:style-name="fr1" draw:name="Image19" text:anchor-type="as-char" svg:width="6.9236in" svg:height="3.956343in" draw:z-index="0">
<draw:image xlink:href="../Images/yкринформ/2023-05-29T-130-53-29-03-00/630_360_1685364668-205.jpg" xlink:type="simple" xlink:show="embed" xlink:actuate="onLoad" draw:mime-type="image/jpeg"/>
</draw:frame>
Vizraeli进行了一系列成功的测试系统，内容涉及海上基地的铁圆顶(在国际分类中称为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作为测试的一部分，发射了用于教育目的的火箭 -  Magen -6 Magen Corvette Corvette。 这些尸体现在使用塔纳尔武器。</text:p>
      <text:p text:style-name="P4">
<text:span text:style-name="T4">
另请阅读：</text:span>
 <text:a xlink:type="simple" xlink:href="https://www.ukrinform.ua/rubric-ato/3714407-izrailska-model-bezpeki-ukraini-ce-tocno-pidijde.html" text:style-name="Internet_20_link" text:visited-style-name="Visited_20_Internet_20_Link">
以色列安全模型：乌克兰完全合适？</text:a>
一系列试验包括对武装冲突期间马格森可能面临的当前和未来威胁的建模(在数字中).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国防部长何瓦·加兰蒂(Joava Galanti)表示，海洋宽广的铁圆顶是“在国防的发展中迈出的重要一步，该国提供了对海洋的态度，并为海洋领域提供了更多的作战机会。”</text:p>
      <text:p text:style-name="P4">
正如乌克林福姆报道的那样，土耳其表现出了同时由八台海上无人机制作的人造单位。</text:p>
      <text:p text:style-name="P4">
照片：以色列国防部</text:p>
      <text:p text:style-name="P4">
News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罗特：帮助乌克兰捍卫不是一个选择，应该做到这一点</text:span>
</text:h>
      <text:p text:style-name="P4">
作者: Ukrinform (Person)</text:p>
      <text:p text:style-name="P4">
出版商: Укринформ (Organization)</text:p>
      <text:p text:style-name="P4">
出版时间: 2023-05-29T-13:09:00+03:00</text:p>
      <text:p text:style-name="P4">
修改时间: 2023-05-29T23:09:00+03:00</text:p>
      <text:p text:style-name="P4">
描述: 荷兰在各种可能的方式支持乌克兰； 从加强防空系统到F-16飞行员培训的早期开始。  - 乌克林。</text:p>
      <text:p text:style-name="P4">
图片: ['<text:a xlink:type="simple" xlink:href="https://static.ukrinform.com/photos/2023_05/thumb_files/630_360_1683203216-386.jpeg" text:style-name="Internet_20_link" text:visited-style-name="Visited_20_Internet_20_Link">
630_360_16832...</text:a>
']</text:p>
      <text:p text:style-name="P4">
标签: ['Літак', 'Нідерланди', 'Рютте', 'Герой України', 'Війна з Росією', 'F-16']</text:p>
      <text:p text:style-name="P4">
类型: Article</text:p>
      <!--METADATA-->
      <text:p text:style-name="P4">
<draw:frame draw:style-name="fr1" draw:name="Image20" text:anchor-type="as-char" svg:width="6.9236in" svg:height="3.956343in" draw:z-index="0">
<draw:image xlink:href="../Images/yкринформ/2023-05-29T-13-09-00-03-00/630_360_1683203216-386.jpeg" xlink:type="simple" xlink:show="embed" xlink:actuate="onLoad" draw:mime-type="image/jpeg"/>
</draw:frame>
荷兰在各种可能的方式支持乌克兰； 从增强系统防御到F-16飞行员训练的早期开始。</text:p>
      <text:p text:style-name="P4">
荷兰总理马克·鲁特(Mark Rutte)在<text:a xlink:type="simple" xlink:href="https://twitter.com/MinPres/status/1663251995350663168" text:style-name="Internet_20_link" text:visited-style-name="Visited_20_Internet_20_Link">
Twitter</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为了帮助乌克兰捍卫自己是一种非选择性，必须做到这一点。 荷兰将继续根据需要支持乌克兰人。 消息还将是欧洲政治社会在奇西诺(Chisinau)的完整时间峰会的关键标点符号。”</text:p>
      <text:p text:style-name="Quotations">

<text:p text:style-name="P4">
基夫是opnieuw het doolwit gewest gewest van barbaarse luchtaanvallen，gelukkig&gt;
 met beperkt效果dankzij de patriot-luchtverdedigingssystem。 ik Sprak&gt;
 Zojuist Met <text:a xlink:type="simple" xlink:href="https://twitter.com/ZelenskyyUa" text:style-name="Internet_20_link" text:visited-style-name="Visited_20_Internet_20_Link">
@ZelenskyYua&gt;
</text:a>
并重复说&gt;
荷兰致力于以各种可能的方式支持乌克兰； Van&gt;
 IT ... &gt;
&gt;
  -  Mark Rutte(@minpres)<text:a xlink:type="simple" xlink:href="https://twitter.com/MinPres/status/1663251995350663168" text:style-name="Internet_20_link" text:visited-style-name="Visited_20_Internet_20_Link">
5月29日，2023年&gt;
</text:a>
正如乌克林福姆(Ukrinform)所报道的那样，荷兰研究政府并与盟友讨论了在训练飞行员后将F-16飞机转移到乌克兰的可能性。</text:p>

</text:p>
      <text:p text:style-name="P4">
<text:span text:style-name="T4">
另请阅读：</text:span>
 <text:span text:style-name="T4">
 <text:a xlink:type="simple" xlink:href="https://www.ukrinform.ua/rubric-ato/3715342-hoca-b-34-eskadrili-f16-nacalnik-aviacii-rozpoviv-ak-ukraina-moze-otrimati-perevagu-u-povitri.html" text:style-name="Internet_20_link" text:visited-style-name="Visited_20_Internet_20_Link">
至少3-4 F-16中队：航空公司负责人告诉乌克兰如何在空中获得优势</text:a>
</text:span>
</text:p>
      <text:p text:style-name="P4">
荷兰有42名F-16战斗机正在使用，其中24架被使用，直到2024年中期才能发送到乌克兰。 在其余的18条腿中，有10个将出售给Draken International，但在2022年，政府推迟了本协议的实施而没有解释原因，指的是商业机密性。</text:p>
      <text:p text:style-name="P4">
该出版物指出，乌克兰可能会在2024年在培训时间表中撤销了陆军Neserland目前使用的24架飞机中的一些F-16或一些飞机。丹麦和荷兰将领导联盟在F-16中准备乌克兰飞行员。与美国合作，这些国家将开始开发一个教育篮子，以复杂的乌克兰飞行员准备。 还提出了挪威，比利时，葡萄牙和波兰。</text:p>
      <text:p text:style-name="P4">
News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哈勃在鲸鱼星座中显示出“孤独”的螺旋星系</text:span>
</text:h>
      <text:p text:style-name="P4">
作者: Ukrinform (Person)</text:p>
      <text:p text:style-name="P4">
出版商: Укринформ (Organization)</text:p>
      <text:p text:style-name="P4">
出版时间: 2023-05-29T-152:30:00+03:00</text:p>
      <text:p text:style-name="P4">
修改时间: 2023-05-29T14:30:00+03:00</text:p>
      <text:p text:style-name="P4">
描述: NASA/ESA HUBBLE太空望远镜用高级摄像头拍摄，用于调查室，NGC 298螺旋星系。</text:p>
      <text:p text:style-name="P4">
图片: ['<text:a xlink:type="simple" xlink:href="https://static.ukrinform.com/photos/2020_12/thumb_files/630_360_1609239645-808.jpg" text:style-name="Internet_20_link" text:visited-style-name="Visited_20_Internet_20_Link">
630_360_16092...</text:a>
']</text:p>
      <text:p text:style-name="P4">
标签: ['Космос', 'NASA', 'Телескоп', 'Hubble', 'Галактика']</text:p>
      <text:p text:style-name="P4">
类型: Article</text:p>
      <!--METADATA-->
      <text:p text:style-name="P4">
<draw:frame draw:style-name="fr1" draw:name="Image21" text:anchor-type="as-char" svg:width="6.9236in" svg:height="3.956343in" draw:z-index="0">
<draw:image xlink:href="../Images/yкринформ/2023-05-29T-152-30-00-03-00/630_360_1609239645-808.jpg" xlink:type="simple" xlink:show="embed" xlink:actuate="onLoad" draw:mime-type="image/jpeg"/>
</draw:frame>
NASA/ESA HUBBLE太空望远镜归功于AdvanceCamera进行的调查，NGC 298螺旋星系。</text:p>
      <text:p text:style-name="P4">
据报道<text:a xlink:type="simple" xlink:href="https://esahubble.org/images/potw2322a/" text:style-name="Internet_20_link" text:visited-style-name="Visited_20_Internet_20_Link">
天文台</text:a>
，报道乌克林福姆。</text:p>
      <text:p text:style-name="P4">
NGC 298在鲸鱼的星座上约为8900万光年，在此图像中看起来只有几个<text:a xlink:type="simple" xlink:href="https://www.ukrinform.ua/tag-galaktika" text:style-name="Internet_20_link" text:visited-style-name="Visited_20_Internet_20_Link">
星系</text:a>
前一个计划的明星伴随着一个“孤独”的银河系。</text:p>
      <text:p text:style-name="P4">
照片：ESA/Hubble&amp;NASA，C。Kilpatrick</text:p>
      <text:p text:style-name="P4">
值得注意的是，改进的哈勃摄像机记录了NGC 298，这是对II型超级明星起源的研究的一部分。</text:p>
      <text:p text:style-name="P4">
所有超级型II类型都是由于崩溃和随后的大量恒星爆炸而形成的，但它们可以创造出惊人的亮度和光谱特征。</text:p>
      <text:p text:style-name="P4">
*!(https://www.ukrinform.ua/rubric-technology/3696926-hubble-pokazav-spiralnu-galaktiku-z-peremickou-u-suziri-ribi.html)天文学家认为，这种太空烟花的种类可以与恒星清除气体和灰尘有关，这随后会引起超新星。</text:p>
      <text:p text:style-name="P4">
正如乌克林福姆报道的那样，太空望远镜NASA/ESA Hubble拍摄了宽场摄像头3摄像头(WFC3)<text:a xlink:type="simple" xlink:href="https://www.ukrinform.ua/rubric-technology/3712478-hubble-pokazav-meduzopodibnu-galaktiku-so-drejfue-u-plazmi.html" text:style-name="Internet_20_link" text:visited-style-name="Visited_20_Internet_20_Link">
Meduzzbnu Galaxy JW39</text:a>
，在维罗妮卡的星座中。</text:p>
      <text:p text:style-name="P4">
News Source: <text:a xlink:type="simple" xlink:href="https://www.ukrinform.ua/rubric-technology/3715602-hubble-pokazav-samotnu-spiralnu-galaktiku-v-suziri-kita.html" text:style-name="Internet_20_link" text:visited-style-name="Visited_20_Internet_20_Link">
https://www.ukrinform.ua/rubric-technology/3715602-hubble-pokazav-samotnu-spiralnu-galaktiku-v-suziri-kita.html</text:a>
</text:p>
      <!--NEWS-->
      <text:h text:style-name="P10" text:outline-level="1">
<text:span text:style-name="T4">
在基辅，由于火箭碎片的倒塌，许多手推车被暂停</text:span>
</text:h>
      <text:p text:style-name="P4">
作者: Ukrinform (Person)</text:p>
      <text:p text:style-name="P4">
出版商: Укринформ (Organization)</text:p>
      <text:p text:style-name="P4">
出版时间: 2023-05-29T-155:29:00+03:00</text:p>
      <text:p text:style-name="P4">
修改时间: 2023-05-29T14:29:00+03:00</text:p>
      <text:p text:style-name="P4">
描述: 在基辅，由于俄罗斯火箭的碎片倒塌，在斯蒂芬·班德拉大街（Stepan Bandera Avenue）的路线上悬挂了手推车。  - 乌克林。</text:p>
      <text:p text:style-name="P4">
图片: ['<text:a xlink:type="simple" xlink:href="https://static.ukrinform.com/photos/2023_05/thumb_files/630_360_1685354358-635.jpg" text:style-name="Internet_20_link" text:visited-style-name="Visited_20_Internet_20_Link">
630_360_16853...</text:a>
']</text:p>
      <text:p text:style-name="P4">
标签: ['Ракета', 'Київ', 'тролейбус', 'Війна з Росією']</text:p>
      <text:p text:style-name="P4">
类型: Article</text:p>
      <!--METADATA-->
      <text:p text:style-name="P4">
<draw:frame draw:style-name="fr1" draw:name="Image23" text:anchor-type="as-char" svg:width="6.9236in" svg:height="3.956343in" draw:z-index="0">
<draw:image xlink:href="../Images/yкринформ/2023-05-29T-155-29-00-03-00/630_360_1685354358-635.jpg" xlink:type="simple" xlink:show="embed" xlink:actuate="onLoad" draw:mime-type="image/jpeg"/>
</draw:frame>
在基辅，由于俄罗斯火箭的碎片掉落，沿着Stepan Bandera Prospekt的路线沿着路线行驶。</text:p>
      <text:p text:style-name="P4">
根据乌克林福姆的说法，基辅市政府报告UV <text:a xlink:type="simple" xlink:href="https://t.me/KyivCityOfficial/6823" text:style-name="Internet_20_link" text:visited-style-name="Visited_20_Internet_20_Link">
Telegram</text:a>
。</text:p>
      <text:p text:style-name="P4">
Obolonsky Avenue说：“延迟了Stepan Bandera Avenue的25、27、29、30、30号手推车的运动。”</text:p>
      <text:p text:style-name="P4">
值得注意的是，由于碎片的倒塌，警察挡住了车道。 负责城市服务的分布。</text:p>
      <text:p text:style-name="P4">
<text:span text:style-name="T4">
另请阅读：</text:span>
 <text:a xlink:type="simple" xlink:href="https://www.ukrinform.ua/rubric-ato/3715551-sistnadcata-rosijska-ataka-za-traven-poperedno-usi-cili-nad-kievom-znisili.html" text:style-name="Internet_20_link" text:visited-style-name="Visited_20_Internet_20_Link">
5月的第十六次俄罗斯袭击：以前，基辅的所有装饰品都被摧毁了</text:a>
也<text:a xlink:type="simple" xlink:href="https://t.me/KyivCityOfficial/6823" text:style-name="Internet_20_link" text:visited-style-name="Visited_20_Internet_20_Link">
延迟</text:a>
小车街38号街38号的运动朝着地铁站“ Vydubichi”的方向移动。</text:p>
      <text:p text:style-name="P4">
随后，由于脆弱的火箭倒塌而延迟了许多手推车的运动<text:a xlink:type="simple" xlink:href="https://t.me/KyivCityOfficial/6825" text:style-name="Internet_20_link" text:visited-style-name="Visited_20_Internet_20_Link">
恢复</text:a>
。</text:p>
      <text:p text:style-name="P4">
正如乌克林福姆报道的那样，在空气焦虑期间，在基辅(Kyiv)在基辅(Kyiv)(在三个地区发生了几次强大的爆炸，他们发现了六个火箭片的碎片](https://www.ukrinform.ua/rubric-kyiv/3715489-u-kievi-cutno-vibuhi-pracue-vpo.html)s</text:p>
      <text:p text:style-name="P4">
照片：KMVA</text:p>
      <text:p text:style-name="P4">
News Source: <text:a xlink:type="simple" xlink:href="https://www.ukrinform.ua/rubric-kyiv/3715552-u-kievi-zatrimuetsa-ruh-nizki-trolejbusiv-cerez-padinna-ulamka-raketi.html" text:style-name="Internet_20_link" text:visited-style-name="Visited_20_Internet_20_Link">
https://www.ukrinform.ua/rubric-kyiv/3715552-u-kievi-zatrimuetsa-ruh-nizki-trolejbusiv-cerez-padinna-ulamka-raketi.html</text:a>
</text:p>
      <!--NEWS-->
      <text:h text:style-name="P10" text:outline-level="1">
<text:span text:style-name="T4">
青年世界杯2023足球：四分之一决赛选手将在6月2日之前确定</text:span>
</text:h>
      <text:p text:style-name="P4">
作者: Ukrinform (Person)</text:p>
      <text:p text:style-name="P4">
出版商: Укринформ (Organization)</text:p>
      <text:p text:style-name="P4">
出版时间: 2023-05-29T-16:56:00+03:00</text:p>
      <text:p text:style-name="P4">
修改时间: 2023-05-29T22:56:00+03:00</text:p>
      <text:p text:style-name="P4">
描述: 2023年青年世界杯足球：四分之一决赛选手将于5月30日确定。</text:p>
      <text:p text:style-name="P4">
图片: ['<text:a xlink:type="simple" xlink:href="https://static.ukrinform.com/photos/2023_05/thumb_files/630_360_1685389002-422.jpeg" text:style-name="Internet_20_link" text:visited-style-name="Visited_20_Internet_20_Link">
630_360_16853...</text:a>
']</text:p>
      <text:p text:style-name="P4">
标签: ['Чемпіонат світу', 'Футбол', 'Молодь']</text:p>
      <text:p text:style-name="P4">
类型: Article</text:p>
      <!--METADATA-->
      <text:p text:style-name="P4">
<draw:frame draw:style-name="fr1" draw:name="Image24" text:anchor-type="as-char" svg:width="6.9236in" svg:height="3.956343in" draw:z-index="0">
<draw:image xlink:href="../Images/yкринформ/2023-05-29T-16-56-00-03-00/630_360_1685389002-422.jpeg" xlink:type="simple" xlink:show="embed" xlink:actuate="onLoad" draw:mime-type="image/jpeg"/>
</draw:frame>
青年世界杯2023足球：四分之一决赛选手将于5月30日确定</text:p>
      <text:p text:style-name="P4">
在阿根廷，再次再次(20岁以下的球员).</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回想一下，现任世界青年冠军的冠军是乌克兰国家队，该队在2019年在波兰赢得了冠军。</text:p>
      <text:p text:style-name="P4">
2021足球世界杯(U20)大流行没有进行。</text:p>
      <text:p text:style-name="P4">
照片：乌克兰的Getty Images/Global Images。</text:p>
      <text:p text:style-name="P4">
News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世界上没有其他人比乌克兰人更有效地使用武器对邪恶-Zelensky</text:span>
</text:h>
      <text:p text:style-name="P4">
作者: Ukrinform (Person)</text:p>
      <text:p text:style-name="P4">
出版商: Укринформ (Organization)</text:p>
      <text:p text:style-name="P4">
出版时间: 2023-05-29T-18:49:00+03:00</text:p>
      <text:p text:style-name="P4">
修改时间: 2023-05-29T22:49:00+03:00</text:p>
      <text:p text:style-name="P4">
描述: 沃迪米尔·泽伦斯基（Volodymyr Zelensky）总统宣布准备加强乌克兰保护的步骤，并确保别无选择，可以完全解放乌克兰土地。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Ракета', 'Зеленський', 'Війна з Росією']</text:p>
      <text:p text:style-name="P4">
类型: Article</text:p>
      <!--METADATA-->
      <text:p text:style-name="P4">
<draw:frame draw:style-name="fr1" draw:name="Image25" text:anchor-type="as-char" svg:width="6.9236in" svg:height="3.956343in" draw:z-index="0">
<draw:image xlink:href="../Images/yкринформ/2023-05-29T-18-49-00-03-00/630_360_1685119271-129.jpeg" xlink:type="simple" xlink:show="embed" xlink:actuate="onLoad" draw:mime-type="image/jpeg"/>
</draw:frame>
总统沃罗迪米尔·泽伦斯基(Volodymyr Zelensky)宣布准备加强乌克兰辩护的步骤，并保证将没有，并且将无法完全释放乌克兰土地。</text:p>
      <text:p text:style-name="P4">
他在[晚上视频]中指出了这一点(https://t.me/V_Zelenskiy_official/6407)，报道乌克林福姆。</text:p>
      <text:p text:style-name="P4">
“我们正在与合作伙伴一起准备新的步骤，以加强我们的保护。 以及其他主动动作。 完全解放了我们的土地。 Zelensky说：“将无法完全保护我们的价值。”</text:p>
      <text:p text:style-name="P4">
总统感谢所有了解尊重人类生命，人类自由和国际法的合作伙伴 - 这些价值观对于任何妥协都是不可能的。</text:p>
      <text:p text:style-name="P4">
<text:span text:style-name="T4">
另请阅读：</text:span>
 <text:a xlink:type="simple" xlink:href="https://www.ukrinform.ua/rubric-ato/3715797-zelenskij-obgovoriv-z-premerom-niderlandiv-posilenna-ppo-i-stvorenna-aviakoalicii.html" text:style-name="Internet_20_link" text:visited-style-name="Visited_20_Internet_20_Link">
<text:span text:style-name="T4">
 Zelensk </text:span>
 d与荷兰总理防空和航空公司的创建讨论</text:a>
同时，他说，在最后一天，只有几次俄罗斯恐怖袭击发生了一天，当时敌人使用了由安全气囊控制的Shakhda，有翼和洗礼导弹。</text:p>
      <text:p text:style-name="P4">
国家元首感谢乌克兰防空，所有的防守者和天空的捍卫者，因为直到今天才挽救了至少一百个生命，而大多数“ shahmed”和火箭都被击落了。</text:p>
      <text:p text:style-name="P4">
同时，他强调，每一次这种恐怖袭击都将乌克兰人带回了世界明显的结论：俄罗斯想走到邪恶的尽头，也就是说，因为没有邪恶，也没有邪恶除病变以外的其他末端，世界必须看到恐怖失败。</text:p>
      <text:p text:style-name="P4">
<text:span text:style-name="T4">
另请阅读：</text:span>
 <text:a xlink:type="simple" xlink:href="https://www.ukrinform.ua/rubric-ato/3715793-zelenskij-pro-raketni-udari-rf-svit-povinen-baciti-so-teror-prograe.html" text:style-name="Internet_20_link" text:visited-style-name="Visited_20_Internet_20_Link">
<text:span text:style-name="T4">
 Zelens </text:span>
俄罗斯联邦的火箭笔触：世界应该看到恐怖失败</text:a>
“我们的成功，加油，我们的成功，压力，也将使俄罗斯赋予俄罗斯的一切邪恶表现。 我们将摧毁这个邪恶。 没有其他人的Svita比乌克兰人更有效地使用针对邪恶的武器，”  -  Thezelensky说。</text:p>
      <text:p text:style-name="P4">
据报道，在5月29日的每日袭击中，俄罗斯人<text:a xlink:type="simple" xlink:href="https://www.ukrinform.ua/rubric-ato/3715591-vorog-vipustiv-po-kiivsini-11-balisticnih-i-krilatih-raket-iskander-ppo-znisila-vsi-cili.html" text:style-name="Internet_20_link" text:visited-style-name="Visited_20_Internet_20_Link">
释放了Livivshchyna 11弹道和有翼的导弹“ Iskander”</text:a>
，防空军摧毁了所有目标。在5月，俄罗斯人已经对基辅进行了16次强烈的火箭袭击。</text:p>
      <text:p text:style-name="P4">
News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在土耳其，叙利亚政权谴责了一艘渔船</text:span>
</text:h>
      <text:p text:style-name="P4">
作者: Ukrinform (Person)</text:p>
      <text:p text:style-name="P4">
出版商: Укринформ (Organization)</text:p>
      <text:p text:style-name="P4">
出版时间: 2023-05-29T-20:37:00+03:00</text:p>
      <text:p text:style-name="P4">
修改时间: 2023-05-29T22:37:00+03:00</text:p>
      <text:p text:style-name="P4">
描述: 土耳其谴责土耳其渔船国际水域中的炮击，以确保叙利亚的安全，该安全人员受到两名渔民的伤害，船受到了损坏。  - 乌克林。</text:p>
      <text:p text:style-name="P4">
图片: ['<text:a xlink:type="simple" xlink:href="https://static.ukrinform.com/photos/2017_03/thumb_files/630_360_1489304562-3261.jpg" text:style-name="Internet_20_link" text:visited-style-name="Visited_20_Internet_20_Link">
630_360_14893...</text:a>
']</text:p>
      <text:p text:style-name="P4">
标签: ['Обстріл', 'Сирія', 'Туреччина', 'Човен']</text:p>
      <text:p text:style-name="P4">
类型: Article</text:p>
      <!--METADATA-->
      <text:p text:style-name="P4">
<draw:frame draw:style-name="fr1" draw:name="Image26" text:anchor-type="as-char" svg:width="6.9236in" svg:height="3.956343in" draw:z-index="0">
<draw:image xlink:href="../Images/yкринформ/2023-05-29T-20-37-00-03-00/630_360_1489304562-3261.jpg" xlink:type="simple" xlink:show="embed" xlink:actuate="onLoad" draw:mime-type="image/jpeg"/>
</draw:frame>
土耳其谴责在叙利亚安全的土耳其渔船的国际水域中炮击，该船受到两名渔民的伤害，该船受到了损坏。</text:p>
      <text:p text:style-name="P4">
乌克林福姆报道，土耳其土耳其外交部发言人的一份声明在一份声明中指出。</text:p>
      <text:p text:style-name="P4">
“我们谴责土耳其渔船“ Mahmutcan-1”的炮击，该船只从Adan Karatash港口，两艘船只。(5月28日)结果，船上有两名土耳其渔民和物质破坏。”声明在声明中说。</text:p>
      <text:p text:style-name="P4">
<text:span text:style-name="T4">
另请阅读：</text:span>
 <text:span text:style-name="T4">
 [以色列在军事物体上造成了空袭(https://www.ukrinform.ua/rubric-world/3715386-izrail-zavdav-aviaudariv-po-vijskovih-obektah-bila-stolici-sirii.html)</text:span>
</text:p>
      <text:p text:style-name="P4">
土耳其外交部还警告说，他们将密切监视国际水域中发生的事件的汇编的发展，并接受了萨曼达格检察官办公室的调查。</text:p>
      <text:p text:style-name="P4">
据乌克林福姆报道，今年1月，_ <text:span text:style-name="T4">
的旗帜下的“图兹拉”船<text:a xlink:type="simple" xlink:href="https://www.ukrinform.ua/rubric-ato/3659291-vid-rosijskogo-obstrilu-u-portu-hersona-zagorilosa-turecke-sudno-zmi.html" text:style-name="Internet_20_link" text:visited-style-name="Visited_20_Internet_20_Link">
由俄罗斯军队发射</text:a>
</text:span>
 _在Kherson港口。</text:p>
      <text:p text:style-name="P4">
News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Zelensky与荷兰总理讨论了加强防空和创造的</text:span>
</text:h>
      <text:p text:style-name="P4">
作者: Ukrinform (Person)</text:p>
      <text:p text:style-name="P4">
出版商: Укринформ (Organization)</text:p>
      <text:p text:style-name="P4">
出版时间: 2023-05-29T-22:25:00+03:00</text:p>
      <text:p text:style-name="P4">
修改时间: 2023-05-29T22:25:00+03:00</text:p>
      <text:p text:style-name="P4">
描述: 沃迪米尔·泽伦斯基（Volodymyr Zelensky）总统与荷兰总理马克·鲁特（Mark Rutte）讨论了加强俄罗斯火箭恐怖的恐怖，为乌克兰建立了航空联盟，并加强了乌克兰防空系统。  - 乌克林。</text:p>
      <text:p text:style-name="P4">
图片: ['<text:a xlink:type="simple" xlink:href="https://static.ukrinform.com/photos/2023_05/thumb_files/630_360_1685387918-485.jpg" text:style-name="Internet_20_link" text:visited-style-name="Visited_20_Internet_20_Link">
630_360_16853...</text:a>
']</text:p>
      <text:p text:style-name="P4">
标签: ['Нідерланди', 'Рютте', 'Зеленський']</text:p>
      <text:p text:style-name="P4">
类型: Article</text:p>
      <!--METADATA-->
      <text:p text:style-name="P4">
<draw:frame draw:style-name="fr1" draw:name="Image27" text:anchor-type="as-char" svg:width="6.9236in" svg:height="3.956343in" draw:z-index="0">
<draw:image xlink:href="../Images/yкринформ/2023-05-29T-22-25-00-03-00/630_360_1685387918-485.jpg" xlink:type="simple" xlink:show="embed" xlink:actuate="onLoad" draw:mime-type="image/jpeg"/>
</draw:frame>
Zelensky的总统鸿沟与荷兰总理马克·鲁特(Mark Rutteped)讨论了俄罗斯火箭恐怖的恐怖，为乌克兰建立了航空联盟，并加强了乌克兰防空系统。</text:p>
      <text:p text:style-name="P4">
国家元首在[电报]中报告了这一点(https://t.me/V_Zelenskiy_official/6408)，报道乌克林福姆。</text:p>
      <text:p text:style-name="P4">
“他正在与荷兰总理马克·鲁特(Mark Rutte)交谈。 报道了俄罗斯火箭恐怖侵略者对乌克兰的侵略。 他们谈到了恋爱联盟，涉及加强我们的防空。 我感谢包括安全在内的荷兰的领导支持。 我坚信它将继续进入。” Zelensky说。</text:p>
      <text:p text:style-name="P4">
<text:span text:style-name="T4">
另请阅读：</text:span>
 <text:span text:style-name="T4">
 <text:a xlink:type="simple" xlink:href="https://www.ukrinform.ua/rubric-polytics/3715762-zelenskij-zvernuvsa-do-amerikanciv-u-den-pamati.html" text:style-name="Internet_20_link" text:visited-style-name="Visited_20_Internet_20_Link">
Zelensky在记忆日转向美国人</text:a>
</text:span>
</text:p>
      <text:p text:style-name="P4">
据报道，<text:span text:style-name="T5">
 <text:span text:style-name="T4">
 <text:a xlink:type="simple" xlink:href="https://www.ukrinform.ua/rubric-ato/3714700-niderlandi-serjozno-rozgladaut-mozlivist-nadanna-f16-ukraini-rutte.html" text:style-name="Internet_20_link" text:visited-style-name="Visited_20_Internet_20_Link">
荷兰认真考虑授予乌克兰战士F-16的可能性</text:a>
</text:span>
 </text:span>
，但尚未做出最终决定。</text:p>
      <text:p text:style-name="P4">
<text:span text:style-name="T5">
foto：Volodymyr Zelenskyy，Telegram</text:span>
</text:p>
      <text:p text:style-name="P4">
News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JSC Kupiansk Directio Rusian军队炮击得很好，Krasne First，Figololivka，Novomlinsk，...</text:span>
</text:h>
      <text:p text:style-name="P4">
作者: liveuamap (Language: en)</text:p>
      <text:p text:style-name="P4">
时间: 2023-05-29T-22:49:00</text:p>
      <text:p text:style-name="P4">
地点: Kupiansk (Latitude:49.63784 Longtitude:37.91159)</text:p>
      <text:p text:style-name="P4">
视频: []</text:p>
      <text:p text:style-name="P4">
图片: []</text:p>
      <text:p text:style-name="P4">
标签: ["Russia"]</text:p>
      <text:p text:style-name="P4">
Id: 22566208</text:p>
      <!--METADATA-->
      <text:p text:style-name="P4">
在Kupiansk的指示，俄罗斯军队炮击了Kolodyazne，Krasne Pershe，Fyholivka，Novomlynsk，Dvorichna，Zapadne，Masutivka，Kyslivka，Kyslivka，Berestove ofkharkiv地区。 俄罗斯航空在乌克兰武装部队的武装部队的凯斯利夫卡进行了空袭</text:p>
      <text:p text:style-name="P4">
新闻集链接：<text:a xlink:type="simple" xlink:href="https://liveuamap.com/en/2023/29-may-at-kupiansk-direction-russian-army-shelled-kolodyazne" text:style-name="Internet_20_link" text:visited-style-name="Visited_20_Internet_20_Link">
https://liveuamap.com/en/2023/29-may-at-kupiansk-direction-russian-army-shelled-kolodyazne</text:a>
</text:p>
      <text:p text:style-name="P4">
News Source: <text:a xlink:type="simple" xlink:href="https://t.me/lumsrc/4930" text:style-name="Internet_20_link" text:visited-style-name="Visited_20_Internet_20_Link">
https://t.me/lumsrc/4930</text:a>
</text:p>
      <!--NEWS-->
      <text:h text:style-name="P10" text:outline-level="1">
<text:span text:style-name="T4">
入侵者被从克里姆林宫文件带到卢甘斯克</text:span>
</text:h>
      <text:p text:style-name="P4">
作者: Ukrinform (Person)</text:p>
      <text:p text:style-name="P4">
出版商: Укринформ (Organization)</text:p>
      <text:p text:style-name="P4">
出版时间: 2023-05-29T-24:17:00+03:00</text:p>
      <text:p text:style-name="P4">
修改时间: 2023-05-29T22:17:00+03:00</text:p>
      <text:p text:style-name="P4">
描述: 俄罗斯侵入性部队从前线带来了更“平静”的卢甘斯克文件。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Окупація', 'Луганськ', 'Війна з Росією', 'Кремінна ']</text:p>
      <text:p text:style-name="P4">
类型: Article</text:p>
      <!--METADATA-->
      <text:p text:style-name="P4">
<draw:frame draw:style-name="fr1" draw:name="Image28" text:anchor-type="as-char" svg:width="6.9236in" svg:height="3.956343in" draw:z-index="0">
<draw:image xlink:href="../Images/yкринформ/2023-05-29T-24-17-00-03-00/630_360_1668461240-442.jpg" xlink:type="simple" xlink:show="embed" xlink:actuate="onLoad" draw:mime-type="image/jpeg"/>
</draw:frame>
Rusinessearbnitsky部队被带到Zprurontov Kremlin的更“平静”的卢甘斯克文件。</text:p>
      <text:p text:style-name="P4">
根据乌克林福姆的说法，它报道了<text:a xlink:type="simple" xlink:href="https://sprotyv.mod.gov.ua/okupanty-vyvozyat-dokumenty-z-kreminnoyi/" text:style-name="Internet_20_link" text:visited-style-name="Visited_20_Internet_20_Link">
国家抵抗中心。</text:a>
“俄罗斯人被出口到暂时占领的<text:a xlink:type="simple" xlink:href="https://www.ukrinform.ua/tag-luhansk" text:style-name="Internet_20_link" text:visited-style-name="Visited_20_Internet_20_Link">
卢甘斯克</text:a>
国家组成部分的文件。 国家抵抗中心感谢我们的地下，这已知。 我们敦促继续告知入侵者的信息和位置，以加速我们的着陆雨军部队的解放。</text:p>
      <text:p text:style-name="P4">
<text:span text:style-name="T4">
另请阅读：</text:span>
 <text:a xlink:type="simple" xlink:href="https://www.ukrinform.ua/rubric-crimea/3715242-cubarov-zaklikae-pisla-deokupacii-krimu-znisiti-vsi-pamatniki-vstanovleni-rosianami.html" text:style-name="Internet_20_link" text:visited-style-name="Visited_20_Internet_20_Link">
Chubarov在克里米亚(Crimea)占领之后打电话摧毁俄罗斯人安装的所有回忆录</text:a>
正如中枢神经系统报道的那样，<text:a xlink:type="simple" xlink:href="https://sprotyv.mod.gov.ua/okupanty-vyvozyat-tayemnu-vijskovu-dokumentatsiyu-z-krymu-do-rf/" text:style-name="Internet_20_link" text:visited-style-name="Visited_20_Internet_20_Link">
5月初，俄罗斯人出口了军事工作</text:a>
从临时占领的克里米亚到俄罗斯联邦领土。</text:p>
      <text:p text:style-name="P4">
News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在莱曼（Lyman）的方向上，俄罗斯军队炮击了卢汉斯（Luhansk）地区的比洛霍利夫卡（Nevske）； 托尔斯克，韦克恩...</text:span>
</text:h>
      <text:p text:style-name="P4">
作者: liveuamap (Language: en)</text:p>
      <text:p text:style-name="P4">
时间: 2023-05-29T-25:49:00</text:p>
      <text:p text:style-name="P4">
地点: Lyman (Latitude:49.36192 Longtitude:37.95794)</text:p>
      <text:p text:style-name="P4">
视频: []</text:p>
      <text:p text:style-name="P4">
图片: []</text:p>
      <text:p text:style-name="P4">
标签: ["Russia"]</text:p>
      <text:p text:style-name="P4">
Id: 22566206</text:p>
      <!--METADATA-->
      <text:p text:style-name="P4">
在莱曼(Lyman)方向，俄罗斯军队炮击了卢汉斯克(Luhansk)地区的bilohorivka； 卡尔基夫地区Yahidne的俄罗斯航空导入的空袭； Serhiyivka，Bilohorivka ofluhansk地区； Ivanivka，Spirne，Ray-Oleksandrivka，顿涅茨克地区的Vesele，乌克兰武装部队的总参谋部在早晨的报告中说</text:p>
      <text:p text:style-name="P4">
新闻集链接：<text:a xlink:type="simple" xlink:href="https://liveuamap.com/en/2023/29-may-at-lyman-direction-russian-army-shelled-nevske-bilohorivka" text:style-name="Internet_20_link" text:visited-style-name="Visited_20_Internet_20_Link">
https://liveuamap.com/en/2023/29-may-at-lyman-direction-russian-marmy-shelled-nevske-bilohorivka</text:a>
</text:p>
      <text:p text:style-name="P4">
News Source: <text:a xlink:type="simple" xlink:href="https://t.me/lumsrc/4931" text:style-name="Internet_20_link" text:visited-style-name="Visited_20_Internet_20_Link">
https://t.me/lumsrc/4931</text:a>
</text:p>
      <!--NEWS-->
      <text:h text:style-name="P10" text:outline-level="1">
<text:span text:style-name="T4">
总统与Erdogan进行了交谈</text:span>
</text:h>
      <text:p text:style-name="P4">
作者: Ukrinform (Person)</text:p>
      <text:p text:style-name="P4">
出版商: Укринформ (Organization)</text:p>
      <text:p text:style-name="P4">
出版时间: 2023-05-29T-26:07:00+03:00</text:p>
      <text:p text:style-name="P4">
修改时间: 2023-05-29T22:07:00+03:00</text:p>
      <text:p text:style-name="P4">
描述: 沃迪米尔Zelenskyy总统与土耳其总统埃里普·埃尔多安（Recep Taiip Erdogan）进行了交谈，祝贺他的选举。  - 乌克林。</text:p>
      <text:p text:style-name="P4">
图片: ['<text:a xlink:type="simple" xlink:href="https://static.ukrinform.com/photos/2020_02/thumb_files/630_360_1580739256-518.jpeg" text:style-name="Internet_20_link" text:visited-style-name="Visited_20_Internet_20_Link">
630_360_15807...</text:a>
']</text:p>
      <text:p text:style-name="P4">
标签: ['Ердоган', 'Україна', 'Туреччина', 'Зеленський']</text:p>
      <text:p text:style-name="P4">
类型: Article</text:p>
      <!--METADATA-->
      <text:p text:style-name="P4">
<draw:frame draw:style-name="fr1" draw:name="Image29" text:anchor-type="as-char" svg:width="6.9236in" svg:height="3.956343in" draw:z-index="0">
<draw:image xlink:href="../Images/yкринформ/2023-05-29T-26-07-00-03-00/630_360_1580739256-518.jpeg" xlink:type="simple" xlink:show="embed" xlink:actuate="onLoad" draw:mime-type="image/jpeg"/>
</draw:frame>
沃迪米尔·泽伦斯基(Volodymyr Zelenskyy)总统与土耳其总统Regeapontip Erdogan进行了交谈，祝贺他的选举。</text:p>
      <text:p text:style-name="P4">
据《乌克林福姆》报道，在晚上的视频中，国家元首讲述了这一点。</text:p>
      <text:p text:style-name="P4">
“他与土耳其总统埃尔多安进行了交谈。 在技​​能的胜利中向他致意。 我敢肯定，我们的进一步合作 - 乌克兰和土耳其 - 将能够为我们的人民和国际稳定带来更多好处。”泽伦斯基说。</text:p>
      <text:p text:style-name="P4">
<text:span text:style-name="T4">
另请阅读：</text:span>
 <text:span text:style-name="T4">
 <text:a xlink:type="simple" xlink:href="https://www.ukrinform.ua/rubric-world/3715703-nova-patiricka-erdogana.html" text:style-name="Internet_20_link" text:visited-style-name="Visited_20_Internet_20_Link">
新的五年-OLD ERDOGAN</text:a>
</text:span>
</text:p>
      <text:p text:style-name="Quotations">

<text:p text:style-name="P4">
在电话对话中，祝贺<text:a xlink:type="simple" xlink:href="https://twitter.com/RTErdogan" text:style-name="Internet_20_link" text:visited-style-name="Visited_20_Internet_20_Link">
@rterdogan&gt;
</text:a>
在选举中取得胜利。 他指出，总统在继续谷物&gt;
倡议中的个人角色，这是世界粮食安全的重要组成部分。 合作&gt;
重要，有效地有助于我们人民和国际的福祉……&gt;
&gt;
  -  Volodymyr Zelenskyy(@zelenskyyua)<text:a xlink:type="simple" xlink:href="https://twitter.com/ZelenskyyUa/status/1663259473144627203" text:style-name="Internet_20_link" text:visited-style-name="Visited_20_Internet_20_Link">
5月29日，2023年&gt;
</text:a>
据报道，在5月28日星期日，第二次土耳其大选在土耳其举行，土耳其高选委员会主席_ <text:span text:style-name="T4">
 [宣布了埃尔多安的胜利。 这是给出的(https://www.ukrinform.ua/rubric-world/3715357-golova-visoi-viborcoi-komisii-tureccini-ogolosiv-pro-peremogu-erdogana.html)</text:span>
 _</text:p>

</text:p>
      <text:p text:style-name="P4">
News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拜登在选举中赢得了埃尔多安</text:span>
</text:h>
      <text:p text:style-name="P4">
作者: Ukrinform (Person)</text:p>
      <text:p text:style-name="P4">
出版商: Укринформ (Organization)</text:p>
      <text:p text:style-name="P4">
出版时间: 2023-05-29T-28:04:00+03:00</text:p>
      <text:p text:style-name="P4">
修改时间: 2023-05-29T22:04:00+03:00</text:p>
      <text:p text:style-name="P4">
描述: 美国总统乔·拜登（Joe Biden）打电话给土耳其总统埃里普·埃尔多安（Recep Taiip Erdogan），并祝贺他担任总统的职位。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Ердоган', 'Туреччина']</text:p>
      <text:p text:style-name="P4">
类型: Article</text:p>
      <!--METADATA-->
      <text:p text:style-name="P4">
<draw:frame draw:style-name="fr1" draw:name="Image30" text:anchor-type="as-char" svg:width="6.9236in" svg:height="3.956343in" draw:z-index="0">
<draw:image xlink:href="../Images/yкринформ/2023-05-29T-28-04-00-03-00/630_360_1684671641-107.jpeg" xlink:type="simple" xlink:show="embed" xlink:actuate="onLoad" draw:mime-type="image/jpeg"/>
</draw:frame>
美利坚合众国总统乔·拜登(Joe Biden)称总统区域托伊普·埃尔多安(Recep Taiip Erdogan)，并祝贺他担任邮政总裁。</text:p>
      <text:p text:style-name="P4">
关于它报告了土耳其总统管理局的沟通局<text:a xlink:type="simple" xlink:href="https://twitter.com/iletisim/status/1663252026422067200" text:style-name="Internet_20_link" text:visited-style-name="Visited_20_Internet_20_Link">
Twitter</text:a>
，报道乌克林福姆。</text:p>
      <text:p text:style-name="P4">
消息说：“在谈话的过程中，美国总统乔·拜登(Joe Biden)在选举中取得了成功的雷切普·塔帕尔多安(Recep Taipaerdogan)，并希望结果对土耳其人民有用。”</text:p>
      <text:p text:style-name="P4">
<text:span text:style-name="T4">
另请阅读：</text:span>
 <text:a xlink:type="simple" xlink:href="https://www.ukrinform.ua/rubric-world/3715703-nova-patiricka-erdogana.html" text:style-name="Internet_20_link" text:visited-style-name="Visited_20_Internet_20_Link">
新的五年<text:span text:style-name="T4">
 erdogan </text:span>
 a</text:a>
据说，当事各方强调了土耳其裔美国人关系在区域和全球挑战背景下的重要性，两国的领导人建议在新时期之间在所有问题上继续在两国之间进行合作。</text:p>
      <text:p text:style-name="P4">
众所周知，由于计算100％的选票，埃尔多安总统获得了冠军，结果为52.18％。</text:p>
      <text:p text:style-name="P4">
<text:span text:style-name="T4">
另请阅读：</text:span>
 <text:a xlink:type="simple" xlink:href="https://www.ukrinform.ua/rubric-world/3715367-erdogan-pro-vibori-u-tureccini-nasa-demokratia-e-peremozcem.html" text:style-name="Internet_20_link" text:visited-style-name="Visited_20_Internet_20_Link">
<text:span text:style-name="T4">
 erdogan </text:span>
关于土耳其的选举：我们的民主是发烧</text:a>
正如乌克林福姆(Ukrinform)报道的那样，第二轮总统大选的最终结果将于6月1日在官方新闻通讯中宣布。</text:p>
      <text:p text:style-name="P4">
照片：作品</text:p>
      <text:p text:style-name="P4">
News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29T-29:49:00</text:p>
      <text:p text:style-name="P4">
地点: Kherson (Latitude:46.83741 Longtitude:33.41526)</text:p>
      <text:p text:style-name="P4">
视频: []</text:p>
      <text:p text:style-name="P4">
图片: []</text:p>
      <text:p text:style-name="P4">
标签: ["Russia"]</text:p>
      <text:p text:style-name="P4">
Id: 22566196</text:p>
      <!--METADATA-->
      <text:p text:style-name="P4">
在Zaporizhzhia和Kherson的指示，俄罗斯军队炮击了Novopilof Donetsk地区的Vremivka； Olhivske，Huliaipole，Mala Tokmachka，Novodanylivka，Orikhiv，Novoandriyivka，Mali Scherbaky和Zaporizhiagion的Stepnohrisk； Zolota Balka, Mykhaylivka, Vesele, Kozatske, Mykolaivka, Lvove, Ivanivka, Antonivka, Dniprovske, Kizomys of Kherson Region and Kherson City Aviation Contempion D Airstrike at Beryslav of Kherson Region, Generalstaff of Armed Forces of Ukraine Says in the Morning Report</text:p>
      <text:p text:style-name="P4">
新闻集链接：<text:a xlink:type="simple" xlink:href="https://liveuamap.com/en/2023/29-may-at-zaporizhzhia-and-kherson-directions-russian-army" text:style-name="Internet_20_link" text:visited-style-name="Visited_20_Internet_20_Link">
https://liveuamap.com/en/2023/29-may-at-zaporizhia-harson-dirusons-russian-army-my</text:a>
</text:p>
      <text:p text:style-name="P4">
News Source: <text:a xlink:type="simple" xlink:href="https://t.me/lumsrc/4936" text:style-name="Internet_20_link" text:visited-style-name="Visited_20_Internet_20_Link">
https://t.me/lumsrc/4936</text:a>
</text:p>
      <!--NEWS-->
      <text:h text:style-name="P10" text:outline-level="1">
<text:span text:style-name="T4">
俄罗斯部队在Lyman，Bakhmut，Avdiivka和Maryinka Directio进行进攻行动...</text:span>
</text:h>
      <text:p text:style-name="P4">
作者: liveuamap (Language: en)</text:p>
      <text:p text:style-name="P4">
时间: 2023-05-29T-31:49:00</text:p>
      <text:p text:style-name="P4">
地点: Velyka Novosilka (Latitude:47.93784000 Longtitude:37.51011000)</text:p>
      <text:p text:style-name="P4">
视频: []</text:p>
      <text:p text:style-name="P4">
图片: []</text:p>
      <text:p text:style-name="P4">
标签: ["Russia"]</text:p>
      <text:p text:style-name="P4">
Id: 22566192</text:p>
      <!--METADATA-->
      <text:p text:style-name="P4">
俄罗斯部队在莱曼，巴赫穆特，阿夫迪夫卡和玛丽卡执行进攻行动。 乌克兰军方在Masutivka附近，东南到Orikhovo-Vasylivka和Tohingivanivske，Maryinka，Maryinka，Velyka Novosilka的俄罗斯军队进行了19次战斗，</text:p>
      <text:p text:style-name="P4">
新闻集链接：<text:a xlink:type="simple" xlink:href="https://liveuamap.com/en/2023/29-may-russian-forces-conducting-offensive-actions-at-lyman" text:style-name="Internet_20_link" text:visited-style-name="Visited_20_Internet_20_Link">
https://liveuamap.com/en/2023/29-may-russian-forces-conducting-contresident-actions-actions-actions-at-lyman</text:a>
</text:p>
      <text:p text:style-name="P4">
News Source: <text:a xlink:type="simple" xlink:href="https://t.me/lumsrc/4937" text:style-name="Internet_20_link" text:visited-style-name="Visited_20_Internet_20_Link">
https://t.me/lumsrc/4937</text:a>
</text:p>
      <!--NEWS-->
      <text:h text:style-name="P10" text:outline-level="1">
<text:span text:style-name="T4">
Zelensky关于俄罗斯联邦的火箭中风：世界必须看到恐怖失败</text:span>
</text:h>
      <text:p text:style-name="P4">
作者: Ukrinform (Person)</text:p>
      <text:p text:style-name="P4">
出版商: Укринформ (Organization)</text:p>
      <text:p text:style-name="P4">
出版时间: 2023-05-29T-31:55:00+03:00</text:p>
      <text:p text:style-name="P4">
修改时间: 2023-05-29T21:55:00+03:00</text:p>
      <text:p text:style-name="P4">
描述: 每次恐怖袭击都使我们和整个世界都得出了一个明显的结论：俄罗斯想走到邪恶的尽头，即失败，因为没有邪恶，除了失败之外，别无其他。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None</text:p>
      <text:p text:style-name="P4">
类型: Article</text:p>
      <!--METADATA-->
      <text:p text:style-name="P4">
<draw:frame draw:style-name="fr1" draw:name="Image31" text:anchor-type="as-char" svg:width="6.9236in" svg:height="3.956343in" draw:z-index="0">
<draw:image xlink:href="../Images/yкринформ/2023-05-29T-31-55-00-03-00/630_360_1685386836-680.jpeg" xlink:type="simple" xlink:show="embed" xlink:actuate="onLoad" draw:mime-type="image/jpeg"/>
</draw:frame>
每个人的攻击都会使我们和整个世界都得出一个明显的结论：俄罗斯希望以邪恶的态度消失，即失败，因为邪恶没有其他目的，除了失败。</text:p>
      <text:p text:style-name="P4">
乌克林福姆报道，沃迪米尔·泽伦斯基(Volodymyr Zelenskyy)在战争的第460天结束时对乌克兰人的讲话说。</text:p>
      <text:p text:style-name="P4">
<text:span text:style-name="T4">
 <text:span text:style-name="T5">
我希望健康，亲爱的乌克兰人!</text:span>
 </text:span>
</text:p>
      <text:p text:style-name="P4">
今天是漫长的一天，对于我们许多人来说，这一天开始很早就开始了。</text:p>
      <text:p text:style-name="P4">
每天几次俄罗斯恐怖袭击。 Shakhaned，有翼的导弹，弹道。 托管航空公司。 要感谢我们的防空 - 所有的天空捍卫者 - 今天设法挽救了至少一百个生命。 只是一天。 大多数Shahaneda和火箭都被击落。</text:p>
      <text:p text:style-name="P4">
但是，每一次这样的恐怖袭击都使我们和整个世界都归功于明显的排斥：俄罗斯希望以邪恶的态度终结，也就是说，失败了，因为除了失败之外，没有其他目的。</text:p>
      <text:p text:style-name="P4">
世界必须看到恐怖失败。</text:p>
      <text:p text:style-name="P4">
当乌克兰人手中的“石油”向任何俄罗斯导弹提供100％的恐怖时，恐怖就会失去。</text:p>
      <text:p text:style-name="P4">
当世界增加对俄罗斯的压力时，包括被认可的恐怖分子的隔离在其前伴侣对与莫斯科的任何接近感到羞耻时，恐怖失败了。</text:p>
      <text:p text:style-name="P4">
当然，对恐怖分子国家的屈辱并没有比我们军方的成功更大。</text:p>
      <text:p text:style-name="P4">
实际上，我们承受着压力，压力，我们拥有的“石油”我们已经并且将能够对俄罗斯的邪恶表现做出回应。</text:p>
      <text:p text:style-name="P4">
我们将摧毁这个邪恶。</text:p>
      <text:p text:style-name="P4">
世界上没有其他人比乌克兰人更有效地使用武器对邪恶。</text:p>
      <text:p text:style-name="P4">
今天在会议上度过。 报告非常具体。</text:p>
      <text:p text:style-name="P4">
供应与协议相对应的新防空系统和导弹。</text:p>
      <text:p text:style-name="P4">
防空的有效性以及使天空保护更强的原因。</text:p>
      <text:p text:style-name="P4">
不幸的是，这是。</text:p>
      <text:p text:style-name="P4">
我们的捍卫者能够学习并尽力使恐怖分子变得更加困难。</text:p>
      <text:p text:style-name="P4">
一如既往地报告了操作人员的负责人和指挥官。</text:p>
      <text:p text:style-name="P4">
不仅提供弹药，不仅是准备新旅的准备，而且还提供了我们的策略。</text:p>
      <text:p text:style-name="P4">
但是术语。 这是尽可能重要的。 我们将如何移动的术语。 我们将。 决定是做出的。</text:p>
      <text:p text:style-name="P4">
我感谢每个士兵，军官和将军，每个准备的旅。</text:p>
      <text:p text:style-name="P4">
他今天还与我们的国际主义者举行了一次非常有意义的会议。我感谢我们所有了解每个人类生命，人类自由和国际法的尊重的伴侣，这对于任何妥协都是不可能的。</text:p>
      <text:p text:style-name="P4">
我要感谢丹麦今天 - 整个人民，整个丹麦政治阶层。 议会，政府和亲自的总理弗雷德里克森(Fredericksen)女士决定增加丹麦基金的融资，以支持我们的局，价值超过30亿美元。</text:p>
      <text:p text:style-name="P4">
现在，丹麦的国防援助总量将超过40亿美元。 很重要。</text:p>
      <text:p text:style-name="P4">
这样的解决方案使俄罗斯恐怖的击败更快。 谢谢你!</text:p>
      <text:p text:style-name="P4">
他今天与柬埔寨总理匈奴交谈。 他在国际规则的支持下感谢他，这就是为什么国家由联合国宪章和强制性的所有公约团结起来的原因。</text:p>
      <text:p text:style-name="P4">
他已邀请柬埔寨与世界各个国家共同解决我们的和平公式。</text:p>
      <text:p text:style-name="P4">
这是一项普遍的全球任务 - 当别人生病时，不要让俄罗斯使恐怖成为世界熟悉的事情。</text:p>
      <text:p text:style-name="P4">
就在录制这一吸引力之前，他又花了两次对话。</text:p>
      <text:p text:style-name="P4">
他与荷兰总理马克·鲁特(Mark Rutte)进行了交谈。 他通知了前锋。 他感谢他的准备，并继续帮助我们保护人们。</text:p>
      <text:p text:style-name="P4">
荷兰 - 在帮助保护恐怖的领导人中，恐怖分子的参与。</text:p>
      <text:p text:style-name="P4">
我们讨论了我们的国防互动 - 我们的新航空联盟，我们创建的现代战斗机联盟。 让我们创建吧!当然，我们讨论了防空防御的和加强。</text:p>
      <text:p text:style-name="P4">
他与土耳其总统埃尔多安(Erdogan)交谈。 在技​​能的胜利中向他致意。</text:p>
      <text:p text:style-name="P4">
我坚信，我们的进一步合作 - 乌克兰和土耳其 - 在各个层面上都可以为我们的人民和国际稳定带来更多好处。</text:p>
      <text:p text:style-name="P4">
我们所在，保护国际法基本规则的保护是我们所做的，和将要做的。</text:p>
      <text:p text:style-name="P4">
谢谢你们所有人的帮助!荣耀我们所有的士兵!</text:p>
      <text:p text:style-name="P4">
我再次感谢空军以及我们所有的捍卫者和天空的捍卫者。</text:p>
      <text:p text:style-name="P4">
<text:span text:style-name="T4">
 <text:span text:style-name="T5">
荣耀与乌克兰!</text:span>
 </text:span>
</text:p>
      <text:p text:style-name="P4">
News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UPL称为第29轮的最佳球员和教练</text:span>
</text:h>
      <text:p text:style-name="P4">
作者: Ukrinform (Person)</text:p>
      <text:p text:style-name="P4">
出版商: Укринформ (Organization)</text:p>
      <text:p text:style-name="P4">
出版时间: 2023-05-29T-33:52:00+03:00</text:p>
      <text:p text:style-name="P4">
修改时间: 2023-05-29T21:52:00+03:00</text:p>
      <text:p text:style-name="P4">
描述: 乌克兰足球英超联赛（UPL）宣布了第29轮冠军的最佳球员和教练的名字，这是在专家理事会代表的调查中确定的。  - 乌克林。</text:p>
      <text:p text:style-name="P4">
图片: ['<text:a xlink:type="simple" xlink:href="https://static.ukrinform.com/photos/2023_05/thumb_files/630_360_1685385951-656.jpeg" text:style-name="Internet_20_link" text:visited-style-name="Visited_20_Internet_20_Link">
630_360_16853...</text:a>
']</text:p>
      <text:p text:style-name="P4">
标签: ['Футбол', "Прем'єр-ліга", 'Шахтар']</text:p>
      <text:p text:style-name="P4">
类型: Article</text:p>
      <!--METADATA-->
      <text:p text:style-name="P4">
<draw:frame draw:style-name="fr1" draw:name="Image32" text:anchor-type="as-char" svg:width="6.9236in" svg:height="3.956343in" draw:z-index="0">
<draw:image xlink:href="../Images/yкринформ/2023-05-29T-33-52-00-03-00/630_360_1685385951-656.jpeg" xlink:type="simple" xlink:show="embed" xlink:actuate="onLoad" draw:mime-type="image/jpeg"/>
</draw:frame>
乌克兰足球英超联赛(UPL)她宣布了第29轮冠军塔特纳(Tatner)最佳球员的名字，这是由专家理事会代表的分配确定的。</text:p>
      <text:p text:style-name="P4">
正如官员通知<text:a xlink:type="simple" xlink:href="https://upl.ua/ua/news/view/7390" text:style-name="Internet_20_link" text:visited-style-name="Visited_20_Internet_20_Link">
网站</text:a>
乌克林福姆报道，冠军最后一轮最好的足球运动员UPL被认为是Shakhtar Artem Bondarenko的中场球员。</text:p>
      <text:p text:style-name="P4">
巡回赛最好的教练是“矿工”伊戈尔·尤维切维奇(Igor Yovichevich)的导师，病房被“ dnipro-1”击败(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Oleg Venglinsky，Ivan Getzko，Sergey Nagornyak，Jozef Sabo，Oleksandr Sopko，Oleg Fedorchuk，Anatoliy Chantsev，Igor Shukhovtsev，Shukhovtsev，Stepan Yurchyshyn，Igor Yavorsky参加了这项调查。</text:p>
      <text:p text:style-name="P4">
照片：Shakhtar FC。</text:p>
      <text:p text:style-name="P4">
News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俄罗斯进行了火箭发射器：武装部队说现在有多少个“口径”</text:span>
</text:h>
      <text:p text:style-name="P4">
作者: Ukrinform (Person)</text:p>
      <text:p text:style-name="P4">
出版商: Укринформ (Organization)</text:p>
      <text:p text:style-name="P4">
出版时间: 2023-05-29T-35:44:00+03:00</text:p>
      <text:p text:style-name="P4">
修改时间: 2023-05-29T21:44:00+03:00</text:p>
      <text:p text:style-name="P4">
描述: 5月29日，俄罗斯联邦在晚上在黑海进行了火箭发射器，其中16个“口径”。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Ракета', ' Чорне море', 'Росія', 'Війна з Росією']</text:p>
      <text:p text:style-name="P4">
类型: Article</text:p>
      <!--METADATA-->
      <text:p text:style-name="P4">
<draw:frame draw:style-name="fr1" draw:name="Image33" text:anchor-type="as-char" svg:width="6.9236in" svg:height="3.956343in" draw:z-index="0">
<draw:image xlink:href="../Images/yкринформ/2023-05-29T-35-44-00-03-00/630_360_1668767285-756.jpg" xlink:type="simple" xlink:show="embed" xlink:actuate="onLoad" draw:mime-type="image/jpeg"/>
</draw:frame>
5月29日晚上，俄罗斯联邦晚上在黑海举行了火箭发射器，其中16个“口径”。</text:p>
      <text:p text:style-name="P4">
根据乌克林福姆(Ukrinform(https://www.facebook.com/OperationalCommandSouth/posts/pfbid031RjHc9qvYpfK7SFJaTLRNEsPPh7PaVh6Am2Pu1xYfqjUTQBEmMp6tMQF1LiNonX3l).</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在黑海，截至9:00 pm，有三个火箭载体 - 水下一个表面。 总齐射为16枚火箭。</text:p>
      <text:p text:style-name="P4">
在OK南部，警告火箭危险的水平仍然很高。</text:p>
      <text:p text:style-name="P4">
正如乌克林福姆报道的，5月29日在<text:span text:style-name="T4">
 <text:a xlink:type="simple" xlink:href="https://www.ukrinform.ua/tag-corne-more" text:style-name="Internet_20_link" text:visited-style-name="Visited_20_Internet_20_Link">
黑海</text:a>
</text:span>
 24“ Calibra”中有四个火箭发射器。</text:p>
      <text:p text:style-name="P4">
News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爆炸后，俄罗斯入侵者加强了马里波尔周围的防御工事的建设</text:span>
</text:h>
      <text:p text:style-name="P4">
作者: Ukrinform (Person)</text:p>
      <text:p text:style-name="P4">
出版商: Укринформ (Organization)</text:p>
      <text:p text:style-name="P4">
出版时间: 2023-05-29T-37:35:00+03:00</text:p>
      <text:p text:style-name="P4">
修改时间: 2023-05-29T21:35:00+03:00</text:p>
      <text:p text:style-name="P4">
描述: 在野马爆炸爆炸后，俄罗斯入侵者加强了他们在城市周围的防御工事的建设。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Окупація', 'Вибух', 'Війна з Росією']</text:p>
      <text:p text:style-name="P4">
类型: Article</text:p>
      <!--METADATA-->
      <text:p text:style-name="P4">
<draw:frame draw:style-name="fr1" draw:name="Image34" text:anchor-type="as-char" svg:width="6.9236in" svg:height="3.956343in" draw:z-index="0">
<draw:image xlink:href="../Images/yкринформ/2023-05-29T-37-35-00-03-00/630_360_1680546247-363.jpg" xlink:type="simple" xlink:show="embed" xlink:actuate="onLoad" draw:mime-type="image/jpeg"/>
</draw:frame>
在玛丽波尔(Mariupol)爆炸爆炸后，俄罗斯入侵者加剧了他们在城市周围的防御工事的建设。</text:p>
      <text:p text:style-name="P4">
根据乌克林福姆的说法，<text:a xlink:type="simple" xlink:href="https://t.me/andriyshTime/10230" text:style-name="Internet_20_link" text:visited-style-name="Visited_20_Internet_20_Link">
电报</text:a>
Mariupol市长Petro Andryushchenko的顾问报告了适当的视频。</text:p>
      <text:p text:style-name="P4">
“在棉花之后，俄罗斯人加强了整个城市的防御工事的建设。 现在永远 - 登录装甲的布置，” Andryushchenko写道。</text:p>
      <text:p text:style-name="P4">
<text:span text:style-name="T4">
另请阅读：</text:span>
 <text:span text:style-name="T4">
 <text:a xlink:type="simple" xlink:href="https://www.ukrinform.ua/rubric-regions/3715689-udar-po-boeskladah-pid-mariupolem-sered-rosian-100-zagiblih-ta-ponad-400-poranenih.html" text:style-name="Internet_20_link" text:visited-style-name="Visited_20_Internet_20_Link">
Mariupol下的Ampower镜头：在100和400多人受伤的俄罗斯人中</text:a>
</text:span>
</text:p>
      <text:p text:style-name="P4">
他指出，经过将近两天的“棉花”，在玛丽奥波(Mariupol)的“棉花”之后，睫毛的入侵者积极地朝着贝迪安斯克(Berdyansk)和分娩的方向补充了弹药。</text:p>
      <text:p text:style-name="P4">
<text:span text:style-name="T4">
另请阅读：</text:span>
 <text:span text:style-name="T4">
 <text:a xlink:type="simple" xlink:href="https://www.ukrinform.ua/rubric-regions/3715531-rosia-prodovzit-vivoziti-kradene-zerno-cerez-mariupol-radnik-mera.html" text:style-name="Internet_20_link" text:visited-style-name="Visited_20_Internet_20_Link">
俄罗斯继续通过Mariupol -Mariupol-市长顾问出口谷物</text:a>
</text:span>
</text:p>
      <text:p text:style-name="P4">
如报道，<text:span text:style-name="T4">
 <text:a xlink:type="simple" xlink:href="https://www.ukrinform.ua/tag-mariupol" text:style-name="Internet_20_link" text:visited-style-name="Visited_20_Internet_20_Link">
Mariupol</text:a>
</text:span>
田中的定居点被转变为军事逻辑大军。</text:p>
      <text:p text:style-name="P4">
News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Poltavska Oblast（10:25）。 红色警报：空中威胁。 警笛声。 立即掩盖！</text:span>
</text:h>
      <text:p text:style-name="P4">
作者: liveuamap (Language: en)</text:p>
      <text:p text:style-name="P4">
时间: 2023-05-29T-39:27:00</text:p>
      <text:p text:style-name="P4">
地点: Poltavska Oblast (Latitude:49.47705000 Longtitude:33.81866000)</text:p>
      <text:p text:style-name="P4">
视频: []</text:p>
      <text:p text:style-name="P4">
图片: []</text:p>
      <text:p text:style-name="P4">
标签: ["Europe", "Central and Eastern Europe"]</text:p>
      <text:p text:style-name="P4">
Id: 22566160</text:p>
      <!--METADATA-->
      <text:p text:style-name="P4">
poltava(10:25). Red Alert: aerial threat. Sirens sounding. Take covernow!</text:p>
      <text:p text:style-name="P4">
News Collection Link: <text:a xlink:type="simple" xlink:href="https://liveuamap.com/en/2023/29-may-poltavska-oblast1025-red-alert-aerial-g" text:style-name="Internet_20_link" text:visited-style-name="Visited_20_Internet_20_Link">
https://liveuamap.com/en/2023/29-may-poltavska-oblast1025-red-alert-aerial-g</text:a>
</text:p>
      <text:p text:style-name="P4">
News Source: <text:a xlink:type="simple" xlink:href="https://t.me/suspilnepoltava/11333" text:style-name="Internet_20_link" text:visited-style-name="Visited_20_Internet_20_Link">
https://t.me/suspilnepoltava/11333</text:a>
</text:p>
      <!--NEWS-->
      <text:h text:style-name="P10" text:outline-level="1">
<text:span text:style-name="T4">
RDC军团说他的战士再次去俄罗斯</text:span>
</text:h>
      <text:p text:style-name="P4">
作者: Ukrinform (Person)</text:p>
      <text:p text:style-name="P4">
出版商: Укринформ (Organization)</text:p>
      <text:p text:style-name="P4">
出版时间: 2023-05-29T-39:33:57+03:00</text:p>
      <text:p text:style-name="P4">
修改时间: 2023-05-29T21:33:57+03:00</text:p>
      <text:p text:style-name="P4">
描述: 在俄罗斯军团中，“ RDC”表示，俄罗斯边境的新突破发生在俄罗斯联邦边境警卫队的那天。  - 乌克林。</text:p>
      <text:p text:style-name="P4">
图片: ['<text:a xlink:type="simple" xlink:href="https://static.ukrinform.com/photos/2023_05/thumb_files/630_360_1685385130-174.jpg" text:style-name="Internet_20_link" text:visited-style-name="Visited_20_Internet_20_Link">
630_360_16853...</text:a>
']</text:p>
      <text:p text:style-name="P4">
标签: ['Росія', 'Кордон', 'Війна з Росією', 'РДК']</text:p>
      <text:p text:style-name="P4">
类型: Article</text:p>
      <!--METADATA-->
      <text:p text:style-name="P4">
<draw:frame draw:style-name="fr1" draw:name="Image35" text:anchor-type="as-char" svg:width="6.9236in" svg:height="3.956343in" draw:z-index="0">
<draw:image xlink:href="../Images/yкринформ/2023-05-29T-39-33-57-03-00/630_360_1685385130-174.jpg" xlink:type="simple" xlink:show="embed" xlink:actuate="onLoad" draw:mime-type="image/jpeg"/>
</draw:frame>
乌罗西亚军团“ RDC”宣布了俄罗斯边界的新突破，该边界在俄罗斯联邦边境警卫队的那天放弃了。</text:p>
      <text:p text:style-name="P4">
正如乌克林福姆报道的那样，它报告了<text:a xlink:type="simple" xlink:href="https://t.me/russvolcorps/555" text:style-name="Internet_20_link" text:visited-style-name="Visited_20_Internet_20_Link">
Telegram</text:a>
-RDC频道。</text:p>
      <text:p text:style-name="P4">
“昨天，俄罗斯联邦的边防部队庆祝了他们的职业假期。 RDC战斗机向“ Diriav”州边界的下一个成功过渡打招呼!证词写道：“我们过渡的目的将在不久的将来闻名。”</text:p>
      <text:p text:style-name="P4">
<text:span text:style-name="T4">
 ReadMetas：</text:span>
 <text:a xlink:type="simple" xlink:href="https://www.ukrinform.ua/rubric-ato/3714659-legion-svoboda-rosii-opriludniv-kadri-z-belgorodskoi-oblasti.html" text:style-name="Internet_20_link" text:visited-style-name="Visited_20_Internet_20_Link">
军团“俄罗斯自由”从Belgorod地区出版的人员</text:a>
据报道，5月22日在社交网络上<text:a xlink:type="simple" xlink:href="https://www.ukrinform.ua/rubric-world/3712771-so-vidomo-pro-podii-u-belgorodskij-oblasti-ta-so-govorit-kiiv.html" text:style-name="Internet_20_link" text:visited-style-name="Visited_20_Internet_20_Link">
出现陈述</text:a>
“俄罗斯志愿军”和军团“俄罗斯的自由”在贝尔戈罗德地区的格雷沃伦镇解放了一些定居点及其部队。</text:p>
      <text:p text:style-name="P4">
在同一天，古尔指出，军团的“俄罗斯自由”和“ RDC”开始<text:a xlink:type="simple" xlink:href="https://www.ukrinform.ua/rubric-ato/3712670-stvorenna-smugi-bezpeki-u-gur-prokomentuvali-podii-u-belgorodskij-oblasti-rosii.html" text:style-name="Internet_20_link" text:visited-style-name="Visited_20_Internet_20_Link">
关于俄罗斯解放的行动</text:a>
从普京的政权到为捍卫乌克兰平民的辩护创建安全车道，但仅由公民参与。</text:p>
      <text:p text:style-name="P4">
5月24日，RDC表示<text:a xlink:type="simple" xlink:href="https://www.ukrinform.ua/rubric-ato/3713639-rdk-ta-legion-svoboda-rosii-zajsli-u-belgorodsku-oblast-bils-ak-na-40-kilometriv-uglib.html" text:style-name="Internet_20_link" text:visited-style-name="Visited_20_Internet_20_Link">
高级</text:a>
到达Belgorod地区的42公里。 一些志愿者积分控制了日子。</text:p>
      <text:p text:style-name="P4">
5月25日，宣布RDC <text:a xlink:type="simple" xlink:href="https://www.ukrinform.ua/rubric-ato/3714018-bijci-rdk-zaavili-so-znovu-zajsli-na-teritoriu-rosii.html" text:style-name="Internet_20_link" text:visited-style-name="Visited_20_Internet_20_Link">
再次输入</text:a>
在[俄罗斯]领土上(https://www.ukrinform.ua/tag-rosia)。</text:p>
      <text:p text:style-name="P4">
<text:span text:style-name="T5">
foto：rdk</text:span>
</text:p>
      <text:p text:style-name="P4">
News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OP假设为什么俄罗斯经常攻击火箭和无人机乌克兰城市</text:span>
</text:h>
      <text:p text:style-name="P4">
作者: Ukrinform (Person)</text:p>
      <text:p text:style-name="P4">
出版商: Укринформ (Organization)</text:p>
      <text:p text:style-name="P4">
出版时间: 2023-05-29T-41:29:16+03:00</text:p>
      <text:p text:style-name="P4">
修改时间: 2023-05-29T21:29:16+03:00</text:p>
      <text:p text:style-name="P4">
描述: 俄罗斯人是出于心理影响和防止乌克兰反犯罪行动的目的进行的对乌克兰首都的火箭袭击，并迫使被征服的领土留在俄罗斯时。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Обстріл', 'Подоляк', 'Єдині новини']</text:p>
      <text:p text:style-name="P4">
类型: Article</text:p>
      <!--METADATA-->
      <text:p text:style-name="P4">
<draw:frame draw:style-name="fr1" draw:name="Image38" text:anchor-type="as-char" svg:width="6.9236in" svg:height="3.956343in" draw:z-index="0">
<draw:image xlink:href="../Images/yкринформ/2023-05-29T-41-29-16-03-00/630_360_1509493085-3383.jpg" xlink:type="simple" xlink:show="embed" xlink:actuate="onLoad" draw:mime-type="image/jpeg"/>
</draw:frame>
俄罗斯人是出于心理影响和防止乌克兰的反进攻行动的目的进行的火箭袭击，是为了迫使俄罗斯征服领土留在俄罗斯时的条件。</text:p>
      <text:p text:style-name="P4">
乌克林福姆报道，顾问在Eviritolevahorphone的“统一新闻”中向总统办公室Mikhail Podolyak的负责人表示了这一意见。</text:p>
      <text:p text:style-name="P4">
“而且，在俄罗斯人的前沿影响事件的影响有哪些工具？ 它们可以向世界提供什么，如何发光？ 好吧，吓我们。 当然，他们当然会反复说，留下的导弹的遗迹，它们产生了一些... 为了什么？ 为了使情况，恐吓，心理上的刺穿，证明他们有资源，能力等，最终：“看，有平民，否则我们会拖延您，我们会杀死，否则您将接受您顺便说一句，那些诺言是：有非洲倡议，中国人，有梵蒂冈和巴西人 - 四个倡议”，Yakivoni(俄罗斯人 -  ed。)他们的重复不断地缩放，因为这听起来很简单：我们将立即停止大火，同时离开俄罗斯。”他说。</text:p>
      <text:p text:style-name="P4">
<text:span text:style-name="T4">
另请阅读：</text:span>
 <text:a xlink:type="simple" xlink:href="https://www.ukrinform.ua/rubric-kyiv/3715718-obstrili-stolici-vnoci-u-metro-ukrivalisa-9000-ludej-vden-41-tisaca.html" text:style-name="Internet_20_link" text:visited-style-name="Visited_20_Internet_20_Link">
<text:span text:style-name="T4">
炮击</text:span>
和首都：晚上9000人在地铁上覆盖，41,000个</text:a>
Podolyak坚信，现在俄罗斯人有一个特定的目标 - 并未因此而复制。 为此，根据OP负责人的顾问的说法，敌人不必对乌克兰采取进攻行动。</text:p>
      <text:p text:style-name="P4">
“攻击是减少我们愿意捡起分裂的所有债务并表明什么是的愿望的要素之一(在俄罗斯人 -  ed。)粉末中仍然是粉末。”  - 说。</text:p>
      <text:p text:style-name="P4">
同时，Podolyak强调说，没有意义地关注“维持和平人员”的各种举措，乌克兰继续努力与伊克特主义者关闭天空。</text:p>
      <text:p text:style-name="P4">
<text:span text:style-name="T4">
另请阅读：</text:span>
 <text:a xlink:type="simple" xlink:href="https://www.ukrinform.ua/rubric-regions/3715704-obstril-dnipropetrovsini-10-gospitalizovanih-troe-z-nih-u-tazkomu-stani.html" text:style-name="Internet_20_link" text:visited-style-name="Visited_20_Internet_20_Link">
<text:span text:style-name="T4">
射击</text:span>
 dnipropetrovsk地区：10个住院，其中三个处于严重状态</text:a>
</text:p>
      <text:p text:style-name="P4">
在此之前，乌克兰的空军摧毁了36翼的火箭101/x-555，30个“ shahmed”和1次侦察无人机被摧毁。</text:p>
      <text:p text:style-name="P4">
在5月，俄罗斯人已经对基辅和Oblast发动了16次强烈的火箭袭击。</text:p>
      <text:p text:style-name="P4">
News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北约指出了与乌克兰在技术和创新方面与联盟对话的共同利益</text:span>
</text:h>
      <text:p text:style-name="P4">
作者: Ukrinform (Person)</text:p>
      <text:p text:style-name="P4">
出版商: Укринформ (Organization)</text:p>
      <text:p text:style-name="P4">
出版时间: 2023-05-29T-43:22:00+03:00</text:p>
      <text:p text:style-name="P4">
修改时间: 2023-05-29T21:22:00+03:00</text:p>
      <text:p text:style-name="P4">
描述: 俄罗斯针对乌克兰战争是在战场上将现代技术与“传统”武器相结合的重要性的另一个证据，因此，武装部队每天在与入侵者进行残酷战斗中获得的经历对于北约的发展非常有价值约束和防御系统。  - 乌克林。</text:p>
      <text:p text:style-name="P4">
图片: ['<text:a xlink:type="simple" xlink:href="https://static.ukrinform.com/photos/2018_07/thumb_files/630_360_1530864400-8224.jpg" text:style-name="Internet_20_link" text:visited-style-name="Visited_20_Internet_20_Link">
630_360_15308...</text:a>
']</text:p>
      <text:p text:style-name="P4">
标签: ['НАТО', 'Україна', 'Війна з Росією']</text:p>
      <text:p text:style-name="P4">
类型: Article</text:p>
      <!--METADATA-->
      <text:p text:style-name="P4">
<draw:frame draw:style-name="fr1" draw:name="Image39" text:anchor-type="as-char" svg:width="6.9236in" svg:height="3.956343in" draw:z-index="0">
<draw:image xlink:href="../Images/yкринформ/2023-05-29T-43-22-00-03-00/630_360_1530864400-8224.jpg" xlink:type="simple" xlink:show="embed" xlink:actuate="onLoad" draw:mime-type="image/jpeg"/>
</draw:frame>
俄罗斯针对乌克兰的战争是对战场上将现代技术与“传统”武器相结合的重要性的额外证词，因此，每天在与入侵者进行残酷战斗中闪耀的经历对于发展北约自己的自身制定系统非常有价值克制和防御。</text:p>
      <text:p text:style-name="P4">
北约秘书长对Devis van Wil的新挑战说明了这一点，并在北约乌克兰创新的高级对话中回答了乌克林福姆的问题。</text:p>
      <text:p text:style-name="P4">
对话是上周在乌克兰乌克兰米哈伊尔·费多罗夫(Mikhail Mikhail Fedorov)的创新，教育发展，教育发展，教育发展，教育发展，教育科学的布鲁塞尔总部发起的。</text:p>
      <text:p text:style-name="P4">
“我们站在您旁边，我们期望我们提供给乌克兰的每种帮助元素的任何特定回报。 但是<text:span text:style-name="T4">
 [北约]受益(http://www.ukrinform.ua/tag-nato)</text:span>
这很明显。 因为您使用最新技术，而无效而无效，因为您正在感染一种新的非常快速的体验。 您的武装部队获得了有关该技术如何工作的真正独特知识，如何更好地利用它来管理这些宝石。 因为最终，不仅技术，而且它们的实际应用都很重要。”联盟发言人说。</text:p>
      <text:p text:style-name="P4">
<text:span text:style-name="T4">
另请阅读：</text:span>
 <text:span text:style-name="T4">
 <text:a xlink:type="simple" xlink:href="https://www.ukrinform.ua/rubric-polytics/3715245-golovnou-garantieu-dla-ukraini-mae-stati-clenstvo-u-nato-ermak.html" text:style-name="Internet_20_link" text:visited-style-name="Visited_20_Internet_20_Link">
乌克兰的主要保证应该是Unato -yermak会员资格</text:a>
</text:span>
</text:p>
      <text:p text:style-name="P4">
“我们在谈论这种使用的概念。 在这方面，我们进行了一项非常多基础的研究，来自乌克兰。 当然，这也为某些为乌克兰提供服务的狂热国家开辟了新的机会，而是获得了重要的“见识”，他们应该改善的东西，以保持收益，” David Vbel补充说。</text:p>
      <text:p text:style-name="P4">
他指出，克里姆林宫在2008年对佐治亚州的侵略和2014年对乌克兰的侵略成为北约的“唤醒”的信号。 盟国开始始终确定自己的克制和防御能力，因为看到自己边界附近的存在威胁。 那时，在东部侧面，波罗的海国家和波兰，将元素建立到GDP的2％，北约战斗机。“根据定义，所有这些措施在去年2月开始时都经过测试(乌克兰的俄罗斯 -  ed。).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武器)对于乌克兰来说，它将返回其领土。 所有这一切确实需要重新思考这条路，我们组织了所有这一切。”联盟的助手说。</text:p>
      <text:p text:style-name="P4">
<text:span text:style-name="T4">
另请阅读：</text:span>
 <text:span text:style-name="T4">
 <text:a xlink:type="simple" xlink:href="https://www.ukrinform.ua/rubric-technology/3714605-nato-i-ukraina-poglibluvatimut-partnerstvo-v-tehnologiah-ta-nauci.html" text:style-name="Internet_20_link" text:visited-style-name="Visited_20_Internet_20_Link">
北约和乌克兰将加深技术与科学的伙伴关系</text:a>
</text:span>
</text:p>
      <text:p text:style-name="P4">
据报道，从俄罗斯入侵北约和联盟国家，乌克兰为乌克兰提供了大量的政治和军事援助，以确保其根据《联合国特许》的自卫权反对侵略的权利。</text:p>
      <text:p text:style-name="P4">
明天在Ukrinform的页面上阅读与北约秘书长的对话全文，并在明天的《新安全挑战》中阅读。</text:p>
      <text:p text:style-name="P4">
News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最高11年的监狱判处敖德萨，他为俄罗斯入侵者筹集了资金</text:span>
</text:h>
      <text:p text:style-name="P4">
作者: Ukrinform (Person)</text:p>
      <text:p text:style-name="P4">
出版商: Укринформ (Organization)</text:p>
      <text:p text:style-name="P4">
出版时间: 2023-05-29T-45:16:00+03:00</text:p>
      <text:p text:style-name="P4">
修改时间: 2023-05-29T21:16:00+03:00</text:p>
      <text:p text:style-name="P4">
描述: 长达11年的监禁被判处敖德萨判处敖德萨，后者组织了为俄罗斯入侵者收集的钱。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Одеса', 'СБУ', 'Війна з Росією']</text:p>
      <text:p text:style-name="P4">
类型: Article</text:p>
      <!--METADATA-->
      <text:p text:style-name="P4">
<draw:frame draw:style-name="fr1" draw:name="Image40" text:anchor-type="as-char" svg:width="6.9236in" svg:height="3.956343in" draw:z-index="0">
<draw:image xlink:href="../Images/yкринформ/2023-05-29T-45-16-00-03-00/630_360_1515506864-9820.jpg" xlink:type="simple" xlink:show="embed" xlink:actuate="onLoad" draw:mime-type="image/jpeg"/>
</draw:frame>
到11年时，监禁被判处敖德萨判处敖德萨，后者为俄罗斯入侵者组织了收款。</text:p>
      <text:p text:style-name="P4">
根据乌克林福姆的说法，乌克兰的安全局在[Telegram]中报告(https://t.me/SBUkr/8453)。</text:p>
      <text:p text:style-name="P4">
“安全部门已经收集了与敌对成瘾无关的证据，该成瘾调整了DNR战斗人员的融资渠道。 去年12月，SBU签约了，在敖德萨地区的反抗施加措施中推迟了它。”该消息写道。</text:p>
      <text:p text:style-name="P4">
<text:span text:style-name="T4">
另请阅读：</text:span>
 <text:a xlink:type="simple" xlink:href="https://www.ukrinform.ua/rubric-society/3715622-sbu-vikrila-na-zemelnih-oborudkah-nastoatelku-hramu-upc-mp-na-cerkasini.html" text:style-name="Internet_20_link" text:visited-style-name="Visited_20_Internet_20_Link">
<text:span text:style-name="T4">
 SBU </text:span>
在陆地设备上暴露于Cherkasy地区的Templeuptz MP的校长</text:a>
根据调查，恶性因素是当地居民。 它的两个亲戚在2016年加入了DNR Sparta恐怖组织的行列，并与乌克兰东部的反恐行动作战。</text:p>
      <text:p text:style-name="P4">
在全面入侵的开始时，两名武装分子成为俄罗斯联邦武装部队南部军事区的监管部队的一部分，在玛丽奥波尔夺取了马里奥波尔和赫尔森地区的一部分中。</text:p>
      <text:p text:style-name="P4">
了解了亲戚的后勤支持水平的低水平 - 残留者自愿组织了筹款活动。</text:p>
      <text:p text:style-name="P4">
*!(https://www.ukrinform.ua/rubric-society/3715724-policia-kiivsini-peredala-sbu-spravu-sodo-zniknenna-zurnalista-hiluka.html)为此，她以使者的团体为组，并禁止社交网络“ Vkontakte”和“同学”，她发布了一条消息，要求向入侵者提供货币援助。</text:p>
      <text:p text:style-name="P4">
此外，该名女子附上了一张照片，上面贴着俄罗斯银行卡的细节，该卡属于好战的亲戚的同居者。</text:p>
      <text:p text:style-name="P4">
根据收集的证据，法院在第1部分的《艺术》中裁定了男性因素有罪。 111-2乌克兰的刑法(对侵略者国家的协助)她任命了11年零4个月的监禁，并没收财产。</text:p>
      <text:p text:style-name="P4">
<text:span text:style-name="T4">
另请阅读：</text:span>
 <text:a xlink:type="simple" xlink:href="https://www.ukrinform.ua/rubric-ato/3714900-sbu-ogolosila-pidozru-cotirom-kolaborantam-sered-akih-tak-zvani-posadovci-mns-rf.html" text:style-name="Internet_20_link" text:visited-style-name="Visited_20_Internet_20_Link">
<text:span text:style-name="T4">
 SBU </text:span>
已向四个合作者宣布怀疑，即媒体 -  SO被称为紧急情况官员的官员</text:a>
正如乌克林福姆报道的那样，SBU拘留了Zaporozhye市议会的前任，该理事会引用了该市的俄罗斯导弹。</text:p>
      <text:p text:style-name="P4">
News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而不是巴赫穆特的“瓦格纳”来俄罗斯伞兵-Cherry</text:span>
</text:h>
      <text:p text:style-name="P4">
作者: Ukrinform (Person)</text:p>
      <text:p text:style-name="P4">
出版商: Укринформ (Organization)</text:p>
      <text:p text:style-name="P4">
出版时间: 2023-05-29T-47:08:45+03:00</text:p>
      <text:p text:style-name="P4">
修改时间: 2023-05-29T21:08:45+03:00</text:p>
      <text:p text:style-name="P4">
描述: 在巴赫穆特（Bakhmut），职业国家的空降部队和机动规模被货车取代。  - 乌克林。</text:p>
      <text:p text:style-name="P4">
图片: ['<text:a xlink:type="simple" xlink:href="https://static.ukrinform.com/photos/2023_02/thumb_files/630_360_1675335446-850.jpg" text:style-name="Internet_20_link" text:visited-style-name="Visited_20_Internet_20_Link">
630_360_16753...</text:a>
']</text:p>
      <text:p text:style-name="P4">
标签: ['Бахмут', 'ПВК "Вагнера"', 'Війна з Росією', 'Єдині новини']</text:p>
      <text:p text:style-name="P4">
类型: Article</text:p>
      <!--METADATA-->
      <text:p text:style-name="P4">
<draw:frame draw:style-name="fr1" draw:name="Image41" text:anchor-type="as-char" svg:width="6.9236in" svg:height="3.956343in" draw:z-index="0">
<draw:image xlink:href="../Images/yкринформ/2023-05-29T-47-08-45-03-00/630_360_1675335446-850.jpg" xlink:type="simple" xlink:show="embed" xlink:actuate="onLoad" draw:mime-type="image/jpeg"/>
</draw:frame>
Bakhmutna替代了“ Wagnets”，来到了Imomothtile单位的空降部队。</text:p>
      <text:p text:style-name="P4">
据乌克林福姆报道，这是由武装部队武装部队武装部队Sergey Cherevaty Wepiri Telernorphone“ One News”的一位发言人报道的。</text:p>
      <text:p text:style-name="P4">
“是的，由于瓦格纳群体的损失很大，旋转措施发生在那里。 他们被迫这样做。 乘员和电动部队的单位来了。 我们知道名字，我们知道他们的指挥官和战斗潜力。”他说。</text:p>
      <text:p text:style-name="P4">
<text:span text:style-name="T4">
另请阅读：</text:span>
 <text:a xlink:type="simple" xlink:href="https://www.ukrinform.ua/rubric-ato/3715570-pid-bahmutom-zaginuv-zurnalist-evgenij-osievskij.html" text:style-name="Internet_20_link" text:visited-style-name="Visited_20_Internet_20_Link">
在<text:span text:style-name="T4">
 bakhmut </text:span>
下**被记者Yevgeny Osiyevsky杀死</text:a>
Cherevaty还报告说，所有这些部队已经参与了塔维战争，他们遭受了巨大的损失。 因此，他们完成了最近动员。</text:p>
      <text:p text:style-name="P4">
教堂说：“在大多数情况下，这是他们人员的第二或第三组。”</text:p>
      <text:p text:style-name="P4">
据他说，在巴赫穆特方向上，敌人并没有阻止我们的立场失败。</text:p>
      <text:p text:style-name="P4">
<text:span text:style-name="T4">
另请阅读：</text:span>
 <text:a xlink:type="simple" xlink:href="https://www.ukrinform.ua/rubric-ato/3715498-u-bahmut-na-misce-vagnerivciv-zahodit-regularna-armia-rf-minoboroni.html" text:style-name="Internet_20_link" text:visited-style-name="Visited_20_Internet_20_Link">
在<text:span text:style-name="T4">
 bakhmut </text:span>
代替“瓦格纳”(Wagner)的俄罗斯常规行动 - 国防部</text:a>
在这一天，他进行了373次罢工，6架飞机的乌克兰捍卫者飞机。</text:p>
      <text:p text:style-name="P4">
Cherevaty说：“我们对火灾造成了反应，在此期间，有155名入侵者被杀，116人受伤。”</text:p>
      <text:p text:style-name="P4">
据报道，在巴赫穆特(Bakhmut)中，在进攻行动前的预言中的Avdiivsky指示没有。</text:p>
      <text:p text:style-name="P4">
照片：陆军</text:p>
      <text:p text:style-name="P4">
News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基辅（10:09）。 红色警报：空中威胁。 警笛声。 立即掩盖！</text:span>
</text:h>
      <text:p text:style-name="P4">
作者: liveuamap (Language: en)</text:p>
      <text:p text:style-name="P4">
时间: 2023-05-29T-49:10:00</text:p>
      <text:p text:style-name="P4">
地点: Kyiv (Latitude:50.44343 Longtitude:30.53022)</text:p>
      <text:p text:style-name="P4">
视频: []</text:p>
      <text:p text:style-name="P4">
图片: []</text:p>
      <text:p text:style-name="P4">
标签: ["Europe", "Central and Eastern Europe"]</text:p>
      <text:p text:style-name="P4">
Id: 22566150</text:p>
      <!--METADATA-->
      <text:p text:style-name="P4">
基辅(10:09). Red Alert: aerial threat. Sirens sounding. Take cover now!</text:p>
      <text:p text:style-name="P4">
News Collection Link: <text:a xlink:type="simple" xlink:href="https://liveuamap.com/en/2023/29-may-kyiv1009-red-alert-aerial-threat-sireng" text:style-name="Internet_20_link" text:visited-style-name="Visited_20_Internet_20_Link">
https://liveuamap.com/en/2023/29-may-kyiv1009-red-alert-aerial-threat-sireng</text:a>
</text:p>
      <text:p text:style-name="P4">
News Source: <text:a xlink:type="simple" xlink:href="https://t.me/KyivCityOfficial/6813" text:style-name="Internet_20_link" text:visited-style-name="Visited_20_Internet_20_Link">
https://t.me/KyivCityOfficial/6813</text:a>
</text:p>
      <!--NEWS-->
      <text:h text:style-name="P10" text:outline-level="1">
<text:span text:style-name="T4">
Dynamo和Shakhtar在足球首映联赛中举行了2000年代</text:span>
</text:h>
      <text:p text:style-name="P4">
作者: Ukrinform (Person)</text:p>
      <text:p text:style-name="P4">
出版商: Укринформ (Organization)</text:p>
      <text:p text:style-name="P4">
出版时间: 2023-05-29T-50:58:00+03:00</text:p>
      <text:p text:style-name="P4">
修改时间: 2023-05-29T20:58:00+03:00</text:p>
      <text:p text:style-name="P4">
描述: 在Donetsk Dynamo Donetsk之后，Dynamo还在英超联赛球队（UPL）中的乌克兰足球锦标赛中举行了2000年的进球。  - 乌克林。</text:p>
      <text:p text:style-name="P4">
图片: ['<text:a xlink:type="simple" xlink:href="https://static.ukrinform.com/photos/2023_05/thumb_files/630_360_1685382995-268.jpg" text:style-name="Internet_20_link" text:visited-style-name="Visited_20_Internet_20_Link">
630_360_16853...</text:a>
']</text:p>
      <text:p text:style-name="P4">
标签: ['Динамо', 'Футбол', 'Шахтар']</text:p>
      <text:p text:style-name="P4">
类型: Article</text:p>
      <!--METADATA-->
      <text:p text:style-name="P4">
<draw:frame draw:style-name="fr1" draw:name="Image42" text:anchor-type="as-char" svg:width="6.9236in" svg:height="3.956343in" draw:z-index="0">
<draw:image xlink:href="../Images/yкринформ/2023-05-29T-50-58-00-03-00/630_360_1685382995-268.jpg" xlink:type="simple" xlink:show="embed" xlink:actuate="onLoad" draw:mime-type="image/jpeg"/>
</draw:frame>
在Zadonnetsky Shakhtar之后，Dynamo Kyiv还在英超联赛球队中的乌克兰足球锦标赛中举行了2000年的进球(UPL).</text:p>
      <text:p text:style-name="P4">
Як інформує офіційний <text:a xlink:type="simple" xlink:href="https://upl.ua/ua/news/view/7387" text:style-name="Internet_20_link" text:visited-style-name="Visited_20_Internet_20_Link">
 сайт </text:a>
UPL，在第29个突变中，委内瑞拉前锋埃里克拉姆斯(Eriicrams)建立了“白蓝色”的新成就，后者今天与里夫涅(Rivne)的“希瑟”(Rivne“ Heather”(3：0)乌克林福姆报道，开设了帐户。</text:p>
      <text:p text:style-name="P4">
得分球资本团队的负责人是谢尔盖·雷布罗夫(Sergey Rebrov)(113).Далі йдуть Андрій Ярмоленко (99)，马克西姆·夏斯基(Maxim Shatsky)(97)，Andriy Shevchenko(83)Tavik Tsigankov(77).</text:p>
      <text:p text:style-name="P4">
Днем раніше позначку у 2000 голів подолав «Шахтар». «Гірники» перемогли«Дніпро-1» (3：0)，Artem Bondarenko成为乌克兰冠军顿涅茨克俱乐部所有年份的周年纪念目标的作者。</text:p>
      <text:p text:style-name="P4">
<text:span text:style-name="T4">
另请阅读：</text:span>
 [“ <text:span text:style-name="T4">
 shakhtar </text:span>
”击败了“ dnipro-1”，并提前提前。(https://www.ukrinform.ua/rubric-sports/3715267-sahtar-rozgromiv-dnipro1-i-dostrokovo-stav-cempionom-upl.html)决赛的比赛，第30轮UPL将于6月4日举行。</text:p>
      <text:p text:style-name="P4">
照片：Dynammania.com。</text:p>
      <text:p text:style-name="P4">
News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乌克兰需要在俄罗斯一个120公里的非军事区 - 波多克</text:span>
</text:h>
      <text:p text:style-name="P4">
作者: Ukrinform (Person)</text:p>
      <text:p text:style-name="P4">
出版商: Укринформ (Organization)</text:p>
      <text:p text:style-name="P4">
出版时间: 2023-05-29T-52:52:37+03:00</text:p>
      <text:p text:style-name="P4">
修改时间: 2023-05-29T20:52:37+03:00</text:p>
      <text:p text:style-name="P4">
描述: 总统办公室负责人Mikhail Podolyak的顾问认为，有必要在乌克兰边境附近的俄罗斯领土上创建一个100-120公里的非军事区。  - 乌克林。</text:p>
      <text:p text:style-name="P4">
图片: ['<text:a xlink:type="simple" xlink:href="https://static.ukrinform.com/photos/2022_11/thumb_files/630_360_1669394904-181.jpg" text:style-name="Internet_20_link" text:visited-style-name="Visited_20_Internet_20_Link">
630_360_16693...</text:a>
']</text:p>
      <text:p text:style-name="P4">
标签: ['Офіс Президента', 'Подоляк', 'Війна з Росією']</text:p>
      <text:p text:style-name="P4">
类型: Article</text:p>
      <!--METADATA-->
      <text:p text:style-name="P4">
<draw:frame draw:style-name="fr1" draw:name="Image43" text:anchor-type="as-char" svg:width="6.9236in" svg:height="3.956343in" draw:z-index="0">
<draw:image xlink:href="../Images/yкринформ/2023-05-29T-52-52-37-03-00/630_360_1669394904-181.jpg" xlink:type="simple" xlink:show="embed" xlink:actuate="onLoad" draw:mime-type="image/jpeg"/>
</draw:frame>
总统办公室顾问Mikhail Podolyak认为有必要在乌克兰边境附近的俄罗斯领土上创建一个1,20-120公里的非军事区。</text:p>
      <text:p text:style-name="P4">
他在[Twitter]中指出了这一点(https://twitter.com/Podolyak_M/status/1663178457201664000)，报道乌克林福姆。</text:p>
      <text:p text:style-name="P4">
“邮政 - 战争系统的关键主题应该是将来安装保险丝来重复侵略性。 为了确保Kharkiv，Chernihiv，Sumy，Zaporizhia，Luhansk Tadonian地区的真正安全，并保护他们免于炮击，将在Belgorod，Bryansk，Kursk，Kursk，Kursk，Kursk，Kursk，Kursk，Kursk，Kursk，Kursk，Kursk，Kursk，Kursk，Kursk，Kursk，Kursk，Kursk，Kursk，Kursk，Kursk，Kursk，Kursk，Kursk，Kursk，kursk，kursk，kursk，kursk，kursk，罗斯托夫共和国。 OP负责人的顾问强调，在第一阶段，有强制性的国际控制权。</text:p>
      <text:p text:style-name="P4">
<text:span text:style-name="T4">
另请阅读：</text:span>
 <text:a xlink:type="simple" xlink:href="https://www.ukrinform.ua/rubric-polytics/3715228-rozmova-z-rosianami-pocnetsa-lise-pisla-vivedenna-vijsk-z-ukraini-podolak.html" text:style-name="Internet_20_link" text:visited-style-name="Visited_20_Internet_20_Link">
与俄罗斯人的对话只有在乌克兰军事部队撤离后才会开始 -  <text:span text:style-name="T4">
 Podolyak </text:span>
</text:a>
据报道，国防部西里尔·布达马诺夫(Cyril Budanov)的负责人表示，战争的警告问题是建立了一个100公里的Intersosion和乌克兰的非军事区。</text:p>
      <text:p text:style-name="P4">
News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眨眼去北欧 - 将谈论北约维尔纽斯峰会并支持乌克兰</text:span>
</text:h>
      <text:p text:style-name="P4">
作者: Ukrinform (Person)</text:p>
      <text:p text:style-name="P4">
出版商: Укринформ (Organization)</text:p>
      <text:p text:style-name="P4">
出版时间: 2023-05-29T-54:47:26+03:00</text:p>
      <text:p text:style-name="P4">
修改时间: 2023-05-29T20:47:26+03:00</text:p>
      <text:p text:style-name="P4">
描述: 美国国务卿安东尼·布林肯（Anthony Blinken）周一前往欧洲。 在访问期间，他将与瑞典，挪威和芬兰政府负责人讨论北约维尔纽斯峰会，乌克兰的支持，并要求俄罗斯负责。  - 乌克林。</text:p>
      <text:p text:style-name="P4">
图片: ['<text:a xlink:type="simple" xlink:href="https://static.ukrinform.com/photos/2021_04/thumb_files/630_360_1618290656-821.jpeg" text:style-name="Internet_20_link" text:visited-style-name="Visited_20_Internet_20_Link">
630_360_16182...</text:a>
']</text:p>
      <text:p text:style-name="P4">
标签: ['Фінляндія', 'НАТО', 'США', 'Швеція', 'Блінкен']</text:p>
      <text:p text:style-name="P4">
类型: Article</text:p>
      <!--METADATA-->
      <text:p text:style-name="P4">
<draw:frame draw:style-name="fr1" draw:name="Image44" text:anchor-type="as-char" svg:width="6.9236in" svg:height="3.956343in" draw:z-index="0">
<draw:image xlink:href="../Images/yкринформ/2023-05-29T-54-47-26-03-00/630_360_1618290656-821.jpeg" xlink:type="simple" xlink:show="embed" xlink:actuate="onLoad" draw:mime-type="image/jpeg"/>
</draw:frame>
美国国务卿安东尼·布林肯(Anthony Blinken)周一前往欧洲。 在访问期间，他将与瑞典，挪威和芬兰政府负责人讨论北约阿比利塔峰会的准备，乌克兰的支持和持有参考。</text:p>
      <text:p text:style-name="P4">
根据乌克林的通讯员的说法，这次旅行先前宣布了<text:a xlink:type="simple" xlink:href="https://www.nytimes.com/live/2023/05/29/world/russia-ukraine-news/blinken-will-meet-with-european-leaders-as-sweden-pushes-nato-membership" text:style-name="Internet_20_link" text:visited-style-name="Visited_20_Internet_20_Link">
国务院</text:a>
。</text:p>
      <text:p text:style-name="P4">
根据该计划，Blinken将首次访问瑞典，他将与总理Ulf Christerses一起在Lulezhstrozhstrin。</text:p>
      <text:p text:style-name="P4">
周三，Blinken将前往奥斯陆，在那里他将与总理乔纳斯·加尔·斯特里(Jonas Gar Stere)进行谈判。</text:p>
      <text:p text:style-name="P4">
<text:span text:style-name="T4">
另请阅读：</text:span>
 <text:a xlink:type="simple" xlink:href="https://www.ukrinform.ua/rubric-polytics/3712794-ssa-rozgladatimut-usi-sposobi-pritagnenna-rosii-do-vidpovidalnosti-derzdep.html" text:style-name="Internet_20_link" text:visited-style-name="Visited_20_Internet_20_Link">
美国将考虑所有持有俄罗斯参考的方式 - 国务院</text:a>
星期五国务卿<text:a xlink:type="simple" xlink:href="https://www.ukrinform.ua/tag-ssa" text:style-name="Internet_20_link" text:visited-style-name="Visited_20_Internet_20_Link">
美国</text:a>
国务院指出，穆斯塔(Musta)与芬兰总理桑纳·马林(Sanna Marin)的母亲将由小鲸发表演讲，这将强调“俄罗斯侵略在各个方面已成为一种战略性的方式”。</text:p>
      <text:p text:style-name="P4">
据报道，维尔纽斯的北约峰会将于7月11日至12日举行。 预计各州的领导人将是联盟成员和俄罗斯战争对乌克兰的重要地位。</text:p>
      <text:p text:style-name="P4">
<text:span text:style-name="T5">
foto：彭博</text:span>
</text:p>
      <text:p text:style-name="P4">
News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在科索沃北部，由于冲突两次塞族人受伤</text:span>
</text:h>
      <text:p text:style-name="P4">
作者: Ukrinform (Person)</text:p>
      <text:p text:style-name="P4">
出版商: Укринформ (Organization)</text:p>
      <text:p text:style-name="P4">
出版时间: 2023-05-29T-56:21:00+03:00</text:p>
      <text:p text:style-name="P4">
修改时间: 2023-05-29T20:21:00+03:00</text:p>
      <text:p text:style-name="P4">
描述: 在北约维持和平部队和科索沃警察向抗议者施加武力之后，今天在部分公认的科索沃冲突中，至少有两个塞族人受伤。  - 乌克林。</text:p>
      <text:p text:style-name="P4">
图片: ['<text:a xlink:type="simple" xlink:href="https://static.ukrinform.com/photos/2023_05/thumb_files/630_360_1685380647-675.jpg" text:style-name="Internet_20_link" text:visited-style-name="Visited_20_Internet_20_Link">
630_360_16853...</text:a>
']</text:p>
      <text:p text:style-name="P4">
标签: ['Косово', 'Сербія', 'Сутички']</text:p>
      <text:p text:style-name="P4">
类型: Article</text:p>
      <!--METADATA-->
      <text:p text:style-name="P4">
<draw:frame draw:style-name="fr1" draw:name="Image45" text:anchor-type="as-char" svg:width="6.9236in" svg:height="3.956343in" draw:z-index="0">
<draw:image xlink:href="../Images/yкринформ/2023-05-29T-56-21-00-03-00/630_360_1685380647-675.jpg" xlink:type="simple" xlink:show="embed" xlink:actuate="onLoad" draw:mime-type="image/jpeg"/>
</draw:frame>
今天，北约维持和平部队使用武力对抗抗议者后，今天在局部科索沃北部发生冲突期间，至少有两个塞族人受伤。</text:p>
      <text:p text:style-name="P4">
正如乌克林福姆报道的那样，它报告了<text:a xlink:type="simple" xlink:href="https://apnews.com/article/kosovo-serbia-tension-eu-us-cf2637072cd88f3bcf0d902236d3631b" text:style-name="Internet_20_link" text:visited-style-name="Visited_20_Internet_20_Link">
AP</text:a>
。</text:p>
      <text:p text:style-name="P4">
今天科索沃警察和军事任务的代表科索沃部队(kph)，在北约的主持下，Zvezchan，Leposaavichi，Zubin-Potocz和Mitrovitsa的市政当局建筑物，北部的四个归因于北约，在北部有四个归因，并在早期选举中进行了脱去。</text:p>
      <text:p text:style-name="P4">
投票大多是由塞族人抵制的，塞尔维亚人在这些地区占多数。 只有阿尔巴尼亚人和其他人的代表才比市长的职位较小。</text:p>
      <text:p text:style-name="P4">
<text:span text:style-name="T4">
另请阅读：</text:span>
 <text:a xlink:type="simple" xlink:href="https://www.ukrinform.ua/rubric-world/3715375-stoltenberg-zaklikav-kosovo-poslabiti-napruzenist-u-vidnosinah-z-serbieu.html" text:style-name="Internet_20_link" text:visited-style-name="Visited_20_Internet_20_Link">
Stoltenberg称为<text:span text:style-name="T4">
 KOSOV </text:span>
 o serbia的紧张局势削弱</text:a>
塞尔维亚人抓住一个当地社区之一时，塞尔维亚人与市政大楼附近的警察相撞，上周，族裔市长在科索沃当局的帮助下占领了阿尔巴纳族。</text:p>
      <text:p text:style-name="P4">
根据门户<text:a xlink:type="simple" xlink:href="https://www.b92.net/eng/news/politics.php" text:style-name="Internet_20_link" text:visited-style-name="Visited_20_Internet_20_Link">
B92</text:a>
，塞族人遭到塞族人的袭击，两人因苦难而受伤。</text:p>
      <text:p text:style-name="P4">
据报道，两天前在科索沃(Kosovo)[警察]之间发生冲突(https://www.ukrinform.ua/tag-policia)以及抗议市长(是阿尔巴尼亚人)在塞尔维亚人口地区的行动的参与者。</text:p>
      <text:p text:style-name="P4">
构成科索沃地区大多数的塞族人不知道该地区的独立性，并且仍然考虑贝尔格尔格(Belgrgrgrade)。</text:p>
      <text:p text:style-name="P4">
阿尔巴尼亚人占整个科索沃人口的90％以上。</text:p>
      <text:p text:style-name="P4">
<text:span text:style-name="T4">
另请阅读：</text:span>
 <text:a xlink:type="simple" xlink:href="https://www.ukrinform.ua/rubric-world/3714741-evrosouz-zaklikae-do-deeskalacii-naprugi-na-pivnoci-kosova.html" text:style-name="Internet_20_link" text:visited-style-name="Visited_20_Internet_20_Link">
EU EU要求在北部的电压升级<text:span text:style-name="T4">
 KOSOV </text:span>
 A</text:a>
塞尔维亚人拒绝参加4月的地方选举，而阿尔本候选人以3.5％的投票率赢得了所有四个城市。</text:p>
      <text:p text:style-name="P4">
在贝尔格莱德的支持下，当地的塞族人说，他们不承认市长，因为他们没有代表他们。</text:p>
      <text:p text:style-name="P4">
<text:span text:style-name="T5">
foto：aa</text:span>
</text:p>
      <text:p text:style-name="P4">
News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Zelensky在记忆日转向美国人</text:span>
</text:h>
      <text:p text:style-name="P4">
作者: Ukrinform (Person)</text:p>
      <text:p text:style-name="P4">
出版商: Укринформ (Organization)</text:p>
      <text:p text:style-name="P4">
出版时间: 2023-05-29T-58:09:00+03:00</text:p>
      <text:p text:style-name="P4">
修改时间: 2023-05-29T20:09:00+03:00</text:p>
      <text:p text:style-name="P4">
描述: 沃迪米尔总统Zelenskyy荣幸地兑现了支持自由的美国人的勇气和自我牺牲，并感谢乌克兰在与俄罗斯侵略的对抗中的支持。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США', 'Звернення', 'Зеленський']</text:p>
      <text:p text:style-name="P4">
类型: Article</text:p>
      <!--METADATA-->
      <text:p text:style-name="P4">
<draw:frame draw:style-name="fr1" draw:name="Image46" text:anchor-type="as-char" svg:width="6.9236in" svg:height="3.956343in" draw:z-index="0">
<draw:image xlink:href="../Images/yкринформ/2023-05-29T-58-09-00-03-00/630_360_1685379837-541.png" xlink:type="simple" xlink:show="embed" xlink:actuate="onLoad" draw:mime-type="image/png"/>
</draw:frame>
总统的洛德米尔·泽伦斯基(Lordimir Zelensky)尊重了一直在保护自由的美国人的勇气和自我牺牲，并感谢乌克兰反对俄罗斯侵略的支持。</text:p>
      <text:p text:style-name="P4">
他在[视频消息]中说了这一点(https://t.me/OP_UA/9600)乌克林福姆报道，在全国纪念日之际，美国人民。</text:p>
      <text:p text:style-name="P4">
“代表所有乌克兰人，我要纪念所有站起来并继续捍卫自由的美国人的勇气和自我牺牲。 您的自由是由于那些为她而战的人。 我们的自由会因为谁在与之作斗争，”国家元首说。</text:p>
      <text:p text:style-name="P4">
视频：作品</text:p>
      <text:p text:style-name="P4">
他强调，自由是基于“在瓦尔米亚为人民服务的年轻男子和女人的准备，成为同类中最好的年轻人的准备，并使他们的勇气成为他们国家的基础，他们的勇气是勇于们的。”</text:p>
      <text:p text:style-name="P4">
<text:span text:style-name="T4">
另请阅读：</text:span>
 <text:a xlink:type="simple" xlink:href="https://www.ukrinform.ua/rubric-polytics/3715607-zelenskij-proviv-rozmovu-z-premerom-kambodzi-govorili-pro-rozminuvanna.html" text:style-name="Internet_20_link" text:visited-style-name="Visited_20_Internet_20_Link">
<text:span text:style-name="T4">
 Zelensky </text:span>
与柬埔寨总理交谈 - 要求需求</text:a>
Zelensky指出，在提及以名义牺牲我们生命的勇士时，我们还提到了我们活着并以自己喜欢的方式生活的原因，为什么我们的自由国家会站起来。</text:p>
      <text:p text:style-name="P4">
“我们的职责是教孩子们，自由不能被视为给定的。 我们的职责是教他们要感恩。 我们的职责是尊重任何献出生命，保护自由，贵国和人民的崇高和自由旗帜的人。 我们的职责是记住，尽管有所有黑暗的时代，但仍要为保持自由照明而付出多少价格。”总统说服。</text:p>
      <text:p text:style-name="P4">
他保证，乌克兰人将始终感谢美国和每个美国的“非凡支持，这有助于我们将俄罗斯暴政带给那些在争取自由斗争中的人。”</text:p>
      <text:p text:style-name="P4">
<text:span text:style-name="T4">
另请阅读：</text:span>
 <text:a xlink:type="simple" xlink:href="https://www.ukrinform.ua/rubric-polytics/3715600-dania-zbilsila-finansuvanna-fondu-pidtrimki-ukraini-na-26-milarda-zelenskij-podakuvav.html" text:style-name="Internet_20_link" text:visited-style-name="Visited_20_Internet_20_Link">
丹麦将乌克兰支持基金的资金增加了26亿美元 -  <text:span text:style-name="T4">
 Zelensky </text:span>
谢谢</text:a>
</text:p>
      <text:p text:style-name="P4">
纪念日是美国国定假日，该假日每年在5月的最后一次庆祝。 这一天致力于纪念美国军事军人，他们在参与的所有战争和武装冲突中死亡。</text:p>
      <text:p text:style-name="P4">
照片：作品</text:p>
      <text:p text:style-name="P4">
News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入侵者再次在苏米地区死亡：农业企业的损坏的组成</text:span>
</text:h>
      <text:p text:style-name="P4">
作者: Ukrinform (Person)</text:p>
      <text:p text:style-name="P4">
出版商: Укринформ (Organization)</text:p>
      <text:p text:style-name="P4">
出版时间: 2023-05-29T-7:55:00+03:00</text:p>
      <text:p text:style-name="P4">
修改时间: 2023-05-29T23:55:00+03:00</text:p>
      <text:p text:style-name="P4">
描述: 在5月29日星期一，使用各种武器在该地区被击败了10次。  - 乌克林。</text:p>
      <text:p text:style-name="P4">
图片: ['<text:a xlink:type="simple" xlink:href="https://static.ukrinform.com/photos/2022_10/thumb_files/630_360_1664845105-119.jpg" text:style-name="Internet_20_link" text:visited-style-name="Visited_20_Internet_20_Link">
630_360_16648...</text:a>
']</text:p>
      <text:p text:style-name="P4">
标签: ['Обстріл', 'Сумщина', 'Агресія РФ', 'Війна з Росією']</text:p>
      <text:p text:style-name="P4">
类型: Article</text:p>
      <!--METADATA-->
      <text:p text:style-name="P4">
<draw:frame draw:style-name="fr1" draw:name="Image47" text:anchor-type="as-char" svg:width="6.9236in" svg:height="3.956343in" draw:z-index="0">
<draw:image xlink:href="../Images/yкринформ/2023-05-29T-7-55-00-03-00/630_360_1664845105-119.jpg" xlink:type="simple" xlink:show="embed" xlink:actuate="onLoad" draw:mime-type="image/jpeg"/>
</draw:frame>
5月29日，入侵者于5月29日在该地区击败了10次。</text:p>
      <text:p text:style-name="P4">
关于它的报道，乌克林福姆参考了苏米地区军事管理。</text:p>
      <text:p text:style-name="P4">
“白天，俄罗斯人进行了10次炮击。记录了48次爆炸，”这将是摘要。</text:p>
      <text:p text:style-name="P4">
<text:span text:style-name="T4">
另请阅读：</text:span>
 <text:span text:style-name="T4">
 <text:a xlink:type="simple" xlink:href="https://www.ukrinform.ua/rubric-ato/3715330-vijska-rf-obstrilali-kupanskij-rajon-harkivsini-e-poranena.html" text:style-name="Internet_20_link" text:visited-style-name="Visited_20_Internet_20_Link">
俄罗斯军队在埃波拉纳纳(Eporanena)哈尔基夫地区的库平地区开火</text:a>
</text:span>
</text:p>
      <text:p text:style-name="P4">
Velikopisarevskaya，Esman，Shalyginsk，Krasnopil，Belopolsk社区今天受到了抨击。</text:p>
      <text:p text:style-name="P4">
<text:span text:style-name="T4">
另请阅读：</text:span>
 <text:span text:style-name="T4">
 <text:a xlink:type="simple" xlink:href="https://www.ukrinform.ua/rubric-ato/3715458-armia-rf-trici-obstrilala-prikordonna-sumsini.html" text:style-name="Internet_20_link" text:visited-style-name="Visited_20_Internet_20_Link">
俄罗斯联邦军队向苏米地区的五个社区开火，饮食</text:a>
</text:span>
</text:p>
      <text:p text:style-name="P4">
正如乌克林福姆(Ukrinform(https://www.ukrinform.ua/rubric-ato/3715348-vijska-rf-za-den-obstrilali-devat-gromad-sumsini-ova.html)** _，使用航空，迫击炮和炮兵。</text:p>
      <text:p text:style-name="P4">
News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科索沃的冲突：北约巡逻代表受伤</text:span>
</text:h>
      <text:p text:style-name="P4">
作者: Ukrinform (Person)</text:p>
      <text:p text:style-name="P4">
出版商: Укринформ (Organization)</text:p>
      <text:p text:style-name="P4">
出版时间: 2023-05-29T-9:42:00+03:00</text:p>
      <text:p text:style-name="P4">
修改时间: 2023-05-29T23:42:00+03:00</text:p>
      <text:p text:style-name="P4">
描述: 该联盟的官方代表说，北大西洋联盟“强烈谴责”科索沃北部北约（KFOR）领导下对北约部队的不可控制的袭击，这导致两人受伤。  - 乌克林。</text:p>
      <text:p text:style-name="P4">
图片: ['<text:a xlink:type="simple" xlink:href="https://static.ukrinform.com/photos/2018_12/thumb_files/630_360_1544017900-946.jpg" text:style-name="Internet_20_link" text:visited-style-name="Visited_20_Internet_20_Link">
630_360_15440...</text:a>
']</text:p>
      <text:p text:style-name="P4">
标签: ['Косово', 'НАТО', 'Поранені', 'Сербія', 'Сутички']</text:p>
      <text:p text:style-name="P4">
类型: Article</text:p>
      <!--METADATA-->
      <text:p text:style-name="P4">
<draw:frame draw:style-name="fr1" draw:name="Image48" text:anchor-type="as-char" svg:width="6.9236in" svg:height="3.976916in" draw:z-index="0">
<draw:image xlink:href="../Images/yкринформ/2023-05-29T-9-42-00-03-00/630_360_1544017900-946.jpg" xlink:type="simple" xlink:show="embed" xlink:actuate="onLoad" draw:mime-type="image/jpeg"/>
</draw:frame>
北大西洋联盟“强烈谴责”北约领导人在北约领导下对北约部队的不可控制的攻击(kph)根据联盟官方代表的声明，在科索沃的北部，两人受伤。</text:p>
      <text:p text:style-name="P4">
这是乌克林福姆(Ukrinform)报道的<text:a xlink:type="simple" xlink:href="https://www.radiosvoboda.org/a/news-kosovo-serby-sutychky-nato-poraneni/32434099.html" text:style-name="Internet_20_link" text:visited-style-name="Visited_20_Internet_20_Link">
Radio Liberty。</text:a>
“这样的攻击绝对是不可接受的。 暴力必须立即停止。 我们将所有各方描述，以避免行动被中风推动，并进行对话。”北约指出。</text:p>
      <text:p text:style-name="P4">
<text:span text:style-name="T4">
另请阅读：</text:span>
 <text:span text:style-name="T4">
 [在北约被称为科索沃的权力，即(https://www.ukrinform.ua/rubric-world/3714947-u-nato-zaklikali-vladu-kosova-do-negajnoi-deeskalacii-naprugi.html)</text:span>
</text:p>
      <text:p text:style-name="P4">
他们说，科索沃的国际维持和平部队“将采取全面的行动来维持安全和和平的环境。”</text:p>
      <text:p text:style-name="P4">
该联盟补充说：“他们将继续按照其授权按照1999年联合国安理会的1244年任务来公正地运作。”</text:p>
      <text:p text:style-name="P4">
<text:span text:style-name="T4">
另请阅读：</text:span>
 <text:span text:style-name="T4">
 <text:a xlink:type="simple" xlink:href="https://www.ukrinform.ua/rubric-world/3715375-stoltenberg-zaklikav-kosovo-poslabiti-napruzenist-u-vidnosinah-z-serbieu.html" text:style-name="Internet_20_link" text:visited-style-name="Visited_20_Internet_20_Link">
斯托尔滕贝格敦促科索沃削弱塞尔维亚的紧张局势</text:a>
</text:span>
</text:p>
      <text:p text:style-name="P4">
早期的美联社<text:a xlink:type="simple" xlink:href="https://apnews.com/article/kosovo-serbia-tension-eu-us-cf2637072cd88f3bcf0d902236d3631b" text:style-name="Internet_20_link" text:visited-style-name="Visited_20_Internet_20_Link">
报告</text:a>
科索沃族裔塞族人试图占领其中一个市政当局的办公室时与KFOR和平部队的部队相撞。阿尔巴尼亚人上周成为市长，这引起了乌里吉昂的抗议和碰撞。</text:p>
      <text:p text:style-name="P4">
<text:span text:style-name="T4">
另请阅读：</text:span>
 <text:span text:style-name="T4">
 <text:a xlink:type="simple" xlink:href="https://www.ukrinform.ua/rubric-world/3715764-na-pivnoci-kosova-vnaslidok-suticok-poraneni-dvoh-serbiv.html" text:style-name="Internet_20_link" text:visited-style-name="Visited_20_Internet_20_Link">
由于破坏了两人的冲突，在科索沃北部</text:a>
</text:span>
</text:p>
      <text:p text:style-name="P4">
据报道，两天前在科索沃，当地警察与参与者之间发生了冲突，抗议抗议塞尔维亚人口居住区的市长的行动，以抗议市长的到来。</text:p>
      <text:p text:style-name="P4">
构成北部地区大多数人口的塞族人<text:span text:style-name="T4">
 <text:a xlink:type="simple" xlink:href="https://www.ukrinform.ua/tag-kosovo" text:style-name="Internet_20_link" text:visited-style-name="Visited_20_Internet_20_Link">
科索沃</text:a>
</text:span>
，他们不认识到IV地区的独立性仍然认为贝尔格莱德是他们的资本。</text:p>
      <text:p text:style-name="P4">
阿尔巴尼亚人占整个科索沃人口的90％以上。塞尔维亚人拒绝参加4月的地方选举，而阿尔本候选人以3.5％的投票率赢得了所有四个城市。</text:p>
      <text:p text:style-name="P4">
在贝尔格莱德的支持下，当地的塞族人说，他们不承认市长，因为他们没有代表他们。</text:p>
      <text:p text:style-name="P4">
News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乌克兰防空击落了37枚巡航导弹，29张沙赫德无人机，由俄罗斯推出。</text:span>
</text:h>
      <text:p text:style-name="P4">
作者: liveuamap (Language: en)</text:p>
      <text:p text:style-name="P4">
时间: 2023-05-29T01:56:04</text:p>
      <text:p text:style-name="P4">
地点: Odesa (Latitude:46.48959 Longtitude:30.74249)</text:p>
      <text:p text:style-name="P4">
视频: []</text:p>
      <text:p text:style-name="P4">
图片: ["<text:a xlink:type="simple" xlink:href="https://liveuamap.com/pics/2023/05/29/22566017_0.jpg" text:style-name="Internet_20_link" text:visited-style-name="Visited_20_Internet_20_Link">
22566017_0.jpg</text:a>
"]</text:p>
      <text:p text:style-name="P4">
标签: ["Europe", "Central and Eastern Europe"]</text:p>
      <text:p text:style-name="P4">
Id: 22566017</text:p>
      <!--METADATA-->
      <text:p text:style-name="P4">
乌克兰防空击落了37枚巡航导弹，29张沙赫德无人机，由俄罗斯发射过夜  <draw:frame draw:style-name="fr1" draw:name="Image49" text:anchor-type="as-char" svg:width="6.9236in" svg:height="6.9236in" draw:z-index="0">
<draw:image xlink:href="../Images/liveuamap/2023-05-29T01-56-04/22566017_0.jpg" xlink:type="simple" xlink:show="embed" xlink:actuate="onLoad" draw:mime-type="image/jpeg"/>
</draw:frame>
新闻集链接：<text:a xlink:type="simple" xlink:href="https://liveuamap.com/en/2023/29-may-ukrainian-air-defense-shot-down-37-cruise-missiles" text:style-name="Internet_20_link" text:visited-style-name="Visited_20_Internet_20_Link">
https://liveuamap.com/en/2023/29-may-ukrainian-air-defense-shot-down-down-37-cruise-missiles</text:a>
</text:p>
      <text:p text:style-name="P4">
News Source: <text:a xlink:type="simple" xlink:href="https://t.me/CinCAFU/506" text:style-name="Internet_20_link" text:visited-style-name="Visited_20_Internet_20_Link">
https://t.me/CinCAFU/506</text:a>
</text:p>
      <!--NEWS-->
      <text:h text:style-name="P10" text:outline-level="1">
<text:span text:style-name="T4">
1人因在哈尔基夫地区的Kucherivka村炮击而受伤，另一个人...</text:span>
</text:h>
      <text:p text:style-name="P4">
作者: liveuamap (Language: en)</text:p>
      <text:p text:style-name="P4">
时间: 2023-05-29T01:58:04</text:p>
      <text:p text:style-name="P4">
地点: Kharkiv (Latitude:49.48327 Longtitude:37.69207)</text:p>
      <text:p text:style-name="P4">
视频: []</text:p>
      <text:p text:style-name="P4">
图片: ["<text:a xlink:type="simple" xlink:href="https://liveuamap.com/pics/2023/05/29/22566018_0.jpg" text:style-name="Internet_20_link" text:visited-style-name="Visited_20_Internet_20_Link">
22566018_0.jpg</text:a>
", "<text:a xlink:type="simple" xlink:href="https://liveuamap.com/pics/2023/05/29/22566018_1.jpg" text:style-name="Internet_20_link" text:visited-style-name="Visited_20_Internet_20_Link">
22566018_1.jpg</text:a>
", "<text:a xlink:type="simple" xlink:href="https://liveuamap.com/pics/2023/05/29/22566018_2.jpg" text:style-name="Internet_20_link" text:visited-style-name="Visited_20_Internet_20_Link">
22566018_2.jpg</text:a>
", "<text:a xlink:type="simple" xlink:href="https://liveuamap.com/pics/2023/05/29/22566018_3.jpg" text:style-name="Internet_20_link" text:visited-style-name="Visited_20_Internet_20_Link">
22566018_3.jpg</text:a>
", "<text:a xlink:type="simple" xlink:href="https://liveuamap.com/pics/2023/05/29/22566018_4.jpg" text:style-name="Internet_20_link" text:visited-style-name="Visited_20_Internet_20_Link">
22566018_4.jpg</text:a>
"]</text:p>
      <text:p text:style-name="P4">
标签: ["Europe"]</text:p>
      <text:p text:style-name="P4">
Id: 22566018</text:p>
      <!--METADATA-->
      <text:p text:style-name="P4">
1人因在Bohuslavka村的另一个Kharkiv地区的Kucherivka村炮击而受伤  <draw:frame draw:style-name="fr1" draw:name="Image51" text:anchor-type="as-char" svg:width="6.9236in" svg:height="5.1927in" draw:z-index="0">
<draw:image xlink:href="../Images/liveuamap/2023-05-29T01-58-04/22566018_1.jpg" xlink:type="simple" xlink:show="embed" xlink:actuate="onLoad" draw:mime-type="image/jpeg"/>
</draw:frame>
<draw:frame draw:style-name="fr1" draw:name="Image52" text:anchor-type="as-char" svg:width="6.9236in" svg:height="5.1927in" draw:z-index="0">
<draw:image xlink:href="../Images/liveuamap/2023-05-29T01-58-04/22566018_2.jpg" xlink:type="simple" xlink:show="embed" xlink:actuate="onLoad" draw:mime-type="image/jpeg"/>
</draw:frame>
<draw:frame draw:style-name="fr1" draw:name="Image53" text:anchor-type="as-char" svg:width="6.9236in" svg:height="5.1927in" draw:z-index="0">
<draw:image xlink:href="../Images/liveuamap/2023-05-29T01-58-04/22566018_3.jpg" xlink:type="simple" xlink:show="embed" xlink:actuate="onLoad" draw:mime-type="image/jpeg"/>
</draw:frame>
<draw:frame draw:style-name="fr1" draw:name="Image54" text:anchor-type="as-char" svg:width="6.9236in" svg:height="5.1927in" draw:z-index="0">
<draw:image xlink:href="../Images/liveuamap/2023-05-29T01-58-04/22566018_4.jpg" xlink:type="simple" xlink:show="embed" xlink:actuate="onLoad" draw:mime-type="image/jpeg"/>
</draw:frame>
新闻集链接：<text:a xlink:type="simple" xlink:href="https://liveuamap.com/en/2023/29-may-1-person-was-wounded-as-result-of-shelling-of-kucherivka" text:style-name="Internet_20_link" text:visited-style-name="Visited_20_Internet_20_Link">
https://liveuamap.com/en/2023/2029-may-1-person-was-wound-wounded-as-result-shelling-shelling-of-kucherivka</text:a>
</text:p>
      <text:p text:style-name="P4">
News Source: <text:a xlink:type="simple" xlink:href="https://t.me/huyovy_kharkiv/111124" text:style-name="Internet_20_link" text:visited-style-name="Visited_20_Internet_20_Link">
https://t.me/huyovy_kharkiv/111124</text:a>
</text:p>
      <!--NEWS-->
      <text:h text:style-name="P10" text:outline-level="1">
<text:span text:style-name="T4">
Donetsk Oblast（09:05）。 红色警报：空中威胁。 警笛声。 立即掩盖！</text:span>
</text:h>
      <text:p text:style-name="P4">
作者: liveuamap (Language: en)</text:p>
      <text:p text:style-name="P4">
时间: 2023-05-29T03:11:00</text:p>
      <text:p text:style-name="P4">
地点: Donetsk Oblast (Latitude:48.72831 Longtitude:37.57738)</text:p>
      <text:p text:style-name="P4">
视频: []</text:p>
      <text:p text:style-name="P4">
图片: []</text:p>
      <text:p text:style-name="P4">
标签: ["Europe", "Central and Eastern Europe"]</text:p>
      <text:p text:style-name="P4">
Id: 22566117</text:p>
      <!--METADATA-->
      <text:p text:style-name="P4">
Donetsk Oblast(09:05). Red Alert: aerial threat. Sirens sounding. Take covernow!</text:p>
      <text:p text:style-name="P4">
News Collection Link: <text:a xlink:type="simple" xlink:href="https://liveuamap.com/en/2023/29-may-donetsk-oblast0905-red-alert-aerial-thg" text:style-name="Internet_20_link" text:visited-style-name="Visited_20_Internet_20_Link">
https://liveuamap.com/en/2023/29-may-donetsk-oblast0905-red-alert-aerial-thg</text:a>
</text:p>
      <text:p text:style-name="P4">
News Source: <text:a xlink:type="simple" xlink:href="https://t.me/air_alert_ua/46781" text:style-name="Internet_20_link" text:visited-style-name="Visited_20_Internet_20_Link">
https://t.me/air_alert_ua/46781</text:a>
</text:p>
      <!--NEWS-->
      <text:h text:style-name="P10" text:outline-level="1">
<text:span text:style-name="T4">
乌克兰官员：俄罗斯针对位于伯爵西部的Khmelnytskyi的军事遗址...</text:span>
</text:h>
      <text:p text:style-name="P4">
作者: liveuamap (Language: en)</text:p>
      <text:p text:style-name="P4">
时间: 2023-05-29T03:17:12</text:p>
      <text:p text:style-name="P4">
地点: Khmelnitsky (Latitude:49.50738 Longtitude:27.27905)</text:p>
      <text:p text:style-name="P4">
视频: []</text:p>
      <text:p text:style-name="P4">
图片: []</text:p>
      <text:p text:style-name="P4">
标签: ["Russia", "Europe"]</text:p>
      <text:p text:style-name="P4">
Id: 22566118</text:p>
      <!--METADATA-->
      <text:p text:style-name="P4">
乌克兰官员：俄罗斯瞄准了该国西部的赫梅尔尼特斯基(Khmelnytskyi)的军事遗址。 5架飞机失控</text:p>
      <text:p text:style-name="P4">
新闻集链接：<text:a xlink:type="simple" xlink:href="https://liveuamap.com/en/2023/29-may-ukrainian-official-russia-targeted-a-military-site" text:style-name="Internet_20_link" text:visited-style-name="Visited_20_Internet_20_Link">
https://liveuamap.com/en/2023/29-may-ukrainian-ofcial-russia-targeted-a-a-military Site</text:a>
</text:p>
      <text:p text:style-name="P4">
News Source: <text:a xlink:type="simple" xlink:href="https://twitter.com/AlArabiya_Brk/status/1663080465324990469" text:style-name="Internet_20_link" text:visited-style-name="Visited_20_Internet_20_Link">
https://twitter.com/AlArabiya_Brk/status/1663080465324990469</text:a>
</text:p>
      <!--NEWS-->
      <text:h text:style-name="P10" text:outline-level="1">
<text:span text:style-name="T4">
导弹碎片后，佐洛奇夫地区的火已经倒下</text:span>
</text:h>
      <text:p text:style-name="P4">
作者: liveuamap (Language: en)</text:p>
      <text:p text:style-name="P4">
时间: 2023-05-29T03:17:55</text:p>
      <text:p text:style-name="P4">
地点: Zolochiv,Lviv Oblast (Latitude:49.82159 Longtitude:24.87991)</text:p>
      <text:p text:style-name="P4">
视频: []</text:p>
      <text:p text:style-name="P4">
图片: ["<text:a xlink:type="simple" xlink:href="https://liveuamap.com/pics/2023/05/29/22566119_0.jpg" text:style-name="Internet_20_link" text:visited-style-name="Visited_20_Internet_20_Link">
22566119_0.jpg</text:a>
", "<text:a xlink:type="simple" xlink:href="https://liveuamap.com/pics/2023/05/29/22566119_1.jpg" text:style-name="Internet_20_link" text:visited-style-name="Visited_20_Internet_20_Link">
22566119_1.jpg</text:a>
"]</text:p>
      <text:p text:style-name="P4">
标签: ["Europe", "Central and Eastern Europe"]</text:p>
      <text:p text:style-name="P4">
Id: 22566119</text:p>
      <!--METADATA-->
      <text:p text:style-name="P4">
导弹碎片后，佐洛奇夫地区的火已经倒下</text:p>
      <text:p text:style-name="P4">
<draw:frame draw:style-name="fr1" draw:name="Image55" text:anchor-type="as-char" svg:width="6.9236in" svg:height="5.1927in" draw:z-index="0">
<draw:image xlink:href="../Images/liveuamap/2023-05-29T03-17-55/22566119_0.jpg" xlink:type="simple" xlink:show="embed" xlink:actuate="onLoad" draw:mime-type="image/jpeg"/>
</draw:frame>
<draw:frame draw:style-name="fr1" draw:name="Image56" text:anchor-type="as-char" svg:width="6.9236in" svg:height="5.1927in" draw:z-index="0">
<draw:image xlink:href="../Images/liveuamap/2023-05-29T03-17-55/22566119_1.jpg" xlink:type="simple" xlink:show="embed" xlink:actuate="onLoad" draw:mime-type="image/jpeg"/>
</draw:frame>
新闻集链接：<text:a xlink:type="simple" xlink:href="https://liveuamap.com/en/2023/29-may-fire-in-zolochiv-district-after-debris-of-the-missile" text:style-name="Internet_20_link" text:visited-style-name="Visited_20_Internet_20_Link">
https://liveuamap.com/en/2023/29-may-fire-in---zolochiv-district-district-district-fer-debris-the-the-missile</text:a>
</text:p>
      <text:p text:style-name="P4">
News Source: <text:a xlink:type="simple" xlink:href="https://t.me/channel24_ua/90159" text:style-name="Internet_20_link" text:visited-style-name="Visited_20_Internet_20_Link">
https://t.me/channel24_ua/90159</text:a>
</text:p>
      <!--NEWS-->
      <text:h text:style-name="P10" text:outline-level="1">
<text:span text:style-name="T4">
一艘导弹的碎片在米拉村附近的基辅 - 谷高速公路上摧毁了一辆卡车</text:span>
</text:h>
      <text:p text:style-name="P4">
作者: liveuamap (Language: en)</text:p>
      <text:p text:style-name="P4">
时间: 2023-05-29T03:26:44</text:p>
      <text:p text:style-name="P4">
地点: Kyiv (Latitude:50.44231 Longtitude:30.17713)</text:p>
      <text:p text:style-name="P4">
视频: []</text:p>
      <text:p text:style-name="P4">
图片: ["<text:a xlink:type="simple" xlink:href="https://liveuamap.com/pics/2023/05/29/22566136_0.jpg" text:style-name="Internet_20_link" text:visited-style-name="Visited_20_Internet_20_Link">
22566136_0.jpg</text:a>
", "<text:a xlink:type="simple" xlink:href="https://liveuamap.com/pics/2023/05/29/22566136_1.jpg" text:style-name="Internet_20_link" text:visited-style-name="Visited_20_Internet_20_Link">
22566136_1.jpg</text:a>
", "<text:a xlink:type="simple" xlink:href="https://liveuamap.com/pics/2023/05/29/22566136_2.jpg" text:style-name="Internet_20_link" text:visited-style-name="Visited_20_Internet_20_Link">
22566136_2.jpg</text:a>
", "<text:a xlink:type="simple" xlink:href="https://liveuamap.com/pics/2023/05/29/22566136_3.jpg" text:style-name="Internet_20_link" text:visited-style-name="Visited_20_Internet_20_Link">
22566136_3.jpg</text:a>
"]</text:p>
      <text:p text:style-name="P4">
标签: []</text:p>
      <text:p text:style-name="P4">
Id: 22566136</text:p>
      <!--METADATA-->
      <text:p text:style-name="P4">
一艘导弹的碎片在米拉村附近的基辅 - 谷高速公路上摧毁了一辆卡车</text:p>
      <text:p text:style-name="P4">
<draw:frame draw:style-name="fr1" draw:name="Image57" text:anchor-type="as-char" svg:width="6.9236in" svg:height="3.963761in" draw:z-index="0">
<draw:image xlink:href="../Images/liveuamap/2023-05-29T03-26-44/22566136_0.jpg" xlink:type="simple" xlink:show="embed" xlink:actuate="onLoad" draw:mime-type="image/jpeg"/>
</draw:frame>
<draw:frame draw:style-name="fr1" draw:name="Image58" text:anchor-type="as-char" svg:width="6.9236in" svg:height="3.712781in" draw:z-index="0">
<draw:image xlink:href="../Images/liveuamap/2023-05-29T03-26-44/22566136_1.jpg" xlink:type="simple" xlink:show="embed" xlink:actuate="onLoad" draw:mime-type="image/jpeg"/>
</draw:frame>
<draw:frame draw:style-name="fr1" draw:name="Image59" text:anchor-type="as-char" svg:width="6.9236in" svg:height="4.889793in" draw:z-index="0">
<draw:image xlink:href="../Images/liveuamap/2023-05-29T03-26-44/22566136_2.jpg" xlink:type="simple" xlink:show="embed" xlink:actuate="onLoad" draw:mime-type="image/jpeg"/>
</draw:frame>
<draw:frame draw:style-name="fr1" draw:name="Image60" text:anchor-type="as-char" svg:width="6.9236in" svg:height="4.318596in" draw:z-index="0">
<draw:image xlink:href="../Images/liveuamap/2023-05-29T03-26-44/22566136_3.jpg" xlink:type="simple" xlink:show="embed" xlink:actuate="onLoad" draw:mime-type="image/jpeg"/>
</draw:frame>
新闻集链接：<text:a xlink:type="simple" xlink:href="https://liveuamap.com/en/2023/29-may-debris-of-a-missile-destroyed-a-truck-on-kyivchop" text:style-name="Internet_20_link" text:visited-style-name="Visited_20_Internet_20_Link">
https://liveuamap.com/en/2023/29-may-debris-of-a-missile-destroyed-a-truck-on-kyivchop</text:a>
</text:p>
      <text:p text:style-name="P4">
News Source: <text:a xlink:type="simple" xlink:href="https://t.me/kyiv_polit/34046" text:style-name="Internet_20_link" text:visited-style-name="Visited_20_Internet_20_Link">
https://t.me/kyiv_polit/34046</text:a>
</text:p>
      <!--NEWS-->
      <text:h text:style-name="P10" text:outline-level="1">
<text:span text:style-name="T4">
Kharkiv，Kharkivska Oblast（09:29）。 红色警报：空中威胁。 警笛声。 立即掩盖！</text:span>
</text:h>
      <text:p text:style-name="P4">
作者: liveuamap (Language: en)</text:p>
      <text:p text:style-name="P4">
时间: 2023-05-29T03:30:00</text:p>
      <text:p text:style-name="P4">
地点: Kharkiv (Latitude:49.98049 Longtitude:36.25149)</text:p>
      <text:p text:style-name="P4">
视频: []</text:p>
      <text:p text:style-name="P4">
图片: []</text:p>
      <text:p text:style-name="P4">
标签: ["Europe", "Central and Eastern Europe"]</text:p>
      <text:p text:style-name="P4">
Id: 22566142</text:p>
      <!--METADATA-->
      <text:p text:style-name="P4">
哈尔基夫(Kharkiv)，哈尔基夫地区(09:29). Red Alert: aerial threat. Sirens sounding.Take cover now!</text:p>
      <text:p text:style-name="P4">
News Collection Link: <text:a xlink:type="simple" xlink:href="https://liveuamap.com/en/2023/29-may-kharkiv-kharkivska-oblast0929-red-alerg" text:style-name="Internet_20_link" text:visited-style-name="Visited_20_Internet_20_Link">
https://liveuamap.com/en/2023/29-may-kharkiv-kharkivska-oblast0929-red-alerg</text:a>
</text:p>
      <text:p text:style-name="P4">
News Source: <text:a xlink:type="simple" xlink:href="https://t.me/air_alert_ua/46782" text:style-name="Internet_20_link" text:visited-style-name="Visited_20_Internet_20_Link">
https://t.me/air_alert_ua/46782</text:a>
</text:p>
      <!--NEWS-->
      <text:h text:style-name="P10" text:outline-level="1">
<text:span text:style-name="T4">
赫尔森报道的炮击</text:span>
</text:h>
      <text:p text:style-name="P4">
作者: liveuamap (Language: en)</text:p>
      <text:p text:style-name="P4">
时间: 2023-05-29T03:33:37</text:p>
      <text:p text:style-name="P4">
地点: Kherson (Latitude:46.63647 Longtitude:32.61824)</text:p>
      <text:p text:style-name="P4">
视频: []</text:p>
      <text:p text:style-name="P4">
图片: []</text:p>
      <text:p text:style-name="P4">
标签: ["Europe", "Central and Eastern Europe"]</text:p>
      <text:p text:style-name="P4">
Id: 22566144</text:p>
      <!--METADATA-->
      <text:p text:style-name="P4">
赫尔森报道的炮击</text:p>
      <text:p text:style-name="P4">
新闻集链接：<text:a xlink:type="simple" xlink:href="https://liveuamap.com/en/2023/29-may-shelling-reported-in-kherson" text:style-name="Internet_20_link" text:visited-style-name="Visited_20_Internet_20_Link">
https://liveuamap.com/en/2023/29-may-shelling-reported-in-kherson</text:a>
</text:p>
      <text:p text:style-name="P4">
News Source: <text:a xlink:type="simple" xlink:href="https://twitter.com/hochu_dodomu/status/1663085935045517312" text:style-name="Internet_20_link" text:visited-style-name="Visited_20_Internet_20_Link">
https://twitter.com/hochu_dodomu/status/1663085935045517312</text:a>
</text:p>
      <!--NEWS-->
      <text:h text:style-name="P10" text:outline-level="1">
<text:span text:style-name="T4">
Shebekino报道的爆炸</text:span>
</text:h>
      <text:p text:style-name="P4">
作者: liveuamap (Language: en)</text:p>
      <text:p text:style-name="P4">
时间: 2023-05-29T03:45:00</text:p>
      <text:p text:style-name="P4">
地点: Belgorod (Latitude:50.41432 Longtitude:36.90308)</text:p>
      <text:p text:style-name="P4">
视频: []</text:p>
      <text:p text:style-name="P4">
图片: ["<text:a xlink:type="simple" xlink:href="https://liveuamap.com/pics/2023/05/29/22566148_0.jpg" text:style-name="Internet_20_link" text:visited-style-name="Visited_20_Internet_20_Link">
22566148_0.jpg</text:a>
", "<text:a xlink:type="simple" xlink:href="https://liveuamap.com/pics/2023/05/29/22566148_1.jpg" text:style-name="Internet_20_link" text:visited-style-name="Visited_20_Internet_20_Link">
22566148_1.jpg</text:a>
"]</text:p>
      <text:p text:style-name="P4">
标签: ["Russia", "Central and Eastern Europe"]</text:p>
      <text:p text:style-name="P4">
Id: 22566148</text:p>
      <!--METADATA-->
      <text:p text:style-name="P4">
Shebekino报道的爆炸</text:p>
      <text:p text:style-name="P4">
<draw:frame draw:style-name="fr1" draw:name="Image61" text:anchor-type="as-char" svg:width="6.9236in" svg:height="4.950374in" draw:z-index="0">
<draw:image xlink:href="../Images/liveuamap/2023-05-29T03-45-00/22566148_0.jpg" xlink:type="simple" xlink:show="embed" xlink:actuate="onLoad" draw:mime-type="image/jpeg"/>
</draw:frame>
<draw:frame draw:style-name="fr1" draw:name="Image62" text:anchor-type="as-char" svg:width="6.9236in" svg:height="6.205277in" draw:z-index="0">
<draw:image xlink:href="../Images/liveuamap/2023-05-29T03-45-00/22566148_1.jpg" xlink:type="simple" xlink:show="embed" xlink:actuate="onLoad" draw:mime-type="image/jpeg"/>
</draw:frame>
新闻集链接：<text:a xlink:type="simple" xlink:href="https://liveuamap.com/en/2023/29-may-explosions-reported-in-shebekino" text:style-name="Internet_20_link" text:visited-style-name="Visited_20_Internet_20_Link">
https://liveuamap.com/en/2023/29-may-explosions-reported-inported-in-shebekino</text:a>
</text:p>
      <text:p text:style-name="P4">
News Source: <text:a xlink:type="simple" xlink:href="https://t.me/zhest_belgorod/27304" text:style-name="Internet_20_link" text:visited-style-name="Visited_20_Internet_20_Link">
https://t.me/zhest_belgorod/27304</text:a>
</text:p>
      <!--NEWS-->
      <text:h text:style-name="P10" text:outline-level="1">
<text:span text:style-name="T4">
基夫·oblast（10:09）。 红色警报：空中威胁。 警笛声。 立即掩盖！</text:span>
</text:h>
      <text:p text:style-name="P4">
作者: liveuamap (Language: en)</text:p>
      <text:p text:style-name="P4">
时间: 2023-05-29T04:10:00</text:p>
      <text:p text:style-name="P4">
地点: Kyiv Oblast (Latitude:50.24018000 Longtitude:30.23163000)</text:p>
      <text:p text:style-name="P4">
视频: []</text:p>
      <text:p text:style-name="P4">
图片: []</text:p>
      <text:p text:style-name="P4">
标签: ["Europe", "Central and Eastern Europe"]</text:p>
      <text:p text:style-name="P4">
Id: 22566151</text:p>
      <!--METADATA-->
      <text:p text:style-name="P4">
基辅地区(10:09). Red Alert: aerial threat. Sirens sounding. Take cover now!</text:p>
      <text:p text:style-name="P4">
News Collection Link: <text:a xlink:type="simple" xlink:href="https://liveuamap.com/en/2023/29-may-kyiv-oblast1009-red-alert-aerial-threag" text:style-name="Internet_20_link" text:visited-style-name="Visited_20_Internet_20_Link">
https://liveuamap.com/en/2023/29-may-kyiv-oblast1009-red-alert-aerial-threag</text:a>
</text:p>
      <text:p text:style-name="P4">
News Source: <text:a xlink:type="simple" xlink:href="https://t.me/air_alert_ua/46784" text:style-name="Internet_20_link" text:visited-style-name="Visited_20_Internet_20_Link">
https://t.me/air_alert_ua/46784</text:a>
</text:p>
      <!--NEWS-->
      <text:h text:style-name="P10" text:outline-level="1">
<text:span text:style-name="T4">
Dnipro，Dnipropetrovska Oblast（10:14）。 红色警报：空中威胁。 警笛声。 掩护...</text:span>
</text:h>
      <text:p text:style-name="P4">
作者: liveuamap (Language: en)</text:p>
      <text:p text:style-name="P4">
时间: 2023-05-29T04:14:00</text:p>
      <text:p text:style-name="P4">
地点: Dnipro (Latitude:48.4584 Longtitude:35.03961)</text:p>
      <text:p text:style-name="P4">
视频: []</text:p>
      <text:p text:style-name="P4">
图片: []</text:p>
      <text:p text:style-name="P4">
标签: ["Europe", "Central and Eastern Europe"]</text:p>
      <text:p text:style-name="P4">
Id: 22566152</text:p>
      <!--METADATA-->
      <text:p text:style-name="P4">
dnipro，dnipropetrovsk区域(10:14). Red Alert: aerial threat. Sirenssounding. Take cover now!</text:p>
      <text:p text:style-name="P4">
News Collection Link: <text:a xlink:type="simple" xlink:href="https://liveuamap.com/en/2023/29-may-dnipro-dnipropetrovska-oblast1014-red-g" text:style-name="Internet_20_link" text:visited-style-name="Visited_20_Internet_20_Link">
https://liveuamap.com/en/2023/29-may-dnipro-dnipropetrovska-oblast1014-red-g</text:a>
</text:p>
      <text:p text:style-name="P4">
News Source: <text:a xlink:type="simple" xlink:href="https://t.me/suspilnednipro/16029" text:style-name="Internet_20_link" text:visited-style-name="Visited_20_Internet_20_Link">
https://t.me/suspilnednipro/16029</text:a>
</text:p>
      <!--NEWS-->
      <text:h text:style-name="P10" text:outline-level="1">
<text:span text:style-name="T4">
Zaporizka Oblast（10:14）。 红色警报：空中威胁。 警笛声。 立即掩盖！</text:span>
</text:h>
      <text:p text:style-name="P4">
作者: liveuamap (Language: en)</text:p>
      <text:p text:style-name="P4">
时间: 2023-05-29T04:15:00</text:p>
      <text:p text:style-name="P4">
地点: Zaporizka Oblast (Latitude:47.611731 Longtitude:35.764761)</text:p>
      <text:p text:style-name="P4">
视频: []</text:p>
      <text:p text:style-name="P4">
图片: []</text:p>
      <text:p text:style-name="P4">
标签: ["Europe", "Central and Eastern Europe"]</text:p>
      <text:p text:style-name="P4">
Id: 22566153</text:p>
      <!--METADATA-->
      <text:p text:style-name="P4">
Zaporizhzhia地区(10:14). Red Alert: aerial threat. Sirens sounding. Take covernow!</text:p>
      <text:p text:style-name="P4">
News Collection Link: <text:a xlink:type="simple" xlink:href="https://liveuamap.com/en/2023/29-may-zaporizka-oblast1014-red-alert-aerial-g" text:style-name="Internet_20_link" text:visited-style-name="Visited_20_Internet_20_Link">
https://liveuamap.com/en/2023/29-may-zaporizka-oblast1014-red-alert-aerial-g</text:a>
</text:p>
      <text:p text:style-name="P4">
News Source: <text:a xlink:type="simple" xlink:href="https://t.me/air_alert_ua/46786" text:style-name="Internet_20_link" text:visited-style-name="Visited_20_Internet_20_Link">
https://t.me/air_alert_ua/46786</text:a>
</text:p>
      <!--NEWS-->
      <text:h text:style-name="P10" text:outline-level="1">
<text:span text:style-name="T4">
基辅报道的大声爆炸。 航空警报声响了几分钟</text:span>
</text:h>
      <text:p text:style-name="P4">
作者: liveuamap (Language: en)</text:p>
      <text:p text:style-name="P4">
时间: 2023-05-29T04:17:46</text:p>
      <text:p text:style-name="P4">
地点: Kyiv, Kyiv city (Latitude:50.46056 Longtitude:30.53135)</text:p>
      <text:p text:style-name="P4">
视频: []</text:p>
      <text:p text:style-name="P4">
图片: []</text:p>
      <text:p text:style-name="P4">
标签: ["Europe", "Central and Eastern Europe"]</text:p>
      <text:p text:style-name="P4">
Id: 22566155</text:p>
      <!--METADATA-->
      <text:p text:style-name="P4">
基辅报道的大声爆炸。 航空警报声响了几分钟</text:p>
      <text:p text:style-name="P4">
新闻集链接：<text:a xlink:type="simple" xlink:href="https://liveuamap.com/en/2023/29-may-loud-explosion-reported-in-kyiv-air-sirens-sounded" text:style-name="Internet_20_link" text:visited-style-name="Visited_20_Internet_20_Link">
https://liveuamap.com/en/2023/29-may-loud-explosion-reported-in-kyiv-air-air-sirens-sirens nound</text:a>
</text:p>
      <text:p text:style-name="P4">
News Source: <text:a xlink:type="simple" xlink:href="https://t.me/ukrpravda_news/31079" text:style-name="Internet_20_link" text:visited-style-name="Visited_20_Internet_20_Link">
https://t.me/ukrpravda_news/31079</text:a>
</text:p>
      <!--NEWS-->
      <text:h text:style-name="P10" text:outline-level="1">
<text:span text:style-name="T4">
乌克兰外交大臣：俄罗斯无人机袭击需要国际支持基辅的AI ...</text:span>
</text:h>
      <text:p text:style-name="P4">
作者: liveuamap (Language: en)</text:p>
      <text:p text:style-name="P4">
时间: 2023-05-29T04:19:09</text:p>
      <text:p text:style-name="P4">
地点: Kyiv, Kyiv city (Latitude:50.45106 Longtitude:30.52105)</text:p>
      <text:p text:style-name="P4">
视频: []</text:p>
      <text:p text:style-name="P4">
图片: []</text:p>
      <text:p text:style-name="P4">
标签: ["Russia"]</text:p>
      <text:p text:style-name="P4">
Id: 22566156</text:p>
      <!--METADATA-->
      <text:p text:style-name="P4">
乌克兰外交大臣：俄罗斯无人机袭击需要国际支持基辅的防空</text:p>
      <text:p text:style-name="P4">
新闻集链接：<text:a xlink:type="simple" xlink:href="https://liveuamap.com/en/2023/29-may-ukraines-foreign-minister-russian-drone-attacks-require" text:style-name="Internet_20_link" text:visited-style-name="Visited_20_Internet_20_Link">
https://liveuamap.com/en/2023/29-may-ukraines-foreign-foreign-minister-minister-russian-drone-attacks-require</text:a>
</text:p>
      <text:p text:style-name="P4">
News Source: <text:a xlink:type="simple" xlink:href="https://twitter.com/AlArabiya_Brk/status/1663093438508675073" text:style-name="Internet_20_link" text:visited-style-name="Visited_20_Internet_20_Link">
https://twitter.com/AlArabiya_Brk/status/1663093438508675073</text:a>
</text:p>
      <!--NEWS-->
      <text:h text:style-name="P10" text:outline-level="1">
<text:span text:style-name="T4">
Chernihivska Oblast（10:20）。 红色警报：空中威胁。 警笛声。 立即掩盖！</text:span>
</text:h>
      <text:p text:style-name="P4">
作者: liveuamap (Language: en)</text:p>
      <text:p text:style-name="P4">
时间: 2023-05-29T04:21:00</text:p>
      <text:p text:style-name="P4">
地点: Chernihivska Oblast (Latitude:51.33333000 Longtitude:32.00000000)</text:p>
      <text:p text:style-name="P4">
视频: []</text:p>
      <text:p text:style-name="P4">
图片: []</text:p>
      <text:p text:style-name="P4">
标签: ["Europe", "Central and Eastern Europe"]</text:p>
      <text:p text:style-name="P4">
Id: 22566157</text:p>
      <!--METADATA-->
      <text:p text:style-name="P4">
切尔尼希夫地区(10:20). Red Alert: aerial threat. Sirens sounding. Takecover now!</text:p>
      <text:p text:style-name="P4">
News Collection Link: <text:a xlink:type="simple" xlink:href="https://liveuamap.com/en/2023/29-may-chernihivska-oblast1020-red-alert-aerig" text:style-name="Internet_20_link" text:visited-style-name="Visited_20_Internet_20_Link">
https://liveuamap.com/en/2023/29-may-chernihivska-oblast1020-red-alert-aerig</text:a>
</text:p>
      <text:p text:style-name="P4">
News Source: <text:a xlink:type="simple" xlink:href="https://t.me/air_alert_ua/46787" text:style-name="Internet_20_link" text:visited-style-name="Visited_20_Internet_20_Link">
https://t.me/air_alert_ua/46787</text:a>
</text:p>
      <!--NEWS-->
      <text:h text:style-name="P10" text:outline-level="1">
<text:span text:style-name="T4">
防空在基辅活动</text:span>
</text:h>
      <text:p text:style-name="P4">
作者: liveuamap (Language: en)</text:p>
      <text:p text:style-name="P4">
时间: 2023-05-29T04:23:07</text:p>
      <text:p text:style-name="P4">
地点: Kyiv, Kyiv city (Latitude:50.43269 Longtitude:30.56946)</text:p>
      <text:p text:style-name="P4">
视频: []</text:p>
      <text:p text:style-name="P4">
图片: []</text:p>
      <text:p text:style-name="P4">
标签: ["Europe", "Central and Eastern Europe"]</text:p>
      <text:p text:style-name="P4">
Id: 22566158</text:p>
      <!--METADATA-->
      <text:p text:style-name="P4">
防空在基辅活动</text:p>
      <text:p text:style-name="P4">
新闻集链接：<text:a xlink:type="simple" xlink:href="https://liveuamap.com/en/2023/29-may-air-defense-is-active-in-kyiv" text:style-name="Internet_20_link" text:visited-style-name="Visited_20_Internet_20_Link">
https://liveuamap.com/en/2023/29-may-air-defense-is-is-active-in-kyiv</text:a>
</text:p>
      <text:p text:style-name="P4">
News Source: <text:a xlink:type="simple" xlink:href="https://t.me/liganet/27682" text:style-name="Internet_20_link" text:visited-style-name="Visited_20_Internet_20_Link">
https://t.me/liganet/27682</text:a>
</text:p>
      <!--NEWS-->
      <text:h text:style-name="P10" text:outline-level="1">
<text:span text:style-name="T4">
Zhytomyr，Zhytomyr地区，Cherkasy地区（10:25）。 红色ALRT：空中tchretate。 Sirens出售...</text:span>
</text:h>
      <text:p text:style-name="P4">
作者: liveuamap (Language: en)</text:p>
      <text:p text:style-name="P4">
时间: 2023-05-29T04:25:00</text:p>
      <text:p text:style-name="P4">
地点: Zhytomyr (Latitude:50.26487000 Longtitude:28.67669000)</text:p>
      <text:p text:style-name="P4">
视频: []</text:p>
      <text:p text:style-name="P4">
图片: []</text:p>
      <text:p text:style-name="P4">
标签: ["Europe", "Central and Eastern Europe"]</text:p>
      <text:p text:style-name="P4">
Id: 22566159</text:p>
      <!--METADATA-->
      <text:p text:style-name="P4">
Zhytomyr，Zhytomyr地区，Cherkasy地区(10:25). Red Alert: aerialthreat. Sirens sounding. Take cover now!</text:p>
      <text:p text:style-name="P4">
News Collection Link: <text:a xlink:type="simple" xlink:href="https://liveuamap.com/en/2023/29-may-zhytomyr-zhytomyrska-oblast-cherkaska-g" text:style-name="Internet_20_link" text:visited-style-name="Visited_20_Internet_20_Link">
https://liveuamap.com/en/2023/29-may-zhytomyr-zhytomyrska-oblast-cherkaska-g</text:a>
</text:p>
      <text:p text:style-name="P4">
News Source: <text:a xlink:type="simple" xlink:href="https://t.me/air_alert_ua/46789" text:style-name="Internet_20_link" text:visited-style-name="Visited_20_Internet_20_Link">
https://t.me/air_alert_ua/46789</text:a>
</text:p>
      <!--NEWS-->
      <text:h text:style-name="P10" text:outline-level="1">
<text:span text:style-name="T4">
苏米地区的Vinnitsa地区，Kirovohrad地区（10:26）。 红色ALRT：空中tchretate。 警笛...</text:span>
</text:h>
      <text:p text:style-name="P4">
作者: liveuamap (Language: en)</text:p>
      <text:p text:style-name="P4">
时间: 2023-05-29T04:27:00</text:p>
      <text:p text:style-name="P4">
地点: Vinnytska Oblast (Latitude:48.91573 Longtitude:28.66558)</text:p>
      <text:p text:style-name="P4">
视频: []</text:p>
      <text:p text:style-name="P4">
图片: []</text:p>
      <text:p text:style-name="P4">
标签: ["Europe", "Central and Eastern Europe"]</text:p>
      <text:p text:style-name="P4">
Id: 22566161</text:p>
      <!--METADATA-->
      <text:p text:style-name="P4">
Kirovohrad地区Sumy地区Vinnitsk地区(10:26). Red Alert:aerial threat. Sirens sounding. Take cover now!</text:p>
      <text:p text:style-name="P4">
News Collection Link: <text:a xlink:type="simple" xlink:href="https://liveuamap.com/en/2023/29-may-vinnytska-oblast-sumska-oblast-kirovohg" text:style-name="Internet_20_link" text:visited-style-name="Visited_20_Internet_20_Link">
https://liveuamap.com/en/2023/29-may-vinnytska-oblast-sumska-oblast-kirovohg</text:a>
</text:p>
      <text:p text:style-name="P4">
News Source: <text:a xlink:type="simple" xlink:href="https://t.me/air_alert_ua/46793" text:style-name="Internet_20_link" text:visited-style-name="Visited_20_Internet_20_Link">
https://t.me/air_alert_ua/46793</text:a>
</text:p>
      <!--NEWS-->
      <text:h text:style-name="P10" text:outline-level="1">
<text:span text:style-name="T4">
救援服务正在前往基辅中部爆炸场的路上 - 克里奇科市长</text:span>
</text:h>
      <text:p text:style-name="P4">
作者: liveuamap (Language: en)</text:p>
      <text:p text:style-name="P4">
时间: 2023-05-29T04:31:14</text:p>
      <text:p text:style-name="P4">
地点: Kyiv, Kyiv city (Latitude:50.44209 Longtitude:30.52071)</text:p>
      <text:p text:style-name="P4">
视频: []</text:p>
      <text:p text:style-name="P4">
图片: []</text:p>
      <text:p text:style-name="P4">
标签: ["Europe", "Central and Eastern Europe"]</text:p>
      <text:p text:style-name="P4">
Id: 22566162</text:p>
      <!--METADATA-->
      <text:p text:style-name="P4">
救援服务正在前往基辅中部爆炸场的路上 - 克里奇科山</text:p>
      <text:p text:style-name="P4">
新闻集链接：<text:a xlink:type="simple" xlink:href="https://liveuamap.com/en/2023/29-may-rescue-services-are-on-the-way-to-the-sites-of-explosions" text:style-name="Internet_20_link" text:visited-style-name="Visited_20_Internet_20_Link">
https://liveuamap.com/en/2023/29-may-rescue-services-are-are-on-the-way-the-way-to-the-the-sites-of-explosions</text:a>
</text:p>
      <text:p text:style-name="P4">
News Source: <text:a xlink:type="simple" xlink:href="https://t.me/ukrpravda_news/31084" text:style-name="Internet_20_link" text:visited-style-name="Visited_20_Internet_20_Link">
https://t.me/ukrpravda_news/31084</text:a>
</text:p>
      <!--NEWS-->
      <text:h text:style-name="P10" text:outline-level="1">
<text:span text:style-name="T4">
防空在切尔尼希夫地区活跃</text:span>
</text:h>
      <text:p text:style-name="P4">
作者: liveuamap (Language: en)</text:p>
      <text:p text:style-name="P4">
时间: 2023-05-29T04:34:27</text:p>
      <text:p text:style-name="P4">
地点: Chernihiv (Latitude:51.88327 Longtitude:31.83289)</text:p>
      <text:p text:style-name="P4">
视频: []</text:p>
      <text:p text:style-name="P4">
图片: []</text:p>
      <text:p text:style-name="P4">
标签: ["Europe", "Central and Eastern Europe"]</text:p>
      <text:p text:style-name="P4">
Id: 22566163</text:p>
      <!--METADATA-->
      <text:p text:style-name="P4">
防空在切尔尼希夫地区活跃</text:p>
      <text:p text:style-name="P4">
新闻集链接：<text:a xlink:type="simple" xlink:href="https://liveuamap.com/en/2023/29-may-air-defense-is-active-in-chernihiv-region" text:style-name="Internet_20_link" text:visited-style-name="Visited_20_Internet_20_Link">
https://liveuamap.com/en/2023/29-may-air-defense-is-is-active-in-chernihiv-gregion</text:a>
</text:p>
      <text:p text:style-name="P4">
News Source: <text:a xlink:type="simple" xlink:href="https://t.me/suspilnenews/21179" text:style-name="Internet_20_link" text:visited-style-name="Visited_20_Internet_20_Link">
https://t.me/suspilnenews/21179</text:a>
</text:p>
      <!--NEWS-->
      <text:h text:style-name="P10" text:outline-level="1">
<text:span text:style-name="T4">
Khmelnytska Oblast（10:32）。 红色警报：空中威胁。 警笛声。 立即掩盖！</text:span>
</text:h>
      <text:p text:style-name="P4">
作者: liveuamap (Language: en)</text:p>
      <text:p text:style-name="P4">
时间: 2023-05-29T04:35:00</text:p>
      <text:p text:style-name="P4">
地点: Khmelnytska Oblast (Latitude:49.49991 Longtitude:26.99896)</text:p>
      <text:p text:style-name="P4">
视频: []</text:p>
      <text:p text:style-name="P4">
图片: []</text:p>
      <text:p text:style-name="P4">
标签: ["Europe", "Central and Eastern Europe"]</text:p>
      <text:p text:style-name="P4">
Id: 22566164</text:p>
      <!--METADATA-->
      <text:p text:style-name="P4">
Khmelniki地区(10:32). Red Alert: aerial threat. Sirens sounding. Takecover now!</text:p>
      <text:p text:style-name="P4">
News Collection Link: <text:a xlink:type="simple" xlink:href="https://liveuamap.com/en/2023/29-may-khmelnytska-oblast1032-red-alert-aeriag" text:style-name="Internet_20_link" text:visited-style-name="Visited_20_Internet_20_Link">
https://liveuamap.com/en/2023/29-may-khmelnytska-oblast1032-red-alert-aeriag</text:a>
</text:p>
      <text:p text:style-name="P4">
News Source: <text:a xlink:type="simple" xlink:href="https://t.me/air_alert_ua/46794" text:style-name="Internet_20_link" text:visited-style-name="Visited_20_Internet_20_Link">
https://t.me/air_alert_ua/46794</text:a>
</text:p>
      <!--NEWS-->
      <text:h text:style-name="P10" text:outline-level="1">
<text:span text:style-name="T4">
导弹的碎片落在基辅奥伯隆区的街道上</text:span>
</text:h>
      <text:p text:style-name="P4">
作者: liveuamap (Language: en)</text:p>
      <text:p text:style-name="P4">
时间: 2023-05-29T04:35:58</text:p>
      <text:p text:style-name="P4">
地点: Kyiv (Latitude:50.48867 Longtitude:30.49776)</text:p>
      <text:p text:style-name="P4">
视频: []</text:p>
      <text:p text:style-name="P4">
图片: []</text:p>
      <text:p text:style-name="P4">
标签: ["Europe", "Central and Eastern Europe"]</text:p>
      <text:p text:style-name="P4">
Id: 22566165</text:p>
      <!--METADATA-->
      <text:p text:style-name="P4">
导弹的碎片落在基辅奥伯隆区的街道上</text:p>
      <text:p text:style-name="P4">
新闻集链接：<text:a xlink:type="simple" xlink:href="https://liveuamap.com/en/2023/29-may-debris-of-a-missile-have-fallen-on-the-street-in-obolon" text:style-name="Internet_20_link" text:visited-style-name="Visited_20_Internet_20_Link">
https://liveuamap.com/en/2023/29-may-debris-of-a-missile-have-have-fallen-on-on-the-street-in-obolon</text:a>
</text:p>
      <text:p text:style-name="P4">
News Source: <text:a xlink:type="simple" xlink:href="https://t.me/babel/33001" text:style-name="Internet_20_link" text:visited-style-name="Visited_20_Internet_20_Link">
https://t.me/babel/33001</text:a>
</text:p>
      <!--NEWS-->
      <text:h text:style-name="P10" text:outline-level="1">
<text:span text:style-name="T4">
利维夫，利维夫地区，Ivano-Frankivsk，Ivano-Frankivsk地区，Transcarpathia地区，Ternopil，...</text:span>
</text:h>
      <text:p text:style-name="P4">
作者: liveuamap (Language: en)</text:p>
      <text:p text:style-name="P4">
时间: 2023-05-29T04:41:00</text:p>
      <text:p text:style-name="P4">
地点: Lviv (Latitude:49.83838 Longtitude:24.0234)</text:p>
      <text:p text:style-name="P4">
视频: []</text:p>
      <text:p text:style-name="P4">
图片: []</text:p>
      <text:p text:style-name="P4">
标签: ["Europe", "Central and Eastern Europe"]</text:p>
      <text:p text:style-name="P4">
Id: 22566166</text:p>
      <!--METADATA-->
      <text:p text:style-name="P4">
LVIV，LVIVSKA OBLAST，IVANO-FRANKIVSK，IVANO-FRANKIVSKA OBLAST，ZAKARPATTIAOBALAST，TERNOPIL，TERNOPILSKA OBLAST，CHERNIVTSKA，CHERNIVTSKA，VIOTSA，VIOTSA，VOLSKA，VIOTSKA SKA SKA OBLAST SKA OBLAST SKA OBLAST SKA OBLAST SKA OBLAST SKA OBLAST SKA OBLAST SKA OBLAST SKA OBLAST SKA OBLAST SKA OBLASTSKA(10:39). Red Alert: aerial threat. Sirens sounding.Take cover now!</text:p>
      <text:p text:style-name="P4">
News Collection Link: <text:a xlink:type="simple" xlink:href="https://liveuamap.com/en/2023/29-may-lviv-lvivska-oblast-ivanofrankivsk-ivag" text:style-name="Internet_20_link" text:visited-style-name="Visited_20_Internet_20_Link">
https://liveuamap.com/en/2023/29-may-lviv-lvivska-oblast-ivanofrankivsk-ivag</text:a>
</text:p>
      <text:p text:style-name="P4">
News Source: <text:a xlink:type="simple" xlink:href="https://t.me/air_alert_ua/46801" text:style-name="Internet_20_link" text:visited-style-name="Visited_20_Internet_20_Link">
https://t.me/air_alert_ua/46801</text:a>
</text:p>
      <!--NEWS-->
      <text:h text:style-name="P10" text:outline-level="1">
<text:span text:style-name="T4">
在Sivershchyna和Slobozhanschyna的方向，俄罗斯军队炮击了Huta-Studenetska，Karpovy ...</text:span>
</text:h>
      <text:p text:style-name="P4">
作者: liveuamap (Language: en)</text:p>
      <text:p text:style-name="P4">
时间: 2023-05-29T04:49:00</text:p>
      <text:p text:style-name="P4">
地点: Kupiansk (Latitude:50.29773 Longtitude:37.03335)</text:p>
      <text:p text:style-name="P4">
视频: []</text:p>
      <text:p text:style-name="P4">
图片: []</text:p>
      <text:p text:style-name="P4">
标签: ["Russia"]</text:p>
      <text:p text:style-name="P4">
Id: 22566209</text:p>
      <!--METADATA-->
      <text:p text:style-name="P4">
在Sivershchyna和Slbozhanschyna的指示，俄罗斯军队炮击了Huta-Studnetska，Karpovychi，Tymonovychi，Zalaiznyy Mist，Halahani，Murahani，Murahani，Muravyka，Muravyka，Muravyka，Muravyka，Muravany，Muravany，Muravany，Karpovychi，Tymononovychi，Tymonovychi; Novovasylivka，Seredyna-Buda，Prohres，Demyanivka，Khodyne，Sumy地区的Manukhivka，也是Lyptsi，Hatysche，Pletenivka，Vovchanska，Vovchanska，Vovchansk，Vovchansk。 俄罗斯人在Khutory的Khutory的Khutory的Sumy地区和Pleteenivka的Slavhorod，Sumy地区的Slavhorod，Sumy地区的Slavhorod，Sumy地区的Slavhorod，Sumy地区的Slavhorod，Khutory的Slavhorod进行了俄语。</text:p>
      <text:p text:style-name="P4">
新闻集链接：(https://liveuamap.com/en/2023/29-may-at-sivershchyna-and-slobozhanschyna-directions-russian)</text:p>
      <text:p text:style-name="P4">
News Source: <text:a xlink:type="simple" xlink:href="https://t.me/lumsrc/4929" text:style-name="Internet_20_link" text:visited-style-name="Visited_20_Internet_20_Link">
https://t.me/lumsrc/4929</text:a>
</text:p>
      <!--NEWS-->
      <text:h text:style-name="P10" text:outline-level="1">
<text:span text:style-name="T4">
基辅（10:58）。 红色警报：空中威胁。 警笛声。 立即掩盖！</text:span>
</text:h>
      <text:p text:style-name="P4">
作者: liveuamap (Language: en)</text:p>
      <text:p text:style-name="P4">
时间: 2023-05-29T05:00:00</text:p>
      <text:p text:style-name="P4">
地点: Kyiv (Latitude:50.44372 Longtitude:30.52913)</text:p>
      <text:p text:style-name="P4">
视频: []</text:p>
      <text:p text:style-name="P4">
图片: []</text:p>
      <text:p text:style-name="P4">
标签: ["Europe", "Central and Eastern Europe"]</text:p>
      <text:p text:style-name="P4">
Id: 22566197</text:p>
      <!--METADATA-->
      <text:p text:style-name="P4">
基辅(10:58). Red Alert: aerial threat. Sirens sounding. Take cover now!</text:p>
      <text:p text:style-name="P4">
News Collection Link: <text:a xlink:type="simple" xlink:href="https://liveuamap.com/en/2023/29-may-kyiv1058-red-alert-aerial-threat-sireng" text:style-name="Internet_20_link" text:visited-style-name="Visited_20_Internet_20_Link">
https://liveuamap.com/en/2023/29-may-kyiv1058-red-alert-aerial-threat-sireng</text:a>
</text:p>
      <text:p text:style-name="P4">
News Source: <text:a xlink:type="simple" xlink:href="https://t.me/suspilnechernihiv/19018" text:style-name="Internet_20_link" text:visited-style-name="Visited_20_Internet_20_Link">
https://t.me/suspilnechernihiv/19018</text:a>
</text:p>
      <!--NEWS-->
      <text:h text:style-name="P10" text:outline-level="1">
<text:span text:style-name="T4">
防空在基辅的Desniansky区进行了</text:span>
</text:h>
      <text:p text:style-name="P4">
作者: liveuamap (Language: en)</text:p>
      <text:p text:style-name="P4">
时间: 2023-05-29T05:01:12</text:p>
      <text:p text:style-name="P4">
地点: Kyiv,Kyiv city (Latitude:50.50557 Longtitude:30.65323)</text:p>
      <text:p text:style-name="P4">
视频: []</text:p>
      <text:p text:style-name="P4">
图片: []</text:p>
      <text:p text:style-name="P4">
标签: ["Europe", "Central and Eastern Europe"]</text:p>
      <text:p text:style-name="P4">
Id: 22566198</text:p>
      <!--METADATA-->
      <text:p text:style-name="P4">
防空在基辅的Desniansky区进行了</text:p>
      <text:p text:style-name="P4">
新闻集链接：<text:a xlink:type="simple" xlink:href="https://liveuamap.com/en/2023/29-may-air-defense-worked-out-in-desniansky-district-of-kyiv" text:style-name="Internet_20_link" text:visited-style-name="Visited_20_Internet_20_Link">
https://liveuamap.com/en/2023/29-may-air-defense-worked-worked-in--in-desniansky-district--ykyiv</text:a>
</text:p>
      <text:p text:style-name="P4">
News Source: <text:a xlink:type="simple" xlink:href="https://t.me/babel/33005" text:style-name="Internet_20_link" text:visited-style-name="Visited_20_Internet_20_Link">
https://t.me/babel/33005</text:a>
</text:p>
      <!--NEWS-->
      <text:h text:style-name="P10" text:outline-level="1">
<text:span text:style-name="T4">
Donetsk Oblast（11:15）。 红色警报：空中威胁。 警笛声。 立即掩盖！</text:span>
</text:h>
      <text:p text:style-name="P4">
作者: liveuamap (Language: en)</text:p>
      <text:p text:style-name="P4">
时间: 2023-05-29T05:16:00</text:p>
      <text:p text:style-name="P4">
地点: Donetsk Oblast (Latitude:48.72756 Longtitude:37.57824)</text:p>
      <text:p text:style-name="P4">
视频: []</text:p>
      <text:p text:style-name="P4">
图片: []</text:p>
      <text:p text:style-name="P4">
标签: ["Europe", "Central and Eastern Europe"]</text:p>
      <text:p text:style-name="P4">
Id: 22566207</text:p>
      <!--METADATA-->
      <text:p text:style-name="P4">
Donetsk Oblast(11:15). Red Alert: aerial threat. Sirens sounding. Take covernow!</text:p>
      <text:p text:style-name="P4">
News Collection Link: <text:a xlink:type="simple" xlink:href="https://liveuamap.com/en/2023/29-may-donetsk-oblast1115-red-alert-aerial-thg" text:style-name="Internet_20_link" text:visited-style-name="Visited_20_Internet_20_Link">
https://liveuamap.com/en/2023/29-may-donetsk-oblast1115-red-alert-aerial-thg</text:a>
</text:p>
      <text:p text:style-name="P4">
News Source: <text:a xlink:type="simple" xlink:href="https://t.me/air_alert_ua/46814" text:style-name="Internet_20_link" text:visited-style-name="Visited_20_Internet_20_Link">
https://t.me/air_alert_ua/46814</text:a>
</text:p>
      <!--NEWS-->
      <text:h text:style-name="P10" text:outline-level="1">
<text:span text:style-name="T4">
在基夫的几个地区，多达6枚可疑Iskander导弹的碎片掉了</text:span>
</text:h>
      <text:p text:style-name="P4">
作者: liveuamap (Language: en)</text:p>
      <text:p text:style-name="P4">
时间: 2023-05-29T05:23:02</text:p>
      <text:p text:style-name="P4">
地点: Kyiv, Kyiv city (Latitude:50.4586 Longtitude:30.5341)</text:p>
      <text:p text:style-name="P4">
视频: []</text:p>
      <text:p text:style-name="P4">
图片: ["<text:a xlink:type="simple" xlink:href="https://liveuamap.com/pics/2023/05/29/22566211_0.jpg" text:style-name="Internet_20_link" text:visited-style-name="Visited_20_Internet_20_Link">
22566211_0.jpg</text:a>
"]</text:p>
      <text:p text:style-name="P4">
标签: ["Europe", "Central and Eastern Europe"]</text:p>
      <text:p text:style-name="P4">
Id: 22566211</text:p>
      <!--METADATA-->
      <text:p text:style-name="P4">
基辅的几个地区，多达6枚可疑Iskander导弹的碎片掉落了</text:p>
      <text:p text:style-name="P4">
<draw:frame draw:style-name="fr1" draw:name="Image63" text:anchor-type="as-char" svg:width="6.9236in" svg:height="3.158893in" draw:z-index="0">
<draw:image xlink:href="../Images/liveuamap/2023-05-29T05-23-02/22566211_0.jpg" xlink:type="simple" xlink:show="embed" xlink:actuate="onLoad" draw:mime-type="image/jpeg"/>
</draw:frame>
新闻集链接：<text:a xlink:type="simple" xlink:href="https://liveuamap.com/en/2023/29-may-up-to-6-debris-of-suspected-iskander-missiles-have" text:style-name="Internet_20_link" text:visited-style-name="Visited_20_Internet_20_Link">
https://liveuamap.com/en/2023/29-may-to-to-to-6-debris-of-suspected-iskander-missiles-have</text:a>
</text:p>
      <text:p text:style-name="P4">
News Source: <text:a xlink:type="simple" xlink:href="https://t.me/Tsaplienko/32760" text:style-name="Internet_20_link" text:visited-style-name="Visited_20_Internet_20_Link">
https://t.me/Tsaplienko/32760</text:a>
</text:p>
      <!--NEWS-->
      <text:h text:style-name="P10" text:outline-level="1">
<text:span text:style-name="T4">
1人丧生，由于俄罗斯炮击在Synelnykove社区的俄罗斯炮击而受伤。</text:span>
</text:h>
      <text:p text:style-name="P4">
作者: liveuamap (Language: en)</text:p>
      <text:p text:style-name="P4">
时间: 2023-05-29T05:37:59</text:p>
      <text:p text:style-name="P4">
地点: Synelnykove, Dnipropetrovsk (Latitude:47.9605 Longtitude:36.2281)</text:p>
      <text:p text:style-name="P4">
视频: []</text:p>
      <text:p text:style-name="P4">
图片: ["<text:a xlink:type="simple" xlink:href="https://liveuamap.com/pics/2023/05/29/22566212_0.jpg" text:style-name="Internet_20_link" text:visited-style-name="Visited_20_Internet_20_Link">
22566212_0.jpg</text:a>
", "<text:a xlink:type="simple" xlink:href="https://liveuamap.com/pics/2023/05/29/22566212_1.jpg" text:style-name="Internet_20_link" text:visited-style-name="Visited_20_Internet_20_Link">
22566212_1.jpg</text:a>
", "<text:a xlink:type="simple" xlink:href="https://liveuamap.com/pics/2023/05/29/22566212_2.jpg" text:style-name="Internet_20_link" text:visited-style-name="Visited_20_Internet_20_Link">
22566212_2.jpg</text:a>
", "<text:a xlink:type="simple" xlink:href="https://liveuamap.com/pics/2023/05/29/22566212_3.jpg" text:style-name="Internet_20_link" text:visited-style-name="Visited_20_Internet_20_Link">
22566212_3.jpg</text:a>
", "<text:a xlink:type="simple" xlink:href="https://liveuamap.com/pics/2023/05/29/22566212_4.jpg" text:style-name="Internet_20_link" text:visited-style-name="Visited_20_Internet_20_Link">
22566212_4.jpg</text:a>
"]</text:p>
      <text:p text:style-name="P4">
标签: []</text:p>
      <text:p text:style-name="P4">
Id: 22566212</text:p>
      <!--METADATA-->
      <text:p text:style-name="P4">
1人丧生，由于俄罗斯炮击的结果，有9人受伤</text:p>
      <text:p text:style-name="P4">
<draw:frame draw:style-name="fr1" draw:name="Image64" text:anchor-type="as-char" svg:width="6.9236in" svg:height="5.1927in" draw:z-index="0">
<draw:image xlink:href="../Images/liveuamap/2023-05-29T05-37-59/22566212_0.jpg" xlink:type="simple" xlink:show="embed" xlink:actuate="onLoad" draw:mime-type="image/jpeg"/>
</draw:frame>
<draw:frame draw:style-name="fr1" draw:name="Image65" text:anchor-type="as-char" svg:width="6.9236in" svg:height="5.1927in" draw:z-index="0">
<draw:image xlink:href="../Images/liveuamap/2023-05-29T05-37-59/22566212_1.jpg" xlink:type="simple" xlink:show="embed" xlink:actuate="onLoad" draw:mime-type="image/jpeg"/>
</draw:frame>
<draw:frame draw:style-name="fr1" draw:name="Image66" text:anchor-type="as-char" svg:width="6.9236in" svg:height="5.11481in" draw:z-index="0">
<draw:image xlink:href="../Images/liveuamap/2023-05-29T05-37-59/22566212_2.jpg" xlink:type="simple" xlink:show="embed" xlink:actuate="onLoad" draw:mime-type="image/jpeg"/>
</draw:frame>
<draw:frame draw:style-name="fr1" draw:name="Image67" text:anchor-type="as-char" svg:width="6.9236in" svg:height="5.1927in" draw:z-index="0">
<draw:image xlink:href="../Images/liveuamap/2023-05-29T05-37-59/22566212_3.jpg" xlink:type="simple" xlink:show="embed" xlink:actuate="onLoad" draw:mime-type="image/jpeg"/>
</draw:frame>
<draw:frame draw:style-name="fr1" draw:name="Image68" text:anchor-type="as-char" svg:width="6.9236in" svg:height="5.1927in" draw:z-index="0">
<draw:image xlink:href="../Images/liveuamap/2023-05-29T05-37-59/22566212_4.jpg" xlink:type="simple" xlink:show="embed" xlink:actuate="onLoad" draw:mime-type="image/jpeg"/>
</draw:frame>
新闻集链接：<text:a xlink:type="simple" xlink:href="https://liveuamap.com/en/2023/29-may-1-person-killed-9-wounded-as-result-of-russian-shelling" text:style-name="Internet_20_link" text:visited-style-name="Visited_20_Internet_20_Link">
https://liveuamap.com/en/2023/29-may-1-person-kill-kill-9-wounded-as-result of-of俄罗斯 - 苏格兰人</text:a>
</text:p>
      <text:p text:style-name="P4">
News Source: <text:a xlink:type="simple" xlink:href="https://t.me/babel/33016" text:style-name="Internet_20_link" text:visited-style-name="Visited_20_Internet_20_Link">
https://t.me/babel/33016</text:a>
</text:p>
      <!--NEWS-->
      <text:h text:style-name="P10" text:outline-level="1">
<text:span text:style-name="T4">
Poltavska Oblast（11:49）。 红色警报：空中威胁。 警笛声。 立即掩盖！</text:span>
</text:h>
      <text:p text:style-name="P4">
作者: liveuamap (Language: en)</text:p>
      <text:p text:style-name="P4">
时间: 2023-05-29T05:50:00</text:p>
      <text:p text:style-name="P4">
地点: Poltavska Oblast (Latitude:49.47583 Longtitude:33.81859)</text:p>
      <text:p text:style-name="P4">
视频: []</text:p>
      <text:p text:style-name="P4">
图片: []</text:p>
      <text:p text:style-name="P4">
标签: []</text:p>
      <text:p text:style-name="P4">
Id: 22566213</text:p>
      <!--METADATA-->
      <text:p text:style-name="P4">
没有任何</text:p>
      <text:p text:style-name="P4">
新闻集链接：<text:a xlink:type="simple" xlink:href="https://liveuamap.com/en/2023/29-may-poltavska-oblast1149-red-alert-aerial-g" text:style-name="Internet_20_link" text:visited-style-name="Visited_20_Internet_20_Link">
https://liveuamap.com/en/2023/29-may-poltavska-oblast1149-red-red-alert-aerial-g</text:a>
</text:p>
      <text:p text:style-name="P4">
News Source: <text:a xlink:type="simple" xlink:href="https://liveuamap.com/en/2023/29-may-poltavska-oblast1149-red-alert-aerial-g" text:style-name="Internet_20_link" text:visited-style-name="Visited_20_Internet_20_Link">
https://liveuamap.com/en/2023/29-may-poltavska-oblast1149-red-alert-aerial-g</text:a>
</text:p>
      <!--NEWS-->
      <text:h text:style-name="P10" text:outline-level="1">
<text:span text:style-name="T4">
Sumy地区，Kharkiv，Kharkiv地区，Zaporizhhya地区，Dnipro，Dnipropetrovsk地区（1 ...</text:span>
</text:h>
      <text:p text:style-name="P4">
作者: liveuamap (Language: en)</text:p>
      <text:p text:style-name="P4">
时间: 2023-05-29T05:51:00</text:p>
      <text:p text:style-name="P4">
地点: Sumska Oblast (Latitude:51.00094 Longtitude:33.99944)</text:p>
      <text:p text:style-name="P4">
视频: []</text:p>
      <text:p text:style-name="P4">
图片: []</text:p>
      <text:p text:style-name="P4">
标签: ["Europe", "Central and Eastern Europe"]</text:p>
      <text:p text:style-name="P4">
Id: 22566214</text:p>
      <!--METADATA-->
      <text:p text:style-name="P4">
Sumy地区，Kharkiv，Kharkiv地区，Zaporizhzhia地区，Dnipro，Dnipropetrovsk地区(11:51). Red Alert: aerial threat. Sirens sounding. Takecover now!</text:p>
      <text:p text:style-name="P4">
News Collection Link: <text:a xlink:type="simple" xlink:href="https://liveuamap.com/en/2023/29-may-sumska-oblast-kharkiv-kharkivska-oblasg" text:style-name="Internet_20_link" text:visited-style-name="Visited_20_Internet_20_Link">
https://liveuamap.com/en/2023/29-may-sumska-oblast-kharkiv-kharkivska-oblasg</text:a>
</text:p>
      <text:p text:style-name="P4">
News Source: <text:a xlink:type="simple" xlink:href="https://t.me/air_alert_ua/46828" text:style-name="Internet_20_link" text:visited-style-name="Visited_20_Internet_20_Link">
https://t.me/air_alert_ua/46828</text:a>
</text:p>
      <!--NEWS-->
      <text:h text:style-name="P10" text:outline-level="1">
<text:span text:style-name="T4">
俄罗斯军队在基什瓦里夫卡（Kishvarivka）的库皮亚人（Kishvarivka）村进行了导弹罢工...</text:span>
</text:h>
      <text:p text:style-name="P4">
作者: liveuamap (Language: en)</text:p>
      <text:p text:style-name="P4">
时间: 2023-05-29T06:08:02</text:p>
      <text:p text:style-name="P4">
地点: Kharkiv (Latitude:49.58401 Longtitude:37.71143)</text:p>
      <text:p text:style-name="P4">
视频: []</text:p>
      <text:p text:style-name="P4">
图片: []</text:p>
      <text:p text:style-name="P4">
标签: ["Russia", "Europe"]</text:p>
      <text:p text:style-name="P4">
Id: 22566225</text:p>
      <!--METADATA-->
      <text:p text:style-name="P4">
俄罗斯军队在Kupiansk地区的Kishvarivkavillage中与Iskander导弹进行了导弹罢工，其中5名平民受伤，其中包括2名儿童。 1人因在Hlushkivka村的导弹罢工而受伤</text:p>
      <text:p text:style-name="P4">
新闻集链接：<text:a xlink:type="simple" xlink:href="https://liveuamap.com/en/2023/29-may-russian-army-conducted-missile-strike-with-iskander" text:style-name="Internet_20_link" text:visited-style-name="Visited_20_Internet_20_Link">
https://liveuamap.com/en/2023/29-may-russian-army-conducted-missile-strike-with-iskander</text:a>
</text:p>
      <text:p text:style-name="P4">
News Source: <text:a xlink:type="simple" xlink:href="https://t.me/synegubov/6302" text:style-name="Internet_20_link" text:visited-style-name="Visited_20_Internet_20_Link">
https://t.me/synegubov/6302</text:a>
</text:p>
      <!--NEWS-->
      <text:h text:style-name="P10" text:outline-level="1">
<text:span text:style-name="T4">
Donetsk Oblast（12:29）。 红色警报：空中威胁。 警笛声。 立即掩盖！</text:span>
</text:h>
      <text:p text:style-name="P4">
作者: liveuamap (Language: en)</text:p>
      <text:p text:style-name="P4">
时间: 2023-05-29T06:30:00</text:p>
      <text:p text:style-name="P4">
地点: Donetsk Oblast (Latitude:48.7271 Longtitude:37.57909)</text:p>
      <text:p text:style-name="P4">
视频: []</text:p>
      <text:p text:style-name="P4">
图片: []</text:p>
      <text:p text:style-name="P4">
标签: ["Europe", "Central and Eastern Europe"]</text:p>
      <text:p text:style-name="P4">
Id: 22566229</text:p>
      <!--METADATA-->
      <text:p text:style-name="P4">
Donetsk Oblast(12:29). Red Alert: aerial threat. Sirens sounding. Take covernow!</text:p>
      <text:p text:style-name="P4">
News Collection Link: <text:a xlink:type="simple" xlink:href="https://liveuamap.com/en/2023/29-may-donetsk-oblast1229-red-alert-aerial-thg" text:style-name="Internet_20_link" text:visited-style-name="Visited_20_Internet_20_Link">
https://liveuamap.com/en/2023/29-may-donetsk-oblast1229-red-alert-aerial-thg</text:a>
</text:p>
      <text:p text:style-name="P4">
News Source: <text:a xlink:type="simple" xlink:href="https://t.me/air_alert_ua/46835" text:style-name="Internet_20_link" text:visited-style-name="Visited_20_Internet_20_Link">
https://t.me/air_alert_ua/46835</text:a>
</text:p>
      <!--NEWS-->
      <text:h text:style-name="P10" text:outline-level="1">
<text:span text:style-name="T4">
乌克兰防空击落了11次俄罗斯弹道和巡航导弹伊斯坎德在第二名...</text:span>
</text:h>
      <text:p text:style-name="P4">
作者: liveuamap (Language: en)</text:p>
      <text:p text:style-name="P4">
时间: 2023-05-29T07:07:17</text:p>
      <text:p text:style-name="P4">
地点: Kyiv, Kyiv city (Latitude:50.4592 Longtitude:30.54234)</text:p>
      <text:p text:style-name="P4">
视频: []</text:p>
      <text:p text:style-name="P4">
图片: ["<text:a xlink:type="simple" xlink:href="https://liveuamap.com/pics/2023/05/29/22566230_0.jpg" text:style-name="Internet_20_link" text:visited-style-name="Visited_20_Internet_20_Link">
22566230_0.jpg</text:a>
"]</text:p>
      <text:p text:style-name="P4">
标签: []</text:p>
      <text:p text:style-name="P4">
Id: 22566230</text:p>
      <!--METADATA-->
      <text:p text:style-name="P4">
乌克兰防空击落了11次俄罗斯弹道和巡航导弹斯卡德斯卡德斯卡德斯卡德</text:p>
      <text:p text:style-name="P4">
<draw:frame draw:style-name="fr1" draw:name="Image69" text:anchor-type="as-char" svg:width="6.9236in" svg:height="6.9236in" draw:z-index="0">
<draw:image xlink:href="../Images/liveuamap/2023-05-29T07-07-17/22566230_0.jpg" xlink:type="simple" xlink:show="embed" xlink:actuate="onLoad" draw:mime-type="image/jpeg"/>
</draw:frame>
新闻集链接：[https://liveuamap.com/en/2023/29-may-ukrainian-air-defense-shot-down-down-11---俄罗斯 - 核糖]](https://liveuamap.com/en/2023/29-may-ukrainian-air-defense-shot-down-11-russian-ballistic)</text:p>
      <text:p text:style-name="P4">
News Source: <text:a xlink:type="simple" xlink:href="https://t.me/CinCAFU/507" text:style-name="Internet_20_link" text:visited-style-name="Visited_20_Internet_20_Link">
https://t.me/CinCAFU/507</text:a>
</text:p>
      <!--NEWS-->
      <text:h text:style-name="P10" text:outline-level="1">
<text:span text:style-name="T4">
1人丧生，受伤的8人受伤，是由于托莱斯克镇的俄罗斯空中轰炸而受伤的。</text:span>
</text:h>
      <text:p text:style-name="P4">
作者: liveuamap (Language: en)</text:p>
      <text:p text:style-name="P4">
时间: 2023-05-29T07:21:19</text:p>
      <text:p text:style-name="P4">
地点: Toretsk, Donetsk Oblast (Latitude:48.39319 Longtitude:37.85442)</text:p>
      <text:p text:style-name="P4">
视频: []</text:p>
      <text:p text:style-name="P4">
图片: ["<text:a xlink:type="simple" xlink:href="https://liveuamap.com/pics/2023/05/29/22566231_0.jpg" text:style-name="Internet_20_link" text:visited-style-name="Visited_20_Internet_20_Link">
22566231_0.jpg</text:a>
", "<text:a xlink:type="simple" xlink:href="https://liveuamap.com/pics/2023/05/29/22566231_1.jpg" text:style-name="Internet_20_link" text:visited-style-name="Visited_20_Internet_20_Link">
22566231_1.jpg</text:a>
", "<text:a xlink:type="simple" xlink:href="https://liveuamap.com/pics/2023/05/29/22566231_2.jpg" text:style-name="Internet_20_link" text:visited-style-name="Visited_20_Internet_20_Link">
22566231_2.jpg</text:a>
", "<text:a xlink:type="simple" xlink:href="https://liveuamap.com/pics/2023/05/29/22566231_3.jpg" text:style-name="Internet_20_link" text:visited-style-name="Visited_20_Internet_20_Link">
22566231_3.jpg</text:a>
", "<text:a xlink:type="simple" xlink:href="https://liveuamap.com/pics/2023/05/29/22566231_4.jpg" text:style-name="Internet_20_link" text:visited-style-name="Visited_20_Internet_20_Link">
22566231_4.jpg</text:a>
", "<text:a xlink:type="simple" xlink:href="https://liveuamap.com/pics/2023/05/29/22566231_5.jpg" text:style-name="Internet_20_link" text:visited-style-name="Visited_20_Internet_20_Link">
22566231_5.jpg</text:a>
"]</text:p>
      <text:p text:style-name="P4">
标签: ["Minsk Monitor", "Europe"]</text:p>
      <text:p text:style-name="P4">
Id: 22566231</text:p>
      <!--METADATA-->
      <text:p text:style-name="P4">
1人丧生，由于俄罗斯的空中轰炸而受伤，托莱斯特镇的空中轰炸带有Fab-250炸弹</text:p>
      <text:p text:style-name="P4">
<draw:frame draw:style-name="fr1" draw:name="Image70" text:anchor-type="as-char" svg:width="6.9236in" svg:height="5.1927in" draw:z-index="0">
<draw:image xlink:href="../Images/liveuamap/2023-05-29T07-21-19/22566231_0.jpg" xlink:type="simple" xlink:show="embed" xlink:actuate="onLoad" draw:mime-type="image/jpeg"/>
</draw:frame>
<draw:frame draw:style-name="fr1" draw:name="Image71" text:anchor-type="as-char" svg:width="6.9236in" svg:height="5.1927in" draw:z-index="0">
<draw:image xlink:href="../Images/liveuamap/2023-05-29T07-21-19/22566231_1.jpg" xlink:type="simple" xlink:show="embed" xlink:actuate="onLoad" draw:mime-type="image/jpeg"/>
</draw:frame>
<draw:frame draw:style-name="fr1" draw:name="Image72" text:anchor-type="as-char" svg:width="6.9236in" svg:height="5.1927in" draw:z-index="0">
<draw:image xlink:href="../Images/liveuamap/2023-05-29T07-21-19/22566231_2.jpg" xlink:type="simple" xlink:show="embed" xlink:actuate="onLoad" draw:mime-type="image/jpeg"/>
</draw:frame>
<draw:frame draw:style-name="fr1" draw:name="Image73" text:anchor-type="as-char" svg:width="6.9236in" svg:height="5.1927in" draw:z-index="0">
<draw:image xlink:href="../Images/liveuamap/2023-05-29T07-21-19/22566231_3.jpg" xlink:type="simple" xlink:show="embed" xlink:actuate="onLoad" draw:mime-type="image/jpeg"/>
</draw:frame>
<draw:frame draw:style-name="fr1" draw:name="Image74" text:anchor-type="as-char" svg:width="6.9236in" svg:height="5.1927in" draw:z-index="0">
<draw:image xlink:href="../Images/liveuamap/2023-05-29T07-21-19/22566231_4.jpg" xlink:type="simple" xlink:show="embed" xlink:actuate="onLoad" draw:mime-type="image/jpeg"/>
</draw:frame>
<draw:frame draw:style-name="fr1" draw:name="Image75" text:anchor-type="as-char" svg:width="6.9236in" svg:height="5.1927in" draw:z-index="0">
<draw:image xlink:href="../Images/liveuamap/2023-05-29T07-21-19/22566231_5.jpg" xlink:type="simple" xlink:show="embed" xlink:actuate="onLoad" draw:mime-type="image/jpeg"/>
</draw:frame>
新闻集链接：<text:a xlink:type="simple" xlink:href="https://liveuamap.com/en/2023/29-may-1-person-killed-8-wounded-as-result-of-russian-aerial" text:style-name="Internet_20_link" text:visited-style-name="Visited_20_Internet_20_Link">
https://liveuamap.com/en/2023/29-may-1-person-kill-8-wounded-as-result of俄罗斯 - 大赛</text:a>
</text:p>
      <text:p text:style-name="P4">
News Source: <text:a xlink:type="simple" xlink:href="https://t.me/pgo_gov_ua/12619" text:style-name="Internet_20_link" text:visited-style-name="Visited_20_Internet_20_Link">
https://t.me/pgo_gov_ua/12619</text:a>
</text:p>
      <!--NEWS-->
      <text:h text:style-name="P10" text:outline-level="1">
<text:span text:style-name="T4">
导弹击中了Zaporozhye地区Mikhailivka Village Ner Vasylivka报道</text:span>
</text:h>
      <text:p text:style-name="P4">
作者: liveuamap (Language: en)</text:p>
      <text:p text:style-name="P4">
时间: 2023-05-29T07:40:09</text:p>
      <text:p text:style-name="P4">
地点: Mykhailivka (Latitude:47.26152 Longtitude:35.22766)</text:p>
      <text:p text:style-name="P4">
视频: []</text:p>
      <text:p text:style-name="P4">
图片: []</text:p>
      <text:p text:style-name="P4">
标签: []</text:p>
      <text:p text:style-name="P4">
Id: 22566232</text:p>
      <!--METADATA-->
      <text:p text:style-name="P4">
在Zaporizhzhiagion的Vasylivka附近的Mykhailivka村庄报道了导弹罢工</text:p>
      <text:p text:style-name="P4">
新闻集链接：<text:a xlink:type="simple" xlink:href="https://liveuamap.com/en/2023/29-may-missile-strikes-reported-in-mykhailivka-village-near" text:style-name="Internet_20_link" text:visited-style-name="Visited_20_Internet_20_Link">
https://liveuamap.com/en/2023/29-may-missile-strikes-reported-in-mykhailivka-village-near</text:a>
</text:p>
      <text:p text:style-name="P4">
News Source: <text:a xlink:type="simple" xlink:href="https://t.me/dniprorudne_ukraine/2296" text:style-name="Internet_20_link" text:visited-style-name="Visited_20_Internet_20_Link">
https://t.me/dniprorudne_ukraine/2296</text:a>
</text:p>
      <!--NEWS-->
      <text:h text:style-name="P10" text:outline-level="1">
<text:span text:style-name="T4">
基辅，基夫·oblast（15:53）。 红色警报：空中威胁。 警笛声。 立即掩盖！</text:span>
</text:h>
      <text:p text:style-name="P4">
作者: liveuamap (Language: en)</text:p>
      <text:p text:style-name="P4">
时间: 2023-05-29T09:54:00</text:p>
      <text:p text:style-name="P4">
地点: Kyiv (Latitude:50.44264 Longtitude:30.53143)</text:p>
      <text:p text:style-name="P4">
视频: []</text:p>
      <text:p text:style-name="P4">
图片: []</text:p>
      <text:p text:style-name="P4">
标签: ["Europe", "Central and Eastern Europe"]</text:p>
      <text:p text:style-name="P4">
Id: 22566233</text:p>
      <!--METADATA-->
      <text:p text:style-name="P4">
基辅基辅地区(15:53). Red Alert: aerial threat. Sirens sounding. Takecover now!</text:p>
      <text:p text:style-name="P4">
News Collection Link: <text:a xlink:type="simple" xlink:href="https://liveuamap.com/en/2023/29-may-kyiv-kyiv-oblast1553-red-alert-aerial-g" text:style-name="Internet_20_link" text:visited-style-name="Visited_20_Internet_20_Link">
https://liveuamap.com/en/2023/29-may-kyiv-kyiv-oblast1553-red-alert-aerial-g</text:a>
</text:p>
      <text:p text:style-name="P4">
News Source: <text:a xlink:type="simple" xlink:href="https://t.me/air_alert_ua/46837" text:style-name="Internet_20_link" text:visited-style-name="Visited_20_Internet_20_Link">
https://t.me/air_alert_ua/46837</text:a>
</text:p>
      <!--NEWS-->
      <text:h text:style-name="P10" text:outline-level="1">
<text:span text:style-name="T4">
Chernihivska Oblast（15:56）。 红色警报：空中威胁。 警笛声。 立即掩盖！</text:span>
</text:h>
      <text:p text:style-name="P4">
作者: liveuamap (Language: en)</text:p>
      <text:p text:style-name="P4">
时间: 2023-05-29T09:56:00</text:p>
      <text:p text:style-name="P4">
地点: Chernihivska Oblast (Latitude:51.33243 Longtitude:32.00106)</text:p>
      <text:p text:style-name="P4">
视频: []</text:p>
      <text:p text:style-name="P4">
图片: []</text:p>
      <text:p text:style-name="P4">
标签: ["Europe", "Central and Eastern Europe"]</text:p>
      <text:p text:style-name="P4">
Id: 22566234</text:p>
      <!--METADATA-->
      <text:p text:style-name="P4">
切尔尼希夫地区(15:56). Red Alert: aerial threat. Sirens sounding. Takecover now!</text:p>
      <text:p text:style-name="P4">
News Collection Link: <text:a xlink:type="simple" xlink:href="https://liveuamap.com/en/2023/29-may-chernihivska-oblast1556-red-alert-aerig" text:style-name="Internet_20_link" text:visited-style-name="Visited_20_Internet_20_Link">
https://liveuamap.com/en/2023/29-may-chernihivska-oblast1556-red-alert-aerig</text:a>
</text:p>
      <text:p text:style-name="P4">
News Source: <text:a xlink:type="simple" xlink:href="https://t.me/air_alert_ua/46839" text:style-name="Internet_20_link" text:visited-style-name="Visited_20_Internet_20_Link">
https://t.me/air_alert_ua/46839</text:a>
</text:p>
      <!--NEWS-->
      <text:h text:style-name="P10" text:outline-level="1">
<text:span text:style-name="T4">
赫尔森报道的爆炸</text:span>
</text:h>
      <text:p text:style-name="P4">
作者: liveuamap (Language: en)</text:p>
      <text:p text:style-name="P4">
时间: 2023-05-29T10:07:09</text:p>
      <text:p text:style-name="P4">
地点: Kherson (Latitude:46.6393 Longtitude:32.62699)</text:p>
      <text:p text:style-name="P4">
视频: []</text:p>
      <text:p text:style-name="P4">
图片: []</text:p>
      <text:p text:style-name="P4">
标签: ["Europe", "Central and Eastern Europe"]</text:p>
      <text:p text:style-name="P4">
Id: 22566237</text:p>
      <!--METADATA-->
      <text:p text:style-name="P4">
赫尔森报道的爆炸</text:p>
      <text:p text:style-name="P4">
新闻集链接：<text:a xlink:type="simple" xlink:href="https://liveuamap.com/en/2023/29-may-explosions-reported-in-kherson" text:style-name="Internet_20_link" text:visited-style-name="Visited_20_Internet_20_Link">
https://liveuamap.com/en/2023/29-may-explosions-reported-in-kherson</text:a>
</text:p>
      <text:p text:style-name="P4">
News Source: <text:a xlink:type="simple" xlink:href="https://t.me/channel24_ua/90239" text:style-name="Internet_20_link" text:visited-style-name="Visited_20_Internet_20_Link">
https://t.me/channel24_ua/90239</text:a>
</text:p>
      <!--NEWS-->
      <text:h text:style-name="P10" text:outline-level="1">
<text:span text:style-name="T4">
乌克兰议会在接下来的50年中对俄罗斯的帮助对伊朗实施了制裁。</text:span>
</text:h>
      <text:p text:style-name="P4">
作者: liveuamap (Language: en)</text:p>
      <text:p text:style-name="P4">
时间: 2023-05-29T10:10:34</text:p>
      <text:p text:style-name="P4">
地点: Kyiv, Kyiv city (Latitude:50.4458 Longtitude:30.5373)</text:p>
      <text:p text:style-name="P4">
视频: []</text:p>
      <text:p text:style-name="P4">
图片: ["<text:a xlink:type="simple" xlink:href="https://liveuamap.com/pics/2023/05/29/22566238_0.jpg" text:style-name="Internet_20_link" text:visited-style-name="Visited_20_Internet_20_Link">
22566238_0.jpg</text:a>
"]</text:p>
      <text:p text:style-name="P4">
标签: ["Iran", "Central and Eastern Europe"]</text:p>
      <text:p text:style-name="P4">
Id: 22566238</text:p>
      <!--METADATA-->
      <text:p text:style-name="P4">
在接下来的50年中，乌克兰议会对伊朗对俄罗斯的伊朗实施了制裁</text:p>
      <text:p text:style-name="P4">
<draw:frame draw:style-name="fr1" draw:name="Image76" text:anchor-type="as-char" svg:width="6.9236in" svg:height="5.603789in" draw:z-index="0">
<draw:image xlink:href="../Images/liveuamap/2023-05-29T10-10-34/22566238_0.jpg" xlink:type="simple" xlink:show="embed" xlink:actuate="onLoad" draw:mime-type="image/jpeg"/>
</draw:frame>
新闻集链接：<text:a xlink:type="simple" xlink:href="https://liveuamap.com/en/2023/29-may-ukrainian-parliament-imposed-sanctions-on-iran-for" text:style-name="Internet_20_link" text:visited-style-name="Visited_20_Internet_20_Link">
https://liveuamap.com/en/2023/29-may-ukrainian-parliament-mundsimposed-sanctions-on-on-in-iran-for</text:a>
</text:p>
      <text:p text:style-name="P4">
News Source: <text:a xlink:type="simple" xlink:href="https://twitter.com/ukrpravda_news/status/1663185663083069442" text:style-name="Internet_20_link" text:visited-style-name="Visited_20_Internet_20_Link">
https://twitter.com/ukrpravda_news/status/1663185663083069442</text:a>
</text:p>
      <!--NEWS-->
      <text:h text:style-name="P10" text:outline-level="1">
<text:span text:style-name="T4">
Zhytomyr，Zhytomyrska Oblast（16:23）。 红色警报：空中威胁。 警笛声。 立即掩盖！</text:span>
</text:h>
      <text:p text:style-name="P4">
作者: liveuamap (Language: en)</text:p>
      <text:p text:style-name="P4">
时间: 2023-05-29T10:25:00</text:p>
      <text:p text:style-name="P4">
地点: Zhytomyr (Latitude:50.2644 Longtitude:28.67711)</text:p>
      <text:p text:style-name="P4">
视频: []</text:p>
      <text:p text:style-name="P4">
图片: []</text:p>
      <text:p text:style-name="P4">
标签: ["Europe", "Central and Eastern Europe"]</text:p>
      <text:p text:style-name="P4">
Id: 22566244</text:p>
      <!--METADATA-->
      <text:p text:style-name="P4">
Zhytomyr，Zhytomyr区域(16:23). Red Alert: aerial threat. Sirenssounding. Take cover now!</text:p>
      <text:p text:style-name="P4">
News Collection Link: <text:a xlink:type="simple" xlink:href="https://liveuamap.com/en/2023/29-may-zhytomyr-zhytomyrska-oblast1623-red-alg" text:style-name="Internet_20_link" text:visited-style-name="Visited_20_Internet_20_Link">
https://liveuamap.com/en/2023/29-may-zhytomyr-zhytomyrska-oblast1623-red-alg</text:a>
</text:p>
      <text:p text:style-name="P4">
News Source: <text:a xlink:type="simple" xlink:href="https://t.me/air_alert_ua/46840" text:style-name="Internet_20_link" text:visited-style-name="Visited_20_Internet_20_Link">
https://t.me/air_alert_ua/46840</text:a>
</text:p>
      <!--NEWS-->
      <text:h text:style-name="P10" text:outline-level="1">
<text:span text:style-name="T4">
Explosions in Grafovka village of Belgorod region</text:span>
</text:h>
      <text:p text:style-name="P4">
作者: liveuamap (Language: en)</text:p>
      <text:p text:style-name="P4">
时间: 2023-05-29T10:25:08</text:p>
      <text:p text:style-name="P4">
地点: Belgorod, Belgorodskaya oblast' (Latitude:50.40206 Longtitude:36.74549)</text:p>
      <text:p text:style-name="P4">
视频: []</text:p>
      <text:p text:style-name="P4">
图片: []</text:p>
      <text:p text:style-name="P4">
标签: ["Russia", "Central and Eastern Europe"]</text:p>
      <text:p text:style-name="P4">
Id: 22566243</text:p>
      <!--METADATA-->
      <text:p text:style-name="P4">
Explosions in Grafovka village of Belgorod region</text:p>
      <text:p text:style-name="P4">
News Collection Link: <text:a xlink:type="simple" xlink:href="https://liveuamap.com/en/2023/29-may-explosions-in-grafovka-village-of-belgorod-region" text:style-name="Internet_20_link" text:visited-style-name="Visited_20_Internet_20_Link">
https://liveuamap.com/en/2023/29-may-explosions-in-grafovka-village-of-belgorod-region</text:a>
</text:p>
      <text:p text:style-name="P4">
News Source: <text:a xlink:type="simple" xlink:href="https://t.me/breakingmash/44454" text:style-name="Internet_20_link" text:visited-style-name="Visited_20_Internet_20_Link">
https://t.me/breakingmash/44454</text:a>
</text:p>
      <!--NEWS-->
      <text:h text:style-name="P10" text:outline-level="1">
<text:span text:style-name="T4">
由于Dnipro-Western Donbas水管上发生的事故，供水已被切断...</text:span>
</text:h>
      <text:p text:style-name="P4">
作者: liveuamap (Language: en)</text:p>
      <text:p text:style-name="P4">
时间: 2023-05-29T10:30:10</text:p>
      <text:p text:style-name="P4">
地点: Dnipro (Latitude:48.32521 Longtitude:35.52704)</text:p>
      <text:p text:style-name="P4">
视频: []</text:p>
      <text:p text:style-name="P4">
图片: []</text:p>
      <text:p text:style-name="P4">
标签: ["Energy", "Central and Eastern Europe"]</text:p>
      <text:p text:style-name="P4">
Id: 22566245</text:p>
      <!--METADATA-->
      <text:p text:style-name="P4">
由于Dnipro-Western Donbas水管上发生的事故，在Synelnikovo中切断了供水</text:p>
      <text:p text:style-name="P4">
新闻集链接：<text:a xlink:type="simple" xlink:href="https://liveuamap.com/en/2023/29-may-due-to-an-accident-on-the-dniprowestern-donbas-water" text:style-name="Internet_20_link" text:visited-style-name="Visited_20_Internet_20_Link">
https://liveuamap.com/en/2023/29-may-due-to-to-an-accident-on-the-dniprowestern-donbas-water</text:a>
</text:p>
      <text:p text:style-name="P4">
News Source: <text:a xlink:type="simple" xlink:href="https://t.me/hyevuy_dnepr/53189" text:style-name="Internet_20_link" text:visited-style-name="Visited_20_Internet_20_Link">
https://t.me/hyevuy_dnepr/53189</text:a>
</text:p>
      <!--NEWS-->
      <text:h text:style-name="P10" text:outline-level="1">
<text:span text:style-name="T4">
Schelling报告在Belgorod地区的新Tavolzhanka</text:span>
</text:h>
      <text:p text:style-name="P4">
作者: liveuamap (Language: en)</text:p>
      <text:p text:style-name="P4">
时间: 2023-05-29T10:34:00</text:p>
      <text:p text:style-name="P4">
地点: Belgorod, Belgorodskaya oblast' (Latitude:50.3491 Longtitude:36.82506)</text:p>
      <text:p text:style-name="P4">
视频: []</text:p>
      <text:p text:style-name="P4">
图片: ["<text:a xlink:type="simple" xlink:href="https://liveuamap.com/pics/2023/05/29/22566249_0.jpg" text:style-name="Internet_20_link" text:visited-style-name="Visited_20_Internet_20_Link">
22566249_0.jpg</text:a>
"]</text:p>
      <text:p text:style-name="P4">
标签: ["Russia", "Central and Eastern Europe"]</text:p>
      <text:p text:style-name="P4">
Id: 22566249</text:p>
      <!--METADATA-->
      <text:p text:style-name="P4">
Schelling报告在Belgorod地区的新Tavolzhanka</text:p>
      <text:p text:style-name="P4">
!(Images/liveuamap/2023-05-29T10-34-00/22566249_0.jpg)新闻集链接：<text:a xlink:type="simple" xlink:href="https://liveuamap.com/en/2023/29-may-shelling-reported-in-novaya-tavolzhanka-belgorod-region" text:style-name="Internet_20_link" text:visited-style-name="Visited_20_Internet_20_Link">
https://liveuamap.com/en/2023/29-may-shelling-reported-in-novaya-tavolzhanka-belgorod-rigion</text:a>
</text:p>
      <text:p text:style-name="P4">
News Source: <text:a xlink:type="simple" xlink:href="https://t.me/belgorod_informant/4506" text:style-name="Internet_20_link" text:visited-style-name="Visited_20_Internet_20_Link">
https://t.me/belgorod_informant/4506</text:a>
</text:p>
      <!--NEWS-->
      <text:h text:style-name="P10" text:outline-level="1">
<text:span text:style-name="T4">
塞瓦斯托波尔报道的爆炸</text:span>
</text:h>
      <text:p text:style-name="P4">
作者: liveuamap (Language: en)</text:p>
      <text:p text:style-name="P4">
时间: 2023-05-29T12:24:56</text:p>
      <text:p text:style-name="P4">
地点: Sevastopol, (Latitude:44.62285 Longtitude:33.51551)</text:p>
      <text:p text:style-name="P4">
视频: []</text:p>
      <text:p text:style-name="P4">
图片: []</text:p>
      <text:p text:style-name="P4">
标签: []</text:p>
      <text:p text:style-name="P4">
Id: 22566261</text:p>
      <!--METADATA-->
      <text:p text:style-name="P4">
塞瓦斯托波尔报道的爆炸</text:p>
      <text:p text:style-name="P4">
新闻集链接：<text:a xlink:type="simple" xlink:href="https://liveuamap.com/en/2023/29-may-explosions-reported-in-sevastopol-" text:style-name="Internet_20_link" text:visited-style-name="Visited_20_Internet_20_Link">
https://liveuamap.com/en/2023/29-may-explosions-reported-in-sevastopol-</text:a>
</text:p>
      <text:p text:style-name="P4">
News Source: <text:a xlink:type="simple" xlink:href="https://t.me/chp_sevastopol/15854" text:style-name="Internet_20_link" text:visited-style-name="Visited_20_Internet_20_Link">
https://t.me/chp_sevastopol/15854</text:a>
</text:p>
      <!--NEWS-->
      <text:h text:style-name="P10" text:outline-level="1">
<text:span text:style-name="T4">
Zaporizhhya地区，Dnipro，Dnipropetrovsk地区，Kharkiv，Kharkiv地区（18:38）。 红色Aller ...</text:span>
</text:h>
      <text:p text:style-name="P4">
作者: liveuamap (Language: en)</text:p>
      <text:p text:style-name="P4">
时间: 2023-05-29T12:39:00</text:p>
      <text:p text:style-name="P4">
地点: Zaporizka Oblast (Latitude:47.612021 Longtitude:35.765261)</text:p>
      <text:p text:style-name="P4">
视频: []</text:p>
      <text:p text:style-name="P4">
图片: []</text:p>
      <text:p text:style-name="P4">
标签: ["Europe", "Central and Eastern Europe"]</text:p>
      <text:p text:style-name="P4">
Id: 22566262</text:p>
      <!--METADATA-->
      <text:p text:style-name="P4">
Zaporizhzhia地区，Dnipro，Dnipropetrovsk Oblast，Kharkiv，Kharkiv Oblast(18:38). Red Alert: aerial threat. Sirens sounding. Take cover now!</text:p>
      <text:p text:style-name="P4">
News Collection Link: <text:a xlink:type="simple" xlink:href="https://liveuamap.com/en/2023/29-may-zaporizka-oblast-dnipro-dnipropetrovskg" text:style-name="Internet_20_link" text:visited-style-name="Visited_20_Internet_20_Link">
https://liveuamap.com/en/2023/29-may-zaporizka-oblast-dnipro-dnipropetrovskg</text:a>
</text:p>
      <text:p text:style-name="P4">
News Source: <text:a xlink:type="simple" xlink:href="https://t.me/air_alert_ua/46847" text:style-name="Internet_20_link" text:visited-style-name="Visited_20_Internet_20_Link">
https://t.me/air_alert_ua/46847</text:a>
</text:p>
      <!--NEWS-->
      <text:h text:style-name="P10" text:outline-level="1">
<text:span text:style-name="T4">
Donetsk Oblast（18:39）。 红色警报：空中威胁。 警笛声。 立即掩盖！</text:span>
</text:h>
      <text:p text:style-name="P4">
作者: liveuamap (Language: en)</text:p>
      <text:p text:style-name="P4">
时间: 2023-05-29T12:41:00</text:p>
      <text:p text:style-name="P4">
地点: Donetsk Oblast (Latitude:48.72744 Longtitude:37.5781)</text:p>
      <text:p text:style-name="P4">
视频: []</text:p>
      <text:p text:style-name="P4">
图片: []</text:p>
      <text:p text:style-name="P4">
标签: ["Europe", "Central and Eastern Europe"]</text:p>
      <text:p text:style-name="P4">
Id: 22566263</text:p>
      <!--METADATA-->
      <text:p text:style-name="P4">
Donetsk Oblast(18:39). Red Alert: aerial threat. Sirens sounding. Take covernow!</text:p>
      <text:p text:style-name="P4">
News Collection Link: <text:a xlink:type="simple" xlink:href="https://liveuamap.com/en/2023/29-may-donetsk-oblast1839-red-alert-aerial-thg" text:style-name="Internet_20_link" text:visited-style-name="Visited_20_Internet_20_Link">
https://liveuamap.com/en/2023/29-may-donetsk-oblast1839-red-alert-aerial-thg</text:a>
</text:p>
      <text:p text:style-name="P4">
News Source: <text:a xlink:type="simple" xlink:href="https://t.me/air_alert_ua/46848" text:style-name="Internet_20_link" text:visited-style-name="Visited_20_Internet_20_Link">
https://t.me/air_alert_ua/46848</text:a>
</text:p>
      <!--NEWS-->
      <text:h text:style-name="P10" text:outline-level="1">
<text:span text:style-name="T4">
Dnipro，Dnipropetrovska Oblast（19:31）。 红色警报：空中威胁。 警笛声。 掩护...</text:span>
</text:h>
      <text:p text:style-name="P4">
作者: liveuamap (Language: en)</text:p>
      <text:p text:style-name="P4">
时间: 2023-05-29T13:32:00</text:p>
      <text:p text:style-name="P4">
地点: Dnipro (Latitude:48.45930000 Longtitude:35.03865000)</text:p>
      <text:p text:style-name="P4">
视频: []</text:p>
      <text:p text:style-name="P4">
图片: []</text:p>
      <text:p text:style-name="P4">
标签: ["Europe", "Central and Eastern Europe"]</text:p>
      <text:p text:style-name="P4">
Id: 22566311</text:p>
      <!--METADATA-->
      <text:p text:style-name="P4">
dnipro，dnipropetrovsk区域(19:31). Red Alert: aerial threat. Sirenssounding. Take cover now!</text:p>
      <text:p text:style-name="P4">
News Collection Link: <text:a xlink:type="simple" xlink:href="https://liveuamap.com/en/2023/29-may-dnipro-dnipropetrovska-oblast1931-red-g" text:style-name="Internet_20_link" text:visited-style-name="Visited_20_Internet_20_Link">
https://liveuamap.com/en/2023/29-may-dnipro-dnipropetrovska-oblast1931-red-g</text:a>
</text:p>
      <text:p text:style-name="P4">
News Source: <text:a xlink:type="simple" xlink:href="https://t.me/air_alert_ua/46853" text:style-name="Internet_20_link" text:visited-style-name="Visited_20_Internet_20_Link">
https://t.me/air_alert_ua/46853</text:a>
</text:p>
      <!--NEWS-->
      <text:h text:style-name="P10" text:outline-level="1">
<text:span text:style-name="T4">
哈尔基夫（Kharkiv），哈尔基夫地区，顿涅茨克地区（19:32）。 红色ALRT：空中tchretate。 警报声音...</text:span>
</text:h>
      <text:p text:style-name="P4">
作者: liveuamap (Language: en)</text:p>
      <text:p text:style-name="P4">
时间: 2023-05-29T13:34:00</text:p>
      <text:p text:style-name="P4">
地点: Kharkiv (Latitude:49.97986 Longtitude:36.2532)</text:p>
      <text:p text:style-name="P4">
视频: []</text:p>
      <text:p text:style-name="P4">
图片: []</text:p>
      <text:p text:style-name="P4">
标签: ["Europe", "Central and Eastern Europe"]</text:p>
      <text:p text:style-name="P4">
Id: 22566312</text:p>
      <!--METADATA-->
      <text:p text:style-name="P4">
Kharkiv，Kharkiv地区，顿涅茨克地区(19:32). Red Alert: aerial threat.Sirens sounding. Take cover now!</text:p>
      <text:p text:style-name="P4">
News Collection Link: <text:a xlink:type="simple" xlink:href="https://liveuamap.com/en/2023/29-may-kharkiv-kharkivska-oblast-donetsk-oblag" text:style-name="Internet_20_link" text:visited-style-name="Visited_20_Internet_20_Link">
https://liveuamap.com/en/2023/29-may-kharkiv-kharkivska-oblast-donetsk-oblag</text:a>
</text:p>
      <text:p text:style-name="P4">
News Source: <text:a xlink:type="simple" xlink:href="https://t.me/air_alert_ua/46855" text:style-name="Internet_20_link" text:visited-style-name="Visited_20_Internet_20_Link">
https://t.me/air_alert_ua/46855</text:a>
</text:p>
      <!--NEWS-->
      <text:h text:style-name="P10" text:outline-level="1">
<text:span text:style-name="T4">
在荷兰，前60名乌克兰难民定居在临时地区的“梦想”</text:span>
</text:h>
      <text:p text:style-name="P4">
作者: Ukrinform (Person)</text:p>
      <text:p text:style-name="P4">
出版商: Укринформ (Organization)</text:p>
      <text:p text:style-name="P4">
出版时间: 2023-05-29T14:05:00+03:00</text:p>
      <text:p text:style-name="P4">
修改时间: 2023-05-29T14:05:00+03:00</text:p>
      <text:p text:style-name="P4">
描述: 在沃拉丁（Wlardingngen）市，前60名乌克兰人通过乌克兰的俄罗斯战争在荷兰发现了一个庇护所，搬到了一个庇护所，以长期接待乌克兰人。  - 乌克林。</text:p>
      <text:p text:style-name="P4">
图片: ['<text:a xlink:type="simple" xlink:href="https://static.ukrinform.com/photos/2023_05/thumb_files/630_360_1685357478-765.jpeg" text:style-name="Internet_20_link" text:visited-style-name="Visited_20_Internet_20_Link">
630_360_16853...</text:a>
', '<text:a xlink:type="simple" xlink:href="https://static.ukrinform.com/photos/2023_05/1685357506-242.jpeg" text:style-name="Internet_20_link" text:visited-style-name="Visited_20_Internet_20_Link">
1685357506-24...</text:a>
', '<text:a xlink:type="simple" xlink:href="https://static.ukrinform.com/photos/2023_05/1685357505-725.jpeg" text:style-name="Internet_20_link" text:visited-style-name="Visited_20_Internet_20_Link">
1685357505-72...</text:a>
', '<text:a xlink:type="simple" xlink:href="https://static.ukrinform.com/photos/2023_05/1685357505-159.jpeg" text:style-name="Internet_20_link" text:visited-style-name="Visited_20_Internet_20_Link">
1685357505-15...</text:a>
', '<text:a xlink:type="simple" xlink:href="https://static.ukrinform.com/photos/2023_05/1685357504-958.jpeg" text:style-name="Internet_20_link" text:visited-style-name="Visited_20_Internet_20_Link">
1685357504-95...</text:a>
']</text:p>
      <text:p text:style-name="P4">
标签: ['Діаспора', 'Нідерланди', 'Біженці', 'Війна з Росією']</text:p>
      <text:p text:style-name="P4">
类型: Article</text:p>
      <!--METADATA-->
      <text:p text:style-name="P4">
<draw:frame draw:style-name="fr1" draw:name="Image77" text:anchor-type="as-char" svg:width="6.9236in" svg:height="3.956343in" draw:z-index="0">
<draw:image xlink:href="../Images/yкринформ/2023-05-29T14-05-00-03-00/630_360_1685357478-765.jpeg" xlink:type="simple" xlink:show="embed" xlink:actuate="onLoad" draw:mime-type="image/jpeg"/>
</draw:frame>
乌克兰在乌克兰的乌克兰在乌克兰的前60名乌克兰人在荷兰发现了一个Ghostyx，他搬到了一个庇护所，以长期接受乌克兰人。</text:p>
      <text:p text:style-name="P4">
海牙的乌克林福音通讯员报告了它。</text:p>
      <text:p text:style-name="P4">
<draw:frame draw:style-name="fr1" draw:name="Image78" text:anchor-type="as-char" svg:width="6.9236in" svg:height="5.1927in" draw:z-index="0">
<draw:image xlink:href="../Images/yкринформ/2023-05-29T14-05-00-03-00/1685357506-242.jpeg" xlink:type="simple" xlink:show="embed" xlink:actuate="onLoad" draw:mime-type="image/jpeg"/>
</draw:frame>
应当指出的是，“梦想”是整个地区，它将成为1000名乌克兰人的避难所，乌克兰人将成为乌克兰人最大的地方 - 及时流离失所的人。 人们将在阶段居住。</text:p>
      <text:p text:style-name="P4">
<draw:frame draw:style-name="fr1" draw:name="Image79" text:anchor-type="as-char" svg:width="6.9236in" svg:height="5.1927in" draw:z-index="0">
<draw:image xlink:href="../Images/yкринформ/2023-05-29T14-05-00-03-00/1685357505-725.jpeg" xlink:type="simple" xlink:show="embed" xlink:actuate="onLoad" draw:mime-type="image/jpeg"/>
</draw:frame>
“早些时候有一个工业区。 因此，我们确认了未来3年在建造387户房屋的情况下使用该领域。 这次住房，临时房屋，弯曲住房。 它看起来像建筑块，房屋的建造有些让人想起儿童乐高乐高积木，这主要显示了一组连接的塑料砖。 因此，在我们的情况下，将材料放入这里，并在此处收集。 但是我认为，如果您在其中一所房屋内看着他们的质量，因为这是一种质量的生活，那将是很好的。”乌克兰难民和住房。</text:p>
      <text:p text:style-name="P4">
<draw:frame draw:style-name="fr1" draw:name="Image80" text:anchor-type="as-char" svg:width="6.9236in" svg:height="5.1927in" draw:z-index="0">
<draw:image xlink:href="../Images/yкринформ/2023-05-29T14-05-00-03-00/1685357505-159.jpeg" xlink:type="simple" xlink:show="embed" xlink:actuate="onLoad" draw:mime-type="image/jpeg"/>
</draw:frame>
该地区的建设已经在最后阶段。 正式开业计划于今年8月举行。</text:p>
      <text:p text:style-name="P4">
“有387套房屋，但您还可以看到两座建筑物是多功能建筑物。 还将有医生的办公室，他们将剥夺患者。 12岁以下的儿童将有一所小学。 和一个budestive综合体。 我们还种植了许多树木和许多果岭。 这个生活区将是绿色的。</text:p>
      <text:p text:style-name="P4">
<draw:frame draw:style-name="fr1" draw:name="Image81" text:anchor-type="as-char" svg:width="6.9236in" svg:height="5.1927in" draw:z-index="0">
<draw:image xlink:href="../Images/yкринформ/2023-05-29T14-05-00-03-00/1685357504-958.jpeg" xlink:type="simple" xlink:show="embed" xlink:actuate="onLoad" draw:mime-type="image/jpeg"/>
</draw:frame>
正如乌克林福姆报道的，对于在梦想中定居的乌克兰人，住房<text:a xlink:type="simple" xlink:href="https://www.ukrinform.ua/rubric-diaspora/3710913-u-niderlandah-gotuut-do-vidkritta-pritulok-dla-tisaci-ukrainciv.html" text:style-name="Internet_20_link" text:visited-style-name="Visited_20_Internet_20_Link">
计划</text:a>
三年 - 直到夏季2026年。“梦想”是一个试点项目的结果，该项目由沃尔德丁根和鹿特丹 - 里士满地区共同体现。 鹿特丹 - 拉姆蒙德地区的数以千计的乌克兰伊瓦尔丁根和其他市政当局可以在2026年7月1日在梦中生活。</text:p>
      <text:p text:style-name="P4">
<text:span text:style-name="T5">
foto：Irina Drabok</text:span>
</text:p>
      <text:p text:style-name="P4">
News Source: <text:a xlink:type="simple" xlink:href="https://www.ukrinform.ua/rubric-diaspora/3715577-u-niderlandah-persi-60-ukrainskih-bizenciv-oselilisa-v-timcasovomu-rajoni-mria.html" text:style-name="Internet_20_link" text:visited-style-name="Visited_20_Internet_20_Link">
https://www.ukrinform.ua/rubric-diaspora/3715577-u-niderlandah-persi-60-ukrainskih-bizenciv-oselilisa-v-timcasovomu-rajoni-mria.html</text:a>
</text:p>
      <!--NEWS-->
      <text:h text:style-name="P10" text:outline-level="1">
<text:span text:style-name="T4">
韩国，美国和日本警告朝鲜在卫星时做出决定性的反应</text:span>
</text:h>
      <text:p text:style-name="P4">
作者: Ukrinform (Person)</text:p>
      <text:p text:style-name="P4">
出版商: Укринформ (Organization)</text:p>
      <text:p text:style-name="P4">
出版时间: 2023-05-29T14:10:00+03:00</text:p>
      <text:p text:style-name="P4">
修改时间: 2023-05-29T14:10:00+03:00</text:p>
      <text:p text:style-name="P4">
描述: 韩国，美国和日本警告平民有关他计划在发射时开始卫星和协调行动的计划的非法性。  - 乌克林。</text:p>
      <text:p text:style-name="P4">
图片: ['<text:a xlink:type="simple" xlink:href="https://static.ukrinform.com/photos/2023_05/thumb_files/630_360_1685358453-674.jpg" text:style-name="Internet_20_link" text:visited-style-name="Visited_20_Internet_20_Link">
630_360_16853...</text:a>
']</text:p>
      <text:p text:style-name="P4">
标签: ['Японія', 'КНДР', 'Корея', 'США', 'Супутник']</text:p>
      <text:p text:style-name="P4">
类型: Article</text:p>
      <!--METADATA-->
      <text:p text:style-name="P4">
<draw:frame draw:style-name="fr1" draw:name="Image82" text:anchor-type="as-char" svg:width="6.9236in" svg:height="3.956343in" draw:z-index="0">
<draw:image xlink:href="../Images/yкринформ/2023-05-29T14-10-00-03-00/630_360_1685358453-674.jpg" xlink:type="simple" xlink:show="embed" xlink:actuate="onLoad" draw:mime-type="image/jpeg"/>
</draw:frame>
韩国，美国和日本警告平壤有关他计划在发射时开始卫星和协调行动的计划的非法性。</text:p>
      <text:p text:style-name="P4">
乌克林福姆报道，三个国家的核武器三个国家的授权代表已同意[yonhap]。(https://en.yna.co.kr/view/AEN20230529003400325?section=news)首尔金·汉恩(Kim Hann)和他的美国和日本大学的主要核谈判代表，金和塔基罗·芬科希(Kim and Takhiro Funakoshi)进行了紧急谈判。</text:p>
      <text:p text:style-name="P4">
“这三个国家的代表敦促<text:a xlink:type="simple" xlink:href="https://www.ukrinform.ua/tag-kndr" text:style-name="Internet_20_link" text:visited-style-name="Visited_20_Internet_20_Link">
朝鲜</text:a>
消息避免避开该地区和平的非法发射，并同意密切合作，以确保国际社会的非法发射将严格而统一。”</text:p>
      <text:p text:style-name="P4">
<text:span text:style-name="T4">
另请阅读：</text:span>
 <text:a xlink:type="simple" xlink:href="https://www.ukrinform.ua/rubric-world/3713949-kndr-u-priskorenomu-rezimi-budue-startovij-majdancik-dla-zapusku-suputnikiv-zmi.html" text:style-name="Internet_20_link" text:visited-style-name="Visited_20_Internet_20_Link">
<text:span text:style-name="T4">
 dprk </text:span>
加速模式以启动卫星的起点 - 媒体</text:a>
韩国，美国和日本的代表还强调，任何发射都是一只幼犬，使用弹道导弹技术与许多联合国安理会相矛盾，没有合理的合理，包括卫星卫星。</text:p>
      <text:p text:style-name="P4">
正如乌克林福姆报道的那样，<text:a xlink:type="simple" xlink:href="https://www.ukrinform.ua/rubric-world/3715373-kndr-povidomila-aponiu-pro-plani-zapustiti-u-kosmos-vijskovij-suputnik.html" text:style-name="Internet_20_link" text:visited-style-name="Visited_20_Internet_20_Link">
朝鲜报道了日本关于推出卫星的计划</text:a>
周一，日本自由保护的代表说，第一个5月31日和6月11日。</text:p>
      <text:p text:style-name="P4">
日本国防部长日本哈马达(Hamada)下令自卫队摧毁任何将接近该国的弹道导弹。</text:p>
      <text:p text:style-name="P4">
<text:span text:style-name="T5">
foto：yonhap</text:span>
</text:p>
      <text:p text:style-name="P4">
News Source: <text:a xlink:type="simple" xlink:href="https://www.ukrinform.ua/rubric-technology/3715590-pivdenna-korea-ssa-i-aponia-poperedili-kndr-pro-risucu-vidpovid-u-razi-zapusku-suputnika.html" text:style-name="Internet_20_link" text:visited-style-name="Visited_20_Internet_20_Link">
https://www.ukrinform.ua/rubric-technology/3715590-pivdenna-korea-ssa-i-aponia-poperedili-kndr-pro-risucu-vidpovid-u-razi-zapusku-suputnika.html</text:a>
</text:p>
      <!--NEWS-->
      <text:h text:style-name="P10" text:outline-level="1">
<text:span text:style-name="T4">
敌人在基辅地区释放了11枚弹道和有翼的伊斯坎德导弹 - 防空已经摧毁了所有目标</text:span>
</text:h>
      <text:p text:style-name="P4">
作者: Ukrinform (Person)</text:p>
      <text:p text:style-name="P4">
出版商: Укринформ (Organization)</text:p>
      <text:p text:style-name="P4">
出版时间: 2023-05-29T14:11:00+03:00</text:p>
      <text:p text:style-name="P4">
修改时间: 2023-05-29T14:11:00+03:00</text:p>
      <text:p text:style-name="P4">
描述: 敌人在基辅地区释放了11枚弹道和有翼的伊斯坎德导弹，空中国防军摧毁了所有进球。  - 乌克林。</text:p>
      <text:p text:style-name="P4">
图片: ['<text:a xlink:type="simple" xlink:href="https://static.ukrinform.com/photos/2023_05/thumb_files/630_360_1685354358-635.jpg" text:style-name="Internet_20_link" text:visited-style-name="Visited_20_Internet_20_Link">
630_360_16853...</text:a>
']</text:p>
      <text:p text:style-name="P4">
标签: ['Київщина', 'Війна з Росією', 'ППО', 'Ракетний удар']</text:p>
      <text:p text:style-name="P4">
类型: Article</text:p>
      <!--METADATA-->
      <text:p text:style-name="P4">
<draw:frame draw:style-name="fr1" draw:name="Image83" text:anchor-type="as-char" svg:width="6.9236in" svg:height="3.956343in" draw:z-index="0">
<draw:image xlink:href="../Images/yкринформ/2023-05-29T14-11-00-03-00/630_360_1685354358-635.jpg" xlink:type="simple" xlink:show="embed" xlink:actuate="onLoad" draw:mime-type="image/jpeg"/>
</draw:frame>
敌人在基辅地区释放了11枚弹道和有翼的伊斯坎德导弹，而部队暴露于所有目标。</text:p>
      <text:p text:style-name="P4">
正如乌克林福姆报道的那样，这在[电报]中报道了(https://t.me/CinCAFU/507)指挥官 - 武装部队的主持人。</text:p>
      <text:p text:style-name="P4">
“一天第二次，敌人在乌克兰进行了火箭袭击。大约在晚上11:00袭击。总共有11枚导弹释放了：“ Iskander-M”和“ Iskander-K”，从无周围的方向上释放，”语句读取。</text:p>
      <text:p text:style-name="P4">
值得注意的是，防空力量和手段所有目标都已被摧毁。</text:p>
      <text:p text:style-name="P4">
<text:span text:style-name="T4">
另请阅读：</text:span>
 <text:a xlink:type="simple" xlink:href="https://www.ukrinform.ua/rubric-ato/3715413-unoci-sili-ppo-znisili-67-povitranih-cilej-zaluznij.html" text:style-name="Internet_20_link" text:visited-style-name="Visited_20_Internet_20_Link">
夜间<text:span text:style-name="T4">
防空</text:span>
被摧毁了67个空气目的-Zaluzhny</text:a>
正如乌克林福姆(Ukrinform(https://www.ukrinform.ua/rubric-kyiv/3715489-u-kievi-cutno-vibuhi-pracue-vpo.html)，有关于六个敌人火箭片段掉落的信息。</text:p>
      <text:p text:style-name="P4">
医生住院的一名受伤的医生在波迪尔斯基区<text:a xlink:type="simple" xlink:href="https://www.ukrinform.ua/tag-kiiv" text:style-name="Internet_20_link" text:visited-style-name="Visited_20_Internet_20_Link">
资本</text:a>
s</text:p>
      <text:p text:style-name="P4">
<text:span text:style-name="T5">
foto：kmva</text:span>
</text:p>
      <text:p text:style-name="P4">
News Source: <text:a xlink:type="simple" xlink:href="https://www.ukrinform.ua/rubric-ato/3715591-vorog-vipustiv-po-kiivsini-11-balisticnih-i-krilatih-raket-iskander-ppo-znisila-vsi-cili.html" text:style-name="Internet_20_link" text:visited-style-name="Visited_20_Internet_20_Link">
https://www.ukrinform.ua/rubric-ato/3715591-vorog-vipustiv-po-kiivsini-11-balisticnih-i-krilatih-raket-iskander-ppo-znisila-vsi-cili.html</text:a>
</text:p>
      <!--NEWS-->
      <text:h text:style-name="P10" text:outline-level="1">
<text:span text:style-name="T4">
在利维夫地区，一家老人的寄宿房里发生了大火，一名妇女被杀</text:span>
</text:h>
      <text:p text:style-name="P4">
作者: Ukrinform (Person)</text:p>
      <text:p text:style-name="P4">
出版商: Укринформ (Organization)</text:p>
      <text:p text:style-name="P4">
出版时间: 2023-05-29T14:18:00+03:00</text:p>
      <text:p text:style-name="P4">
修改时间: 2023-05-29T14:18:00+03:00</text:p>
      <text:p text:style-name="P4">
描述: 晚上在村庄。 LVIV区的寒冷地区发生在老年人的寄宿房中，这导致了一位居民的一名居民。  - 乌克林。</text:p>
      <text:p text:style-name="P4">
图片: ['<text:a xlink:type="simple" xlink:href="https://static.ukrinform.com/photos/2023_05/thumb_files/630_360_1685358702-683.jpg" text:style-name="Internet_20_link" text:visited-style-name="Visited_20_Internet_20_Link">
630_360_16853...</text:a>
']</text:p>
      <text:p text:style-name="P4">
标签: ['Львівщина', 'Пожежа', 'Загибель', 'Лікарня']</text:p>
      <text:p text:style-name="P4">
类型: Article</text:p>
      <!--METADATA-->
      <text:p text:style-name="P4">
<draw:frame draw:style-name="fr1" draw:name="Image84" text:anchor-type="as-char" svg:width="6.9236in" svg:height="3.956343in" draw:z-index="0">
<draw:image xlink:href="../Images/yкринформ/2023-05-29T14-18-00-03-00/630_360_1685358702-683.jpg" xlink:type="simple" xlink:show="embed" xlink:actuate="onLoad" draw:mime-type="image/jpeg"/>
</draw:frame>
到了晚上，在库洛德诺夫卡村(Kholodnovidka)村，利维夫地区的一场大火发生在寄宿房，供老人的人送给老人，因此一名居民被杀，另一位居民住院。</text:p>
      <text:p text:style-name="P4">
关于它在[Facebook]中的报告(https://www.facebook.com/story.php?story_fbid=pfbid02uruPAbZvcHnvNM9cRnQouKQMAcYg1ViV5NZojCehCAYmxrGNWa9cofs3bgdwm4JWl&amp;id=100066466308802)据报道，乌克林福姆报道说，乌克兰地区SES的主要局长的新闻服务。</text:p>
      <text:p text:style-name="P4">
“一名年长的妇女出生于1939年，在[LVIV]的第八城市临床医院的Stanister严重程度住院(https://www.ukrinform.ua/tag-lviv)。 在大火所在地发现了一个女人的尸体。</text:p>
      <text:p text:style-name="P4">
SESA告知，在寄宿房中为村庄里的人们发生火灾的报道。 街上利沃夫区的Kholodnovka。 戒指于5月29日在02:32雕刻。 火在木制凉亭10x7 m中燃烧，该木凉亭是在寄宿房的三座砖建筑中建造的。</text:p>
      <text:p text:style-name="P4">
由于烟雾浓烟，消防员在特殊设备中工作，以保护呼吸和视力的器官。 大火时，建筑物中有28名老人。该机构的两名人员。 救援人员将27人带到医生中进行新鲜空气检查。</text:p>
      <text:p text:style-name="P4">
*!(https://www.ukrinform.ua/rubric-regions/3711936-na-poltavsini-zagasili-pozezu-v-benzovozi-za-dopomogou-robotizovanoi-sistemi.html)在03:27，大火被定位，并在03:41被淘汰，作为五个链接的一部分。 大火摧毁了120平方米的餐厅里的木制凉亭和厨房设备。 在6 m正方形的面积上损坏了干凉亭。</text:p>
      <text:p text:style-name="P4">
事件的原因和情况是由执法部门确定的。</text:p>
      <text:p text:style-name="P4">
据报道，在利维夫地区Lipnikiwyavoriv地区的一栋公寓楼的一场大火中<text:a xlink:type="simple" xlink:href="https://www.facebook.com/LVIVDSNS/posts/pfbid024B4dNFE4PtsVJTTyoGbcSQoMFR4N4GcnDoaVm1tYA7RUpzFh5qymQZEgKdt9bLWPl" text:style-name="Internet_20_link" text:visited-style-name="Visited_20_Internet_20_Link">
遭受了夏季配偶</text:a>
. Небайдужі сусіди, зайшовши в середину, винесли на свіже повітря жінку безсвідомості та допомогли вийти чоловіку.</text:p>
      <text:p text:style-name="P4">
News Source: <text:a xlink:type="simple" xlink:href="https://www.ukrinform.ua/rubric-regions/3715592-na-lvivsini-stalasa-pozeza-u-pansionati-dla-litnih-zaginula-zinka.html" text:style-name="Internet_20_link" text:visited-style-name="Visited_20_Internet_20_Link">
https://www.ukrinform.ua/rubric-regions/3715592-na-lvivsini-stalasa-pozeza-u-pansionati-dla-litnih-zaginula-zinka.html</text:a>
</text:p>
      <!--NEWS-->
      <text:h text:style-name="P10" text:outline-level="1">
<text:span text:style-name="T4">
担保基金将再次尝试出售麦哲伦购物中心</text:span>
</text:h>
      <text:p text:style-name="P4">
作者: Ukrinform (Person)</text:p>
      <text:p text:style-name="P4">
出版商: Укринформ (Organization)</text:p>
      <text:p text:style-name="P4">
出版时间: 2023-05-29T14:23:25+03:00</text:p>
      <text:p text:style-name="P4">
修改时间: 2023-05-29T14:23:25+03:00</text:p>
      <text:p text:style-name="P4">
描述: 待售的存款担保基金由麦哲伦购物中心设定，拍卖将于6月8日举行。  - 乌克林。</text:p>
      <text:p text:style-name="P4">
图片: ['<text:a xlink:type="simple" xlink:href="https://static.ukrinform.com/photos/2023_03/thumb_files/630_360_1680082953-154.jpg" text:style-name="Internet_20_link" text:visited-style-name="Visited_20_Internet_20_Link">
630_360_16800...</text:a>
']</text:p>
      <text:p text:style-name="P4">
标签: ['Аукціон', 'Фонд гарантування', 'Київ', 'ТРЦ']</text:p>
      <text:p text:style-name="P4">
类型: Article</text:p>
      <!--METADATA-->
      <text:p text:style-name="P4">
<draw:frame draw:style-name="fr1" draw:name="Image86" text:anchor-type="as-char" svg:width="6.9236in" svg:height="3.956343in" draw:z-index="0">
<draw:image xlink:href="../Images/yкринформ/2023-05-29T14-23-25-03-00/630_360_1680082953-154.jpg" xlink:type="simple" xlink:show="embed" xlink:actuate="onLoad" draw:mime-type="image/jpeg"/>
</draw:frame>
个人存款的资金由麦哲伦购物中心出售，拍卖将于6月8日举行。</text:p>
      <text:p text:style-name="P4">
根据乌克林福姆的报道，它报告了<text:a xlink:type="simple" xlink:href="https://www.fg.gov.ua/articles/54197-trc-magelan-u-kiyevi-znovu-na-torgah-aukcion---8-chervnya.html" text:style-name="Internet_20_link" text:visited-style-name="Visited_20_Internet_20_Link">
担保基金的新闻服务。</text:a>
“ Prozorro System。(https://www.ukrinform.ua/tag-fond-garantuvanna)。 该地段包括信贷协议，应收账款和服务对象(包括 - 麦哲伦贸易和娱乐中心)的要求权。</text:p>
      <text:p text:style-name="P4">
<text:span text:style-name="T4">
另请阅读：</text:span>
 <text:a xlink:type="simple" xlink:href="https://www.ukrinform.ua/rubric-economy/3691560-fond-garantuvanna-prodae-aktivi-bankiv-na-21-milarda-griven.html" text:style-name="Internet_20_link" text:visited-style-name="Visited_20_Internet_20_Link">
基金<text:span text:style-name="T4">
保证</text:span>
出售银行，以210万次的价格出售银行</text:a>
值得注意的是，一批待售的地段暴露于基辅的麦哲伦贸易和娱乐场所，面积超过28.5万平方米。 仪表。 TRPC建筑物可访问Teremki地铁站和高速公路的交叉侵犯。</text:p>
      <text:p text:style-name="P4">
批次的初始价格 -  UAH 4.983亿。</text:p>
      <text:p text:style-name="P4">
据报道，存款担保基金提供了与ProminVestbank和国际储备银行帐户相当于170亿的国家资金预算的特别基金。(前Sberbank).</text:p>
      <text:p text:style-name="P4">
News Source: <text:a xlink:type="simple" xlink:href="https://www.ukrinform.ua/rubric-economy/3715594-fond-garantuvanna-vkotre-sprobue-prodati-trc-magelan.html" text:style-name="Internet_20_link" text:visited-style-name="Visited_20_Internet_20_Link">
https://www.ukrinform.ua/rubric-economy/3715594-fond-garantuvanna-vkotre-sprobue-prodati-trc-magelan.html</text:a>
</text:p>
      <!--NEWS-->
      <text:h text:style-name="P10" text:outline-level="1">
<text:span text:style-name="T4">
Mbappe被认为是法国本赛季最好的足球运动员</text:span>
</text:h>
      <text:p text:style-name="P4">
作者: Ukrinform (Person)</text:p>
      <text:p text:style-name="P4">
出版商: Укринформ (Organization)</text:p>
      <text:p text:style-name="P4">
出版时间: 2023-05-29T14:24:04+03:00</text:p>
      <text:p text:style-name="P4">
修改时间: 2023-05-29T14:24:04+03:00</text:p>
      <text:p text:style-name="P4">
描述: Kilian Mbapp的PSG巴黎俱乐部被公认为是第一赛季法国足球锦标赛中最好的球员。  - 乌克林。</text:p>
      <text:p text:style-name="P4">
图片: ['<text:a xlink:type="simple" xlink:href="https://static.ukrinform.com/photos/2023_05/thumb_files/630_360_1685359325-763.jpg" text:style-name="Internet_20_link" text:visited-style-name="Visited_20_Internet_20_Link">
630_360_16853...</text:a>
']</text:p>
      <text:p text:style-name="P4">
标签: ['Франція', 'Футбол', 'Спорт']</text:p>
      <text:p text:style-name="P4">
类型: Article</text:p>
      <!--METADATA-->
      <text:p text:style-name="P4">
<draw:frame draw:style-name="fr1" draw:name="Image87" text:anchor-type="as-char" svg:width="6.9236in" svg:height="3.956343in" draw:z-index="0">
<draw:image xlink:href="../Images/yкринформ/2023-05-29T14-24-04-03-00/630_360_1685359325-763.jpg" xlink:type="simple" xlink:show="embed" xlink:actuate="onLoad" draw:mime-type="image/jpeg"/>
</draw:frame>
PSG PSG俱乐部Kilian Mbappe被认为是法国足球冠军联赛第一赛季最佳球员。</text:p>
      <text:p text:style-name="P4">
这次他绕过了<text:a xlink:type="simple" xlink:href="https://twitter.com/Ligue1_ENG" text:style-name="Internet_20_link" text:visited-style-name="Visited_20_Internet_20_Link">
队友</text:a>
乌克林福姆报道，Lionel Messi，Laisa Laisa Alexa Fafana球员以及乔纳森·戴维(Jonathan David)的莉莉(Lily)足球运动员。</text:p>
      <text:p text:style-name="P4">
在MBAPP锦标赛的最后一场比赛中以28个进球之前，联赛1的名单已经领先。</text:p>
      <text:p text:style-name="P4">
<text:span text:style-name="T4">
另请阅读：</text:span>
 <text:a xlink:type="simple" xlink:href="https://www.ukrinform.ua/rubric-sports/3696468-mbappe-stav-najkrasim-bombardirom-psz-v-istorii-cempionatu-francii.html" text:style-name="Internet_20_link" text:visited-style-name="Visited_20_Internet_20_Link">
<text:span text:style-name="T4">
 mbappe </text:span>
成为法国历史历史上最好的得分手“ PSG”</text:a>
“ PSG”提前在联赛中获胜，上周六与“ Strasbur”一起绘画-1：1。</text:p>
      <text:p text:style-name="P4">
第二个是由法国兰斯(Lans France)完成的，第三名是马赛。</text:p>
      <text:p text:style-name="P4">
照片：psgtalk.com。</text:p>
      <text:p text:style-name="P4">
News Source: <text:a xlink:type="simple" xlink:href="https://www.ukrinform.ua/rubric-sports/3715595-mbappe-ucetverte-pospil-viznali-najkrasim-futbolistom-sezonu-u-francii.html" text:style-name="Internet_20_link" text:visited-style-name="Visited_20_Internet_20_Link">
https://www.ukrinform.ua/rubric-sports/3715595-mbappe-ucetverte-pospil-viznali-najkrasim-futbolistom-sezonu-u-francii.html</text:a>
</text:p>
      <!--NEWS-->
      <text:h text:style-name="P10" text:outline-level="1">
<text:span text:style-name="T4">
丹麦将乌克兰支持基金的资金增加了26亿美元 -  Zelensky感谢</text:span>
</text:h>
      <text:p text:style-name="P4">
作者: Ukrinform (Person)</text:p>
      <text:p text:style-name="P4">
出版商: Укринформ (Organization)</text:p>
      <text:p text:style-name="P4">
出版时间: 2023-05-29T14:29:00+03:00</text:p>
      <text:p text:style-name="P4">
修改时间: 2023-05-29T14:29:00+03:00</text:p>
      <text:p text:style-name="P4">
描述: 乌克兰沃迪米尔·泽伦斯基（Ukraine Volodymyr Zelensky）总统对议会和丹麦政府表示感谢，决定将基金的资金增加26亿美元。  - 乌克林。</text:p>
      <text:p text:style-name="P4">
图片: ['<text:a xlink:type="simple" xlink:href="https://static.ukrinform.com/photos/2023_05/thumb_files/630_360_1685041512-288.jpeg" text:style-name="Internet_20_link" text:visited-style-name="Visited_20_Internet_20_Link">
630_360_16850...</text:a>
']</text:p>
      <text:p text:style-name="P4">
标签: ['Данія', 'Гроші', 'Зеленський']</text:p>
      <text:p text:style-name="P4">
类型: Article</text:p>
      <!--METADATA-->
      <text:p text:style-name="P4">
<draw:frame draw:style-name="fr1" draw:name="Image88" text:anchor-type="as-char" svg:width="6.9236in" svg:height="3.956343in" draw:z-index="0">
<draw:image xlink:href="../Images/yкринформ/2023-05-29T14-29-00-03-00/630_360_1685041512-288.jpeg" xlink:type="simple" xlink:show="embed" xlink:actuate="onLoad" draw:mime-type="image/jpeg"/>
</draw:frame>
沃迪米尔·泽伦斯基(Volodymyr Zelensky)的总统乌克兰对议会和丹麦政府表示感谢，将该基金的资金增加26亿美元。</text:p>
      <text:p text:style-name="P4">
根据乌克林福姆的说法，他在[Twitter]中报道(https://twitter.com/zelenskyyua/status/1663138895926636545?s=46&amp;t=4A6ZMFI1o9RLENTQ4-kYTw&amp;fbclid=IwAR1U0oEaXj936l2qPQ5iIQJgBnylt-CR2LzGMp9OEQnRTVCpi8WEd-y9GUM)。</text:p>
      <text:p text:style-name="P4">
他写道：“我感谢议会，丹麦政府和丹麦人民决定将这笔基金增加26亿美元的决定。”</text:p>
      <text:p text:style-name="P4">
<text:span text:style-name="T4">
另请阅读：</text:span>
 <text:a xlink:type="simple" xlink:href="https://www.ukrinform.ua/rubric-polytics/3714726-ukraina-stane-odnieu-z-klucovih-krain-evrosouzu-i-nato-eksposol-ssa-v-rosii-makfol.html" text:style-name="Internet_20_link" text:visited-style-name="Visited_20_Internet_20_Link">
乌克兰将成为欧盟和北约 - 北约北约股票的关键国家之一</text:a>
Zelensky强调，这种有形的贡献将加剧乌克兰武装力量在短期和中期犯罪者中的战斗能力。 “我们的力量是团结的!”他补充说。</text:p>
      <text:p text:style-name="P4">
反过来，乌克兰国防部长Alexei Reznikov也<text:a xlink:type="simple" xlink:href="https://twitter.com/oleksiireznikov/status/1663208377290305538" text:style-name="Internet_20_link" text:visited-style-name="Visited_20_Internet_20_Link">
表达康复</text:a>
керівництву Данії за непохитну підтримку України.</text:p>
      <text:p text:style-name="P4">
"Вдячний прем’єр-міністерці Данії Метте Фредеріксен, в.о. міністра оборониТрольсу Лунду Пульсену і данському уряду за схвалення додаткової військовоїдопомоги на суму 2,6 мільярда доларів США для України для зміцнення їїобороноздатності.</text:p>
      <text:p text:style-name="P4">
Дякуємо народу Данії за непохитну підтримку!Вперед до нашої спільноїПеремоги!» — написав Резніков.</text:p>
      <text:p text:style-name="P4">
Як повідомляв Укрінформ, наприкінці травня <text:a xlink:type="simple" xlink:href="https://www.ukrinform.ua/rubric-economy/3715002-dania-stvorila-investicijnij-fond-dla-ukraini-na-133-miljoni.html" text:style-name="Internet_20_link" text:visited-style-name="Visited_20_Internet_20_Link">
 Данія запустила спеціальнийінвестиційний фонд для України </text:a>
总共有10亿丹麦王冠，约为1.33亿美元。  照片：作品</text:p>
      <text:p text:style-name="P4">
News Source: <text:a xlink:type="simple" xlink:href="https://www.ukrinform.ua/rubric-polytics/3715600-dania-zbilsila-finansuvanna-fondu-pidtrimki-ukraini-na-26-milarda-zelenskij-podakuvav.html" text:style-name="Internet_20_link" text:visited-style-name="Visited_20_Internet_20_Link">
https://www.ukrinform.ua/rubric-polytics/3715600-dania-zbilsila-finansuvanna-fondu-pidtrimki-ukraini-na-26-milarda-zelenskij-podakuvav.html</text:a>
</text:p>
      <!--NEWS-->
      <text:h text:style-name="P10" text:outline-level="1">
<text:span text:style-name="T4">
来自IGLA-1 MSC的国民警卫队击倒了她晚上飞往基辅的火箭</text:span>
</text:h>
      <text:p text:style-name="P4">
作者: Ukrinform (Person)</text:p>
      <text:p text:style-name="P4">
出版商: Укринформ (Organization)</text:p>
      <text:p text:style-name="P4">
出版时间: 2023-05-29T14:30:00+03:00</text:p>
      <text:p text:style-name="P4">
修改时间: 2023-05-29T14:30:00+03:00</text:p>
      <text:p text:style-name="P4">
描述: 乌克兰国民警卫队的战斗机已从便携式防空导弹综合大楼“ Igla-1”射击了俄罗斯导弹。  - 乌克林。</text:p>
      <text:p text:style-name="P4">
图片: ['<text:a xlink:type="simple" xlink:href="https://static.ukrinform.com/photos/2023_05/thumb_files/630_360_1685359675-788.jpeg" text:style-name="Internet_20_link" text:visited-style-name="Visited_20_Internet_20_Link">
630_360_16853...</text:a>
']</text:p>
      <text:p text:style-name="P4">
标签: ['Нацгвардія', 'Ракета', 'Київ', 'Війна з Росією']</text:p>
      <text:p text:style-name="P4">
类型: Article</text:p>
      <!--METADATA-->
      <text:p text:style-name="P4">
<draw:frame draw:style-name="fr1" draw:name="Image89" text:anchor-type="as-char" svg:width="6.9236in" svg:height="3.956343in" draw:z-index="0">
<draw:image xlink:href="../Images/yкринформ/2023-05-29T14-30-00-03-00/630_360_1685359675-788.jpeg" xlink:type="simple" xlink:show="embed" xlink:actuate="onLoad" draw:mime-type="image/jpeg"/>
</draw:frame>
乌克兰的战斗机后卫从便携式防空导弹综合大楼“ Igla-1”击倒了俄罗斯导弹。</text:p>
      <text:p text:style-name="P4">
根据乌克林福姆的说法，国民警卫队在[电报]中报告说。(https://t.me/ngu_war_for_peace/10541)“在5月29日晚上，敌人进行了又一次巨大的火箭弹。 但是，所有空气目标均已发现并处置了乌克兰西拉斯(Air Defense)<text:a xlink:type="simple" xlink:href="https://www.ukrinform.ua/tag-ppo" text:style-name="Internet_20_link" text:visited-style-name="Visited_20_Internet_20_Link">
防空</text:a>
”， - 消息读取。</text:p>
      <text:p text:style-name="P4">
其中一枚火箭被监护人击倒，伪造的Psemon是Bureviy Burevie Brigade的反飞行导弹 - 武装部队的士兵。</text:p>
      <text:p text:style-name="P4">
国民警卫队指出，他最近5月9日中和基辅附近的一笔财富。 同一天晚上3:20，一名20岁的军队开了一名20岁士兵。</text:p>
      <text:p text:style-name="P4">
<text:span text:style-name="T4">
另请阅读：</text:span>
 <text:a xlink:type="simple" xlink:href="https://www.ukrinform.ua/rubric-ato/3715413-unoci-sili-ppo-znisili-67-povitranih-cilej-zaluznij.html" text:style-name="Internet_20_link" text:visited-style-name="Visited_20_Internet_20_Link">
晚上空中国防军摧毁了67个空气目的-Zaluzhny</text:a>
“这次捕获目标更加困难，因为它仍然足够黑。 Alterace自言自语。 意识和喜悦的情绪甚至比第一次更多。 我知道这不仅是一枚被淘汰的火箭，而且挽救了生命，”国民警卫队说。</text:p>
      <text:p text:style-name="P4">
据乌克林福姆报道，在5月29日晚上，基辅遭到了无人机塔拉克塔雷克斯X-101/555的袭击，但是<text:a xlink:type="simple" xlink:href="https://www.ukrinform.ua/rubric-society/3715380-raketna-ataka-na-stolicu-sili-ppo-znisili-ponad-40-povitranih-cilej-bez-vlucan.html" text:style-name="Internet_20_link" text:visited-style-name="Visited_20_Internet_20_Link">
空军部队摧毁了40多个空中用途</text:a>
。 命中不是。</text:p>
      <text:p text:style-name="P4">
_foto：国民警卫队</text:p>
      <text:p text:style-name="P4">
News Source: <text:a xlink:type="simple" xlink:href="https://www.ukrinform.ua/rubric-kyiv/3715601-nacgvardiec-iz-pzrk-igla1-zbiv-raketu-so-vnoci-letila-na-kiiv.html" text:style-name="Internet_20_link" text:visited-style-name="Visited_20_Internet_20_Link">
https://www.ukrinform.ua/rubric-kyiv/3715601-nacgvardiec-iz-pzrk-igla1-zbiv-raketu-so-vnoci-letila-na-kiiv.html</text:a>
</text:p>
      <!--NEWS-->
      <text:h text:style-name="P10" text:outline-level="1">
<text:span text:style-name="T4">
俄罗斯人将安全气囊放在托莱斯克（Toretsk）上 - 一个被杀的人，九人受伤</text:span>
</text:h>
      <text:p text:style-name="P4">
作者: Ukrinform (Person)</text:p>
      <text:p text:style-name="P4">
出版商: Укринформ (Organization)</text:p>
      <text:p text:style-name="P4">
出版时间: 2023-05-29T14:32:00+03:00</text:p>
      <text:p text:style-name="P4">
修改时间: 2023-05-29T14:32:00+03:00</text:p>
      <text:p text:style-name="P4">
描述: 在Toretsk Donetsk地区，入侵者将安全气囊放在加油站和行政大楼上，导致1人死亡，9人受伤。  - 乌克林。</text:p>
      <text:p text:style-name="P4">
图片: ['<text:a xlink:type="simple" xlink:href="https://static.ukrinform.com/photos/2023_05/thumb_files/630_360_1685359830-1172.jpeg" text:style-name="Internet_20_link" text:visited-style-name="Visited_20_Internet_20_Link">
630_360_16853...</text:a>
']</text:p>
      <text:p text:style-name="P4">
标签: ['Донеччина', 'Обстріл', 'Російська авіація', 'Бомба', 'Війна з Росією']</text:p>
      <text:p text:style-name="P4">
类型: Article</text:p>
      <!--METADATA-->
      <text:p text:style-name="P4">
<draw:frame draw:style-name="fr1" draw:name="Image90" text:anchor-type="as-char" svg:width="6.9236in" svg:height="3.956343in" draw:z-index="0">
<draw:image xlink:href="../Images/yкринформ/2023-05-29T14-32-00-03-00/630_360_1685359830-1172.jpeg" xlink:type="simple" xlink:show="embed" xlink:actuate="onLoad" draw:mime-type="image/jpeg"/>
</draw:frame>
Utoretsky Donetsk地区入侵了加油站和行政大楼的安全气囊，导致1人死亡，9人受伤。</text:p>
      <text:p text:style-name="P4">
在<text:a xlink:type="simple" xlink:href="https://www.facebook.com/don.gp.gov.ua/posts/pfbid02j43BJX2fcEZX9FfMLXdo6yBVgZc4NDJo5zErMvrTwXhJDvWcPeAMiepvDfAqCMyPl" text:style-name="Internet_20_link" text:visited-style-name="Visited_20_Internet_20_Link">
Facebook</text:a>
乌克林福姆报道说，顿涅茨克地区检察官办公室报道。</text:p>
      <text:p text:style-name="P4">
“ 2023年5月29日，大约11:30，俄罗斯军队再次在托莱斯克开火，可能是Fab-250。 其中一架飞机在当地的加油站亲吻，导致一名28岁的工人。 此外，根据初步数据，他们受到不同程度的严重性8平民伤害：6名妇女和2名男性。”</text:p>
      <text:p text:style-name="P4">
</text:p>
      <text:p text:style-name="P4">
<text:a xlink:type="simple" xlink:href="https://static.ukrinform.com/photos/2023_05/1685359830-2244.jpeg" text:style-name="Internet_20_link" text:visited-style-name="Visited_20_Internet_20_Link">
 </text:a>
 <text:a xlink:type="simple" xlink:href="https://static.ukrinform.com/photos/2023_05/1685359830-2290.jpeg" text:style-name="Internet_20_link" text:visited-style-name="Visited_20_Internet_20_Link">
</text:a>
 <text:a xlink:type="simple" xlink:href="https://static.ukrinform.com/photos/2023_05/1685359830-1721.jpeg" text:style-name="Internet_20_link" text:visited-style-name="Visited_20_Internet_20_Link">
</text:a>
 <text:a xlink:type="simple" xlink:href="https://static.ukrinform.com/photos/2023_05/1685359830-2646.jpeg" text:style-name="Internet_20_link" text:visited-style-name="Visited_20_Internet_20_Link">
</text:a>
 <text:a xlink:type="simple" xlink:href="https://static.ukrinform.com/photos/2023_05/1685359830-1172.jpeg" text:style-name="Internet_20_link" text:visited-style-name="Visited_20_Internet_20_Link">
<draw:frame draw:style-name="fr1" draw:name="Image96" text:anchor-type="as-char" svg:width="6.9236in" svg:height="3.956343in" draw:z-index="0">
<draw:image xlink:href="../Images/yкринформ/2023-05-29T14-32-00-03-00/630_360_1685359830-1172.jpeg" xlink:type="simple" xlink:show="embed" xlink:actuate="onLoad" draw:mime-type="image/jpeg"/>
</draw:frame>
</text:a>
 <text:a xlink:type="simple" xlink:href="https://static.ukrinform.com/photos/2023_05/1685359830-8901.jpeg" text:style-name="Internet_20_link" text:visited-style-name="Visited_20_Internet_20_Link">
</text:a>
根据检察官办公室的说法，第二枚炸弹落在行政大楼上。由于爆炸，当地居民受伤。</text:p>
      <text:p text:style-name="P4">
<text:span text:style-name="T4">
另请阅读：</text:span>
 <text:a xlink:type="simple" xlink:href="https://www.ukrinform.ua/rubric-ato/3715591-vorog-vipustiv-po-kiivsini-11-balisticnih-i-krilatih-raket-iskander-ppo-znisila-vsi-cili.html" text:style-name="Internet_20_link" text:visited-style-name="Visited_20_Internet_20_Link">
敌人在基夫地区发布了11个弹道和有翼的“ Iskander”  - 防空摧毁了所有目标</text:a>
据指出，袭击损害了加油站，银行，培训和道路运输的场所。</text:p>
      <text:p text:style-name="P4">
检察官办公室强调，救援人员和执法人员在地面上工作，最终的受害者数量。<text:span text:style-name="T4">
另请阅读：</text:span>
 <text:a xlink:type="simple" xlink:href="https://www.ukrinform.ua/rubric-ato/3715536-vorog-vdariv-po-gromadi-na-dnipropetrovsini-odin-zagiblij-sered-poranenih-ditina.html" text:style-name="Internet_20_link" text:visited-style-name="Visited_20_Internet_20_Link">
敌人击中社区<text:span text:style-name="T4">
 dniprope </text:span>
 trovshchyna：单身，受伤中的人 - 宝贝</text:a>
据报道，<text:a xlink:type="simple" xlink:href="https://www.ukrinform.ua/rubric-ato/3715551-sistnadcata-rosijska-ataka-za-traven-poperedno-usi-cili-nad-kievom-znisili.html" text:style-name="Internet_20_link" text:visited-style-name="Visited_20_Internet_20_Link">
大约11:30俄罗斯军队用OTRC“ Iskander”袭击了陆地基地的Kyivshchyna地区和有翼的景观</text:a>
。 总共释放了11枚北方方向的火箭。 防空力量都是一般的。</text:p>
      <text:p text:style-name="P4">
News Source: <text:a xlink:type="simple" xlink:href="https://www.ukrinform.ua/rubric-ato/3715605-rosiani-skinuli-aviabombi-na-toreck-zaginula-ludina-devatero-poraneni.html" text:style-name="Internet_20_link" text:visited-style-name="Visited_20_Internet_20_Link">
https://www.ukrinform.ua/rubric-ato/3715605-rosiani-skinuli-aviabombi-na-toreck-zaginula-ludina-devatero-poraneni.html</text:a>
</text:p>
      <!--NEWS-->
      <text:h text:style-name="P10" text:outline-level="1">
<text:span text:style-name="T4">
Melitopol报道的爆炸</text:span>
</text:h>
      <text:p text:style-name="P4">
作者: liveuamap (Language: en)</text:p>
      <text:p text:style-name="P4">
时间: 2023-05-29T14:36:48</text:p>
      <text:p text:style-name="P4">
地点: Melitopol (Latitude:46.87686 Longtitude:35.32036)</text:p>
      <text:p text:style-name="P4">
视频: []</text:p>
      <text:p text:style-name="P4">
图片: []</text:p>
      <text:p text:style-name="P4">
标签: []</text:p>
      <text:p text:style-name="P4">
Id: 22566329</text:p>
      <!--METADATA-->
      <text:p text:style-name="P4">
Melitopol报道的爆炸</text:p>
      <text:p text:style-name="P4">
新闻集链接：<text:a xlink:type="simple" xlink:href="https://liveuamap.com/en/2023/29-may-explosions-reported-in-melitopol-" text:style-name="Internet_20_link" text:visited-style-name="Visited_20_Internet_20_Link">
https://liveuamap.com/en/2023/29-may-explosions-reported-in-melitopol-</text:a>
</text:p>
      <text:p text:style-name="P4">
News Source: <text:a xlink:type="simple" xlink:href="https://t.me/rusbrief/121405" text:style-name="Internet_20_link" text:visited-style-name="Visited_20_Internet_20_Link">
https://t.me/rusbrief/121405</text:a>
</text:p>
      <!--NEWS-->
      <text:h text:style-name="P10" text:outline-level="1">
<text:span text:style-name="T4">
Zelensky与柬埔寨总理进行了交谈 - 谈论需求</text:span>
</text:h>
      <text:p text:style-name="P4">
作者: Ukrinform (Person)</text:p>
      <text:p text:style-name="P4">
出版商: Укринформ (Organization)</text:p>
      <text:p text:style-name="P4">
出版时间: 2023-05-29T14:41:34+03:00</text:p>
      <text:p text:style-name="P4">
修改时间: 2023-05-29T14:41:34+03:00</text:p>
      <text:p text:style-name="P4">
描述: 乌克兰沃罗迪米尔·泽伦斯基（Volodymyr Zelensky）总统与柬埔寨总理匈奴（Hun Saint）进行了电话交谈，并表示希望由这个国家的乌克兰矿山专家继续准备。  - 乌克林。</text:p>
      <text:p text:style-name="P4">
图片: ['<text:a xlink:type="simple" xlink:href="https://static.ukrinform.com/photos/2023_05/thumb_files/630_360_1685360410-133.jpg" text:style-name="Internet_20_link" text:visited-style-name="Visited_20_Internet_20_Link">
630_360_16853...</text:a>
']</text:p>
      <text:p text:style-name="P4">
标签: ['Розмінування', 'Камбоджа', 'Зеленський']</text:p>
      <text:p text:style-name="P4">
类型: Article</text:p>
      <!--METADATA-->
      <text:p text:style-name="P4">
<draw:frame draw:style-name="fr1" draw:name="Image98" text:anchor-type="as-char" svg:width="6.9236in" svg:height="3.956343in" draw:z-index="0">
<draw:image xlink:href="../Images/yкринформ/2023-05-29T14-41-34-03-00/630_360_1685360410-133.jpg" xlink:type="simple" xlink:show="embed" xlink:actuate="onLoad" draw:mime-type="image/jpeg"/>
</draw:frame>
Volodymyr Zelensky的总统乌克兰人与总理Kombodzhi Hun Saint进行了电话交谈，并表示希望继续准备乌克兰矿山专家。</text:p>
      <text:p text:style-name="P4">
正如乌克林福姆报道的那样，Zelensky在[Telegram]中报道了这一点(https://t.me/V_Zelenskiy_official/6403?fbclid=IwAR0-0OizafNcjg1aY6s8LAL4o45JebNWxR48I_ZSwQzEB2Gj1-6ZFi2f0u0).</text:p>
      <text:p text:style-name="P4">
“Провів телефонну розмову з премʼєр-міністром Камбоджі Хун Сеном. Дякую запринципову позицію щодо підтримки суверенітету та територіальної цілісностіУкраїни”, - зазначив Зеленський.</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总统强调说：“我注意到乌克兰矿山专家的Camboda的准备。我要继续进行这种合作。”</text:p>
      <text:p text:style-name="P4">
他还向总理告知了乌克兰和平公式，并邀请坎布巴加入其实施的特定步骤。</text:p>
      <text:p text:style-name="P4">
正如乌克林福姆报道的那样，乌克兰救援人员掌握了阿里斯的新阿里斯传播。</text:p>
      <text:p text:style-name="P4">
照片：作品</text:p>
      <text:p text:style-name="P4">
News Source: <text:a xlink:type="simple" xlink:href="https://www.ukrinform.ua/rubric-polytics/3715607-zelenskij-proviv-rozmovu-z-premerom-kambodzi-govorili-pro-rozminuvanna.html" text:style-name="Internet_20_link" text:visited-style-name="Visited_20_Internet_20_Link">
https://www.ukrinform.ua/rubric-polytics/3715607-zelenskij-proviv-rozmovu-z-premerom-kambodzi-govorili-pro-rozminuvanna.html</text:a>
</text:p>
      <!--NEWS-->
      <text:h text:style-name="P10" text:outline-level="1">
<text:span text:style-name="T4">
在利马国防军中，国防军摧毁了俄罗斯人的组成</text:span>
</text:h>
      <text:p text:style-name="P4">
作者: Ukrinform (Person)</text:p>
      <text:p text:style-name="P4">
出版商: Укринформ (Organization)</text:p>
      <text:p text:style-name="P4">
出版时间: 2023-05-29T14:43:58+03:00</text:p>
      <text:p text:style-name="P4">
修改时间: 2023-05-29T14:43:58+03:00</text:p>
      <text:p text:style-name="P4">
描述: 乌克兰的捍卫者摧毁了河口中俄罗斯人的组成。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ВС', 'Лиман', 'Війна з Росією']</text:p>
      <text:p text:style-name="P4">
类型: Article</text:p>
      <!--METADATA-->
      <text:p text:style-name="P4">
<draw:frame draw:style-name="fr1" draw:name="Image99" text:anchor-type="as-char" svg:width="6.9236in" svg:height="3.956343in" draw:z-index="0">
<draw:image xlink:href="../Images/yкринформ/2023-05-29T14-43-58-03-00/630_360_1669987737-966.jpg" xlink:type="simple" xlink:show="embed" xlink:actuate="onLoad" draw:mime-type="image/jpeg"/>
</draw:frame>
乌克兰的尊敬摧毁了俄罗斯人在莱曼方向的组成。</text:p>
      <text:p text:style-name="P4">
关于<text:a xlink:type="simple" xlink:href="https://t.me/mvs_ukraine/25728" text:style-name="Internet_20_link" text:visited-style-name="Visited_20_Internet_20_Link">
电报</text:a>
乌克林福姆报道，内政部目前的服务告知。</text:p>
      <text:p text:style-name="P4">
“ -1入侵者在河口方向的军事组成。 内政部说：“空中情报边防部队和武装部队炮兵表现出色。”</text:p>
      <text:p text:style-name="P4">
视频：<text:a xlink:type="simple" xlink:href="https://t.me/DPSUkr/11502" text:style-name="Internet_20_link" text:visited-style-name="Visited_20_Internet_20_Link">
DPSU</text:a>
据报道，5月28日，运营战略团体“塔夫里亚”将军的指挥官奥莱克桑德·塔尔纳夫斯基(Oleksandr Tarnavsky)表示，纳斯塔夫里斯基(Nastavriysky)方向的防御力量每天在敌人的嘴上被摧毁，军事设备8单位和三个弹药。</text:p>
      <text:p text:style-name="P4">
照片说明性</text:p>
      <text:p text:style-name="P4">
News Source: <text:a xlink:type="simple" xlink:href="https://www.ukrinform.ua/rubric-ato/3715610-na-limanskomu-napramku-sili-oboroni-znisili-sklad-rosian.html" text:style-name="Internet_20_link" text:visited-style-name="Visited_20_Internet_20_Link">
https://www.ukrinform.ua/rubric-ato/3715610-na-limanskomu-napramku-sili-oboroni-znisili-sklad-rosian.html</text:a>
</text:p>
      <!--NEWS-->
      <text:h text:style-name="P10" text:outline-level="1">
<text:span text:style-name="T4">
乌克兰将能够通过下一个加热季节而没有气体进口-Chernyshov</text:span>
</text:h>
      <text:p text:style-name="P4">
作者: Ukrinform (Person)</text:p>
      <text:p text:style-name="P4">
出版商: Укринформ (Organization)</text:p>
      <text:p text:style-name="P4">
出版时间: 2023-05-29T14:51:00+03:00</text:p>
      <text:p text:style-name="P4">
修改时间: 2023-05-29T14:51:00+03:00</text:p>
      <text:p text:style-name="P4">
描述: 乌克兰Alexey Alexey Chernyshov董事会主席认为，乌克兰将能够在没有天然气进口的情况下通过2023-2024的暖气季。  - 乌克林。</text:p>
      <text:p text:style-name="P4">
图片: ['<text:a xlink:type="simple" xlink:href="https://static.ukrinform.com/photos/2021_09/thumb_files/630_360_1631721310-755.jpg" text:style-name="Internet_20_link" text:visited-style-name="Visited_20_Internet_20_Link">
630_360_16317...</text:a>
']</text:p>
      <text:p text:style-name="P4">
标签: ['Газ', 'Нафтогаз', 'Опалювальний сезон', 'Чернишов']</text:p>
      <text:p text:style-name="P4">
类型: Article</text:p>
      <!--METADATA-->
      <text:p text:style-name="P4">
<draw:frame draw:style-name="fr1" draw:name="Image100" text:anchor-type="as-char" svg:width="6.9236in" svg:height="3.956343in" draw:z-index="0">
<draw:image xlink:href="../Images/yкринформ/2023-05-29T14-51-00-03-00/630_360_1631721310-755.jpg" xlink:type="simple" xlink:show="embed" xlink:actuate="onLoad" draw:mime-type="image/jpeg"/>
</draw:frame>
乌克兰Naftogaz董事长Oleksiy Chernyshov认为，乌克兰将能够擦去2023  -  2024年暖气季，而无需燃气进口。</text:p>
      <text:p text:style-name="P4">
他在接受NV的采访中讲述了有关[Naftogaz Press Service的乌克林福姆报道。 这是给出的(https://www.naftogaz.com/interviews/ukraine-will-become-the-power-bank-of-europe-interview-for-nv)“在2023年，我们计划生产135亿立方米的天然气。我们也有一些很棒的私人额外气体。今年，乌克兰天然气(供暖季节)很多(https://www.ukrinform.ua/tag-opaluvalnij-sezon)2023-2024没有进口。”他说。</text:p>
      <text:p text:style-name="P4">
Chernyshov指出，军事风险仍然存在，因此北约族人加入了共同采购欧盟天然气的供应。 据他说，如果燃料事件的不利发展还不够，则该公司将能够迅速传达所需的卷。</text:p>
      <text:p text:style-name="P4">
<text:span text:style-name="T4">
另请阅读：</text:span>
 <text:a xlink:type="simple" xlink:href="https://www.ukrinform.ua/rubric-economy/3709829-ukraina-zdatna-stati-powerbank-evropi-cernisov.html" text:style-name="Internet_20_link" text:visited-style-name="Visited_20_Internet_20_Link">
乌克兰能够成为Powerbank“欧洲 -  <text:span text:style-name="T4">
 Chernyshov </text:span>
</text:a>
纳夫塔加兹(Naftogaz Head)说：“但是我再说一遍，这只是战争的一个因素。总的来说，乌克兰在确认的天然气储量中排名第二。我们最终必须开始利用这种潜力。”</text:p>
      <text:p text:style-name="P4">
正如乌克林福姆报道的那样，2023年5月上旬，naftogaz始于城市串[为下一个供暖季节2023/2024做准备。 这是给出的(https://www.ukrinform.ua/rubric-economy/3705356-naftogaz-gotuetsa-do-opaluvalnogo-sezonu-cernisov-zustrivsa-z-merami-mist.html)</text:p>
      <text:p text:style-name="P4">
News Source: <text:a xlink:type="simple" xlink:href="https://www.ukrinform.ua/rubric-economy/3715617-ukraina-zmoze-projti-nastupnij-opaluvalnij-sezon-bez-importu-gazu-cernisov.html" text:style-name="Internet_20_link" text:visited-style-name="Visited_20_Internet_20_Link">
https://www.ukrinform.ua/rubric-economy/3715617-ukraina-zmoze-projti-nastupnij-opaluvalnij-sezon-bez-importu-gazu-cernisov.html</text:a>
</text:p>
      <!--NEWS-->
      <text:h text:style-name="P10" text:outline-level="1">
<text:span text:style-name="T4">
杜达签署了有关调查俄罗斯影响波兰影响的法律</text:span>
</text:h>
      <text:p text:style-name="P4">
作者: Ukrinform (Person)</text:p>
      <text:p text:style-name="P4">
出版商: Укринформ (Organization)</text:p>
      <text:p text:style-name="P4">
出版时间: 2023-05-29T14:52:00+03:00</text:p>
      <text:p text:style-name="P4">
修改时间: 2023-05-29T14:52:00+03:00</text:p>
      <text:p text:style-name="P4">
描述: 波兰总统安德烈·杜达（Andrzej Duda）签署了一项法律，该法律在2007  -  2022年成立了国家对俄罗斯影响力的调查委员会，随后派出了该法律以考虑宪法法院。  - 乌克林。</text:p>
      <text:p text:style-name="P4">
图片: ['<text:a xlink:type="simple" xlink:href="https://static.ukrinform.com/photos/2023_02/thumb_files/630_360_1676662412-513.jpg" text:style-name="Internet_20_link" text:visited-style-name="Visited_20_Internet_20_Link">
630_360_16766...</text:a>
']</text:p>
      <text:p text:style-name="P4">
标签: ['Дуда', 'Польща', 'Закон', 'Росія']</text:p>
      <text:p text:style-name="P4">
类型: Article</text:p>
      <!--METADATA-->
      <text:p text:style-name="P4">
<draw:frame draw:style-name="fr1" draw:name="Image101" text:anchor-type="as-char" svg:width="6.9236in" svg:height="3.956343in" draw:z-index="0">
<draw:image xlink:href="../Images/yкринформ/2023-05-29T14-52-00-03-00/630_360_1676662412-513.jpg" xlink:type="simple" xlink:show="embed" xlink:actuate="onLoad" draw:mime-type="image/jpeg"/>
</draw:frame>
Aradiaialpols Andrzej Duda签署了一项法律，该法律于2007  -  2022年成立了俄罗斯在波兰的俄罗斯影响力调查委员会，并在本法律之后派往宪法法院。</text:p>
      <text:p text:style-name="P4">
波兰国家的负责人在周一的乌扎尔哈维(Uzarhavi)的新闻发布会上说了这一点，他报告了自己的乌克林福姆记者。</text:p>
      <text:p text:style-name="P4">
据他介绍，俄罗斯在欧洲的影响造成了非洲大陆的动荡，其后果是俄罗斯对乌克兰，能源和非洲大陆的其他问题的侵略。 他认为，这些影响需要研究。 因此，他要求波兰总理Mateusha Moravetsky，以提出纳瓦拉委员会调查俄罗斯对俄罗斯影响的问题。</text:p>
      <text:p text:style-name="P4">
杜达强调：“我认为，这种委托应该在欧洲一级创建，以调查俄罗斯在欧洲机构的影响力。”</text:p>
      <text:p text:style-name="P4">
<text:span text:style-name="T4">
另请阅读：</text:span>
 <text:a xlink:type="simple" xlink:href="https://www.ukrinform.ua/rubric-world/3715474-sandu-proponue-stvoriti-v-moldovi-organ-dla-borotbi-z-rosijskou-propagandou.html" text:style-name="Internet_20_link" text:visited-style-name="Visited_20_Internet_20_Link">
<text:span text:style-name="T4">
 sandu </text:span>
提议在摩尔多瓦创建一个与俄罗斯宣传斗争的尸体</text:a>
RP总统强调，他决定签署一项有关2007  -  2022年在波兰州内部安全调查中建立俄罗斯影响力的法律。 他认为，波兰的公众舆论知道俄罗斯联邦对[波兰]政治生活的影响(https://www.ukrinform.ua/tag-polsa)在过去的二十年中。</text:p>
      <text:p text:style-name="P4">
“这就是为什么我也在波兰决定签署一项最近在波兰议会中接受的法律，该法律涉及建立一个特别州委员会，以调查俄罗斯对过去二十年来与波兰安全有关的方面的影响，”达达说。</text:p>
      <text:p text:style-name="P4">
同时，他补充说，然后他将向RP的宪法法院签署法律，以消除各种疑问，以免找到该文件。</text:p>
      <text:p text:style-name="P4">
<text:span text:style-name="T4">
另请阅读：</text:span>
 <text:a xlink:type="simple" xlink:href="https://www.ukrinform.ua/rubric-ato/3715540-u-polsi-ukrainski-vijskovi-opanovuut-navicki-dopomogi-poranenim.html" text:style-name="Internet_20_link" text:visited-style-name="Visited_20_Internet_20_Link">
在<text:span text:style-name="T4">
波兰</text:span>
和乌克兰军事掌握受伤者的援助技能</text:a>
</text:p>
      <text:p text:style-name="P4">
据报道，4月14日，Seimas批准了关于2007  -  2022年俄罗斯影响俄罗斯影响的国家调查委员会的法律。 随后，5月11日，参议院废除了这项法律。 但是，在5月26日，西马斯克服了反对派最大的参议院。</text:p>
      <text:p text:style-name="P4">
_照片：KPRP _</text:p>
      <text:p text:style-name="P4">
News Source: <text:a xlink:type="simple" xlink:href="https://www.ukrinform.ua/rubric-world/3715613-duda-pidpisav-zakon-pro-rozsliduvanna-rosijskih-vpliviv-u-polsi.html" text:style-name="Internet_20_link" text:visited-style-name="Visited_20_Internet_20_Link">
https://www.ukrinform.ua/rubric-world/3715613-duda-pidpisav-zakon-pro-rozsliduvanna-rosijskih-vpliviv-u-polsi.html</text:a>
</text:p>
      <!--NEWS-->
      <text:h text:style-name="P10" text:outline-level="1">
<text:span text:style-name="T4">
Vitaliy Sachko将在意大利的ATP锦标赛主要网格中演出</text:span>
</text:h>
      <text:p text:style-name="P4">
作者: Ukrinform (Person)</text:p>
      <text:p text:style-name="P4">
出版商: Укринформ (Organization)</text:p>
      <text:p text:style-name="P4">
出版时间: 2023-05-29T14:57:07+03:00</text:p>
      <text:p text:style-name="P4">
修改时间: 2023-05-29T14:57:07+03:00</text:p>
      <text:p text:style-name="P4">
描述: 乌克兰网球运动员维塔利·萨克科（Vitaliy Sachko）在意大利城市维肯兹（Vicenz）的ATP Challenger Tour 75获得了两次胜利，并获得了73,000个奖金。  - 乌克林。</text:p>
      <text:p text:style-name="P4">
图片: ['<text:a xlink:type="simple" xlink:href="https://static.ukrinform.com/photos/2023_05/thumb_files/630_360_1685360736-911.jpg" text:style-name="Internet_20_link" text:visited-style-name="Visited_20_Internet_20_Link">
630_360_16853...</text:a>
']</text:p>
      <text:p text:style-name="P4">
标签: ['Італія', 'Теніс', 'Збірна України', 'Чоловіки']</text:p>
      <text:p text:style-name="P4">
类型: Article</text:p>
      <!--METADATA-->
      <text:p text:style-name="P4">
<draw:frame draw:style-name="fr1" draw:name="Image102" text:anchor-type="as-char" svg:width="6.9236in" svg:height="3.956343in" draw:z-index="0">
<draw:image xlink:href="../Images/yкринформ/2023-05-29T14-57-07-03-00/630_360_1685360736-911.jpg" xlink:type="simple" xlink:show="embed" xlink:actuate="onLoad" draw:mime-type="image/jpeg"/>
</draw:frame>
乌克兰网球运动员维塔利·萨克科(Vitaliy Sachko)在意大利城市维肯兹(Vicenz)的Tournatpp Challenger Tour 75获得了两次胜利，并获得了73,000个奖金。</text:p>
      <text:p text:style-name="P4">
在Vitaliy的排位赛中(ATP 275)据报道，他赢得了两个意大利人。</text:p>
      <text:p text:style-name="P4">
在第一个圈子里，乌克兰击败了意大利网球运动员安德里亚·阿纳博尔迪(454)-6：4，6：2，在结局中-Giovanni Fonio(276)-6：4，7：6(7：1).</text:p>
      <text:p text:style-name="P4">
<text:span text:style-name="T4">
Читайте також:</text:span>
 <text:a xlink:type="simple" xlink:href="https://www.ukrinform.ua/rubric-sports/3715205-sacko-vijsov-u-final-kvalifikacii-na-turniri-atp-v-italii.html" text:style-name="Internet_20_link" text:visited-style-name="Visited_20_Internet_20_Link">
 <text:span text:style-name="T4">
Сачко</text:span>
 вийшов у фінал кваліфікації на турнірі ATP вІталії </text:a>
Sachko将在挑战者的主要网赛季的本赛季比赛。 他今年最好的成绩是他参加卢加诺锦标赛的四分之一决赛(瑞士)，礼来(法国)和莫雷洛斯(墨西哥).</text:p>
      <text:p text:style-name="P4">
Фото: btu.org.</text:p>
      <text:p text:style-name="P4">
News Source: <text:a xlink:type="simple" xlink:href="https://www.ukrinform.ua/rubric-sports/3715616-vitalij-sacko-vistupit-v-osnovnij-sitci-turniru-atp-v-italii.html" text:style-name="Internet_20_link" text:visited-style-name="Visited_20_Internet_20_Link">
https://www.ukrinform.ua/rubric-sports/3715616-vitalij-sacko-vistupit-v-osnovnij-sitci-turniru-atp-v-italii.html</text:a>
</text:p>
      <!--NEWS-->
      <text:h text:style-name="P10" text:outline-level="1">
<text:span text:style-name="T4">
到2027</text:span>
</text:h>
      <text:p text:style-name="P4">
作者: Ukrinform (Person)</text:p>
      <text:p text:style-name="P4">
出版商: Укринформ (Organization)</text:p>
      <text:p text:style-name="P4">
出版时间: 2023-05-29T14:58:03+03:00</text:p>
      <text:p text:style-name="P4">
修改时间: 2023-05-29T14:58:03+03:00</text:p>
      <text:p text:style-name="P4">
描述: 乌克兰乌克兰阿列克谢·切尼霍夫（Alexey Chernyshov）纳夫塔斯省董事会主席预测，到2027年，乌克兰将能够增加天然气的产量，从而成为欧洲联盟的重要出口商。  - 乌克林。</text:p>
      <text:p text:style-name="P4">
图片: ['<text:a xlink:type="simple" xlink:href="https://static.ukrinform.com/photos/2023_05/thumb_files/630_360_1685361355-191.jpg" text:style-name="Internet_20_link" text:visited-style-name="Visited_20_Internet_20_Link">
630_360_16853...</text:a>
']</text:p>
      <text:p text:style-name="P4">
标签: ['Євросоюз', 'Нафтогаз', 'Чернишов']</text:p>
      <text:p text:style-name="P4">
类型: Article</text:p>
      <!--METADATA-->
      <text:p text:style-name="P4">
<draw:frame draw:style-name="fr1" draw:name="Image103" text:anchor-type="as-char" svg:width="6.9236in" svg:height="3.956343in" draw:z-index="0">
<draw:image xlink:href="../Images/yкринформ/2023-05-29T14-58-03-03-00/630_360_1685361355-191.jpg" xlink:type="simple" xlink:show="embed" xlink:actuate="onLoad" draw:mime-type="image/jpeg"/>
</draw:frame>
乌克兰Naftogaz主席Oleksiy Chernyshov预测，乌克兰将能够在20127年增加天然气产量，成为欧盟天然气的重要出口商。</text:p>
      <text:p text:style-name="P4">
他在NV采访时向乌克林福姆(Ukrinform)提到了<text:a xlink:type="simple" xlink:href="https://www.naftogaz.com/interviews/ukraine-will-become-the-power-bank-of-europe-interview-for-nv" text:style-name="Internet_20_link" text:visited-style-name="Visited_20_Internet_20_Link">
Naftogaz Press Service</text:a>
。</text:p>
      <text:p text:style-name="P4">
“我们有一个雄心勃勃成为战后大陆的主要能源供应商之一。我相信，到2027年，我们有能力增加天然气，因此不仅可以满足我们自己的需求，而且还可以满足我们的需求在欧盟，俄罗斯的天然气不应该在那里。传统能源的消费是另一种选择。”他说。</text:p>
      <text:p text:style-name="P4">
<text:span text:style-name="T4">
另请阅读：</text:span>
 <text:a xlink:type="simple" xlink:href="https://www.ukrinform.ua/rubric-economy/3709829-ukraina-zdatna-stati-powerbank-evropi-cernisov.html" text:style-name="Internet_20_link" text:visited-style-name="Visited_20_Internet_20_Link">
乌克兰能够成为Powerbank“欧洲 -  <text:span text:style-name="T4">
 Chernyshov </text:span>
</text:a>
切尼霍夫指出，乌克兰还可以为欧洲合作伙伴提供约100亿立方米的米。 M用于在PSG中存储气体。 据他说，乌克兰天然气渔业是欧洲最大的渔业 - 超过310亿立方米。 m。</text:p>
      <text:p text:style-name="P4">
据报道，乌克兰的naftogaz打算将20123年的天然气产量提高10亿立方米。</text:p>
      <text:p text:style-name="P4">
从2023年初开始，JSC“ ukrgasvydobuvannya”已经开始运营7年的生产 - 每天超过1万立方米。</text:p>
      <text:p text:style-name="P4">
News Source: <text:a xlink:type="simple" xlink:href="https://www.ukrinform.ua/rubric-economy/3715618-ukraina-moze-do-2027-roku-stati-znacnim-eksporterom-gazu-do-es-cernisov.html" text:style-name="Internet_20_link" text:visited-style-name="Visited_20_Internet_20_Link">
https://www.ukrinform.ua/rubric-economy/3715618-ukraina-moze-do-2027-roku-stati-znacnim-eksporterom-gazu-do-es-cernisov.html</text:a>
</text:p>
      <!--NEWS-->
      <text:h text:style-name="P10" text:outline-level="1">
<text:span text:style-name="T4">
在Dnipropetrovsk中打击：区域理事会负责人讲述了受害者和破坏</text:span>
</text:h>
      <text:p text:style-name="P4">
作者: Ukrinform (Person)</text:p>
      <text:p text:style-name="P4">
出版商: Укринформ (Organization)</text:p>
      <text:p text:style-name="P4">
出版时间: 2023-05-29T14:59:39+03:00</text:p>
      <text:p text:style-name="P4">
修改时间: 2023-05-29T14:59:39+03:00</text:p>
      <text:p text:style-name="P4">
描述: 由于俄罗斯对Dnipropetrovsk Sinelnikov区的Pokrovsky社区的打击，一名妇女出生于1972年。  - 乌克林。</text:p>
      <text:p text:style-name="P4">
图片: ['<text:a xlink:type="simple" xlink:href="https://static.ukrinform.com/photos/2023_05/thumb_files/630_360_1685359460-229.jpg" text:style-name="Internet_20_link" text:visited-style-name="Visited_20_Internet_20_Link">
630_360_16853...</text:a>
']</text:p>
      <text:p text:style-name="P4">
标签: ['Дніпропетровщина', 'Обстріл', 'Війна з Росією']</text:p>
      <text:p text:style-name="P4">
类型: Article</text:p>
      <!--METADATA-->
      <text:p text:style-name="P4">
<draw:frame draw:style-name="fr1" draw:name="Image104" text:anchor-type="as-char" svg:width="6.9236in" svg:height="3.956343in" draw:z-index="0">
<draw:image xlink:href="../Images/yкринформ/2023-05-29T14-59-39-03-00/630_360_1685359460-229.jpg" xlink:type="simple" xlink:show="embed" xlink:actuate="onLoad" draw:mime-type="image/jpeg"/>
</draw:frame>
由于俄罗斯对辛内尔尼科夫斯基区的波克罗夫斯基社区的打击，一名妇女出生于1972年。</text:p>
      <text:p text:style-name="P4">
Mykola Lukashuk在乌克兰媒体中心的简报中通知了这一点。</text:p>
      <ul>
        <li>
她说：“其中一所房屋中有三个人，包括2011年的一个孩子，所有房屋都受伤了。一名妇女在1972年靠近街头，被杀。”</li>
      </ul>
      <text:p text:style-name="P4">
<text:span text:style-name="T4">
另请阅读：</text:span>
 <text:a xlink:type="simple" xlink:href="https://www.ukrinform.ua/rubric-ato/3715536-vorog-vdariv-po-gromadi-na-dnipropetrovsini-odin-zagiblij-sered-poranenih-ditina.html" text:style-name="Internet_20_link" text:visited-style-name="Visited_20_Internet_20_Link">
敌人击中社区<text:span text:style-name="T4">
 dnipropetrovs </text:span>
 Zakhni：单身，受伤中的人 - 宝贝 - 宝贝</text:a>
据他说，Pokrovsk社区位于与Donetsk Izapozhka地区的边界上。 炮击发生在11.30左右，十二点受伤。 在其中一个，一所房子被完全摧毁，另一个房屋在另一个房屋中被损坏 - 一个被摧毁，11人损坏。 目前有一位记者，<text:a xlink:type="simple" xlink:href="https://www.ukrinform.ua/tag-pozeza" text:style-name="Internet_20_link" text:visited-style-name="Visited_20_Internet_20_Link">
火</text:a>
，出现，熄灭，所有受害者都得到了医疗服务。</text:p>
      <text:p text:style-name="P4">
正如乌克林福姆报道的那样，由于对波克罗夫斯克社区的波克罗夫斯克社区的敌对袭击，包括11岁的孩子，有9人受伤。</text:p>
      <text:p text:style-name="P4">
News Source: <text:a xlink:type="simple" xlink:href="https://www.ukrinform.ua/rubric-regions/3715620-udar-po-dnipropetrovsini-golova-oblradi-rozpoviv-pro-zertvi-i-rujnuvanna.html" text:style-name="Internet_20_link" text:visited-style-name="Visited_20_Internet_20_Link">
https://www.ukrinform.ua/rubric-regions/3715620-udar-po-dnipropetrovsini-golova-oblradi-rozpoviv-pro-zertvi-i-rujnuvanna.html</text:a>
</text:p>
      <!--NEWS-->
      <text:h text:style-name="P10" text:outline-level="1">
<text:span text:style-name="T4">
普京已将“选举”合法化，并在乌克兰被占领领土上驱逐出境</text:span>
</text:h>
      <text:p text:style-name="P4">
作者: Ukrinform (Person)</text:p>
      <text:p text:style-name="P4">
出版商: Укринформ (Organization)</text:p>
      <text:p text:style-name="P4">
出版时间: 2023-05-29T15:07:27+03:00</text:p>
      <text:p text:style-name="P4">
修改时间: 2023-05-29T15:07:27+03:00</text:p>
      <text:p text:style-name="P4">
描述: 俄罗斯总统弗拉基米尔·普京（Vladimir Putin）已签署有关武术地位法律的修正案。 它们允许在乌克兰暂时占领的领土上选举，并从那里驱逐人们。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Депортація', 'Окупація', 'Путін', 'Вибори', 'Закон', 'Росія']</text:p>
      <text:p text:style-name="P4">
类型: Article</text:p>
      <!--METADATA-->
      <text:p text:style-name="P4">
<draw:frame draw:style-name="fr1" draw:name="Image105" text:anchor-type="as-char" svg:width="6.9236in" svg:height="3.956343in" draw:z-index="0">
<draw:image xlink:href="../Images/yкринформ/2023-05-29T15-07-27-03-00/630_360_1664030285-428.jpg" xlink:type="simple" xlink:show="embed" xlink:actuate="onLoad" draw:mime-type="image/jpeg"/>
</draw:frame>
主席Volodymyr Putin已签署了有关武术地位法律的修正案。 他们允许在乌克兰暂时占领的领土上选举从那里解冻。</text:p>
      <text:p text:style-name="P4">
关于它报告了乌克林福姆，参考官方<text:a xlink:type="simple" xlink:href="http://publication.pravo.gov.ru/document/0001202305290002" text:style-name="Internet_20_link" text:visited-style-name="Visited_20_Internet_20_Link">
Portal</text:a>
俄罗斯联邦的法律信息。</text:p>
      <text:p text:style-name="P4">
现在，在不引入军队的领土上，“从戒得法引入戒严领土的公民行动”的可能性。 也允许举行<text:a xlink:type="simple" xlink:href="https://www.ukrinform.ua/tag-referendum" text:style-name="Internet_20_link" text:visited-style-name="Visited_20_Internet_20_Link">
全民公决</text:a>
如果俄罗斯联邦中央选举委员会决定，则将其选举为被占领的领土上的“政府机构”和“地方自治机构”。 这既可以在整个被占领的领土和某些部分建造。</text:p>
      <text:p text:style-name="P4">
<text:span text:style-name="T4">
另请阅读：</text:span>
 [<text:span text:style-name="T4">
驱逐</text:span>
乌克兰儿童。(https://www.ukrinform.ua/rubric-society/3711049-deportaciu-ukrainskih-ditej-rosia-pocala-z-2015-roku-v-okupovanomu-krimu-lubinec.html)4月，普京签署了一项法令，该法令设想了乌克兰从乌克兰暂时占领的乌克兰在其他基金会上“驱逐出境”的可能性。 根据该法令，居住在被占领的领土并决定保留乌克兰公民的乌克兰人有权到2024年7月1日到达那里。 之后，他们可以驱逐出境。</text:p>
      <text:p text:style-name="P4">
俄罗斯联合会主席关于在顿涅茨克，卢甘斯克，卢甘斯克，扎波里兹希亚和赫尔森地区占领领土上引入戒严令的法令，于10月19日签署，并于10月20日午夜生效。</text:p>
      <text:p text:style-name="P4">
News Source: <text:a xlink:type="simple" xlink:href="https://www.ukrinform.ua/rubric-ato/3715627-putin-uzakoniv-vibori-ta-deportaciu-na-okupovanij-teritorii-ukraini.html" text:style-name="Internet_20_link" text:visited-style-name="Visited_20_Internet_20_Link">
https://www.ukrinform.ua/rubric-ato/3715627-putin-uzakoniv-vibori-ta-deportaciu-na-okupovanij-teritorii-ukraini.html</text:a>
</text:p>
      <!--NEWS-->
      <text:h text:style-name="P10" text:outline-level="1">
<text:span text:style-name="T4">
Holytino是新的主教练切尔西</text:span>
</text:h>
      <text:p text:style-name="P4">
作者: Ukrinform (Person)</text:p>
      <text:p text:style-name="P4">
出版商: Укринформ (Organization)</text:p>
      <text:p text:style-name="P4">
出版时间: 2023-05-29T15:12:12+03:00</text:p>
      <text:p text:style-name="P4">
修改时间: 2023-05-29T15:12:12+03:00</text:p>
      <text:p text:style-name="P4">
描述: 该合同设计了两年。  - 乌克林。</text:p>
      <text:p text:style-name="P4">
图片: ['<text:a xlink:type="simple" xlink:href="https://static.ukrinform.com/photos/2023_05/thumb_files/630_360_1685362265-594.jpg" text:style-name="Internet_20_link" text:visited-style-name="Visited_20_Internet_20_Link">
630_360_16853...</text:a>
']</text:p>
      <text:p text:style-name="P4">
标签: ['Челсі', 'Футбол', 'АПЛ']</text:p>
      <text:p text:style-name="P4">
类型: Article</text:p>
      <!--METADATA-->
      <text:p text:style-name="P4">
<draw:frame draw:style-name="fr1" draw:name="Image106" text:anchor-type="as-char" svg:width="6.9236in" svg:height="3.956343in" draw:z-index="0">
<draw:image xlink:href="../Images/yкринформ/2023-05-29T15-12-12-03-00/630_360_1685362265-594.jpg" xlink:type="simple" xlink:show="embed" xlink:actuate="onLoad" draw:mime-type="image/jpeg"/>
</draw:frame>
该合同设计了两年。  切尔西正式<text:a xlink:type="simple" xlink:href="https://www.chelseafc.com/en/news/article/mauricio-pochettino-to-become-chelsea-head-coach" text:style-name="Internet_20_link" text:visited-style-name="Visited_20_Internet_20_Link">
宣布</text:a>
报道说，毛里西奥·波多蒂诺(Mauricio Podoittino)的目的是主教练。</text:p>
      <text:p text:style-name="P4">
这位51岁的阿根廷专家​​将于7月1日开始工作。 这是一个2年的签名，有可能继续赛季。</text:p>
      <text:p text:style-name="P4">
去年春天从PSG获释后，菲蒂诺(Phottino)没有俱乐部。</text:p>
      <text:p text:style-name="P4">
毛里西奥总部将进入赫斯·佩雷斯，米格尔·达戈斯蒂诺，托尼·希梅内斯·塔斯贝斯巴诺·phonetstino。</text:p>
      <text:p text:style-name="P4">
伦敦团队已经完成了目前的APL平局。</text:p>
      <text:p text:style-name="P4">
<text:span text:style-name="T4">
另请阅读：</text:span>
 <text:a xlink:type="simple" xlink:href="https://www.ukrinform.ua/rubric-sports/3714273-apl-celsi-rozgromno-postupilos-mu.html" text:style-name="Internet_20_link" text:visited-style-name="Visited_20_Internet_20_Link">
APL：“ <text:span text:style-name="T4">
 Chelsea </text:span>
”毁灭性地取代了“ Mu”</text:a>
Phonetsho取代了弗兰克·莱姆帕德(Frank Lempard)，后者自2023年4月6日以来一直在Grempotter辞职后控制“蓝色”。</text:p>
      <text:p text:style-name="P4">
照片：chelseafc.com</text:p>
      <text:p text:style-name="P4">
News Source: <text:a xlink:type="simple" xlink:href="https://www.ukrinform.ua/rubric-sports/3715630-pocettino-novij-golovnij-trener-celsi.html" text:style-name="Internet_20_link" text:visited-style-name="Visited_20_Internet_20_Link">
https://www.ukrinform.ua/rubric-sports/3715630-pocettino-novij-golovnij-trener-celsi.html</text:a>
</text:p>
      <!--NEWS-->
      <text:h text:style-name="P10" text:outline-level="1">
<text:span text:style-name="T4">
担保基金出售贷款组合</text:span>
</text:h>
      <text:p text:style-name="P4">
作者: Ukrinform (Person)</text:p>
      <text:p text:style-name="P4">
出版商: Укринформ (Organization)</text:p>
      <text:p text:style-name="P4">
出版时间: 2023-05-29T15:15:00+03:00</text:p>
      <text:p text:style-name="P4">
修改时间: 2023-05-29T15:15:00+03:00</text:p>
      <text:p text:style-name="P4">
描述: 存款担保基金由JSC JSC“ Arcade”银行个人的贷款组合设定。  - 乌克林。</text:p>
      <text:p text:style-name="P4">
图片: ['<text:a xlink:type="simple" xlink:href="https://static.ukrinform.com/photos/2021_03/thumb_files/630_360_1615897948-838.jpg" text:style-name="Internet_20_link" text:visited-style-name="Visited_20_Internet_20_Link">
630_360_16158...</text:a>
']</text:p>
      <text:p text:style-name="P4">
标签: ['Фонд гарантування', 'Банк "Аркада"']</text:p>
      <text:p text:style-name="P4">
类型: Article</text:p>
      <!--METADATA-->
      <text:p text:style-name="P4">
<draw:frame draw:style-name="fr1" draw:name="Image107" text:anchor-type="as-char" svg:width="6.9236in" svg:height="3.956343in" draw:z-index="0">
<draw:image xlink:href="../Images/yкринформ/2023-05-29T15-15-00-03-00/630_360_1615897948-838.jpg" xlink:type="simple" xlink:show="embed" xlink:actuate="onLoad" draw:mime-type="image/jpeg"/>
</draw:frame>
个人存款的资金放置了JSC JSCB银行“ Arcade”银行的贷款投资人。</text:p>
      <text:p text:style-name="P4">
根据乌克林福姆的报道，它报告了<text:a xlink:type="simple" xlink:href="https://www.fg.gov.ua/articles/54225-kreditniy-portfel-fizichnih-osib-banku-arkada---na-torgah-6-chervnya.html" text:style-name="Internet_20_link" text:visited-style-name="Visited_20_Internet_20_Link">
担保基金的新闻服务。</text:a>
“ 6月6日，Prozorro系统将拍卖用于出售足够罕见的批次存款保证基金。贸易中的一批是根据JSC“ Arcade”的400个信贷协议的索赔权， - 消息读取。</text:p>
      <text:p text:style-name="P4">
该地块包含在个人的整个贷款组合中<text:a xlink:type="simple" xlink:href="https://www.ukrinform.ua/tag-bank-arkada" text:style-name="Internet_20_link" text:visited-style-name="Visited_20_Internet_20_Link">
街机银行</text:a>
：399贷款提供一个港口，1-无抵押。 所有贷款均在UAH中提名。 投资组合债务的96.4％是2016  -  2019年期间发行的贷款。 在抵押贷款中，投资组合的97.3％是住宅房地产，其余2.7％ - 商业性。 债务金额超过97％的投资组合 - 这些物品是在基辅进行的。</text:p>
      <text:p text:style-name="P4">
*!(https://www.ukrinform.ua/rubric-economy/3715594-fond-garantuvanna-vkotre-sprobue-prodati-trc-magelan.html)同时，有89.3％的贷款 - 毫不延迟，另外8.8％的付款延迟 - 从90天到1年。 之前的每笔贷款已经在Prozorro系统中的个别销售额上展出。销售，但没有找到其买家，因此现在将其煮在游泳池中。</text:p>
      <text:p text:style-name="P4">
批次的初始价格 -  UAH 1.822亿。 竞标将在电子网站Prozorro。销售的荷兰模型上举行。</text:p>
      <text:p text:style-name="P4">
据报道，街机银行因2020年8月25日的乌克兰国家银行的决定而被归类为无偿偿债。</text:p>
      <text:p text:style-name="P4">
News Source: <text:a xlink:type="simple" xlink:href="https://www.ukrinform.ua/rubric-economy/3715633-fond-garantuvanna-prodae-kreditnij-portfel-fizosib-banku-arkada.html" text:style-name="Internet_20_link" text:visited-style-name="Visited_20_Internet_20_Link">
https://www.ukrinform.ua/rubric-economy/3715633-fond-garantuvanna-prodae-kreditnij-portfel-fizosib-banku-arkada.html</text:a>
</text:p>
      <!--NEWS-->
      <text:h text:style-name="P10" text:outline-level="1">
<text:span text:style-name="T4">
佐治亚州关于与俄罗斯联邦的关系：不是让步，而是“耐心的战略政策”</text:span>
</text:h>
      <text:p text:style-name="P4">
作者: Ukrinform (Person)</text:p>
      <text:p text:style-name="P4">
出版商: Укринформ (Organization)</text:p>
      <text:p text:style-name="P4">
出版时间: 2023-05-29T15:21:57+03:00</text:p>
      <text:p text:style-name="P4">
修改时间: 2023-05-29T15:21:57+03:00</text:p>
      <text:p text:style-name="P4">
描述: 佐治亚州议会巴布亚斯维利的议长说，恢复与俄罗斯联邦的外交关系的问题没有被讨论，也没有对莫斯科做出任何基本让步。  - 乌克林。</text:p>
      <text:p text:style-name="P4">
图片: ['<text:a xlink:type="simple" xlink:href="https://static.ukrinform.com/photos/2023_05/thumb_files/630_360_1685362811-558.jpg" text:style-name="Internet_20_link" text:visited-style-name="Visited_20_Internet_20_Link">
630_360_16853...</text:a>
']</text:p>
      <text:p text:style-name="P4">
标签: ['Грузія', 'Парламент', 'Росія']</text:p>
      <text:p text:style-name="P4">
类型: Article</text:p>
      <!--METADATA-->
      <text:p text:style-name="P4">
<draw:frame draw:style-name="fr1" draw:name="Image108" text:anchor-type="as-char" svg:width="6.9236in" svg:height="3.956343in" draw:z-index="0">
<draw:image xlink:href="../Images/yкринформ/2023-05-29T15-21-57-03-00/630_360_1685362811-558.jpg" xlink:type="simple" xlink:show="embed" xlink:actuate="onLoad" draw:mime-type="image/jpeg"/>
</draw:frame>
乔治亚·沙瓦瓦(Georgia Schalwa Papuasvili)的发言人表示，没有讨论与俄罗斯联合会恢复隔离关系的问题，也可以提出Moskvine的基本让步。</text:p>
      <text:p text:style-name="P4">
正如乌克林福姆报道的那样，它报告了<text:a xlink:type="simple" xlink:href="https://www.newsgeorgia.ge/jeto-ne-ustupki-rossii-a-strategicheskaja-politika-terpenija-spiker-parlamenta-gruzii/" text:style-name="Internet_20_link" text:visited-style-name="Visited_20_Internet_20_Link">
Novosti-Grusia</text:a>
。</text:p>
      <text:p text:style-name="P4">
“我们不采取俄罗斯让步的政策。 我们的政策不是政策，而是耐心的战略政策。”</text:p>
      <text:p text:style-name="P4">
<text:span text:style-name="T4">
另请阅读：</text:span>
 <text:a xlink:type="simple" xlink:href="https://www.ukrinform.ua/rubric-world/3715093-prezidentka-gruzii-rozkritikuvala-ministra-oboroni-za-nepovagu-do-protokolu.html" text:style-name="Internet_20_link" text:visited-style-name="Visited_20_Internet_20_Link">
总统<text:span text:style-name="T4">
 Georgi </text:span>
我批评国防部长“不尊重该协议”</text:a>
据他介绍，佐治亚州的国家利益是“和平保护”和加强该国的经济。</text:p>
      <text:p text:style-name="P4">
Papuasvili说：“近年来的各种动荡，冲突和战争严重影响了我们，几十年前拒绝了。”</text:p>
      <text:p text:style-name="P4">
据他说，俄罗斯政策尤其是通过出售乌克兰的战略对象来追求前理事会的“单一民族运动”。</text:p>
      <text:p text:style-name="P4">
<text:span text:style-name="T4">
另请阅读：</text:span>
 <text:a xlink:type="simple" xlink:href="https://www.ukrinform.ua/rubric-world/3714624-utikaci-z-rf-vplinuli-na-vsi-aspekti-zitta-v-gruzii-ekspertka.html" text:style-name="Internet_20_link" text:visited-style-name="Visited_20_Internet_20_Link">
俄罗斯联邦的逃犯影响了<text:span text:style-name="T4">
佐治亚州生活的各个方面</text:span>
ї-专家</text:a>
“我们试图避免挑衅和各种威胁，包括来自俄罗斯的威胁。 我们不会给任何人，我们不会讨价还价……我们对国家和欧洲一体化的主要统一。 为了实现这些目标，需要经济进步。</text:p>
      <text:p text:style-name="P4">
如果我们在经济上没有强大的强度，并且存在内部冲突，我们将无法团结该国，也不会打开欧洲结构的大门。 贫穷的晒黑国家对Abkhazam或Ossetin或Western Partners不感兴趣。” Papuasvili说。</text:p>
      <text:p text:style-name="P4">
据他说，通过恢复与阿布哈兹和奥塞梯圣经的信心，恢复佐治亚州的领土完整性仅是“和平政策的呕吐”，并通过创建这样的条件来生活，以“生活在单一的状态”在一个状态下变得有吸引力。”</text:p>
      <text:p text:style-name="P4">
<text:span text:style-name="T4">
另请阅读：</text:span>
 [总统<text:span text:style-name="T4">
 Graz </text:span>
 II-独立日：我们的敏捷性售出了200亿美元或3亿？ 这是给出的(https://www.ukrinform.ua/rubric-world/3714491-prezidentka-gruzii-u-den-nezaleznosti-nasa-gidnist-prodana-za-200-ci-300-miljoniv.html)</text:p>
      <text:p text:style-name="P4">
“但是很难确定这种动机的目的。 我们以自己国家的动力为指导。 我们认为，格鲁吉亚公民的国家越多，没有签证就越好。 如果我们谈论安全性，俄罗斯没有什么可以朝这个方向取消签证政权的。 谁想要，他不会去俄罗斯，”巴布亚斯维利说。</text:p>
      <text:p text:style-name="P4">
他还认为，佐治亚州的权力并不忽视与俄罗斯人大规模移民有关的可能威胁，而这个问题在国家的特殊服务的控制之下。</text:p>
      <text:p text:style-name="P4">
据报道，随着乌克兰一场全面战争的开始，许多俄罗斯人担心动员，去了佐治亚州，这影响了佐治亚人的许多方面。</text:p>
      <text:p text:style-name="P4">
照片：საქართველოს/Facebook</text:p>
      <text:p text:style-name="P4">
News Source: <text:a xlink:type="simple" xlink:href="https://www.ukrinform.ua/rubric-world/3715638-gruzia-pro-vidnosini-z-rf-ne-postupki-a-strategicna-politika-terpinna.html" text:style-name="Internet_20_link" text:visited-style-name="Visited_20_Internet_20_Link">
https://www.ukrinform.ua/rubric-world/3715638-gruzia-pro-vidnosini-z-rf-ne-postupki-a-strategicna-politika-terpinna.html</text:a>
</text:p>
      <!--NEWS-->
      <text:h text:style-name="P10" text:outline-level="1">
<text:span text:style-name="T4">
边境警卫否认禁止将乌克兰送往17岁男孩的伪造</text:span>
</text:h>
      <text:p text:style-name="P4">
作者: Ukrinform (Person)</text:p>
      <text:p text:style-name="P4">
出版商: Укринформ (Organization)</text:p>
      <text:p text:style-name="P4">
出版时间: 2023-05-29T15:24:00+03:00</text:p>
      <text:p text:style-name="P4">
修改时间: 2023-05-29T15:24:00+03:00</text:p>
      <text:p text:style-name="P4">
描述: 乌克兰国家边境服务部并不限制18岁以下男孩的出国出国。  - 乌克林。</text:p>
      <text:p text:style-name="P4">
图片: ['<text:a xlink:type="simple" xlink:href="https://static.ukrinform.com/photos/2022_05/thumb_files/630_360_1653144799-683.jpg" text:style-name="Internet_20_link" text:visited-style-name="Visited_20_Internet_20_Link">
630_360_16531...</text:a>
']</text:p>
      <text:p text:style-name="P4">
标签: ['Прикордонники', 'Заборона', 'Виїзд за кордон']</text:p>
      <text:p text:style-name="P4">
类型: Article</text:p>
      <!--METADATA-->
      <text:p text:style-name="P4">
<draw:frame draw:style-name="fr1" draw:name="Image109" text:anchor-type="as-char" svg:width="6.9236in" svg:height="3.956343in" draw:z-index="0">
<draw:image xlink:href="../Images/yкринформ/2023-05-29T15-24-00-03-00/630_360_1653144799-683.jpg" xlink:type="simple" xlink:show="embed" xlink:actuate="onLoad" draw:mime-type="image/jpeg"/>
</draw:frame>
乌克兰的州边防部队服务不限于18岁以下男孩的出国出国。</text:p>
      <text:p text:style-name="P4">
正如Ukrinform报道的那样，SSSU在[Telegram]中报告(https://t.me/DPSUkr/11503)。</text:p>
      <text:p text:style-name="P4">
国家边境服务部已经澄清了有关将乌克兰留给17岁男孩的信息的出现。</text:p>
      <text:p text:style-name="P4">
“在乌克兰引入戒严后，18至60岁的乌克兰公民的离开仅限于公民(除了某些例外). На17-річних юнаків ці обмеження не розповсюджуються», - йдеться у повідомленні.</text:p>
      <text:p text:style-name="P4">
<text:span text:style-name="T4">
Читайте також:</text:span>
 <text:a xlink:type="simple" xlink:href="https://www.ukrinform.ua/rubric-ato/3715477-vstup-do-lav-zsu-za-standartami-nato-aki-zmini-gotue-minoboroni.html" text:style-name="Internet_20_link" text:visited-style-name="Visited_20_Internet_20_Link">
 <text:span text:style-name="T4">
Вступ</text:span>
 до <text:span text:style-name="T4">
лав</text:span>
 <text:span text:style-name="T4">
ЗСУ</text:span>
 за <text:span text:style-name="T4">
стандартами</text:span>
 <text:span text:style-name="T4">
НАТО</text:span>
: <text:span text:style-name="T4">
які</text:span>
 <text:span text:style-name="T4">
зміни</text:span>
 <text:span text:style-name="T4">
готує</text:span>
 <text:span text:style-name="T4">
Міноборон</text:span>
 и</text:a>
SPSU指出，在公民注册期间，由第57号部长的内阁解决方案指导。(https://zakon.rada.gov.ua/laws/show/57-95-п#Text)据乌克林福姆报道，5月28日，有4.5万人离开了乌克兰的最后一天，剩下3.7万人。</text:p>
      <text:p text:style-name="P4">
_照片：dpsu _</text:p>
      <text:p text:style-name="P4">
News Source: <text:a xlink:type="simple" xlink:href="https://www.ukrinform.ua/rubric-society/3715637-prikordonniki-sprostuvali-fejk-pro-zaboronu-viizdu-z-ukraini-dla-17ricnih-unakiv.html" text:style-name="Internet_20_link" text:visited-style-name="Visited_20_Internet_20_Link">
https://www.ukrinform.ua/rubric-society/3715637-prikordonniki-sprostuvali-fejk-pro-zaboronu-viizdu-z-ukraini-dla-17ricnih-unakiv.html</text:a>
</text:p>
      <!--NEWS-->
      <text:h text:style-name="P10" text:outline-level="1">
<text:span text:style-name="T4">
在卢汉斯克地区，入侵者正在寻找试图有丝网的游击队</text:span>
</text:h>
      <text:p text:style-name="P4">
作者: Ukrinform (Person)</text:p>
      <text:p text:style-name="P4">
出版商: Укринформ (Organization)</text:p>
      <text:p text:style-name="P4">
出版时间: 2023-05-29T15:32:24+03:00</text:p>
      <text:p text:style-name="P4">
修改时间: 2023-05-29T15:32:24+03:00</text:p>
      <text:p text:style-name="P4">
描述: 入侵者的巡逻队正在强烈寻找试图尝试LPR内政大臣Igor Cornet的游击队。  - 乌克林。</text:p>
      <text:p text:style-name="P4">
图片: ['<text:a xlink:type="simple" xlink:href="https://static.ukrinform.com/photos/2018_10/thumb_files/630_360_1539341810-525.jpg" text:style-name="Internet_20_link" text:visited-style-name="Visited_20_Internet_20_Link">
630_360_15393...</text:a>
']</text:p>
      <text:p text:style-name="P4">
标签: ['Луганщина', 'Вибух', 'Замах', 'Партизани']</text:p>
      <text:p text:style-name="P4">
类型: Article</text:p>
      <!--METADATA-->
      <text:p text:style-name="P4">
<draw:frame draw:style-name="fr1" draw:name="Image110" text:anchor-type="as-char" svg:width="6.9236in" svg:height="3.956343in" draw:z-index="0">
<draw:image xlink:href="../Images/yкринформ/2023-05-29T15-32-24-03-00/630_360_1539341810-525.jpg" xlink:type="simple" xlink:show="embed" xlink:actuate="onLoad" draw:mime-type="image/jpeg"/>
</draw:frame>
巡逻人员正在强烈寻找试图尝试LNR Minish Exceast Igor Cornet的游击队。</text:p>
      <text:p text:style-name="P4">
根据乌克林福姆的说法，据报道<text:a xlink:type="simple" xlink:href="https://sprotyv.mod.gov.ua/rosiyany-shukayut-partyzan-na-tot-luganshhyny/" text:style-name="Internet_20_link" text:visited-style-name="Visited_20_Internet_20_Link">
国家抵抗中心</text:a>
。</text:p>
      <text:p text:style-name="P4">
“俄罗斯人组织了罗斯格瓦德主义者的额外巡逻，他们正在寻找卢汉斯克地区暂时占领领土的地下代表。这是由于这样一个事实，即5月15日，乌克兰·伊戈尔·科恩特(Ukraine Igor Kornet)的叛徒很难变得良好由于<text:a xlink:type="simple" xlink:href="https://www.ukrinform.ua/tag-vibuh" text:style-name="Internet_20_link" text:visited-style-name="Visited_20_Internet_20_Link">
爆炸</text:a>
高管...入侵者试图找到表演者。”消息写道。</text:p>
      <text:p text:style-name="P4">
中枢神经系统保证，入侵者的努力将徒劳地 - 赢得乌克兰抵抗运动的机会很少。</text:p>
      <text:p text:style-name="P4">
<text:span text:style-name="T4">
另请阅读：</text:span>
 [在被占领的卢甘斯克(Lugansk(https://www.ukrinform.ua/rubric-ato/3709538-v-okupovanomu-lugansku-pidirvali-ministra-vnutrisnih-sprav-lnr-korneta-roszmi.html)正如乌克林福姆报道的那样，卢汉斯克地区暂时俘虏的俄罗斯军事承包商<text:a xlink:type="simple" xlink:href="https://www.ukrinform.ua/rubric-regions/3711746-na-lugansini-partizani-pidrivaut-zaliznicni-kolii.html" text:style-name="Internet_20_link" text:visited-style-name="Visited_20_Internet_20_Link">
游击破坏了铁路轨道</text:a>
并分发搅拌材料。 但是，根据Severodonetsk地区军事管理部门负责人罗马弗拉森科(Roman Vlasenko)的负责人 - 是为了告知游击队的武装部队武装部队，以及单位，军事设备，仓库和占领军的位置。</text:p>
      <text:p text:style-name="P4">
News Source: <text:a xlink:type="simple" xlink:href="https://www.ukrinform.ua/rubric-regions/3715642-na-lugansini-zagarbniki-sukaut-partizaniv-aki-zdijsnili-zamah-na-korneta.html" text:style-name="Internet_20_link" text:visited-style-name="Visited_20_Internet_20_Link">
https://www.ukrinform.ua/rubric-regions/3715642-na-lugansini-zagarbniki-sukaut-partizaniv-aki-zdijsnili-zamah-na-korneta.html</text:a>
</text:p>
      <!--NEWS-->
      <text:h text:style-name="P10" text:outline-level="1">
<text:span text:style-name="T4">
Turkiye Erdogan总统与普京和乌克兰Zelensky总统打了电话</text:span>
</text:h>
      <text:p text:style-name="P4">
作者: liveuamap (Language: en)</text:p>
      <text:p text:style-name="P4">
时间: 2023-05-29T15:35:31</text:p>
      <text:p text:style-name="P4">
地点: Ankara (Latitude:39.92856 Longtitude:32.80363)</text:p>
      <text:p text:style-name="P4">
视频: []</text:p>
      <text:p text:style-name="P4">
图片: []</text:p>
      <text:p text:style-name="P4">
标签: ["Turkey", "Middle East"]</text:p>
      <text:p text:style-name="P4">
Id: 22566335</text:p>
      <!--METADATA-->
      <text:p text:style-name="P4">
Turkiye Erdogan总统与普京和乌克兰总统Zelensky打了电话</text:p>
      <text:p text:style-name="P4">
新闻集链接：<text:a xlink:type="simple" xlink:href="https://liveuamap.com/en/2023/29-may-president-of-turkiye-erdogan-had-a-phone-calls-with" text:style-name="Internet_20_link" text:visited-style-name="Visited_20_Internet_20_Link">
https://liveuamap.com/en/2023/29-may-president-of-turkiye-erdogan-had-a-a-phone-calls-with</text:a>
</text:p>
      <text:p text:style-name="P4">
News Source: <text:a xlink:type="simple" xlink:href="https://t.me/tass_agency/193971" text:style-name="Internet_20_link" text:visited-style-name="Visited_20_Internet_20_Link">
https://t.me/tass_agency/193971</text:a>
</text:p>
      <!--NEWS-->
      <text:h text:style-name="P10" text:outline-level="1">
<text:span text:style-name="T4">
俄罗斯联邦袭击后的布达诺夫：我们的回答不会被延迟 - 您将非常抱歉</text:span>
</text:h>
      <text:p text:style-name="P4">
作者: Ukrinform (Person)</text:p>
      <text:p text:style-name="P4">
出版商: Укринформ (Organization)</text:p>
      <text:p text:style-name="P4">
出版时间: 2023-05-29T15:36:00+03:00</text:p>
      <text:p text:style-name="P4">
修改时间: 2023-05-29T15:36:00+03:00</text:p>
      <text:p text:style-name="P4">
描述: 5月29日，俄罗斯企图攻击乌克兰在5月29日袭击乌克兰之后，乌克兰基里尔·布达马诺夫（Kirill Budanov）的国防部负责人表示，俄罗斯联邦恐怖行动的另一种企图再次击败了。  - 乌克林。</text:p>
      <text:p text:style-name="P4">
图片: ['<text:a xlink:type="simple" xlink:href="https://static.ukrinform.com/photos/2023_02/thumb_files/630_360_1675633346-516.jpg" text:style-name="Internet_20_link" text:visited-style-name="Visited_20_Internet_20_Link">
630_360_16756...</text:a>
']</text:p>
      <text:p text:style-name="P4">
标签: ['Розвідка', 'Буданов', 'Війна з Росією']</text:p>
      <text:p text:style-name="P4">
类型: Article</text:p>
      <!--METADATA-->
      <text:p text:style-name="P4">
<draw:frame draw:style-name="fr1" draw:name="Image111" text:anchor-type="as-char" svg:width="6.9236in" svg:height="3.956343in" draw:z-index="0">
<draw:image xlink:href="../Images/yкринформ/2023-05-29T15-36-00-03-00/630_360_1675633346-516.jpg" xlink:type="simple" xlink:show="embed" xlink:actuate="onLoad" draw:mime-type="image/jpeg"/>
</draw:frame>
5月29日下午，俄罗斯试图攻击乌克兰般的火箭弹，乌克兰基里尔·布达马诺夫(Kirill Budanov)的国防部负责人表示，俄罗斯恐怖主义者再次企图再次被击败。</text:p>
      <text:p text:style-name="P4">
他在视频中说了这一点，该视频在[电报]中(https://t.me/DIUkraine/2363)主要情报局的新闻服务[乌克兰国防部]发表了(https://www.ukrinform.ua/tag-minoboroni)，报道乌克林福姆。</text:p>
      <text:p text:style-name="P4">
“所有仍然相信俄罗斯联邦，相信并可能梦想能够使乌克兰能够使您有些沮丧的人 - 事实并非如此：每个人都在工作场所并继续执行他们的工作场所。 所有试图恐吓我们的人，梦想它会带来一些效果 - 您很快就会后悔。”他说。</text:p>
      <text:p text:style-name="P4">
这位专家的负责人指出：“我们的答案不会被推迟。”</text:p>
      <text:p text:style-name="P4">
“等等，每个人都会很快看到一切，”布达诺夫通知。</text:p>
      <text:p text:style-name="P4">
<text:span text:style-name="T4">
另请阅读：</text:span>
 <text:a xlink:type="simple" xlink:href="https://www.ukrinform.ua/rubric-ato/3715591-vorog-vipustiv-po-kiivsini-11-balisticnih-i-krilatih-raket-iskander-ppo-znisila-vsi-cili.html" text:style-name="Internet_20_link" text:visited-style-name="Visited_20_Internet_20_Link">
<text:span text:style-name="T4">
敌人</text:span>
在基辅地区发布了11个弹道和有翼的“ Iskander”  - 防空已经破坏了所有目标</text:a>
据报道，首都听到了几次强大的<text:a xlink:type="simple" xlink:href="https://www.ukrinform.ua/tag-vibuh" text:style-name="Internet_20_link" text:visited-style-name="Visited_20_Internet_20_Link">
爆炸</text:a>
，此前宣布了航空卡车。</text:p>
      <text:p text:style-name="P4">
截至11:45跌倒了乌兹斯托克敌人火箭的六个碎片。</text:p>
      <text:p text:style-name="P4">
医生在基辅Podilskyi地区住院的一名受伤。</text:p>
      <text:p text:style-name="P4">
News Source: <text:a xlink:type="simple" xlink:href="https://www.ukrinform.ua/rubric-ato/3715644-budanov-pisla-ataki-rf-nasa-vidpovid-ne-zabaritsa-vi-duze-skoro-poskoduete.html" text:style-name="Internet_20_link" text:visited-style-name="Visited_20_Internet_20_Link">
https://www.ukrinform.ua/rubric-ato/3715644-budanov-pisla-ataki-rf-nasa-vidpovid-ne-zabaritsa-vi-duze-skoro-poskoduete.html</text:a>
</text:p>
      <!--NEWS-->
      <text:h text:style-name="P10" text:outline-level="1">
<text:span text:style-name="T4">
蜡周三将考虑逮捕Knyazev的呼吁</text:span>
</text:h>
      <text:p text:style-name="P4">
作者: Ukrinform (Person)</text:p>
      <text:p text:style-name="P4">
出版商: Укринформ (Organization)</text:p>
      <text:p text:style-name="P4">
出版时间: 2023-05-29T15:42:00+03:00</text:p>
      <text:p text:style-name="P4">
修改时间: 2023-05-29T15:42:00+03:00</text:p>
      <text:p text:style-name="P4">
描述: 最高反腐败法院的国防上诉法院的审议是针对预防措施交换Vsevolod Knyazev最高法院的决定的审议，定于5月31日举行。  - 乌克林。</text:p>
      <text:p text:style-name="P4">
图片: ['<text:a xlink:type="simple" xlink:href="https://static.ukrinform.com/photos/2023_05/thumb_files/630_360_1684399738-474.jpg" text:style-name="Internet_20_link" text:visited-style-name="Visited_20_Internet_20_Link">
630_360_16843...</text:a>
']</text:p>
      <text:p text:style-name="P4">
标签: ['Арешт', 'Князєв', 'Апеляція', 'Вищий антикорупційний суд']</text:p>
      <text:p text:style-name="P4">
类型: Article</text:p>
      <!--METADATA-->
      <text:p text:style-name="P4">
<draw:frame draw:style-name="fr1" draw:name="Image112" text:anchor-type="as-char" svg:width="6.9236in" svg:height="3.956343in" draw:z-index="0">
<draw:image xlink:href="../Images/yкринформ/2023-05-29T15-42-00-03-00/630_360_1684399738-474.jpg" xlink:type="simple" xlink:show="embed" xlink:actuate="onLoad" draw:mime-type="image/jpeg"/>
</draw:frame>
5月31日，审议反腐败上诉法院反对最高法院最高法院选举的决定。</text:p>
      <text:p text:style-name="P4">
在<text:a xlink:type="simple" xlink:href="https://www.facebook.com/apvas.gov.ua/posts/pfbid0pGsxiySyFPMKQLQUHNkmUis4nzwLiXDeMbKNrMVmvW7g36MaBCvg31yuxSP6iqLYl" text:style-name="Internet_20_link" text:visited-style-name="Visited_20_Internet_20_Link">
Facebook</text:a>
据报道，WACS上诉的新闻服务。</text:p>
      <text:p text:style-name="P4">
“最高反腐败法院的上诉会议厅收到了上诉辩护，要求辩护，要求2023年5月18日的Baxa调查法官向前主席[最高法院]提议提议。(https://www.ukrinform.ua/tag-verhovnij-sud)以拘留形式的预防措施，替代了UAH 1.0736亿的应用。 该邮报说，审查投诉计划991/4344/23计划于2023年5月31日13:00进行。”</text:p>
      <text:p text:style-name="P4">
据报道，5月15日，纳布和SAP宣布该计划<text:a xlink:type="simple" xlink:href="https://www.ukrinform.ua/rubric-society/3709683-nabu-i-sap-vikrili-masstabnu-korupciu-u-verhovnomu-sudi.html" text:style-name="Internet_20_link" text:visited-style-name="Visited_20_Internet_20_Link">
最高法院的管理层和法官获得法律利益</text:a>
。 执法人员拘留了Uknyazev的负责人，并撤回了270万美元。</text:p>
      <text:p text:style-name="P4">
<text:span text:style-name="T4">
另请阅读：</text:span>
 <text:a xlink:type="simple" xlink:href="https://www.ukrinform.ua/rubric-society/3710928-knazev-nazvav-spravu-proti-nogo-pomstou.html" text:style-name="Internet_20_link" text:visited-style-name="Visited_20_Internet_20_Link">
<text:span text:style-name="T4">
 knyazev </text:span>
称针对他的案件为“复仇”</text:a>
5月16日，在最高法院的全体法官期间，有140名法官支持Knyazev的陈述。 法官还采用了武装部队的全国决议，以终止克尼扎夫当局。</text:p>
      <text:p text:style-name="P4">
5月17日，最高反腐败法院[拒绝满足投诉(https://www.ukrinform.ua/rubric-society/3710545-vaks-vidmovivsa-zadovolniti-skargu-zahistu-knazeva-na-jogo-zatrimanna.html)。</text:p>
      <text:p text:style-name="P4">
5月18日，高级司法理事会满足了专业反腐败检察官办公室的提交[授予维护许可(https://www.ukrinform.ua/rubric-society/3710933-vrp-nadala-dozvil-na-utrimanna-eksgolovi-knazeva-pid-vartou.html)。</text:p>
      <text:p text:style-name="P4">
同一天，最高反腐败法院以[拘留形式以1.073亿UAH的押注]选择了限制的措施。(https://www.ukrinform.ua/rubric-society/3711149-sud-obrav-zapobiznij-zahid-knazevu.html) .</text:p>
      <text:p text:style-name="P4">
News Source: <text:a xlink:type="simple" xlink:href="https://www.ukrinform.ua/rubric-society/3715645-vaks-u-seredu-rozglane-apelaciu-na-arest-knazeva.html" text:style-name="Internet_20_link" text:visited-style-name="Visited_20_Internet_20_Link">
https://www.ukrinform.ua/rubric-society/3715645-vaks-u-seredu-rozglane-apelaciu-na-arest-knazeva.html</text:a>
</text:p>
      <!--NEWS-->
      <text:h text:style-name="P10" text:outline-level="1">
<text:span text:style-name="T4">
俄罗斯谴责了欧洲的普通武装部队条约</text:span>
</text:h>
      <text:p text:style-name="P4">
作者: Ukrinform (Person)</text:p>
      <text:p text:style-name="P4">
出版商: Укринформ (Organization)</text:p>
      <text:p text:style-name="P4">
出版时间: 2023-05-29T15:43:25+03:00</text:p>
      <text:p text:style-name="P4">
修改时间: 2023-05-29T15:43:25+03:00</text:p>
      <text:p text:style-name="P4">
描述: 俄罗斯总统沃迪米尔·普京（Volodymyr Putin）已签署一项有关谴责欧洲普通武装部队条约（DZSE）的法律。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Париж', 'Путін', 'Росія']</text:p>
      <text:p text:style-name="P4">
类型: Article</text:p>
      <!--METADATA-->
      <text:p text:style-name="P4">
<draw:frame draw:style-name="fr1" draw:name="Image113" text:anchor-type="as-char" svg:width="6.9236in" svg:height="3.956343in" draw:z-index="0">
<draw:image xlink:href="../Images/yкринформ/2023-05-29T15-43-25-03-00/630_360_1664030285-428.jpg" xlink:type="simple" xlink:show="embed" xlink:actuate="onLoad" draw:mime-type="image/jpeg"/>
</draw:frame>
主席Volodymyr Putin签署了一项关于谴责欧洲普通武装部队条约的法律(耶兹).</text:p>
      <text:p text:style-name="P4">
Про це повідомляє <text:a xlink:type="simple" xlink:href="https://www.interfax.ru/russia/903672" text:style-name="Internet_20_link" text:visited-style-name="Visited_20_Internet_20_Link">
 Інтерфакс </text:a>
，报道乌克林福姆。</text:p>
      <text:p text:style-name="P4">
相关信息于周一发布在俄罗斯联邦法律信息的官方门户网站上。</text:p>
      <text:p text:style-name="P4">
<text:span text:style-name="T4">
另请阅读：</text:span>
 <text:a xlink:type="simple" xlink:href="https://www.ukrinform.ua/rubric-ato/3715627-putin-uzakoniv-vibori-ta-deportaciu-na-okupovanij-teritorii-ukraini.html" text:style-name="Internet_20_link" text:visited-style-name="Visited_20_Internet_20_Link">
<text:span text:style-name="T4">
 Putin </text:span>
他在乌克兰被占领领土上合法化了“选举”和驱逐出境</text:a>
该条约于1990年11月19日在巴黎签署，并于1992年11月9日生效。</text:p>
      <text:p text:style-name="P4">
正如谴责法的随附材料中所指出的那样，SZZSE的规定义务了其参与状态的定量义务，以五类普通武装力量：战斗坦克，战斗机，炮兵，炮兵，战斗机和战斗机和战斗机。</text:p>
      <text:p text:style-name="P4">
俄罗斯联邦于1992年7月批准了SSE。 2004年，俄罗斯联合会批准了1999年11月19日的裁决协议(没有生效).</text:p>
      <text:p text:style-name="P4">
<text:span text:style-name="T4">
Читайте також:</text:span>
 <text:a xlink:type="simple" xlink:href="https://www.ukrinform.ua/rubric-world/3715414-lapasi-dla-putina-aderne-zagostrenna-ta-zberezenna-erdogana.html" text:style-name="Internet_20_link" text:visited-style-name="Visited_20_Internet_20_Link">
 Ляпаси для <text:span text:style-name="T4">
Путін</text:span>
 а, ядерне загострення та збереженняЕрдогана </text:a>
该协议的参与者要求俄罗斯履行撤军伊格罗齐亚和摩尔多瓦部队的义务。 2007年，俄罗斯联邦暂停了其参与合同的参与，并于2015年参加了协议联合咨询小组的会议。</text:p>
      <text:p text:style-name="P4">
正如外交部外交部Sergey Ryabkov早些时候所说的那样，从SZE完成俄罗斯的诉讼大约需要半年。</text:p>
      <text:p text:style-name="P4">
News Source: <text:a xlink:type="simple" xlink:href="https://www.ukrinform.ua/rubric-world/3715646-rosia-denonsuvala-dogovir-pro-zvicajni-zbrojni-sili-v-evropi.html" text:style-name="Internet_20_link" text:visited-style-name="Visited_20_Internet_20_Link">
https://www.ukrinform.ua/rubric-world/3715646-rosia-denonsuvala-dogovir-pro-zvicajni-zbrojni-sili-v-evropi.html</text:a>
</text:p>
      <!--NEWS-->
      <text:h text:style-name="P10" text:outline-level="1">
<text:span text:style-name="T4">
在Deocal Cherkasy Silence中开始转动家中的光</text:span>
</text:h>
      <text:p text:style-name="P4">
作者: Ukrinform (Person)</text:p>
      <text:p text:style-name="P4">
出版商: Укринформ (Organization)</text:p>
      <text:p text:style-name="P4">
出版时间: 2023-05-29T15:49:24+03:00</text:p>
      <text:p text:style-name="P4">
修改时间: 2023-05-29T15:49:24+03:00</text:p>
      <text:p text:style-name="P4">
描述: 哈尔基夫地区Cherkasy Tyshki的Deoocular Village的前40名居民已经在房屋中获得了照明。  - 乌克林。</text:p>
      <text:p text:style-name="P4">
图片: ['<text:a xlink:type="simple" xlink:href="https://static.ukrinform.com/photos/2023_05/thumb_files/630_360_1685364391-507.jpg" text:style-name="Internet_20_link" text:visited-style-name="Visited_20_Internet_20_Link">
630_360_16853...</text:a>
']</text:p>
      <text:p text:style-name="P4">
标签: ['Електроенергія', 'Харківщина', 'Відбудова']</text:p>
      <text:p text:style-name="P4">
类型: Article</text:p>
      <!--METADATA-->
      <text:p text:style-name="P4">
<draw:frame draw:style-name="fr1" draw:name="Image114" text:anchor-type="as-char" svg:width="6.9236in" svg:height="3.956343in" draw:z-index="0">
<draw:image xlink:href="../Images/yкринформ/2023-05-29T15-49-24-03-00/630_360_1685364391-507.jpg" xlink:type="simple" xlink:show="embed" xlink:actuate="onLoad" draw:mime-type="image/jpeg"/>
</draw:frame>
哈尔基夫地区Cherkasy Tyshki村庄的前40名居民已经在房屋中获得了照明。</text:p>
      <text:p text:style-name="P4">
这在[网站]上报道了(https://kharkivoda.gov.ua/news/121179)Kharkiv Ova，据报道。</text:p>
      <text:p text:style-name="P4">
“尽管遇到了所有困难，并且要归功于SES的烟火技术和Kharkivoblenergo的专家，但Cherkasy Silence的居民已经在家庭中获得了灯光。(https://www.ukrinform.ua/tag-harkivsina)继续。 我们会尽力使所有终端的居民成为所有居民。”</text:p>
      <text:p text:style-name="P4">
值得注意的是，该定居点中的传输线损坏了90％，也就是说，损坏是该地区最大的损坏之一。 14个来自17的变压器变电站，几乎所有的支撑和跨行器程序都被破坏了。 此外，电源线的方法被严格替换。</text:p>
      <text:p text:style-name="P4">
<text:span text:style-name="T4">
另请阅读：</text:span>
 <text:a xlink:type="simple" xlink:href="https://www.ukrinform.ua/rubric-vidbudova/3714599-mininfrastrukturi-somisaca-zvituvatime-pro-nadhodzenna-ta-vitrati-kostiv-na-vidbudovu.html" text:style-name="Internet_20_link" text:visited-style-name="Visited_20_Internet_20_Link">
<text:span text:style-name="T4">
部门基础设施</text:span>
 <text:span text:style-name="T4">
 </text:span>
 <text:span text:style-name="T4">
每月</text:span>
 <text:span text:style-name="T4">
 </text:span>
 <text:span text:style-name="T4">
报告</text:span>
 <text:span text:style-name="T4">
 </text:span>
 <text:span text:style-name="T4">
 </text:span>
 <text:span text:style-name="T4">
收入</text:span>
和<text:span text:style-name="T4">
 eppenditure </text:span>
 <text:span text:style-name="T4">
 </text:span>
 <text:span text:style-name="T4">
资金</text:span>
在<text:span text:style-name="T4">
重建</text:span>
</text:a>
由于破坏了完全替换，需要支撑，电线和电气设备。</text:p>
      <text:p text:style-name="P4">
正如乌克林福姆(Ukrinform(https://www.ukrinform.ua/rubric-vidbudova/3713045-na-harkivsini-pisla-rozminuvanna-vidnovili-elektropostacanna-se-v-troh-selah.html)。 JSC“ Kharkivoblenergo”的最新专家将电力供应恢复了Bohodukhiv区的三个Selazolochiv社区。</text:p>
      <text:p text:style-name="P4">
News Source: <text:a xlink:type="simple" xlink:href="https://www.ukrinform.ua/rubric-vidbudova/3715650-u-deokupovani-cerkaski-tiski-pocali-povertati-svitlo-v-oseli.html" text:style-name="Internet_20_link" text:visited-style-name="Visited_20_Internet_20_Link">
https://www.ukrinform.ua/rubric-vidbudova/3715650-u-deokupovani-cerkaski-tiski-pocali-povertati-svitlo-v-oseli.html</text:a>
</text:p>
      <!--NEWS-->
      <text:h text:style-name="P10" text:outline-level="1">
<text:span text:style-name="T4">
在以色列抗议海军陆战队的“铁穹顶”</text:span>
</text:h>
      <text:p text:style-name="P4">
作者: Ukrinform (Person)</text:p>
      <text:p text:style-name="P4">
出版商: Укринформ (Organization)</text:p>
      <text:p text:style-name="P4">
出版时间: 2023-05-29T15:53:29+03:00</text:p>
      <text:p text:style-name="P4">
修改时间: 2023-05-29T15:53:29+03:00</text:p>
      <text:p text:style-name="P4">
描述: 在以色列，已经对铁圆顶系统进行了一系列成功的测试（国际分类称为C-DOME）。  - 乌克林。</text:p>
      <text:p text:style-name="P4">
图片: ['<text:a xlink:type="simple" xlink:href="https://static.ukrinform.com/photos/2023_05/thumb_files/630_360_1685364668-205.jpg" text:style-name="Internet_20_link" text:visited-style-name="Visited_20_Internet_20_Link">
630_360_16853...</text:a>
']</text:p>
      <text:p text:style-name="P4">
标签: ['Ізраїль', 'Ракета', 'Випробування']</text:p>
      <text:p text:style-name="P4">
类型: Article</text:p>
      <!--METADATA-->
      <text:p text:style-name="P4">
<draw:frame draw:style-name="fr1" draw:name="Image115" text:anchor-type="as-char" svg:width="6.9236in" svg:height="3.956343in" draw:z-index="0">
<draw:image xlink:href="../Images/yкринформ/2023-05-29T15-53-29-03-00/630_360_1685364668-205.jpg" xlink:type="simple" xlink:show="embed" xlink:actuate="onLoad" draw:mime-type="image/jpeg"/>
</draw:frame>
铁穹顶系统的一系列成功测试在以色列。(在国际分类中称为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作为测试的一部分，发射了用于教育目的的火箭 -  Magen -6 Magen Corvette Corvette。 这些尸体现在使用塔纳尔武器。</text:p>
      <text:p text:style-name="P4">
<text:span text:style-name="T4">
另请阅读：</text:span>
 <text:a xlink:type="simple" xlink:href="https://www.ukrinform.ua/rubric-ato/3714407-izrailska-model-bezpeki-ukraini-ce-tocno-pidijde.html" text:style-name="Internet_20_link" text:visited-style-name="Visited_20_Internet_20_Link">
以色列安全模型：乌克兰完全合适？</text:a>
一系列试验包括对武装冲突期间马格森可能面临的当前和未来威胁的建模(在数字中).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国防部长何瓦·加兰蒂(Joava Galanti)表示，海洋宽广的铁圆顶是“在国防的发展中迈出的重要一步，该国提供了对海洋的态度，并为海洋领域提供了更多的作战机会。”</text:p>
      <text:p text:style-name="P4">
正如乌克林福姆报道的那样，土耳其表现出了同时由八台海上无人机制作的人造单位。</text:p>
      <text:p text:style-name="P4">
照片：以色列国防部</text:p>
      <text:p text:style-name="P4">
News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荞麦和甜菜根 -  IAE</text:span>
</text:h>
      <text:p text:style-name="P4">
作者: Ukrinform (Person)</text:p>
      <text:p text:style-name="P4">
出版商: Укринформ (Organization)</text:p>
      <text:p text:style-name="P4">
出版时间: 2023-05-29T15:56:32+03:00</text:p>
      <text:p text:style-name="P4">
修改时间: 2023-05-29T15:56:32+03:00</text:p>
      <text:p text:style-name="P4">
描述: 2023年4月，2023年4月，荞麦和甜菜最跌倒（与2022年12月相比）。  - 乌克林。</text:p>
      <text:p text:style-name="P4">
图片: ['<text:a xlink:type="simple" xlink:href="https://static.ukrinform.com/photos/2017_02/thumb_files/630_360_1486556560-2668-grecka.jpg" text:style-name="Internet_20_link" text:visited-style-name="Visited_20_Internet_20_Link">
630_360_14865...</text:a>
']</text:p>
      <text:p text:style-name="P4">
标签: ['Ціни', 'Гречка', 'Продукти', 'Овочі']</text:p>
      <text:p text:style-name="P4">
类型: Article</text:p>
      <!--METADATA-->
      <text:p text:style-name="P4">
<draw:frame draw:style-name="fr1" draw:name="Image116" text:anchor-type="as-char" svg:width="6.9236in" svg:height="3.956343in" draw:z-index="0">
<draw:image xlink:href="../Images/yкринформ/2023-05-29T15-56-32-03-00/630_360_1486556560-2668-grecka.jpg" xlink:type="simple" xlink:show="embed" xlink:actuate="onLoad" draw:mime-type="image/jpeg"/>
</draw:frame>
2023年4月，跌倒最多的跌倒在2023年4月(与2022年12月相比)荞麦和甜菜。</text:p>
      <text:p text:style-name="P4">
国家科学中心“农业经济研究所”主任尤里·卢本科(Yuriy Lupenko)表示，这是乌克林福称的，参考<text:a xlink:type="simple" xlink:href="http://www.iae.org.ua/presscentre/archnews/3607-hrechani-krupy-ta-buryak-staly-lideramy-zdeshevlennya-produktiv-kharchuvannya-yuriy-lupenko.html" text:style-name="Internet_20_link" text:visited-style-name="Visited_20_Internet_20_Link">
新闻服务研究所</text:a>
。</text:p>
      <text:p text:style-name="P4">
他指出，在2023年4月，荞麦的消费价格在2022年12月的甜菜价格下降了19.9％，降低了20％。 根据卢本科(Lupenko)的说法，33个食物名称的大幅下降，即乌克兰州统计服务的消费价格后验证后的验证志。</text:p>
      <text:p text:style-name="P4">
该研究所的负责人说，今年4月与2022年12月，小麦谷物的价格显着下降(-7％)， 蛋(-6,9％)， 如图(-4,9％)， 大麦(-3.3％)和曼尼(-2,9％)go吟。 此外，脂肪被降低(-2,3％)， 葵花籽油(-1,8％)和小麦面粉(-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反对四月三月的甜菜根最重要的价格(-9,9％)， 蛋(-8,4％)和荞麦(-4.2％)， 如图(-1,6％)， 葵花籽油(-1,4％)， 团体(-1,1％)， 土豆(-0,6％)，麦面粉(-0,4％)和糖(-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卷心菜(+83,5％)塔基布(+72％).</text:p>
      <text:p text:style-name="P4">
При цьому, у квітні проти березня продовжили дорожчати яблука (+18.6％)， 胡萝卜(+11％)， 猪肉(+8.5％)， 卷心菜(+6,9％)， 小米(+3.3％)，婴儿食品的牛奶混合物(+3,1％)和牛肉(+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根据研究所科学家的预测估计，在不久的将来，有必要找到蔬菜群，面粉，谷物，鸡蛋和乳制品的产品的欢呼。</text:p>
      <text:p text:style-name="P4">
据乌克林福姆报道，2023年4月，乌克兰的食品价格比上个月上涨了0.3％。 根据农业经济研究所的说法，它是从完整互动开始开始的最低指标。</text:p>
      <text:p text:style-name="P4">
News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鲁西娜（Rusyna）被无聊进入乌克兰国家队</text:span>
</text:h>
      <text:p text:style-name="P4">
作者: Ukrinform (Person)</text:p>
      <text:p text:style-name="P4">
出版商: Укринформ (Organization)</text:p>
      <text:p text:style-name="P4">
出版时间: 2023-05-29T15:57:00+03:00</text:p>
      <text:p text:style-name="P4">
修改时间: 2023-05-29T15:57:00+03:00</text:p>
      <text:p text:style-name="P4">
描述: 它将取代受伤的Yaremchuk。  - 乌克林。</text:p>
      <text:p text:style-name="P4">
图片: ['<text:a xlink:type="simple" xlink:href="https://static.ukrinform.com/photos/2023_05/thumb_files/630_360_1685364917-561.jpg" text:style-name="Internet_20_link" text:visited-style-name="Visited_20_Internet_20_Link">
630_360_16853...</text:a>
']</text:p>
      <text:p text:style-name="P4">
标签: ['Футбол', 'Збірна України']</text:p>
      <text:p text:style-name="P4">
类型: Article</text:p>
      <!--METADATA-->
      <text:p text:style-name="P4">
<draw:frame draw:style-name="fr1" draw:name="Image117" text:anchor-type="as-char" svg:width="6.9236in" svg:height="3.956343in" draw:z-index="0">
<draw:image xlink:href="../Images/yкринформ/2023-05-29T15-57-00-03-00/630_360_1685364917-561.jpg" xlink:type="simple" xlink:show="embed" xlink:actuate="onLoad" draw:mime-type="image/jpeg"/>
</draw:frame>
它代替了受伤的Yaremchuk。</text:p>
      <text:p text:style-name="P4">
乌克兰国家队而不是罗马Yaremchuk的前锋，Zori Striker Nazarii Rusin被召回，后者将因受伤而错过6月的前锋。(https://uaf.ua/article/48353)乌克林福姆报道，UAF Press Service。</text:p>
      <text:p text:style-name="P4">
对于一名24岁的足球运动员来说，这是国家队的首次挑战。</text:p>
      <text:p text:style-name="P4">
在当前赛季，鲁森(Rusyn)在他的资产11球和6个助手中花了29场黎明的比赛。</text:p>
      <text:p text:style-name="P4">
乌克兰国家队将于6月8日在不来梅开始其收藏。</text:p>
      <text:p text:style-name="P4">
在12日，“蓝色和黄色”将与非浓汤团队进行友好的比赛。</text:p>
      <text:p text:style-name="P4">
<text:span text:style-name="T4">
另请阅读：</text:span>
 <text:a xlink:type="simple" xlink:href="https://www.ukrinform.ua/rubric-sports/3714408-stav-vidomij-sklad-zbirnoi-ukraini-z-futbolu-na-cervnevi-poedinki.html" text:style-name="Internet_20_link" text:visited-style-name="Visited_20_Internet_20_Link">
众所周知<text:span text:style-name="T4">
作曲</text:span>
乌克兰国家足球队在比赛结束时</text:a>
据乌克林福姆报道，6月16日和19日，乌克兰人将分别在Skopje和Slovatskaya对阵北部马其顿和马耳他的欧洲欧洲欧洲银行选择。</text:p>
      <text:p text:style-name="P4">
照片：uaf.ua</text:p>
      <text:p text:style-name="P4">
News Source: <text:a xlink:type="simple" xlink:href="https://www.ukrinform.ua/rubric-sports/3715657-rusina-doviklikali-u-zbirnu-ukraini.html" text:style-name="Internet_20_link" text:visited-style-name="Visited_20_Internet_20_Link">
https://www.ukrinform.ua/rubric-sports/3715657-rusina-doviklikali-u-zbirnu-ukraini.html</text:a>
</text:p>
      <!--NEWS-->
      <text:h text:style-name="P10" text:outline-level="1">
<text:span text:style-name="T4">
银行上周颁发了28亿可用贷款</text:span>
</text:h>
      <text:p text:style-name="P4">
作者: Ukrinform (Person)</text:p>
      <text:p text:style-name="P4">
出版商: Укринформ (Organization)</text:p>
      <text:p text:style-name="P4">
出版时间: 2023-05-29T15:58:16+03:00</text:p>
      <text:p text:style-name="P4">
修改时间: 2023-05-29T15:58:16+03:00</text:p>
      <text:p text:style-name="P4">
描述: 从计划开始，“可用贷款5-7-9％”的企业从授权银行获得了2014.5亿UAH的贷款，其中在上一周的UAH中为28亿。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Банк', 'Гроші', 'Доступні кредити']</text:p>
      <text:p text:style-name="P4">
类型: Article</text:p>
      <!--METADATA-->
      <text:p text:style-name="P4">
<draw:frame draw:style-name="fr1" draw:name="Image118" text:anchor-type="as-char" svg:width="6.9236in" svg:height="3.956343in" draw:z-index="0">
<draw:image xlink:href="../Images/yкринформ/2023-05-29T15-58-16-03-00/630_360_1550576451-985.jpg" xlink:type="simple" xlink:show="embed" xlink:actuate="onLoad" draw:mime-type="image/jpeg"/>
</draw:frame>
从计划“负担得起的贷款5-7-9％”的企业开始，企业已获得2014.5亿UAH的信贷银行，其中在上周为28亿美元。</text:p>
      <text:p text:style-name="P4">
根据乌克林福姆的报道，新闻服务报告[乌克兰财政部。]。(https://www.mof.gov.ua/uk/news/minfin_za_chas_dii_voiennogo_stanu_v_mezhakh_derzhavnoi_programi_dostupni_krediti_5-7-9_vidano_27_776_pilgovikh_kreditiv_na_sumu_blizko_112_mlrd_grn-4028)声明说：“上周，该计划中的606张优先贷款总额为28亿，包括经济公共部门，终止了503个UAH的信贷协议，达到22亿美元。”</text:p>
      <text:p text:style-name="P4">
自国家计划开始以来，“负担得起的贷款5-7-9％”的实体收到了62 598个贷款，从授权银行获得了2014.5亿美元的总和，其中41 517517亿美元与公共部门的银行总额为876.63亿(截至29.05.2023).</text:p>
      <text:p text:style-name="P4">
За час дії воєнного стану в Україні у межах державної програми «Доступні <text:a xlink:type="simple" xlink:href="https://www.ukrinform.ua/tag-kredit" text:style-name="Internet_20_link" text:visited-style-name="Visited_20_Internet_20_Link">
кредити </text:a>
5-7-9％»27 776 UAH总额为1,18亿的信用合同(у тому числі банкамидержавного сектору – 21 041 кредитний договір на суму 61 млрд грн)其中：UAH 31亿美元 - 出于投资目的，UAH 75.9亿美元 - 作为反危机贷款，UAH 42.8亿卢比 - 作为预先贷款的再融资，31.6亿UAH-农业生产者的贷款和564.4亿UAH-在Anti--上 - 战争目标。</text:p>
      <text:p text:style-name="P4">
*!(https://www.ukrinform.ua/rubric-economy/3713239-z-pocatku-vijni-za-programou-dostupni-krediti-vidali-vze-109-milardiv-smigal.html)据报道，政府计划“可用的贷款为5-7-9％”，对1 2020年开始为1。 其中有3％(取决于业务日期及其规模(年营业额)：每年5％ - 如果在第一季度创建了2500万Hryvnias的流出和至少2个工作场所； 每年7％ - 用于收入高达2500万的业务； 每年9％ - 用于UAH 5000万的业务。</text:p>
      <text:p text:style-name="P4">
2023年3月，部长的内阁允许战斗和去除领土领土的企业家参加“ 5-7-9％的可用贷款”国家计划。根据该计划“可用贷款5-7-9％”，FRP与45家银行合作达成了协议。</text:p>
      <text:p text:style-name="P4">
_照片：facebook.com/nationalbankofukraine _</text:p>
      <text:p text:style-name="P4">
News Source: <text:a xlink:type="simple" xlink:href="https://www.ukrinform.ua/rubric-economy/3715658-banki-minulogo-tizna-vidali-28-milarda-dostupnih-kreditiv.html" text:style-name="Internet_20_link" text:visited-style-name="Visited_20_Internet_20_Link">
https://www.ukrinform.ua/rubric-economy/3715658-banki-minulogo-tizna-vidali-28-milarda-dostupnih-kreditiv.html</text:a>
</text:p>
      <!--NEWS-->
      <text:h text:style-name="P10" text:outline-level="1">
<text:span text:style-name="T4">
Naftogaz有一项强制性收回俄罗斯赔偿50亿美元在克里米亚的财产的策略</text:span>
</text:h>
      <text:p text:style-name="P4">
作者: Ukrinform (Person)</text:p>
      <text:p text:style-name="P4">
出版商: Укринформ (Organization)</text:p>
      <text:p text:style-name="P4">
出版时间: 2023-05-29T15:58:17+03:00</text:p>
      <text:p text:style-name="P4">
修改时间: 2023-05-29T15:58:17+03:00</text:p>
      <text:p text:style-name="P4">
描述: Naftogaz法律顾问已制定了一项策略，以从俄罗斯获得50亿美元的强制回收。 根据该决定，美国于今年4月由海牙仲裁法庭作出。  - 乌克林。</text:p>
      <text:p text:style-name="P4">
图片: ['<text:a xlink:type="simple" xlink:href="https://static.ukrinform.com/photos/2019_09/thumb_files/630_360_1568720074-936.jpg" text:style-name="Internet_20_link" text:visited-style-name="Visited_20_Internet_20_Link">
630_360_15687...</text:a>
']</text:p>
      <text:p text:style-name="P4">
标签: ['Гаага', 'Компенсація', 'Крим', 'Нафтогаз', 'Трибунал', 'Росія', 'Чернишов']</text:p>
      <text:p text:style-name="P4">
类型: Article</text:p>
      <!--METADATA-->
      <text:p text:style-name="P4">
<draw:frame draw:style-name="fr1" draw:name="Image120" text:anchor-type="as-char" svg:width="6.9236in" svg:height="3.956343in" draw:z-index="0">
<draw:image xlink:href="../Images/yкринформ/2023-05-29T15-58-17-03-00/630_360_1568720074-936.jpg" xlink:type="simple" xlink:show="embed" xlink:actuate="onLoad" draw:mime-type="image/jpeg"/>
</draw:frame>
Naftogaz的法律主义者制定了一项战略，以从俄罗斯恢复50亿美元。 根据这一决定，美国于今年4月，海牙批准了仲裁法庭。</text:p>
      <text:p text:style-name="P4">
乌克兰Oleksiy Chernyshov Vinter的Naftogaz董事会主席!(https://www.naftogaz.com/interviews/ukraine-will-become-the-power-bank-of-europe-interview-for-nv)。</text:p>
      <text:p text:style-name="P4">
“这项解决方案是纳夫塔斯(Naftogaz)在能源方面的巨大胜利。该团队工作了六年以上。当然，我们不希望支付这些资金。因此，我们的法律顾问 - 国际法律公司Conington&amp;Burling LLP-制定了可信赖的策略](https://www.ukrinform.ua/tag-tribunal)“， - 他说。</text:p>
      <text:p text:style-name="P4">
<text:span text:style-name="T5">
foto：naftogaz</text:span>
</text:p>
      <text:p text:style-name="P4">
Chernyshov强调，Naftogaz将采用执行仲裁裁决的所有可用机制，包括在国外逮捕俄罗斯财产。 据他说，这可能需要几年的时间，但钱将完全是收集的。</text:p>
      <text:p text:style-name="P4">
<text:span text:style-name="T4">
另请阅读：</text:span>
 [Naftogaz案中海牙的法院裁决正在成为Galushchenko]](https://www.ukrinform.ua/rubric-economy/3698512-risenna-sudu-v-gaazi-za-spravou-naftogazu-stane-precedentom-dla-insih-kompanij-galusenko.html)纳夫塔斯(Naftogaz)负责人补充说：“海牙决定是由于俄罗斯侵略而受到影响的其他公司的先例。它证明俄罗斯在战场和法律权利上可以赢得胜利。”</text:p>
      <text:p text:style-name="P4">
正如乌克林福姆(Ukrinform)报道的那样，2023年4月12日在海牙永久性Palatitreti法院领导下的仲裁法庭<text:a xlink:type="simple" xlink:href="https://www.ukrinform.ua/rubric-crimea/3695306-sud-u-gaazi-zobovazav-rosiu-splatiti-5-milardiv-kompensacii-za-zbitki-naftogazu-v-krimu.html" text:style-name="Internet_20_link" text:visited-style-name="Visited_20_Internet_20_Link">
迫使俄罗斯联邦不得不支付50亿美元的损失赔偿赔偿</text:a>
，2014年，克里米亚的naftogaz公司的资产。</text:p>
      <text:p text:style-name="P4">
News Source: <text:a xlink:type="simple" xlink:href="https://www.ukrinform.ua/rubric-crimea/3715659-naftogaz-mae-strategiu-primusovogo-stagnenna-5-milardiv-kompensacii-z-rosii-za-majno-u-krimu.html" text:style-name="Internet_20_link" text:visited-style-name="Visited_20_Internet_20_Link">
https://www.ukrinform.ua/rubric-crimea/3715659-naftogaz-mae-strategiu-primusovogo-stagnenna-5-milardiv-kompensacii-z-rosii-za-majno-u-krimu.html</text:a>
</text:p>
      <!--NEWS-->
      <text:h text:style-name="P10" text:outline-level="1">
<text:span text:style-name="T4">
外国投资者一年从俄罗斯带来了360亿美元 - 分析师</text:span>
</text:h>
      <text:p text:style-name="P4">
作者: Ukrinform (Person)</text:p>
      <text:p text:style-name="P4">
出版商: Укринформ (Organization)</text:p>
      <text:p text:style-name="P4">
出版时间: 2023-05-29T16:02:21+03:00</text:p>
      <text:p text:style-name="P4">
修改时间: 2023-05-29T16:02:21+03:00</text:p>
      <text:p text:style-name="P4">
描述: Закордонні інвестори, що залишили російський ринок і продали свій бізнес у РФ, за рік вивели з Росії близько 36 мільярдів доларів. — Укрінформ.</text:p>
      <text:p text:style-name="P4">
图片: ['<text:a xlink:type="simple" xlink:href="https://static.ukrinform.com/photos/2021_11/thumb_files/630_360_1638095829-464.jpg" text:style-name="Internet_20_link" text:visited-style-name="Visited_20_Internet_20_Link">
630_360_16380...</text:a>
']</text:p>
      <text:p text:style-name="P4">
标签: ['Інвестиції', 'Гроші', 'Росія']</text:p>
      <text:p text:style-name="P4">
类型: Article</text:p>
      <!--METADATA-->
      <text:p text:style-name="P4">
<draw:frame draw:style-name="fr1" draw:name="Image122" text:anchor-type="as-char" svg:width="6.9236in" svg:height="3.956343in" draw:z-index="0">
<draw:image xlink:href="../Images/yкринформ/2023-05-29T16-02-21-03-00/630_360_1638095829-464.jpg" xlink:type="simple" xlink:show="embed" xlink:actuate="onLoad" draw:mime-type="image/jpeg"/>
</draw:frame>
离开俄罗斯市场并在俄罗斯联邦出售业务的外国投资者，从俄罗斯大约360亿美元。</text:p>
      <text:p text:style-name="P4">
俄罗斯银行“ BCF” Maxim Osadchy的分析局负责人报告了此类数据，并报告了乌克林福姆。(https://www.dw.com/ru/pokinuvsie-rf-zarubeznye-kompanii-vyveli-36-mlrd-dollarov/a-65761816)。</text:p>
      <text:p text:style-name="P4">
“在帕累托规则80/20的资产规模的假设中，可以对外国[投资者]的数量表示赞赏(https://www.ukrinform.ua/tag-investicii)从俄罗斯出发，资本为3600万美元，”  - 通过分析俄罗斯联邦名人银行的数据得出这一结论。</text:p>
      <text:p text:style-name="P4">
<text:span text:style-name="T4">
另请阅读：</text:span>
 <text:a xlink:type="simple" xlink:href="https://www.ukrinform.ua/rubric-economy/3713459-rosijskij-centrobank-takoz-voue-z-ukrainou-bloomberg.html" text:style-name="Internet_20_link" text:visited-style-name="Visited_20_Internet_20_Link">
俄罗斯中央银行也与乌克兰战斗-Bloomberg</text:a>
</text:p>
      <text:p text:style-name="P4">
Згідно з ними, з березня 2022 р. по березень 2023 року компанії, що пішли зРФ, здійснили 200 угод з продажу активів. При цьому лише 20% із них продалиактиви вартістю понад 100 мільйонів доларів.</text:p>
      <text:p text:style-name="P4">
<text:span text:style-name="T4">
Читайте також:</text:span>
 <text:a xlink:type="simple" xlink:href="https://www.ukrinform.ua/rubric-economy/3711958-cerez-sankcii-na-naftu-rosia-vtratila-40-milardiv.html" text:style-name="Internet_20_link" text:visited-style-name="Visited_20_Internet_20_Link">
 <text:span text:style-name="T4">
Через</text:span>
 <text:span text:style-name="T4">
санкції</text:span>
 на <text:span text:style-name="T4">
нафту</text:span>
 <text:span text:style-name="T4">
Росія</text:span>
 <text:span text:style-name="T4">
втратила</text:span>
$40 <text:span text:style-name="T4">
мільярдів</text:span>
 </text:a>
据报道，截至2023年1月，179家公司完成了Rivne Market的退出，1159正在退出。</text:p>
      <text:p text:style-name="P4">
News Source: <text:a xlink:type="simple" xlink:href="https://www.ukrinform.ua/rubric-economy/3715660-inozemni-investori-za-rik-viveli-z-rosii-36-milardiv-analitik.html" text:style-name="Internet_20_link" text:visited-style-name="Visited_20_Internet_20_Link">
https://www.ukrinform.ua/rubric-economy/3715660-inozemni-investori-za-rik-viveli-z-rosii-36-milardiv-analitik.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29T16:03:00+03:00</text:p>
      <text:p text:style-name="P4">
修改时间: 2023-05-29T16:0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23" text:anchor-type="as-char" svg:width="6.9236in" svg:height="3.956343in" draw:z-index="0">
<draw:image xlink:href="../Images/yкринформ/2023-05-29T16-0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24" text:anchor-type="as-char" svg:width="6.9236in" svg:height="6.9236in" draw:z-index="0">
<draw:image xlink:href="../Images/yкринформ/2023-05-29T16-0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25" text:anchor-type="as-char" svg:width="6.9236in" svg:height="6.9236in" draw:z-index="0">
<draw:image xlink:href="../Images/yкринформ/2023-05-29T16-0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26" text:anchor-type="as-char" svg:width="6.9236in" svg:height="6.9236in" draw:z-index="0">
<draw:image xlink:href="../Images/yкринформ/2023-05-29T16-0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27" text:anchor-type="as-char" svg:width="6.9236in" svg:height="6.9236in" draw:z-index="0">
<draw:image xlink:href="../Images/yкринформ/2023-05-29T16-03-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帕维尔的大都市状况持续了30天</text:span>
</text:h>
      <text:p text:style-name="P4">
作者: Ukrinform (Person)</text:p>
      <text:p text:style-name="P4">
出版商: Укринформ (Organization)</text:p>
      <text:p text:style-name="P4">
出版时间: 2023-05-29T16:09:42+03:00</text:p>
      <text:p text:style-name="P4">
修改时间: 2023-05-29T16:09:42+03:00</text:p>
      <text:p text:style-name="P4">
描述: 基辅索罗门斯基地区法院继续以24小时的逮捕为30天的基辅 - 佩奇斯克拉夫拉·保罗的专家限制了一项限制。  - 乌克林。</text:p>
      <text:p text:style-name="P4">
图片: ['<text:a xlink:type="simple" xlink:href="https://static.ukrinform.com/photos/2023_04/thumb_files/630_360_1682085521-678.jpg" text:style-name="Internet_20_link" text:visited-style-name="Visited_20_Internet_20_Link">
630_360_16820...</text:a>
']</text:p>
      <text:p text:style-name="P4">
标签: ['Суд', 'Митрополит УПЦ МП Павло']</text:p>
      <text:p text:style-name="P4">
类型: Article</text:p>
      <!--METADATA-->
      <text:p text:style-name="P4">
<draw:frame draw:style-name="fr1" draw:name="Image128" text:anchor-type="as-char" svg:width="6.9236in" svg:height="3.956343in" draw:z-index="0">
<draw:image xlink:href="../Images/yкринформ/2023-05-29T16-09-42-03-00/630_360_1682085521-678.jpg" xlink:type="simple" xlink:show="embed" xlink:actuate="onLoad" draw:mime-type="image/jpeg"/>
</draw:frame>
基辅索罗门斯基地区法院继续以24小时的逮捕为30天的基辅 - 佩奇斯克拉夫拉·保罗的专家限制了一项限制。</text:p>
      <text:p text:style-name="P4">
大都会尼基塔·奇克曼(Nikita Chekman)的律师在给乌克林福姆(Ukrinform)的评论中说了这一点。</text:p>
      <text:p text:style-name="P4">
“续30天(保罗的预防措施。). Будемо оскаржувати(该法院命令 - 编辑。)“， - 他说。</text:p>
      <text:p text:style-name="P4">
<text:span text:style-name="T4">
另请阅读：</text:span>
 <text:a xlink:type="simple" xlink:href="https://www.ukrinform.ua/rubric-society/3690008-viselenna-upc-mp-iz-kievopecerskoi-lavri-moze-trivati-misacami-ekspert.html" text:style-name="Internet_20_link" text:visited-style-name="Visited_20_Internet_20_Link">
来自基辅-Pechersk Lavra的UOC -MP驱逐可能是长期的 - 专家</text:a>
据报道，4月1日，基辅的舍维奇夫斯基地方法院选举了乌克兰东正教大都会的前塞勒斯克劳雷尔(莫斯科宗主)保罗(天鹅)预防措施以舌头逮捕的形式。</text:p>
      <text:p text:style-name="P4">
乌克兰的安全局已通知他涉嫌辩护和武装侵略俄罗斯联邦针对乌克兰的诉讼(《刑法》第161条)以及违反公民平等，具体取决于其种族，国家区域隶属关系(艺术。 刑法的436-2).</text:p>
      <text:p text:style-name="P4">
News Source: <text:a xlink:type="simple" xlink:href="https://www.ukrinform.ua/rubric-society/3715663-zapobiznij-zahid-mitropolitu-pavlu-prodovzili-na-30-dib.html" text:style-name="Internet_20_link" text:visited-style-name="Visited_20_Internet_20_Link">
https://www.ukrinform.ua/rubric-society/3715663-zapobiznij-zahid-mitropolitu-pavlu-prodovzili-na-30-dib.html</text:a>
</text:p>
      <!--NEWS-->
      <text:h text:style-name="P10" text:outline-level="1">
<text:span text:style-name="T4">
宣布普希林的同事涉嫌</text:span>
</text:h>
      <text:p text:style-name="P4">
作者: Ukrinform (Person)</text:p>
      <text:p text:style-name="P4">
出版商: Укринформ (Organization)</text:p>
      <text:p text:style-name="P4">
出版时间: 2023-05-29T16:09:54+03:00</text:p>
      <text:p text:style-name="P4">
修改时间: 2023-05-29T16:09:54+03:00</text:p>
      <text:p text:style-name="P4">
描述: 执法人员宣布怀疑恐怖组织领导人“ DNR” DNR“ DENIS” DENIS ALEXEI NIKONOROV的“行政”负责人。  - 乌克林。</text:p>
      <text:p text:style-name="P4">
图片: ['<text:a xlink:type="simple" xlink:href="https://static.ukrinform.com/photos/2023_05/thumb_files/630_360_1685365417-184.jpg" text:style-name="Internet_20_link" text:visited-style-name="Visited_20_Internet_20_Link">
630_360_16853...</text:a>
']</text:p>
      <text:p text:style-name="P4">
标签: ['Донеччина', 'СБУ', 'Держзрада', 'Пушилін', 'Війна з Росією']</text:p>
      <text:p text:style-name="P4">
类型: Article</text:p>
      <!--METADATA-->
      <text:p text:style-name="P4">
<draw:frame draw:style-name="fr1" draw:name="Image129" text:anchor-type="as-char" svg:width="6.9236in" svg:height="3.956343in" draw:z-index="0">
<draw:image xlink:href="../Images/yкринформ/2023-05-29T16-09-54-03-00/630_360_1685365417-184.jpg" xlink:type="simple" xlink:show="embed" xlink:actuate="onLoad" draw:mime-type="image/jpeg"/>
</draw:frame>
执法人员宣布怀疑丹尼斯·普希林·奥利克斯·尼科诺洛夫(Denis Oleksiy Nikonorov)的丹尼斯·尼科诺夫(Denis Pushilin)的“行政”主席。</text:p>
      <text:p text:style-name="P4">
根据乌克林福姆的说法，乌克兰的安全局在[Telegram]中报告(https://t.me/SBUkr/8464)。</text:p>
      <text:p text:style-name="P4">
“ SBU与州调查局一起收集了Alexeyanikonorov的证据，Alexeyanikonorov负责丹尼斯·普希林(Denis)恐怖组织恐怖组织“ DNR”领导人的“管理”，这是信息。</text:p>
      <text:p text:style-name="P4">
Nikonorov是基辅Holosiivskyi地区的州税务检查局的前高级经营者。</text:p>
      <text:p text:style-name="P4">
2014年，他未经授权离开了服务地点，并非法通过了顿涅茨克地区的占领部分。</text:p>
      <text:p text:style-name="P4">
<text:span text:style-name="T4">
另请阅读：</text:span>
 <text:a xlink:type="simple" xlink:href="https://www.ukrinform.ua/rubric-crimea/3714023-zurnalisti-znajsli-v-krimu-biznes-eksministra-tabacnika.html" text:style-name="Internet_20_link" text:visited-style-name="Visited_20_Internet_20_Link">
新闻记者在克里米亚发现了出色的tabachnik的业务</text:a>
在那儿，他加入了恐怖分子，随后进入了普希林的最近环境。 正是通过他的保护，尼科诺罗夫(Nikonorov)在“ DNR人民理事会”中担任了领先的“职位”，自2018年12月以来，他领导了普希林的“行政”。</text:p>
      <text:p text:style-name="P4">
自全面入侵俄罗斯以来，叛徒直接参与了莫斯科关于克里姆林宫政权在顿涅茨克地区临时占领地区传播的指示。</text:p>
      <text:p text:style-name="P4">
根据该人的证据，该人被告知怀疑CC。 1，2乌克兰《刑法》第111条(<text:a xlink:type="simple" xlink:href="https://www.ukrinform.ua/tag-derzzrada" text:style-name="Internet_20_link" text:visited-style-name="Visited_20_Internet_20_Link">
国家背叛</text:a>
 ).</text:p>
      <text:p text:style-name="P4">
<text:span text:style-name="T4">
Читайте також:</text:span>
 <text:a xlink:type="simple" xlink:href="https://www.ukrinform.ua/rubric-polytics/3707691-eksdeputatam-carovu-svatasu-i-markovu-ogolosili-pidozri-u-derzzradi.html" text:style-name="Internet_20_link" text:visited-style-name="Visited_20_Internet_20_Link">
 Ексдепутатам Царьову, Святашу і Маркову оголосили підозриу держзраді </text:a>
他躲在乌克兰东部临时捕获的领土上的正义。 正在进行复杂的措施，将叛徒带入参考。</text:p>
      <text:p text:style-name="P4">
攻击者受到生命监禁的威胁。</text:p>
      <text:p text:style-name="P4">
正如乌克林福姆报道的那样，执法人员<text:a xlink:type="simple" xlink:href="https://www.ukrinform.ua/rubric-regions/3709710-pidozru-v-terorizmi-ogolosili-zastupniku-genprokurora-dnr-gromadaninu-rosii.html" text:style-name="Internet_20_link" text:visited-style-name="Visited_20_Internet_20_Link">
宣布怀疑</text:a>
联邦公民扮演着被称为“ DNR的检察长”的“第一代副主席”。</text:p>
      <text:p text:style-name="P4">
News Source: <text:a xlink:type="simple" xlink:href="https://www.ukrinform.ua/rubric-regions/3715664-poplicniku-pusilina-ogolosili-pidozru-v-derzzradi.html" text:style-name="Internet_20_link" text:visited-style-name="Visited_20_Internet_20_Link">
https://www.ukrinform.ua/rubric-regions/3715664-poplicniku-pusilina-ogolosili-pidozru-v-derzzradi.html</text:a>
</text:p>
      <!--NEWS-->
      <text:h text:style-name="P10" text:outline-level="1">
<text:span text:style-name="T4">
在英国，乌克兰战士学会在战斗中克服障碍</text:span>
</text:h>
      <text:p text:style-name="P4">
作者: Ukrinform (Person)</text:p>
      <text:p text:style-name="P4">
出版商: Укринформ (Organization)</text:p>
      <text:p text:style-name="P4">
出版时间: 2023-05-29T16:10:00+03:00</text:p>
      <text:p text:style-name="P4">
修改时间: 2023-05-29T16:10:00+03:00</text:p>
      <text:p text:style-name="P4">
描述: 在英国，在新西兰讲师的领导下，乌克兰军人正在学习通过模仿战斗条件的手段来克服特殊的障碍条。  - 乌克林。</text:p>
      <text:p text:style-name="P4">
图片: ['<text:a xlink:type="simple" xlink:href="https://static.ukrinform.com/photos/2023_05/thumb_files/630_360_1685365630-9844.jpeg" text:style-name="Internet_20_link" text:visited-style-name="Visited_20_Internet_20_Link">
630_360_16853...</text:a>
']</text:p>
      <text:p text:style-name="P4">
标签: ['Британія', 'Генштаб', 'ЗСУ', 'Військові навчання', 'Нова Зеландія']</text:p>
      <text:p text:style-name="P4">
类型: Article</text:p>
      <!--METADATA-->
      <text:p text:style-name="P4">
<draw:frame draw:style-name="fr1" draw:name="Image131" text:anchor-type="as-char" svg:width="6.9236in" svg:height="3.956343in" draw:z-index="0">
<draw:image xlink:href="../Images/yкринформ/2023-05-29T16-10-00-03-00/630_360_1685365630-9844.jpeg" xlink:type="simple" xlink:show="embed" xlink:actuate="onLoad" draw:mime-type="image/jpeg"/>
</draw:frame>
英国英国，乌克兰军事人员在单北部的教师的指导下正在学习克服特殊的障碍条，以使用模仿战斗条件的手段。</text:p>
      <text:p text:style-name="P4">
根据乌克兰武装部队的乌克林福姆(Ukrinform)的说法，乌克兰武装部队报告了紫外线[Facebook]。(https://www.facebook.com/GeneralStaff.ua/posts/pfbid02CA1YJBDuq9iRqx87qv5A6bSSbVmHbpcFQsP5uE6sVLDVMskVQqmozfZCiDtLstt9l?locale=uk_UA)“新西兰国防军的军事讲师在跨国教育行动“ Interflex”的框架内进行乌克兰武装部队的课程，对个人员工[乌克兰武装部队]的基本一般军事培训。(https://www.ukrinform.ua/tag-zsu)尤其是英国，要解决战斗条件的特殊障碍，这有助于正确地为乌克兰士兵做好准备，以保护乌克兰免受俄罗斯侵略的侵害，”  - 将会在此信息中。</text:p>
      <text:p text:style-name="P4">
</text:p>
      <text:p text:style-name="P4">
<text:span text:style-name="T4">
另请阅读：</text:span>
 <text:a xlink:type="simple" xlink:href="https://www.ukrinform.ua/rubric-ato/3715013-genstab-pokazav-ak-u-britanii-ukrainski-novobranci-vidpracovuut-vedenna-oboronnogo-bou.html" text:style-name="Internet_20_link" text:visited-style-name="Visited_20_Internet_20_Link">
总参谋部展示了在英国**乌克兰新爆发是如何的防御战斗</text:a>
据总裁说，新西兰的索洛博罗夫主义者的高素质军事讲师有助于将武装部队的武装部队转变为有能力的士兵，教导他们的技能，这些技能是生存和有效的战斗所需的技能。</text:p>
      <text:p text:style-name="P4">
据乌克林福姆(Ukrinform)报道，2022年8月15日[新西兰政府。(https://www.ukrinform.ua/rubric-ato/3550712-nova-zelandia-dolucitsa-do-programi-navcanna-ukrainskih-vijskovih-u-britanii.html)派遣120名军事教练在英国准备乌克兰军队。</text:p>
      <text:p text:style-name="P4">
同年11月，据说将送往英国<text:a xlink:type="simple" xlink:href="https://www.ukrinform.ua/rubric-ato/3613761-nova-zelandia-vidpravit-se-66-vijskovih-do-britanii-dla-navcanna-zsu.html" text:style-name="Internet_20_link" text:visited-style-name="Visited_20_Internet_20_Link">
另外66名军事军人</text:a>
新西兰武装着乌克兰军队。</text:p>
      <text:p text:style-name="P4">
News Source: <text:a xlink:type="simple" xlink:href="https://www.ukrinform.ua/rubric-ato/3715665-u-britanii-ukrainski-bijci-vcatsa-dolati-smugi-pereskod-pid-cas-bou.html" text:style-name="Internet_20_link" text:visited-style-name="Visited_20_Internet_20_Link">
https://www.ukrinform.ua/rubric-ato/3715665-u-britanii-ukrainski-bijci-vcatsa-dolati-smugi-pereskod-pid-cas-bou.html</text:a>
</text:p>
      <!--NEWS-->
      <text:h text:style-name="P10" text:outline-level="1">
<text:span text:style-name="T4">
在基辅，警察拘留了两名拍摄防空工作的男子</text:span>
</text:h>
      <text:p text:style-name="P4">
作者: Ukrinform (Person)</text:p>
      <text:p text:style-name="P4">
出版商: Укринформ (Organization)</text:p>
      <text:p text:style-name="P4">
出版时间: 2023-05-29T16:16:13+03:00</text:p>
      <text:p text:style-name="P4">
修改时间: 2023-05-29T16:16:13+03:00</text:p>
      <text:p text:style-name="P4">
描述: 在基辅，警察拘留了两名拍摄防空的男子。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Київ', 'ППО']</text:p>
      <text:p text:style-name="P4">
类型: Article</text:p>
      <!--METADATA-->
      <text:p text:style-name="P4">
<draw:frame draw:style-name="fr1" draw:name="Image133" text:anchor-type="as-char" svg:width="6.9236in" svg:height="3.956343in" draw:z-index="0">
<draw:image xlink:href="../Images/yкринформ/2023-05-29T16-16-13-03-00/630_360_1507654552-5163.jpeg" xlink:type="simple" xlink:show="embed" xlink:actuate="onLoad" draw:mime-type="image/jpeg"/>
</draw:frame>
在京东，她拘留了两名拍摄防空的男子。</text:p>
      <text:p text:style-name="P4">
根据乌克林福姆的报道，它报告了<text:a xlink:type="simple" xlink:href="https://kyiv.npu.gov.ua/news/stolychni-pravookhorontsi-vykryly-dvokh-molodykiv-iaki-znimaly-robotu-ppo" text:style-name="Internet_20_link" text:visited-style-name="Visited_20_Internet_20_Link">
基辅警察通讯部</text:a>
。</text:p>
      <text:p text:style-name="P4">
“今天，基辅警察在特别行102上收到了当地梅斯卡的消息，其中两个不知名的人拍摄了防空。</text:p>
      <text:p text:style-name="P4">
一个小时之内，警方在基辅的Svyatoshinsky区之一的一名23岁男子发现了一名23岁男子。 为了在首都搜索另一个，引入了警察行动。 在半小时内，执法人员在Ushakova街上停下来。</text:p>
      <text:p text:style-name="P4">
<text:span text:style-name="T4">
另请阅读：</text:span>
 <text:a xlink:type="simple" xlink:href="https://www.ukrinform.ua/rubric-regions/3715561-nebitov-pro-nicnij-obstril-kiivsini-policia-pracue-na-13-lokaciah.html" text:style-name="Internet_20_link" text:visited-style-name="Visited_20_Internet_20_Link">
Nebitov-关于基辅地区的夜间炮击：警察在13个地点工作</text:a>
警方说：“当地居民被带到Svyatoshinsky警察局提供解释，然后移交给乌克兰安全局的雇员，采取进一步的程序行动。”</text:p>
      <text:p text:style-name="P4">
基辅警方再次召回了对防空的照片和视频录制的禁令。</text:p>
      <text:p text:style-name="P4">
正如乌克林福姆报道的那样，[敌人在基夫地区发布了11枚弹道伊克导弹“ Iskander”]](https://www.ukrinform.ua/rubric-ato/3715591-vorog-vipustiv-po-kiivsini-11-balisticnih-i-krilatih-raket-iskander-ppo-znisila-vsi-cili.html)，防空军摧毁了所有目标。</text:p>
      <text:p text:style-name="P4">
News Source: <text:a xlink:type="simple" xlink:href="https://www.ukrinform.ua/rubric-kyiv/3715668-u-kievi-policia-zatrimala-dvoh-colovikiv-aki-znimali-robotu-ppo.html" text:style-name="Internet_20_link" text:visited-style-name="Visited_20_Internet_20_Link">
https://www.ukrinform.ua/rubric-kyiv/3715668-u-kievi-policia-zatrimala-dvoh-colovikiv-aki-znimali-robotu-ppo.html</text:a>
</text:p>
      <!--NEWS-->
      <text:h text:style-name="P10" text:outline-level="1">
<text:span text:style-name="T4">
波兰对365名白俄罗斯官员实施了制裁，因为</text:span>
</text:h>
      <text:p text:style-name="P4">
作者: Ukrinform (Person)</text:p>
      <text:p text:style-name="P4">
出版商: Укринформ (Organization)</text:p>
      <text:p text:style-name="P4">
出版时间: 2023-05-29T16:17:00+03:00</text:p>
      <text:p text:style-name="P4">
修改时间: 2023-05-29T16:17:00+03:00</text:p>
      <text:p text:style-name="P4">
描述: 波兰对365名白俄罗斯公民实施了制裁，以及与俄罗斯资本有关的20个商业实体和16人的冷冻资产，与白俄罗斯血统新闻工作者Azhaw Vidobut有关。  - 乌克林。</text:p>
      <text:p text:style-name="P4">
图片: ['<text:a xlink:type="simple" xlink:href="https://static.ukrinform.com/photos/2017_08/thumb_files/630_360_1501684578-8064.jpg" text:style-name="Internet_20_link" text:visited-style-name="Visited_20_Internet_20_Link">
630_360_15016...</text:a>
']</text:p>
      <text:p text:style-name="P4">
标签: ['Білорусь', 'Польща', 'Санкції', 'Журналіст']</text:p>
      <text:p text:style-name="P4">
类型: Article</text:p>
      <!--METADATA-->
      <text:p text:style-name="P4">
<draw:frame draw:style-name="fr1" draw:name="Image136" text:anchor-type="as-char" svg:width="6.9236in" svg:height="3.956343in" draw:z-index="0">
<draw:image xlink:href="../Images/yкринформ/2023-05-29T16-17-00-03-00/630_360_1501684578-8064.jpg" xlink:type="simple" xlink:show="embed" xlink:actuate="onLoad" draw:mime-type="image/jpeg"/>
</draw:frame>
波兰已被批准了365名白俄罗斯公民，以及与俄罗斯首都有关的20个经济实体和16人的冷冻资产，该资产与白俄罗斯的波兰人判决有关。</text:p>
      <text:p text:style-name="P4">
在[Twitter]中关于它(https://twitter.com/Kaminski_M_/status/1663154482807537664?cxt=HHwWgIC8pZeM25QuAAAA)乌克林福姆报道说，内政部大臣马里乌斯·卡明斯基(Mariusz Kaminsky)报道说。</text:p>
      <text:p text:style-name="P4">
“正如先前报道的那样，我决定将365个公民列入制裁名单，以及冻结财务和经济资产20个实体和其他16个人，主要与俄罗斯首都有关，”  - 卡明斯基。</text:p>
      <text:p text:style-name="P4">
在内政部和政府部<text:a xlink:type="simple" xlink:href="https://www.ukrinform.ua/tag-polsa" text:style-name="Internet_20_link" text:visited-style-name="Visited_20_Internet_20_Link">
波兰</text:a>
值得注意的是，尤其是对159名议员进行了制裁。 由于其他白俄罗斯代表已提交到制裁名单，因此白俄罗斯议会的所有成员都负责波兰制裁。</text:p>
      <text:p text:style-name="P4">
<text:span text:style-name="T4">
另请阅读：</text:span>
 <text:a xlink:type="simple" xlink:href="https://www.ukrinform.ua/rubric-world/3682821-evroparlament-zasudiv-dii-lukasenka-i-zaklikav-do-novih-sankcij-proti-bilorusi.html" text:style-name="Internet_20_link" text:visited-style-name="Visited_20_Internet_20_Link">
欧洲议会谴责卢卡申科的行动，并呼吁对白俄罗斯进行新的崛起</text:a>
这些制裁还对76名白俄罗斯法官，7名检察官，32名地方行政管理代表以及28位权力结构代表实施。 23白俄罗斯州媒体的代表，24名运动员和体育人物，白俄罗斯共和国其他国家机构的8位代表以及8个文化和科学人物受到限制。 企业家也被添加到制裁名单中-15名俄罗斯公民和一名白俄罗斯。 制裁还针对20个经济实体设计(其中19个与俄罗斯有关，一个与白俄罗斯有关).</text:p>
      <text:p text:style-name="P4">
“Ці люди пропагували білоруський режим, а також брали участь у легітимізаціїта підтримці репресивної політики влади в Мінську. Вони також відповідальні заполітично мотивований вирок Анджею Почобуту, ухвалений за фальшивимиобвинуваченнями”, - заявили у МВС Польщі.</text:p>
      <text:p text:style-name="P4">
<text:span text:style-name="T4">
另请阅读：</text:span>
 <text:a xlink:type="simple" xlink:href="https://www.ukrinform.ua/rubric-world/3674455-polsa-ogolosila-personou-non-grata-biloruskogo-vijskovogo-atase.html" text:style-name="Internet_20_link" text:visited-style-name="Visited_20_Internet_20_Link">
波兰已宣布白俄罗斯Actache的非grata人</text:a>
5月26日，据报道，白俄罗斯最高法院于2月8日在格罗德诺(Grodno)保持不变，他谴责了波兰国民少数民族在RB的领导人之一，加西塔·威伯卡(Gazeta Wyborcza)，安德泽(Andzeya)，维多布塔多(Vidobutado)的记者，在严格的制度中，八年。</text:p>
      <text:p text:style-name="P4">
这位49岁的信仰是白俄罗斯波利斯联盟董事会成员，于2021年3月，从那以后一直被拘留。 根据信息<text:a xlink:type="simple" xlink:href="https://spring96.org/ru/news/110693" text:style-name="Internet_20_link" text:visited-style-name="Visited_20_Internet_20_Link">
PC“ Spring”</text:a>
，对初审法院的起诉表明，媒体在1939年被称为侵略乌苏斯州波兰的袭击。 此外，他还被指控发表有关白俄罗斯捍卫波兰少数民族的言论，在Magazyn Polski中在Magazyn Polski上发表的有关白俄罗斯抗议和文字的文章，于2006年写，并致力于Radzovnika-波兰反国际裔司令官之一子弹。</text:p>
      <text:p text:style-name="P4">
人类保护组织被公认为政治犯。</text:p>
      <text:p text:style-name="P4">
在格罗德诺(Grodno)地方法院的判决后，波兰外交部在白俄罗斯被召唤，并抗议谴责。</text:p>
      <text:p text:style-name="P4">
2月份波兰的Seimas采用了一项决议，谴责记者tanvication，这是对白俄罗斯波兰民族少数民族的“压制性”。</text:p>
      <text:p text:style-name="P4">
波兰积极提倡，对俄罗斯的第11套制裁措施也提供了对白俄罗斯的制裁。</text:p>
      <text:p text:style-name="P4">
自2月10日以来，波兰单方面暂停了与白俄罗斯“ Bobrovniki”边境收购的工作，以谴责原因。 作为回应，白俄罗斯禁止波兰航空公司越过白俄罗斯 - 利森尼亚人和白俄罗斯 - 拉特维亚边境点的边界。</text:p>
      <text:p text:style-name="P4">
反过来，波兰单方面暂停了“ Kukuriki”通过的工件，“ Kukuriki”是与白俄罗斯边界唯一的活跃点，用于货运运输。</text:p>
      <text:p text:style-name="P4">
波兰与白俄罗斯之间的关系在2020年8月急剧恶化，因为华沙拒绝认识到RBB总统大选的结果，称明斯克任命新选举。</text:p>
      <text:p text:style-name="P4">
News Source: <text:a xlink:type="simple" xlink:href="https://www.ukrinform.ua/rubric-world/3715669-polsa-zaprovadila-sankcii-proti-365-biloruskih-cinovnikiv-cerez-virok-zurnalistu-pocobutu.html" text:style-name="Internet_20_link" text:visited-style-name="Visited_20_Internet_20_Link">
https://www.ukrinform.ua/rubric-world/3715669-polsa-zaprovadila-sankcii-proti-365-biloruskih-cinovnikiv-cerez-virok-zurnalistu-pocobutu.html</text:a>
</text:p>
      <!--NEWS-->
      <text:h text:style-name="P10" text:outline-level="1">
<text:span text:style-name="T4">
理事会定于5月8日，纪念纳粹主义的一天和胜利</text:span>
</text:h>
      <text:p text:style-name="P4">
作者: Ukrinform (Person)</text:p>
      <text:p text:style-name="P4">
出版商: Укринформ (Organization)</text:p>
      <text:p text:style-name="P4">
出版时间: 2023-05-29T16:19:00+03:00</text:p>
      <text:p text:style-name="P4">
修改时间: 2023-05-29T16:19:00+03:00</text:p>
      <text:p text:style-name="P4">
描述: Verkhovna Rada于5月8日建立，即1939年第二次世界大战 -  1945年在第二次世界大战中击败纳粹主义的那天。  - 乌克林。</text:p>
      <text:p text:style-name="P4">
图片: ['<text:a xlink:type="simple" xlink:href="https://static.ukrinform.com/photos/2021_11/thumb_files/630_360_1638277056-325.jpg" text:style-name="Internet_20_link" text:visited-style-name="Visited_20_Internet_20_Link">
630_360_16382...</text:a>
']</text:p>
      <text:p text:style-name="P4">
标签: ['Депутат', 'Верховна Рада', 'День пам‘яті та перемоги']</text:p>
      <text:p text:style-name="P4">
类型: Article</text:p>
      <!--METADATA-->
      <text:p text:style-name="P4">
<draw:frame draw:style-name="fr1" draw:name="Image137" text:anchor-type="as-char" svg:width="6.9236in" svg:height="3.956343in" draw:z-index="0">
<draw:image xlink:href="../Images/yкринформ/2023-05-29T16-19-00-03-00/630_360_1638277056-325.jpg" xlink:type="simple" xlink:show="embed" xlink:actuate="onLoad" draw:mime-type="image/jpeg"/>
</draw:frame>
Verkhovnarad于1939年 -  1945年的第二次战争中于5月8日建立，即纪念和击败纳粹主义的那天。</text:p>
      <text:p text:style-name="P4">
Yaroslav Zheleznyk对此报告了(https://t.me/yzheleznyak/4150)，报道乌克林福姆。</text:p>
      <text:p text:style-name="P4">
据他说，通过法律“在纪念和击败1939年 -  1945年战争的纳粹主义的那天”(№<text:a xlink:type="simple" xlink:href="https://itd.rada.gov.ua/billInfo/Bills/Card/41893" text:style-name="Internet_20_link" text:visited-style-name="Visited_20_Internet_20_Link">
9278</text:a>
 )317位议员支持。</text:p>
      <text:p text:style-name="P4">
照片：Yaroslav Zheleznyak，TG</text:p>
      <text:p text:style-name="P4">
该文件规定，在1939年 -  1945年的第二次战争中纪念和胜利纳粹主义的日子将于5月8日庆祝。 休息日也将是5月8日。</text:p>
      <text:p text:style-name="P4">
<text:span text:style-name="T4">
另请阅读：</text:span>
 <text:a xlink:type="simple" xlink:href="https://www.ukrinform.ua/rubric-polytics/3706816-komitet-rekomendue-vr-zakonoproekt-pro-vstanovlenna-8-travna-dnem-pamati-ta-peremogi-nad-nacizmom.html" text:style-name="Internet_20_link" text:visited-style-name="Visited_20_Internet_20_Link">
委员会建议在第8天<text:span text:style-name="T4">
的Verkhovna Rada法案</text:span>
 <text:span text:style-name="T4">
 </text:span>
 <text:span text:style-name="T4">
 PAM </text:span>
 <text:span text:style-name="T4">
 </text:span>
'<text:span text:style-name="T4">
'</text:span>
*以及纳粹主义的胜利</text:a>
法律在其出版当天生效。</text:p>
      <text:p text:style-name="P4">
反过来，文化和信息政策部长Oleksandr Tkachenko在<text:a xlink:type="simple" xlink:href="https://t.me/otkachenkokyiv/3651" text:style-name="Internet_20_link" text:visited-style-name="Visited_20_Internet_20_Link">
Telegram</text:a>
他写道，Verkhovna Rada在5月8日建立的决定，即1939年 -  1945年第二次战争中纪念和击败纳粹主义的那天，证实了乌克兰的欧洲观点。</text:p>
      <text:p text:style-name="P4">
“现在正式!我们在一个意识形态的环境中与文明世界一起庆祝，并于5月9日与整个欧洲一起庆祝。通过在5月8日引入记忆和击败纳粹主义，乌克兰加入了第二次世界大战的欧洲胜利传统。乌克兰今天批准了Verkhovnarad 317票，”部长写道。</text:p>
      <text:p text:style-name="P4">
他回忆说，此前总统签署了一项法令，该法令于5月9日定义了欧洲当天。</text:p>
      <text:p text:style-name="P4">
<text:span text:style-name="T4">
另请阅读：</text:span>
 <text:a xlink:type="simple" xlink:href="https://www.ukrinform.ua/rubric-ato/3477681-dii-rosijskoi-armii-pered-dnem-pamati-maut-nagadati-so-zlo-nazavzdi-ne-peremogti-zelenskij.html" text:style-name="Internet_20_link" text:visited-style-name="Visited_20_Internet_20_Link">
俄罗斯军队的行动<text:span text:style-name="T4">
 </text:span>
 <text:span text:style-name="T4">
 </text:span>
 <text:span text:style-name="T4">
 </text:span>
 pam <text:span text:style-name="T4">
'</text:span>
 yati **必须提醒邪恶并没有永远赢得胜利-Zelensky</text:a>
Tkachenko指出，这些决定确实是历史的，并确认了欧洲的乌克兰世界观以及所有苏联的剥夺过程。2014年，政府一级的这种格式得到了乌克兰的机构记忆和文化部的支持。</text:p>
      <text:p text:style-name="P4">
在2015年，总统法令，然后是关于退缩的法律，于5月8日作为记忆与和解的一天证明，节日，但没有产出，5月9日离开，这是击败纳粹主义的一天，因为公众舆论当时准备放弃了。</text:p>
      <text:p text:style-name="P4">
<text:span text:style-name="T4">
另请阅读：</text:span>
 <text:a xlink:type="simple" xlink:href="https://www.ukrinform.ua/rubric-polytics/3473987-vatrovic-rozkritikuvav-radu-za-nespromoznist-perenesti-vidznacenna-dna-peremogi-z-9-na-8-travna.html" text:style-name="Internet_20_link" text:visited-style-name="Visited_20_Internet_20_Link">
Vyatrovich坚持认为，击败纳粹主义的一天在5月8日颤抖，而不是9日</text:a>
2022年，人民副手Volodymyr Vyatrovich于5月9日提交了一项法律，于5月8日成立，这是第二次世界大战中上自纳粹主义的回忆和胜利的一天，并提议于5月与欧洲联盟一起庆祝欧洲的日子9。</text:p>
      <text:p text:style-name="P4">
2023年<text:a xlink:type="simple" xlink:href="https://www.ukrinform.ua/rubric-polytics/3706137-zelenskij-proponue-vidznacati-den-pamati-ta-peremogi-nad-nacizmom-8-travna.html" text:style-name="Internet_20_link" text:visited-style-name="Visited_20_Internet_20_Link">
5月8日成立，乌克兰Volodymyr Zelensky总统提交给乌克兰的Verkhovna Rada</text:a>
在第二次战争中，记忆和胜利纳粹主义。 此外，他根据乌克兰将于5月9日签署欧洲当天的法令签署了该法令。</text:p>
      <text:p text:style-name="P4">
News Source: <text:a xlink:type="simple" xlink:href="https://www.ukrinform.ua/rubric-society/3715670-rada-vstanovila-8-travna-dnem-pamati-ta-peremogi-nad-nacizmom.html" text:style-name="Internet_20_link" text:visited-style-name="Visited_20_Internet_20_Link">
https://www.ukrinform.ua/rubric-society/3715670-rada-vstanovila-8-travna-dnem-pamati-ta-peremogi-nad-nacizmom.html</text:a>
</text:p>
      <!--NEWS-->
      <text:h text:style-name="P10" text:outline-level="1">
<text:span text:style-name="T4">
欧洲乌克兰人国会大会在柏林举行</text:span>
</text:h>
      <text:p text:style-name="P4">
作者: Ukrinform (Person)</text:p>
      <text:p text:style-name="P4">
出版商: Укринформ (Organization)</text:p>
      <text:p text:style-name="P4">
出版时间: 2023-05-29T16:22:00+03:00</text:p>
      <text:p text:style-name="P4">
修改时间: 2023-05-29T16:22:00+03:00</text:p>
      <text:p text:style-name="P4">
描述: 5月27日至28日，欧洲乌克兰人（ECU）的XIV大会在德国首都举行，欧洲乌克兰社区和该组织的客人参加了50名代表。  - 乌克林。</text:p>
      <text:p text:style-name="P4">
图片: ['<text:a xlink:type="simple" xlink:href="https://static.ukrinform.com/photos/2023_05/thumb_files/630_360_1685359274-537.jpg" text:style-name="Internet_20_link" text:visited-style-name="Visited_20_Internet_20_Link">
630_360_16853...</text:a>
']</text:p>
      <text:p text:style-name="P4">
标签: ['Берлін', 'Діаспора', 'Європа', 'Німеччина']</text:p>
      <text:p text:style-name="P4">
类型: Article</text:p>
      <!--METADATA-->
      <text:p text:style-name="P4">
<draw:frame draw:style-name="fr1" draw:name="Image139" text:anchor-type="as-char" svg:width="6.9236in" svg:height="3.956343in" draw:z-index="0">
<draw:image xlink:href="../Images/yкринформ/2023-05-29T16-22-00-03-00/630_360_1685359274-537.jpg" xlink:type="simple" xlink:show="embed" xlink:actuate="onLoad" draw:mime-type="image/jpeg"/>
</draw:frame>
5月27日至28日，欧洲乌克兰人的XIV大会举行(Eku)这是欧洲乌克兰社区的50名代表参加的。</text:p>
      <text:p text:style-name="P4">
根据乌克林福姆的说法，欧洲乌克兰人在[Facebook]上报道了(https://www.facebook.com/EKUkrainians/posts/pfbid0MhNu15j1UHgmAbGHc3rpAyQBF9YBPq3GcDnQsTBgQzugXm9dVYkm5qKddvAcFgGKl).</text:p>
      <text:p text:style-name="P4">
«Під час нарад підкреслено інтерес громад підсилювати мережування організаційв Європі, а також координації на міжнародному рівні для протидії російськимвпливам. Обговорено розвиток дій робочих груп ЄКУ (外交，公共，人道主义，信息)和组织的区域平台。</text:p>
      <text:p text:style-name="P4">
在国会期间，包括Znimenchyna，捷克共和国，波兰，摩尔多瓦，黑山，马其顿北部和佐治亚州在内的年轻组织展示了他们的活动。</text:p>
      <text:p text:style-name="P4">
还选择了该组织的新管理，并采用了新的组织。</text:p>
      <text:p text:style-name="P4">
众所周知，与乌克兰Taspra劳动安全中心的合作伙伴合作将在乌克兰开设一个代表办公室，并加强Vbrussela的工作。</text:p>
      <text:p text:style-name="P4">
Yek对乌克兰在德国和乌克兰组织的大使馆表示感谢。 该事件得到了ICMPD的支持。</text:p>
      <text:p text:style-name="P4">
回想一下乌克兰人世界大会主席(sku)帕维尔·格罗德(Pavel Grod)在前往柏林的旅程中，作为访问欧洲的一部分“在最困难的乌克兰”(MET](https://www.ukrinform.ua/rubric-diaspora/3715488-prezident-sku-zustrivsa-z-nimeckimi-politikami-ta-ukrainskou-gromadou-u-berlini.html)与德国政客和乌克兰格罗马德的代表。</text:p>
      <text:p text:style-name="P4">
<text:span text:style-name="T5">
foto：乌克兰欧洲大会，_乌克兰YouTorganizations的世界大会</text:span>
/ facebook_</text:p>
      <text:p text:style-name="P4">
News Source: <text:a xlink:type="simple" xlink:href="https://www.ukrinform.ua/rubric-diaspora/3715586-u-berlini-vidbuvsa-zizd-evropejskogo-kongresu-ukrainciv.html" text:style-name="Internet_20_link" text:visited-style-name="Visited_20_Internet_20_Link">
https://www.ukrinform.ua/rubric-diaspora/3715586-u-berlini-vidbuvsa-zizd-evropejskogo-kongresu-ukrainciv.html</text:a>
</text:p>
      <!--NEWS-->
      <text:h text:style-name="P10" text:outline-level="1">
<text:span text:style-name="T4">
专家们发现为什么水在威尼斯中央通道中是绿色的原因</text:span>
</text:h>
      <text:p text:style-name="P4">
作者: Ukrinform (Person)</text:p>
      <text:p text:style-name="P4">
出版商: Укринформ (Organization)</text:p>
      <text:p text:style-name="P4">
出版时间: 2023-05-29T16:27:00+03:00</text:p>
      <text:p text:style-name="P4">
修改时间: 2023-05-29T16:27:00+03:00</text:p>
      <text:p text:style-name="P4">
描述: 专家发现为什么在威尼斯大频道中，水是鲜绿色的。  - 乌克林。</text:p>
      <text:p text:style-name="P4">
图片: ['<text:a xlink:type="simple" xlink:href="https://static.ukrinform.com/photos/2023_05/thumb_files/630_360_1685366730-515.jpg" text:style-name="Internet_20_link" text:visited-style-name="Visited_20_Internet_20_Link">
630_360_16853...</text:a>
']</text:p>
      <text:p text:style-name="P4">
标签: ['Італія', 'Вода', 'Венеція', 'Забруднення']</text:p>
      <text:p text:style-name="P4">
类型: Article</text:p>
      <!--METADATA-->
      <text:p text:style-name="P4">
<draw:frame draw:style-name="fr1" draw:name="Image142" text:anchor-type="as-char" svg:width="6.9236in" svg:height="3.956343in" draw:z-index="0">
<draw:image xlink:href="../Images/yкринформ/2023-05-29T16-27-00-03-00/630_360_1685366730-515.jpg" xlink:type="simple" xlink:show="embed" xlink:actuate="onLoad" draw:mime-type="image/jpeg"/>
</draw:frame>
专家提出了为什么在威尼斯大频道中，水是由鲜绿色颜色的。</text:p>
      <text:p text:style-name="P4">
关于它报告<text:a xlink:type="simple" xlink:href="https://www.ansa.it/english/news/2023/05/29/grand-canal-green-stain-substance-identified_ee607336-69cd-4346-b1b3-cab1e2d1ffb5.html" text:style-name="Internet_20_link" text:visited-style-name="Visited_20_Internet_20_Link">
ANSA</text:a>
，报道乌克林福姆。</text:p>
      <text:p text:style-name="P4">
专家发现荧光素 - 一种通常用于诊断眼病的物质。</text:p>
      <text:p text:style-name="P4">
市警察周一表示，在这种情况下，这并不排除任何调查，让人想起阿根廷艺术家威尼斯双年展的表现。</text:p>
      <text:p text:style-name="P4">
早期<text:a xlink:type="simple" xlink:href="https://www.ukrinform.ua/tag-klimat" text:style-name="Internet_20_link" text:visited-style-name="Visited_20_Internet_20_Link">
气候</text:a>
抗议者感兴趣参与事件。</text:p>
      <text:p text:style-name="P4">
<text:span text:style-name="T4">
另请阅读：</text:span>
 <text:a xlink:type="simple" xlink:href="https://www.ukrinform.ua/rubric-world/3712300-ekoaktivisti-zafarbuvali-cornim-vodu-v-rimskomu-fontani-trevi.html" text:style-name="Internet_20_link" text:visited-style-name="Visited_20_Internet_20_Link">
生态活化主义者在罗马上涂了黑水<text:span text:style-name="T4">
喷泉</text:span>
和Trevi</text:a>
正如乌克林福姆报道的<text:a xlink:type="simple" xlink:href="https://www.ukrinform.ua/rubric-world/3715300-voda-u-centralnomu-kanali-venecii-z-nevidomih-pricin-stala-zelenou.html" text:style-name="Internet_20_link" text:visited-style-name="Visited_20_Internet_20_Link">
威尼斯当局已经启动了调查</text:a>
5月28日(星期日)早上，城市中央通道的水成为荧光绿色副本。</text:p>
      <text:p text:style-name="P4">
1968年，阿根廷艺术家尼古拉斯·加西亚·乌里里伯尔(Nicholas Garcia Uribur)在Zelene中画了乌格兰通道水，吸引了社会对生态问题的关注。</text:p>
      <text:p text:style-name="P4">
News Source: <text:a xlink:type="simple" xlink:href="https://www.ukrinform.ua/rubric-world/3715671-eksperti-zasuvali-comu-pozelenila-voda-u-centralnomu-kanali-venecii.html" text:style-name="Internet_20_link" text:visited-style-name="Visited_20_Internet_20_Link">
https://www.ukrinform.ua/rubric-world/3715671-eksperti-zasuvali-comu-pozelenila-voda-u-centralnomu-kanali-venecii.html</text:a>
</text:p>
      <!--NEWS-->
      <text:h text:style-name="P10" text:outline-level="1">
<text:span text:style-name="T4">
议会允许NBU国有化银行</text:span>
</text:h>
      <text:p text:style-name="P4">
作者: Ukrinform (Person)</text:p>
      <text:p text:style-name="P4">
出版商: Укринформ (Organization)</text:p>
      <text:p text:style-name="P4">
出版时间: 2023-05-29T16:28:00+03:00</text:p>
      <text:p text:style-name="P4">
修改时间: 2023-05-29T16:28:00+03:00</text:p>
      <text:p text:style-name="P4">
描述: 整个Verkhovna Rada支持该法案，以改善戒严处从银行撤离程序。  - 乌克林。</text:p>
      <text:p text:style-name="P4">
图片: ['<text:a xlink:type="simple" xlink:href="https://static.ukrinform.com/photos/2020_09/thumb_files/630_360_1599202700-943.jpg" text:style-name="Internet_20_link" text:visited-style-name="Visited_20_Internet_20_Link">
630_360_15992...</text:a>
']</text:p>
      <text:p text:style-name="P4">
标签: ['Банк', 'Нацбанк', 'Націоналізація', 'Санкції', 'Закон', 'Верховна Рада']</text:p>
      <text:p text:style-name="P4">
类型: Article</text:p>
      <!--METADATA-->
      <text:p text:style-name="P4">
<draw:frame draw:style-name="fr1" draw:name="Image143" text:anchor-type="as-char" svg:width="6.9236in" svg:height="3.956343in" draw:z-index="0">
<draw:image xlink:href="../Images/yкринформ/2023-05-29T16-28-00-03-00/630_360_1599202700-943.jpg" xlink:type="simple" xlink:show="embed" xlink:actuate="onLoad" draw:mime-type="image/jpeg"/>
</draw:frame>
Verkhovnarada通常支持该法案，以改善在戒严条件下删除银行展示的程序。</text:p>
      <text:p text:style-name="P4">
这是由MP Yaroslav Zheleznyak在[Telegram]中报道的(https://t.me/yzheleznyak/4150?fbclid=IwAR1VkXql6jnPTOvolps_ztaYwfq_k1RiL5UWBp4GfuE-eEYRS8iAkf1kv6w)，报道乌克林福姆。</text:p>
      <text:p text:style-name="P4">
该文件的目的是确保乌克兰在乌克兰引入的银行体系在国家面前的稳定性，以及与乌克兰RFPRO的军事侵略有关，以及保护存款人和其他储户的权利和利益贷方。</text:p>
      <text:p text:style-name="P4">
该文件旨在抵消风险，特别是通过提供<text:a xlink:type="simple" xlink:href="https://www.ukrinform.ua/tag-nacbank" text:style-name="Internet_20_link" text:visited-style-name="Visited_20_Internet_20_Link">
国家银行</text:a>
在某些情况下，乌克兰与银行或大量参与银行的所有者有关的某些情况下，乌克兰决定：禁止子人士获得或增加对银行的大量参与，引入了撤回系统上重要重要重要性的可能性银行(国有化)在没有他的破产迹象的情况下(у разізастосування до банку або власника істотної участі у ньому блокуючих санкцій).</text:p>
      <text:p text:style-name="P4">
<text:span text:style-name="T4">
Читайте також:</text:span>
 <text:a xlink:type="simple" xlink:href="https://www.ukrinform.ua/rubric-economy/3670475-verhovnij-sud-postaviv-krapku-u-sprobah-kolisnih-vlasnikiv-privatbanku-povernuti-sobi-akcii.html" text:style-name="Internet_20_link" text:visited-style-name="Visited_20_Internet_20_Link">
 Верховний Суд поставив крапку у спробах колишніхвласників ПриватБанку повернути собі акції </text:a>
据报道，国家银行正在为“银行含义”国有化的立法做准备，其名义所有者仍然是俄罗斯科肖夫，弗里德曼和艾文。 任务是扩大简化系统重要银行国有化的理由列表。</text:p>
      <text:p text:style-name="P4">
<text:span text:style-name="T5">
foto：nbu</text:span>
</text:p>
      <text:p text:style-name="P4">
News Source: <text:a xlink:type="simple" xlink:href="https://www.ukrinform.ua/rubric-economy/3715675-parlament-dozvoliv-nbu-nacionalizuvati-banki-pidsankcijnih-vlasnikiv.html" text:style-name="Internet_20_link" text:visited-style-name="Visited_20_Internet_20_Link">
https://www.ukrinform.ua/rubric-economy/3715675-parlament-dozvoliv-nbu-nacionalizuvati-banki-pidsankcijnih-vlasnikiv.html</text:a>
</text:p>
      <!--NEWS-->
      <text:h text:style-name="P10" text:outline-level="1">
<text:span text:style-name="T4">
乌克兰将对伊朗进行50年的制裁 - 理事会批准了NSDC决定</text:span>
</text:h>
      <text:p text:style-name="P4">
作者: Ukrinform (Person)</text:p>
      <text:p text:style-name="P4">
出版商: Укринформ (Organization)</text:p>
      <text:p text:style-name="P4">
出版时间: 2023-05-29T16:30:00+03:00</text:p>
      <text:p text:style-name="P4">
修改时间: 2023-05-29T16:30:00+03:00</text:p>
      <text:p text:style-name="P4">
描述: Verkhovna RadA批准了国家安全委员会对伊朗伊斯兰共和国使用部门经济和其他限制性措施（制裁）的决定。  - 乌克林。</text:p>
      <text:p text:style-name="P4">
图片: ['<text:a xlink:type="simple" xlink:href="https://static.ukrinform.com/photos/2019_10/thumb_files/630_360_1569929254-777.jpg" text:style-name="Internet_20_link" text:visited-style-name="Visited_20_Internet_20_Link">
630_360_15699...</text:a>
']</text:p>
      <text:p text:style-name="P4">
标签: ['Іран', 'РНБО', 'Санкції', 'Верховна Рада']</text:p>
      <text:p text:style-name="P4">
类型: Article</text:p>
      <!--METADATA-->
      <text:p text:style-name="P4">
<draw:frame draw:style-name="fr1" draw:name="Image144" text:anchor-type="as-char" svg:width="6.9236in" svg:height="3.956343in" draw:z-index="0">
<draw:image xlink:href="../Images/yкринформ/2023-05-29T16-30-00-03-00/630_360_1569929254-777.jpg" xlink:type="simple" xlink:show="embed" xlink:actuate="onLoad" draw:mime-type="image/jpeg"/>
</draw:frame>
Verkhovnarad批准了国家安全委员会在使用部门的经济和其他限制性措施的决定(制裁)反对伊朗伊斯兰共和国。</text:p>
      <text:p text:style-name="P4">
MP Yaroslav Zheleznyak报道了这一点(语音派系)在<text:a xlink:type="simple" xlink:href="https://t.me/yzheleznyak/4156" text:style-name="Internet_20_link" text:visited-style-name="Visited_20_Internet_20_Link">
电报</text:a>
，报道乌克林福姆。</text:p>
      <text:p text:style-name="P4">
代理人指定，为了采用决议<text:a xlink:type="simple" xlink:href="https://itd.rada.gov.ua/billInfo/Bills/Card/42001" text:style-name="Internet_20_link" text:visited-style-name="Visited_20_Internet_20_Link">
第9333号</text:a>
328名议员投票。</text:p>
      <text:p text:style-name="P4">
该文件规定了对[伊朗]的50年制裁。(https://www.ukrinform.ua/tag-iran)特别是，完全禁止贸易行动，停止在乌克兰领土上的资源，航班和运输的过境，并防止伊朗居民撤离资本。</text:p>
      <text:p text:style-name="P4">
*!(https://www.ukrinform.ua/rubric-ato/3715133-gumenuk-ne-viklucae-so-masstabna-nicna-ataka-rf-povazana-z-novou-postavkou-droniv-shahed.html)此外，它设想禁止对伊朗的任何投资以及技术的转移，知识产权权利和权利的权利。</text:p>
      <text:p text:style-name="P4">
据报道，<text:a xlink:type="simple" xlink:href="https://www.ukrinform.ua/rubric-polytics/3715203-zelenskij-proponue-zaprovaditi-sankcii-proti-iranu-postanova-vze-v-radi.html" text:style-name="Internet_20_link" text:visited-style-name="Visited_20_Internet_20_Link">
总统沃迪米尔·泽伦斯基(Volodymyr Zelenskyy)建议，5月27日国家安全与国防委员会决定的最高RADA声明</text:a>
，这规定了制裁在伊朗伊斯兰共和国的期限为50年。</text:p>
      <text:p text:style-name="P4">
相关的NSDC决定是由第308/2023号总统法令生效的。</text:p>
      <text:p text:style-name="P4">
News Source: <text:a xlink:type="simple" xlink:href="https://www.ukrinform.ua/rubric-polytics/3715676-ukraina-zastosue-sankcii-proti-iranu-na-50-rokiv-rada-zatverdila-risenna-rnbo.html" text:style-name="Internet_20_link" text:visited-style-name="Visited_20_Internet_20_Link">
https://www.ukrinform.ua/rubric-polytics/3715676-ukraina-zastosue-sankcii-proti-iranu-na-50-rokiv-rada-zatverdila-risenna-rnbo.html</text:a>
</text:p>
      <!--NEWS-->
      <text:h text:style-name="P10" text:outline-level="1">
<text:span text:style-name="T4">
“运动”赢得了乌克兰足球的青年冠军</text:span>
</text:h>
      <text:p text:style-name="P4">
作者: Ukrinform (Person)</text:p>
      <text:p text:style-name="P4">
出版商: Укринформ (Organization)</text:p>
      <text:p text:style-name="P4">
出版时间: 2023-05-29T16:39:04+03:00</text:p>
      <text:p text:style-name="P4">
修改时间: 2023-05-29T16:39:04+03:00</text:p>
      <text:p text:style-name="P4">
描述: 在终点线之前的LVIV居民是巡回赛的冠军。  - 乌克林。</text:p>
      <text:p text:style-name="P4">
图片: ['<text:a xlink:type="simple" xlink:href="https://static.ukrinform.com/photos/2023_05/thumb_files/630_360_1685367430-762.jpg" text:style-name="Internet_20_link" text:visited-style-name="Visited_20_Internet_20_Link">
630_360_16853...</text:a>
']</text:p>
      <text:p text:style-name="P4">
标签: ['Футбол', 'Рух Львів']</text:p>
      <text:p text:style-name="P4">
类型: Article</text:p>
      <!--METADATA-->
      <text:p text:style-name="P4">
<draw:frame draw:style-name="fr1" draw:name="Image145" text:anchor-type="as-char" svg:width="6.9236in" svg:height="3.956343in" draw:z-index="0">
<draw:image xlink:href="../Images/yкринформ/2023-05-29T16-39-04-03-00/630_360_1685367430-762.jpg" xlink:type="simple" xlink:show="embed" xlink:actuate="onLoad" draw:mime-type="image/jpeg"/>
</draw:frame>
到终点线的巡回赛是锦标赛的冠军。</text:p>
      <text:p text:style-name="P4">
乌克林福姆报道，青年队“ Rukh”提前赢得了U19足球冠军，Lviv居民参加了巡回赛，在终点线变得无法获得第二名 -  Dynamo。</text:p>
      <text:p text:style-name="P4">
本赛季结束时，赢得U19锦标赛的主要竞争者是“ Rukh”和“ Dynamo”。 比赛结束前的两轮比赛，球队被划分为五：76。</text:p>
      <text:p text:style-name="P4">
球员“ Rukh”的结果得以获得的结果，从一半开始就取得了进球。 最初，LVIV是由鲁斯兰·尼佩伊皮耶皮耶夫(Ruslan Nepeyipiev)提出的，下半场由下半场组成的冠军赛季丹尼斯·泰斯莱克(Denis Teslyuk)在冠军赛季的第19点罚球。</text:p>
      <text:p text:style-name="P4">
在此结果之后，U19“运动”在最后一轮前保留了比Dynamo的5分优势。 因此，这是他们历史上第一次在乌克兰Zafutball锦标赛的青年和青年锦标赛中取得的胜利。</text:p>
      <text:p text:style-name="P4">
<text:span text:style-name="T4">
另请阅读：</text:span>
 <text:a xlink:type="simple" xlink:href="https://www.ukrinform.ua/rubric-sports/3715440-futbolna-komanda-niva-buzova-zdobula-zoloto-u-cempionati-drugoi-ligi.html" text:style-name="Internet_20_link" text:visited-style-name="Visited_20_Internet_20_Link">
<text:span text:style-name="T4">
足球</text:span>
 Niva团队(布佐瓦)赢得了第二个联赛的金牌</text:a>
正如乌克林福姆报道的那样，在当前赛季，U19终于达到了UEFA的1/8，他以0：1的比分输给了米兰。</text:p>
      <text:p text:style-name="P4">
照片：fcrukh.com</text:p>
      <text:p text:style-name="P4">
News Source: <text:a xlink:type="simple" xlink:href="https://www.ukrinform.ua/rubric-sports/3715677-ruh-vigrav-unackij-cempionat-ukraini-z-futbolu.html" text:style-name="Internet_20_link" text:visited-style-name="Visited_20_Internet_20_Link">
https://www.ukrinform.ua/rubric-sports/3715677-ruh-vigrav-unackij-cempionat-ukraini-z-futbolu.html</text:a>
</text:p>
      <!--NEWS-->
      <text:h text:style-name="P10" text:outline-level="1">
<text:span text:style-name="T4">
Dmytro Kuleba访问了尼日利亚总统的就职典礼</text:span>
</text:h>
      <text:p text:style-name="P4">
作者: Ukrinform (Person)</text:p>
      <text:p text:style-name="P4">
出版商: Укринформ (Organization)</text:p>
      <text:p text:style-name="P4">
出版时间: 2023-05-29T16:42:00+03:00</text:p>
      <text:p text:style-name="P4">
修改时间: 2023-05-29T16:42:00+03:00</text:p>
      <text:p text:style-name="P4">
描述: 乌克兰Dmytro Kuleba外交部长访问了Abudzh尼日利亚总统Bola Ahmed Tinubo的就职典礼。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Інавгурація', 'Дмитро Кулеба', 'Нігерія', 'Президент']</text:p>
      <text:p text:style-name="P4">
类型: Article</text:p>
      <!--METADATA-->
      <text:p text:style-name="P4">
<draw:frame draw:style-name="fr1" draw:name="Image146" text:anchor-type="as-char" svg:width="6.9236in" svg:height="3.956343in" draw:z-index="0">
<draw:image xlink:href="../Images/yкринформ/2023-05-29T16-42-00-03-00/630_360_1685367365-251.jpg" xlink:type="simple" xlink:show="embed" xlink:actuate="onLoad" draw:mime-type="image/jpeg"/>
</draw:frame>
乌克兰法律部长德米特罗·库莱巴(Dmytro Kuleba)访问了阿布吉(Abuji)总统艾哈迈德·蒂诺巴(Bola Ahmed Tinuba)的就职典礼。</text:p>
      <text:p text:style-name="P4">
乌克兰外交负责人在<text:a xlink:type="simple" xlink:href="https://twitter.com/DmytroKuleba/status/1663164170529918977" text:style-name="Internet_20_link" text:visited-style-name="Visited_20_Internet_20_Link">
Twitter</text:a>
，报道乌克林福姆。</text:p>
      <text:p text:style-name="P4">
“作为乌克兰的第一位访问了非洲领导人就职典礼的外交大臣，我很荣幸能够出席总统侵入<text:a xlink:type="simple" xlink:href="https://www.ukrinform.ua/tag-nigeria" text:style-name="Internet_20_link" text:visited-style-name="Visited_20_Internet_20_Link">
尼日利亚</text:a>
Akhmed Tinuba在Abudza的Bolah。我们祝愿他取得巨大的成功，并希望基于着陆的尊重和共同利益发展关系。”部长说。</text:p>
      <text:p text:style-name="P4">
照片：Telegramitra Cooles <text:span text:style-name="T4">
另请阅读：</text:span>
 [Zelensky祝贺新总统<text:span text:style-name="T4">
 Nigeri </text:span>
(https://www.ukrinform.ua/rubric-polytics/3677406-zelenskij-privitav-novogo-prezidenta-nigerii.html)据报道，乌克兰外交部长访问了非洲国家，以纪念弗拉基米尔·泽伦斯基和平总统的公式，并为该国的新承诺开放。</text:p>
      <text:p text:style-name="P4">
第一张照片：Dmytro Kuleba / Facebook</text:p>
      <text:p text:style-name="P4">
News Source: <text:a xlink:type="simple" xlink:href="https://www.ukrinform.ua/rubric-polytics/3715678-dmitro-kuleba-vidvidav-inavguraciu-prezidenta-nigerii.html" text:style-name="Internet_20_link" text:visited-style-name="Visited_20_Internet_20_Link">
https://www.ukrinform.ua/rubric-polytics/3715678-dmitro-kuleba-vidvidav-inavguraciu-prezidenta-nigerii.html</text:a>
</text:p>
      <!--NEWS-->
      <text:h text:style-name="P10" text:outline-level="1">
<text:span text:style-name="T4">
在赫尔森地区，由于炮击，一个人死在自己的房子里</text:span>
</text:h>
      <text:p text:style-name="P4">
作者: Ukrinform (Person)</text:p>
      <text:p text:style-name="P4">
出版商: Укринформ (Organization)</text:p>
      <text:p text:style-name="P4">
出版时间: 2023-05-29T16:43:00+03:00</text:p>
      <text:p text:style-name="P4">
修改时间: 2023-05-29T16:43:00+03:00</text:p>
      <text:p text:style-name="P4">
描述: 在炮弹的导致霍森地区的诺瓦科霍夫社区科扎斯基村，一名61岁的男子在自己的房子里被杀。  - 乌克林。</text:p>
      <text:p text:style-name="P4">
图片: ['<text:a xlink:type="simple" xlink:href="https://static.ukrinform.com/photos/2023_05/thumb_files/630_360_1685367749-306.jpg" text:style-name="Internet_20_link" text:visited-style-name="Visited_20_Internet_20_Link">
630_360_16853...</text:a>
']</text:p>
      <text:p text:style-name="P4">
标签: ['Херсонщина', 'Обстріл', 'Війна з Росією']</text:p>
      <text:p text:style-name="P4">
类型: Article</text:p>
      <!--METADATA-->
      <text:p text:style-name="P4">
<draw:frame draw:style-name="fr1" draw:name="Image148" text:anchor-type="as-char" svg:width="6.9236in" svg:height="3.950003in" draw:z-index="0">
<draw:image xlink:href="../Images/yкринформ/2023-05-29T16-43-00-03-00/630_360_1685367749-306.jpg" xlink:type="simple" xlink:show="embed" xlink:actuate="onLoad" draw:mime-type="image/jpeg"/>
</draw:frame>
由于炮击，在霍森地区的诺沃卡霍夫斯基社区村，有61岁的男子在自己的房子里被杀。</text:p>
      <text:p text:style-name="P4">
关于它在[电报]中报告(https://t.me/khersonskaODA/6235)Presaherson OVA，乌克林福姆报道。</text:p>
      <text:p text:style-name="P4">
消息写道：“由于对科萨特科伊·诺沃卡霍夫斯基(Kozatkoye Novokakhovsky)村庄的炮击，一个61岁的人在自己家里。”</text:p>
      <text:p text:style-name="P4">
<text:span text:style-name="T4">
另请阅读：</text:span>
 [俄罗斯人在哈尔基夫地区击中火箭：在受伤的妇女中，怀孕和儿童]]](https://www.ukrinform.ua/rubric-ato/3715568-raketnij-udar-po-harkivsini-sered-poranenih-litni-zinki-vagitna-i-diti.html)值得注意的是，在金色的光束中听到了大约十二次爆炸，这是敌人的炮弹损坏了私人房屋和农场的九个爆炸。</text:p>
      <text:p text:style-name="P4">
据报道，在赫尔森地区检察官办公室的程序指导下，启动了对违反拼图法律的法律的调查(https://www.ukrinform.ua/tag-vijna)，结合故意糊涂(艺术的第2部分。 乌克兰《刑法》的438).</text:p>
      <text:p text:style-name="P4">
News Source: <text:a xlink:type="simple" xlink:href="https://www.ukrinform.ua/rubric-ato/3715681-na-hersonsini-vnaslidok-obstrilu-colovik-zaginuv-u-vlasnomu-budinku.html" text:style-name="Internet_20_link" text:visited-style-name="Visited_20_Internet_20_Link">
https://www.ukrinform.ua/rubric-ato/3715681-na-hersonsini-vnaslidok-obstrilu-colovik-zaginuv-u-vlasnomu-budinku.html</text:a>
</text:p>
      <!--NEWS-->
      <text:h text:style-name="P10" text:outline-level="1">
<text:span text:style-name="T4">
在Zhytomyr中，在攻击无人机，房屋，锅炉房，医院和教育机构之后</text:span>
</text:h>
      <text:p text:style-name="P4">
作者: Ukrinform (Person)</text:p>
      <text:p text:style-name="P4">
出版商: Укринформ (Organization)</text:p>
      <text:p text:style-name="P4">
出版时间: 2023-05-29T16:53:33+03:00</text:p>
      <text:p text:style-name="P4">
修改时间: 2023-05-29T16:53:33+03:00</text:p>
      <text:p text:style-name="P4">
描述: 在5月28日发生的无人机袭击的结果，在Zhytomyr中，房屋，锅炉房，医院，教育机构和水电设施损坏了损失。  - 乌克林。</text:p>
      <text:p text:style-name="P4">
图片: ['<text:a xlink:type="simple" xlink:href="https://static.ukrinform.com/photos/2022_11/thumb_files/630_360_1668525984-290.jpg" text:style-name="Internet_20_link" text:visited-style-name="Visited_20_Internet_20_Link">
630_360_16685...</text:a>
']</text:p>
      <text:p text:style-name="P4">
标签: ['Обстріл', 'Житомир', 'Війна з Росією']</text:p>
      <text:p text:style-name="P4">
类型: Article</text:p>
      <!--METADATA-->
      <text:p text:style-name="P4">
<draw:frame draw:style-name="fr1" draw:name="Image149" text:anchor-type="as-char" svg:width="6.9236in" svg:height="3.956343in" draw:z-index="0">
<draw:image xlink:href="../Images/yкринформ/2023-05-29T16-53-33-03-00/630_360_1668525984-290.jpg" xlink:type="simple" xlink:show="embed" xlink:actuate="onLoad" draw:mime-type="image/jpeg"/>
</draw:frame>
在Zhytomyr中，5月28日发生的无人机袭击受到房屋，锅炉房，医院，教育机构和水电设施的破坏。</text:p>
      <text:p text:style-name="P4">
根据乌克林福姆的说法，在[Facebook]上(https://www.facebook.com/sukhomlyn.sergey/posts/pfbid02KPNpGRQUmdnPij7kguRA5dY1QMg97PAiMQFd6echxfs5xUv8mTNQnQjCpUCNDdy6l)Zhytomyr Sergey Sukhomlin的市长报道。</text:p>
      <text:p text:style-name="P4">
“从周日开始，市委员会一直在运作，这会造成损失和损失，以及凌晨罢工后的公众。 现在有30多个损坏的住宅建筑物，2家医院，13个损坏程度的热量锅炉的锅炉，Zhytomyrvodokanal的3个物体，12个教育机构...在很大程度上，它受到了损害，” Sukhomlin写道。</text:p>
      <text:p text:style-name="P4">
据他介绍，将通过“行动”方程计划进行公寓和私人住宅中的人口损坏的窗户。</text:p>
      <text:p text:style-name="P4">
<text:span text:style-name="T4">
另请阅读：</text:span>
 <text:a xlink:type="simple" xlink:href="https://www.ukrinform.ua/rubric-regions/3715291-u-zitomiri-vnaslidok-nicnoi-ataki-droniv-poskodzeni-26-budinkiv.html" text:style-name="Internet_20_link" text:visited-style-name="Visited_20_Internet_20_Link">
在<text:span text:style-name="T4">
 zhytomyr </text:span>
，并且由于夜间攻击无人机被损坏26房屋</text:a>
“在公共场所和其他物体上。 这里没有国家的明确算法。 因此，明天我们打电话给非凡的会议。 我们将区分公寓和管理公司以修复损失。”董事长补充说。</text:p>
      <text:p text:style-name="P4">
正如乌克林福姆报道的，在[zhytomyr]中(https://www.ukrinform.ua/tag-zitomir)5月28日，由于夜间敌人的袭击，记录了损害，并在没有人类伤亡的情况下铺设了伤害。</text:p>
      <text:p text:style-name="P4">
武装部队空军的命令说，5月28日晚上，俄罗斯鲁斯基卡(Ruskivska)袭击了乌克兰，伊朗冲击无人机是沙赫136/131的伊朗冲击无人驾驶飞机，从不周围的方向 - 布莱恩斯克地区和南部 - 克拉斯诺达尔地区。 国防军摧毁了52架无人机。</text:p>
      <text:p text:style-name="P4">
<text:span text:style-name="T5">
照片说明性</text:span>
</text:p>
      <text:p text:style-name="P4">
News Source: <text:a xlink:type="simple" xlink:href="https://www.ukrinform.ua/rubric-regions/3715684-u-zitomiri-pisla-ataki-droniv-poskodzeni-budinki-kotelni-likarni-ta-zakladi-osviti-mer.html" text:style-name="Internet_20_link" text:visited-style-name="Visited_20_Internet_20_Link">
https://www.ukrinform.ua/rubric-regions/3715684-u-zitomiri-pisla-ataki-droniv-poskodzeni-budinki-kotelni-likarni-ta-zakladi-osviti-mer.html</text:a>
</text:p>
      <!--NEWS-->
      <text:h text:style-name="P10" text:outline-level="1">
<text:span text:style-name="T4">
第29次UPL的最后一场比赛</text:span>
</text:h>
      <text:p text:style-name="P4">
作者: Ukrinform (Person)</text:p>
      <text:p text:style-name="P4">
出版商: Укринформ (Organization)</text:p>
      <text:p text:style-name="P4">
出版时间: 2023-05-29T16:55:00+03:00</text:p>
      <text:p text:style-name="P4">
修改时间: 2023-05-29T16:55:00+03:00</text:p>
      <text:p text:style-name="P4">
描述: 今天的决斗结果。  - 乌克林。</text:p>
      <text:p text:style-name="P4">
图片: ['<text:a xlink:type="simple" xlink:href="https://static.ukrinform.com/photos/2023_05/thumb_files/630_360_1685368203-352.jpg" text:style-name="Internet_20_link" text:visited-style-name="Visited_20_Internet_20_Link">
630_360_16853...</text:a>
']</text:p>
      <text:p text:style-name="P4">
标签: ['Динамо', 'Футбол', 'Металіст-1925', 'Верес', 'Ворскла', 'Чорноморець', 'ФК Металіст', 'ФК Львів', 'Інгулець', 'Колос Ковалівка', 'Рух Львів']</text:p>
      <text:p text:style-name="P4">
类型: Article</text:p>
      <!--METADATA-->
      <text:p text:style-name="P4">
<draw:frame draw:style-name="fr1" draw:name="Image150" text:anchor-type="as-char" svg:width="6.9236in" svg:height="3.956343in" draw:z-index="0">
<draw:image xlink:href="../Images/yкринформ/2023-05-29T16-55-00-03-00/630_360_1685368203-352.jpg" xlink:type="simple" xlink:show="embed" xlink:actuate="onLoad" draw:mime-type="image/jpeg"/>
</draw:frame>
今天比赛的结果。</text:p>
      <text:p text:style-name="P4">
沃斯克拉赢得了科洛斯(2：0)乌克林福姆报道，得益于目标，费利佩·罗德里格斯(Felipe Rodriguez)和斯凯利(Sklyar)。</text:p>
      <text:p text:style-name="P4">
在另一场比赛中，迪纳摩的比赛日赢得了希瑟(Heather-3：0)的毁灭性胜利。 拉米雷斯(Ramirez)，加尔马什(Garmash)和沃尔申(Voloshin)以发电机为特色。</text:p>
      <text:p text:style-name="P4">
Ingulets克服“ LVIV”(2：0)Kovalev和Sitalo的努力。</text:p>
      <text:p text:style-name="P4">
“ Metalist”让位于“ Minai” -1：2，并提前计划飞往第一联盟。该帐户在会议上开设了Demchenko，Minaj''升级为以准确的Udzhnevsky为代价，并在第75分钟带来了Palamar，Palamar带来了他的球队向前迈出了罚球“ Mina”。</text:p>
      <text:p text:style-name="P4">
1925年的金属主义者失去了克里夫巴斯-0：2，比赛中的进球是在Takarablin的帐户中。</text:p>
      <text:p text:style-name="P4">
切尔诺曼(Chernomorets)无法击败运动-1：3。 上半年，所罗门·乌托博(Solomon-Otabor)和克里姆丘克(Klimchuk)被区分了，在上半场末期，一辆汽车结束时，他的帐户上的一辆汽车被写下了。 在第二个45分钟内，运动证明了毁灭性的分数，克里姆丘克得分。</text:p>
      <text:p text:style-name="P4">
<text:span text:style-name="T4">
另请阅读：</text:span>
 [“ <text:span text:style-name="T4">
 shakhtar </text:span>
”击败了“ dnipro-1”，并提前提前。(https://www.ukrinform.ua/rubric-sports/3715267-sahtar-rozgromiv-dnipro1-i-dostrokovo-stav-cempionom-upl.html)根据乌克林福姆的说法，沙克塔尔·顿涅茨克(Shakhtar Donetsk)成为UPL的早期冠军。</text:p>
      <text:p text:style-name="P4">
照片：UPL.UA</text:p>
      <text:p text:style-name="P4">
News Source: <text:a xlink:type="simple" xlink:href="https://www.ukrinform.ua/rubric-sports/3715686-upl-zaversivsa-29ij-tur.html" text:style-name="Internet_20_link" text:visited-style-name="Visited_20_Internet_20_Link">
https://www.ukrinform.ua/rubric-sports/3715686-upl-zaversivsa-29ij-tur.html</text:a>
</text:p>
      <!--NEWS-->
      <text:h text:style-name="P10" text:outline-level="1">
<text:span text:style-name="T4">
在玛丽奥波尔附近的安隔船上打击：在俄罗斯人中，有100人死亡，400多人受伤</text:span>
</text:h>
      <text:p text:style-name="P4">
作者: Ukrinform (Person)</text:p>
      <text:p text:style-name="P4">
出版商: Укринформ (Organization)</text:p>
      <text:p text:style-name="P4">
出版时间: 2023-05-29T16:56:00+03:00</text:p>
      <text:p text:style-name="P4">
修改时间: 2023-05-29T16:56:00+03:00</text:p>
      <text:p text:style-name="P4">
描述: 玛丽奥波尔附近尤里夫卡村的爆炸炸死了100名俄罗斯入侵者，400多人受伤。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Маріуполь', 'Поранені', 'Загибель', 'Російські військові']</text:p>
      <text:p text:style-name="P4">
类型: Article</text:p>
      <!--METADATA-->
      <text:p text:style-name="P4">
<draw:frame draw:style-name="fr1" draw:name="Image151" text:anchor-type="as-char" svg:width="6.9236in" svg:height="3.956343in" draw:z-index="0">
<draw:image xlink:href="../Images/yкринформ/2023-05-29T16-56-00-03-00/630_360_1680422407-224.png" xlink:type="simple" xlink:show="embed" xlink:actuate="onLoad" draw:mime-type="image/png"/>
</draw:frame>
由于玛丽波尔附近的尤里夫卡村的胸部，100名俄罗斯入侵者被杀，400人受伤。</text:p>
      <text:p text:style-name="P4">
根据乌克林福姆的说法，<text:a xlink:type="simple" xlink:href="https://t.me/andriyshTime/10229" text:style-name="Internet_20_link" text:visited-style-name="Visited_20_Internet_20_Link">
电报</text:a>
马里奥波尔市长Petro Andryushchenko的顾问报道。</text:p>
      <text:p text:style-name="P4">
“尤里维察的棉花。 摘要：100“好俄罗斯”将永远不会完成。 除非在地狱； 超过400多个受伤程度的住院医院2(房屋的密集疗法17); 减去tareb通讯站(视觉确认)»， -  Andryushchenko写道。</text:p>
      <text:p text:style-name="P4">
他指出，这座前雅尔塔健康综合大楼受到了打击，一座五台建筑被摧毁了。</text:p>
      <text:p text:style-name="P4">
*!(https://www.ukrinform.ua/rubric-regions/3715481-na-mariupolskomu-napramku-pid-udari-potrapili-vorozi-bazi-zniseni-skladi-z-boekomplektami.html)“这座建筑物中有120个假期。 如果您为军营进行处理，则可以在房间里放置约4-5人。 大约有650名不人道的军营。 根据Obmariupol的抵抗，昨天将四辆公共汽车带到了那里。”市长顾问解释说。</text:p>
      <text:p text:style-name="P4">
在他的上一篇文章中，他报告说，在Mariupol地区，他们录制了<text:a xlink:type="simple" xlink:href="https://www.ukrinform.ua/rubric-regions/3715549-u-mariupolskomu-rajoni-rosiani-vantazivkami-vivozat-svoih-vbitih-i-poranenih.html" text:style-name="Internet_20_link" text:visited-style-name="Visited_20_Internet_20_Link">
出口“ Urals”和“ Kamaz”杀害并受伤</text:a>
RFPSU在Yuryevka基地的军事破坏。</text:p>
      <text:p text:style-name="P4">
据报道，Mariupol和周围定居点是由俄罗斯军队的Naiysk-Logistics Hub转变的。</text:p>
      <text:p text:style-name="P4">
News Source: <text:a xlink:type="simple" xlink:href="https://www.ukrinform.ua/rubric-regions/3715689-udar-po-boeskladah-pid-mariupolem-sered-rosian-100-zagiblih-ta-ponad-400-poranenih.html" text:style-name="Internet_20_link" text:visited-style-name="Visited_20_Internet_20_Link">
https://www.ukrinform.ua/rubric-regions/3715689-udar-po-boeskladah-pid-mariupolem-sered-rosian-100-zagiblih-ta-ponad-400-poranenih.html</text:a>
</text:p>
      <!--NEWS-->
      <text:h text:style-name="P10" text:outline-level="1">
<text:span text:style-name="T4">
俄罗斯与火箭发射并行进行信息和心理攻击者</text:span>
</text:h>
      <text:p text:style-name="P4">
作者: Ukrinform (Person)</text:p>
      <text:p text:style-name="P4">
出版商: Укринформ (Organization)</text:p>
      <text:p text:style-name="P4">
出版时间: 2023-05-29T17:05:01+03:00</text:p>
      <text:p text:style-name="P4">
修改时间: 2023-05-29T17:05:01+03:00</text:p>
      <text:p text:style-name="P4">
描述: 俄罗斯与火箭同行，引发信息和心理攻击，破坏了乌克兰人的可持续性和团结。  - 乌克林。</text:p>
      <text:p text:style-name="P4">
图片: ['<text:a xlink:type="simple" xlink:href="https://static.ukrinform.com/photos/2022_12/thumb_files/630_360_1669892664-766.jpg" text:style-name="Internet_20_link" text:visited-style-name="Visited_20_Internet_20_Link">
630_360_16698...</text:a>
']</text:p>
      <text:p text:style-name="P4">
标签: ['Міноборони', 'Інформатака', 'Війна з Росією', 'Ракетний удар']</text:p>
      <text:p text:style-name="P4">
类型: Article</text:p>
      <!--METADATA-->
      <text:p text:style-name="P4">
<draw:frame draw:style-name="fr1" draw:name="Image152" text:anchor-type="as-char" svg:width="6.9236in" svg:height="3.956343in" draw:z-index="0">
<draw:image xlink:href="../Images/yкринформ/2023-05-29T17-05-01-03-00/630_360_1669892664-766.jpg" xlink:type="simple" xlink:show="embed" xlink:actuate="onLoad" draw:mime-type="image/jpeg"/>
</draw:frame>
俄罗斯与导弹的心理攻击平行，以破坏乌克兰人的抵抗和统一。</text:p>
      <text:p text:style-name="P4">
根据乌克林福姆的说法，国防部副部长安娜·马里亚尔(Anna Malyar)在[电报]中报道(https://t.me/annamaliar/802)。</text:p>
      <text:p text:style-name="P4">
“俄罗斯人也带领一场心理战争。他们的任务尽可能多。</text:p>
      <text:p text:style-name="P4">
据她说，他们使用军事和信息方法来做到这一点。</text:p>
      <text:p text:style-name="P4">
“例如，在基辅中心的民用设施上发射火箭是一种用于心理目的的武器。首先，恐吓。基辅，乌克兰人不仅是资本，而且是不可屈服于和抵抗的象征。我们的稳定性象征。</text:p>
      <text:p text:style-name="P4">
<text:span text:style-name="T4">
另请阅读：</text:span>
 [<text:span text:style-name="T4">
 Budanov </text:span>
俄罗斯联邦袭击之后：我们的答案不会被延迟 - (https://www.ukrinform.ua/rubric-ato/3715644-budanov-pisla-ataki-rf-nasa-vidpovid-ne-zabaritsa-vi-duze-skoro-poskoduete.html)她指出，与火箭袭击的同时，在仅几个小时的入场费中，就开始了信息和心理攻击，另一个抹黑和政治领导。</text:p>
      <text:p text:style-name="P4">
“敌人是那些享受公民信心的人的信息击败。为什么？与<text:a xlink:type="simple" xlink:href="https://www.ukrinform.ua/rubric-kyiv/3715489-u-kievi-cutno-vibuhi-pracue-vpo.html" text:style-name="Internet_20_link" text:visited-style-name="Visited_20_Internet_20_Link">
基辅的火箭一样</text:a>
播种一种防御感。 但是，全面的战争显示了乌克兰集体意识的有趣财产。 是的，我们感到痛苦，绝望，悲伤，同时我们没有恐惧。”  - 画家说。</text:p>
      <text:p text:style-name="P4">
正如乌克林福姆报道的那样，5月29日下午，敌人在基辅地区释放[11-施洗者和有翼的Iskander导弹]](https://www.ukrinform.ua/rubric-ato/3715591-vorog-vipustiv-po-kiivsini-11-balisticnih-i-krilatih-raket-iskander-ppo-znisila-vsi-cili.html)，防空军摧毁了所有目标。</text:p>
      <text:p text:style-name="P4">
News Source: <text:a xlink:type="simple" xlink:href="https://www.ukrinform.ua/rubric-ato/3715688-rosia-paralelno-z-raketnimi-provodit-informacijnopsihologicni-ataki-malar.html" text:style-name="Internet_20_link" text:visited-style-name="Visited_20_Internet_20_Link">
https://www.ukrinform.ua/rubric-ato/3715688-rosia-paralelno-z-raketnimi-provodit-informacijnopsihologicni-ataki-malar.html</text:a>
</text:p>
      <!--NEWS-->
      <text:h text:style-name="P10" text:outline-level="1">
<text:span text:style-name="T4">
Рада ухвалила законопроєкти про підтримку виробництва дронів в Україні</text:span>
</text:h>
      <text:p text:style-name="P4">
作者: Ukrinform (Person)</text:p>
      <text:p text:style-name="P4">
出版商: Укринформ (Organization)</text:p>
      <text:p text:style-name="P4">
出版时间: 2023-05-29T17:07:59+03:00</text:p>
      <text:p text:style-name="P4">
修改时间: 2023-05-29T17:07:59+03:00</text:p>
      <text:p text:style-name="P4">
描述: 在5月29日的一次会议上，乌克兰的Verkhovna Rada批准了两名Drafi支持在乌克兰生产无人机的支持。  - 乌克林。</text:p>
      <text:p text:style-name="P4">
图片: ['<text:a xlink:type="simple" xlink:href="https://static.ukrinform.com/photos/2017_10/thumb_files/630_360_1507023875-4302.jpg" text:style-name="Internet_20_link" text:visited-style-name="Visited_20_Internet_20_Link">
630_360_15070...</text:a>
']</text:p>
      <text:p text:style-name="P4">
标签: ['Безпілотник', 'Верховна Рада', 'Промвиробництво']</text:p>
      <text:p text:style-name="P4">
类型: Article</text:p>
      <!--METADATA-->
      <text:p text:style-name="P4">
<draw:frame draw:style-name="fr1" draw:name="Image153" text:anchor-type="as-char" svg:width="6.9236in" svg:height="3.956343in" draw:z-index="0">
<draw:image xlink:href="../Images/yкринформ/2023-05-29T17-07-59-03-00/630_360_1507023875-4302.jpg" xlink:type="simple" xlink:show="embed" xlink:actuate="onLoad" draw:mime-type="image/jpeg"/>
</draw:frame>
在5月29日的一次会议上，Verkhovnara市议会在乌克兰的无人机支持方面批准了两项法案。</text:p>
      <text:p text:style-name="P4">
根据乌克林福姆的说法，人民副手Yaroslav Zheleznyak在[Telegram中报道了它。 这是给出的(https://t.me/yzheleznyak/4153?single)他写道：“议会已获得我们的同事的两项重要法律草案，以支持乌克兰的无人机。数字9275和9276。总体上，284和289。”</text:p>
      <text:p text:style-name="P4">
根据Zheleznyak的说法，该法律规定了释放增值税和进口件的职责(材料，节点，单位和组件)企业为自己的生产和维修活动进口的无人机<text:a xlink:type="simple" xlink:href="https://www.ukrinform.ua/tag-bezpilotnik" text:style-name="Internet_20_link" text:visited-style-name="Visited_20_Internet_20_Link">
无人机</text:a>
。</text:p>
      <text:p text:style-name="P4">
<text:span text:style-name="T4">
另请阅读：</text:span>
 <text:a xlink:type="simple" xlink:href="https://www.ukrinform.ua/rubric-ato/3701579-fedorov-anonsuvav-stvorenna-novih-udarnih-rot-bpla.html" text:style-name="Internet_20_link" text:visited-style-name="Visited_20_Internet_20_Link">
Fedorov宣布创建新的无人机冲击嘴</text:a>
他指出，进口此类组件的企业应报告使用此类商品。 在滥用此类进口商品的情况下，该公司将必须支付诉讼的海关付款并支付罚款。</text:p>
      <text:p text:style-name="P4">
据报道，乌克兰税法第XX第2节“过渡规定”第2节的税款符合该价值添加的税款的税款的法案(№9275)它设置在2023年5月5日的Verkhovna Rada中。</text:p>
      <text:p text:style-name="P4">
该文件释放了为乌克兰武术时期生产无人系统所必需的组件和材料的运行。</text:p>
      <text:p text:style-name="P4">
法案“关于第XXI条的修正案”的最终法案和《海关法典》的过渡，以豁免，以豁免，以生产和/或维修无人系统的生产和/或维修“豁免”法案”(№9276)它于2023年5月5日在Verkhovna Rada注册。</text:p>
      <text:p text:style-name="P4">
<text:span text:style-name="T4">
另请阅读：</text:span>
 <text:a xlink:type="simple" xlink:href="https://www.ukrinform.ua/rubric-ato/3705883-bezpilotniki-sogodni-roblat-revoluciu-na-fronti-ignat.html" text:style-name="Internet_20_link" text:visited-style-name="Visited_20_Internet_20_Link">
今天的无人机在前面进行革命 - 伊格纳蒂</text:a>
该文件应根据乌克兰在乌克兰的效果期间对《海关法规》的撤职，从增值税操作中，以进口无人系统所需的组件和材料的进口。</text:p>
      <text:p text:style-name="P4">
News Source: <text:a xlink:type="simple" xlink:href="https://www.ukrinform.ua/rubric-technology/3715690-rada-uhvalila-zakonoproekti-pro-pidtrimku-virobnictva-droniv-v-ukraini.html" text:style-name="Internet_20_link" text:visited-style-name="Visited_20_Internet_20_Link">
https://www.ukrinform.ua/rubric-technology/3715690-rada-uhvalila-zakonoproekti-pro-pidtrimku-virobnictva-droniv-v-ukraini.html</text:a>
</text:p>
      <!--NEWS-->
      <text:h text:style-name="P10" text:outline-level="1">
<text:span text:style-name="T4">
理事会支持军事风险投资保险</text:span>
</text:h>
      <text:p text:style-name="P4">
作者: Ukrinform (Person)</text:p>
      <text:p text:style-name="P4">
出版商: Укринформ (Organization)</text:p>
      <text:p text:style-name="P4">
出版时间: 2023-05-29T17:08:13+03:00</text:p>
      <text:p text:style-name="P4">
修改时间: 2023-05-29T17:08:13+03:00</text:p>
      <text:p text:style-name="P4">
描述: Verkhovna RadA通过出口信贷机构作为针对军事风险的投资保险法则采用的基础。  - 乌克林。</text:p>
      <text:p text:style-name="P4">
图片: ['<text:a xlink:type="simple" xlink:href="https://static.ukrinform.com/photos/2019_10/thumb_files/630_360_1570179021-7548.jpeg" text:style-name="Internet_20_link" text:visited-style-name="Visited_20_Internet_20_Link">
630_360_15701...</text:a>
']</text:p>
      <text:p text:style-name="P4">
标签: ['Страхування', 'Законопроєкт', 'Верховна Рада', 'Воєнні ризики']</text:p>
      <text:p text:style-name="P4">
类型: Article</text:p>
      <!--METADATA-->
      <text:p text:style-name="P4">
<draw:frame draw:style-name="fr1" draw:name="Image154" text:anchor-type="as-char" svg:width="6.9236in" svg:height="3.956343in" draw:z-index="0">
<draw:image xlink:href="../Images/yкринформ/2023-05-29T17-08-13-03-00/630_360_1570179021-7548.jpeg" xlink:type="simple" xlink:show="embed" xlink:actuate="onLoad" draw:mime-type="image/jpeg"/>
</draw:frame>
Verkhovnarad通过出口信贷机构作为针对军事上升的投资保险的依据。</text:p>
      <text:p text:style-name="P4">
252名议员投票支持第9015号法案，Yaroslav Zheleznyak在[Telegram]的人民代表中报道了第9015号法案。(https://t.me/yzheleznyak/4150?fbclid=IwAR1VkXql6jnPTOvolps_ztaYwfq_k1RiL5UWBp4GfuE-eEYRS8iAkf1kv6w)，报道乌克林福姆。</text:p>
      <text:p text:style-name="P4">
根据解释性的说明，制定了《军事风险中乌克兰投资保险的财务机制》修正案的法案，以制定条件，以缩小乌克兰的敌对行动和恢复的乌克兰投资条件。</text:p>
      <text:p text:style-name="P4">
该文件旨在修改有关出口活动激励措施的财务机制的现行法律，尤其是为了消除差距，以比较出口信贷机构对国内投资保险的可能性，包括在战后恢复条件下。</text:p>
      <text:p text:style-name="P4">
如果有文件并批准了必要的监管行为和国家银行，乌克兰投资者将能够直接联系与ECA合作的银行或保险公司之一，以统一适合保险。</text:p>
      <text:p text:style-name="P4">
<text:span text:style-name="T4">
另请阅读：</text:span>
 [议会允许NBU国有化银行(https://www.ukrinform.ua/rubric-economy/3715675-parlament-dozvoliv-nbu-nacionalizuvati-banki-pidsankcijnih-vlasnikiv.html)ECA风险可以使用授权资本，该资本今天约为20亿。</text:p>
      <text:p text:style-name="P4">
预计法律的采用将支持乌克兰的经济活动，加强工业部门，并创造出新的工作场所，并充满各级预算的税款。</text:p>
      <text:p text:style-name="P4">
正如乌克林福姆报道的那样，今年的出口信贷机构支持商品<text:a xlink:type="simple" xlink:href="https://www.ukrinform.ua/tag-eksport" text:style-name="Internet_20_link" text:visited-style-name="Visited_20_Internet_20_Link">
出口</text:a>
由UAH 124亿。</text:p>
      <text:p text:style-name="P4">
News Source: <text:a xlink:type="simple" xlink:href="https://www.ukrinform.ua/rubric-economy/3715691-rada-pidtrimala-strahuvanna-investicij-vid-voennih-rizikiv.html" text:style-name="Internet_20_link" text:visited-style-name="Visited_20_Internet_20_Link">
https://www.ukrinform.ua/rubric-economy/3715691-rada-pidtrimala-strahuvanna-investicij-vid-voennih-rizikiv.html</text:a>
</text:p>
      <!--NEWS-->
      <text:h text:style-name="P10" text:outline-level="1">
<text:span text:style-name="T4">
在乌克兰，约有70％的损坏能量物体 - 库德里特斯基设法恢复了工作</text:span>
</text:h>
      <text:p text:style-name="P4">
作者: Ukrinform (Person)</text:p>
      <text:p text:style-name="P4">
出版商: Укринформ (Organization)</text:p>
      <text:p text:style-name="P4">
出版时间: 2023-05-29T17:13:35+03:00</text:p>
      <text:p text:style-name="P4">
修改时间: 2023-05-29T17:13:35+03:00</text:p>
      <text:p text:style-name="P4">
描述: 能源消除了对主要网络的限制，并恢复了约70％受俄罗斯侵略损害的物体的运行。  - 乌克林。</text:p>
      <text:p text:style-name="P4">
图片: ['<text:a xlink:type="simple" xlink:href="https://static.ukrinform.com/photos/2022_12/thumb_files/630_360_1670588061-412.jpg" text:style-name="Internet_20_link" text:visited-style-name="Visited_20_Internet_20_Link">
630_360_16705...</text:a>
']</text:p>
      <text:p text:style-name="P4">
标签: ['Енергетика', 'Укренерго', 'Кудрицький', 'Відбудова']</text:p>
      <text:p text:style-name="P4">
类型: Article</text:p>
      <!--METADATA-->
      <text:p text:style-name="P4">
<draw:frame draw:style-name="fr1" draw:name="Image155" text:anchor-type="as-char" svg:width="6.9236in" svg:height="3.956343in" draw:z-index="0">
<draw:image xlink:href="../Images/yкринформ/2023-05-29T17-13-35-03-00/630_360_1670588061-412.jpg" xlink:type="simple" xlink:show="embed" xlink:actuate="onLoad" draw:mime-type="image/jpeg"/>
</draw:frame>
能源加强了对主要网络的限制，并恢复了大约70％的俄罗斯侵略物体的功能。</text:p>
      <text:p text:style-name="P4">
NEC“ Ukrenergo”董事会主席Volodymyr Kudrytsky Vintervi告诉这<text:a xlink:type="simple" xlink:href="https://forbes.ua/money/ne-potribno-vidnovlyuvati-energosistemu-yak-bulo-golova-ukrenergo-pro-defitsit-poshkodzhennya-merezh-i-nastupnu-zimu-intervyu-29052023-13786" text:style-name="Internet_20_link" text:visited-style-name="Visited_20_Internet_20_Link">
福布斯乌克兰</text:a>
，报道乌克林福姆。</text:p>
      <text:p text:style-name="P4">
“这在数字上都是非常有条件的。我们的Malado入侵系统暂时丢失了40-50％的能力。对于Ukrenergo物体的主要高压网络，由于大规模的恐怖运动，大约43 ％火箭](https://www.ukrinform.ua/tag-raketa)或无人机，”  - 克鲁伯纳戈(Krubnergo)负责人。</text:p>
      <text:p text:style-name="P4">
据他说，现在的任务是在下一个冬天恢复尽可能多的能量覆盖变电站。</text:p>
      <text:p text:style-name="P4">
“我们立即消除了对主要网络的限制，并将约70％的受损物体的功能恢复。这并不意味着它们在全州插入了全面的入侵，而是电力系统的作用，但Kudrytsky都可以。”说。</text:p>
      <text:p text:style-name="P4">
当被问及恢复一切需要多少年时，库德里特斯基(Kudrytsky)说，不需要这种恢复。</text:p>
      <text:p text:style-name="P4">
“无需恢复一切。我们计划做得更好，使用更多的现代技术解决方案，以保护对象。现在我们想到如何更改新的“ ukrenergo”变电站。我们希望更多地重建它们自动化和保护。攻击。”公司负责人说。</text:p>
      <text:p text:style-name="P4">
<text:span text:style-name="T4">
另请阅读：</text:span>
 <text:a xlink:type="simple" xlink:href="https://www.ukrinform.ua/rubric-economy/3715558-energeticna-infrastruktura-ne-zaznala-novih-poskodzen-ukrenergo.html" text:style-name="Internet_20_link" text:visited-style-name="Visited_20_Internet_20_Link">
能源基​​础设施尚未损坏 -  <text:span text:style-name="T4">
 ukrenergo </text:span>
</text:a>
此外，计划是“改变电力系统的格式”。根据乌克林福姆的报道，据Ukrenergo报道，截至2023年5月，在敌人大规模袭击之后，<text:a xlink:type="simple" xlink:href="https://www.ukrinform.ua/rubric-economy/3714703-generacia-stanom-na-traven-vtratila-27-gvt-vstanovlenoi-potuznosti-ukrenergo.html" text:style-name="Internet_20_link" text:visited-style-name="Visited_20_Internet_20_Link">
乌克兰Velebus系统的装机能力损失增加到27 GW</text:a>
，在2021年5月，有4 GW的站位于临时占地的领土上。</text:p>
      <text:p text:style-name="P4">
News Source: <text:a xlink:type="simple" xlink:href="https://www.ukrinform.ua/rubric-vidbudova/3715695-v-ukraini-vdalosa-vidnoviti-robotu-blizko-70-poskodzenih-energoobektiv-kudrickij.html" text:style-name="Internet_20_link" text:visited-style-name="Visited_20_Internet_20_Link">
https://www.ukrinform.ua/rubric-vidbudova/3715695-v-ukraini-vdalosa-vidnoviti-robotu-blizko-70-poskodzenih-energoobektiv-kudrickij.html</text:a>
</text:p>
      <!--NEWS-->
      <text:h text:style-name="P10" text:outline-level="1">
<text:span text:style-name="T4">
导弹攻击：Zelensky展示了爆炸声中的孩子如何涌入庇护所</text:span>
</text:h>
      <text:p text:style-name="P4">
作者: Ukrinform (Person)</text:p>
      <text:p text:style-name="P4">
出版商: Укринформ (Organization)</text:p>
      <text:p text:style-name="P4">
出版时间: 2023-05-29T17:20:00+03:00</text:p>
      <text:p text:style-name="P4">
修改时间: 2023-05-29T17:20:00+03:00</text:p>
      <text:p text:style-name="P4">
描述: 总统沃罗迪米尔·泽伦斯基（Volodymyr Zelenskyy）发布了一段视频，与孩子们在白天的爆炸声中 - 到俄罗斯对乌克兰首都的爆炸声，并感谢保护乌克兰人免受俄罗斯人的侵害。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Діти', 'Зеленський', 'Війна з Росією', 'Ракетний удар']</text:p>
      <text:p text:style-name="P4">
类型: Article</text:p>
      <!--METADATA-->
      <text:p text:style-name="P4">
<draw:frame draw:style-name="fr1" draw:name="Image156" text:anchor-type="as-char" svg:width="6.9236in" svg:height="3.956343in" draw:z-index="0">
<draw:image xlink:href="../Images/yкринформ/2023-05-29T17-20-00-03-00/630_360_1683122925-491.jpeg" xlink:type="simple" xlink:show="embed" xlink:actuate="onLoad" draw:mime-type="image/jpeg"/>
</draw:frame>
Zelensky的总统鸿沟发布了一段录像带，与儿童一起在每日俄罗斯对乌克兰首都的导弹袭击期间奔跑的儿童，并感谢所有帮助保护乌克兰人免受俄罗斯人的人。</text:p>
      <text:p text:style-name="P4">
他在[电报]中指出了这一点(https://t.me/V_Zelenskiy_official/6404)，报道乌克林福姆</text:p>
      <text:p text:style-name="P4">
“乌克兰儿童。 每次听到空气焦虑。 那是正常的工作日。 感谢世界上所有帮助保护孩子中的人的人(https://www.ukrinform.ua/tag-diti)来自俄罗斯恐怖，恐怖分子。 荣耀到乌克兰!”， -  Zelensky广泛的视频签名。</text:p>
      <text:p text:style-name="P4">
<text:span text:style-name="T4">
另请阅读：</text:span>
 <text:a xlink:type="simple" xlink:href="https://www.ukrinform.ua/rubric-ato/3715644-budanov-pisla-ataki-rf-nasa-vidpovid-ne-zabaritsa-vi-duze-skoro-poskoduete.html" text:style-name="Internet_20_link" text:visited-style-name="Visited_20_Internet_20_Link">
<text:span text:style-name="T4">
 budanov </text:span>
 <text:span text:style-name="T4">
 </text:span>
 <text:span text:style-name="T4">
 </text:span>
攻击<text:span text:style-name="T4">
 rf：</text:span>
我们的<text:span text:style-name="T4">
<text:span text:style-name="T5">
*答案</text:span>
*不</text:span>
将放慢<text:span text:style-name="T4">
 </text:span>
 <text:span text:style-name="T4">
 \ you </text:span>
 <text:span text:style-name="T5">
非常</text:span>
<text:span text:style-name="T5">
 </text:span>
<text:span text:style-name="T5">
 </text:span>
<text:span text:style-name="T5">
 </text:span>
<text:span text:style-name="T5">
 </text:span>
<text:span text:style-name="T5">
 </text:span>
很快<text:span text:style-name="T4">
 </text:span>
遗憾**</text:a>
据报道，在5月29日的每日袭击中，俄罗斯人<text:a xlink:type="simple" xlink:href="https://www.ukrinform.ua/rubric-ato/3715591-vorog-vipustiv-po-kiivsini-11-balisticnih-i-krilatih-raket-iskander-ppo-znisila-vsi-cili.html" text:style-name="Internet_20_link" text:visited-style-name="Visited_20_Internet_20_Link">
释放了Livivshchyna 11弹道和有翼的导弹“ Iskander”</text:a>
，空军摧毁了所有目标。</text:p>
      <text:p text:style-name="P4">
在此之前，晚上，乌克兰的空军被摧毁了<text:a xlink:type="simple" xlink:href="https://www.ukrinform.ua/rubric-ato/3715413-unoci-sili-ppo-znisili-67-povitranih-cilej-zaluznij.html" text:style-name="Internet_20_link" text:visited-style-name="Visited_20_Internet_20_Link">
37翼火箭101/X-555</text:a>
，29“ Shahaneda”和一个探索行动级别的无人机。</text:p>
      <text:p text:style-name="P4">
News Source: <text:a xlink:type="simple" xlink:href="https://www.ukrinform.ua/rubric-kyiv/3715699-raketna-ataka-zelenskij-pokazav-ak-diti-pid-zvuki-vibuhiv-bizat-v-ukritta.html" text:style-name="Internet_20_link" text:visited-style-name="Visited_20_Internet_20_Link">
https://www.ukrinform.ua/rubric-kyiv/3715699-raketna-ataka-zelenskij-pokazav-ak-diti-pid-zvuki-vibuhiv-bizat-v-ukritta.html</text:a>
</text:p>
      <!--NEWS-->
      <text:h text:style-name="P10" text:outline-level="1">
<text:span text:style-name="T4">
克尼扎夫的拘留：理事会谴责法院的腐败</text:span>
</text:h>
      <text:p text:style-name="P4">
作者: Ukrinform (Person)</text:p>
      <text:p text:style-name="P4">
出版商: Укринформ (Organization)</text:p>
      <text:p text:style-name="P4">
出版时间: 2023-05-29T17:22:00+03:00</text:p>
      <text:p text:style-name="P4">
修改时间: 2023-05-29T17:22:00+03:00</text:p>
      <text:p text:style-name="P4">
描述: Verkhovna Rada谴责最高法院前主席Vsevolod Knyazev的腐败案。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Боротьба з корупцією', 'Верховна Рада']</text:p>
      <text:p text:style-name="P4">
类型: Article</text:p>
      <!--METADATA-->
      <text:p text:style-name="P4">
<draw:frame draw:style-name="fr1" draw:name="Image157" text:anchor-type="as-char" svg:width="6.9236in" svg:height="3.956343in" draw:z-index="0">
<draw:image xlink:href="../Images/yкринформ/2023-05-29T17-22-00-03-00/630_360_1684421361-279.jpg" xlink:type="simple" xlink:show="embed" xlink:actuate="onLoad" draw:mime-type="image/jpeg"/>
</draw:frame>
Verkhovnarad谴责拘留的案件，因为最高的Ssevolod Knyazev的前主席腐败。</text:p>
      <text:p text:style-name="P4">
Yaroslav Zheleznya是议会派别“声音”的国会议员，Yaroslav Zheleznyac在[Telegram，]中报道(https://t.me/yzheleznyak/4150)他报告了乌克林福姆。</text:p>
      <text:p text:style-name="P4">
据他说，<text:a xlink:type="simple" xlink:href="https://itd.rada.gov.ua/billInfo/Bills/Card/41997" text:style-name="Internet_20_link" text:visited-style-name="Visited_20_Internet_20_Link">
采用文件</text:a>
“关于Verkhovna Rada的声明”，关于需要克服司法系统腐败的僵化和毫不妥协的表现”(№9331)280名议员支持。</text:p>
      <text:p text:style-name="P4">
相关语句<text:a xlink:type="simple" xlink:href="https://www.ukrinform.ua/tag-verhovna-rada" text:style-name="Internet_20_link" text:visited-style-name="Visited_20_Internet_20_Link">
Verkhovna Rada</text:a>
决定性谴责最高法院发生的可耻案件。议会宣布，乌克兰司法制度中最杰出的法院院长可能参与造成腐败的案件的案件绝对不可接受。</text:p>
      <text:p text:style-name="P4">
<text:span text:style-name="T4">
另请阅读：</text:span>
 [<text:a xlink:type="simple" xlink:href="https://www.ukrinform.ua/rubric-society/3715645-vaks-u-seredu-rozglane-apelaciu-na-arest-knazeva.html" text:style-name="Internet_20_link" text:visited-style-name="Visited_20_Internet_20_Link">
周三罢工将考虑被捕的呼吁<text:span text:style-name="T4">
 Knyazev </text:span>
 a</text:a>
BP强调需要对与最高法院可能的腐败事实有关的情况进行适当，公正和有效的调查。 同时，强调，在《乌克兰刑事诉讼法》规定的范围内，这项调查的课程和结果应公开。</text:p>
      <text:p text:style-name="P4">
此外，乌克兰议会指出了这种情况的反腐败机构的工作，这表明了反腐败改革的真实结果，并强调了其进一步的系统实施的必要性。同时，议会在NSDC会议上，司法机构代表在NSDC会议上就腐败事实和其他法律命令的问题提出了有关非政府审议的诉讼。</text:p>
      <text:p text:style-name="P4">
正如乌克林福姆报道的，5月15日，国家反腐败局(纳布)专业反腐败检察官办公室(持有者)宣布该计划<text:a xlink:type="simple" xlink:href="https://www.ukrinform.ua/rubric-society/3709683-nabu-i-sap-vikrili-masstabnu-korupciu-u-verhovnomu-sudi.html" text:style-name="Internet_20_link" text:visited-style-name="Visited_20_Internet_20_Link">
最高法院的管理层和法官获得不当福利</text:a>
。 执法人员拘留了Vsevolod Knyazev的负责人，并撤回了270万美元。</text:p>
      <text:p text:style-name="P4">
5月16日，在最高法院的全体法官期间，有140名法官支持Knyazev的陈述。 法官还采用了全体会议最高法院的决议。</text:p>
      <text:p text:style-name="P4">
5月17日，最高反腐败法院[拒绝满足投诉(https://www.ukrinform.ua/rubric-society/3710545-vaks-vidmovivsa-zadovolniti-skargu-zahistu-knazeva-na-jogo-zatrimanna.html)。</text:p>
      <text:p text:style-name="P4">
5月18日，高级司法理事会满足了专业反腐败检察官办公室的提交[授予维护许可(https://www.ukrinform.ua/rubric-society/3710933-vrp-nadala-dozvil-na-utrimanna-eksgolovi-knazeva-pid-vartou.html)。</text:p>
      <text:p text:style-name="P4">
同一天，最高反腐败法院以[拘留形式以1.073亿UAH的押注]选择了限制的措施。(https://www.ukrinform.ua/rubric-society/3711149-sud-obrav-zapobiznij-zahid-knazevu.html) .</text:p>
      <text:p text:style-name="P4">
News Source: <text:a xlink:type="simple" xlink:href="https://www.ukrinform.ua/rubric-polytics/3715700-zatrimanna-knazeva-rada-zrobila-zaavu-pro-borotbu-z-korupcieu-v-sudah.html" text:style-name="Internet_20_link" text:visited-style-name="Visited_20_Internet_20_Link">
https://www.ukrinform.ua/rubric-polytics/3715700-zatrimanna-knazeva-rada-zrobila-zaavu-pro-borotbu-z-korupcieu-v-sudah.html</text:a>
</text:p>
      <!--NEWS-->
      <text:h text:style-name="P10" text:outline-level="1">
<text:span text:style-name="T4">
理事会呼吁正统的国际议会议会排除俄罗斯</text:span>
</text:h>
      <text:p text:style-name="P4">
作者: Ukrinform (Person)</text:p>
      <text:p text:style-name="P4">
出版商: Укринформ (Organization)</text:p>
      <text:p text:style-name="P4">
出版时间: 2023-05-29T17:32:00+03:00</text:p>
      <text:p text:style-name="P4">
修改时间: 2023-05-29T17:32:00+03:00</text:p>
      <text:p text:style-name="P4">
描述: Verkhovna Rada批准了对正统及其成员国议会议员大会的上诉。  - 乌克林。</text:p>
      <text:p text:style-name="P4">
图片: ['<text:a xlink:type="simple" xlink:href="https://static.ukrinform.com/photos/2017_06/thumb_files/630_360_1498030991-5537.jpg" text:style-name="Internet_20_link" text:visited-style-name="Visited_20_Internet_20_Link">
630_360_14980...</text:a>
']</text:p>
      <text:p text:style-name="P4">
标签: ['Церква', 'Релігія', 'Росія', 'Верховна Рада']</text:p>
      <text:p text:style-name="P4">
类型: Article</text:p>
      <!--METADATA-->
      <text:p text:style-name="P4">
<draw:frame draw:style-name="fr1" draw:name="Image158" text:anchor-type="as-char" svg:width="6.9236in" svg:height="3.946452in" draw:z-index="0">
<draw:image xlink:href="../Images/yкринформ/2023-05-29T17-32-00-03-00/630_360_1498030991-5537.jpg" xlink:type="simple" xlink:show="embed" xlink:actuate="onLoad" draw:mime-type="image/jpeg"/>
</draw:frame>
Verkhovnarad批准了对其成员国坦克正统的议员大会上诉。</text:p>
      <text:p text:style-name="P4">
关于它MP Yaroslav Zheleznyak(“嗓音”)在[电报]中报道(https://t.me/yzheleznyak/4150)，报道乌克林福姆。</text:p>
      <text:p text:style-name="P4">
根据政治家的说法，对于相应的<text:a xlink:type="simple" xlink:href="https://itd.rada.gov.ua/billInfo/Bills/pubFile/1759883" text:style-name="Internet_20_link" text:visited-style-name="Visited_20_Internet_20_Link">
第9262号决议</text:a>
254个国际代表投票。</text:p>
      <text:p text:style-name="P4">
在上诉中，乌克兰议员们说，在俄罗斯联邦代表团正统的议会室内议会第30届大会上不可能有专业知识。 他们还强调了俄罗斯代表塞尔吉亚格夫里洛夫(Sergiyagavrilov)地图主席的创新。 在这方面，国会议员宣布无法参加地图的基因业务。</text:p>
      <text:p text:style-name="P4">
<text:span text:style-name="T4">
另请阅读：</text:span>
 <text:a xlink:type="simple" xlink:href="https://www.ukrinform.ua/rubric-culture/3708175-zrujnuvavsi-hram-ne-zrujnues-viru-cerkvi-u-polumi-vijni.html" text:style-name="Internet_20_link" text:visited-style-name="Visited_20_Internet_20_Link">
摧毁圣殿，您不会破坏信仰：火焰中的教堂</text:a>
Verkhovna Rada呼吁东正教派议员国议会的议会谴责俄罗斯武装侵略对乌克兰的侵略，并立即将俄罗斯从地图上处置，并终止地图现有总统的权力和国家赞助国家的代表。</text:p>
      <text:p text:style-name="P4">
乌克兰议会呼吁开始对正统宗教委员会间议会的监管，以使其与世界正统发展的现代现代现象保持一致，尤其是修订了管理机构的结构和权利的结构地图总裁。</text:p>
      <text:p text:style-name="P4">
<text:span text:style-name="T4">
另请阅读：</text:span>
 <text:a xlink:type="simple" xlink:href="https://www.ukrinform.ua/rubric-society/3697435-ak-sirma-dla-fisingu-ruskogo-mira-upc-mp-vze-ne-isnuvatime.html" text:style-name="Internet_20_link" text:visited-style-name="Visited_20_Internet_20_Link">
作为网络钓鱼“俄罗斯措施”的屏幕 -  UOC -MP将已经存在</text:a>
另外，<text:a xlink:type="simple" xlink:href="https://www.ukrinform.ua/tag-verhovna-rada" text:style-name="Internet_20_link" text:visited-style-name="Visited_20_Internet_20_Link">
verkhovna rada</text:a>
要求对大会的参与者进行严格的制裁，使大会的构成行为的精神有资格，并使东正教世界进步部分的参与者不可能。</text:p>
      <text:p text:style-name="P4">
报道了正统的议员间集会的会议(希腊)6月29日至7月3日。</text:p>
      <text:p text:style-name="P4">
News Source: <text:a xlink:type="simple" xlink:href="https://www.ukrinform.ua/rubric-society/3715705-rada-zaklikae-mizparlamentsku-asambleu-pravoslava-vikluciti-rosiu.html" text:style-name="Internet_20_link" text:visited-style-name="Visited_20_Internet_20_Link">
https://www.ukrinform.ua/rubric-society/3715705-rada-zaklikae-mizparlamentsku-asambleu-pravoslava-vikluciti-rosiu.html</text:a>
</text:p>
      <!--NEWS-->
      <text:h text:style-name="P10" text:outline-level="1">
<text:span text:style-name="T4">
在基辅地区，在占领之后已经发现了1376人。</text:span>
</text:h>
      <text:p text:style-name="P4">
作者: Ukrinform (Person)</text:p>
      <text:p text:style-name="P4">
出版商: Укринформ (Organization)</text:p>
      <text:p text:style-name="P4">
出版时间: 2023-05-29T17:35:00+03:00</text:p>
      <text:p text:style-name="P4">
修改时间: 2023-05-29T17:35:00+03:00</text:p>
      <text:p text:style-name="P4">
描述: 在基辅地区，执法人员已经找到了尸体1376。  - 乌克林。</text:p>
      <text:p text:style-name="P4">
图片: ['<text:a xlink:type="simple" xlink:href="https://static.ukrinform.com/photos/2023_03/thumb_files/630_360_1678977334-952.png" text:style-name="Internet_20_link" text:visited-style-name="Visited_20_Internet_20_Link">
630_360_16789...</text:a>
']</text:p>
      <text:p text:style-name="P4">
标签: ['Поліція', 'Воєнні злочини', 'Київщина', 'Війна з Росією', 'Андрій Нєбитов']</text:p>
      <text:p text:style-name="P4">
类型: Article</text:p>
      <!--METADATA-->
      <text:p text:style-name="P4">
<draw:frame draw:style-name="fr1" draw:name="Image159" text:anchor-type="as-char" svg:width="6.9236in" svg:height="3.956343in" draw:z-index="0">
<draw:image xlink:href="../Images/yкринформ/2023-05-29T17-35-00-03-00/630_360_1678977334-952.png" xlink:type="simple" xlink:show="embed" xlink:actuate="onLoad" draw:mime-type="image/png"/>
</draw:frame>
在UKIIV地区占领之后，执法人员已经找到了尸体1376。</text:p>
      <text:p text:style-name="P4">
在接受出版物的采访中<text:a xlink:type="simple" xlink:href="https://gazeta.ua/articles/life/_rosijski-kati-derevyanimi-palicyami-lamali-ukrayincyam-suglobi-pislya-cogo-strachuvali-andrij-nyebitov/1145325" text:style-name="Internet_20_link" text:visited-style-name="Visited_20_Internet_20_Link">
gazeta.ua</text:a>
乌克林福姆报道，基辅地区安德里·内比托夫的警察。</text:p>
      <text:p text:style-name="P4">
“总的来说，我们有1376个死者的尸体。 他们发现了15个大规模埋葬的地方。三个地方酷刑为100％。 酷刑不同。 敲打电缆，被殴打，只是被殴打。 有些execution子手向人们闯入关节。 我们有这些证词。 不幸的是，这一切都很大。”他说。</text:p>
      <text:p text:style-name="P4">
根据Nesbitova的说法，之后人们通常被处决，几乎没有生存。</text:p>
      <text:p text:style-name="P4">
首都地区警察的负责人指出，所有执法机构均应确定俄罗斯人的军事罪行。 他告知，纳巴斯国家警察创建了一个数据库<text:a xlink:type="simple" xlink:href="https://www.ukrinform.ua/tag-vijskovi-zlocini" text:style-name="Internet_20_link" text:visited-style-name="Visited_20_Internet_20_Link">
战争罪</text:a>
每个人都向乌克兰领土上的俄罗斯士兵提供信息。</text:p>
      <text:p text:style-name="P4">
“这个基地已经有超过20万人。 我们分别在程序基础上工作。 基辅地区的警察已经开发(有关 -  ed的信息。)超过40名在我们地区犯罪的俄罗斯人。”他说。</text:p>
      <text:p text:style-name="P4">
<text:span text:style-name="T4">
另请阅读：</text:span>
 [<text:span text:style-name="T4">
 nebitov </text:span>
告诉他们对片段的作用(https://www.ukrinform.ua/rubric-society/3715579-nebitov-rozpoviv-so-roblat-z-ulamkami-zbitih-rosijskih-raket.html)在回答这个问题的含义时，内比托说，收集了记录证据，这些人处于缺席状态，审判和判决将在缺席。 内比托夫说，之后，国际搜索可以通缉该人。</text:p>
      <text:p text:style-name="P4">
据他说，实际上，在改变俄罗斯的政治政权之前，这些人只会在那里。</text:p>
      <text:p text:style-name="P4">
“所有其他支持文明世界并成为国际教士参与者的国家将有义务拘留他们并将其转移到乌克兰。 但是其中许多是乌克兰安全局的管辖权。 它与我们已转移的主管仔细合作。 还有更多的人在那里发展。”  - 警察局的警察。</text:p>
      <text:p text:style-name="P4">
他回答了许多罪犯是否设法逃到俄罗斯的问题，他说他们没有被杀 - 他们逃脱了。<text:span text:style-name="T4">
另请阅读：</text:span>
 <text:a xlink:type="simple" xlink:href="https://www.ukrinform.ua/rubric-regions/3704908-na-mikolaivsini-eksgumuvali-tila-nevidomih-aki-rosiani-nakazali-pohovati-miscevomu-zitelu.html" text:style-name="Internet_20_link" text:visited-style-name="Visited_20_Internet_20_Link">
在尼古拉(Nikolaev)地区，未知的人的尸体被埋葬了当地居民</text:a>
据他说，有一定数量的俄罗斯人在乌克兰囚犯中，他们给出了表演。 针对这些人采取了调查行动。</text:p>
      <text:p text:style-name="P4">
据报道，5月11日<text:a xlink:type="simple" xlink:href="https://www.ukrinform.ua/rubric-ato/3707597-andrij-nebitov-nacalnik-golovnogo-upravlinna-nacionalnoi-policii-v-kiivskij-oblasti.html" text:style-name="Internet_20_link" text:visited-style-name="Visited_20_Internet_20_Link">
Nebitiv说</text:a>
在基辅地区发现了我们同胞的1374尸体，仍然认为281人被认为失踪了。</text:p>
      <text:p text:style-name="P4">
<text:span text:style-name="T5">
照片说明性</text:span>
</text:p>
      <text:p text:style-name="P4">
News Source: <text:a xlink:type="simple" xlink:href="https://www.ukrinform.ua/rubric-regions/3715707-na-kiivsini-znajsli-tila-1376-osib.html" text:style-name="Internet_20_link" text:visited-style-name="Visited_20_Internet_20_Link">
https://www.ukrinform.ua/rubric-regions/3715707-na-kiivsini-znajsli-tila-1376-osib.html</text:a>
</text:p>
      <!--NEWS-->
      <text:h text:style-name="P10" text:outline-level="1">
<text:span text:style-name="T4">
基辅吉他手合奏会在顿涅茨克地区举行</text:span>
</text:h>
      <text:p text:style-name="P4">
作者: Ukrinform (Person)</text:p>
      <text:p text:style-name="P4">
出版商: Укринформ (Organization)</text:p>
      <text:p text:style-name="P4">
出版时间: 2023-05-29T17:36:14+03:00</text:p>
      <text:p text:style-name="P4">
修改时间: 2023-05-29T17:36:14+03:00</text:p>
      <text:p text:style-name="P4">
描述: 乌克兰国家爱乐乐团的基辅吉他手合奏团在顿涅茨克地区的多布罗皮社区举行了一场音乐会。  - 乌克林。</text:p>
      <text:p text:style-name="P4">
图片: ['<text:a xlink:type="simple" xlink:href="https://static.ukrinform.com/photos/2023_05/thumb_files/630_360_1685370911-329.jpg" text:style-name="Internet_20_link" text:visited-style-name="Visited_20_Internet_20_Link">
630_360_16853...</text:a>
']</text:p>
      <text:p text:style-name="P4">
标签: ['Донеччина', 'Концерт', 'Київ']</text:p>
      <text:p text:style-name="P4">
类型: Article</text:p>
      <!--METADATA-->
      <text:p text:style-name="P4">
<draw:frame draw:style-name="fr1" draw:name="Image160" text:anchor-type="as-char" svg:width="6.9236in" svg:height="3.956343in" draw:z-index="0">
<draw:image xlink:href="../Images/yкринформ/2023-05-29T17-36-14-03-00/630_360_1685370911-329.jpg" xlink:type="simple" xlink:show="embed" xlink:actuate="onLoad" draw:mime-type="image/jpeg"/>
</draw:frame>
顿涅茨克地区的顿涅茨克地区举行了一场音乐会，由乌克兰国家爱乐乐团的基辅吉他手合奏团举行。</text:p>
      <text:p text:style-name="P4">
这是由文化和信息政策部的新闻服务在<text:a xlink:type="simple" xlink:href="https://t.me/mkipu/6287" text:style-name="Internet_20_link" text:visited-style-name="Visited_20_Internet_20_Link">
Telegram</text:a>
，报道乌克林福姆。</text:p>
      <text:p text:style-name="P4">
“在顿涅茨克地区的领土上，艺术项目“文化阵线”仍在继续，该计划是在乌克兰文化和信息政策部的主动性以及顿涅茨克地区政府的支持下进行的…… 2023年，顿涅茨克地区的一个音乐会大队来到了顿涅茨克地区。 在创意活动中，采用了社区的居民。”</text:p>
      <text:p text:style-name="P4">
<text:span text:style-name="T4">
另请阅读：</text:span>
 <text:a xlink:type="simple" xlink:href="https://www.ukrinform.ua/rubric-culture/3713197-posolstvo-tureccini-organizovue-v-kievi-koncert-dva-narodi-odne-serce.html" text:style-name="Internet_20_link" text:visited-style-name="Visited_20_Internet_20_Link">
土耳其大使馆在基辅举行基辅<text:span text:style-name="T4">
音乐会</text:span>
“ dvanasa-一心”</text:a>
如图所述，音乐会节目充满了欧洲魔法音乐作品和歌曲。</text:p>
      <text:p text:style-name="P4">
该项目的目的是为该地区的居民提供现代文化服务，在第一线，文化机构已被破坏或损坏的领土上，以增强该地区需要情感卸载的该地区居民的心理情感状态。</text:p>
      <text:p text:style-name="P4">
据报道，从6月1日至6月25日，在国家中心的“乌克兰房屋”中，将通过乌克兰艺术家的艺术机器人代表展览的重新选择“您喜欢吗？”俄罗斯在乌克兰的规模干预。</text:p>
      <text:p text:style-name="P4">
照片：Mkip</text:p>
      <text:p text:style-name="P4">
News Source: <text:a xlink:type="simple" xlink:href="https://www.ukrinform.ua/rubric-culture/3715708-na-doneccini-vidbuvsa-koncert-ansamblu-gitaristiv-kiiv.html" text:style-name="Internet_20_link" text:visited-style-name="Visited_20_Internet_20_Link">
https://www.ukrinform.ua/rubric-culture/3715708-na-doneccini-vidbuvsa-koncert-ansamblu-gitaristiv-kiiv.html</text:a>
</text:p>
      <!--NEWS-->
      <text:h text:style-name="P10" text:outline-level="1">
<text:span text:style-name="T4">
Dzhokovich成功地从主要网格“ Rolan Harros”开始</text:span>
</text:h>
      <text:p text:style-name="P4">
作者: Ukrinform (Person)</text:p>
      <text:p text:style-name="P4">
出版商: Укринформ (Organization)</text:p>
      <text:p text:style-name="P4">
出版时间: 2023-05-29T17:44:36+03:00</text:p>
      <text:p text:style-name="P4">
修改时间: 2023-05-29T17:44:36+03:00</text:p>
      <text:p text:style-name="P4">
描述: 塞族以三盘从美国击败了美国的亚历山大·科瓦奇维奇。  - 乌克林。</text:p>
      <text:p text:style-name="P4">
图片: ['<text:a xlink:type="simple" xlink:href="https://static.ukrinform.com/photos/2023_05/thumb_files/630_360_1685371414-271.jpg" text:style-name="Internet_20_link" text:visited-style-name="Visited_20_Internet_20_Link">
630_360_16853...</text:a>
']</text:p>
      <text:p text:style-name="P4">
标签: ['Теніс', 'Новак Джокович']</text:p>
      <text:p text:style-name="P4">
类型: Article</text:p>
      <!--METADATA-->
      <text:p text:style-name="P4">
<draw:frame draw:style-name="fr1" draw:name="Image161" text:anchor-type="as-char" svg:width="6.9236in" svg:height="3.956343in" draw:z-index="0">
<draw:image xlink:href="../Images/yкринформ/2023-05-29T17-44-36-03-00/630_360_1685371414-271.jpg" xlink:type="simple" xlink:show="embed" xlink:actuate="onLoad" draw:mime-type="image/jpeg"/>
</draw:frame>
来自美国的Serbper Alexandar Kovachevich分三组。</text:p>
      <text:p text:style-name="P4">
乌克林福姆报道，诺瓦克科维奇的前第一片球拍赢得了罗兰·哈罗斯(Rolan Harros)的第一个圈子。</text:p>
      <text:p text:style-name="P4">
比赛开始时，Dzhokovich赢得了American Kavachevich -6：3、6：2、7：6(7-1). Матч тривав 2 години 29 хвилин.</text:p>
      <text:p text:style-name="P4">
У наступному колі Новак протистоятиме Мартону Фучовічу з Угорщини.</text:p>
      <text:p text:style-name="P4">
Джокович – дворазовий переможець Відкритого чемпіонату Франції (2016，2021).</text:p>
      <text:p text:style-name="P4">
<text:span text:style-name="T4">
Читайте також:</text:span>
 <text:a xlink:type="simple" xlink:href="https://www.ukrinform.ua/rubric-sports/3715585-astremska-prograla-vekic-u-startovomu-matci-osnovnoi-sitki-rolan-garros.html" text:style-name="Internet_20_link" text:visited-style-name="Visited_20_Internet_20_Link">
 <text:span text:style-name="T4">
Ястремська</text:span>
 програла Векич у стартовому матчі основноїсітки «Ролан Гаррос» </text:a>
正如乌克林福姆报道的那样，戴安娜·亚斯特雷姆斯卡亚(Diana Yastremskaya)在法国的公开网球上完成了表演。</text:p>
      <text:p text:style-name="P4">
照片：Getty图像</text:p>
      <text:p text:style-name="P4">
News Source: <text:a xlink:type="simple" xlink:href="https://www.ukrinform.ua/rubric-sports/3715709-dzokovic-uspisno-startuvav-v-osnovnij-sitci-rolan-garros.html" text:style-name="Internet_20_link" text:visited-style-name="Visited_20_Internet_20_Link">
https://www.ukrinform.ua/rubric-sports/3715709-dzokovic-uspisno-startuvav-v-osnovnij-sitci-rolan-garros.html</text:a>
</text:p>
      <!--NEWS-->
      <text:h text:style-name="P10" text:outline-level="1">
<text:span text:style-name="T4">
俄罗斯正在向国家安全警卫战争 - 拥有的企业 -  WSJ</text:span>
</text:h>
      <text:p text:style-name="P4">
作者: Ukrinform (Person)</text:p>
      <text:p text:style-name="P4">
出版商: Укринформ (Organization)</text:p>
      <text:p text:style-name="P4">
出版时间: 2023-05-29T17:46:34+03:00</text:p>
      <text:p text:style-name="P4">
修改时间: 2023-05-29T17:46:34+03:00</text:p>
      <text:p text:style-name="P4">
描述: 根据俄罗斯前官员，分析师和军事官员的说法，俄罗斯私人保安公司将其雇员送往乌克兰。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Найманці', 'охорона', 'Війна з Росією']</text:p>
      <text:p text:style-name="P4">
类型: Article</text:p>
      <!--METADATA-->
      <text:p text:style-name="P4">
<draw:frame draw:style-name="fr1" draw:name="Image162" text:anchor-type="as-char" svg:width="6.9236in" svg:height="3.956343in" draw:z-index="0">
<draw:image xlink:href="../Images/yкринформ/2023-05-29T17-46-34-03-00/630_360_1668461240-442.jpg" xlink:type="simple" xlink:show="embed" xlink:actuate="onLoad" draw:mime-type="image/jpeg"/>
</draw:frame>
这些俄罗斯官员，分析师和军事官员的说法，俄罗斯私人保护公司将其雇员送往乌克兰。</text:p>
      <text:p text:style-name="P4">
根据乌克林福姆(Ukrinform)，写这篇文章<text:a xlink:type="simple" xlink:href="https://www.wsj.com/articles/russias-private-military-companies-expand-at-the-front-as-moscow-seeks-more-soldiers-239e7e2e" text:style-name="Internet_20_link" text:visited-style-name="Visited_20_Internet_20_Link">
《华尔街日报》</text:a>
。</text:p>
      <text:p text:style-name="P4">
正如所指出的那样，俄罗斯联合会正式禁止私人军事公司，保护公司获得了克里姆林宫的非正式“祝福”，以通过资源提供“特殊军事行动”。</text:p>
      <text:p text:style-name="P4">
由大型国家公司(前军事商人)模仿的组织<text:a xlink:type="simple" xlink:href="https://www.ukrinform.ua/tag-pvk-vagnera" text:style-name="Internet_20_link" text:visited-style-name="Visited_20_Internet_20_Link">
Wagner Group</text:a>
prigogine。 瓦格纳(Wagner)赢得了约50,000名士兵，主要是兔子监狱，并试图表明他的部队超过了俄罗斯规则。</text:p>
      <text:p text:style-name="P4">
新私人公司比瓦格纳(Wagner)小，他们招募了数千人，但他们表现出普京的忠诚，将人们扔到武装部队的前线。</text:p>
      <text:p text:style-name="P4">
<text:span text:style-name="T4">
另请阅读：</text:span>
 <text:a xlink:type="simple" xlink:href="https://www.ukrinform.ua/rubric-ato/3715331-pid-bahmutom-grupa-vagnerivciv-dezertiruvala-vikravsi-vijskovu-tehniku-genstab.html" text:style-name="Internet_20_link" text:visited-style-name="Visited_20_Internet_20_Link">
在Bakhmut Group“ <text:span text:style-name="T4">
 Wagner </text:span>
 IVTSIV”下，由于停止军事设备而抛弃 - 总参谋部</text:a>
这些公司部分控制俄罗斯天然气工业股份公司以及前俄罗斯军官。 根据公共职位空缺，他们向贵族支付的薪水要比收到瓦格纳战士高得多。</text:p>
      <text:p text:style-name="P4">
据报道，瓦格纳·佩克·耶文·普里戈金(Wagner Pec Yevhen Prigogin)的所有者在5月25日指出，他从巴赫穆特(Bakhmut)的部队开始了，俄罗斯联邦国防部的职位转移将持续到6月1日。</text:p>
      <text:p text:style-name="P4">
News Source: <text:a xlink:type="simple" xlink:href="https://www.ukrinform.ua/rubric-ato/3715710-rosia-kidae-na-vijnu-ohoronciv-derzpidpriemstv-wsj.html" text:style-name="Internet_20_link" text:visited-style-name="Visited_20_Internet_20_Link">
https://www.ukrinform.ua/rubric-ato/3715710-rosia-kidae-na-vijnu-ohoronciv-derzpidpriemstv-wsj.html</text:a>
</text:p>
      <!--NEWS-->
      <text:h text:style-name="P10" text:outline-level="1">
<text:span text:style-name="T4">
在尼古拉地区，法院返回了古老的青铜和早期铁群的状态</text:span>
</text:h>
      <text:p text:style-name="P4">
作者: Ukrinform (Person)</text:p>
      <text:p text:style-name="P4">
出版商: Укринформ (Organization)</text:p>
      <text:p text:style-name="P4">
出版时间: 2023-05-29T17:47:00+03:00</text:p>
      <text:p text:style-name="P4">
修改时间: 2023-05-29T17:47:00+03:00</text:p>
      <text:p text:style-name="P4">
描述: 在尼古拉地区，法院返回了州的考古纪念碑 - 青铜时代和早期铁的土墩（公元前二千年 - 公元I千年）。  - 乌克林。</text:p>
      <text:p text:style-name="P4">
图片: ['<text:a xlink:type="simple" xlink:href="https://static.ukrinform.com/photos/2023_05/thumb_files/630_360_1685371258-595.jpg" text:style-name="Internet_20_link" text:visited-style-name="Visited_20_Internet_20_Link">
630_360_16853...</text:a>
']</text:p>
      <text:p text:style-name="P4">
标签: ['Археологи', 'Миколаївщина', "Пам'ятка", 'Курган']</text:p>
      <text:p text:style-name="P4">
类型: Article</text:p>
      <!--METADATA-->
      <text:p text:style-name="P4">
<draw:frame draw:style-name="fr1" draw:name="Image163" text:anchor-type="as-char" svg:width="6.9236in" svg:height="3.956343in" draw:z-index="0">
<draw:image xlink:href="../Images/yкринформ/2023-05-29T17-47-00-03-00/630_360_1685371258-595.jpg" xlink:type="simple" xlink:show="embed" xlink:actuate="onLoad" draw:mime-type="image/jpeg"/>
</draw:frame>
在尼古拉地区，法院返回州一座考古纪念碑 - 青铜时代和早期铁的土墩(公元前三千年  - 数千年).</text:p>
      <text:p text:style-name="P4">
Про це повідомила Миколаївська обласна прокуратура у <text:a xlink:type="simple" xlink:href="https://t.me/mykprok/2607" text:style-name="Internet_20_link" text:visited-style-name="Visited_20_Internet_20_Link">
 Телеграмі</text:a>
，报道乌克林福姆。</text:p>
      <text:p text:style-name="P4">
“ Mykolaiv地区的Kryvozersky地区法院满足了地区检察官办公室的主张，并返回了州财产，考古纪念碑 - 土墩。 这个物体是一个地方的考古纪念碑 - 青铜时代和早期铁的埋葬建筑(IIISIS年份BC  - 数千年)”， - 消息说。</text:p>
      <text:p text:style-name="P4">
值得注意的是，检察官办公室研究了该地区客观遗产的开放数据库，发现有争议的<text:a xlink:type="simple" xlink:href="https://www.ukrinform.ua/tag-kurgan" text:style-name="Internet_20_link" text:visited-style-name="Visited_20_Internet_20_Link">
Mound</text:a>
在2000年代初期，在前克里沃泽斯基地区伯奇村理事会的土地处置土地期间，私有所有权是非法传播的。</text:p>
      <text:p text:style-name="P4">
<text:span text:style-name="T5">
!</text:span>
\  -  <text:span text:style-name="T4">
 xiii </text:span>
<text:span text:style-name="T4">
百年</text:span>
](https://www.ukrinform.ua/rubric-regions/3691889-na-zitomirsini-nezakonno-privatizuvali-dilanku-z-pamatkou-arheologii-hiihiii-stolit.html)同时，艺术。 第17条有关保护文化遗产的法律规定，考古学的所有者可能完全是国家的所有者，分别是将考古学地标转移到私有财产的土地所有者的先验非法，违法的，这是毁灭的前提条件。这样的纪念碑通过耕作。</text:p>
      <text:p text:style-name="P4">
地方检察官办公室起诉了受到满足的法院。</text:p>
      <text:p text:style-name="P4">
正如乌克林福姆报道的那样，在斯科布勒沃村的Mykolaiv地区进行了<text:a xlink:type="simple" xlink:href="https://www.ukrinform.ua/rubric-regions/3159167-corni-arheologi-zavdali-zbitkiv-skifskomu-kurganu-na-mikolaivsini-na-151-miljon.html" text:style-name="Internet_20_link" text:visited-style-name="Visited_20_Internet_20_Link">
Robzhnitsky挖掘独特土墩的发掘</text:a>
，属于巴萨里斯式Scythian葬礼的Vysun群体。 他大约2500万年。 使用重型设备进行发掘未知。 他们挖了比土墩本身高的坑，其高度为12米。</text:p>
      <text:p text:style-name="P4">
<text:span text:style-name="T5">
foto：nickvist</text:span>
</text:p>
      <text:p text:style-name="P4">
News Source: <text:a xlink:type="simple" xlink:href="https://www.ukrinform.ua/rubric-regions/3715711-na-mikolaivsini-sud-povernuv-derzavi-starovinnij-kurgan-epohi-bronzi-ta-rannogo-zaliza.html" text:style-name="Internet_20_link" text:visited-style-name="Visited_20_Internet_20_Link">
https://www.ukrinform.ua/rubric-regions/3715711-na-mikolaivsini-sud-povernuv-derzavi-starovinnij-kurgan-epohi-bronzi-ta-rannogo-zaliza.html</text:a>
</text:p>
      <!--NEWS-->
      <text:h text:style-name="P10" text:outline-level="1">
<text:span text:style-name="T4">
中国提醒库莱贝的声明，以回应媒体中“提案”的出现，以使俄罗斯联邦成为乌克兰的一部分</text:span>
</text:h>
      <text:p text:style-name="P4">
作者: Ukrinform (Person)</text:p>
      <text:p text:style-name="P4">
出版商: Укринформ (Organization)</text:p>
      <text:p text:style-name="P4">
出版时间: 2023-05-29T17:49:00+03:00</text:p>
      <text:p text:style-name="P4">
修改时间: 2023-05-29T17:49:00+03:00</text:p>
      <text:p text:style-name="P4">
描述: 在中国外交部，为了回应媒体报道，俄罗斯乌克兰俄罗斯联合会提醒乌克兰部长德米特里·库莱巴（Dmitry Kuleba）的声明，他否认了这种批评。  - 乌克林。</text:p>
      <text:p text:style-name="P4">
图片: ['<text:a xlink:type="simple" xlink:href="https://static.ukrinform.com/photos/2023_05/thumb_files/630_360_1683814858-971.jpg" text:style-name="Internet_20_link" text:visited-style-name="Visited_20_Internet_20_Link">
630_360_16838...</text:a>
']</text:p>
      <text:p text:style-name="P4">
标签: ['Китай', 'Дмитро Кулеба', 'Пекін', 'Війна з Росією']</text:p>
      <text:p text:style-name="P4">
类型: Article</text:p>
      <!--METADATA-->
      <text:p text:style-name="P4">
<draw:frame draw:style-name="fr1" draw:name="Image164" text:anchor-type="as-char" svg:width="6.9236in" svg:height="3.956343in" draw:z-index="0">
<draw:image xlink:href="../Images/yкринформ/2023-05-29T17-49-00-03-00/630_360_1683814858-971.jpg" xlink:type="simple" xlink:show="embed" xlink:actuate="onLoad" draw:mime-type="image/jpeg"/>
</draw:frame>
为了回应媒体报道，特别阿布斯汀·李·休伊亚(Abstine Lee Hueya)外交部将乌克兰占领的占领地提交给乌克兰部长库莱巴(Kuleba)，后者否认了这种可爱的人。</text:p>
      <text:p text:style-name="P4">
这是乌克利福通讯员的报道。</text:p>
      <text:p text:style-name="P4">
简报中，中国外交部的一位女发言人并没有直接回答是否要离开欧洲人被占领的乌克兰领土离开欧洲方面，而是指出中国是及时出版的关于特别代表的旅行。</text:p>
      <text:p text:style-name="P4">
之后，外交政策的发言人提醒乌克兰[外交部]负责人(https://www.ukrinform.ua/tag-mzs)德米特里·库勒巴斯特(Dmitry Kulebast)提出了这样的批评。</text:p>
      <text:p text:style-name="P4">
“我想说的是，乌克兰外交部长公开表示已与其他当事方进行了处理。(与Lee -ed进行了谈判的人。)而且，没有Pointraine说，特别代表Lee Hayui提出了建议，表现出了《华尔街日报》。</text:p>
      <text:p text:style-name="P4">
*!(https://www.ukrinform.ua/rubric-polytics/3714669-kitaj-pidtrimue-evropu-v-zusillah-iz-vidnovlenna-miru-v-ukraini-mzs.html)据她说，冲突当事方得到了中国寻找政治决定的努力的支持。 “目前，乌克兰危机处于关键阶段。 中国将继续加强与所有当事方的对话和沟通，继续建立相互信任，并鼓励国际委员会对乌克兰危机的政治监管有最广泛的共同理解。”毛泽东说。</text:p>
      <text:p text:style-name="P4">
据报道，该版本<text:a xlink:type="simple" xlink:href="https://www.wsj.com/articles/china-pushing-ukraine-cease-fire-gets-cool-reception-in-europe-614774dd" text:style-name="Internet_20_link" text:visited-style-name="Visited_20_Internet_20_Link">
华尔街日报</text:a>
据报道，据称中国在欧洲巡回演出期间，中国是中国的特别代表，他提议离开乌克兰在俄罗斯的临时加热领土。</text:p>
      <text:p text:style-name="P4">
随后，乌克兰德米特里·库尔布(Dmitry Kuleb)外交部长<text:a xlink:type="simple" xlink:href="https://www.ukrinform.ua/rubric-polytics/3715026-kuleba-specposlanec-kitau-ne-proponuvav-viddati-rosii-okupovani-ukrainski-teritorii.html" text:style-name="Internet_20_link" text:visited-style-name="Visited_20_Internet_20_Link">
拒绝了这些信息</text:a>
 .</text:p>
      <text:p text:style-name="P4">
News Source: <text:a xlink:type="simple" xlink:href="https://www.ukrinform.ua/rubric-polytics/3715712-kitaj-poslavsa-na-zaavu-kulebi-sob-vidpovisti-na-poavu-v-zmi-propozicij-viddati-rf-teritorii-ukraini.html" text:style-name="Internet_20_link" text:visited-style-name="Visited_20_Internet_20_Link">
https://www.ukrinform.ua/rubric-polytics/3715712-kitaj-poslavsa-na-zaavu-kulebi-sob-vidpovisti-na-poavu-v-zmi-propozicij-viddati-rf-teritorii-ukraini.html</text:a>
</text:p>
      <!--NEWS-->
      <text:h text:style-name="P10" text:outline-level="1">
<text:span text:style-name="T4">
土耳其总统选举：官方结果将于6月1日发布</text:span>
</text:h>
      <text:p text:style-name="P4">
作者: Ukrinform (Person)</text:p>
      <text:p text:style-name="P4">
出版商: Укринформ (Organization)</text:p>
      <text:p text:style-name="P4">
出版时间: 2023-05-29T18:01:03+03:00</text:p>
      <text:p text:style-name="P4">
修改时间: 2023-05-29T18:01:03+03:00</text:p>
      <text:p text:style-name="P4">
描述: 高选举委员会将于6月1日在官方公报中宣布第二轮总统大选的最终结果。  - 乌克林。</text:p>
      <text:p text:style-name="P4">
图片: ['<text:a xlink:type="simple" xlink:href="https://static.ukrinform.com/photos/2023_05/thumb_files/630_360_1685372178-282.jpg" text:style-name="Internet_20_link" text:visited-style-name="Visited_20_Internet_20_Link">
630_360_16853...</text:a>
']</text:p>
      <text:p text:style-name="P4">
标签: ['Ердоган', 'Президент', 'Вибори у Туреччині']</text:p>
      <text:p text:style-name="P4">
类型: Article</text:p>
      <!--METADATA-->
      <text:p text:style-name="P4">
<draw:frame draw:style-name="fr1" draw:name="Image165" text:anchor-type="as-char" svg:width="6.9236in" svg:height="3.956343in" draw:z-index="0">
<draw:image xlink:href="../Images/yкринформ/2023-05-29T18-01-03-03-00/630_360_1685372178-282.jpg" xlink:type="simple" xlink:show="embed" xlink:actuate="onLoad" draw:mime-type="image/jpeg"/>
</draw:frame>
第二轮总统选举在土耳其的最终结果将于6月1日在官方新闻通讯中宣布。</text:p>
      <text:p text:style-name="P4">
关于IT报告乌克林福姆，参考<text:a xlink:type="simple" xlink:href="https://www.cnnturk.com/turkiye/kilicdaroglunun-oy-kaybettigi-ve-en-az-oy-aldigi-iller" text:style-name="Internet_20_link" text:visited-style-name="Visited_20_Internet_20_Link">
TT Haber</text:a>
。</text:p>
      <text:p text:style-name="P4">
“今天，下午5:00，选举总统第二轮的决定和选举委员会的申请截止日期将到期。将在23:59审议上诉，“ Telekanal报告。</text:p>
      <text:p text:style-name="P4">
还表明，5月31日，省级委员会决定的上诉期限，此后，高选举委员会将对他们做出决定，并于6月1日将最终选举结果发送给相关当局，以便他们以便他们发表在官方新闻中。</text:p>
      <text:p text:style-name="P4">
<text:span text:style-name="T4">
另请阅读：</text:span>
 [<text:span text:style-name="T4">
 new </text:span>
 n'<text:span text:style-name="T4">
 yatychka </text:span>
 <text:span text:style-name="T4">
 erdogan </text:span>
(https://www.ukrinform.ua/rubric-world/3715703-nova-patiricka-erdogana.html)截至周一晚上，由于计算100％的投票，总统<text:a xlink:type="simple" xlink:href="https://www.ukrinform.ua/tag-erdogan" text:style-name="Internet_20_link" text:visited-style-name="Visited_20_Internet_20_Link">
Erdogan</text:a>
它获得了52.18％的选票，Kemalkilichdaroglu -47.82％。</text:p>
      <text:p text:style-name="P4">
正如乌克林福姆报道的那样，昨天是土耳其高选委员会主席<text:a xlink:type="simple" xlink:href="https://www.ukrinform.ua/rubric-world/3715357-golova-visoi-viborcoi-komisii-tureccini-ogolosiv-pro-peremogu-erdogana.html" text:style-name="Internet_20_link" text:visited-style-name="Visited_20_Internet_20_Link">
宣布埃尔多安的胜利</text:a>
。</text:p>
      <text:p text:style-name="P4">
<text:span text:style-name="T5">
foto来自cnnturk.com</text:span>
</text:p>
      <text:p text:style-name="P4">
News Source: <text:a xlink:type="simple" xlink:href="https://www.ukrinform.ua/rubric-world/3715717-vibori-prezidenta-tureccini-oficijni-rezultati-opriludnat-1-cervna.html" text:style-name="Internet_20_link" text:visited-style-name="Visited_20_Internet_20_Link">
https://www.ukrinform.ua/rubric-world/3715717-vibori-prezidenta-tureccini-oficijni-rezultati-opriludnat-1-cervna.html</text:a>
</text:p>
      <!--NEWS-->
      <text:h text:style-name="P10" text:outline-level="1">
<text:span text:style-name="T4">
首都的开火：晚上有9,000人被隐藏在地铁中，下午41,000人</text:span>
</text:h>
      <text:p text:style-name="P4">
作者: Ukrinform (Person)</text:p>
      <text:p text:style-name="P4">
出版商: Укринформ (Organization)</text:p>
      <text:p text:style-name="P4">
出版时间: 2023-05-29T18:04:00+03:00</text:p>
      <text:p text:style-name="P4">
修改时间: 2023-05-29T18:04:00+03:00</text:p>
      <text:p text:style-name="P4">
描述: 在基辅，周一晚上，在地铁站，有9000多个当地人被炮击覆盖，白天有4.1万。  - 乌克林。</text:p>
      <text:p text:style-name="P4">
图片: ['<text:a xlink:type="simple" xlink:href="https://static.ukrinform.com/photos/2023_05/thumb_files/630_360_1685372471-268.jpg" text:style-name="Internet_20_link" text:visited-style-name="Visited_20_Internet_20_Link">
630_360_16853...</text:a>
']</text:p>
      <text:p text:style-name="P4">
标签: ['Метро', 'Обстріл', 'Київ', 'Укриття', 'Повітряна тривога']</text:p>
      <text:p text:style-name="P4">
类型: Article</text:p>
      <!--METADATA-->
      <text:p text:style-name="P4">
<draw:frame draw:style-name="fr1" draw:name="Image166" text:anchor-type="as-char" svg:width="6.9236in" svg:height="3.956343in" draw:z-index="0">
<draw:image xlink:href="../Images/yкринформ/2023-05-29T18-04-00-03-00/630_360_1685372471-268.jpg" xlink:type="simple" xlink:show="embed" xlink:actuate="onLoad" draw:mime-type="image/jpeg"/>
</draw:frame>
在基辅，白天有4.1万人在地铁站掩盖了9000多名紧急人士。</text:p>
      <text:p text:style-name="P4">
根据乌克林福姆的说法，基辅市政府报告了<text:a xlink:type="simple" xlink:href="https://t.me/KyivCityOfficial/6826" text:style-name="Internet_20_link" text:visited-style-name="Visited_20_Internet_20_Link">
Telegram</text:a>
。</text:p>
      <text:p text:style-name="P4">
“晚上，地铁站覆盖了9,000多名当地人，其中1120个是。这是当月晚上在车站的最多人数。在首都白天炮击中，有41人声明说。</text:p>
      <text:p text:style-name="P4">
基辅地铁提醒人们，在车站警报期间可以维持凳子和饮用水。</text:p>
      <text:p text:style-name="P4">
KSCA指出：“请记住，电台足够凉爽，所以请带上温暖的衣服。”</text:p>
      <text:p text:style-name="P4">
正如乌克林福姆报道的，5月29日晚上<text:a xlink:type="simple" xlink:href="https://www.ukrinform.ua/rubric-kyiv/3715380-raketna-ataka-na-stolicu-sili-ppo-znisili-ponad-40-povitranih-cilej-bez-vlucan.html" text:style-name="Internet_20_link" text:visited-style-name="Visited_20_Internet_20_Link">
基辅袭击了</text:a>
无人机和火箭-101/555，但空中国防军已经摧毁了40多个空气目标。 命中不是。 下午，敌人在基辅地区释放<text:a xlink:type="simple" xlink:href="https://www.ukrinform.ua/rubric-ato/3715591-vorog-vipustiv-po-kiivsini-11-balisticnih-i-krilatih-raket-iskander-ppo-znisila-vsi-cili.html" text:style-name="Internet_20_link" text:visited-style-name="Visited_20_Internet_20_Link">
11弹道和巡航导弹“伊斯坎德”</text:a>
，防空军摧毁了所有目标。</text:p>
      <text:p text:style-name="P4">
<text:span text:style-name="T5">
foto：君士坦丁和利比罗夫的力量</text:span>
</text:p>
      <text:p text:style-name="P4">
News Source: <text:a xlink:type="simple" xlink:href="https://www.ukrinform.ua/rubric-kyiv/3715718-obstrili-stolici-vnoci-u-metro-ukrivalisa-9000-ludej-vden-41-tisaca.html" text:style-name="Internet_20_link" text:visited-style-name="Visited_20_Internet_20_Link">
https://www.ukrinform.ua/rubric-kyiv/3715718-obstrili-stolici-vnoci-u-metro-ukrivalisa-9000-ludej-vden-41-tisaca.html</text:a>
</text:p>
      <!--NEWS-->
      <text:h text:style-name="P10" text:outline-level="1">
<text:span text:style-name="T4">
理事会计划从7月起取消许多税收优惠</text:span>
</text:h>
      <text:p text:style-name="P4">
作者: Ukrinform (Person)</text:p>
      <text:p text:style-name="P4">
出版商: Укринформ (Organization)</text:p>
      <text:p text:style-name="P4">
出版时间: 2023-05-29T18:05:32+03:00</text:p>
      <text:p text:style-name="P4">
修改时间: 2023-05-29T18:05:32+03:00</text:p>
      <text:p text:style-name="P4">
描述: Verkhovna RadA在《乌克兰税法》的第一读修正案和乌克兰其他法律方面的征税时期的税法方面的一份阅读修正案支持，旨在恢复税前的税前状态。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Депутат', 'Податки', 'Верховна Рада']</text:p>
      <text:p text:style-name="P4">
类型: Article</text:p>
      <!--METADATA-->
      <text:p text:style-name="P4">
<draw:frame draw:style-name="fr1" draw:name="Image170" text:anchor-type="as-char" svg:width="6.9236in" svg:height="3.956343in" draw:z-index="0">
<draw:image xlink:href="../Images/yкринформ/2023-05-29T18-05-32-03-00/630_360_1682685211-525.jpg" xlink:type="simple" xlink:show="embed" xlink:actuate="onLoad" draw:mime-type="image/jpeg"/>
</draw:frame>
Verkhovnarad在第一读《乌克兰税法修正案》和乌克兰其他法律方面支持了有关军事斯坦有效性期间税收特殊性的修正案，该法律旨在恢复战前税前的税收状态。</text:p>
      <text:p text:style-name="P4">
根据乌克林福姆的报道，它报告了<text:a xlink:type="simple" xlink:href="https://www.mof.gov.ua/uk/news/verkhovna_rada_priiniala_v_pershomu_chitanni_zmini_do_zakonodavstva_v_chastini_vidnovlennia_dovoiennogo_stanu_sistemi_opodatkuvannia-4030" text:style-name="Internet_20_link" text:visited-style-name="Visited_20_Internet_20_Link">
乌克兰财政部的新闻服务</text:a>
.</text:p>
      <text:p text:style-name="P4">
«Прийняття законопроєкту сприятиме збільшенню надходжень до державного тамісцевих бюджетів у 2023 році на суму близько 10 млрд гривень»,— пояснивміністр фінансів Сергій Марченко.</text:p>
      <text:p text:style-name="P4">
<text:span text:style-name="T4">
Читайте також:</text:span>
 <text:a xlink:type="simple" xlink:href="https://www.ukrinform.ua/rubric-economy/3715691-rada-pidtrimala-strahuvanna-investicij-vid-voennih-rizikiv.html" text:style-name="Internet_20_link" text:visited-style-name="Visited_20_Internet_20_Link">
 Рада підтримала страхування інвестицій від воєннихризиків </text:a>
该法案提议从2023年7月1日起提出的取消法人实体的机会，使用单一税收设施的单一税收设施为收入金额的2％。 也因单一纳税人I和II组而被废除了不缴纳单一税的费用。</text:p>
      <text:p text:style-name="P4">
该法律建议恢复纪录片检查。同时，由于安全进入领土，房屋和其他用于进行经济活动的领土，房地和其他财产和/或与主题文件以及其他与信息有关的信息以及其他与信息有关的事务，进行了戒严期间的此类检查，以及其他有关信息。计算和支付税收，费用；</text:p>
      <text:p text:style-name="P4">
该文件规定恢复违反税法的处罚； 应计计算，计算和对强制性国家社会保险的贡献的正确性； 订购PPO/p。</text:p>
      <text:p text:style-name="P4">
<text:span text:style-name="T4">
另请阅读：</text:span>
 <text:a xlink:type="simple" xlink:href="https://www.ukrinform.ua/rubric-technology/3715690-rada-uhvalila-zakonoproekti-pro-pidtrimku-virobnictva-droniv-v-ukraini.html" text:style-name="Internet_20_link" text:visited-style-name="Visited_20_Internet_20_Link">
理事会已批准了有关乌克兰生产支持的法律草案</text:a>
该法案建议恢复免税的时间。值得注意的是，该法案的采用将确保履行乌克兰在2022年12月8日在经济和金融政策备忘录中的义务，并实施措施，该措施的执行将有助于2023年增加税收收入。</text:p>
      <text:p text:style-name="P4">
正如乌克林福姆报道的那样，2022年3月15日，战争时，Verkhovna Rada批准了商业税收。 因此，根据《乌克兰事务法》修正案的法律，不仅是支持苏普勒人，而且大型企业也可以为戒严期付款。</text:p>
      <text:p text:style-name="P4">
News Source: <text:a xlink:type="simple" xlink:href="https://www.ukrinform.ua/rubric-economy/3715719-rada-planue-z-lipna-skasuvati-nizku-podatkovih-pilg-kogo-torknetsa.html" text:style-name="Internet_20_link" text:visited-style-name="Visited_20_Internet_20_Link">
https://www.ukrinform.ua/rubric-economy/3715719-rada-planue-z-lipna-skasuvati-nizku-podatkovih-pilg-kogo-torknetsa.html</text:a>
</text:p>
      <!--NEWS-->
      <text:h text:style-name="P10" text:outline-level="1">
<text:span text:style-name="T4">
Svitolina将在主要网格“ Rolan Harros”的第二轮比赛中播放</text:span>
</text:h>
      <text:p text:style-name="P4">
作者: Ukrinform (Person)</text:p>
      <text:p text:style-name="P4">
出版商: Укринформ (Organization)</text:p>
      <text:p text:style-name="P4">
出版时间: 2023-05-29T18:06:00+03:00</text:p>
      <text:p text:style-name="P4">
修改时间: 2023-05-29T18:06:00+03:00</text:p>
      <text:p text:style-name="P4">
描述: 乌克兰人赢得了意大利马丁·特雷兹万（Martin Trezvan）。  - 乌克林。</text:p>
      <text:p text:style-name="P4">
图片: ['<text:a xlink:type="simple" xlink:href="https://static.ukrinform.com/photos/2023_05/thumb_files/630_360_1685372719-159.jpg" text:style-name="Internet_20_link" text:visited-style-name="Visited_20_Internet_20_Link">
630_360_16853...</text:a>
']</text:p>
      <text:p text:style-name="P4">
标签: ['Світоліна', 'Теніс']</text:p>
      <text:p text:style-name="P4">
类型: Article</text:p>
      <!--METADATA-->
      <text:p text:style-name="P4">
<draw:frame draw:style-name="fr1" draw:name="Image171" text:anchor-type="as-char" svg:width="6.9236in" svg:height="3.956343in" draw:z-index="0">
<draw:image xlink:href="../Images/yкринформ/2023-05-29T18-06-00-03-00/630_360_1685372719-159.jpg" xlink:type="simple" xlink:show="embed" xlink:actuate="onLoad" draw:mime-type="image/jpeg"/>
</draw:frame>
乌克兰人赢得了特雷维安的意大利马丁。</text:p>
      <text:p text:style-name="P4">
据报道，Elina Svitolina已成功地从主要的网格“ Rolan Harros”开始。</text:p>
      <text:p text:style-name="P4">
在第一个比赛中，乌克兰人赢得了世界第24届球场，Trevan-6：2，6：2。 比赛持续了1小时11分钟。</text:p>
      <text:p text:style-name="P4">
这是网球运动员的第一次会议。 对于svitolin的比赛，永远不会距离。 而且，特雷维安甚至无法达到休息。</text:p>
      <text:p text:style-name="P4">
今天的胜利是埃琳娜(Elina)与2021年前30名球场的竞争对手的第一场比赛中的第一场胜利，当时她在排名中排名第五并击败了西蒙努哈尔(Simonuhal)。(№13)在我们的第四个圈子里。</text:p>
      <text:p text:style-name="P4">
在下一轮中，斯维托林将与汉特(Storm Hanter)会面，斯托姆·汉特(Storm Hanter)在资格赛中前进。 澳大利亚人处于排水等级的第204位，甚至处于第五位。</text:p>
      <text:p text:style-name="P4">
<text:span text:style-name="T4">
另请阅读：</text:span>
 [<text:span text:style-name="T4">
 yastremskaya </text:span>
在首发比赛中迷失了vokich(https://www.ukrinform.ua/rubric-sports/3715585-astremska-prograla-vekic-u-startovomu-matci-osnovnoi-sitki-rolan-garros.html)正如乌克林福姆报道的那样，戴安娜·亚斯特雷姆斯卡亚(Diana Yastremskaya)在法国的公开网球上完成了表演。</text:p>
      <text:p text:style-name="P4">
照片：btu.org.ua</text:p>
      <text:p text:style-name="P4">
News Source: <text:a xlink:type="simple" xlink:href="https://www.ukrinform.ua/rubric-sports/3715720-svitolina-zigrae-u-drugomu-raundi-osnovnoi-sitki-rolan-garros.html" text:style-name="Internet_20_link" text:visited-style-name="Visited_20_Internet_20_Link">
https://www.ukrinform.ua/rubric-sports/3715720-svitolina-zigrae-u-drugomu-raundi-osnovnoi-sitki-rolan-garros.html</text:a>
</text:p>
      <!--NEWS-->
      <text:h text:style-name="P10" text:outline-level="1">
<text:span text:style-name="T4">
乌克兰谴责与白俄罗斯关于养老金的协议</text:span>
</text:h>
      <text:p text:style-name="P4">
作者: Ukrinform (Person)</text:p>
      <text:p text:style-name="P4">
出版商: Укринформ (Organization)</text:p>
      <text:p text:style-name="P4">
出版时间: 2023-05-29T18:08:00+03:00</text:p>
      <text:p text:style-name="P4">
修改时间: 2023-05-29T18:08:00+03:00</text:p>
      <text:p text:style-name="P4">
描述: Verkhovna Rada否认了乌克兰政府与白俄罗斯共和国之间在养老金提供领域的权利的保证。  - 乌克林。</text:p>
      <text:p text:style-name="P4">
图片: ['<text:a xlink:type="simple" xlink:href="https://static.ukrinform.com/photos/2016_12/thumb_files/630_360_1482163654-7868.jpg" text:style-name="Internet_20_link" text:visited-style-name="Visited_20_Internet_20_Link">
630_360_14821...</text:a>
']</text:p>
      <text:p text:style-name="P4">
标签: ['Білорусь', 'Пенсія', 'Україна', 'Верховна Рада', 'Денонсація']</text:p>
      <text:p text:style-name="P4">
类型: Article</text:p>
      <!--METADATA-->
      <text:p text:style-name="P4">
<draw:frame draw:style-name="fr1" draw:name="Image172" text:anchor-type="as-char" svg:width="6.9236in" svg:height="3.956343in" draw:z-index="0">
<draw:image xlink:href="../Images/yкринформ/2023-05-29T18-08-00-03-00/630_360_1482163654-7868.jpg" xlink:type="simple" xlink:show="embed" xlink:actuate="onLoad" draw:mime-type="image/jpeg"/>
</draw:frame>
Verkhovnarad否认了乌克兰政府与白俄罗斯共和国之间在养老金提供领域的保证下达成的协议。</text:p>
      <text:p text:style-name="P4">
关于它MP Yaroslav Zheleznyak(“嗓音”)在[电报]中报道(https://t.me/yzheleznyak/4150)，报道乌克林福姆。</text:p>
      <text:p text:style-name="P4">
议员指出，采用相关决议<text:a xlink:type="simple" xlink:href="https://itd.rada.gov.ua/billInfo/Bills/pubFile/1723958" text:style-name="Internet_20_link" text:visited-style-name="Visited_20_Internet_20_Link">
No. 0196</text:a>
301代表投票。</text:p>
      <text:p text:style-name="P4">
据她说，该协议与支持[白俄罗斯]有关(https://www.ukrinform.ua/tag-bilorus)公开对俄罗斯联邦对乌克兰联邦的全面武装侵略。</text:p>
      <text:p text:style-name="P4">
乌克兰政府与白俄罗斯共和国之间的协议是在1995年12月14日在基辅在基辅建立的。</text:p>
      <text:p text:style-name="P4">
<text:span text:style-name="T4">
另请阅读：</text:span>
 [乌克兰将对伊朗进行50年的制裁。(https://www.ukrinform.ua/rubric-polytics/3715676-ukraina-zastosue-sankcii-proti-iranu-na-50-rokiv-rada-zatverdila-risenna-rnbo.html)正如乌克林福姆(Ukrinform(https://www.ukrinform.ua/rubric-society/3691546-ukraina-denonsue-ugodu-z-bilorussu-pro-pensii.html)乌克兰政府与白俄罗斯政府之间在养老金支持领域的权利的保证。</text:p>
      <text:p text:style-name="P4">
News Source: <text:a xlink:type="simple" xlink:href="https://www.ukrinform.ua/rubric-polytics/3715721-ukraina-denonsuvala-ugodu-z-bilorussu-pro-pensii.html" text:style-name="Internet_20_link" text:visited-style-name="Visited_20_Internet_20_Link">
https://www.ukrinform.ua/rubric-polytics/3715721-ukraina-denonsuvala-ugodu-z-bilorussu-pro-pensii.html</text:a>
</text:p>
      <!--NEWS-->
      <text:h text:style-name="P10" text:outline-level="1">
<text:span text:style-name="T4">
BP通过了一项旨在收购乌克兰在欧洲理事会发展银行的成员资格的法律</text:span>
</text:h>
      <text:p text:style-name="P4">
作者: Ukrinform (Person)</text:p>
      <text:p text:style-name="P4">
出版商: Укринформ (Organization)</text:p>
      <text:p text:style-name="P4">
出版时间: 2023-05-29T18:09:41+03:00</text:p>
      <text:p text:style-name="P4">
修改时间: 2023-05-29T18:09:41+03:00</text:p>
      <text:p text:style-name="P4">
描述: Verkhovna Rada通过“采用欧洲理事会发展法规的法规，并签署了第三份《欧洲理事会特权和豁免协定》第三协议的法律”。  - 乌克林。</text:p>
      <text:p text:style-name="P4">
图片: ['<text:a xlink:type="simple" xlink:href="https://static.ukrinform.com/photos/2021_06/thumb_files/630_360_1623144009-889.jpg" text:style-name="Internet_20_link" text:visited-style-name="Visited_20_Internet_20_Link">
630_360_16231...</text:a>
']</text:p>
      <text:p text:style-name="P4">
标签: ['Депутат', 'Рада Європи', 'Верховна Рада']</text:p>
      <text:p text:style-name="P4">
类型: Article</text:p>
      <!--METADATA-->
      <text:p text:style-name="P4">
<draw:frame draw:style-name="fr1" draw:name="Image173" text:anchor-type="as-char" svg:width="6.9236in" svg:height="3.956343in" draw:z-index="0">
<draw:image xlink:href="../Images/yкринформ/2023-05-29T18-09-41-03-00/630_360_1623144009-889.jpg" xlink:type="simple" xlink:show="embed" xlink:actuate="onLoad" draw:mime-type="image/jpeg"/>
</draw:frame>
Verkhovnarad通过了“有关欧洲理事会发展法规的法规，并符合第三份《欧洲时间委员会特权特权协定》的第三协议的法律。”</text:p>
      <text:p text:style-name="P4">
关于它MP Yaroslav Zheleznyak(“嗓音”)在[电报]中报道(https://t.me/yzheleznyak/4150)，报道乌克林福姆。</text:p>
      <text:p text:style-name="P4">
根据Zheleznyak的说法，有296名人代表投票赞成采用该项目#0206。</text:p>
      <text:p text:style-name="P4">
该文件有望允许乌克兰在BRER中获得会员资格，该文件将有助于开发新的住房和社会基础设施计划，将为吸引投资提供广泛的机会，以为乌克兰的住房居民提供失去住房或因损害而受到损害的住房居民俄罗斯联邦的武装侵略。</text:p>
      <text:p text:style-name="P4">
<text:span text:style-name="T4">
另请阅读：</text:span>
 [理事会计划从7月起取消许多税收优惠(https://www.ukrinform.ua/rubric-economy/3715719-rada-planue-z-lipna-skasuvati-nizku-podatkovih-pilg-kogo-torknetsa.html)此外，收购乌克兰在BRR中的会员资格将使Bankudl的补救措施能够恢复和恢复由于俄罗斯联邦的武装侵略而破坏的基础设施，并应对经济同社会发展的指标产生积极影响领域。</text:p>
      <text:p text:style-name="P4">
欧洲理事会发展银行的主要目标是帮助解决欧洲国家由于难民流离失所或其他强迫流离失所而导致的欧洲国家所面临的社会问题。由于存在自然或环境灾难的受害者。</text:p>
      <text:p text:style-name="P4">
自2017年以来，已经考虑了乌克兰在该银行的会员资格的问题。</text:p>
      <text:p text:style-name="P4">
News Source: <text:a xlink:type="simple" xlink:href="https://www.ukrinform.ua/rubric-economy/3715723-vr-uhvalila-zakon-spramovanij-na-nabutta-ukrainou-clenstva-u-banku-rozvitku-radi-evropi.html" text:style-name="Internet_20_link" text:visited-style-name="Visited_20_Internet_20_Link">
https://www.ukrinform.ua/rubric-economy/3715723-vr-uhvalila-zakon-spramovanij-na-nabutta-ukrainou-clenstva-u-banku-rozvitku-radi-evropi.html</text:a>
</text:p>
      <!--NEWS-->
      <text:h text:style-name="P10" text:outline-level="1">
<text:span text:style-name="T4">
基辅地区的警察将SBU转移到记者基鲁克的失踪中</text:span>
</text:h>
      <text:p text:style-name="P4">
作者: Ukrinform (Person)</text:p>
      <text:p text:style-name="P4">
出版商: Укринформ (Organization)</text:p>
      <text:p text:style-name="P4">
出版时间: 2023-05-29T18:12:00+03:00</text:p>
      <text:p text:style-name="P4">
修改时间: 2023-05-29T18:12:00+03:00</text:p>
      <text:p text:style-name="P4">
描述: 基辅地区的警察已提交了有关Unian记者Dmitry Khiluk失踪的刑事诉讼，去年，乌克兰和基辅地区的乌克兰安全部门的主要局长。  - 乌克林。</text:p>
      <text:p text:style-name="P4">
图片: ['<text:a xlink:type="simple" xlink:href="https://static.ukrinform.com/photos/2023_05/thumb_files/630_360_1685373254-227.jpg" text:style-name="Internet_20_link" text:visited-style-name="Visited_20_Internet_20_Link">
630_360_16853...</text:a>
']</text:p>
      <text:p text:style-name="P4">
标签: ['Поліція', 'СБУ', 'Спілка журналістів', 'Полонені', 'Війна з Росією']</text:p>
      <text:p text:style-name="P4">
类型: Article</text:p>
      <!--METADATA-->
      <text:p text:style-name="P4">
<draw:frame draw:style-name="fr1" draw:name="Image174" text:anchor-type="as-char" svg:width="6.9236in" svg:height="3.956343in" draw:z-index="0">
<draw:image xlink:href="../Images/yкринформ/2023-05-29T18-12-00-03-00/630_360_1685373254-227.jpg" xlink:type="simple" xlink:show="embed" xlink:actuate="onLoad" draw:mime-type="image/jpeg"/>
</draw:frame>
基辅地区的警察已提交了刑事诉讼，以反对单人机构Dmitry Khiluk的记者失踪的刑事诉讼，并向乌克兰市安全局的主要局长在基辅和基辅地区的乌克兰安全局。</text:p>
      <text:p text:style-name="P4">
这在基辅地区国家警察局主要局的调查局对乌克林福姆的信息请求的回应中说明了这一点。</text:p>
      <text:p text:style-name="P4">
“关于DMITRKHILUK缺少失踪的刑事诉讼程序，该事实是在13.04.2022进行的进一步进行预审调查的诉讼。(https://www.ukrinform.ua/tag-sbu)在基辅地区，”答案说。</text:p>
      <text:p text:style-name="P4">
<text:span text:style-name="T4">
另请阅读：</text:span>
 <text:a xlink:type="simple" xlink:href="https://www.ukrinform.ua/rubric-society/3710908-lubinec-osobisto-trimae-na-kontroli-pitanna-vizvolenna-z-polonu-rf-zurnalista-hiluka.html" text:style-name="Internet_20_link" text:visited-style-name="Visited_20_Internet_20_Link">
Lubinets亲自将解放问题从俄罗斯联邦记者<text:span text:style-name="T4">
 Khiluk </text:span>
 A</text:a>
据报道，俄罗斯入侵者于2022年3月3日在他的祖国Kyiv地区Kozarovichi绑架了Dmitry Khiluk。 一年多来，他在俄罗斯监狱中非法申请。</text:p>
      <text:p text:style-name="P4">
乌克兰的全国记者联盟要求释放俄罗斯联合会。</text:p>
      <text:p text:style-name="P4">
<text:span text:style-name="T4">
另请阅读：</text:span>
 <text:a xlink:type="simple" xlink:href="https://www.ukrinform.ua/rubric-society/3710647-mediaholding-11-zaklikae-svit-dopomogti-zvilniti-zurnalista-dmitra-hiluka-z-rosijskogo-polonu.html" text:style-name="Internet_20_link" text:visited-style-name="Visited_20_Internet_20_Link">
持有“ 1+1”的媒体敦促世界帮助新闻记者Dmitry <text:span text:style-name="T4">
 Khiluk </text:span>
和俄罗斯囚禁</text:a>
5月17日，1+1个媒体集团呼吁国际专业社区和人权委员会协助释放Unian记者Dmitry Khiluk的R.</text:p>
      <text:p text:style-name="P4">
Verkhovna Rada人权专员Dmitry Lubinets表示，控制了凯利克(Khiluk)被囚禁的解放问题。</text:p>
      <text:p text:style-name="P4">
News Source: <text:a xlink:type="simple" xlink:href="https://www.ukrinform.ua/rubric-society/3715724-policia-kiivsini-peredala-sbu-spravu-sodo-zniknenna-zurnalista-hiluka.html" text:style-name="Internet_20_link" text:visited-style-name="Visited_20_Internet_20_Link">
https://www.ukrinform.ua/rubric-society/3715724-policia-kiivsini-peredala-sbu-spravu-sodo-zniknenna-zurnalista-hiluka.html</text:a>
</text:p>
      <!--NEWS-->
      <text:h text:style-name="P10" text:outline-level="1">
<text:span text:style-name="T4">
部长的内阁批准了2023年的乌克拉纳夫塔财务计划</text:span>
</text:h>
      <text:p text:style-name="P4">
作者: Ukrinform (Person)</text:p>
      <text:p text:style-name="P4">
出版商: Укринформ (Organization)</text:p>
      <text:p text:style-name="P4">
出版时间: 2023-05-29T18:21:34+03:00</text:p>
      <text:p text:style-name="P4">
修改时间: 2023-05-29T18:21:34+03:00</text:p>
      <text:p text:style-name="P4">
描述: 乌克兰部长的内阁在2023年批准了PJSC“ Ukrnafta”的财务计划。  - 乌克林。</text:p>
      <text:p text:style-name="P4">
图片: ['<text:a xlink:type="simple" xlink:href="https://static.ukrinform.com/photos/2019_12/thumb_files/630_360_1576666581-908.jpg" text:style-name="Internet_20_link" text:visited-style-name="Visited_20_Internet_20_Link">
630_360_15766...</text:a>
']</text:p>
      <text:p text:style-name="P4">
标签: ['Фінанси', 'Кабмін', 'Укрнафта', 'Уряд']</text:p>
      <text:p text:style-name="P4">
类型: Article</text:p>
      <!--METADATA-->
      <text:p text:style-name="P4">
<draw:frame draw:style-name="fr1" draw:name="Image175" text:anchor-type="as-char" svg:width="6.9236in" svg:height="3.956343in" draw:z-index="0">
<draw:image xlink:href="../Images/yкринформ/2023-05-29T18-21-34-03-00/630_360_1576666581-908.jpg" xlink:type="simple" xlink:show="embed" xlink:actuate="onLoad" draw:mime-type="image/jpeg"/>
</draw:frame>
乌克兰部长的内阁在2023年批准了PJSC“ Ukrnafta”的财务计划。</text:p>
      <text:p text:style-name="P4">
乌克林福姆(Ukrinform(https://www.facebook.com/sergii.koretskyi.page/posts/pfbid02rjBM3py9Uo1JKFUqGE8BkoYdPoiyBvCMhZsBgw5uEWY4qfnMyeeeBG6r9zSS9WLdl).</text:p>
      <text:p text:style-name="P4">
"Вперше за роки існування підприємства цей документ був підготовлений згідноіз вимогами Закону України "Про управління об‘єктами державної власності" таотримав 5 обов‘язкових висновків міністерств: Міністерства економіки,Міністерства оборони, Міністерства енергетики, Міністерства цифровоїтрансформації та <text:a xlink:type="simple" xlink:href="https://www.ukrinform.ua/tag-minfin" text:style-name="Internet_20_link" text:visited-style-name="Visited_20_Internet_20_Link">
 Міністерства фінансів </text:a>
”， - 科雷茨基说。</text:p>
      <text:p text:style-name="P4">
尤其是2023年的PJSC“ Ukrnafta”的财务计划提供：740亿UAH CHERRY收入来自活动； 净利润为120亿uh; 250亿UAH的税款有利于国家(租金，所得税，增值税，基金工资的税收等等。); 90亿UAH投资，特别是UAH的生产成本为55亿。</text:p>
      <text:p text:style-name="P4">
<text:span text:style-name="T4">
另请阅读：</text:span>
 <text:a xlink:type="simple" xlink:href="https://www.ukrinform.ua/rubric-economy/3706994-ukrnafta-vrahuvala-zauvazenna-ministerstv-i-pidgotuvala-onovlenij-finplan-kompanii.html" text:style-name="Internet_20_link" text:visited-style-name="Visited_20_Internet_20_Link">
<text:span text:style-name="T4">
 ukrnaft </text:span>
，并考虑了部委的评论并准备了更新的公司财务计划</text:a>
部长的内阁批准了2023年5月26日[命令]的2023年公共联合股票公司“ ukrnafta”的财务计划(https://www.kmu.gov.ua/npas/pro-zatverdzhennia-finansovoho-planu-publichnoho-a466r)№466-p。</text:p>
      <text:p text:style-name="P4">
据报道，PJSC“ ukrnafta”计划在2023年期间钻至最少的新井，并在三年中制造室内行李箱。</text:p>
      <text:p text:style-name="P4">
乌克兰部长的内阁将PJSC“ Ukrnaftoburn”最大的天然气公司之一的资产交给了PJSC“ Ukrnafta”办公室。</text:p>
      <text:p text:style-name="P4">
News Source: <text:a xlink:type="simple" xlink:href="https://www.ukrinform.ua/rubric-economy/3715727-kabmin-zatverdiv-finansovij-plan-ukrnafti-na-2023-rik.html" text:style-name="Internet_20_link" text:visited-style-name="Visited_20_Internet_20_Link">
https://www.ukrinform.ua/rubric-economy/3715727-kabmin-zatverdiv-finansovij-plan-ukrnafti-na-2023-rik.html</text:a>
</text:p>
      <!--NEWS-->
      <text:h text:style-name="P10" text:outline-level="1">
<text:span text:style-name="T4">
议会解散在希腊并任命选举日期</text:span>
</text:h>
      <text:p text:style-name="P4">
作者: Ukrinform (Person)</text:p>
      <text:p text:style-name="P4">
出版商: Укринформ (Organization)</text:p>
      <text:p text:style-name="P4">
出版时间: 2023-05-29T18:25:00+03:00</text:p>
      <text:p text:style-name="P4">
修改时间: 2023-05-29T18:25:00+03:00</text:p>
      <text:p text:style-name="P4">
描述: 希腊总统Kateryna Sakellaropula于6月25日发布了有关议会解散和正式选举任命的法令。  - 乌克林。</text:p>
      <text:p text:style-name="P4">
图片: ['<text:a xlink:type="simple" xlink:href="https://static.ukrinform.com/photos/2017_10/thumb_files/630_360_1507711731-5101.jpeg" text:style-name="Internet_20_link" text:visited-style-name="Visited_20_Internet_20_Link">
630_360_15077...</text:a>
']</text:p>
      <text:p text:style-name="P4">
标签: ['Греція', 'Парламент', 'Вибори']</text:p>
      <text:p text:style-name="P4">
类型: Article</text:p>
      <!--METADATA-->
      <text:p text:style-name="P4">
<draw:frame draw:style-name="fr1" draw:name="Image176" text:anchor-type="as-char" svg:width="6.9236in" svg:height="3.946452in" draw:z-index="0">
<draw:image xlink:href="../Images/yкринформ/2023-05-29T18-25-00-03-00/630_360_1507711731-5101.jpeg" xlink:type="simple" xlink:show="embed" xlink:actuate="onLoad" draw:mime-type="image/jpeg"/>
</draw:frame>
希腊总统凯瑟琳·萨克洛帕拉(Catherine Sakellaropula)于6月25日发布了一项解散议会的法令，以解散议会。</text:p>
      <text:p text:style-name="P4">
关于它报告<text:a xlink:type="simple" xlink:href="https://www.ekathimerini.com/news/1212141/president-issues-decree-dissolving-parliament-and-sets-june-25-as-next-election-day/" text:style-name="Internet_20_link" text:visited-style-name="Visited_20_Internet_20_Link">
Ekathimerini</text:a>
，报道乌克林福姆。</text:p>
      <text:p text:style-name="P4">
根据该法令，新议会将于7月3日星期一举行。</text:p>
      <text:p text:style-name="P4">
据报纸报道，该法令还由临时总理约翰尼萨玛和部长内阁成员签署。</text:p>
      <text:p text:style-name="P4">
正如乌克林福姆(Ukrinform)报道的，5月21日，星期日，<text:a xlink:type="simple" xlink:href="https://www.ukrinform.ua/rubric-world/3712340-na-viborah-u-grecii-lidirue-pravlaca-partia-ekzipol.html" text:style-name="Internet_20_link" text:visited-style-name="Visited_20_Internet_20_Link">
议会选举在希腊举行</text:a>
。 根据所有选票的计算，新民主党上涨了40.78％(300个席位中有145个).</text:p>
      <text:p text:style-name="P4">
Через день після парламентських виборів не вдалося сформувати однопартійнийуряд.</text:p>
      <text:p text:style-name="P4">
<text:span text:style-name="T4">
Читайте також:</text:span>
 <text:a xlink:type="simple" xlink:href="https://www.ukrinform.ua/rubric-world/3713560-u-grecii-priznacili-timcasovogo-premera-naperedodni-viboriv.html" text:style-name="Internet_20_link" text:visited-style-name="Visited_20_Internet_20_Link">
 У Греції призначили тимчасового прем'єра напередоднівиборів </text:a>
5月28日，由选举导致的300名议会代表宣誓。 然后<text:a xlink:type="simple" xlink:href="https://www.ukrinform.ua/tag-parlament" text:style-name="Internet_20_link" text:visited-style-name="Visited_20_Internet_20_Link">
议会</text:a>
他们必须在星期一或星期二解散总统肌肉，新选举将于6月25日宣布。</text:p>
      <text:p text:style-name="P4">
这只是第二个，自1974年民主复苏以来，该案，大堂有一个“为期两天”的议会。 2012年5月的初次选举也未能导致政府成立。</text:p>
      <text:p text:style-name="P4">
News Source: <text:a xlink:type="simple" xlink:href="https://www.ukrinform.ua/rubric-world/3715725-u-grecii-rozpustili-parlament-ta-priznacila-datu-viboriv.html" text:style-name="Internet_20_link" text:visited-style-name="Visited_20_Internet_20_Link">
https://www.ukrinform.ua/rubric-world/3715725-u-grecii-rozpustili-parlament-ta-priznacila-datu-viboriv.html</text:a>
</text:p>
      <!--NEWS-->
      <text:h text:style-name="P10" text:outline-level="1">
<text:span text:style-name="T4">
Svitolina：非常非常高兴，因为她今天玩了</text:span>
</text:h>
      <text:p text:style-name="P4">
作者: Ukrinform (Person)</text:p>
      <text:p text:style-name="P4">
出版商: Укринформ (Organization)</text:p>
      <text:p text:style-name="P4">
出版时间: 2023-05-29T18:36:00+03:00</text:p>
      <text:p text:style-name="P4">
修改时间: 2023-05-29T18:36:00+03:00</text:p>
      <text:p text:style-name="P4">
描述: 乌克兰赢得了意大利的马丁娜·特拉维斯（Martina Travisan）（第24号WTA）。  - 乌克林。</text:p>
      <text:p text:style-name="P4">
图片: ['<text:a xlink:type="simple" xlink:href="https://static.ukrinform.com/photos/2023_05/thumb_files/630_360_1685374523-972.jpg" text:style-name="Internet_20_link" text:visited-style-name="Visited_20_Internet_20_Link">
630_360_16853...</text:a>
']</text:p>
      <text:p text:style-name="P4">
标签: ['Світоліна', 'Теніс']</text:p>
      <text:p text:style-name="P4">
类型: Article</text:p>
      <!--METADATA-->
      <text:p text:style-name="P4">
<draw:frame draw:style-name="fr1" draw:name="Image177" text:anchor-type="as-char" svg:width="6.9236in" svg:height="3.956343in" draw:z-index="0">
<draw:image xlink:href="../Images/yкринформ/2023-05-29T18-36-00-03-00/630_360_1685374523-972.jpg" xlink:type="simple" xlink:show="embed" xlink:actuate="onLoad" draw:mime-type="image/jpeg"/>
</draw:frame>
乌克兰击败意大利马丁娜·特拉维斯(Martina Travisan)(№24WTA).</text:p>
      <text:p text:style-name="P4">
Еліна Світоліна <text:a xlink:type="simple" xlink:href="https://twitter.com/rolandgarros/status/1663200628036849664" text:style-name="Internet_20_link" text:visited-style-name="Visited_20_Internet_20_Link">
 прокоментувала</text:a>
乌克林福姆(Rolan Harros)的罗兰·哈罗斯(Rolan Harros)报告了他在罗兰·哈罗斯(Rolan Harros)幕后的胜利。</text:p>
      <text:p text:style-name="P4">
“首先，我真的要感谢您来支持我。 正如您所承认的，对于我来说，赢得大型Slememi Sametut Rolan Harros尤其重要。 我对这里的表演有美好的回忆，外国人，粉丝。 由于今天的比赛，我非常非常高兴，”斯维托利纳说。</text:p>
      <text:p text:style-name="P4">
<text:span text:style-name="T4">
另请阅读：</text:span>
 [<text:span text:style-name="T4">
 svitolina </text:span>
将在主要网格“ Rolan Harros”的第二轮比赛中播放]]](https://www.ukrinform.ua/rubric-sports/3715720-svitolina-zigrae-u-drugomu-raundi-osnovnoi-sitki-rolan-garros.html)在第二个圈子里，Elina将与澳大利亚风暴猎人一起玩(桑德雷斯).</text:p>
      <text:p text:style-name="P4">
Фото: Getty Images</text:p>
      <text:p text:style-name="P4">
News Source: <text:a xlink:type="simple" xlink:href="https://www.ukrinform.ua/rubric-sports/3715732-svitolina-duzeduze-sasliva-cerez-te-ak-grala-sogodni.html" text:style-name="Internet_20_link" text:visited-style-name="Visited_20_Internet_20_Link">
https://www.ukrinform.ua/rubric-sports/3715732-svitolina-duzeduze-sasliva-cerez-te-ak-grala-sogodni.html</text:a>
</text:p>
      <!--NEWS-->
      <text:h text:style-name="P10" text:outline-level="1">
<text:span text:style-name="T4">
在敖德萨，检查了海滩是否符合环境标准</text:span>
</text:h>
      <text:p text:style-name="P4">
作者: Ukrinform (Person)</text:p>
      <text:p text:style-name="P4">
出版商: Укринформ (Organization)</text:p>
      <text:p text:style-name="P4">
出版时间: 2023-05-29T18:37:01+03:00</text:p>
      <text:p text:style-name="P4">
修改时间: 2023-05-29T18:37:01+03:00</text:p>
      <text:p text:style-name="P4">
描述: 在夏季季节开始之前，在敖德萨海滩上，专家采集了海水，空气和沙子样品，以检查是否符合环境标准。  - 乌克林。</text:p>
      <text:p text:style-name="P4">
图片: ['<text:a xlink:type="simple" xlink:href="https://static.ukrinform.com/photos/2019_04/thumb_files/630_360_1555085245-7254.jpeg" text:style-name="Internet_20_link" text:visited-style-name="Visited_20_Internet_20_Link">
630_360_15550...</text:a>
']</text:p>
      <text:p text:style-name="P4">
标签: ['Одеса', 'Забруднення повітря', ' Чорне море', 'Пляж', 'Пісок']</text:p>
      <text:p text:style-name="P4">
类型: Article</text:p>
      <!--METADATA-->
      <text:p text:style-name="P4">
<draw:frame draw:style-name="fr1" draw:name="Image178" text:anchor-type="as-char" svg:width="6.9236in" svg:height="3.956343in" draw:z-index="0">
<draw:image xlink:href="../Images/yкринформ/2023-05-29T18-37-01-03-00/630_360_1555085245-7254.jpeg" xlink:type="simple" xlink:show="embed" xlink:actuate="onLoad" draw:mime-type="image/jpeg"/>
</draw:frame>
在夏季开始之前，专家采集了海洋，空气和沙子的样本，以检查是否符合环境标准。</text:p>
      <text:p text:style-name="P4">
在<text:a xlink:type="simple" xlink:href="https://www.facebook.com/permalink.php" text:style-name="Internet_20_link" text:visited-style-name="Visited_20_Internet_20_Link">
Facebook</text:a>
据乌克林库克报道，敖德萨市议会Mykhailo Karpenchuk的生态学副委员会主席，预防常见情况，沟通和信息技术。</text:p>
      <text:p text:style-name="P4">
“只能在特殊指定的地区游泳和晒日光浴，这些区域将受到特殊服务专家的培训。 列表<text:a xlink:type="simple" xlink:href="https://www.ukrinform.ua/tag-plaz" text:style-name="Internet_20_link" text:visited-style-name="Visited_20_Internet_20_Link">
海滩</text:a>
将在不久的将来公开。 正是这个原因是，我们和我的市议会和执行委员会的同事开始了对海岸的退出检查。”</text:p>
      <text:p text:style-name="P4">
据他说，与生态部的专家，海岸工程保护和发展的管理，KP“敖德萨海岸”，南部地区的国家生态检查局，KP“市政中心沙滩”，以建立污染和遵守环境标准的状态”。</text:p>
      <text:p text:style-name="P4">
<text:span text:style-name="T4">
另请阅读：</text:span>
 <text:a xlink:type="simple" xlink:href="https://www.ukrinform.ua/rubric-regions/3713606-plazi-cornomorska-zakriti-dla-kupanna.html" text:style-name="Internet_20_link" text:visited-style-name="Visited_20_Internet_20_Link">
<text:span text:style-name="T4">
海滩</text:span>
 <text:span text:style-name="T4">
黑海</text:span>
 <text:span text:style-name="T4">
封闭</text:span>
 <text:span text:style-name="T4">
 </text:span>
 <text:span text:style-name="T4">
 </text:span>
 for <text:span text:style-name="T4">
**浴</text:span>
</text:a>
根据沙滩研究的结果，“阿卡迪亚”，10美分。 V. Fontan“”，第13。 V. fontan”确定伽马辐射的剂量不超过允许的水平。 在这些海滩上对空气的研究也没有显示出超出标准。 海水研究的结果很快就会准备好。</text:p>
      <text:p text:style-name="P4">
据报道，敖德萨的一些海滩可能在6月5日之后开放，但对于这个市政的权力，租户必须满足<text:a xlink:type="simple" xlink:href="https://www.ukrinform.ua/rubric-regions/3714175-vlada-odesi-rozpovila-za-akih-umov-vidkriut-plazi.html" text:style-name="Internet_20_link" text:visited-style-name="Visited_20_Internet_20_Link">
许多条件</text:a>
保证人们的安全。 特别是，Zonacup应以适当的方式围起来。 在遍历之间，每50 m一次追踪障碍。</text:p>
      <text:p text:style-name="P4">
News Source: <text:a xlink:type="simple" xlink:href="https://www.ukrinform.ua/rubric-regions/3715734-v-odesi-perevirili-plazi-na-vidpovidnist-ekologicnim-normam.html" text:style-name="Internet_20_link" text:visited-style-name="Visited_20_Internet_20_Link">
https://www.ukrinform.ua/rubric-regions/3715734-v-odesi-perevirili-plazi-na-vidpovidnist-ekologicnim-normam.html</text:a>
</text:p>
      <!--NEWS-->
      <text:h text:style-name="P10" text:outline-level="1">
<text:span text:style-name="T4">
星球实验室在与乌克兰边界的白俄罗斯展示了“龙牙”的卫星图像</text:span>
</text:h>
      <text:p text:style-name="P4">
作者: Ukrinform (Person)</text:p>
      <text:p text:style-name="P4">
出版商: Укринформ (Organization)</text:p>
      <text:p text:style-name="P4">
出版时间: 2023-05-29T18:42:00+03:00</text:p>
      <text:p text:style-name="P4">
修改时间: 2023-05-29T18:42:00+03:00</text:p>
      <text:p text:style-name="P4">
描述: 地球实验室服务的卫星图像记录了与乌克兰边境的白俄罗斯的防御防御工事，距离戈梅尔不远。  - 乌克林。</text:p>
      <text:p text:style-name="P4">
图片: ['<text:a xlink:type="simple" xlink:href="https://static.ukrinform.com/photos/2023_05/thumb_files/630_360_1685375212-491.jpg" text:style-name="Internet_20_link" text:visited-style-name="Visited_20_Internet_20_Link">
630_360_16853...</text:a>
']</text:p>
      <text:p text:style-name="P4">
标签: ['Білорусь', 'Супутник', 'Україна', 'Кордон', 'Фортифікаційні споруди']</text:p>
      <text:p text:style-name="P4">
类型: Article</text:p>
      <!--METADATA-->
      <text:p text:style-name="P4">
<draw:frame draw:style-name="fr1" draw:name="Image181" text:anchor-type="as-char" svg:width="6.9236in" svg:height="3.956343in" draw:z-index="0">
<draw:image xlink:href="../Images/yкринформ/2023-05-29T18-42-00-03-00/630_360_1685375212-491.jpg" xlink:type="simple" xlink:show="embed" xlink:actuate="onLoad" draw:mime-type="image/jpeg"/>
</draw:frame>
地球实验室服务图像记录了与乌克兰边界的白俄罗斯球体的防御防御工事，距离戈梅尔不远。</text:p>
      <text:p text:style-name="P4">
关于它报告<text:a xlink:type="simple" xlink:href="https://www.svaboda.org/a/32432854.html" text:style-name="Internet_20_link" text:visited-style-name="Visited_20_Internet_20_Link">
“ Radye Swaboda”</text:a>
，报道乌克林福姆。</text:p>
      <text:p text:style-name="P4">
正如所指出的那样，在卡利尼诺村附近，距佐兹拉纳(Zauzrana)边界20公里，距离戈梅尔(Gomel)10公里，军事防御机构出现了，其中包括一系列带有龙齿的反坦克防御工事。 此外，大多数电流 - 在住宅建筑的附近。 一些挖出距离当地人栅栏不到10米的挖掘。</text:p>
      <text:p text:style-name="P4">
监测组<text:a xlink:type="simple" xlink:href="https://t.me/Hajun_BY/6900" text:style-name="Internet_20_link" text:visited-style-name="Visited_20_Internet_20_Link">
“ Belaruski Gayun”</text:a>
分析照片后，指出Selacalino附近的龙齿线的长度约为2公里(400 m-西部零件，1600 m-东部).Крім того, на північ, ближче до села, можна помітити фортифікаційні споруди —окопи та рови.</text:p>
      <text:p text:style-name="P4">
<text:span text:style-name="T4">
Читайте також:</text:span>
 <text:a xlink:type="simple" xlink:href="https://www.ukrinform.ua/rubric-world/3711012-u-bilorusi-zavilas-linia-zubiv-drakona-nepodalik-kordonu-z-ukrainou-zmi.html" text:style-name="Internet_20_link" text:visited-style-name="Visited_20_Internet_20_Link">
 У <text:span text:style-name="T4">
Білорусі</text:span>
 з' <text:span text:style-name="T4">
явилась</text:span>
 <text:span text:style-name="T4">
лінія</text:span>
 « <text:span text:style-name="T4">
зубів</text:span>
<text:span text:style-name="T4">
дракона</text:span>
 » <text:span text:style-name="T4">
неподалік</text:span>
 <text:span text:style-name="T4">
кордону</text:span>
 з <text:span text:style-name="T4">
Україною</text:span>
 — <text:span text:style-name="T4">
ЗМІ</text:span>
</text:a>
同时<text:a xlink:type="simple" xlink:href="https://t.me/flagshtok/10708" text:style-name="Internet_20_link" text:visited-style-name="Visited_20_Internet_20_Link">
电报通道</text:a>
“旗舰店”称为“ khrenin系列”，称为RB国防部长的名字，并将其视为“示范模式”。 “如今，在戈梅尔地区，与乌克兰边境的防御工事没有大规模建设(正如俄罗斯联邦的泰德)»， - 总结旗舰。</text:p>
      <text:p text:style-name="P4">
如[Ukrinform]报道(https://www.ukrinform.ua/rubric-world/3703549-lukasenko-zibrav-naradu-i-zaavlae-pro-provokacii-na-kordoni.html)，在5月初，Oleksandr Lukashenko收集了一次有关“安全和保护国家边境措施”的会议，指的是边境的挑衅和“ Saboteurs”的渗透。</text:p>
      <text:p text:style-name="P4">
_第一张来自35poto.pro_网站的照片</text:p>
      <text:p text:style-name="P4">
News Source: <text:a xlink:type="simple" xlink:href="https://www.ukrinform.ua/rubric-world/3715735-planet-labs-pokazav-suputnikovi-znimki-zubiv-drakona-u-bilorusi-na-kordoni-z-ukrainou.html" text:style-name="Internet_20_link" text:visited-style-name="Visited_20_Internet_20_Link">
https://www.ukrinform.ua/rubric-world/3715735-planet-labs-pokazav-suputnikovi-znimki-zubiv-drakona-u-bilorusi-na-kordoni-z-ukrainou.html</text:a>
</text:p>
      <!--NEWS-->
      <text:h text:style-name="P10" text:outline-level="1">
<text:span text:style-name="T4">
明天在乌克兰到+27°，在某些地区 - 下雨</text:span>
</text:h>
      <text:p text:style-name="P4">
作者: Ukrinform (Person)</text:p>
      <text:p text:style-name="P4">
出版商: Укринформ (Organization)</text:p>
      <text:p text:style-name="P4">
出版时间: 2023-05-29T18:56:00+03:00</text:p>
      <text:p text:style-name="P4">
修改时间: 2023-05-29T18:56:00+03:00</text:p>
      <text:p text:style-name="P4">
描述: 5月30日，星期二，在乌克兰，东南部，克里米亚，喀尔巴阡山脉和跨性别者的短期雨水预计在没有降水的情况下，将在其余的领土上进行雷暴； 空气尽可能高至27°。  - 乌克林。</text:p>
      <text:p text:style-name="P4">
图片: ['<text:a xlink:type="simple" xlink:href="https://static.ukrinform.com/photos/2023_05/thumb_files/630_360_1685361900-779.jpg" text:style-name="Internet_20_link" text:visited-style-name="Visited_20_Internet_20_Link">
630_360_16853...</text:a>
']</text:p>
      <text:p text:style-name="P4">
标签: ['Дощ', 'Гроза', 'Погода', 'Прогноз']</text:p>
      <text:p text:style-name="P4">
类型: Article</text:p>
      <!--METADATA-->
      <text:p text:style-name="P4">
<draw:frame draw:style-name="fr1" draw:name="Image182" text:anchor-type="as-char" svg:width="6.9236in" svg:height="3.956343in" draw:z-index="0">
<draw:image xlink:href="../Images/yкринформ/2023-05-29T18-56-00-03-00/630_360_1685361900-779.jpg" xlink:type="simple" xlink:show="embed" xlink:actuate="onLoad" draw:mime-type="image/jpeg"/>
</draw:frame>
5月30日，星期二，乌克兰预计在东南地区，克里米亚，喀尔巴阡山脉和跨性别者的短期降雨将在降水领土的其余部分中； 空气尽可能高至27°。</text:p>
      <text:p text:style-name="P4">
乌克兰形式在乌克兰水文气象学中心报道。</text:p>
      <text:p text:style-name="P4">
“在东南部，东南地区和克里米亚，白天的夜晚13-18°，白天的雷声，白天，雷暴，白天18-23°。在该领土的其余部分，它是多云的，只有降水量下午的trans绕，雷暴，雷暴；晚上的温度为8-13°，下午22-27°，在喀尔巴阡山脉5-10°，下午15-20°。</text:p>
      <text:p text:style-name="P4">
预报员警告说，预计将于5月30日在东部，Dnipropetrovsk，Kherson和Zaporizhzhya地区<text:a xlink:type="simple" xlink:href="https://www.ukrinform.ua/tag-groza" text:style-name="Internet_20_link" text:visited-style-name="Visited_20_Internet_20_Link">
雷暴</text:a>
 (和危险水平，黄色).</text:p>
      <text:p text:style-name="P4">
У Києві та Київській області у вівторок очікується невелика хмарність, безопадів. Температура у регіоні вночі становитиме 8-13°, вдень 22-27°, у столицівночі буде 10-12°, вдень 23-25°.</text:p>
      <text:p text:style-name="P4">
У наступні два дні спостерігатиметься мінлива хмарність. Згідно з прогнозом,31 травня у південно-східній частині країни, вдень 1 червня в Карпатах і наЗакарпатті пройдуть короткочасні дощі, місцями грози, на решті території безістотних опадів. Вітер північний з переходом у західних та північних областяхна західний, 5-10 м/с.</text:p>
      <text:p text:style-name="P4">
Температура вночі становитиме 10-15°, у західних, 1 червня і у північних таВінницькій областях 7-12°; вдень буде 22-27°, у східних, 31 травня і взахідних та північних областях 19-24°.</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如今，在首都和基辅地区，大量降雨尚未预测，将会改变多云。 北风，过渡到西部，5-10 m/s。 5月31日晚上10-15°，下午19-24°，6月1日7-12°，下午22-27°的温度。 在基辅，Thermotra的柱将于5月31日，13-15°，下午21-23°，6月1日晚上约为10°，下午24-26°。</text:p>
      <text:p text:style-name="P4">
气象学家警告说，5月30日至31日在西部(除lviv，跨汽车，ivano-frankivsk)，北部和文尼特地区以及基辅将在非凡的火灾危险中幸存下来。晚上的温度将为8-14°，在南部地区，最高为17°； 在6月3日，在东部的22-28°下午，所有乌克兰将是19-25°。</text:p>
      <text:p text:style-name="P4">
在6月2日至3日，在首都地区和基辅，预计将在6月2日晚上没有降水。 该地区的温度将在晚上9-14°； 6月2日，6月3日，6月3日，19-24°。 6月3日，6月2日至27日，6月2日至27日，首都将在晚上11-13°； 21-23°。</text:p>
      <text:p text:style-name="P4">
News Source: <text:a xlink:type="simple" xlink:href="https://www.ukrinform.ua/rubric-regions/3715625-zavtra-v-ukraini-do-27-u-deakih-oblastah-dosi-z-grozami.html" text:style-name="Internet_20_link" text:visited-style-name="Visited_20_Internet_20_Link">
https://www.ukrinform.ua/rubric-regions/3715625-zavtra-v-ukraini-do-27-u-deakih-oblastah-dosi-z-grozami.html</text:a>
</text:p>
      <!--NEWS-->
      <text:h text:style-name="P10" text:outline-level="1">
<text:span text:style-name="T4">
在基辅，自来水是安全的，符合卫生标准</text:span>
</text:h>
      <text:p text:style-name="P4">
作者: Ukrinform (Person)</text:p>
      <text:p text:style-name="P4">
出版商: Укринформ (Organization)</text:p>
      <text:p text:style-name="P4">
出版时间: 2023-05-29T19:09:00+03:00</text:p>
      <text:p text:style-name="P4">
修改时间: 2023-05-29T19:09:00+03:00</text:p>
      <text:p text:style-name="P4">
描述: 在基辅，自来水是安全的，并且符合卫生标准，供水工具的专家严格由水电工具控制。  - 乌克林。</text:p>
      <text:p text:style-name="P4">
图片: ['<text:a xlink:type="simple" xlink:href="https://static.ukrinform.com/photos/2020_01/thumb_files/630_360_1580371360-546.jpg" text:style-name="Internet_20_link" text:visited-style-name="Visited_20_Internet_20_Link">
630_360_15803...</text:a>
']</text:p>
      <text:p text:style-name="P4">
标签: ['Вода', 'Київ']</text:p>
      <text:p text:style-name="P4">
类型: Article</text:p>
      <!--METADATA-->
      <text:p text:style-name="P4">
<draw:frame draw:style-name="fr1" draw:name="Image183" text:anchor-type="as-char" svg:width="6.9236in" svg:height="3.956343in" draw:z-index="0">
<draw:image xlink:href="../Images/yкринформ/2023-05-29T19-09-00-03-00/630_360_1580371360-546.jpg" xlink:type="simple" xlink:show="embed" xlink:actuate="onLoad" draw:mime-type="image/jpeg"/>
</draw:frame>
在基辅，水是安全的，并且符合卫生标准，水电专家严格控制了质量。</text:p>
      <text:p text:style-name="P4">
根据乌克林福姆的报道，它报告了<text:a xlink:type="simple" xlink:href="https://kyivcity.gov.ua/news/vodoprovidna_voda_u_kiyevi_bezpechna_ta_vidpovidaye_chinnim_normam__prat_ak_kivvodokanal/" text:style-name="Internet_20_link" text:visited-style-name="Visited_20_Internet_20_Link">
基辅市政府。</text:a>
“ Kyivvodokanal专家严格控制水的质量并确保其安全性。 然而，最近，彩色步骤增加了，这是由于DNIEPER和DESNA河流极高的污染引起的。尽管在水处理过程中，凝结剂的剂量增加了，但饮用水仍可以视觉上显着的黄色色彩，”证词写着。</text:p>
      <text:p text:style-name="P4">
在KSCA中，注意到颜色的指标，髋关节铁的浊度保持在州卫生标准，规则学位，浊度高达3.5 NOC的规范范围内，总铁总高达1.0 mg/l。</text:p>
      <text:p text:style-name="P4">
“但是这些指标只会影响水和[水]的视觉特质(https://www.ukrinform.ua/tag-voda)它仍然很安全。”消息写道。</text:p>
      <text:p text:style-name="P4">
对首都自来水质量的控制正在不断行使基辅市国家消费服务的主要管理。 记录了与监管要求的偏差。</text:p>
      <text:p text:style-name="P4">
<text:span text:style-name="T4">
另请阅读：</text:span>
 <text:a xlink:type="simple" xlink:href="https://www.ukrinform.ua/rubric-regions/3715584-polovina-ziteliv-cornomorska-zalisilasa-bez-vodi-cerez-avariu.html" text:style-name="Internet_20_link" text:visited-style-name="Visited_20_Internet_20_Link">
<text:span text:style-name="T4">
一半</text:span>
 <text:span text:style-name="T4">
 </text:span>
居民<text:span text:style-name="T4">
 </text:span>
黑海<text:span text:style-name="T4">
 </text:span>
 <text:span text:style-name="T4">
没有</text:span>
 <text:span text:style-name="T4">
 </text:span>
水<text:span text:style-name="T4">
 </text:span>
 <text:span text:style-name="T4">
 </text:span>
 <text:span text:style-name="T4">
通过</text:span>
 <text:span text:style-name="T4">
 </text:span>
事故 **</text:a>
基辅的饮用水质量现在由根据国家卫生规则和规定的卫生毒理学，有机疗法和物理化学指标控制，“安全指标和戒严和紧急情况下饮用水质量的个人指标”，得到了该部的批准卫生。乌克兰从2022年4月22日第683号，并于2022年5月25日在乌克兰司法部在戒严期间使用的564/37900登记。</text:p>
      <text:p text:style-name="P4">
根据流行病和辐射安全的指标，根据DSANPIN 2.2.4-171-10的要求进行控制。</text:p>
      <text:p text:style-name="P4">
News Source: <text:a xlink:type="simple" xlink:href="https://www.ukrinform.ua/rubric-kyiv/3715739-u-kievi-vodoprovidna-voda-bezpecna-ta-vidpovidae-sanitarnim-normam.html" text:style-name="Internet_20_link" text:visited-style-name="Visited_20_Internet_20_Link">
https://www.ukrinform.ua/rubric-kyiv/3715739-u-kievi-vodoprovidna-voda-bezpecna-ta-vidpovidae-sanitarnim-normam.html</text:a>
</text:p>
      <!--NEWS-->
      <text:h text:style-name="P10" text:outline-level="1">
<text:span text:style-name="T4">
总参谋部指定 - 晚上，空军国防军摧毁了36枚火箭和30个“ Shahmed”</text:span>
</text:h>
      <text:p text:style-name="P4">
作者: Ukrinform (Person)</text:p>
      <text:p text:style-name="P4">
出版商: Укринформ (Organization)</text:p>
      <text:p text:style-name="P4">
出版时间: 2023-05-29T19:13:00+03:00</text:p>
      <text:p text:style-name="P4">
修改时间: 2023-05-29T19:13:00+03:00</text:p>
      <text:p text:style-name="P4">
描述: 昨晚，空中国防军摧毁了40枚有翼的导弹中的36枚X-101/X-555，而38 38个冲击无人机中的30名“ Shahd-136/131”。  - 乌克林。</text:p>
      <text:p text:style-name="P4">
图片: ['<text:a xlink:type="simple" xlink:href="https://static.ukrinform.com/photos/2022_07/thumb_files/630_360_1657464612-959.jpg" text:style-name="Internet_20_link" text:visited-style-name="Visited_20_Internet_20_Link">
630_360_16574...</text:a>
']</text:p>
      <text:p text:style-name="P4">
标签: ['Генштаб', 'ЗСУ', 'Війна з Росією']</text:p>
      <text:p text:style-name="P4">
类型: Article</text:p>
      <!--METADATA-->
      <text:p text:style-name="P4">
<draw:frame draw:style-name="fr1" draw:name="Image184" text:anchor-type="as-char" svg:width="6.9236in" svg:height="3.956343in" draw:z-index="0">
<draw:image xlink:href="../Images/yкринформ/2023-05-29T19-13-00-03-00/630_360_1657464612-959.jpg" xlink:type="simple" xlink:show="embed" xlink:actuate="onLoad" draw:mime-type="image/jpeg"/>
</draw:frame>
最后的空气国防军摧毁了40枚有翼导弹中的36枚X-101/X-555和38 38个冲击中的30个“ Shahd-136/131”。</text:p>
      <text:p text:style-name="P4">
这是在[Facebook]的武装部队总参谋部摘要中报道的。(https://www.facebook.com/GeneralStaff.ua/posts/pfbid03n8ofjJkwrF6rfaxTscUvQrKYZYQsBPLM9W5mdDgNMgxWCSzgFX43AGzYyQPE4Ppl)，报道乌克林福姆。</text:p>
      <text:p text:style-name="P4">
“晚上，敌人使用有翼的空中导弹X-101/X-5555伊朗冲击无人机” Shahd-136/131。 /131个无人机，”总参谋部被告知。</text:p>
      <text:p text:style-name="P4">
<text:span text:style-name="T4">
另请阅读：</text:span>
 <text:a xlink:type="simple" xlink:href="https://www.ukrinform.ua/rubric-kyiv/3715699-raketna-ataka-zelenskij-pokazav-ak-diti-pid-zvuki-vibuhiv-bizat-v-ukritta.html" text:style-name="Internet_20_link" text:visited-style-name="Visited_20_Internet_20_Link">
火箭袭击：Zelensky展示了孩子们如何进入庇护所的声音</text:a>
据他说，在白天，入侵者使用了基辅民用指导性基础设施的对象，使用了有翼和弹道的火箭派演员导弹系统“ Iskander”。 武装部队武装部队的力量和手段已在11枚火箭中摧毁了11个。</text:p>
      <text:p text:style-name="P4">
总参谋部强调，乌克兰攀岩领土的火箭和航空罢工任务的可能性仍然很高。</text:p>
      <text:p text:style-name="P4">
据报道，在这一天，俄罗斯军队造成了53架航空的危险，并大约对乌克兰军队和定居点的射击大火的反应性系统进行了大约20次炮击。 平民法规，私人住宅，其他平民和行政基础设施中有受害者。</text:p>
      <text:p text:style-name="P4">
<text:span text:style-name="T4">
另请阅读：</text:span>
 <text:a xlink:type="simple" xlink:href="https://www.ukrinform.ua/rubric-ato/3715610-na-limanskomu-napramku-sili-oboroni-znisili-sklad-rosian.html" text:style-name="Internet_20_link" text:visited-style-name="Visited_20_Internet_20_Link">
在利曼国防军中<text:span text:style-name="T4">
摧毁</text:span>
和作品</text:a>
据报道，国防军的航空在敌人的人员和军事装备的折旧领域中产生了15次。</text:p>
      <text:p text:style-name="P4">
照片：国防部</text:p>
      <text:p text:style-name="P4">
News Source: <text:a xlink:type="simple" xlink:href="https://www.ukrinform.ua/rubric-ato/3715742-u-genstabi-utocnili-unoci-sili-ppo-znisili-36-raket-ta-30-sahediv.html" text:style-name="Internet_20_link" text:visited-style-name="Visited_20_Internet_20_Link">
https://www.ukrinform.ua/rubric-ato/3715742-u-genstabi-utocnili-unoci-sili-ppo-znisili-36-raket-ta-30-sahediv.html</text:a>
</text:p>
      <!--NEWS-->
      <text:h text:style-name="P10" text:outline-level="1">
<text:span text:style-name="T4">
俄罗斯继续通过Mariupol出口被盗的谷物 - 市长的顾问</text:span>
</text:h>
      <text:p text:style-name="P4">
作者: Ukrinform (Person)</text:p>
      <text:p text:style-name="P4">
出版商: Укринформ (Organization)</text:p>
      <text:p text:style-name="P4">
出版时间: 2023-05-29T19:15:00+03:00</text:p>
      <text:p text:style-name="P4">
修改时间: 2023-05-29T19:15:00+03:00</text:p>
      <text:p text:style-name="P4">
描述: 在暂时捕获的俄罗斯军事马里波尔中，再次记录了穿过被盗乌克兰谷物的卡车到俄罗斯的运输。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Зерно', 'Росія']</text:p>
      <text:p text:style-name="P4">
类型: Article</text:p>
      <!--METADATA-->
      <text:p text:style-name="P4">
<draw:frame draw:style-name="fr1" draw:name="Image185" text:anchor-type="as-char" svg:width="6.9236in" svg:height="3.956343in" draw:z-index="0">
<draw:image xlink:href="../Images/yкринформ/2023-05-29T19-15-00-03-00/630_360_1680546247-363.jpg" xlink:type="simple" xlink:show="embed" xlink:actuate="onLoad" draw:mime-type="image/jpeg"/>
</draw:frame>
俄罗斯军事马里波尔及时捕获了卡车通过被盗的乌克兰谷物市捕获到俄罗斯。</text:p>
      <text:p text:style-name="P4">
根据乌克林福姆的说法，<text:a xlink:type="simple" xlink:href="https://t.me/andriyshTime/10203" text:style-name="Internet_20_link" text:visited-style-name="Visited_20_Internet_20_Link">
电报</text:a>
Mariupol市长Petro Andryushchenko的顾问报告了适当的视频。</text:p>
      <text:p text:style-name="P4">
“没有阻止俄罗斯人将谷物卡车拉动到整个城市到俄罗斯。 逐个。 这位乌克兰是州一级国家的第一个。 与塔鲁的杀戮一起。 邪恶的帝国在这一说法的最充分意义上，”  -  Wroteandryushchenko。</text:p>
      <text:p text:style-name="P4">
<text:span text:style-name="T4">
另请阅读：</text:span>
 <text:a xlink:type="simple" xlink:href="https://www.ukrinform.ua/rubric-regions/3715549-u-mariupolskomu-rajoni-rosiani-vantazivkami-vivozat-svoih-vbitih-i-poranenih.html" text:style-name="Internet_20_link" text:visited-style-name="Visited_20_Internet_20_Link">
在<text:span text:style-name="T4">
 Mariupol </text:span>
由俄罗斯卡车杀死并受伤的俄罗斯地区</text:a>
据报道，一周前，玛丽奥波(Mariiupol)入侵者暂时捕获的港口去了另一艘俄罗斯船上的俄罗斯船，里面有大量的乌克兰谷物。</text:p>
      <text:p text:style-name="P4">
News Source: <text:a xlink:type="simple" xlink:href="https://www.ukrinform.ua/rubric-regions/3715531-rosia-prodovzit-vivoziti-kradene-zerno-cerez-mariupol-radnik-mera.html" text:style-name="Internet_20_link" text:visited-style-name="Visited_20_Internet_20_Link">
https://www.ukrinform.ua/rubric-regions/3715531-rosia-prodovzit-vivoziti-kradene-zerno-cerez-mariupol-radnik-mera.html</text:a>
</text:p>
      <!--NEWS-->
      <text:h text:style-name="P10" text:outline-level="1">
<text:span text:style-name="T4">
正面和人员配备新旅：Zelensky举行了费率会议</text:span>
</text:h>
      <text:p text:style-name="P4">
作者: Ukrinform (Person)</text:p>
      <text:p text:style-name="P4">
出版商: Укринформ (Organization)</text:p>
      <text:p text:style-name="P4">
出版时间: 2023-05-29T19:18:00+03:00</text:p>
      <text:p text:style-name="P4">
修改时间: 2023-05-29T19:18:00+03:00</text:p>
      <text:p text:style-name="P4">
描述: 沃迪米尔·泽伦斯基（Volodymyr Zelensky）总统定期举行了最高指挥官 - 主持人 - 主持人在前局的情况，进攻旅的人员配备，导弹的供应和空军国防军的工作。  - 乌克林。</text:p>
      <text:p text:style-name="P4">
图片: ['<text:a xlink:type="simple" xlink:href="https://static.ukrinform.com/photos/2022_08/thumb_files/630_360_1660582529-777.jpeg" text:style-name="Internet_20_link" text:visited-style-name="Visited_20_Internet_20_Link">
630_360_16605...</text:a>
']</text:p>
      <text:p text:style-name="P4">
标签: ['Зеленський', 'Війна з Росією', 'Ставка Верховного головнокомандувача']</text:p>
      <text:p text:style-name="P4">
类型: Article</text:p>
      <!--METADATA-->
      <text:p text:style-name="P4">
<draw:frame draw:style-name="fr1" draw:name="Image186" text:anchor-type="as-char" svg:width="6.9236in" svg:height="3.956343in" draw:z-index="0">
<draw:image xlink:href="../Images/yкринформ/2023-05-29T19-18-00-03-00/630_360_1660582529-777.jpeg" xlink:type="simple" xlink:show="embed" xlink:actuate="onLoad" draw:mime-type="image/jpeg"/>
</draw:frame>
总统洛尔迪尔·泽伦斯基(Lordir Zelensky)定期举行了高级司令官 - 总司令在正面的情况下举行的局势，配备了进攻人员，提供导弹和空中国防军。</text:p>
      <text:p text:style-name="P4">
根据乌克林福姆的说法，国家元首在[Telegram]的页面上写了有关它的文章(https://t.me/V_Zelenskiy_official/6405)。</text:p>
      <text:p text:style-name="P4">
“他刚完成赌注。 重要问题。 重要解决方案。 最主要的是术语。 关于截止日期 - 有答案。 问题是第一个：正面。 报道：Zaluzhny，Syrsky，Tarnavsky。 关于整体运营状况以及与各个方向的关系，”国家元首说。</text:p>
      <text:p text:style-name="P4">
<text:span text:style-name="T4">
另请阅读：</text:span>
 [火箭攻击：<text:span text:style-name="T4">
 Zelensky </text:span>
展示了孩子们如何进入庇护所的声音(https://www.ukrinform.ua/rubric-kyiv/3715699-raketna-ataka-zelenskij-pokazav-ak-diti-pid-zvuki-vibuhiv-bizat-v-ukritta.html)此外，根据他的说法，该比率讨论了完成新的 - 旅和提供快速物流的问题。 Zelensky指出，国防部，基础设施部和Stratege部的报告。</text:p>
      <text:p text:style-name="P4">
总统称，会议上的第三个问题是新的供水合同，额外的防空工具，防空防空防空分析分析，对造成的损害的评估。</text:p>
      <text:p text:style-name="P4">
Zelensky补充说：“相关的决定已经在各个方面做出。”</text:p>
      <text:p text:style-name="P4">
<text:span text:style-name="T4">
另请阅读：</text:span>
 <text:a xlink:type="simple" xlink:href="https://www.ukrinform.ua/rubric-polytics/3715600-dania-zbilsila-finansuvanna-fondu-pidtrimki-ukraini-na-26-milarda-zelenskij-podakuvav.html" text:style-name="Internet_20_link" text:visited-style-name="Visited_20_Internet_20_Link">
丹麦将乌克兰支持基金的资金增加了26亿美元 -  <text:span text:style-name="T4">
 Zelensky </text:span>
谢谢</text:a>
据报道，今天<text:a xlink:type="simple" xlink:href="https://www.ukrinform.ua/rubric-polytics/3715607-zelenskij-proviv-rozmovu-z-premerom-kambodzi-govorili-pro-rozminuvanna.html" text:style-name="Internet_20_link" text:visited-style-name="Visited_20_Internet_20_Link">
乌克兰沃罗迪米尔·泽伦斯基总统与柬埔寨总理匈奴圣人的电话交谈</text:a>
 .</text:p>
      <text:p text:style-name="P4">
News Source: <text:a xlink:type="simple" xlink:href="https://www.ukrinform.ua/rubric-ato/3715743-front-ta-komplektuvanna-novih-brigad-zelenskij-proviv-zasidanna-stavki.html" text:style-name="Internet_20_link" text:visited-style-name="Visited_20_Internet_20_Link">
https://www.ukrinform.ua/rubric-ato/3715743-front-ta-komplektuvanna-novih-brigad-zelenskij-proviv-zasidanna-stavki.html</text:a>
</text:p>
      <!--NEWS-->
      <text:h text:style-name="P10" text:outline-level="1">
<text:span text:style-name="T4">
乌克兰飞机在敌人身上击中了15次跳动，武装部队在Marinka的领导下击退了12次袭击</text:span>
</text:h>
      <text:p text:style-name="P4">
作者: Ukrinform (Person)</text:p>
      <text:p text:style-name="P4">
出版商: Укринформ (Organization)</text:p>
      <text:p text:style-name="P4">
出版时间: 2023-05-29T19:21:00+03:00</text:p>
      <text:p text:style-name="P4">
修改时间: 2023-05-29T19:21:00+03:00</text:p>
      <text:p text:style-name="P4">
描述: 国防军每天的航空在敌人的人员和军事装备集中的领域中进行了15次跳动。 武装部队的马里卡地区反映了12次敌对袭击。  - 乌克林。</text:p>
      <text:p text:style-name="P4">
图片: ['<text:a xlink:type="simple" xlink:href="https://static.ukrinform.com/photos/2022_09/thumb_files/630_360_1662870255-229.jpg" text:style-name="Internet_20_link" text:visited-style-name="Visited_20_Internet_20_Link">
630_360_16628...</text:a>
']</text:p>
      <text:p text:style-name="P4">
标签: ['Генштаб', 'Обстріл', 'ЗСУ', 'Війна з Росією']</text:p>
      <text:p text:style-name="P4">
类型: Article</text:p>
      <!--METADATA-->
      <text:p text:style-name="P4">
<draw:frame draw:style-name="fr1" draw:name="Image187" text:anchor-type="as-char" svg:width="6.9236in" svg:height="3.956343in" draw:z-index="0">
<draw:image xlink:href="../Images/yкринформ/2023-05-29T19-21-00-03-00/630_360_1662870255-229.jpg" xlink:type="simple" xlink:show="embed" xlink:actuate="onLoad" draw:mime-type="image/jpeg"/>
</draw:frame>
航空一天在敌方军事设备人员集中的领域中进行了15次搏动。 武装部队的马里卡地区反映了12次敌对袭击。</text:p>
      <text:p text:style-name="P4">
这是在摘要中报告的<text:a xlink:type="simple" xlink:href="https://www.facebook.com/GeneralStaff.ua/posts/pfbid03n8ofjJkwrF6rfaxTscUvQrKYZYQsBPLM9W5mdDgNMgxWCSzgFX43AGzYyQPE4Ppl" text:style-name="Internet_20_link" text:visited-style-name="Visited_20_Internet_20_Link">
武装部队的总人员</text:a>
，报道乌克林福姆。</text:p>
      <text:p text:style-name="P4">
据总参谋部称，导弹和炮兵部队被入侵者的3个武器和军事装备，弹药的组成，3家防空公司和3个更重要的目标击中。</text:p>
      <text:p text:style-name="P4">
**在阿维夫斯基(Avdeevsky)的巴赫穆特(Bakhmut)，敌人没有成功采取行动。 他在Toretskadon地区袭击了航空罢工。 来自敌人<text:a xlink:type="simple" xlink:href="https://www.ukrinform.ua/tag-obstril" text:style-name="Internet_20_link" text:visited-style-name="Visited_20_Internet_20_Link">
炮击</text:a>
Vasyukivka，Kramatorsk，Tikhonivka，Orikhovo-vasylivka，Bakhmut，Yar，Ivanivske，Predict，White Mountain，Iron，Iron和New Yorkdonetsk地区受伤。 此外，敌人从塔文尼顿涅茨克地区的阿夫迪夫卡地区的航空中袭击。 他对定居点进行了炮击，Avdiivka，Pervomaisk，Karlovka，Donetsk地区。</text:p>
      <text:p text:style-name="P4">
<text:span text:style-name="T4">
在Mariinsky方向</text:span>
我们的后卫在Marinka市击退了12次敌人袭击。 敌人在圣乔治地区袭击。 同时，敌人的炮击遭到了Marinka和St. George's Donetsk地区的折磨。</text:p>
      <text:p text:style-name="P4">
<text:span text:style-name="T4">
另请阅读：</text:span>
 <text:a xlink:type="simple" xlink:href="https://www.ukrinform.ua/rubric-ato/3715742-u-genstabi-utocnili-unoci-sili-ppo-znisili-36-raket-ta-30-sahediv.html" text:style-name="Internet_20_link" text:visited-style-name="Visited_20_Internet_20_Link">
在指定的总人员中 - 晚上，空中国防军摧毁了36枚导弹和30枚“ Shaheds”</text:a>
<text:span text:style-name="T4">
在沙赫塔尔(Shakhtar)方向</text:span>
敌人在人类和前体的地区击中。 他在Paraskovka，Novomikhailivka，Khaledar，Novoukrainka，Prychistivka和Shakhtarske的定居点开火。</text:p>
      <text:p text:style-name="P4">
<text:span text:style-name="T4">
在Zaporizhzhya和Kherson的指示</text:span>
敌人继续行动。 他在小型Tobmachkaza地区的Gulyaypole地区袭击了航空。 在Donetsk地区Novopol的Uremivka的定居点被解雇； Olgivske, Gulyaypole, Mala Tokmachka, Novodanilovka, Orikhiv, Novoandriivka and Stepnogrisk, Zaporizhzhya region; Kachkarkarivka, Milovo, Cossack, Burguna, Lviv, Ivanivka, Antonovka, Komyshana, Dnipro, Kizomis.<text:span text:style-name="T4">
在Volyn和Polissya的指示中</text:span>
仍未检测到进攻群体的迹象。</text:p>
      <text:p text:style-name="P4">
<text:span text:style-name="T4">
在西弗斯基(Siversky)和斯洛博兹(Slobozhansky)的指示</text:span>
敌人继续在与乌克兰边境地区保留军事存在。 白天，米洛夫·哈尔基夫地区的景观。 制成的定居点中间，帕夫洛夫卡，帕夫洛夫卡，卡特尼尼夫卡，Shevchenko，Sumy地区的Velika Pisarivka，以及Uda，Sagittar，Varvarivka，Budarki，Budarki，Zemlyanka，Zemlyanka，Chugunivka Nakarkarkakarkakarkakarkakarkakarkakarkakarkakarkakarkarkarkarkakarkarkarkarkarkarkakarkarkchchchchchchchchynana。</text:p>
      <text:p text:style-name="P4">
<text:span text:style-name="T4">
另请阅读：</text:span>
 <text:a xlink:type="simple" xlink:href="https://www.ukrinform.ua/rubric-regions/3715704-obstril-dnipropetrovsini-10-gospitalizovanih-troe-z-nih-u-tazkomu-stani.html" text:style-name="Internet_20_link" text:visited-style-name="Visited_20_Internet_20_Link">
<text:span text:style-name="T4">
 AftAcerbate </text:span>
 il dnipropetrovsk地区：10个住院，特洛伊(Troyes)处于严重状态</text:a>
<text:span text:style-name="T4">
在库皮斯克方向</text:span>
白天，敌人在哈尔基夫地区的Masyutivka地区进行了连续的连续行动。 敌人的炮弹遭受了井，卡梅卡，克拉斯尼第一，诺沃斯曼斯克，两年，西方，穆斯特维卡，彼得罗帕夫卡，彼得罗帕夫卡，库奇里夫卡，kislivka，kislivka，Glushkivka，Glushkivka，Berestovo，Berestovo，Berestovo，Boguslavka，Kharkarkiv地区的Boguslavka。</text:p>
      <text:p text:style-name="P4">
总参谋部还报告说，占领者继续抢劫和平。 因此，在临时捕获的Svatov Luhansk地区，Sunlermer Farms(与所有者的离开有关)无法提供一些所有权的文件，只需采用联合收割机，卡车和其他昂贵的设备即可。</text:p>
      <text:p text:style-name="P4">
据报道，从2022年2月24日至2023年5月29日，乌克兰国防部队<text:a xlink:type="simple" xlink:href="https://www.ukrinform.ua/rubric-ato/3715405-sili-oboroni-likviduvali-vze-207-030-rosijskih-zagarbnikiv.html" text:style-name="Internet_20_link" text:visited-style-name="Visited_20_Internet_20_Link">
淘汰了约20.0万30俄罗斯入侵者</text:a>
 .</text:p>
      <text:p text:style-name="P4">
News Source: <text:a xlink:type="simple" xlink:href="https://www.ukrinform.ua/rubric-ato/3715744-ukrainska-aviacia-zavdala-po-vorogu-15-udariv-zsu-vidbili-pid-marinkou-12-atak.html" text:style-name="Internet_20_link" text:visited-style-name="Visited_20_Internet_20_Link">
https://www.ukrinform.ua/rubric-ato/3715744-ukrainska-aviacia-zavdala-po-vorogu-15-udariv-zsu-vidbili-pid-marinkou-12-atak.html</text:a>
</text:p>
      <!--NEWS-->
      <text:h text:style-name="P10" text:outline-level="1">
<text:span text:style-name="T4">
苏联的政治犯将获得为乌克兰的特殊服务的退休金</text:span>
</text:h>
      <text:p text:style-name="P4">
作者: Ukrinform (Person)</text:p>
      <text:p text:style-name="P4">
出版商: Укринформ (Organization)</text:p>
      <text:p text:style-name="P4">
出版时间: 2023-05-29T19:28:07+03:00</text:p>
      <text:p text:style-name="P4">
修改时间: 2023-05-29T19:28:07+03:00</text:p>
      <text:p text:style-name="P4">
描述: Verkhovna Rada在20世纪为乌克兰独立的战斗人员建立了养老金津贴，在共产主义极权政权期间，这是镇压的。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Пенсія', "В'ятрович", 'Верховна Рада']</text:p>
      <text:p text:style-name="P4">
类型: Article</text:p>
      <!--METADATA-->
      <text:p text:style-name="P4">
<draw:frame draw:style-name="fr1" draw:name="Image188" text:anchor-type="as-char" svg:width="6.9236in" svg:height="3.949857in" draw:z-index="0">
<draw:image xlink:href="../Images/yкринформ/2023-05-29T19-28-07-03-00/630_360_1601066264-898.jpg" xlink:type="simple" xlink:show="embed" xlink:actuate="onLoad" draw:mime-type="image/jpeg"/>
</draw:frame>
Verkhovnarad为战斗人员设定了养老金津贴，以使乌克兰在Xhstolitt的独立性中，在共产主义极权政权期间被压制。</text:p>
      <text:p text:style-name="P4">
关于MP Volodymyr Vyatrovich(“欧洲团结”)在[Facebook]中报道(https://www.facebook.com/photo.php?fbid=10223323850303995&amp;set=a.1494214194808&amp;type=3)，报道乌克林福姆。</text:p>
      <text:p text:style-name="P4">
“苏联共产党政权的政治犯最终将在乌克兰之前获得特殊移民的养老金。今天，议会在二读中以313票的票数采用了议会，总的来说，我发起了第8032号法案，该法案规定了第8032号法案。代理人写道：“向乌克兰独立的战士提供养老金，被囚禁。”</text:p>
      <text:p text:style-name="P4">
<text:span text:style-name="T4">
另请阅读：</text:span>
 <text:a xlink:type="simple" xlink:href="https://www.ukrinform.ua/rubric-economy/3715723-vr-uhvalila-zakon-spramovanij-na-nabutta-ukrainou-clenstva-u-banku-rozvitku-radi-evropi.html" text:style-name="Internet_20_link" text:visited-style-name="Visited_20_Internet_20_Link">
BP通过了一项旨在在欧洲理事会发展银行收购乌克兰成员的法律</text:a>
在对“乌克兰法律修正案”的解释性中，关于乌克兰的特别优点的养老金”(щодо борців за незалежністьУкраїни у XX столітті)“注意到，其目的是恢复历史公平，并在20世纪对乌克兰战斗人员的适当社会保护建立，以提高其退休规定的水平。</text:p>
      <text:p text:style-name="P4">
立法倡议规定，为乌克兰建立特殊服务的养老金，他们被公认为二十世纪乌克兰独立的战斗机，以及正在康复的公民，在被剥夺形式的人中，健康的人以剥夺外束或其他压抑的身体的决定而被剥夺。</text:p>
      <text:p text:style-name="P4">
此类人的相应每月养老金津贴将为4200 UAH，该金额将从2024年3月1日开始每年索引。</text:p>
      <text:p text:style-name="P4">
<text:span text:style-name="T4">
另请阅读：</text:span>
 [理事会计划从7月起取消许多税收优惠(https://www.ukrinform.ua/rubric-economy/3715719-rada-planue-z-lipna-skasuvati-nizku-podatkovih-pilg-kogo-torknetsa.html)</text:p>
      <text:p text:style-name="P4">
Крім того, В'ятрович додав, що з Закону «Про пенсії за особливі заслуги передУкраїною» "вилучені згадки про радянські нагороди й звання, а перебування нависоких державних посадах більше не буде підставою для призначення пенсій заособливі заслуги".</text:p>
      <text:p text:style-name="P4">
News Source: <text:a xlink:type="simple" xlink:href="https://www.ukrinform.ua/rubric-society/3715745-politvazni-casiv-srsr-otrimaut-pensii-za-osoblivi-zaslugi-pered-ukrainou.html" text:style-name="Internet_20_link" text:visited-style-name="Visited_20_Internet_20_Link">
https://www.ukrinform.ua/rubric-society/3715745-politvazni-casiv-srsr-otrimaut-pensii-za-osoblivi-zaslugi-pered-ukrainou.html</text:a>
</text:p>
      <!--NEWS-->
      <text:h text:style-name="P10" text:outline-level="1">
<text:span text:style-name="T4">
在基洛维格拉德地区的鞭子无人机碎片损坏了房屋</text:span>
</text:h>
      <text:p text:style-name="P4">
作者: Ukrinform (Person)</text:p>
      <text:p text:style-name="P4">
出版商: Укринформ (Organization)</text:p>
      <text:p text:style-name="P4">
出版时间: 2023-05-29T19:32:00+03:00</text:p>
      <text:p text:style-name="P4">
修改时间: 2023-05-29T19:32:00+03:00</text:p>
      <text:p text:style-name="P4">
描述: 在基洛沃拉德地区的诺维克拉恩斯克地区，该委员会正在无人机无人机现场运营。 检查了八名受害者。  - 乌克林。</text:p>
      <text:p text:style-name="P4">
图片: ['<text:a xlink:type="simple" xlink:href="https://static.ukrinform.com/photos/2023_05/thumb_files/630_360_1685377928-3442.jpeg" text:style-name="Internet_20_link" text:visited-style-name="Visited_20_Internet_20_Link">
630_360_16853...</text:a>
']</text:p>
      <text:p text:style-name="P4">
标签: ['Обстріл', 'Кіровоградщина', 'Війна з Росією', 'Shahed-136']</text:p>
      <text:p text:style-name="P4">
类型: Article</text:p>
      <!--METADATA-->
      <text:p text:style-name="P4">
<draw:frame draw:style-name="fr1" draw:name="Image189" text:anchor-type="as-char" svg:width="6.9236in" svg:height="3.956343in" draw:z-index="0">
<draw:image xlink:href="../Images/yкринформ/2023-05-29T19-32-00-03-00/630_360_1685377928-3442.jpeg" xlink:type="simple" xlink:show="embed" xlink:actuate="onLoad" draw:mime-type="image/jpeg"/>
</draw:frame>
该委员会正在基洛维格拉德地区的联合会在无人机残骸的现场运作。 检查了八名受害者。</text:p>
      <text:p text:style-name="P4">
这是由Kirovograd Ova Andriy Raykovich的负责人在<text:a xlink:type="simple" xlink:href="https://t.me/kirovogradskaODA/5535" text:style-name="Internet_20_link" text:visited-style-name="Visited_20_Internet_20_Link">
Telegram，</text:a>
他报告了乌克林福姆。</text:p>
      <text:p text:style-name="P4">
消息写道：“由于没有恢复房屋，已经发现了其中一所房屋的居民。</text:p>
      <text:p text:style-name="P4">
</text:p>
      <text:p text:style-name="P4">
<text:a xlink:type="simple" xlink:href="https://static.ukrinform.com/photos/2023_05/1685377929-3064.jpeg" text:style-name="Internet_20_link" text:visited-style-name="Visited_20_Internet_20_Link">
 </text:a>
 <text:a xlink:type="simple" xlink:href="https://static.ukrinform.com/photos/2023_05/1685377928-3442.jpeg" text:style-name="Internet_20_link" text:visited-style-name="Visited_20_Internet_20_Link">
<draw:frame draw:style-name="fr1" draw:name="Image192" text:anchor-type="as-char" svg:width="6.9236in" svg:height="3.956343in" draw:z-index="0">
<draw:image xlink:href="../Images/yкринформ/2023-05-29T19-32-00-03-00/630_360_1685377928-3442.jpeg" xlink:type="simple" xlink:show="embed" xlink:actuate="onLoad" draw:mime-type="image/jpeg"/>
</draw:frame>
</text:a>
 <text:a xlink:type="simple" xlink:href="https://static.ukrinform.com/photos/2023_05/1685377929-6971.jpeg" text:style-name="Internet_20_link" text:visited-style-name="Visited_20_Internet_20_Link">
</text:a>
 <text:a xlink:type="simple" xlink:href="https://static.ukrinform.com/photos/2023_05/1685377929-1939.jpeg" text:style-name="Internet_20_link" text:visited-style-name="Visited_20_Internet_20_Link">
</text:a>
 <text:a xlink:type="simple" xlink:href="https://static.ukrinform.com/photos/2023_05/1685377929-8621.jpeg" text:style-name="Internet_20_link" text:visited-style-name="Visited_20_Internet_20_Link">
</text:a>
 <text:a xlink:type="simple" xlink:href="https://static.ukrinform.com/photos/2023_05/1685377929-8633.jpeg" text:style-name="Internet_20_link" text:visited-style-name="Visited_20_Internet_20_Link">
</text:a>
Raykovich告知后果目前已被消除。 他保证，委员会计算委员会，受损房屋的居民将获得帮助。</text:p>
      <text:p text:style-name="P4">
<text:span text:style-name="T4">
另请阅读：</text:span>
 <text:a xlink:type="simple" xlink:href="https://www.ukrinform.ua/rubric-ato/3715536-vorog-vdariv-po-gromadi-na-dnipropetrovsini-odin-zagiblij-sered-poranenih-ditina.html" text:style-name="Internet_20_link" text:visited-style-name="Visited_20_Internet_20_Link">
敌人在dnipropetrovsk击中社区：单身，受伤的孩子 - 孩子</text:a>
正如<text:a xlink:type="simple" xlink:href="https://www.ukrinform.ua/rubric-regions/3715459-ulamki-zbitogo-drona-poskodili-budinok-i-zaliznicnu-koliu-na-kirovogradsini.html" text:style-name="Internet_20_link" text:visited-style-name="Visited_20_Internet_20_Link">
报道的乌克林福姆</text:a>
，5月29日在俄罗斯大规模袭击中，在基洛沃拉德地区遭到殴打<text:a xlink:type="simple" xlink:href="https://www.ukrinform.ua/tag-bezpilotnik" text:style-name="Internet_20_link" text:visited-style-name="Visited_20_Internet_20_Link">
无人机</text:a>
Chlas影响了Novoukrainsk区的一栋公寓楼的屋顶，这也是一个受损的铁路帆布。</text:p>
      <text:p text:style-name="P4">
News Source: <text:a xlink:type="simple" xlink:href="https://www.ukrinform.ua/rubric-regions/3715750-na-kirovogradsini-ulamki-zbitogo-drona-poskodili-budinki.html" text:style-name="Internet_20_link" text:visited-style-name="Visited_20_Internet_20_Link">
https://www.ukrinform.ua/rubric-regions/3715750-na-kirovogradsini-ulamki-zbitogo-drona-poskodili-budinki.html</text:a>
</text:p>
      <!--NEWS-->
      <text:h text:style-name="P10" text:outline-level="1">
<text:span text:style-name="T4">
敌人将黑海的火箭载体数量增加到四个，射手-24“口径”</text:span>
</text:h>
      <text:p text:style-name="P4">
作者: Ukrinform (Person)</text:p>
      <text:p text:style-name="P4">
出版商: Укринформ (Organization)</text:p>
      <text:p text:style-name="P4">
出版时间: 2023-05-29T19:37:00+03:00</text:p>
      <text:p text:style-name="P4">
修改时间: 2023-05-29T19:37:00+03:00</text:p>
      <text:p text:style-name="P4">
描述: 黑海有四个火箭发射器，上面有24个“电瓦”。  - 乌克林。</text:p>
      <text:p text:style-name="P4">
图片: ['<text:a xlink:type="simple" xlink:href="https://static.ukrinform.com/photos/2016_02/thumb_files/630_360_1454993931-4329-korabli-rf-foto-topwarru.jpg" text:style-name="Internet_20_link" text:visited-style-name="Visited_20_Internet_20_Link">
630_360_14549...</text:a>
']</text:p>
      <text:p text:style-name="P4">
标签: ['Ракета', ' Чорне море', 'Війна з Росією', 'Єдині новини']</text:p>
      <text:p text:style-name="P4">
类型: Article</text:p>
      <!--METADATA-->
      <text:p text:style-name="P4">
<draw:frame draw:style-name="fr1" draw:name="Image197" text:anchor-type="as-char" svg:width="6.9236in" svg:height="3.956343in" draw:z-index="0">
<draw:image xlink:href="../Images/yкринформ/2023-05-29T19-37-00-03-00/630_360_1454993931-4329-korabli-rf-foto-topwarru.jpg" xlink:type="simple" xlink:show="embed" xlink:actuate="onLoad" draw:mime-type="image/jpeg"/>
</draw:frame>
黑海有四个火箭发射器，上面有24个“电瓦”。</text:p>
      <text:p text:style-name="P4">
根据乌克林福姆(Ukrinform)的说法，运营团队联合报纸“ South” Natalia Humeniuk的联合报纸报道说，国家望远镜“统一新闻”。</text:p>
      <text:p text:style-name="P4">
“观察到黑海中增加火箭载体的潜力。 如果他们持有三个，则在晚上有4个火箭载体。两个表面，两个水下和一个凌空抽射可以为24英寸<text:a xlink:type="simple" xlink:href="https://www.ukrinform.ua/tag-raketa" text:style-name="Internet_20_link" text:visited-style-name="Visited_20_Internet_20_Link">
calibers</text:a>
“。这可以为夜间做准备，”  - 汉尼克说。</text:p>
      <text:p text:style-name="P4">
<text:span text:style-name="T4">
另请阅读：</text:span>
 <text:a xlink:type="simple" xlink:href="https://www.ukrinform.ua/rubric-ato/3715742-u-genstabi-utocnili-unoci-sili-ppo-znisili-36-raket-ta-30-sahediv.html" text:style-name="Internet_20_link" text:visited-style-name="Visited_20_Internet_20_Link">
在指定的总人员中 - 晚上，空中国防军摧毁了36枚导弹和30枚“ Shaheds”</text:a>
正如乌克林福姆报道的那样，截至5月29日星期一10:00，俄罗斯保留了教育海<text:a xlink:type="simple" xlink:href="https://www.ukrinform.ua/rubric-ato/3715430-rf-zbilsila-kilkist-nosiiv-kalibriv-u-cornomu-mori-do-dvoh-zalp-do-16-raket.html" text:style-name="Internet_20_link" text:visited-style-name="Visited_20_Internet_20_Link">
三艘导弹船，总凌空总计20个口径。</text:a>
</text:p>
      <text:p text:style-name="P4">
News Source: <text:a xlink:type="simple" xlink:href="https://www.ukrinform.ua/rubric-ato/3715747-vorog-zbilsiv-do-cotiroh-kilkist-raketonosiiv-u-cornomu-mori-zalp-24-kalibri.html" text:style-name="Internet_20_link" text:visited-style-name="Visited_20_Internet_20_Link">
https://www.ukrinform.ua/rubric-ato/3715747-vorog-zbilsiv-do-cotiroh-kilkist-raketonosiiv-u-cornomu-mori-zalp-24-kalibri.html</text:a>
</text:p>
      <!--NEWS-->
      <text:h text:style-name="P10" text:outline-level="1">
<text:span text:style-name="T4">
乌克兰足球英超联赛最后一轮的比赛将于6月4日举行</text:span>
</text:h>
      <text:p text:style-name="P4">
作者: Ukrinform (Person)</text:p>
      <text:p text:style-name="P4">
出版商: Укринформ (Organization)</text:p>
      <text:p text:style-name="P4">
出版时间: 2023-05-29T19:41:00+03:00</text:p>
      <text:p text:style-name="P4">
修改时间: 2023-05-29T19:41:00+03:00</text:p>
      <text:p text:style-name="P4">
描述: 6月4日（星期日）第30轮比赛将结束英超球队（UPL）中的乌克兰足球冠军。  - 乌克林。</text:p>
      <text:p text:style-name="P4">
图片: ['<text:a xlink:type="simple" xlink:href="https://static.ukrinform.com/photos/2017_12/thumb_files/630_360_1513842861-1324.jpg" text:style-name="Internet_20_link" text:visited-style-name="Visited_20_Internet_20_Link">
630_360_15138...</text:a>
']</text:p>
      <text:p text:style-name="P4">
标签: ['Футбол', "Прем'єр-ліга"]</text:p>
      <text:p text:style-name="P4">
类型: Article</text:p>
      <!--METADATA-->
      <text:p text:style-name="P4">
<draw:frame draw:style-name="fr1" draw:name="Image198" text:anchor-type="as-char" svg:width="6.9236in" svg:height="3.956343in" draw:z-index="0">
<draw:image xlink:href="../Images/yкринформ/2023-05-29T19-41-00-03-00/630_360_1513842861-1324.jpg" xlink:type="simple" xlink:show="embed" xlink:actuate="onLoad" draw:mime-type="image/jpeg"/>
</draw:frame>
6月4日星期日第30轮的战斗将结束英超球队中的乌克兰五球冠军(UPL).</text:p>
      <text:p text:style-name="P4">
Усі матчі розпочнуться о 15.00, передає Укрінформ.</text:p>
      <text:p text:style-name="P4">
В останній ігровий день сезону-2022/23 зіграють:</text:p>
      <text:p text:style-name="P4">
«Ворскла» (poltava)-Shakhtar(顿涅茨克)Matalist 1925(哈尔基夫) - «dynamo»(基辅)“ Minaj”是“黎明”(卢甘斯克)dnipro -1-“ Kryvbas”(Kryvyi rih)金属主义者(哈尔基夫)-Chernomorets(odesa)“移动”(利沃夫) - 亚历山大</text:p>
      <text:p text:style-name="P4">
“希瑟”(里文) - 插入(彼得罗娃)“耳朵”(科瓦利夫卡)-LVIV。</text:p>
      <text:p text:style-name="P4">
<text:span text:style-name="T4">
另请阅读：</text:span>
 <text:a xlink:type="simple" xlink:href="https://www.ukrinform.ua/rubric-sports/3715677-ruh-vigrav-unackij-cempionat-ukraini-z-futbolu.html" text:style-name="Internet_20_link" text:visited-style-name="Visited_20_Internet_20_Link">
“运动”赢得了乌克兰的青年冠军<text:span text:style-name="T4">
足球</text:span>
 U</text:a>
锦标赛：Shakhtar -72分，Dnipro -1-64，Zorya -64，Dynamo -59，Alexandria -43，Alexandria -43，Vorskla -42，Kryvbas -41，Minai»-33，“ Kolos”，“ Kolos”  -  33，“ Chernomorets”  -  32，“ Chernomorets”  -  32，“ Chernomorets”  -  32，“ “ Metalist 1925”  -  31，“运动”  -  31，“ Ingulets”  -  31，“ Heather”  -  28，“ Metalist”  -  22，“ LVIV”  -  13。</text:p>
      <text:p text:style-name="P4">
<text:span text:style-name="T4">
另请阅读：</text:span>
 <text:a xlink:type="simple" xlink:href="https://www.ukrinform.ua/rubric-sports/3715267-sahtar-rozgromiv-dnipro1-i-dostrokovo-stav-cempionom-upl.html" text:style-name="Internet_20_link" text:visited-style-name="Visited_20_Internet_20_Link">
Shakhtar击败了Dnipro-1并提前了计划</text:a>
Shakhtar提前成为乌克兰的冠军。</text:p>
      <text:p text:style-name="P4">
Metalist和Lviv的位置将赢得下个赛季Zhytomyr Polissya和Kiev Obolon的第一联盟的获胜者。</text:p>
      <text:p text:style-name="P4">
News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Shakhaneda来自伊朗的其他聚会已经被交付给发射点-Humeniuk</text:span>
</text:h>
      <text:p text:style-name="P4">
作者: Ukrinform (Person)</text:p>
      <text:p text:style-name="P4">
出版商: Укринформ (Organization)</text:p>
      <text:p text:style-name="P4">
出版时间: 2023-05-29T19:50:00+03:00</text:p>
      <text:p text:style-name="P4">
修改时间: 2023-05-29T19:50:00+03:00</text:p>
      <text:p text:style-name="P4">
描述: 由于敌人从伊朗收到了新武器，因此可能是新的攻击。  - 乌克林。</text:p>
      <text:p text:style-name="P4">
图片: ['<text:a xlink:type="simple" xlink:href="https://static.ukrinform.com/photos/2022_10/thumb_files/630_360_1666167733-515.jpg" text:style-name="Internet_20_link" text:visited-style-name="Visited_20_Internet_20_Link">
630_360_16661...</text:a>
']</text:p>
      <text:p text:style-name="P4">
标签: ['Іран', 'Росія', 'Дрон', 'Війна з Росією', 'Дрон-камікадзе', 'Єдині новини']</text:p>
      <text:p text:style-name="P4">
类型: Article</text:p>
      <!--METADATA-->
      <text:p text:style-name="P4">
<draw:frame draw:style-name="fr1" draw:name="Image199" text:anchor-type="as-char" svg:width="6.9236in" svg:height="3.956343in" draw:z-index="0">
<draw:image xlink:href="../Images/yкринформ/2023-05-29T19-50-00-03-00/630_360_1666167733-515.jpg" xlink:type="simple" xlink:show="embed" xlink:actuate="onLoad" draw:mime-type="image/jpeg"/>
</draw:frame>
由于敌人从伊朗收到了新武器，因此可能是新的攻击。</text:p>
      <text:p text:style-name="P4">
根据乌克林福姆(Ukrinform)的说法，运营团队联合报纸“ South” Natalia Humeniuk的联合报纸报道说，国家望远镜“统一新闻”。</text:p>
      <text:p text:style-name="P4">
“很有可能(新攻击 -  ed。)由于他们得到了伊朗的额外支持，并且其他各方已经交付到了起点。 很可能将导弹攻击纯粹用作“ <text:a xlink:type="simple" xlink:href="https://www.ukrinform.ua/tag-dronkamikadze" text:style-name="Internet_20_link" text:visited-style-name="Visited_20_Internet_20_Link">
shahmed</text:a>
她说，“以及混合的“火箭形”，”</text:p>
      <text:p text:style-name="P4">
*!(https://www.ukrinform.ua/rubric-technology/3715690-rada-uhvalila-zakonoproekti-pro-pidtrimku-virobnictva-droniv-v-ukraini.html)据报道，在5月28日晚上，占领者制作了伊朗伊朗大众 - 卡米卡德兹(Shahd-136/131)。 我们的后卫<text:a xlink:type="simple" xlink:href="https://www.ukrinform.ua/rubric-ato/3715308-u-genstabi-utocnili-kilkist-zbitih-unoci-droniv-58-iz-59.html" text:style-name="Internet_20_link" text:visited-style-name="Visited_20_Internet_20_Link">
从创纪录的59次发射的无人机中击倒了58。</text:a>
如今，乌克兰防空每天摧毁了47枚有翼和弹道导弹和30个头号“ Shahd”。</text:p>
      <text:p text:style-name="P4">
News Source: <text:a xlink:type="simple" xlink:href="https://www.ukrinform.ua/rubric-ato/3715753-dodatkovi-partii-sahediv-z-iranu-vze-dostavili-do-punktiv-zapusku-gumenuk.html" text:style-name="Internet_20_link" text:visited-style-name="Visited_20_Internet_20_Link">
https://www.ukrinform.ua/rubric-ato/3715753-dodatkovi-partii-sahediv-z-iranu-vze-dostavili-do-punktiv-zapusku-gumenuk.html</text:a>
</text:p>
      <!--NEWS-->
      <text:h text:style-name="P10" text:outline-level="1">
<text:span text:style-name="T4">
从6月1日起，波兰将禁止在白俄罗斯注册和俄罗斯联邦注册的卡车边界上的运动</text:span>
</text:h>
      <text:p text:style-name="P4">
作者: Ukrinform (Person)</text:p>
      <text:p text:style-name="P4">
出版商: Укринформ (Organization)</text:p>
      <text:p text:style-name="P4">
出版时间: 2023-05-29T19:54:06+03:00</text:p>
      <text:p text:style-name="P4">
修改时间: 2023-05-29T19:54:06+03:00</text:p>
      <text:p text:style-name="P4">
描述: 波兰暂停了从6月1日起，俄罗斯和白俄罗斯卡车通过与RB边界的通过。  - 乌克林。</text:p>
      <text:p text:style-name="P4">
图片: ['<text:a xlink:type="simple" xlink:href="https://static.ukrinform.com/photos/2023_05/thumb_files/630_360_1683020762-379.jpg" text:style-name="Internet_20_link" text:visited-style-name="Visited_20_Internet_20_Link">
630_360_16830...</text:a>
']</text:p>
      <text:p text:style-name="P4">
标签: ['Білорусь', 'Польща', 'Росія', 'Вантажівка']</text:p>
      <text:p text:style-name="P4">
类型: Article</text:p>
      <!--METADATA-->
      <text:p text:style-name="P4">
<draw:frame draw:style-name="fr1" draw:name="Image200" text:anchor-type="as-char" svg:width="6.9236in" svg:height="3.956343in" draw:z-index="0">
<draw:image xlink:href="../Images/yкринформ/2023-05-29T19-54-06-03-00/630_360_1683020762-379.jpg" xlink:type="simple" xlink:show="embed" xlink:actuate="onLoad" draw:mime-type="image/jpeg"/>
</draw:frame>
波兰停止了俄罗斯和白俄罗斯卡车从RB越过边界的通道。</text:p>
      <text:p text:style-name="P4">
这是<text:a xlink:type="simple" xlink:href="https://dziennikustaw.gov.pl/D2023000102201.pdf" text:style-name="Internet_20_link" text:visited-style-name="Visited_20_Internet_20_Link">
处置</text:a>
乌克林福姆报道说，波兰内政部长发表。</text:p>
      <text:p text:style-name="P4">
如图所述，可以使用(在冠状病毒大流行病开始时引入)该项目“从12023年6月00:00悬挂到单独的命令，即货运运输通过白俄罗斯的标点符号的运输，包括卡车，拖拉机，在白俄罗斯和俄罗斯注册的拖车”。</text:p>
      <text:p text:style-name="P4">
<text:span text:style-name="T4">
另请阅读：</text:span>
 <text:a xlink:type="simple" xlink:href="https://www.ukrinform.ua/rubric-world/3715669-polsa-zaprovadila-sankcii-proti-365-biloruskih-cinovnikiv-cerez-virok-zurnalistu-pocobutu.html" text:style-name="Internet_20_link" text:visited-style-name="Visited_20_Internet_20_Link">
<text:span text:style-name="T4">
波兰</text:span>
，并通过velief记者的判决对365名白俄罗斯官员实施了制裁</text:a>
有人强调，该命令在发布会的第二天生效。</text:p>
      <text:p text:style-name="P4">
据乌克林福姆报道，5月29日，波兰对365个公民进行了制裁，以及对20个商业实体和与俄罗斯资本有关的16人的冷冻资产。 限制了与魔鬼判决白俄罗斯新闻记者Andrzewhus的判决有关的限制。</text:p>
      <text:p text:style-name="P4">
在制裁中的人中，有卢卡申科的发言人纳塔利娅·艾苏曼特(Natalia Eysmant)，他的长子维克多(Victor)负责白俄罗斯奥林匹克委员会负责人，白俄罗斯·戈洛瓦克(Belarus golovakdb Pavel)，RB Andrei的检察官Belarus Golovakdb Pavel Tetel，RB Andrei Shved，Upper Parcemaster Natalia Kachanova和更多。</text:p>
      <text:p text:style-name="P4">
<text:span text:style-name="T4">
另请阅读：</text:span>
 <text:a xlink:type="simple" xlink:href="https://www.ukrinform.ua/rubric-world/3715613-duda-pidpisav-zakon-pro-rozsliduvanna-rosijskih-vpliviv-u-polsi.html" text:style-name="Internet_20_link" text:visited-style-name="Visited_20_Internet_20_Link">
DUDA签署了有关调查俄罗斯影响力的法律<text:span text:style-name="T4">
波兰</text:span>
和</text:a>
白俄罗斯最高法院此前曾拒绝上诉，并从2月8日起在格罗德诺(Grodno)的部门法院的裁决不变，后者谴责波兰少数民族的一名领导人在RB中的一名新闻记者，加瑟塔·韦伯克扎(Gazeta Wyborcza)，八名，维多巴达(Andrzeja)严格的政权。反过来，自2月21日以来，波兰单方面暂停了“杜鹃”通过的工件。</text:p>
      <text:p text:style-name="P4">
照片：Mateusz Moravtsky，FB</text:p>
      <text:p text:style-name="P4">
News Source: <text:a xlink:type="simple" xlink:href="https://www.ukrinform.ua/rubric-world/3715754-z-1-cervna-polsa-zaboronit-ruh-cerez-svij-kordon-vantazivok-aki-zareestrovani-u-bilorusi-ta-rf.html" text:style-name="Internet_20_link" text:visited-style-name="Visited_20_Internet_20_Link">
https://www.ukrinform.ua/rubric-world/3715754-z-1-cervna-polsa-zaboronit-ruh-cerez-svij-kordon-vantazivok-aki-zareestrovani-u-bilorusi-ta-rf.html</text:a>
</text:p>
      <!--NEWS-->
      <text:h text:style-name="P10" text:outline-level="1">
<text:span text:style-name="T4">
在托列斯克，俄罗斯空军的受害者人数增加了</text:span>
</text:h>
      <text:p text:style-name="P4">
作者: Ukrinform (Person)</text:p>
      <text:p text:style-name="P4">
出版商: Укринформ (Organization)</text:p>
      <text:p text:style-name="P4">
出版时间: 2023-05-29T19:57:28+03:00</text:p>
      <text:p text:style-name="P4">
修改时间: 2023-05-29T19:57:28+03:00</text:p>
      <text:p text:style-name="P4">
描述: 由于俄罗斯空军，在顿涅茨克地区的托莱斯克市被杀了两人。  - 乌克林。</text:p>
      <text:p text:style-name="P4">
图片: ['<text:a xlink:type="simple" xlink:href="https://static.ukrinform.com/photos/2023_05/thumb_files/630_360_1685379314-230.jpeg" text:style-name="Internet_20_link" text:visited-style-name="Visited_20_Internet_20_Link">
630_360_16853...</text:a>
']</text:p>
      <text:p text:style-name="P4">
标签: ['Донеччина', 'ДСНС', 'Обстріл', 'Війна з Росією']</text:p>
      <text:p text:style-name="P4">
类型: Article</text:p>
      <!--METADATA-->
      <text:p text:style-name="P4">
<draw:frame draw:style-name="fr1" draw:name="Image201" text:anchor-type="as-char" svg:width="6.9236in" svg:height="3.956343in" draw:z-index="0">
<draw:image xlink:href="../Images/yкринформ/2023-05-29T19-57-28-03-00/630_360_1685379314-230.jpeg" xlink:type="simple" xlink:show="embed" xlink:actuate="onLoad" draw:mime-type="image/jpeg"/>
</draw:frame>
在顿涅茨克市的顿涅茨克地区，有两人被杀。</text:p>
      <text:p text:style-name="P4">
根据乌克林福姆的说法，州紧急服务在[Facebook]上报告(https://www.facebook.com/MNS.GOV.UA/videos/920270842381409/)。</text:p>
      <text:p text:style-name="P4">
消息写道：“顿涅茨克地区：入侵者已被固定在托莱斯克的空军上，大约有两个炸弹和八名受伤的人知道。”</text:p>
      <text:p text:style-name="P4">
今天5月29日的俄罗斯人将安全气囊放在托列斯克的阿苏(Assu)。 由于紧急救援工作从被扣押的人的瓦砾中出发。</text:p>
      <text:p text:style-name="P4">
<text:span text:style-name="T4">
另请阅读：</text:span>
 <text:a xlink:type="simple" xlink:href="https://www.ukrinform.ua/rubric-ato/3715605-rosiani-skinuli-aviabombi-na-toreck-zaginula-ludina-devatero-poraneni.html" text:style-name="Internet_20_link" text:visited-style-name="Visited_20_Internet_20_Link">
俄罗斯人在<text:span text:style-name="T4">
 Toretsk上丢下安全气囊</text:span>
</text:a>
一名救护车上的一名受伤的人救援人员被送往医院。</text:p>
      <text:p text:style-name="P4">
同样在现场消防员消除了<text:a xlink:type="simple" xlink:href="https://www.ukrinform.ua/tag-pozeza" text:style-name="Internet_20_link" text:visited-style-name="Visited_20_Internet_20_Link">
火</text:a>
在25平方米的面积上。</text:p>
      <text:p text:style-name="P4">
正如乌克林福姆报道的那样，在托莱斯克·顿涅茨克(Toretsk Donetsk)地区，入侵者将奥阿博姆(Auaabomb)倾倒在加油站和行政大楼上，因此，一个人被一个想法杀死。</text:p>
      <text:p text:style-name="P4">
News Source: <text:a xlink:type="simple" xlink:href="https://www.ukrinform.ua/rubric-regions/3715757-u-torecku-zrosla-kilkist-zertv-rosijskogo-aviaudaru.html" text:style-name="Internet_20_link" text:visited-style-name="Visited_20_Internet_20_Link">
https://www.ukrinform.ua/rubric-regions/3715757-u-torecku-zrosla-kilkist-zertv-rosijskogo-aviaudaru.html</text:a>
</text:p>
      <!--NEWS-->
      <text:h text:style-name="P10" text:outline-level="1">
<text:span text:style-name="T4">
在现场的第一个ATP锦标赛中确定了Sachka的竞争对手</text:span>
</text:h>
      <text:p text:style-name="P4">
作者: Ukrinform (Person)</text:p>
      <text:p text:style-name="P4">
出版商: Укринформ (Organization)</text:p>
      <text:p text:style-name="P4">
出版时间: 2023-05-29T20:02:00+03:00</text:p>
      <text:p text:style-name="P4">
修改时间: 2023-05-29T20:02:00+03:00</text:p>
      <text:p text:style-name="P4">
描述: 克服了合格障碍的乌克兰Vitaliy Sachko的第二个“球拍”将于5月30日举行，在挑战者系列赛网球运动员（ATR）的主要网格中首发比赛 -  Trofeo Service -CittàdiVicenza （意大利）千 - 乌克林。</text:p>
      <text:p text:style-name="P4">
图片: ['<text:a xlink:type="simple" xlink:href="https://static.ukrinform.com/photos/2023_05/thumb_files/630_360_1685360736-911.jpg" text:style-name="Internet_20_link" text:visited-style-name="Visited_20_Internet_20_Link">
630_360_16853...</text:a>
']</text:p>
      <text:p text:style-name="P4">
标签: ['Теніс']</text:p>
      <text:p text:style-name="P4">
类型: Article</text:p>
      <!--METADATA-->
      <text:p text:style-name="P4">
<draw:frame draw:style-name="fr1" draw:name="Image202" text:anchor-type="as-char" svg:width="6.9236in" svg:height="3.956343in" draw:z-index="0">
<draw:image xlink:href="../Images/yкринформ/2023-05-29T20-02-00-03-00/630_360_1685360736-911.jpg" xlink:type="simple" xlink:show="embed" xlink:actuate="onLoad" draw:mime-type="image/jpeg"/>
</draw:frame>
乌克兰Vitaliy Sachko的第二个“球拍”克服了资格障碍，将在协会锦标赛的主要网格中举行第30次开始比赛(ATP)挑战者系列 -  Trofeo fl服务-CittàdiVicenza -in Vichen(意大利)拥有7.3万欧元的奖金</text:p>
      <text:p text:style-name="P4">
为了对抗达到萨克科比赛的第二个圈子(№275ATP等级)将与葡萄牙胡安·苏扎会面(№260)，报道乌克林福姆。</text:p>
      <text:p text:style-name="P4">
<text:span text:style-name="T4">
另请阅读：</text:span>
 [Svitolina将在第二轮比赛(https://www.ukrinform.ua/rubric-sports/3715720-svitolina-zigrae-u-drugomu-raundi-osnovnoi-sitki-rolan-garros.html)Vichenka锦标赛将持续到6月4日。</text:p>
      <text:p text:style-name="P4">
照片：btu.org.ua。</text:p>
      <text:p text:style-name="P4">
News Source: <text:a xlink:type="simple" xlink:href="https://www.ukrinform.ua/rubric-sports/3715760-viznacivsa-supernik-sacko-u-persomu-koli-turniru-atp-u-vicenci.html" text:style-name="Internet_20_link" text:visited-style-name="Visited_20_Internet_20_Link">
https://www.ukrinform.ua/rubric-sports/3715760-viznacivsa-supernik-sacko-u-persomu-koli-turniru-atp-u-vicenci.html</text:a>
</text:p>
      <!--NEWS-->
      <text:h text:style-name="P10" text:outline-level="1">
<text:span text:style-name="T4">
Zelensky在记忆日转向美国人</text:span>
</text:h>
      <text:p text:style-name="P4">
作者: Ukrinform (Person)</text:p>
      <text:p text:style-name="P4">
出版商: Укринформ (Organization)</text:p>
      <text:p text:style-name="P4">
出版时间: 2023-05-29T20:09:00+03:00</text:p>
      <text:p text:style-name="P4">
修改时间: 2023-05-29T20:09:00+03:00</text:p>
      <text:p text:style-name="P4">
描述: 沃迪米尔总统Zelenskyy荣幸地兑现了支持自由的美国人的勇气和自我牺牲，并感谢乌克兰在与俄罗斯侵略的对抗中的支持。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США', 'Звернення', 'Зеленський']</text:p>
      <text:p text:style-name="P4">
类型: Article</text:p>
      <!--METADATA-->
      <text:p text:style-name="P4">
<draw:frame draw:style-name="fr1" draw:name="Image203" text:anchor-type="as-char" svg:width="6.9236in" svg:height="3.956343in" draw:z-index="0">
<draw:image xlink:href="../Images/yкринформ/2023-05-29T20-09-00-03-00/630_360_1685379837-541.png" xlink:type="simple" xlink:show="embed" xlink:actuate="onLoad" draw:mime-type="image/png"/>
</draw:frame>
总统的洛德米尔·泽伦斯基(Lordimir Zelensky)尊重了一直在保护自由的美国人的勇气和自我牺牲，并感谢乌克兰反对俄罗斯侵略的支持。</text:p>
      <text:p text:style-name="P4">
他在[视频消息]中说了这一点(https://t.me/OP_UA/9600)乌克林福姆报道，在全国纪念日之际，美国人民。</text:p>
      <text:p text:style-name="P4">
“代表所有乌克兰人，我要纪念所有站起来并继续捍卫自由的美国人的勇气和自我牺牲。 您的自由是由于那些为她而战的人。 我们的自由会因为谁在与之作斗争，”国家元首说。</text:p>
      <text:p text:style-name="P4">
视频：作品</text:p>
      <text:p text:style-name="P4">
他强调，自由是基于“在瓦尔米亚为人民服务的年轻男子和女人的准备，成为同类中最好的年轻人的准备，并使他们的勇气成为他们国家的基础，他们的勇气是勇于们的。”</text:p>
      <text:p text:style-name="P4">
<text:span text:style-name="T4">
另请阅读：</text:span>
 <text:a xlink:type="simple" xlink:href="https://www.ukrinform.ua/rubric-polytics/3715607-zelenskij-proviv-rozmovu-z-premerom-kambodzi-govorili-pro-rozminuvanna.html" text:style-name="Internet_20_link" text:visited-style-name="Visited_20_Internet_20_Link">
<text:span text:style-name="T4">
 Zelensky </text:span>
与柬埔寨总理交谈 - 要求需求</text:a>
Zelensky指出，在提及以名义牺牲我们生命的勇士时，我们还提到了我们活着并以自己喜欢的方式生活的原因，为什么我们的自由国家会站起来。</text:p>
      <text:p text:style-name="P4">
“我们的职责是教孩子们，自由不能被视为给定的。 我们的职责是教他们要感恩。 我们的职责是尊重任何献出生命，保护自由，贵国和人民的崇高和自由旗帜的人。 我们的职责是记住，尽管有所有黑暗的时代，但仍要为保持自由照明而付出多少价格。”总统说服。</text:p>
      <text:p text:style-name="P4">
他保证，乌克兰人将始终感谢美国和每个美国的“非凡支持，这有助于我们将俄罗斯暴政带给那些在争取自由斗争中的人。”</text:p>
      <text:p text:style-name="P4">
<text:span text:style-name="T4">
另请阅读：</text:span>
 <text:a xlink:type="simple" xlink:href="https://www.ukrinform.ua/rubric-polytics/3715600-dania-zbilsila-finansuvanna-fondu-pidtrimki-ukraini-na-26-milarda-zelenskij-podakuvav.html" text:style-name="Internet_20_link" text:visited-style-name="Visited_20_Internet_20_Link">
丹麦将乌克兰支持基金的资金增加了26亿美元 -  <text:span text:style-name="T4">
 Zelensky </text:span>
谢谢</text:a>
</text:p>
      <text:p text:style-name="P4">
纪念日是美国国定假日，该假日每年在5月的最后一次庆祝。 这一天致力于纪念美国军事军人，他们在参与的所有战争和武装冲突中死亡。</text:p>
      <text:p text:style-name="P4">
照片：作品</text:p>
      <text:p text:style-name="P4">
News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在科索沃北部，由于冲突两次塞族人受伤</text:span>
</text:h>
      <text:p text:style-name="P4">
作者: Ukrinform (Person)</text:p>
      <text:p text:style-name="P4">
出版商: Укринформ (Organization)</text:p>
      <text:p text:style-name="P4">
出版时间: 2023-05-29T20:21:00+03:00</text:p>
      <text:p text:style-name="P4">
修改时间: 2023-05-29T20:21:00+03:00</text:p>
      <text:p text:style-name="P4">
描述: 在北约维持和平部队和科索沃警察向抗议者施加武力之后，今天在部分公认的科索沃冲突中，至少有两个塞族人受伤。  - 乌克林。</text:p>
      <text:p text:style-name="P4">
图片: ['<text:a xlink:type="simple" xlink:href="https://static.ukrinform.com/photos/2023_05/thumb_files/630_360_1685380647-675.jpg" text:style-name="Internet_20_link" text:visited-style-name="Visited_20_Internet_20_Link">
630_360_16853...</text:a>
']</text:p>
      <text:p text:style-name="P4">
标签: ['Косово', 'Сербія', 'Сутички']</text:p>
      <text:p text:style-name="P4">
类型: Article</text:p>
      <!--METADATA-->
      <text:p text:style-name="P4">
<draw:frame draw:style-name="fr1" draw:name="Image204" text:anchor-type="as-char" svg:width="6.9236in" svg:height="3.956343in" draw:z-index="0">
<draw:image xlink:href="../Images/yкринформ/2023-05-29T20-21-00-03-00/630_360_1685380647-675.jpg" xlink:type="simple" xlink:show="embed" xlink:actuate="onLoad" draw:mime-type="image/jpeg"/>
</draw:frame>
在北部的维持和平部队和科索沃警察咨询抗议者之后，塞族人的教训今天在北部的冲突中受伤。</text:p>
      <text:p text:style-name="P4">
正如乌克林福姆报道的那样，它报告了<text:a xlink:type="simple" xlink:href="https://apnews.com/article/kosovo-serbia-tension-eu-us-cf2637072cd88f3bcf0d902236d3631b" text:style-name="Internet_20_link" text:visited-style-name="Visited_20_Internet_20_Link">
AP</text:a>
。</text:p>
      <text:p text:style-name="P4">
今天科索沃警察和军事任务的代表科索沃部队(kph)，在北约的主持下，Zvezchan，Leposaavichi，Zubin-Potocz和Mitrovitsa的市政当局建筑物，北部的四个归因于北约，在北部有四个归因，并在早期选举中进行了脱去。</text:p>
      <text:p text:style-name="P4">
投票大多是由塞族人抵制的，塞尔维亚人在这些地区占多数。 只有阿尔巴尼亚人和其他人的代表才比市长的职位较小。</text:p>
      <text:p text:style-name="P4">
<text:span text:style-name="T4">
另请阅读：</text:span>
 <text:a xlink:type="simple" xlink:href="https://www.ukrinform.ua/rubric-world/3715375-stoltenberg-zaklikav-kosovo-poslabiti-napruzenist-u-vidnosinah-z-serbieu.html" text:style-name="Internet_20_link" text:visited-style-name="Visited_20_Internet_20_Link">
Stoltenberg称为<text:span text:style-name="T4">
 KOSOV </text:span>
 o serbia的紧张局势削弱</text:a>
塞尔维亚人抓住一个当地社区之一时，塞尔维亚人与市政大楼附近的警察相撞，上周，族裔市长在科索沃当局的帮助下占领了阿尔巴纳族。</text:p>
      <text:p text:style-name="P4">
根据门户<text:a xlink:type="simple" xlink:href="https://www.b92.net/eng/news/politics.php" text:style-name="Internet_20_link" text:visited-style-name="Visited_20_Internet_20_Link">
B92</text:a>
，塞族人遭到塞族人的袭击，两人因苦难而受伤。</text:p>
      <text:p text:style-name="P4">
据报道，两天前在科索沃(Kosovo)[警察]之间发生冲突(https://www.ukrinform.ua/tag-policia)以及抗议市长(是阿尔巴尼亚人)在塞尔维亚人口地区的行动的参与者。</text:p>
      <text:p text:style-name="P4">
构成科索沃地区大多数的塞族人不知道该地区的独立性，并且仍然考虑贝尔格尔格(Belgrgrgrade)。</text:p>
      <text:p text:style-name="P4">
阿尔巴尼亚人占整个科索沃人口的90％以上。</text:p>
      <text:p text:style-name="P4">
<text:span text:style-name="T4">
另请阅读：</text:span>
 <text:a xlink:type="simple" xlink:href="https://www.ukrinform.ua/rubric-world/3714741-evrosouz-zaklikae-do-deeskalacii-naprugi-na-pivnoci-kosova.html" text:style-name="Internet_20_link" text:visited-style-name="Visited_20_Internet_20_Link">
EU EU要求在北部的电压升级<text:span text:style-name="T4">
 KOSOV </text:span>
 A</text:a>
塞尔维亚人拒绝参加4月的地方选举，而阿尔本候选人以3.5％的投票率赢得了所有四个城市。</text:p>
      <text:p text:style-name="P4">
在贝尔格莱德的支持下，当地的塞族人说，他们不承认市长，因为他们没有代表他们。</text:p>
      <text:p text:style-name="P4">
<text:span text:style-name="T5">
foto：aa</text:span>
</text:p>
      <text:p text:style-name="P4">
News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眨眼去北欧 - 将谈论北约维尔纽斯峰会并支持乌克兰</text:span>
</text:h>
      <text:p text:style-name="P4">
作者: Ukrinform (Person)</text:p>
      <text:p text:style-name="P4">
出版商: Укринформ (Organization)</text:p>
      <text:p text:style-name="P4">
出版时间: 2023-05-29T20:47:26+03:00</text:p>
      <text:p text:style-name="P4">
修改时间: 2023-05-29T20:47:26+03:00</text:p>
      <text:p text:style-name="P4">
描述: 美国国务卿安东尼·布林肯（Anthony Blinken）周一前往欧洲。 在访问期间，他将与瑞典，挪威和芬兰政府负责人讨论北约维尔纽斯峰会，乌克兰的支持，并要求俄罗斯负责。  - 乌克林。</text:p>
      <text:p text:style-name="P4">
图片: ['<text:a xlink:type="simple" xlink:href="https://static.ukrinform.com/photos/2021_04/thumb_files/630_360_1618290656-821.jpeg" text:style-name="Internet_20_link" text:visited-style-name="Visited_20_Internet_20_Link">
630_360_16182...</text:a>
']</text:p>
      <text:p text:style-name="P4">
标签: ['Фінляндія', 'НАТО', 'США', 'Швеція', 'Блінкен']</text:p>
      <text:p text:style-name="P4">
类型: Article</text:p>
      <!--METADATA-->
      <text:p text:style-name="P4">
<draw:frame draw:style-name="fr1" draw:name="Image205" text:anchor-type="as-char" svg:width="6.9236in" svg:height="3.956343in" draw:z-index="0">
<draw:image xlink:href="../Images/yкринформ/2023-05-29T20-47-26-03-00/630_360_1618290656-821.jpeg" xlink:type="simple" xlink:show="embed" xlink:actuate="onLoad" draw:mime-type="image/jpeg"/>
</draw:frame>
美国国务卿安东尼·布林肯(Anthony Blinken)周一前往欧洲。 在访问期间，他将与瑞典，挪威和芬兰政府负责人讨论北约阿比利塔峰会的准备，乌克兰的支持和持有参考。</text:p>
      <text:p text:style-name="P4">
根据乌克林的通讯员的说法，这次旅行先前宣布了<text:a xlink:type="simple" xlink:href="https://www.nytimes.com/live/2023/05/29/world/russia-ukraine-news/blinken-will-meet-with-european-leaders-as-sweden-pushes-nato-membership" text:style-name="Internet_20_link" text:visited-style-name="Visited_20_Internet_20_Link">
国务院</text:a>
。</text:p>
      <text:p text:style-name="P4">
根据该计划，Blinken将首次访问瑞典，他将与总理Ulf Christerses一起在Lulezhstrozhstrin。</text:p>
      <text:p text:style-name="P4">
周三，Blinken将前往奥斯陆，在那里他将与总理乔纳斯·加尔·斯特里(Jonas Gar Stere)进行谈判。</text:p>
      <text:p text:style-name="P4">
<text:span text:style-name="T4">
另请阅读：</text:span>
 <text:a xlink:type="simple" xlink:href="https://www.ukrinform.ua/rubric-polytics/3712794-ssa-rozgladatimut-usi-sposobi-pritagnenna-rosii-do-vidpovidalnosti-derzdep.html" text:style-name="Internet_20_link" text:visited-style-name="Visited_20_Internet_20_Link">
美国将考虑所有持有俄罗斯参考的方式 - 国务院</text:a>
星期五国务卿<text:a xlink:type="simple" xlink:href="https://www.ukrinform.ua/tag-ssa" text:style-name="Internet_20_link" text:visited-style-name="Visited_20_Internet_20_Link">
美国</text:a>
国务院指出，穆斯塔(Musta)与芬兰总理桑纳·马林(Sanna Marin)的母亲将由小鲸发表演讲，这将强调“俄罗斯侵略在各个方面已成为一种战略性的方式”。</text:p>
      <text:p text:style-name="P4">
据报道，维尔纽斯的北约峰会将于7月11日至12日举行。 预计各州的领导人将是联盟成员和俄罗斯战争对乌克兰的重要地位。</text:p>
      <text:p text:style-name="P4">
<text:span text:style-name="T5">
foto：彭博</text:span>
</text:p>
      <text:p text:style-name="P4">
News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乌克兰需要在俄罗斯一个120公里的非军事区 - 波多克</text:span>
</text:h>
      <text:p text:style-name="P4">
作者: Ukrinform (Person)</text:p>
      <text:p text:style-name="P4">
出版商: Укринформ (Organization)</text:p>
      <text:p text:style-name="P4">
出版时间: 2023-05-29T20:52:37+03:00</text:p>
      <text:p text:style-name="P4">
修改时间: 2023-05-29T20:52:37+03:00</text:p>
      <text:p text:style-name="P4">
描述: 总统办公室负责人Mikhail Podolyak的顾问认为，有必要在乌克兰边境附近的俄罗斯领土上创建一个100-120公里的非军事区。  - 乌克林。</text:p>
      <text:p text:style-name="P4">
图片: ['<text:a xlink:type="simple" xlink:href="https://static.ukrinform.com/photos/2022_11/thumb_files/630_360_1669394904-181.jpg" text:style-name="Internet_20_link" text:visited-style-name="Visited_20_Internet_20_Link">
630_360_16693...</text:a>
']</text:p>
      <text:p text:style-name="P4">
标签: ['Офіс Президента', 'Подоляк', 'Війна з Росією']</text:p>
      <text:p text:style-name="P4">
类型: Article</text:p>
      <!--METADATA-->
      <text:p text:style-name="P4">
<draw:frame draw:style-name="fr1" draw:name="Image206" text:anchor-type="as-char" svg:width="6.9236in" svg:height="3.956343in" draw:z-index="0">
<draw:image xlink:href="../Images/yкринформ/2023-05-29T20-52-37-03-00/630_360_1669394904-181.jpg" xlink:type="simple" xlink:show="embed" xlink:actuate="onLoad" draw:mime-type="image/jpeg"/>
</draw:frame>
总统办公室顾问Mikhail Podolyak认为有必要在乌克兰边境附近的俄罗斯领土上创建一个1,20-120公里的非军事区。</text:p>
      <text:p text:style-name="P4">
他在[Twitter]中指出了这一点(https://twitter.com/Podolyak_M/status/1663178457201664000) , передаєУкрінформ.</text:p>
      <text:p text:style-name="P4">
«Ключовою темою повоєнного устрою має стати встановлення запобіжників дляуникнення повторення агресії в майбутньому. Для забезпечення реальної безпекижителів Харківської, Чернігівської, Сумської, Запорізької, Луганської таДонецької областей і захисту їх від обстрілів обов’язковим буде запровадженнядемілітаризованої зони в 100-120 км на території Бєлгородської, Брянської,Курської, Ростовської республік. Імовірно, на першому етапі з обов’язковимміжнародним контрольним контингентом», - підкреслив радник очільника ОП.</text:p>
      <text:p text:style-name="P4">
<text:span text:style-name="T4">
Читайте також:</text:span>
 <text:a xlink:type="simple" xlink:href="https://www.ukrinform.ua/rubric-polytics/3715228-rozmova-z-rosianami-pocnetsa-lise-pisla-vivedenna-vijsk-z-ukraini-podolak.html" text:style-name="Internet_20_link" text:visited-style-name="Visited_20_Internet_20_Link">
 Розмова з росіянами почнеться лише після виведення військз України — <text:span text:style-name="T4">
Подоляк</text:span>
 </text:a>
据报道，国防部西里尔·布达马诺夫(Cyril Budanov)的负责人表示，战争的警告问题是建立了一个100公里的Intersosion和乌克兰的非军事区。</text:p>
      <text:p text:style-name="P4">
News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Dynamo和Shakhtar在足球首映联赛中举行了2000年代</text:span>
</text:h>
      <text:p text:style-name="P4">
作者: Ukrinform (Person)</text:p>
      <text:p text:style-name="P4">
出版商: Укринформ (Organization)</text:p>
      <text:p text:style-name="P4">
出版时间: 2023-05-29T20:58:00+03:00</text:p>
      <text:p text:style-name="P4">
修改时间: 2023-05-29T20:58:00+03:00</text:p>
      <text:p text:style-name="P4">
描述: 在Donetsk Dynamo Donetsk之后，Dynamo还在英超联赛球队（UPL）中的乌克兰足球锦标赛中举行了2000年的进球。  - 乌克林。</text:p>
      <text:p text:style-name="P4">
图片: ['<text:a xlink:type="simple" xlink:href="https://static.ukrinform.com/photos/2023_05/thumb_files/630_360_1685382995-268.jpg" text:style-name="Internet_20_link" text:visited-style-name="Visited_20_Internet_20_Link">
630_360_16853...</text:a>
']</text:p>
      <text:p text:style-name="P4">
标签: ['Динамо', 'Футбол', 'Шахтар']</text:p>
      <text:p text:style-name="P4">
类型: Article</text:p>
      <!--METADATA-->
      <text:p text:style-name="P4">
<draw:frame draw:style-name="fr1" draw:name="Image207" text:anchor-type="as-char" svg:width="6.9236in" svg:height="3.956343in" draw:z-index="0">
<draw:image xlink:href="../Images/yкринформ/2023-05-29T20-58-00-03-00/630_360_1685382995-268.jpg" xlink:type="simple" xlink:show="embed" xlink:actuate="onLoad" draw:mime-type="image/jpeg"/>
</draw:frame>
在Zadonnetsky Shakhtar之后，Dynamo Kyiv还在英超联赛球队中的乌克兰足球锦标赛中举行了2000年的进球(UPL).</text:p>
      <text:p text:style-name="P4">
Як інформує офіційний <text:a xlink:type="simple" xlink:href="https://upl.ua/ua/news/view/7387" text:style-name="Internet_20_link" text:visited-style-name="Visited_20_Internet_20_Link">
 сайт </text:a>
UPL，在第29个突变中，委内瑞拉前锋埃里克拉姆斯(Eriicrams)建立了“白蓝色”的新成就，后者今天与里夫涅(Rivne)的“希瑟”(Rivne“ Heather”(3：0)乌克林福姆报道，开设了帐户。</text:p>
      <text:p text:style-name="P4">
得分球资本团队的负责人是谢尔盖·雷布罗夫(Sergey Rebrov)(113).Далі йдуть Андрій Ярмоленко (99)，马克西姆·夏斯基(Maxim Shatsky)(97)，Andriy Shevchenko(83)Tavik Tsigankov(77).</text:p>
      <text:p text:style-name="P4">
Днем раніше позначку у 2000 голів подолав «Шахтар». «Гірники» перемогли«Дніпро-1» (3：0)，Artem Bondarenko成为乌克兰冠军顿涅茨克俱乐部所有年份的周年纪念目标的作者。</text:p>
      <text:p text:style-name="P4">
<text:span text:style-name="T4">
另请阅读：</text:span>
 [“ <text:span text:style-name="T4">
 shakhtar </text:span>
”击败了“ dnipro-1”，并提前提前。(https://www.ukrinform.ua/rubric-sports/3715267-sahtar-rozgromiv-dnipro1-i-dostrokovo-stav-cempionom-upl.html)决赛的比赛，第30轮UPL将于6月4日举行。</text:p>
      <text:p text:style-name="P4">
照片：Dynammania.com。</text:p>
      <text:p text:style-name="P4">
News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而不是巴赫穆特的“瓦格纳”来俄罗斯伞兵-Cherry</text:span>
</text:h>
      <text:p text:style-name="P4">
作者: Ukrinform (Person)</text:p>
      <text:p text:style-name="P4">
出版商: Укринформ (Organization)</text:p>
      <text:p text:style-name="P4">
出版时间: 2023-05-29T21:08:45+03:00</text:p>
      <text:p text:style-name="P4">
修改时间: 2023-05-29T21:08:45+03:00</text:p>
      <text:p text:style-name="P4">
描述: 在巴赫穆特（Bakhmut），职业国家的空降部队和机动规模被货车取代。  - 乌克林。</text:p>
      <text:p text:style-name="P4">
图片: ['<text:a xlink:type="simple" xlink:href="https://static.ukrinform.com/photos/2023_02/thumb_files/630_360_1675335446-850.jpg" text:style-name="Internet_20_link" text:visited-style-name="Visited_20_Internet_20_Link">
630_360_16753...</text:a>
']</text:p>
      <text:p text:style-name="P4">
标签: ['Бахмут', 'ПВК "Вагнера"', 'Війна з Росією', 'Єдині новини']</text:p>
      <text:p text:style-name="P4">
类型: Article</text:p>
      <!--METADATA-->
      <text:p text:style-name="P4">
<draw:frame draw:style-name="fr1" draw:name="Image208" text:anchor-type="as-char" svg:width="6.9236in" svg:height="3.956343in" draw:z-index="0">
<draw:image xlink:href="../Images/yкринформ/2023-05-29T21-08-45-03-00/630_360_1675335446-850.jpg" xlink:type="simple" xlink:show="embed" xlink:actuate="onLoad" draw:mime-type="image/jpeg"/>
</draw:frame>
Bakhmutna替代了“ Wagnets”，来到了Imomothtile单位的空降部队。</text:p>
      <text:p text:style-name="P4">
据乌克林福姆报道，这是由武装部队武装部队武装部队Sergey Cherevaty Wepiri Telernorphone“ One News”的一位发言人报道的。</text:p>
      <text:p text:style-name="P4">
“是的，由于瓦格纳群体的损失很大，旋转措施发生在那里。 他们被迫这样做。 乘员和电动部队的单位来了。 我们知道名字，我们知道他们的指挥官和战斗潜力。”他说。</text:p>
      <text:p text:style-name="P4">
<text:span text:style-name="T4">
另请阅读：</text:span>
 <text:a xlink:type="simple" xlink:href="https://www.ukrinform.ua/rubric-ato/3715570-pid-bahmutom-zaginuv-zurnalist-evgenij-osievskij.html" text:style-name="Internet_20_link" text:visited-style-name="Visited_20_Internet_20_Link">
在<text:span text:style-name="T4">
 bakhmut </text:span>
下**被记者Yevgeny Osiyevsky杀死</text:a>
Cherevaty还报告说，所有这些部队已经参与了塔维战争，他们遭受了巨大的损失。 因此，他们完成了最近动员。</text:p>
      <text:p text:style-name="P4">
教堂说：“在大多数情况下，这是他们人员的第二或第三组。”</text:p>
      <text:p text:style-name="P4">
据他说，在巴赫穆特方向上，敌人并没有阻止我们的立场失败。</text:p>
      <text:p text:style-name="P4">
<text:span text:style-name="T4">
另请阅读：</text:span>
 <text:a xlink:type="simple" xlink:href="https://www.ukrinform.ua/rubric-ato/3715498-u-bahmut-na-misce-vagnerivciv-zahodit-regularna-armia-rf-minoboroni.html" text:style-name="Internet_20_link" text:visited-style-name="Visited_20_Internet_20_Link">
在<text:span text:style-name="T4">
 bakhmut </text:span>
代替“瓦格纳”(Wagner)的俄罗斯常规行动 - 国防部</text:a>
在这一天，他进行了373次罢工，6架飞机的乌克兰捍卫者飞机。</text:p>
      <text:p text:style-name="P4">
Cherevaty说：“我们对火灾造成了反应，在此期间，有155名入侵者被杀，116人受伤。”</text:p>
      <text:p text:style-name="P4">
据报道，在巴赫穆特(Bakhmut)中，在进攻行动前的预言中的Avdiivsky指示没有。</text:p>
      <text:p text:style-name="P4">
照片：陆军</text:p>
      <text:p text:style-name="P4">
News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最高11年的监狱判处敖德萨，他为俄罗斯入侵者筹集了资金</text:span>
</text:h>
      <text:p text:style-name="P4">
作者: Ukrinform (Person)</text:p>
      <text:p text:style-name="P4">
出版商: Укринформ (Organization)</text:p>
      <text:p text:style-name="P4">
出版时间: 2023-05-29T21:16:00+03:00</text:p>
      <text:p text:style-name="P4">
修改时间: 2023-05-29T21:16:00+03:00</text:p>
      <text:p text:style-name="P4">
描述: 长达11年的监禁被判处敖德萨判处敖德萨，后者组织了为俄罗斯入侵者收集的钱。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Одеса', 'СБУ', 'Війна з Росією']</text:p>
      <text:p text:style-name="P4">
类型: Article</text:p>
      <!--METADATA-->
      <text:p text:style-name="P4">
<draw:frame draw:style-name="fr1" draw:name="Image209" text:anchor-type="as-char" svg:width="6.9236in" svg:height="3.956343in" draw:z-index="0">
<draw:image xlink:href="../Images/yкринформ/2023-05-29T21-16-00-03-00/630_360_1515506864-9820.jpg" xlink:type="simple" xlink:show="embed" xlink:actuate="onLoad" draw:mime-type="image/jpeg"/>
</draw:frame>
到11年时，监禁被判处敖德萨判处敖德萨，后者为俄罗斯入侵者组织了收款。</text:p>
      <text:p text:style-name="P4">
根据乌克林福姆的说法，乌克兰的安全局在[Telegram]中报告(https://t.me/SBUkr/8453)。</text:p>
      <text:p text:style-name="P4">
“安全部门已经收集了与敌对成瘾无关的证据，该成瘾调整了DNR战斗人员的融资渠道。 去年12月，SBU签约了，在敖德萨地区的反抗施加措施中推迟了它。”该消息写道。</text:p>
      <text:p text:style-name="P4">
<text:span text:style-name="T4">
另请阅读：</text:span>
 <text:a xlink:type="simple" xlink:href="https://www.ukrinform.ua/rubric-society/3715622-sbu-vikrila-na-zemelnih-oborudkah-nastoatelku-hramu-upc-mp-na-cerkasini.html" text:style-name="Internet_20_link" text:visited-style-name="Visited_20_Internet_20_Link">
<text:span text:style-name="T4">
 SBU </text:span>
在陆地设备上暴露于Cherkasy地区的Templeuptz MP的校长</text:a>
根据调查，恶性因素是当地居民。 它的两个亲戚在2016年加入了DNR Sparta恐怖组织的行列，并与乌克兰东部的反恐行动作战。</text:p>
      <text:p text:style-name="P4">
在全面入侵的开始时，两名武装分子成为俄罗斯联邦武装部队南部军事区的监管部队的一部分，在玛丽奥波尔夺取了马里奥波尔和赫尔森地区的一部分中。</text:p>
      <text:p text:style-name="P4">
了解了亲戚的后勤支持水平的低水平 - 残留者自愿组织了筹款活动。</text:p>
      <text:p text:style-name="P4">
*!(https://www.ukrinform.ua/rubric-society/3715724-policia-kiivsini-peredala-sbu-spravu-sodo-zniknenna-zurnalista-hiluka.html)为此，她以使者的团体为组，并禁止社交网络“ Vkontakte”和“同学”，她发布了一条消息，要求向入侵者提供货币援助。</text:p>
      <text:p text:style-name="P4">
此外，该名女子附上了一张照片，上面贴着俄罗斯银行卡的细节，该卡属于好战的亲戚的同居者。</text:p>
      <text:p text:style-name="P4">
根据收集的证据，法院在第1部分的《艺术》中裁定了男性因素有罪。 111-2乌克兰的刑法(对侵略者国家的协助)她任命了11年零4个月的监禁，并没收财产。</text:p>
      <text:p text:style-name="P4">
<text:span text:style-name="T4">
另请阅读：</text:span>
 <text:a xlink:type="simple" xlink:href="https://www.ukrinform.ua/rubric-ato/3714900-sbu-ogolosila-pidozru-cotirom-kolaborantam-sered-akih-tak-zvani-posadovci-mns-rf.html" text:style-name="Internet_20_link" text:visited-style-name="Visited_20_Internet_20_Link">
<text:span text:style-name="T4">
 SBU </text:span>
已向四个合作者宣布怀疑，即媒体 -  SO被称为紧急情况官员的官员</text:a>
正如乌克林福姆报道的那样，SBU拘留了Zaporozhye市议会的前任，该理事会引用了该市的俄罗斯导弹。</text:p>
      <text:p text:style-name="P4">
News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北约指出了与乌克兰在技术和创新方面与联盟对话的共同利益</text:span>
</text:h>
      <text:p text:style-name="P4">
作者: Ukrinform (Person)</text:p>
      <text:p text:style-name="P4">
出版商: Укринформ (Organization)</text:p>
      <text:p text:style-name="P4">
出版时间: 2023-05-29T21:22:00+03:00</text:p>
      <text:p text:style-name="P4">
修改时间: 2023-05-29T21:22:00+03:00</text:p>
      <text:p text:style-name="P4">
描述: 俄罗斯针对乌克兰战争是在战场上将现代技术与“传统”武器相结合的重要性的另一个证据，因此，武装部队每天在与入侵者进行残酷战斗中获得的经历对于北约的发展非常有价值约束和防御系统。  - 乌克林。</text:p>
      <text:p text:style-name="P4">
图片: ['<text:a xlink:type="simple" xlink:href="https://static.ukrinform.com/photos/2018_07/thumb_files/630_360_1530864400-8224.jpg" text:style-name="Internet_20_link" text:visited-style-name="Visited_20_Internet_20_Link">
630_360_15308...</text:a>
']</text:p>
      <text:p text:style-name="P4">
标签: ['НАТО', 'Україна', 'Війна з Росією']</text:p>
      <text:p text:style-name="P4">
类型: Article</text:p>
      <!--METADATA-->
      <text:p text:style-name="P4">
<draw:frame draw:style-name="fr1" draw:name="Image210" text:anchor-type="as-char" svg:width="6.9236in" svg:height="3.956343in" draw:z-index="0">
<draw:image xlink:href="../Images/yкринформ/2023-05-29T21-22-00-03-00/630_360_1530864400-8224.jpg" xlink:type="simple" xlink:show="embed" xlink:actuate="onLoad" draw:mime-type="image/jpeg"/>
</draw:frame>
俄罗斯反对乌克兰的人已成为战场上将现代技术与“传统”武器相结合的重要性的额外证词，因此每天在与入侵者进行残酷战斗中所吸引的经验对于北约克制和国防系统的发展非常有价值。</text:p>
      <text:p text:style-name="P4">
北约秘书长对Devis van Wil的新挑战说明了这一点，并在北约乌克兰创新的高级对话中回答了乌克林福姆的问题。</text:p>
      <text:p text:style-name="P4">
对话是上周在乌克兰乌克兰米哈伊尔·费多罗夫(Mikhail Mikhail Fedorov)的创新，教育发展，教育发展，教育发展，教育发展，教育科学的布鲁塞尔总部发起的。</text:p>
      <text:p text:style-name="P4">
“我们站在您旁边，我们期望我们提供给乌克兰的每种帮助元素的任何特定回报。 但是<text:span text:style-name="T4">
 [北约]受益(http://www.ukrinform.ua/tag-nato)</text:span>
这很明显。 因为您使用最新技术，而无效而无效，因为您正在感染一种新的非常快速的体验。 您的武装部队获得了有关该技术如何工作的真正独特知识，如何更好地利用它来管理这些宝石。 因为最终，不仅技术，而且它们的实际应用都很重要。”联盟发言人说。</text:p>
      <text:p text:style-name="P4">
<text:span text:style-name="T4">
另请阅读：</text:span>
 <text:span text:style-name="T4">
 <text:a xlink:type="simple" xlink:href="https://www.ukrinform.ua/rubric-polytics/3715245-golovnou-garantieu-dla-ukraini-mae-stati-clenstvo-u-nato-ermak.html" text:style-name="Internet_20_link" text:visited-style-name="Visited_20_Internet_20_Link">
乌克兰的主要保证应该是Unato -yermak会员资格</text:a>
</text:span>
</text:p>
      <text:p text:style-name="P4">
“我们在谈论这种使用的概念。 在这方面，我们进行了一项非常多基础的研究，来自乌克兰。 当然，这也为某些为乌克兰提供服务的狂热国家开辟了新的机会，而是获得了重要的“见识”，他们应该改善的东西，以保持收益，” David Vbel补充说。</text:p>
      <text:p text:style-name="P4">
他指出，克里姆林宫在2008年对佐治亚州的侵略和2014年对乌克兰的侵略成为北约的“唤醒”的信号。 盟国开始始终确定自己的克制和防御能力，因为看到自己边界附近的存在威胁。 那时，在东部侧面，波罗的海国家和波兰，将元素建立到GDP的2％，北约战斗机。“根据定义，所有这些措施在去年2月开始时都经过测试(乌克兰的俄罗斯 -  ed。).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武器)对于乌克兰来说，它将返回其领土。 所有这一切确实需要重新思考这条路，我们组织了所有这一切。”联盟的助手说。</text:p>
      <text:p text:style-name="P4">
<text:span text:style-name="T4">
另请阅读：</text:span>
 <text:span text:style-name="T4">
 <text:a xlink:type="simple" xlink:href="https://www.ukrinform.ua/rubric-technology/3714605-nato-i-ukraina-poglibluvatimut-partnerstvo-v-tehnologiah-ta-nauci.html" text:style-name="Internet_20_link" text:visited-style-name="Visited_20_Internet_20_Link">
北约和乌克兰将加深技术与科学的伙伴关系</text:a>
</text:span>
</text:p>
      <text:p text:style-name="P4">
据报道，从俄罗斯入侵北约和联盟国家，乌克兰为乌克兰提供了大量的政治和军事援助，以确保其根据《联合国特许》的自卫权反对侵略的权利。</text:p>
      <text:p text:style-name="P4">
明天在Ukrinform的页面上阅读与北约秘书长的对话全文，并在明天的《新安全挑战》中阅读。</text:p>
      <text:p text:style-name="P4">
News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OP假设为什么俄罗斯经常攻击火箭和无人机乌克兰城市</text:span>
</text:h>
      <text:p text:style-name="P4">
作者: Ukrinform (Person)</text:p>
      <text:p text:style-name="P4">
出版商: Укринформ (Organization)</text:p>
      <text:p text:style-name="P4">
出版时间: 2023-05-29T21:29:16+03:00</text:p>
      <text:p text:style-name="P4">
修改时间: 2023-05-29T21:29:16+03:00</text:p>
      <text:p text:style-name="P4">
描述: 俄罗斯人是出于心理影响和防止乌克兰反犯罪行动的目的进行的对乌克兰首都的火箭袭击，并迫使被征服的领土留在俄罗斯时。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Обстріл', 'Подоляк', 'Єдині новини']</text:p>
      <text:p text:style-name="P4">
类型: Article</text:p>
      <!--METADATA-->
      <text:p text:style-name="P4">
<draw:frame draw:style-name="fr1" draw:name="Image211" text:anchor-type="as-char" svg:width="6.9236in" svg:height="3.956343in" draw:z-index="0">
<draw:image xlink:href="../Images/yкринформ/2023-05-29T21-29-16-03-00/630_360_1509493085-3383.jpg" xlink:type="simple" xlink:show="embed" xlink:actuate="onLoad" draw:mime-type="image/jpeg"/>
</draw:frame>
俄罗斯人是出于心理影响和防止乌克兰的反进攻行动的目的进行的火箭袭击，是为了迫使俄罗斯征服领土留在俄罗斯时的条件。</text:p>
      <text:p text:style-name="P4">
乌克林福姆报道，顾问在Eviritolevahorphone的“统一新闻”中向总统办公室Mikhail Podolyak的负责人表示了这一意见。</text:p>
      <text:p text:style-name="P4">
“而且，在俄罗斯人的前沿影响事件的影响有哪些工具？ 它们可以向世界提供什么，如何发光？ 好吧，吓我们。 当然，他们当然会反复说，留下的导弹的遗迹，它们产生了一些... 为了什么？ 为了使情况，恐吓，心理上的刺穿，证明他们有资源，能力等，最终：“看，有平民，否则我们会拖延您，我们会杀死，否则您将接受您顺便说一句，那些诺言是：有非洲倡议，中国人，有梵蒂冈和巴西人 - 四个倡议”，Yakivoni(俄罗斯人 -  ed。)他们的重复不断地缩放，因为这听起来很简单：我们将立即停止大火，同时离开俄罗斯。”他说。</text:p>
      <text:p text:style-name="P4">
<text:span text:style-name="T4">
另请阅读：</text:span>
 <text:a xlink:type="simple" xlink:href="https://www.ukrinform.ua/rubric-kyiv/3715718-obstrili-stolici-vnoci-u-metro-ukrivalisa-9000-ludej-vden-41-tisaca.html" text:style-name="Internet_20_link" text:visited-style-name="Visited_20_Internet_20_Link">
<text:span text:style-name="T4">
炮击</text:span>
和首都：晚上9000人在地铁上覆盖，41,000个</text:a>
Podolyak坚信，现在俄罗斯人有一个特定的目标 - 并未因此而复制。 为此，根据OP负责人的顾问的说法，敌人不必对乌克兰采取进攻行动。</text:p>
      <text:p text:style-name="P4">
“攻击是减少我们愿意捡起分裂的所有债务并表明什么是的愿望的要素之一(在俄罗斯人 -  ed。)粉末中仍然是粉末。”  - 说。</text:p>
      <text:p text:style-name="P4">
同时，Podolyak强调说，没有意义地关注“维持和平人员”的各种举措，乌克兰继续努力与伊克特主义者关闭天空。</text:p>
      <text:p text:style-name="P4">
<text:span text:style-name="T4">
另请阅读：</text:span>
 <text:a xlink:type="simple" xlink:href="https://www.ukrinform.ua/rubric-regions/3715704-obstril-dnipropetrovsini-10-gospitalizovanih-troe-z-nih-u-tazkomu-stani.html" text:style-name="Internet_20_link" text:visited-style-name="Visited_20_Internet_20_Link">
<text:span text:style-name="T4">
射击</text:span>
 dnipropetrovsk地区：10个住院，其中三个处于严重状态</text:a>
</text:p>
      <text:p text:style-name="P4">
在此之前，乌克兰的空军摧毁了36翼的火箭101/x-555，30个“ shahmed”和1次侦察无人机被摧毁。</text:p>
      <text:p text:style-name="P4">
在5月，俄罗斯人已经对基辅和Oblast发动了16次强烈的火箭袭击。</text:p>
      <text:p text:style-name="P4">
News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RDC军团说他的战士再次去俄罗斯</text:span>
</text:h>
      <text:p text:style-name="P4">
作者: Ukrinform (Person)</text:p>
      <text:p text:style-name="P4">
出版商: Укринформ (Organization)</text:p>
      <text:p text:style-name="P4">
出版时间: 2023-05-29T21:33:57+03:00</text:p>
      <text:p text:style-name="P4">
修改时间: 2023-05-29T21:33:57+03:00</text:p>
      <text:p text:style-name="P4">
描述: 在俄罗斯军团中，“ RDC”表示，俄罗斯边境的新突破发生在俄罗斯联邦边境警卫队的那天。  - 乌克林。</text:p>
      <text:p text:style-name="P4">
图片: ['<text:a xlink:type="simple" xlink:href="https://static.ukrinform.com/photos/2023_05/thumb_files/630_360_1685385130-174.jpg" text:style-name="Internet_20_link" text:visited-style-name="Visited_20_Internet_20_Link">
630_360_16853...</text:a>
']</text:p>
      <text:p text:style-name="P4">
标签: ['Росія', 'Кордон', 'Війна з Росією', 'РДК']</text:p>
      <text:p text:style-name="P4">
类型: Article</text:p>
      <!--METADATA-->
      <text:p text:style-name="P4">
<draw:frame draw:style-name="fr1" draw:name="Image212" text:anchor-type="as-char" svg:width="6.9236in" svg:height="3.956343in" draw:z-index="0">
<draw:image xlink:href="../Images/yкринформ/2023-05-29T21-33-57-03-00/630_360_1685385130-174.jpg" xlink:type="simple" xlink:show="embed" xlink:actuate="onLoad" draw:mime-type="image/jpeg"/>
</draw:frame>
乌罗西亚军团“ RDC”宣布了俄罗斯边界的新突破，该边界在俄罗斯联邦边境警卫队的那天放弃了。</text:p>
      <text:p text:style-name="P4">
正如乌克林福姆报道的那样，它报告了<text:a xlink:type="simple" xlink:href="https://t.me/russvolcorps/555" text:style-name="Internet_20_link" text:visited-style-name="Visited_20_Internet_20_Link">
Telegram</text:a>
-RDC频道。</text:p>
      <text:p text:style-name="P4">
“昨天，俄罗斯联邦的边防部队庆祝了他们的职业假期。 RDC战斗机向“ Diriav”州边界的下一个成功过渡打招呼!证词写道：“我们过渡的目的将在不久的将来闻名。”</text:p>
      <text:p text:style-name="P4">
<text:span text:style-name="T4">
另请阅读：</text:span>
 <text:a xlink:type="simple" xlink:href="https://www.ukrinform.ua/rubric-ato/3714659-legion-svoboda-rosii-opriludniv-kadri-z-belgorodskoi-oblasti.html" text:style-name="Internet_20_link" text:visited-style-name="Visited_20_Internet_20_Link">
军团“俄罗斯自由”从Belgorod地区出版的人员</text:a>
据报道，5月22日在社交网络上<text:a xlink:type="simple" xlink:href="https://www.ukrinform.ua/rubric-world/3712771-so-vidomo-pro-podii-u-belgorodskij-oblasti-ta-so-govorit-kiiv.html" text:style-name="Internet_20_link" text:visited-style-name="Visited_20_Internet_20_Link">
出现陈述</text:a>
“俄罗斯志愿军”和军团“俄罗斯的自由”在贝尔戈罗德地区的格雷沃伦镇解放了一些定居点及其部队。</text:p>
      <text:p text:style-name="P4">
在同一天，古尔指出，军团的“俄罗斯自由”和“ RDC”开始<text:a xlink:type="simple" xlink:href="https://www.ukrinform.ua/rubric-ato/3712670-stvorenna-smugi-bezpeki-u-gur-prokomentuvali-podii-u-belgorodskij-oblasti-rosii.html" text:style-name="Internet_20_link" text:visited-style-name="Visited_20_Internet_20_Link">
关于俄罗斯解放的行动</text:a>
从普京的政权到为捍卫乌克兰平民的辩护创建安全车道，但仅由公民参与。</text:p>
      <text:p text:style-name="P4">
5月24日，RDC表示<text:a xlink:type="simple" xlink:href="https://www.ukrinform.ua/rubric-ato/3713639-rdk-ta-legion-svoboda-rosii-zajsli-u-belgorodsku-oblast-bils-ak-na-40-kilometriv-uglib.html" text:style-name="Internet_20_link" text:visited-style-name="Visited_20_Internet_20_Link">
高级</text:a>
到达Belgorod地区的42公里。 一些志愿者积分控制了日子。</text:p>
      <text:p text:style-name="P4">
5月25日，宣布RDC <text:a xlink:type="simple" xlink:href="https://www.ukrinform.ua/rubric-ato/3714018-bijci-rdk-zaavili-so-znovu-zajsli-na-teritoriu-rosii.html" text:style-name="Internet_20_link" text:visited-style-name="Visited_20_Internet_20_Link">
再次输入</text:a>
在[俄罗斯]领土上(https://www.ukrinform.ua/tag-rosia)。</text:p>
      <text:p text:style-name="P4">
<text:span text:style-name="T5">
foto：rdk</text:span>
</text:p>
      <text:p text:style-name="P4">
News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爆炸后，俄罗斯入侵者加强了马里波尔周围的防御工事的建设</text:span>
</text:h>
      <text:p text:style-name="P4">
作者: Ukrinform (Person)</text:p>
      <text:p text:style-name="P4">
出版商: Укринформ (Organization)</text:p>
      <text:p text:style-name="P4">
出版时间: 2023-05-29T21:35:00+03:00</text:p>
      <text:p text:style-name="P4">
修改时间: 2023-05-29T21:35:00+03:00</text:p>
      <text:p text:style-name="P4">
描述: 在野马爆炸爆炸后，俄罗斯入侵者加强了他们在城市周围的防御工事的建设。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Окупація', 'Вибух', 'Війна з Росією']</text:p>
      <text:p text:style-name="P4">
类型: Article</text:p>
      <!--METADATA-->
      <text:p text:style-name="P4">
<draw:frame draw:style-name="fr1" draw:name="Image215" text:anchor-type="as-char" svg:width="6.9236in" svg:height="3.956343in" draw:z-index="0">
<draw:image xlink:href="../Images/yкринформ/2023-05-29T21-35-00-03-00/630_360_1680546247-363.jpg" xlink:type="simple" xlink:show="embed" xlink:actuate="onLoad" draw:mime-type="image/jpeg"/>
</draw:frame>
在玛丽波尔(Mariupol)爆炸爆炸后，俄罗斯入侵者加剧了他们在城市周围的防御工事的建设。</text:p>
      <text:p text:style-name="P4">
正如乌克林福姆报道的那样，在[电报]中(https://t.me/andriyshTime/10230)Mariupol市长Petro Andryushchenko的顾问报告了适当的视频。</text:p>
      <text:p text:style-name="P4">
“在棉花之后，俄罗斯人加强了整个城市的防御工事的建设。 现在永远 - 登录装甲的布置，” Andryushchenko写道。</text:p>
      <text:p text:style-name="P4">
<text:span text:style-name="T4">
另请阅读：</text:span>
 <text:span text:style-name="T4">
 <text:a xlink:type="simple" xlink:href="https://www.ukrinform.ua/rubric-regions/3715689-udar-po-boeskladah-pid-mariupolem-sered-rosian-100-zagiblih-ta-ponad-400-poranenih.html" text:style-name="Internet_20_link" text:visited-style-name="Visited_20_Internet_20_Link">
Mariupol下的Ampower镜头：在100和400多人受伤的俄罗斯人中</text:a>
</text:span>
</text:p>
      <text:p text:style-name="P4">
他指出，经过将近两天的“棉花”，在玛丽奥波(Mariupol)的“棉花”之后，睫毛的入侵者积极地朝着贝迪安斯克(Berdyansk)和分娩的方向补充了弹药。</text:p>
      <text:p text:style-name="P4">
<text:span text:style-name="T4">
另请阅读：</text:span>
 <text:span text:style-name="T4">
 <text:a xlink:type="simple" xlink:href="https://www.ukrinform.ua/rubric-regions/3715531-rosia-prodovzit-vivoziti-kradene-zerno-cerez-mariupol-radnik-mera.html" text:style-name="Internet_20_link" text:visited-style-name="Visited_20_Internet_20_Link">
俄罗斯继续通过Mariupol -Mariupol-市长顾问出口谷物</text:a>
</text:span>
</text:p>
      <text:p text:style-name="P4">
如报道，<text:span text:style-name="T4">
 <text:a xlink:type="simple" xlink:href="https://www.ukrinform.ua/tag-mariupol" text:style-name="Internet_20_link" text:visited-style-name="Visited_20_Internet_20_Link">
Mariupol</text:a>
</text:span>
田中的定居点被转变为军事逻辑大军。</text:p>
      <text:p text:style-name="P4">
News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俄罗斯进行了火箭发射器：武装部队说现在有多少个“口径”</text:span>
</text:h>
      <text:p text:style-name="P4">
作者: Ukrinform (Person)</text:p>
      <text:p text:style-name="P4">
出版商: Укринформ (Organization)</text:p>
      <text:p text:style-name="P4">
出版时间: 2023-05-29T21:44:00+03:00</text:p>
      <text:p text:style-name="P4">
修改时间: 2023-05-29T21:44:00+03:00</text:p>
      <text:p text:style-name="P4">
描述: 5月29日，俄罗斯联邦在晚上在黑海进行了火箭发射器，其中16个“口径”。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Ракета', ' Чорне море', 'Росія', 'Війна з Росією']</text:p>
      <text:p text:style-name="P4">
类型: Article</text:p>
      <!--METADATA-->
      <text:p text:style-name="P4">
<draw:frame draw:style-name="fr1" draw:name="Image216" text:anchor-type="as-char" svg:width="6.9236in" svg:height="3.956343in" draw:z-index="0">
<draw:image xlink:href="../Images/yкринформ/2023-05-29T21-44-00-03-00/630_360_1668767285-756.jpg" xlink:type="simple" xlink:show="embed" xlink:actuate="onLoad" draw:mime-type="image/jpeg"/>
</draw:frame>
5月29日晚上，俄罗斯联邦晚上在黑海举行了火箭发射器，其中16个“口径”。</text:p>
      <text:p text:style-name="P4">
根据乌克林福姆(Ukrinform(https://www.facebook.com/OperationalCommandSouth/posts/pfbid031RjHc9qvYpfK7SFJaTLRNEsPPh7PaVh6Am2Pu1xYfqjUTQBEmMp6tMQF1LiNonX3l).</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在黑海，截至9:00 pm，有三个火箭载体 - 水下一个表面。 总齐射为16枚火箭。</text:p>
      <text:p text:style-name="P4">
在OK南部，警告火箭危险的水平仍然很高。</text:p>
      <text:p text:style-name="P4">
正如乌克林福姆报道的，5月29日在<text:span text:style-name="T4">
 <text:a xlink:type="simple" xlink:href="https://www.ukrinform.ua/tag-corne-more" text:style-name="Internet_20_link" text:visited-style-name="Visited_20_Internet_20_Link">
黑海</text:a>
</text:span>
 24“ Calibra”中有四个火箭发射器。</text:p>
      <text:p text:style-name="P4">
News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UPL称为第29轮的最佳球员和教练</text:span>
</text:h>
      <text:p text:style-name="P4">
作者: Ukrinform (Person)</text:p>
      <text:p text:style-name="P4">
出版商: Укринформ (Organization)</text:p>
      <text:p text:style-name="P4">
出版时间: 2023-05-29T21:52:00+03:00</text:p>
      <text:p text:style-name="P4">
修改时间: 2023-05-29T21:52:00+03:00</text:p>
      <text:p text:style-name="P4">
描述: 乌克兰足球英超联赛（UPL）宣布了第29轮冠军的最佳球员和教练的名字，这是在专家理事会代表的调查中确定的。  - 乌克林。</text:p>
      <text:p text:style-name="P4">
图片: ['<text:a xlink:type="simple" xlink:href="https://static.ukrinform.com/photos/2023_05/thumb_files/630_360_1685385951-656.jpeg" text:style-name="Internet_20_link" text:visited-style-name="Visited_20_Internet_20_Link">
630_360_16853...</text:a>
']</text:p>
      <text:p text:style-name="P4">
标签: ['Футбол', "Прем'єр-ліга", 'Шахтар']</text:p>
      <text:p text:style-name="P4">
类型: Article</text:p>
      <!--METADATA-->
      <text:p text:style-name="P4">
<draw:frame draw:style-name="fr1" draw:name="Image217" text:anchor-type="as-char" svg:width="6.9236in" svg:height="3.956343in" draw:z-index="0">
<draw:image xlink:href="../Images/yкринформ/2023-05-29T21-52-00-03-00/630_360_1685385951-656.jpeg" xlink:type="simple" xlink:show="embed" xlink:actuate="onLoad" draw:mime-type="image/jpeg"/>
</draw:frame>
乌克兰足球英超联赛(UPL)她宣布了第29轮冠军塔特纳(Tatner)最佳球员的名字，这是由专家理事会代表的分配确定的。</text:p>
      <text:p text:style-name="P4">
正如官员通知<text:a xlink:type="simple" xlink:href="https://upl.ua/ua/news/view/7390" text:style-name="Internet_20_link" text:visited-style-name="Visited_20_Internet_20_Link">
网站</text:a>
乌克林福姆报道，冠军最后一轮最好的足球运动员UPL被认为是Shakhtar Artem Bondarenko的中场球员。</text:p>
      <text:p text:style-name="P4">
巡回赛最好的教练是“矿工”伊戈尔·尤维切维奇(Igor Yovichevich)的导师，病房被“ dnipro-1”击败(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Oleg Venglinsky，Ivan Getzko，Sergey Nagornyak，Jozef Sabo，Oleksandr Sopko，Oleg Fedorchuk，Anatoliy Chantsev，Igor Shukhovtsev，Shukhovtsev，Stepan Yurchyshyn，Igor Yavorsky参加了这项调查。</text:p>
      <text:p text:style-name="P4">
照片：Shakhtar FC。</text:p>
      <text:p text:style-name="P4">
News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Zelensky关于俄罗斯联邦的火箭中风：世界必须看到恐怖失败</text:span>
</text:h>
      <text:p text:style-name="P4">
作者: Ukrinform (Person)</text:p>
      <text:p text:style-name="P4">
出版商: Укринформ (Organization)</text:p>
      <text:p text:style-name="P4">
出版时间: 2023-05-29T21:55:00+03:00</text:p>
      <text:p text:style-name="P4">
修改时间: 2023-05-29T21:55:00+03:00</text:p>
      <text:p text:style-name="P4">
描述: 每次恐怖袭击都使我们和整个世界都得出了一个明显的结论：俄罗斯想走到邪恶的尽头，即失败，因为没有邪恶，除了失败之外，别无其他。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None</text:p>
      <text:p text:style-name="P4">
类型: Article</text:p>
      <!--METADATA-->
      <text:p text:style-name="P4">
<draw:frame draw:style-name="fr1" draw:name="Image218" text:anchor-type="as-char" svg:width="6.9236in" svg:height="3.956343in" draw:z-index="0">
<draw:image xlink:href="../Images/yкринформ/2023-05-29T21-55-00-03-00/630_360_1685386836-680.jpeg" xlink:type="simple" xlink:show="embed" xlink:actuate="onLoad" draw:mime-type="image/jpeg"/>
</draw:frame>
每个人的攻击都会使我们和整个世界都得出一个明显的结论：俄罗斯希望以邪恶的态度消失，即失败，因为邪恶没有其他目的，除了失败。</text:p>
      <text:p text:style-name="P4">
乌克林福姆报道，沃迪米尔·泽伦斯基(Volodymyr Zelenskyy)在战争的第460天结束时对乌克兰人的讲话说。</text:p>
      <text:p text:style-name="P4">
<text:span text:style-name="T4">
 <text:span text:style-name="T5">
我希望健康，亲爱的乌克兰人!</text:span>
 </text:span>
</text:p>
      <text:p text:style-name="P4">
今天是漫长的一天，对于我们许多人来说，这一天开始很早就开始了。</text:p>
      <text:p text:style-name="P4">
每天几次俄罗斯恐怖袭击。 Shakhaned，有翼的导弹，弹道。 托管航空公司。 要感谢我们的防空 - 所有的天空捍卫者 - 今天设法挽救了至少一百个生命。 只是一天。 大多数Shahaneda和火箭都被击落。</text:p>
      <text:p text:style-name="P4">
但是，每一次这样的恐怖袭击都使我们和整个世界都归功于明显的排斥：俄罗斯希望以邪恶的态度终结，也就是说，失败了，因为除了失败之外，没有其他目的。</text:p>
      <text:p text:style-name="P4">
世界必须看到恐怖失败。</text:p>
      <text:p text:style-name="P4">
当乌克兰人手中的“石油”向任何俄罗斯导弹提供100％的恐怖时，恐怖就会失去。</text:p>
      <text:p text:style-name="P4">
当世界增加对俄罗斯的压力时，包括被认可的恐怖分子的隔离在其前伴侣对与莫斯科的任何接近感到羞耻时，恐怖失败了。</text:p>
      <text:p text:style-name="P4">
当然，对恐怖分子国家的屈辱并没有比我们军方的成功更大。</text:p>
      <text:p text:style-name="P4">
实际上，我们承受着压力，压力，我们拥有的“石油”我们已经并且将能够对俄罗斯的邪恶表现做出回应。</text:p>
      <text:p text:style-name="P4">
我们将摧毁这个邪恶。</text:p>
      <text:p text:style-name="P4">
世界上没有其他人比乌克兰人更有效地使用武器对邪恶。</text:p>
      <text:p text:style-name="P4">
今天在会议上度过。 报告非常具体。</text:p>
      <text:p text:style-name="P4">
供应与协议相对应的新防空系统和导弹。</text:p>
      <text:p text:style-name="P4">
防空的有效性以及使天空保护更强的原因。</text:p>
      <text:p text:style-name="P4">
不幸的是，这是。</text:p>
      <text:p text:style-name="P4">
我们的捍卫者能够学习并尽力使恐怖分子变得更加困难。</text:p>
      <text:p text:style-name="P4">
一如既往地报告了操作人员的负责人和指挥官。</text:p>
      <text:p text:style-name="P4">
不仅提供弹药，不仅是准备新旅的准备，而且还提供了我们的策略。</text:p>
      <text:p text:style-name="P4">
但是术语。 这是尽可能重要的。 我们将如何移动的术语。 我们将。 决定是做出的。</text:p>
      <text:p text:style-name="P4">
我感谢每个士兵，军官和将军，每个准备的旅。</text:p>
      <text:p text:style-name="P4">
他今天还与我们的国际主义者举行了一次非常有意义的会议。我感谢我们所有了解每个人类生命，人类自由和国际法的尊重的伴侣，这对于任何妥协都是不可能的。</text:p>
      <text:p text:style-name="P4">
我要感谢丹麦今天 - 整个人民，整个丹麦政治阶层。 议会，政府和亲自的总理弗雷德里克森(Fredericksen)女士决定增加丹麦基金的融资，以支持我们的局，价值超过30亿美元。</text:p>
      <text:p text:style-name="P4">
现在，丹麦的国防援助总量将超过40亿美元。 很重要。</text:p>
      <text:p text:style-name="P4">
这样的解决方案使俄罗斯恐怖的击败更快。 谢谢你!</text:p>
      <text:p text:style-name="P4">
他今天与柬埔寨总理匈奴交谈。 他在国际规则的支持下感谢他，这就是为什么国家由联合国宪章和强制性的所有公约团结起来的原因。</text:p>
      <text:p text:style-name="P4">
他已邀请柬埔寨与世界各个国家共同解决我们的和平公式。</text:p>
      <text:p text:style-name="P4">
这是一项普遍的全球任务 - 当别人生病时，不要让俄罗斯使恐怖成为世界熟悉的事情。</text:p>
      <text:p text:style-name="P4">
就在录制这一吸引力之前，他又花了两次对话。</text:p>
      <text:p text:style-name="P4">
他与荷兰总理马克·鲁特(Mark Rutte)进行了交谈。 他通知了前锋。 他感谢他的准备，并继续帮助我们保护人们。</text:p>
      <text:p text:style-name="P4">
荷兰 - 在帮助保护恐怖的领导人中，恐怖分子的参与。</text:p>
      <text:p text:style-name="P4">
我们讨论了我们的国防互动 - 我们的新航空联盟，我们创建的现代战斗机联盟。 让我们创建吧!当然，我们讨论了防空防御的和加强。</text:p>
      <text:p text:style-name="P4">
他与土耳其总统埃尔多安(Erdogan)交谈。 在技​​能的胜利中向他致意。</text:p>
      <text:p text:style-name="P4">
我坚信，我们的进一步合作 - 乌克兰和土耳其 - 在各个层面上都可以为我们的人民和国际稳定带来更多好处。</text:p>
      <text:p text:style-name="P4">
我们所在，保护国际法基本规则的保护是我们所做的，和将要做的。</text:p>
      <text:p text:style-name="P4">
谢谢你们所有人的帮助!荣耀我们所有的士兵!</text:p>
      <text:p text:style-name="P4">
我再次感谢空军以及我们所有的捍卫者和天空的捍卫者。</text:p>
      <text:p text:style-name="P4">
<text:span text:style-name="T4">
 <text:span text:style-name="T5">
荣耀与乌克兰!</text:span>
 </text:span>
</text:p>
      <text:p text:style-name="P4">
News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拜登在选举中赢得了埃尔多安</text:span>
</text:h>
      <text:p text:style-name="P4">
作者: Ukrinform (Person)</text:p>
      <text:p text:style-name="P4">
出版商: Укринформ (Organization)</text:p>
      <text:p text:style-name="P4">
出版时间: 2023-05-29T22:04:00+03:00</text:p>
      <text:p text:style-name="P4">
修改时间: 2023-05-29T22:04:00+03:00</text:p>
      <text:p text:style-name="P4">
描述: 美国总统乔·拜登（Joe Biden）打电话给土耳其总统埃里普·埃尔多安（Recep Taiip Erdogan），并祝贺他担任总统的职位。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Ердоган', 'Туреччина']</text:p>
      <text:p text:style-name="P4">
类型: Article</text:p>
      <!--METADATA-->
      <text:p text:style-name="P4">
<draw:frame draw:style-name="fr1" draw:name="Image219" text:anchor-type="as-char" svg:width="6.9236in" svg:height="3.956343in" draw:z-index="0">
<draw:image xlink:href="../Images/yкринформ/2023-05-29T22-04-00-03-00/630_360_1684671641-107.jpeg" xlink:type="simple" xlink:show="embed" xlink:actuate="onLoad" draw:mime-type="image/jpeg"/>
</draw:frame>
乔·拜登(Joe Biden)的总统国家打电话给土耳其总统泰伊普·埃尔多安(Taiip Erdogan)，并祝贺他担任总统职位。</text:p>
      <text:p text:style-name="P4">
关于它报告了土耳其总统管理局的沟通局<text:a xlink:type="simple" xlink:href="https://twitter.com/iletisim/status/1663252026422067200" text:style-name="Internet_20_link" text:visited-style-name="Visited_20_Internet_20_Link">
Twitter</text:a>
，报道乌克林福姆。</text:p>
      <text:p text:style-name="P4">
消息说：“在谈话的过程中，美国总统乔·拜登(Joe Biden)在选举中取得了成功的雷切普·塔帕尔多安(Recep Taipaerdogan)，并希望结果对土耳其人民有用。”</text:p>
      <text:p text:style-name="P4">
<text:span text:style-name="T4">
另请阅读：</text:span>
 <text:a xlink:type="simple" xlink:href="https://www.ukrinform.ua/rubric-world/3715703-nova-patiricka-erdogana.html" text:style-name="Internet_20_link" text:visited-style-name="Visited_20_Internet_20_Link">
新的五年<text:span text:style-name="T4">
 erdogan </text:span>
 a</text:a>
据说，当事各方强调了土耳其裔美国人关系在区域和全球挑战背景下的重要性，两国的领导人建议在新时期之间在所有问题上继续在两国之间进行合作。</text:p>
      <text:p text:style-name="P4">
众所周知，由于计算100％的选票，埃尔多安总统获得了冠军，结果为52.18％。</text:p>
      <text:p text:style-name="P4">
<text:span text:style-name="T4">
另请阅读：</text:span>
 <text:a xlink:type="simple" xlink:href="https://www.ukrinform.ua/rubric-world/3715367-erdogan-pro-vibori-u-tureccini-nasa-demokratia-e-peremozcem.html" text:style-name="Internet_20_link" text:visited-style-name="Visited_20_Internet_20_Link">
<text:span text:style-name="T4">
 erdogan </text:span>
关于土耳其的选举：我们的民主是发烧</text:a>
正如乌克林福姆(Ukrinform)报道的那样，第二轮总统大选的最终结果将于6月1日在官方新闻通讯中宣布。</text:p>
      <text:p text:style-name="P4">
照片：作品</text:p>
      <text:p text:style-name="P4">
News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总统与Erdogan进行了交谈</text:span>
</text:h>
      <text:p text:style-name="P4">
作者: Ukrinform (Person)</text:p>
      <text:p text:style-name="P4">
出版商: Укринформ (Organization)</text:p>
      <text:p text:style-name="P4">
出版时间: 2023-05-29T22:07:00+03:00</text:p>
      <text:p text:style-name="P4">
修改时间: 2023-05-29T22:07:00+03:00</text:p>
      <text:p text:style-name="P4">
描述: 沃迪米尔Zelenskyy总统与土耳其总统埃里普·埃尔多安（Recep Taiip Erdogan）进行了交谈，祝贺他的选举。  - 乌克林。</text:p>
      <text:p text:style-name="P4">
图片: ['<text:a xlink:type="simple" xlink:href="https://static.ukrinform.com/photos/2020_02/thumb_files/630_360_1580739256-518.jpeg" text:style-name="Internet_20_link" text:visited-style-name="Visited_20_Internet_20_Link">
630_360_15807...</text:a>
']</text:p>
      <text:p text:style-name="P4">
标签: ['Ердоган', 'Україна', 'Туреччина', 'Зеленський']</text:p>
      <text:p text:style-name="P4">
类型: Article</text:p>
      <!--METADATA-->
      <text:p text:style-name="P4">
<draw:frame draw:style-name="fr1" draw:name="Image220" text:anchor-type="as-char" svg:width="6.9236in" svg:height="3.956343in" draw:z-index="0">
<draw:image xlink:href="../Images/yкринформ/2023-05-29T22-07-00-03-00/630_360_1580739256-518.jpeg" xlink:type="simple" xlink:show="embed" xlink:actuate="onLoad" draw:mime-type="image/jpeg"/>
</draw:frame>
总统洛奇·泽伦斯基(Lodge Zelensky)与土耳其总统泰伊·泰(Recep Tai -Memordogan)进行了交谈，祝贺他在选举中取得了胜利。</text:p>
      <text:p text:style-name="P4">
据《乌克林福姆》报道，在晚上的视频中，国家元首讲述了这一点。</text:p>
      <text:p text:style-name="P4">
“他与土耳其总统埃尔多安进行了交谈。 在技​​能的胜利中向他致意。 我敢肯定，我们的进一步合作 - 乌克兰和土耳其 - 将能够为我们的人民和国际稳定带来更多好处。”泽伦斯基说。</text:p>
      <text:p text:style-name="P4">
<text:span text:style-name="T4">
另请阅读：</text:span>
 <text:span text:style-name="T4">
 <text:a xlink:type="simple" xlink:href="https://www.ukrinform.ua/rubric-world/3715703-nova-patiricka-erdogana.html" text:style-name="Internet_20_link" text:visited-style-name="Visited_20_Internet_20_Link">
新的五年-OLD ERDOGAN</text:a>
</text:span>
</text:p>
      <text:p text:style-name="Quotations">

<text:p text:style-name="P4">
在电话对话中，祝贺<text:a xlink:type="simple" xlink:href="https://twitter.com/RTErdogan" text:style-name="Internet_20_link" text:visited-style-name="Visited_20_Internet_20_Link">
@rterdogan&gt;
</text:a>
在选举中取得胜利。 他指出，总统在继续谷物&gt;
倡议中的个人角色，这是世界粮食安全的重要组成部分。 合作&gt;
重要，有效地有助于我们人民和国际的福祉……&gt;
&gt;
  -  Volodymyr Zelenskyy(@zelenskyyua)<text:a xlink:type="simple" xlink:href="https://twitter.com/ZelenskyyUa/status/1663259473144627203" text:style-name="Internet_20_link" text:visited-style-name="Visited_20_Internet_20_Link">
5月29日，2023年&gt;
</text:a>
据报道，在5月28日星期日，第二次土耳其大选在土耳其举行，土耳其高选委员会主席_ <text:span text:style-name="T4">
 [宣布了埃尔多安的胜利。 这是给出的(https://www.ukrinform.ua/rubric-world/3715357-golova-visoi-viborcoi-komisii-tureccini-ogolosiv-pro-peremogu-erdogana.html)</text:span>
 _</text:p>

</text:p>
      <text:p text:style-name="P4">
News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入侵者被从克里姆林宫文件带到卢甘斯克</text:span>
</text:h>
      <text:p text:style-name="P4">
作者: Ukrinform (Person)</text:p>
      <text:p text:style-name="P4">
出版商: Укринформ (Organization)</text:p>
      <text:p text:style-name="P4">
出版时间: 2023-05-29T22:17:00+03:00</text:p>
      <text:p text:style-name="P4">
修改时间: 2023-05-29T22:17:00+03:00</text:p>
      <text:p text:style-name="P4">
描述: 俄罗斯侵入性部队从前线带来了更“平静”的卢甘斯克文件。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Окупація', 'Луганськ', 'Війна з Росією', 'Кремінна ']</text:p>
      <text:p text:style-name="P4">
类型: Article</text:p>
      <!--METADATA-->
      <text:p text:style-name="P4">
<draw:frame draw:style-name="fr1" draw:name="Image221" text:anchor-type="as-char" svg:width="6.9236in" svg:height="3.956343in" draw:z-index="0">
<draw:image xlink:href="../Images/yкринформ/2023-05-29T22-17-00-03-00/630_360_1668461240-442.jpg" xlink:type="simple" xlink:show="embed" xlink:actuate="onLoad" draw:mime-type="image/jpeg"/>
</draw:frame>
Rusinessearbnitsky部队被带到Zprurontov Kremlin的更“平静”的卢甘斯克文件。</text:p>
      <text:p text:style-name="P4">
根据乌克林福姆的说法，它报道了<text:a xlink:type="simple" xlink:href="https://sprotyv.mod.gov.ua/okupanty-vyvozyat-dokumenty-z-kreminnoyi/" text:style-name="Internet_20_link" text:visited-style-name="Visited_20_Internet_20_Link">
国家抵抗中心。</text:a>
“俄罗斯人被出口到暂时占领的<text:a xlink:type="simple" xlink:href="https://www.ukrinform.ua/tag-luhansk" text:style-name="Internet_20_link" text:visited-style-name="Visited_20_Internet_20_Link">
卢甘斯克</text:a>
国家组成部分的文件。 国家抵抗中心感谢我们的地下，这已知。 我们敦促继续告知入侵者的信息和位置，以加速我们的着陆雨军部队的解放。</text:p>
      <text:p text:style-name="P4">
<text:span text:style-name="T4">
另请阅读：</text:span>
 <text:a xlink:type="simple" xlink:href="https://www.ukrinform.ua/rubric-crimea/3715242-cubarov-zaklikae-pisla-deokupacii-krimu-znisiti-vsi-pamatniki-vstanovleni-rosianami.html" text:style-name="Internet_20_link" text:visited-style-name="Visited_20_Internet_20_Link">
Chubarov在克里米亚(Crimea)占领之后打电话摧毁俄罗斯人安装的所有回忆录</text:a>
正如中枢神经系统报道的那样，<text:a xlink:type="simple" xlink:href="https://sprotyv.mod.gov.ua/okupanty-vyvozyat-tayemnu-vijskovu-dokumentatsiyu-z-krymu-do-rf/" text:style-name="Internet_20_link" text:visited-style-name="Visited_20_Internet_20_Link">
5月初，俄罗斯人出口了军事工作</text:a>
从临时占领的克里米亚到俄罗斯联邦领土。</text:p>
      <text:p text:style-name="P4">
News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Zelensky与荷兰总理讨论了加强防空和创造的</text:span>
</text:h>
      <text:p text:style-name="P4">
作者: Ukrinform (Person)</text:p>
      <text:p text:style-name="P4">
出版商: Укринформ (Organization)</text:p>
      <text:p text:style-name="P4">
出版时间: 2023-05-29T22:25:00+03:00</text:p>
      <text:p text:style-name="P4">
修改时间: 2023-05-29T22:25:00+03:00</text:p>
      <text:p text:style-name="P4">
描述: 沃迪米尔·泽伦斯基（Volodymyr Zelensky）总统与荷兰总理马克·鲁特（Mark Rutte）讨论了加强俄罗斯火箭恐怖的恐怖，为乌克兰建立了航空联盟，并加强了乌克兰防空系统。  - 乌克林。</text:p>
      <text:p text:style-name="P4">
图片: ['<text:a xlink:type="simple" xlink:href="https://static.ukrinform.com/photos/2023_05/thumb_files/630_360_1685387918-485.jpg" text:style-name="Internet_20_link" text:visited-style-name="Visited_20_Internet_20_Link">
630_360_16853...</text:a>
']</text:p>
      <text:p text:style-name="P4">
标签: ['Нідерланди', 'Рютте', 'Зеленський']</text:p>
      <text:p text:style-name="P4">
类型: Article</text:p>
      <!--METADATA-->
      <text:p text:style-name="P4">
<draw:frame draw:style-name="fr1" draw:name="Image222" text:anchor-type="as-char" svg:width="6.9236in" svg:height="3.956343in" draw:z-index="0">
<draw:image xlink:href="../Images/yкринформ/2023-05-29T22-25-00-03-00/630_360_1685387918-485.jpg" xlink:type="simple" xlink:show="embed" xlink:actuate="onLoad" draw:mime-type="image/jpeg"/>
</draw:frame>
Zelensky的总统鸿沟与荷兰总理马克·鲁特(Mark Rutteped)讨论了俄罗斯火箭恐怖的恐怖，为乌克兰建立了航空联盟，并加强了乌克兰防空系统。</text:p>
      <text:p text:style-name="P4">
国家元首在[电报]中报告了这一点(https://t.me/V_Zelenskiy_official/6408)，报道乌克林福姆。</text:p>
      <text:p text:style-name="P4">
“他正在与荷兰总理马克·鲁特(Mark Rutte)交谈。 报道了俄罗斯火箭恐怖侵略者对乌克兰的侵略。 他们谈到了恋爱联盟，涉及加强我们的防空。 我感谢包括安全在内的荷兰的领导支持。 我坚信它将继续进入。” Zelensky说。</text:p>
      <text:p text:style-name="P4">
<text:span text:style-name="T4">
另请阅读：</text:span>
 <text:span text:style-name="T4">
 <text:a xlink:type="simple" xlink:href="https://www.ukrinform.ua/rubric-polytics/3715762-zelenskij-zvernuvsa-do-amerikanciv-u-den-pamati.html" text:style-name="Internet_20_link" text:visited-style-name="Visited_20_Internet_20_Link">
Zelensky在记忆日转向美国人</text:a>
</text:span>
</text:p>
      <text:p text:style-name="P4">
据报道，<text:span text:style-name="T5">
 <text:span text:style-name="T4">
 <text:a xlink:type="simple" xlink:href="https://www.ukrinform.ua/rubric-ato/3714700-niderlandi-serjozno-rozgladaut-mozlivist-nadanna-f16-ukraini-rutte.html" text:style-name="Internet_20_link" text:visited-style-name="Visited_20_Internet_20_Link">
荷兰认真考虑授予乌克兰战士F-16的可能性</text:a>
</text:span>
 </text:span>
，但尚未做出最终决定。</text:p>
      <text:p text:style-name="P4">
<text:span text:style-name="T5">
foto：Volodymyr Zelenskyy，Telegram</text:span>
</text:p>
      <text:p text:style-name="P4">
News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在土耳其，叙利亚政权谴责了一艘渔船</text:span>
</text:h>
      <text:p text:style-name="P4">
作者: Ukrinform (Person)</text:p>
      <text:p text:style-name="P4">
出版商: Укринформ (Organization)</text:p>
      <text:p text:style-name="P4">
出版时间: 2023-05-29T22:37:00+03:00</text:p>
      <text:p text:style-name="P4">
修改时间: 2023-05-29T22:37:00+03:00</text:p>
      <text:p text:style-name="P4">
描述: 土耳其谴责土耳其渔船国际水域中的炮击，以确保叙利亚的安全，该安全人员受到两名渔民的伤害，船受到了损坏。  - 乌克林。</text:p>
      <text:p text:style-name="P4">
图片: ['<text:a xlink:type="simple" xlink:href="https://static.ukrinform.com/photos/2017_03/thumb_files/630_360_1489304562-3261.jpg" text:style-name="Internet_20_link" text:visited-style-name="Visited_20_Internet_20_Link">
630_360_14893...</text:a>
']</text:p>
      <text:p text:style-name="P4">
标签: ['Обстріл', 'Сирія', 'Туреччина', 'Човен']</text:p>
      <text:p text:style-name="P4">
类型: Article</text:p>
      <!--METADATA-->
      <text:p text:style-name="P4">
<draw:frame draw:style-name="fr1" draw:name="Image223" text:anchor-type="as-char" svg:width="6.9236in" svg:height="3.956343in" draw:z-index="0">
<draw:image xlink:href="../Images/yкринформ/2023-05-29T22-37-00-03-00/630_360_1489304562-3261.jpg" xlink:type="simple" xlink:show="embed" xlink:actuate="onLoad" draw:mime-type="image/jpeg"/>
</draw:frame>
土耳其已被两名渔民受伤的土耳其渔船的国际水域开火，该船受到了损坏。</text:p>
      <text:p text:style-name="P4">
乌克林福姆报道，土耳其土耳其外交部发言人的一份声明在一份声明中指出。</text:p>
      <text:p text:style-name="P4">
“我们谴责土耳其渔船“ Mahmutcan-1”的炮击，该船只从Adan Karatash港口，两艘船只。(5月28日)结果，船上有两名土耳其渔民和物质破坏。”声明在声明中说。</text:p>
      <text:p text:style-name="P4">
<text:span text:style-name="T4">
另请阅读：</text:span>
 <text:span text:style-name="T4">
 [以色列在军事物体上造成了空袭(https://www.ukrinform.ua/rubric-world/3715386-izrail-zavdav-aviaudariv-po-vijskovih-obektah-bila-stolici-sirii.html)</text:span>
</text:p>
      <text:p text:style-name="P4">
土耳其外交部还警告说，他们将密切监视国际水域中发生的事件的汇编的发展，并接受了萨曼达格检察官办公室的调查。</text:p>
      <text:p text:style-name="P4">
据乌克林福姆报道，今年1月，_ <text:span text:style-name="T4">
的旗帜下的“图兹拉”船<text:a xlink:type="simple" xlink:href="https://www.ukrinform.ua/rubric-ato/3659291-vid-rosijskogo-obstrilu-u-portu-hersona-zagorilosa-turecke-sudno-zmi.html" text:style-name="Internet_20_link" text:visited-style-name="Visited_20_Internet_20_Link">
由俄罗斯军队发射</text:a>
</text:span>
 _在Kherson港口。</text:p>
      <text:p text:style-name="P4">
News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世界上没有其他人比乌克兰人更有效地使用武器对邪恶-Zelensky</text:span>
</text:h>
      <text:p text:style-name="P4">
作者: Ukrinform (Person)</text:p>
      <text:p text:style-name="P4">
出版商: Укринформ (Organization)</text:p>
      <text:p text:style-name="P4">
出版时间: 2023-05-29T22:49:00+03:00</text:p>
      <text:p text:style-name="P4">
修改时间: 2023-05-29T22:49:00+03:00</text:p>
      <text:p text:style-name="P4">
描述: 沃迪米尔·泽伦斯基（Volodymyr Zelensky）总统宣布准备加强乌克兰保护的步骤，并确保别无选择，可以完全解放乌克兰土地。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Ракета', 'Зеленський', 'Війна з Росією']</text:p>
      <text:p text:style-name="P4">
类型: Article</text:p>
      <!--METADATA-->
      <text:p text:style-name="P4">
<draw:frame draw:style-name="fr1" draw:name="Image224" text:anchor-type="as-char" svg:width="6.9236in" svg:height="3.956343in" draw:z-index="0">
<draw:image xlink:href="../Images/yкринформ/2023-05-29T22-49-00-03-00/630_360_1685119271-129.jpeg" xlink:type="simple" xlink:show="embed" xlink:actuate="onLoad" draw:mime-type="image/jpeg"/>
</draw:frame>
总统洛奇·泽伦斯基(Lodge Zelensky)宣布准备加强乌克兰保护的步骤，并确保没有，并且将无法替代充分解放乌克兰土地。</text:p>
      <text:p text:style-name="P4">
他在[晚上视频]中指出了这一点(https://t.me/V_Zelenskiy_official/6407)，报道乌克林福姆。</text:p>
      <text:p text:style-name="P4">
“我们正在与合作伙伴一起准备新的步骤，以加强我们的保护。 以及其他主动动作。 完全解放了我们的土地。 Zelensky说：“将无法完全保护我们的价值。”</text:p>
      <text:p text:style-name="P4">
总统感谢所有了解尊重人类生命，人类自由和国际法的合作伙伴 - 这些价值观对于任何妥协都是不可能的。</text:p>
      <text:p text:style-name="P4">
<text:span text:style-name="T4">
另请阅读：</text:span>
 <text:a xlink:type="simple" xlink:href="https://www.ukrinform.ua/rubric-ato/3715797-zelenskij-obgovoriv-z-premerom-niderlandiv-posilenna-ppo-i-stvorenna-aviakoalicii.html" text:style-name="Internet_20_link" text:visited-style-name="Visited_20_Internet_20_Link">
<text:span text:style-name="T4">
 Zelensk </text:span>
 d与荷兰总理防空和航空公司的创建讨论</text:a>
同时，他说，在最后一天，只有几次俄罗斯恐怖袭击发生了一天，当时敌人使用了由安全气囊控制的Shakhda，有翼和洗礼导弹。</text:p>
      <text:p text:style-name="P4">
国家元首感谢乌克兰防空，所有的防守者和天空的捍卫者，因为直到今天才挽救了至少一百个生命，而大多数“ shahmed”和火箭都被击落了。</text:p>
      <text:p text:style-name="P4">
同时，他强调，每一次这种恐怖袭击都将乌克兰人带回了世界明显的结论：俄罗斯想走到邪恶的尽头，也就是说，因为没有邪恶，也没有邪恶除病变以外的其他末端，世界必须看到恐怖失败。</text:p>
      <text:p text:style-name="P4">
<text:span text:style-name="T4">
另请阅读：</text:span>
 <text:a xlink:type="simple" xlink:href="https://www.ukrinform.ua/rubric-ato/3715793-zelenskij-pro-raketni-udari-rf-svit-povinen-baciti-so-teror-prograe.html" text:style-name="Internet_20_link" text:visited-style-name="Visited_20_Internet_20_Link">
<text:span text:style-name="T4">
 Zelens </text:span>
俄罗斯联邦的火箭笔触：世界应该看到恐怖失败</text:a>
“我们的成功，加油，我们的成功，压力，也将使俄罗斯赋予俄罗斯的一切邪恶表现。 我们将摧毁这个邪恶。 没有其他人的Svita比乌克兰人更有效地使用针对邪恶的武器，”  -  Thezelensky说。</text:p>
      <text:p text:style-name="P4">
据报道，在5月29日的每日袭击中，俄罗斯人<text:a xlink:type="simple" xlink:href="https://www.ukrinform.ua/rubric-ato/3715591-vorog-vipustiv-po-kiivsini-11-balisticnih-i-krilatih-raket-iskander-ppo-znisila-vsi-cili.html" text:style-name="Internet_20_link" text:visited-style-name="Visited_20_Internet_20_Link">
释放了Livivshchyna 11弹道和有翼的导弹“ Iskander”</text:a>
，防空军摧毁了所有目标。在5月，俄罗斯人已经对基辅进行了16次强烈的火箭袭击。</text:p>
      <text:p text:style-name="P4">
News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青年世界杯2023足球：四分之一决赛选手将在6月2日之前确定</text:span>
</text:h>
      <text:p text:style-name="P4">
作者: Ukrinform (Person)</text:p>
      <text:p text:style-name="P4">
出版商: Укринформ (Organization)</text:p>
      <text:p text:style-name="P4">
出版时间: 2023-05-29T22:56:00+03:00</text:p>
      <text:p text:style-name="P4">
修改时间: 2023-05-29T22:56:00+03:00</text:p>
      <text:p text:style-name="P4">
描述: 2023年青年世界杯足球：四分之一决赛选手将于5月30日确定。</text:p>
      <text:p text:style-name="P4">
图片: ['<text:a xlink:type="simple" xlink:href="https://static.ukrinform.com/photos/2023_05/thumb_files/630_360_1685389002-422.jpeg" text:style-name="Internet_20_link" text:visited-style-name="Visited_20_Internet_20_Link">
630_360_16853...</text:a>
']</text:p>
      <text:p text:style-name="P4">
标签: ['Чемпіонат світу', 'Футбол', 'Молодь']</text:p>
      <text:p text:style-name="P4">
类型: Article</text:p>
      <!--METADATA-->
      <text:p text:style-name="P4">
<draw:frame draw:style-name="fr1" draw:name="Image225" text:anchor-type="as-char" svg:width="6.9236in" svg:height="3.956343in" draw:z-index="0">
<draw:image xlink:href="../Images/yкринформ/2023-05-29T22-56-00-03-00/630_360_1685389002-422.jpeg" xlink:type="simple" xlink:show="embed" xlink:actuate="onLoad" draw:mime-type="image/jpeg"/>
</draw:frame>
青年世界杯2023足球：四分之一决赛选手将于5月30日确定</text:p>
      <text:p text:style-name="P4">
在阿根廷，再次再次(20岁以下的球员).</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回想一下，现任世界青年冠军的冠军是乌克兰国家队，该队在2019年在波兰赢得了冠军。</text:p>
      <text:p text:style-name="P4">
2021足球世界杯(U20)大流行没有进行。</text:p>
      <text:p text:style-name="P4">
照片：乌克兰的Getty Images/Global Images。</text:p>
      <text:p text:style-name="P4">
News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罗特：帮助乌克兰捍卫不是一个选择，应该做到这一点</text:span>
</text:h>
      <text:p text:style-name="P4">
作者: Ukrinform (Person)</text:p>
      <text:p text:style-name="P4">
出版商: Укринформ (Organization)</text:p>
      <text:p text:style-name="P4">
出版时间: 2023-05-29T23:09:00+03:00</text:p>
      <text:p text:style-name="P4">
修改时间: 2023-05-29T23:09:00+03:00</text:p>
      <text:p text:style-name="P4">
描述: 荷兰在各种可能的方式支持乌克兰； 从加强防空系统到F-16飞行员培训的早期开始。  - 乌克林。</text:p>
      <text:p text:style-name="P4">
图片: ['<text:a xlink:type="simple" xlink:href="https://static.ukrinform.com/photos/2023_05/thumb_files/630_360_1683203216-386.jpeg" text:style-name="Internet_20_link" text:visited-style-name="Visited_20_Internet_20_Link">
630_360_16832...</text:a>
']</text:p>
      <text:p text:style-name="P4">
标签: ['Літак', 'Нідерланди', 'Рютте', 'Герой України', 'Війна з Росією', 'F-16']</text:p>
      <text:p text:style-name="P4">
类型: Article</text:p>
      <!--METADATA-->
      <text:p text:style-name="P4">
<draw:frame draw:style-name="fr1" draw:name="Image226" text:anchor-type="as-char" svg:width="6.9236in" svg:height="3.956343in" draw:z-index="0">
<draw:image xlink:href="../Images/yкринформ/2023-05-29T23-09-00-03-00/630_360_1683203216-386.jpeg" xlink:type="simple" xlink:show="embed" xlink:actuate="onLoad" draw:mime-type="image/jpeg"/>
</draw:frame>
荷兰在各种可能的方式支持乌克兰； 从增强系统防御到F-16飞行员训练的早期开始。</text:p>
      <text:p text:style-name="P4">
荷兰总理马克·鲁特(Mark Rutte)在<text:a xlink:type="simple" xlink:href="https://twitter.com/MinPres/status/1663251995350663168" text:style-name="Internet_20_link" text:visited-style-name="Visited_20_Internet_20_Link">
Twitter</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Допомагати Україні захищатися – це невибір, це потрібно робити. Нідерланди будуть продовжувати підтримувати Українустільки, скільки буде потрібно. Допомога Україні також буде ключовим пунктомпорядку денного саміту Європейського політичного співтовариства в Кишиневі учетвер”, - йдеться у повідомленні.</text:p>
      <text:p text:style-name="Quotations">

<text:p text:style-name="P4">
Kyiv is opnieuw het doelwit geweest van barbaarse luchtaanvallen, gelukkig&gt;
 met beperkt effect dankzij de Patriot-luchtverdedigingssystemen. Ik sprak&gt;
 zojuist met <text:a xlink:type="simple" xlink:href="https://twitter.com/ZelenskyyUa" text:style-name="Internet_20_link" text:visited-style-name="Visited_20_Internet_20_Link">
 @ZelenskyyUA&gt;
 </text:a>
并重复说&gt;
荷兰致力于以各种可能的方式支持乌克兰； Van&gt;
 IT ... &gt;
&gt;
  -  Mark Rutte(@minpres)<text:a xlink:type="simple" xlink:href="https://twitter.com/MinPres/status/1663251995350663168" text:style-name="Internet_20_link" text:visited-style-name="Visited_20_Internet_20_Link">
5月29日，2023年&gt;
</text:a>
正如乌克林福姆(Ukrinform)所报道的那样，荷兰研究政府并与盟友讨论了在训练飞行员后将F-16飞机转移到乌克兰的可能性。</text:p>

</text:p>
      <text:p text:style-name="P4">
<text:span text:style-name="T4">
另请阅读：</text:span>
 <text:span text:style-name="T4">
 <text:a xlink:type="simple" xlink:href="https://www.ukrinform.ua/rubric-ato/3715342-hoca-b-34-eskadrili-f16-nacalnik-aviacii-rozpoviv-ak-ukraina-moze-otrimati-perevagu-u-povitri.html" text:style-name="Internet_20_link" text:visited-style-name="Visited_20_Internet_20_Link">
至少3-4 F-16中队：航空公司负责人告诉乌克兰如何在空中获得优势</text:a>
</text:span>
</text:p>
      <text:p text:style-name="P4">
荷兰有42名F-16战斗机正在使用，其中24架被使用，直到2024年中期才能发送到乌克兰。 在其余的18条腿中，有10个将出售给Draken International，但在2022年，政府推迟了本协议的实施而没有解释原因，指的是商业机密性。</text:p>
      <text:p text:style-name="P4">
该出版物指出，乌克兰可能会在2024年在培训时间表中撤销了陆军Neserland目前使用的24架飞机中的一些F-16或一些飞机。丹麦和荷兰将领导联盟在F-16中准备乌克兰飞行员。与美国合作，这些国家将开始开发一个教育篮子，以复杂的乌克兰飞行员准备。 还提出了挪威，比利时，葡萄牙和波兰。</text:p>
      <text:p text:style-name="P4">
News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摩尔多瓦的法院在亲俄罗斯政党“岸”的副人的屋子下离开</text:span>
</text:h>
      <text:p text:style-name="P4">
作者: Ukrinform (Person)</text:p>
      <text:p text:style-name="P4">
出版商: Укринформ (Organization)</text:p>
      <text:p text:style-name="P4">
出版时间: 2023-05-29T23:27:00+03:00</text:p>
      <text:p text:style-name="P4">
修改时间: 2023-05-29T23:27:00+03:00</text:p>
      <text:p text:style-name="P4">
描述: Chisinau上诉会议厅离开了 - 俄罗斯政党玛丽娜·陶伯（Marina Tauber）的副负责人，拒绝了她的律师。  - 乌克林。</text:p>
      <text:p text:style-name="P4">
图片: ['<text:a xlink:type="simple" xlink:href="https://static.ukrinform.com/photos/2017_02/thumb_files/630_360_1488208211-6797.jpg" text:style-name="Internet_20_link" text:visited-style-name="Visited_20_Internet_20_Link">
630_360_14882...</text:a>
']</text:p>
      <text:p text:style-name="P4">
标签: ['Домашній арешт', 'Молдова', 'Суд', 'Росія', 'Партія']</text:p>
      <text:p text:style-name="P4">
类型: Article</text:p>
      <!--METADATA-->
      <text:p text:style-name="P4">
<draw:frame draw:style-name="fr1" draw:name="Image227" text:anchor-type="as-char" svg:width="6.9236in" svg:height="3.956343in" draw:z-index="0">
<draw:image xlink:href="../Images/yкринформ/2023-05-29T23-27-00-03-00/630_360_1488208211-6797.jpg" xlink:type="simple" xlink:show="embed" xlink:actuate="onLoad" draw:mime-type="image/jpeg"/>
</draw:frame>
Chisinau上诉会议厅留下了玛丽娜·陶伯(Marina Tauber)的副副党，拒绝了律师的要求。</text:p>
      <text:p text:style-name="P4">
关于它报告<text:a xlink:type="simple" xlink:href="https://newsmaker.md/rus/novosti/tauber-ostavili-pod-domashnim-arestom-sud-otklonil-zapros-ee-advokatov/" text:style-name="Internet_20_link" text:visited-style-name="Visited_20_Internet_20_Link">
新闻记者</text:a>
，报道乌克林福姆。</text:p>
      <text:p text:style-name="P4">
陶伯(Tauber)被指控犯下三项犯罪。 特别是，这是在2021年Meramist Beltsi选举中为竞选活动提供资金的专业帐户。 此外，陶伯(Tauber)被指控由市长故意接受犯罪参考的资金。</text:p>
      <text:p text:style-name="P4">
第三起起诉是由于陶伯尔允许陶伯尔允许共享政党的非法融资组织一个犯罪集团，特别是从20122年7月13日至2023年5月1日。</text:p>
      <text:p text:style-name="P4">
她本人不认识到内gui，并考虑正在发生的事情，对反对派的政治预测。</text:p>
      <text:p text:style-name="P4">
<text:span text:style-name="T5">
</text:span>
</text:p>
      <text:p text:style-name="P4">
<text:span text:style-name="T5">
foto：newmaker</text:span>
</text:p>
      <text:p text:style-name="P4">
5月1日，陶伯(Tauber)试图飞往达兹雷尔(Daizrael)时被拘留在机场。</text:p>
      <text:p text:style-name="P4">
在此之前，4月28日，检察官因更改议会事件的代表而被送往法院，4月29日，她的律师要求推迟考虑此请求的日期，以使Tauber可以飞往以色列。</text:p>
      <text:p text:style-name="P4">
代理人目前正在逮捕房屋。</text:p>
      <text:p text:style-name="P4">
<text:span text:style-name="T4">
另请阅读：</text:span>
 <text:span text:style-name="T4">
 [在摩尔多瓦(Moldova(https://www.ukrinform.ua/rubric-world/3703021-u-moldovi-zatrimali-vicegolovu-prorosijskoi-partii-sor-tauber.html)</text:span>
</text:p>
      <text:p text:style-name="P4">
5月26日，摩尔多瓦议会投票决定剥夺陶伯副手的细分，以便将其案件提交法庭。</text:p>
      <text:p text:style-name="P4">
正如乌克林福姆报道的那样，4月13日，Chisinau上诉会议厅_ <text:span text:style-name="T4">
 [PinileDaleputat-Figitive，党的“ Shore” Ilana Shore的负责人，最高15年。(https://www.ukrinform.ua/rubric-world/3695626-u-moldovi-zasudili-do-15-rokiv-vaznici-lidera-prorosijskoi-partii-sor.html)</text:span>
 _与没收的50亿雷(超过2.7亿美元).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2022年10月26日，美国财政部宣布对摩尔多瓦的9人和12个组织进行制裁，这些组织被认为是“克里姆林宫恶意影响的永久性运动”，并参与了系统性腐败。共和国。 尤其是摩尔多瓦·奥格里格(Moldovan Ogligaghs)弗拉基米尔·普拉霍特(Vladimir Plahotniuk)和伊兰海岸(Ilan Shore)受到制裁。</text:p>
      <text:p text:style-name="P4">
亲俄罗斯政党“海岸”的代表反复组织了摩尔多瓦的反对派，以破坏该国的局势。</text:p>
      <text:p text:style-name="P4">
News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科索沃的冲突：北约巡逻代表受伤</text:span>
</text:h>
      <text:p text:style-name="P4">
作者: Ukrinform (Person)</text:p>
      <text:p text:style-name="P4">
出版商: Укринформ (Organization)</text:p>
      <text:p text:style-name="P4">
出版时间: 2023-05-29T23:42:00+03:00</text:p>
      <text:p text:style-name="P4">
修改时间: 2023-05-29T23:42:00+03:00</text:p>
      <text:p text:style-name="P4">
描述: 该联盟的官方代表说，北大西洋联盟“强烈谴责”科索沃北部北约（KFOR）领导下对北约部队的不可控制的袭击，这导致两人受伤。  - 乌克林。</text:p>
      <text:p text:style-name="P4">
图片: ['<text:a xlink:type="simple" xlink:href="https://static.ukrinform.com/photos/2018_12/thumb_files/630_360_1544017900-946.jpg" text:style-name="Internet_20_link" text:visited-style-name="Visited_20_Internet_20_Link">
630_360_15440...</text:a>
']</text:p>
      <text:p text:style-name="P4">
标签: ['Косово', 'НАТО', 'Поранені', 'Сербія', 'Сутички']</text:p>
      <text:p text:style-name="P4">
类型: Article</text:p>
      <!--METADATA-->
      <text:p text:style-name="P4">
<draw:frame draw:style-name="fr1" draw:name="Image229" text:anchor-type="as-char" svg:width="6.9236in" svg:height="3.976916in" draw:z-index="0">
<draw:image xlink:href="../Images/yкринформ/2023-05-29T23-42-00-03-00/630_360_1544017900-946.jpg" xlink:type="simple" xlink:show="embed" xlink:actuate="onLoad" draw:mime-type="image/jpeg"/>
</draw:frame>
北大西洋联盟“强烈谴责”北约领导人在北约领导下对北约部队的不可控制的攻击(kph)根据联盟官方代表的声明，在科索沃的北部，两人受伤。</text:p>
      <text:p text:style-name="P4">
这是乌克林福姆(Ukrinform)报道的<text:a xlink:type="simple" xlink:href="https://www.radiosvoboda.org/a/news-kosovo-serby-sutychky-nato-poraneni/32434099.html" text:style-name="Internet_20_link" text:visited-style-name="Visited_20_Internet_20_Link">
Radio Liberty。</text:a>
“这样的攻击绝对是不可接受的。 暴力必须立即停止。 我们将所有各方描述，以避免行动被中风推动，并进行对话。”北约指出。</text:p>
      <text:p text:style-name="P4">
<text:span text:style-name="T4">
另请阅读：</text:span>
 <text:span text:style-name="T4">
 [在北约被称为科索沃的权力，即(https://www.ukrinform.ua/rubric-world/3714947-u-nato-zaklikali-vladu-kosova-do-negajnoi-deeskalacii-naprugi.html)</text:span>
</text:p>
      <text:p text:style-name="P4">
他们说，科索沃的国际维持和平部队“将采取全面的行动来维持安全和和平的环境。”</text:p>
      <text:p text:style-name="P4">
该联盟补充说：“他们将继续按照其授权按照1999年联合国安理会的1244年任务来公正地运作。”</text:p>
      <text:p text:style-name="P4">
<text:span text:style-name="T4">
另请阅读：</text:span>
 <text:span text:style-name="T4">
 <text:a xlink:type="simple" xlink:href="https://www.ukrinform.ua/rubric-world/3715375-stoltenberg-zaklikav-kosovo-poslabiti-napruzenist-u-vidnosinah-z-serbieu.html" text:style-name="Internet_20_link" text:visited-style-name="Visited_20_Internet_20_Link">
斯托尔滕贝格敦促科索沃削弱塞尔维亚的紧张局势</text:a>
</text:span>
</text:p>
      <text:p text:style-name="P4">
早期的美联社<text:a xlink:type="simple" xlink:href="https://apnews.com/article/kosovo-serbia-tension-eu-us-cf2637072cd88f3bcf0d902236d3631b" text:style-name="Internet_20_link" text:visited-style-name="Visited_20_Internet_20_Link">
报告</text:a>
科索沃族裔塞族人试图占领其中一个市政当局的办公室时与KFOR和平部队的部队相撞。阿尔巴尼亚人上周成为市长，这引起了乌里吉昂的抗议和碰撞。</text:p>
      <text:p text:style-name="P4">
<text:span text:style-name="T4">
另请阅读：</text:span>
 <text:span text:style-name="T4">
 <text:a xlink:type="simple" xlink:href="https://www.ukrinform.ua/rubric-world/3715764-na-pivnoci-kosova-vnaslidok-suticok-poraneni-dvoh-serbiv.html" text:style-name="Internet_20_link" text:visited-style-name="Visited_20_Internet_20_Link">
由于破坏了两人的冲突，在科索沃北部</text:a>
</text:span>
</text:p>
      <text:p text:style-name="P4">
据报道，两天前在科索沃，当地警察与参与者之间发生了冲突，抗议抗议塞尔维亚人口居住区的市长的行动，以抗议市长的到来。</text:p>
      <text:p text:style-name="P4">
构成北部地区大多数人口的塞族人<text:span text:style-name="T4">
 <text:a xlink:type="simple" xlink:href="https://www.ukrinform.ua/tag-kosovo" text:style-name="Internet_20_link" text:visited-style-name="Visited_20_Internet_20_Link">
科索沃</text:a>
</text:span>
，他们不认识到IV地区的独立性仍然认为贝尔格莱德是他们的资本。</text:p>
      <text:p text:style-name="P4">
阿尔巴尼亚人占整个科索沃人口的90％以上。塞尔维亚人拒绝参加4月的地方选举，而阿尔本候选人以3.5％的投票率赢得了所有四个城市。</text:p>
      <text:p text:style-name="P4">
在贝尔格莱德的支持下，当地的塞族人说，他们不承认市长，因为他们没有代表他们。</text:p>
      <text:p text:style-name="P4">
News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入侵者再次在苏米地区死亡：农业企业的损坏的组成</text:span>
</text:h>
      <text:p text:style-name="P4">
作者: Ukrinform (Person)</text:p>
      <text:p text:style-name="P4">
出版商: Укринформ (Organization)</text:p>
      <text:p text:style-name="P4">
出版时间: 2023-05-29T23:55:00+03:00</text:p>
      <text:p text:style-name="P4">
修改时间: 2023-05-29T23:55:00+03:00</text:p>
      <text:p text:style-name="P4">
描述: 在5月29日星期一，使用各种武器在该地区被击败了10次。  - 乌克林。</text:p>
      <text:p text:style-name="P4">
图片: ['<text:a xlink:type="simple" xlink:href="https://static.ukrinform.com/photos/2022_10/thumb_files/630_360_1664845105-119.jpg" text:style-name="Internet_20_link" text:visited-style-name="Visited_20_Internet_20_Link">
630_360_16648...</text:a>
']</text:p>
      <text:p text:style-name="P4">
标签: ['Обстріл', 'Сумщина', 'Агресія РФ', 'Війна з Росією']</text:p>
      <text:p text:style-name="P4">
类型: Article</text:p>
      <!--METADATA-->
      <text:p text:style-name="P4">
<draw:frame draw:style-name="fr1" draw:name="Image230" text:anchor-type="as-char" svg:width="6.9236in" svg:height="3.956343in" draw:z-index="0">
<draw:image xlink:href="../Images/yкринформ/2023-05-29T23-55-00-03-00/630_360_1664845105-119.jpg" xlink:type="simple" xlink:show="embed" xlink:actuate="onLoad" draw:mime-type="image/jpeg"/>
</draw:frame>
5月29日，入侵者于5月29日在该地区击败了10次。</text:p>
      <text:p text:style-name="P4">
关于它的报道，乌克林福姆参考了苏米地区军事管理。</text:p>
      <text:p text:style-name="P4">
“白天，俄罗斯人进行了10次炮击。记录了48次爆炸，”这将是摘要。</text:p>
      <text:p text:style-name="P4">
<text:span text:style-name="T4">
另请阅读：</text:span>
 <text:span text:style-name="T4">
 <text:a xlink:type="simple" xlink:href="https://www.ukrinform.ua/rubric-ato/3715330-vijska-rf-obstrilali-kupanskij-rajon-harkivsini-e-poranena.html" text:style-name="Internet_20_link" text:visited-style-name="Visited_20_Internet_20_Link">
俄罗斯军队在埃波拉纳纳(Eporanena)哈尔基夫地区的库平地区开火</text:a>
</text:span>
</text:p>
      <text:p text:style-name="P4">
Velikopisarevskaya，Esman，Shalyginsk，Krasnopil，Belopolsk社区今天受到了抨击。</text:p>
      <text:p text:style-name="P4">
<text:span text:style-name="T4">
另请阅读：</text:span>
 <text:span text:style-name="T4">
 <text:a xlink:type="simple" xlink:href="https://www.ukrinform.ua/rubric-ato/3715458-armia-rf-trici-obstrilala-prikordonna-sumsini.html" text:style-name="Internet_20_link" text:visited-style-name="Visited_20_Internet_20_Link">
俄罗斯联邦军队向苏米地区的五个社区开火，饮食</text:a>
</text:span>
</text:p>
      <text:p text:style-name="P4">
正如乌克林福姆(Ukrinform(https://www.ukrinform.ua/rubric-ato/3715348-vijska-rf-za-den-obstrilali-devat-gromad-sumsini-ova.html)** _，使用航空，迫击炮和炮兵。</text:p>
      <text:p text:style-name="P4">
News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重返社会部报告了乌克兰人在波兰获得免费法律援助的地方</text:span>
</text:h>
      <text:p text:style-name="P4">
作者: ['АРМІЯINFORM']</text:p>
      <text:p text:style-name="P4">
时间: 2023-05-29T32:00:00-04:00</text:p>
      <text:p text:style-name="P4">
描述: 乌克兰的Shukachi Prithelok与波兰Vidpovly，《国家法律》，《与乌克兰2022年的战争》，与乌克兰与乌克兰的战争，今天上次与乌克兰2022年的新闻战争，乌克兰和俄罗斯之间以及俄罗斯之间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2-1-642x336-1.jpg" text:style-name="Internet_20_link" text:visited-style-name="Visited_20_Internet_20_Link">
2-1-642x336-1.jpg</text:a>
']</text:p>
      <text:p text:style-name="P4">
标签: ['ДОПОМОГА ВПО', 'МІНРЕІНТЕГРАЦІЇ']</text:p>
      <text:p text:style-name="P4">
类别: News</text:p>
      <!--METADATA-->
      <text:p text:style-name="P4">
<draw:frame draw:style-name="fr1" draw:name="Image231" text:anchor-type="as-char" svg:width="6.9236in" svg:height="3.623566in" draw:z-index="0">
<draw:image xlink:href="../Images/AРМІЯINFORM/2023-05-29T32-00-00-04-00/2-1-642x336-1.jpg" xlink:type="simple" xlink:show="embed" xlink:actuate="onLoad" draw:mime-type="image/jpeg"/>
</draw:frame>
乌克兰在波兰寻求庇护的人根据该国的法律提供免费的法律援助。</text:p>
      <text:p text:style-name="P4">
关于它<text:a xlink:type="simple" xlink:href="https://www.kmu.gov.ua/news/minreintehratsii-povidomylo-de-ukraintsiam-otrymaty-bezkoshtovnu-iurydychnu-dopomohu-u-polshchi" text:style-name="Internet_20_link" text:visited-style-name="Visited_20_Internet_20_Link">
报告</text:a>
政府门户。</text:p>
      <text:p text:style-name="P4">
您可以在以下组织中获得此帮助：</text:p>
      <text:p text:style-name="P4">
1 \。 法律援助协调中心。 该中心向人们提供免费的法律援助，被迫离开其国家并在战争和迫害的波兰人寻求保护。</text:p>
      <text:p text:style-name="P4">
<text:span text:style-name="T5">
adress：ul。 Towarova 25a，00-869 Warszawa.</text:span>
</text:p>
      <text:p text:style-name="P4">
2 \。 波兰司法部下的司法基金。 为犯罪，证人及其亲戚的受害者提供紧急标签，包括在乌克兰的武装侵略。</text:p>
      <text:p text:style-name="P4">
<text:span text:style-name="T5">
adress：al。 Ujazdowskie 11，00-567 Warszawa.</text:span>
</text:p>
      <text:p text:style-name="P4">
3 \。 寻求庇护者的援助点。 这里提供免费的法律，心理和医疗援助。 可在链接搜索工程上可用，选择最接近您的项目。</text:p>
      <text:p text:style-name="P4">
4 \。 乌克兰的律师。 Facebook集团汇集了将提供法律援助的乌克兰公民，波兰律师准备免费提供。</text:p>
      <text:p text:style-name="P4">
5 \。 来自乌克兰的寻求庇护者的法定门户。 在这里，乌克兰人可以收到有关最常见问题的信息：越境，住宿合法化，有关乌克兰人的立法变更以及他们在波兰的干预。</text:p>
      <text:p text:style-name="P4">
目前，波兰有1,500多个法律援助点。 波兰的公民和居住在乌克兰领土的外国人都可以申请。 您可以在[链接]的正确位置选择该项目(https://zapisy-np.ms.gov.pl/ua).</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NEWS-->
      <text:h text:style-name="P10" text:outline-level="1">
<text:span text:style-name="T4">
协调总部讲述了可能对战俘交流囚犯的行动</text:span>
</text:h>
      <text:p text:style-name="P4">
作者: ['АРМІЯINFORM']</text:p>
      <text:p text:style-name="P4">
时间: 2023-05-29T33:00:00-04:00</text:p>
      <text:p text:style-name="P4">
描述: 在Vissysovo Polisholi的祖国的协调总部，可以完成Yaki ...与乌克兰2022的战争，与乌克兰的战争是今天的最新消息，这是与乌克兰2022的新闻战争，将是今天的最后一场，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hoto_6025016737881239606_w-e1685294764100.jpg" text:style-name="Internet_20_link" text:visited-style-name="Visited_20_Internet_20_Link">
photo_6025016737881239606_w-e1685294764100.jpg</text:a>
']</text:p>
      <text:p text:style-name="P4">
标签: ['ВІЙНА', 'КООРДИНАЦІЙНИЙ ШТАБ З ПИТАНЬ ПОВОДЖЕННЯ З ВІЙСЬКОВОПОЛОНЕНИМИ']</text:p>
      <text:p text:style-name="P4">
类别: News</text:p>
      <!--METADATA-->
      <text:p text:style-name="P4">
<draw:frame draw:style-name="fr1" draw:name="Image232" text:anchor-type="as-char" svg:width="6.9236in" svg:height="5.436652in" draw:z-index="0">
<draw:image xlink:href="../Images/AРМІЯINFORM/2023-05-29T33-00-00-04-00/photo_6025016737881239606_w-e1685294764100.jpg" xlink:type="simple" xlink:show="embed" xlink:actuate="onLoad" draw:mime-type="image/jpeg"/>
</draw:frame>
战俘的协调总部报告了一系列行动清单，可能会对交换过程产生不利影响。</text:p>
      <text:p text:style-name="P4">
关于它<text:a xlink:type="simple" xlink:href="https://t.me/Koord_shtab/1145" text:style-name="Internet_20_link" text:visited-style-name="Visited_20_Internet_20_Link">
一个正在说话</text:a>
在Zhytomyr的囚犯家人和失踪人员的协调总部会议期间。</text:p>
      <text:p text:style-name="P4">
特别是，他们谈到了我们捍卫者对捍卫者的个人数据的传播。 协调总部敦促不要向局外人发布和传播此类信息。 塔玛氨基酸酯的骗子可以使用它，并干扰交换过程。</text:p>
      <text:p text:style-name="P4">
会议上宣布的主题之一是在国家信息局登记册中确认捍卫者的囚禁。</text:p>
      <text:p text:style-name="P4">
员工代表指出，只有红十字国际委员会才能正式确认被囚禁。 辩护人的移民证明了所有其他证据，应在随后的解雇工作中登记并考虑到。</text:p>
      <text:p text:style-name="P4">
News Source: <text:a xlink:type="simple" xlink:href="https://armyinform.com.ua/2023/05/29/u-koordynaczijnomu-shtabi-rozpovily-pro-diyi-yaki-mozhut-negatyvno-vplyvaty-na-proczes-obminu-vijskovopolonenyh/" text:style-name="Internet_20_link" text:visited-style-name="Visited_20_Internet_20_Link">
https://armyinform.com.ua/2023/05/29/u-koordynaczijnomu-shtabi-rozpovily-pro-diyi-yaki-mozhut-negatyvno-vplyvaty-na-proczes-obminu-vijskovopolonenyh/</text:a>
</text:p>
      <!--NEWS-->
      <text:h text:style-name="P10" text:outline-level="1">
<text:span text:style-name="T4">
帮助退伍军人适应平民生活</text:span>
</text:h>
      <text:p text:style-name="P4">
作者: ['АРМІЯINFORM']</text:p>
      <text:p text:style-name="P4">
时间: 2023-05-29T34:00:00-04:00</text:p>
      <text:p text:style-name="P4">
描述: 关于电报中的Cenremela minrintegrasica。 PID Medicanes副主席 - 米米斯特拉...与乌克兰2022年的战争，与乌克兰的最新新闻，今天与乌克兰2022年的新闻战争，乌克兰和俄罗斯之间的战争，乌克兰和俄罗斯之间的战争，以及2022年与乌克兰的战争将在2022年与乌克兰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5/ilyustratyvne-foto.webp" text:style-name="Internet_20_link" text:visited-style-name="Visited_20_Internet_20_Link">
ilyustratyvne-foto.webp</text:a>
']</text:p>
      <text:p text:style-name="P4">
标签: ['STOPRUSSIA', 'АГРЕСІЯ РФ', 'АТО/ООС', 'ВЕТЕРАНИ ВІЙНИ', 'ВІЙНА', 'ВТОРГНЕННЯ РФ']</text:p>
      <text:p text:style-name="P4">
类别: News</text:p>
      <!--METADATA-->
      <text:p text:style-name="P4">
<draw:frame draw:style-name="fr1" draw:name="Image233" text:anchor-type="as-char" svg:width="6.9236in" svg:height="3.894525in" draw:z-index="0">
<draw:image xlink:href="../ConvertedIMGs/AРМІЯINFORM/2023-05-29T34-00-00-04-00/ilyustratyvne-foto.png" xlink:type="simple" xlink:show="embed" xlink:actuate="onLoad" draw:mime-type="image/png"/>
</draw:frame>
关于它<text:a xlink:type="simple" xlink:href="https://t.me/minre_ua/3439" text:style-name="Internet_20_link" text:visited-style-name="Visited_20_Internet_20_Link">
报告</text:a>
电报中的重新整合部。</text:p>
      <text:p text:style-name="P4">
在Viceremier的主席Irina Vereshchuk的主席下，举行了一次会议，以在社会保护领域形成和实施国家政策。</text:p>
      <text:p text:style-name="P4">
国防部，国防部，内部事务部，财政部，社会政策部，卫生部，国防部以及总统办公室的代表参加了会议。</text:p>
      <text:p text:style-name="P4">
Irina Vereshchuk着重于对退伍军人和退伍军人社会化的全面方法的问题，并解决了他们的实际需求。</text:p>
      <text:p text:style-name="P4">
会议的参与者表示，有必要简化确认退伍军人身份的程序。 这可以通过主动引入数字工具来完成。 特别是，提议将由于敌对行动而导致的残疾，挫伤或残疾的文件数字化。 这将有助于从国家获得正确的利益。</text:p>
      <text:p text:style-name="P4">
他们还专注于加强由2022年以后因健康原因被解雇的人驱动的人之间的沟通。 特别是，统一国家退伍军人登记册与合格房屋的相关信息系统之间引入了相互作用。</text:p>
      <text:p text:style-name="P4">
此外，他们讨论了该项目的授予参与者身份的程序。 特别是，是关于从2022年2月24日至2022年3月25日的人，按照乌克兰法律“确保英国平民的参与”为与俄罗斯的侵略有关。</text:p>
      <text:p text:style-name="P4">
“我们需要吸引所有必要的资源来社交返回的人。 冒着生命危险的人，他们有健康的人保护乌克兰，应有公平而值得的态度。 作为一个国家，我们必须帮助他们成功适应平民生活，”  - 总结说。</text:p>
      <text:p text:style-name="P4">
News Source: <text:a xlink:type="simple" xlink:href="https://armyinform.com.ua/2023/05/29/dopomogty-veteranam-adaptuvatysya-do-czyvilnogo-zhyttya/" text:style-name="Internet_20_link" text:visited-style-name="Visited_20_Internet_20_Link">
https://armyinform.com.ua/2023/05/29/dopomogty-veteranam-adaptuvatysya-do-czyvilnogo-zhyttya/</text:a>
</text:p>
      <!--NEWS-->
      <text:h text:style-name="P10" text:outline-level="1">
<text:span text:style-name="T4">
欧盟表示，在对基夫和德尼普罗的袭击之后，俄罗斯联邦的领导人将负责</text:span>
</text:h>
      <text:p text:style-name="P4">
作者: ['АРМІЯINFORM']</text:p>
      <text:p text:style-name="P4">
时间: 2023-05-29T35:00:00-04:00</text:p>
      <text:p text:style-name="P4">
描述: 在єvrosoyuz，奥斯塔尼基（Ostanniki）对德尼普鲁（Dnipru）takive iStish的攻击吸引了……与乌克兰2022年的战争，与乌克兰的战争是今天的最新消息，今天与乌克兰2022年的新闻是今天的最后一个消息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5/7eed97f-es-pixabay.jpg" text:style-name="Internet_20_link" text:visited-style-name="Visited_20_Internet_20_Link">
7eed97f-es-pixabay.jpg</text:a>
']</text:p>
      <text:p text:style-name="P4">
标签: ['АТАКА ДРОНІВ', 'ЄВРОСОЮЗ']</text:p>
      <text:p text:style-name="P4">
类别: News</text:p>
      <!--METADATA-->
      <text:p text:style-name="P4">
<draw:frame draw:style-name="fr1" draw:name="Image234" text:anchor-type="as-char" svg:width="6.9236in" svg:height="3.883237in" draw:z-index="0">
<draw:image xlink:href="../Images/AРМІЯINFORM/2023-05-29T35-00-00-04-00/7eed97f-es-pixabay.jpg" xlink:type="simple" xlink:show="embed" xlink:actuate="onLoad" draw:mime-type="image/jpeg"/>
</draw:frame>
在欧盟中，在俄罗斯对迪纳普和基辅进行了最后一次袭击俄罗斯的袭击之后，人们承诺将对俄罗斯的平民监管感到恐惧。</text:p>
      <text:p text:style-name="P4">
关于它<text:a xlink:type="simple" xlink:href="https://twitter.com/NabilaEUspox/status/1662808007544131585" text:style-name="Internet_20_link" text:visited-style-name="Visited_20_Internet_20_Link">
陈述</text:a>
欧盟外交政策局的发言人是马萨诸塞州。</text:p>
      <text:p text:style-name="P4">
“俄罗斯的野蛮袭击仍在继续，杀害和恐吓平民：对科珀的一家医院的袭击，现在是基辅黎明时的基辅。</text:p>
      <text:p text:style-name="P4">
她保证，欧盟仍准备帮助乌克兰保护自己。</text:p>
      <text:p text:style-name="P4">
News Source: <text:a xlink:type="simple" xlink:href="https://armyinform.com.ua/2023/05/29/u-yes-zayavyly-shho-pislya-atak-na-kyyiv-ta-dnipro-kerivnycztvo-rf-bude-prytyagnuto-do-vidpovidalnosti/" text:style-name="Internet_20_link" text:visited-style-name="Visited_20_Internet_20_Link">
https://armyinform.com.ua/2023/05/29/u-yes-zayavyly-shho-pislya-atak-na-kyyiv-ta-dnipro-kerivnycztvo-rf-bude-prytyagnuto-do-vidpovidalnosti/</text:a>
</text:p>
      <!--NEWS-->
      <text:h text:style-name="P10" text:outline-level="1">
<text:span text:style-name="T4">
Rospropaganda扩大了假的假，好像乌克兰正在准备核物体的爆炸</text:span>
</text:h>
      <text:p text:style-name="P4">
作者: ['АРМІЯINFORM']</text:p>
      <text:p text:style-name="P4">
时间: 2023-05-29T36:00:00-04:00</text:p>
      <text:p text:style-name="P4">
描述: 关于乌克兰人的Vorog Sewing Aword，这是对乌克兰人的挑衅...与乌克兰2022年的战争，与乌克兰与乌克兰的最新新闻，《与乌克兰的新闻战争》，今天的《新闻战》，今天的最后一场战争，乌克兰和俄罗斯和俄罗斯和俄罗斯和俄罗斯之间的战争是否会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fejk-rashafejktkdej-2.jpg" text:style-name="Internet_20_link" text:visited-style-name="Visited_20_Internet_20_Link">
fejk-rashafejktkdej-2.jpg</text:a>
']</text:p>
      <text:p text:style-name="P4">
标签: ['РОСІЙСЬКА ДЕЗІНФОРМАЦІЯ', 'ЦЕНТР ПРОТИДІЇ ДЕЗІНФОРМАЦІЇ ПРИ РНБО УКРАЇНИ']</text:p>
      <text:p text:style-name="P4">
类别: News</text:p>
      <!--METADATA-->
      <text:p text:style-name="P4">
<draw:frame draw:style-name="fr1" draw:name="Image235" text:anchor-type="as-char" svg:width="6.9236in" svg:height="3.709896in" draw:z-index="0">
<draw:image xlink:href="../Images/AРМІЯINFORM/2023-05-29T36-00-00-04-00/fejk-rashafejktkdej-2.jpg" xlink:type="simple" xlink:show="embed" xlink:actuate="onLoad" draw:mime-type="image/jpeg"/>
</draw:frame>
敌人散布了错误的信息，据称乌克兰在哈尔基夫(Kharkiv)的供应中，用浪费核燃料的存储库准备了挑衅，这不仅会影响乌克兰，俄罗斯和白俄罗斯，甚至影响欧盟。</text:p>
      <text:p text:style-name="P4">
关于它<text:a xlink:type="simple" xlink:href="https://www.facebook.com/protydiyadezinformatsiyi.cpd/posts/pfbid0En959FBvoYXbz6Q8w2nD9Ni974h3aggg7ziid97wVeNwduS7STbLp17yCxYfKNrEl" text:style-name="Internet_20_link" text:visited-style-name="Visited_20_Internet_20_Link">
报告</text:a>
打击错误信息中心。</text:p>
      <text:p text:style-name="P4">
俄罗斯联邦的宣传将散布乌克兰人将删除建造土地和其他房地产物品，重建关键基础设施实体或将其送给波兰公民的假货。</text:p>
      <text:p text:style-name="P4">
入侵者是对武装部队总参谋部的文件进行消毒，据称跨国公司启发了一支跨国部队纳入俄罗斯对乌克兰战争的启发。</text:p>
      <text:p text:style-name="P4">
“此信息不是正确的。 这种假货的主要目的是在乌克兰人之间播种，以及在国际竞技场中抹黑乌克兰。” CPD指出。</text:p>
      <text:p text:style-name="P4">
News Source: <text:a xlink:type="simple" xlink:href="https://armyinform.com.ua/2023/05/29/rospropaganda-shyryt-fejk-nachebto-ukrayina-gotuye-vybuh-na-yadernomu-obyekti/" text:style-name="Internet_20_link" text:visited-style-name="Visited_20_Internet_20_Link">
https://armyinform.com.ua/2023/05/29/rospropaganda-shyryt-fejk-nachebto-ukrayina-gotuye-vybuh-na-yadernomu-obyekti/</text:a>
</text:p>
      <!--NEWS-->
      <text:h text:style-name="P10" text:outline-level="1">
<text:span text:style-name="T4">
赫尔森地区一线地区的居民可以使用乌克兰广播电视</text:span>
</text:h>
      <text:p text:style-name="P4">
作者: ['АРМІЯINFORM']</text:p>
      <text:p text:style-name="P4">
时间: 2023-05-29T37:00:00-04:00</text:p>
      <text:p text:style-name="P4">
描述: Meshkantzi Pofrontovikh Teritarian Kherson可能会进入乌克兰广播电台I ...与乌克兰2022年的战争，与乌克兰与乌克兰的最新新闻，今天与乌克兰2022年的新闻战争，今天将在乌克兰和俄罗斯之间发生战争，以及战争之间的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tzd0uhje67d26ikgjc6s.w695.jpg" text:style-name="Internet_20_link" text:visited-style-name="Visited_20_Internet_20_Link">
tzd0uhje67d26ikgjc6s.w695.jpg</text:a>
']</text:p>
      <text:p text:style-name="P4">
标签: ['МІНРЕІНТЕГРАЦІЇ', 'ХЕРСОНЩИНА']</text:p>
      <text:p text:style-name="P4">
类别: News</text:p>
      <!--METADATA-->
      <text:p text:style-name="P4">
<draw:frame draw:style-name="fr1" draw:name="Image236" text:anchor-type="as-char" svg:width="6.9236in" svg:height="3.885186in" draw:z-index="0">
<draw:image xlink:href="../Images/AРМІЯINFORM/2023-05-29T37-00-00-04-00/tzd0uhje67d26ikgjc6s.w695.jpg" xlink:type="simple" xlink:show="embed" xlink:actuate="onLoad" draw:mime-type="image/jpeg"/>
</draw:frame>
说明性照片</text:p>
      <text:p text:style-name="P4">
霍森地区一线地区的居民可以使用乌克兰广播电视。</text:p>
      <text:p text:style-name="P4">
关于它<text:a xlink:type="simple" xlink:href="https://minre.gov.ua/2023/05/28/meshkanczi-pryfrontovyh-terytorij-hersonshhyny-dyvlyatsya-i-sluhayut-ukrayinske/" text:style-name="Internet_20_link" text:visited-style-name="Visited_20_Internet_20_Link">
报告</text:a>
乌克兰重返社会部。</text:p>
      <text:p text:style-name="P4">
根据该部的说法，该地区的所有传输站都在该地区发出了T2电视信号，均位于临时占领的Khirson地区。</text:p>
      <text:p text:style-name="P4">
在Kherson本身和周边地区，可以观看44个DVB-T数字调谐器电视运河。</text:p>
      <text:p text:style-name="P4">
此外，该信息电话可从Nikolaev的发射机获得34.58、39和48电视频道。</text:p>
      <text:p text:style-name="P4">
在赫尔森地区的同一地区，您可以听乌克兰广播电台(100,6mg)，FM军队(99 MHz).</text:p>
      <text:p text:style-name="P4">
News Source: <text:a xlink:type="simple" xlink:href="https://armyinform.com.ua/2023/05/29/meshkanczi-pryfrontovyh-terytorij-hersonshhyny-mayut-dostup-do-ukrayinskogo-radio-i-telebachennya/" text:style-name="Internet_20_link" text:visited-style-name="Visited_20_Internet_20_Link">
https://armyinform.com.ua/2023/05/29/meshkanczi-pryfrontovyh-terytorij-hersonshhyny-mayut-dostup-do-ukrayinskogo-radio-i-telebachennya/</text:a>
</text:p>
      <!--NEWS-->
      <text:h text:style-name="P10" text:outline-level="1">
<text:span text:style-name="T4">
信息安全：乌克兰人提醒在火箭袭击中值得记住的东西</text:span>
</text:h>
      <text:p text:style-name="P4">
作者: ['АРМІЯINFORM']</text:p>
      <text:p text:style-name="P4">
时间: 2023-05-29T38:00:00-04:00</text:p>
      <text:p text:style-name="P4">
描述: 乌克兰人正在猜测那些是warto pam’yatati pd小时的火箭包装。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flijhknxoaio_h2.jpg" text:style-name="Internet_20_link" text:visited-style-name="Visited_20_Internet_20_Link">
flijhknxoaio_h2.jpg</text:a>
']</text:p>
      <text:p text:style-name="P4">
标签: ['ІНФОРМАЦІЙНА БЕЗПЕКА', 'МІНРЕІНТЕГРАЦІЇ']</text:p>
      <text:p text:style-name="P4">
类别: News</text:p>
      <!--METADATA-->
      <text:p text:style-name="P4">
<draw:frame draw:style-name="fr1" draw:name="Image237" text:anchor-type="as-char" svg:width="6.9236in" svg:height="6.9236in" draw:z-index="0">
<draw:image xlink:href="../Images/AРМІЯINFORM/2023-05-29T38-00-00-04-00/flijhknxoaio_h2.jpg" xlink:type="simple" xlink:show="embed" xlink:actuate="onLoad" draw:mime-type="image/jpeg"/>
</draw:frame>
提醒乌克兰人在火箭袭击中值得记住的东西。</text:p>
      <text:p text:style-name="P4">
关于它<text:a xlink:type="simple" xlink:href="https://minre.gov.ua/2023/05/28/informaczijna-bezpeka-pid-chas-raketnyh-obstriliv-pro-shho-varto-pamyataty/" text:style-name="Internet_20_link" text:visited-style-name="Visited_20_Internet_20_Link">
报告</text:a>
重返社会部。</text:p>
      <text:p text:style-name="P4">
为了我们国家的安全，绝不可以在社交网络上分发：</text:p>
      <text:p text:style-name="P4">
<text:span text:style-name="T5">
我们防空导弹的照片和视频； </text:span>
我们防空设施的照片和视频位置； <text:span text:style-name="T5">
有关所听到的设备数量的信息； </text:span>
他们在武器位置的假设。</text:p>
      <text:p text:style-name="P4">
“通过将此类信息传递给敌人，您实际上可以调整该国的火灾。八个人使用您的出版物来铺设接待处的路线，绕开我们的防空，更正和防空手段的罢工任务“声明读取。</text:p>
      <text:p text:style-name="P4">
News Source: <text:a xlink:type="simple" xlink:href="https://armyinform.com.ua/2023/05/29/informaczijna-bezpeka-ukrayinczyam-nagadaly-pro-shho-varto-pamyataty-pid-chas-raketnyh-obstriliv/" text:style-name="Internet_20_link" text:visited-style-name="Visited_20_Internet_20_Link">
https://armyinform.com.ua/2023/05/29/informaczijna-bezpeka-ukrayinczyam-nagadaly-pro-shho-varto-pamyataty-pid-chas-raketnyh-obstriliv/</text:a>
</text:p>
      <!--NEWS-->
      <text:h text:style-name="P10" text:outline-level="1">
<text:span text:style-name="T4">
国防军每天的航空在敌人的集中区域击中了15次。</text:span>
</text:h>
      <text:p text:style-name="P4">
作者: ['АРМІЯINFORM']</text:p>
      <text:p text:style-name="P4">
时间: 2023-05-29T39:00:00-04:00</text:p>
      <text:p text:style-name="P4">
描述: DOB的AVISAATSIA国防军在Zserdzhennya地区进行了15次罢工……特别是……与乌克兰2022年的战争，与乌克兰的最新新闻，今天与乌克兰的新闻战争，今天与乌克兰2022年的新闻战争，今天，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avicziya_udar-1-1.jpg" text:style-name="Internet_20_link" text:visited-style-name="Visited_20_Internet_20_Link">
avicziya_udar-1-1.jpg</text:a>
']</text:p>
      <text:p text:style-name="P4">
标签: ['ГЕНШТАБ ЗС УКРАЇНИ', 'ОПЕРАТИВНА ІНФОРМАЦІЯ', 'ХРОНІКА ОБОРОНИ']</text:p>
      <text:p text:style-name="P4">
类别: News</text:p>
      <!--METADATA-->
      <text:p text:style-name="P4">
<draw:frame draw:style-name="fr1" draw:name="Image238" text:anchor-type="as-char" svg:width="6.9236in" svg:height="4.834981in" draw:z-index="0">
<draw:image xlink:href="../Images/AРМІЯINFORM/2023-05-29T39-00-00-04-00/avicziya_udar-1-1.jpg" xlink:type="simple" xlink:show="embed" xlink:actuate="onLoad" draw:mime-type="image/jpeg"/>
</draw:frame>
<text:span text:style-name="T4">
<text:span text:style-name="T5">
*🔥俄罗斯入侵的情况</text:span>
</text:span>
*</text:p>
      <text:p text:style-name="P4">
国防军的航空在敌人的个人人员和军事装备的集中领域以及6对武器齐和敌对的综合体中进行了15次跳动。</text:p>
      <text:p text:style-name="P4">
关于这个<text:a xlink:type="simple" xlink:href="https://m.facebook.com/story.php" text:style-name="Internet_20_link" text:visited-style-name="Visited_20_Internet_20_Link">
被引用</text:a>
在武装部队总参谋部的运营信息中。</text:p>
      <text:p text:style-name="P4">
我们最后一天的捍卫者摧毁了情报类型的敌人无人机。</text:p>
      <text:p text:style-name="P4">
火箭部队和炮兵部门袭击了三个集中和军事设备，C-300防空导弹系统以及托尔的防空导弹系统，六个管理点，罗布站，射击位置的炮兵部队以及敌人弹药的组成。</text:p>
      <text:p text:style-name="P4">
News Source: <text:a xlink:type="simple" xlink:href="https://armyinform.com.ua/2023/05/29/aviacziya-syl-oborony-za-dobu-zavdala-15-udariv-po-rajonah-zoseredzhennya-voroga/" text:style-name="Internet_20_link" text:visited-style-name="Visited_20_Internet_20_Link">
https://armyinform.com.ua/2023/05/29/aviacziya-syl-oborony-za-dobu-zavdala-15-udariv-po-rajonah-zoseredzhennya-voroga/</text:a>
</text:p>
      <!--NEWS-->
      <text:h text:style-name="P10" text:outline-level="1">
<text:span text:style-name="T4">
在白俄罗斯进行战斗训练到达军事俄罗斯人</text:span>
</text:h>
      <text:p text:style-name="P4">
作者: ['АРМІЯINFORM']</text:p>
      <text:p text:style-name="P4">
时间: 2023-05-29T40:00:00-04:00</text:p>
      <text:p text:style-name="P4">
描述: 在一半-Igoni，Repubbleki，Bilorus是Zbroyshi部队的Vozhnoi Pirzdili ...与2022年乌克兰的战争，与乌克兰的战争是今天的最新新闻，这是与乌克兰2022年与乌克兰的新闻战争，今天将在今天，将是一场新闻。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5/765432.png" text:style-name="Internet_20_link" text:visited-style-name="Visited_20_Internet_20_Link">
765432.png</text:a>
']</text:p>
      <text:p text:style-name="P4">
标签: ['БІЛОРУСЬ', 'ГЕНШТАБ ЗС УКРАЇНИ', 'ОПЕРАТИВНА ІНФОРМАЦІЯ']</text:p>
      <text:p text:style-name="P4">
类别: News</text:p>
      <!--METADATA-->
      <text:p text:style-name="P4">
<draw:frame draw:style-name="fr1" draw:name="Image239" text:anchor-type="as-char" svg:width="6.9236in" svg:height="4.123388in" draw:z-index="0">
<draw:image xlink:href="../Images/AРМІЯINFORM/2023-05-29T40-00-00-04-00/765432.png" xlink:type="simple" xlink:show="embed" xlink:actuate="onLoad" draw:mime-type="image/png"/>
</draw:frame>
<text:span text:style-name="T4">
<text:span text:style-name="T5">
*🔥俄罗斯入侵的情况</text:span>
</text:span>
*</text:p>
      <text:p text:style-name="P4">
白俄罗斯共和国到达的垃圾填埋场确定了武装部队联合会的单位，以在乌克兰战争前采取战斗准备措施。</text:p>
      <text:p text:style-name="P4">
关于这个<text:a xlink:type="simple" xlink:href="https://m.facebook.com/story.php" text:style-name="Internet_20_link" text:visited-style-name="Visited_20_Internet_20_Link">
被引用</text:a>
在武装部队总参谋部的运营信息中。</text:p>
      <text:p text:style-name="P4">
武装部队的无意识说：“在Volyn和Polissya的指示中，操作情况仍然是一个稳定的，没有发现进攻群体的迹象。”</text:p>
      <text:p text:style-name="P4">
News Source: <text:a xlink:type="simple" xlink:href="https://armyinform.com.ua/2023/05/29/u-bilorus-dlya-bojovoyi-pidgotovky-prybuvayut-vijskovi-rf/" text:style-name="Internet_20_link" text:visited-style-name="Visited_20_Internet_20_Link">
https://armyinform.com.ua/2023/05/29/u-bilorus-dlya-bojovoyi-pidgotovky-prybuvayut-vijskovi-rf/</text:a>
</text:p>
      <!--NEWS-->
      <text:h text:style-name="P10" text:outline-level="1">
<text:span text:style-name="T4">
最佳情况：乌克兰士兵击退了19次俄罗斯袭击 - 武装部队的总参谋部</text:span>
</text:h>
      <text:p text:style-name="P4">
作者: ['АРМІЯINFORM']</text:p>
      <text:p text:style-name="P4">
时间: 2023-05-29T41:00:00-04:00</text:p>
      <text:p text:style-name="P4">
描述: 19例倾泻攻击的寡妇指令的pidrodrodilition的最后。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7ca91bb-fotor-2023-4-8-6-46-17.jpg" text:style-name="Internet_20_link" text:visited-style-name="Visited_20_Internet_20_Link">
7ca91bb-fotor-2023-4-8-6-46-17.jpg</text:a>
']</text:p>
      <text:p text:style-name="P4">
标签: ['ГЕНЕРАЛЬНИЙ ШТАБ ЗС УКРАЇНИ', 'ОПЕРАТИВНА ІНФОРМАЦІЯ']</text:p>
      <text:p text:style-name="P4">
类别: News</text:p>
      <!--METADATA-->
      <text:p text:style-name="P4">
<draw:frame draw:style-name="fr1" draw:name="Image240" text:anchor-type="as-char" svg:width="6.9236in" svg:height="3.883237in" draw:z-index="0">
<draw:image xlink:href="../Images/AРМІЯINFORM/2023-05-29T41-00-00-04-00/7ca91bb-fotor-2023-4-8-6-46-17.jpg" xlink:type="simple" xlink:show="embed" xlink:actuate="onLoad" draw:mime-type="image/jpeg"/>
</draw:frame>
<text:span text:style-name="T4">
<text:span text:style-name="T5">
*🔥俄罗斯入侵的情况</text:span>
</text:span>
*</text:p>
      <text:p text:style-name="P4">
在最后一天，国防军击退了19次敌人袭击。</text:p>
      <text:p text:style-name="P4">
关于这个<text:a xlink:type="simple" xlink:href="https://m.facebook.com/story.php" text:style-name="Internet_20_link" text:visited-style-name="Visited_20_Internet_20_Link">
被引用</text:a>
在武装部队总参谋部的运营信息中。</text:p>
      <text:p text:style-name="P4">
消息写道：“敌人继续将基本努力集中在卢汉斯克和顿涅茨克地区的全面企图上。”</text:p>
      <text:p text:style-name="P4">
特别是在Marinka地区，我们的后卫击退了12次敌人袭击。</text:p>
      <text:p text:style-name="P4">
在库皮斯克的方向上，敌人未能成功地踏上纳巴克穆特(Nabakhmut)的指示 - 北或或摩尔或摩尔人的orikhovo-vasylivka，朝着theuvanivsky的方向发展。</text:p>
      <text:p text:style-name="P4">
在Zaporizhzhya和Kherson的指示中，敌人继续进行防御。</text:p>
      <text:p text:style-name="P4">
News Source: <text:a xlink:type="simple" xlink:href="https://armyinform.com.ua/2023/05/29/sytuacziya-na-fronti-ukrayinski-voyiny-za-dobu-vidbyly-19-rosijskyh-atak-genshtab-zsu/" text:style-name="Internet_20_link" text:visited-style-name="Visited_20_Internet_20_Link">
https://armyinform.com.ua/2023/05/29/sytuacziya-na-fronti-ukrayinski-voyiny-za-dobu-vidbyly-19-rosijskyh-atak-genshtab-zsu/</text:a>
</text:p>
      <!--NEWS-->
      <text:h text:style-name="P10" text:outline-level="1">
<text:span text:style-name="T4">
白天，敌人击中了97航空罢工</text:span>
</text:h>
      <text:p text:style-name="P4">
作者: ['АРМІЯINFORM']</text:p>
      <text:p text:style-name="P4">
时间: 2023-05-29T42:00:00-04:00</text:p>
      <text:p text:style-name="P4">
描述: 第97 Avisiyni中风的负责人借出了敌人。 takozh Vorog Zdesnovy 39 ...与乌克兰2022年的战争，与乌克兰的最新新闻，今天与乌克兰的新闻战争，今天的最后一次战争，今天将在乌克兰和俄罗斯之间以及2022年与乌克兰的战争之间发生战争不是，无论是，还是不是，都会在不久的将来与乌克兰的战争说，今天与乌克兰的战争，今天的乌克兰新闻，乌克兰的新闻，乌克兰媒体在俄罗斯的乌克兰新闻</text:p>
      <text:p text:style-name="P4">
图片: ['<text:a xlink:type="simple" xlink:href="https://armyinform.com.ua/wp-content/uploads/2023/05/ilyustratyvne-foto_large.jpg" text:style-name="Internet_20_link" text:visited-style-name="Visited_20_Internet_20_Link">
ilyustratyvne-foto_large.jpg</text:a>
']</text:p>
      <text:p text:style-name="P4">
标签: ['ВІЙНА', 'ГЕНШТАБ ЗС УКРАЇНИ', 'ОПЕРАТИВНА ІНФОРМАЦІЯ']</text:p>
      <text:p text:style-name="P4">
类别: News</text:p>
      <!--METADATA-->
      <text:p text:style-name="P4">
<draw:frame draw:style-name="fr1" draw:name="Image241" text:anchor-type="as-char" svg:width="6.9236in" svg:height="3.893007in" draw:z-index="0">
<draw:image xlink:href="../Images/AРМІЯINFORM/2023-05-29T42-00-00-04-00/ilyustratyvne-foto_large.jpg" xlink:type="simple" xlink:show="embed" xlink:actuate="onLoad" draw:mime-type="image/jpeg"/>
</draw:frame>
<text:span text:style-name="T4">
<text:span text:style-name="T5">
*🔥俄罗斯入侵的情况</text:span>
</text:span>
*</text:p>
      <text:p text:style-name="P4">
在过去的一天中，敌人击中了97次航空罢工。 此外，在我们的军事和定居点的位置上，39个反应性射击消防系统炮击的敌人。</text:p>
      <text:p text:style-name="P4">
关于这个<text:a xlink:type="simple" xlink:href="https://m.facebook.com/story.php" text:style-name="Internet_20_link" text:visited-style-name="Visited_20_Internet_20_Link">
被引用</text:a>
在武装部队总参谋部的运营信息中。</text:p>
      <text:p text:style-name="P4">
“今晚，俄罗斯恐怖分子在乌克兰袭击了下一枚导弹和飞机鞋。 目前澄清了有关这种恐怖分子后果的信息。”</text:p>
      <text:p text:style-name="P4">
警告武装部队的总参谋部，乌克兰的导弹和航空船的可能性仍然很高。</text:p>
      <text:p text:style-name="P4">
News Source: <text:a xlink:type="simple" xlink:href="https://armyinform.com.ua/2023/05/29/za-dobu-vorog-zavdav-97-aviaczijnyh-udariv-zdijsnyv-39-obstriliv-z-rszv/" text:style-name="Internet_20_link" text:visited-style-name="Visited_20_Internet_20_Link">
https://armyinform.com.ua/2023/05/29/za-dobu-vorog-zavdav-97-aviaczijnyh-udariv-zdijsnyv-39-obstriliv-z-rszv/</text:a>
</text:p>
      <!--NEWS-->
      <text:h text:style-name="P10" text:outline-level="1">
<text:span text:style-name="T4">
国防军一天消除了400多名入侵者，摧毁了4个坦克和11 BBM</text:span>
</text:h>
      <text:p text:style-name="P4">
作者: ['АРМІЯINFORM']</text:p>
      <text:p text:style-name="P4">
时间: 2023-05-29T43:00:00-04:00</text:p>
      <text:p text:style-name="P4">
描述: Zagalni Boyov，在02.24.22至05.29.23上找到敌人，Orintovo成为：...与乌克兰2022的战争，与乌克兰的最新新闻，今天与乌克兰2022年的新闻战争，今天上次与乌克兰战争，乌克兰和俄罗斯之间会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vtraty_05-29-2023-scaled.jpg" text:style-name="Internet_20_link" text:visited-style-name="Visited_20_Internet_20_Link">
vtraty_05-29-2023-scaled.jpg</text:a>
']</text:p>
      <text:p text:style-name="P4">
标签: ['STOPRUSSIA', 'АГРЕСІЯ РФ', 'ВТОРГНЕННЯ РФ', 'ВТРАТИ ВОРОГА', 'ГЕНЕРАЛЬНИЙ ШТАБ ЗС УКРАЇНИ']</text:p>
      <text:p text:style-name="P4">
类别: News</text:p>
      <!--METADATA-->
      <text:p text:style-name="P4">
<draw:frame draw:style-name="fr1" draw:name="Image242" text:anchor-type="as-char" svg:width="6.9236in" svg:height="6.975527in" draw:z-index="0">
<draw:image xlink:href="../Images/AРМІЯINFORM/2023-05-29T43-00-00-04-00/vtraty_05-29-2023-scaled.jpg" xlink:type="simple" xlink:show="embed" xlink:actuate="onLoad" draw:mime-type="image/jpeg"/>
</draw:frame>
敌人的总损失从24.02.22到29.05.23：</text:p>
      <text:p text:style-name="P4">
<text:span text:style-name="T4">
<text:span text:style-name="T5">
人员 -  </text:span>
* 207030(+430)淘汰的人</text:span>
<text:span text:style-name="T5">
坦克 -  </text:span>
<text:span text:style-name="T5">
 3801(+4)</text:span>
<text:span text:style-name="T4">
战斗装甲车 -  </text:span>
 7467(+11)<text:span text:style-name="T4">
<text:span text:style-name="T5">
炮兵系统 -  </text:span>
<text:span text:style-name="T5">
 3435(+10)</text:span>
 </text:span>
 rszv- <text:span text:style-name="T4">
 575(+1)</text:span>
<text:span text:style-name="T5">
防空 -  </text:span>
<text:span text:style-name="T5">
 331(+2)</text:span>
<text:span text:style-name="T4">
飞机 -  </text:span>
 313(0)<text:span text:style-name="T4">
<text:span text:style-name="T5">
直升机 -  </text:span>
* 298(0)</text:span>
<text:span text:style-name="T5">
无人机手术战术水平 -  </text:span>
<text:span text:style-name="T5">
 3054(+61)</text:span>
<text:span text:style-name="T4">
有翼的导弹 -  </text:span>
 1056(0)<text:span text:style-name="T4">
<text:span text:style-name="T5">
船 /船 -  </text:span>
* 18(0)</text:span>
<text:span text:style-name="T5">
汽车设备和坦克 -  </text:span>
<text:span text:style-name="T5">
 6207(+15)</text:span>
<text:span text:style-name="T4">
特殊技术 -  </text:span>
 453(+2)指定数据...</text:p>
      <text:p text:style-name="P4">
击败占用者!让我们一起赢!我们的力量<text:span text:style-name="T4">
  -  </text:span>
真实!</text:p>
      <text:p text:style-name="P4">
<text:span text:style-name="T4">
资料来源：</text:span>
 <text:a xlink:type="simple" xlink:href="https://www.facebook.com/GeneralStaff.ua" text:style-name="Internet_20_link" text:visited-style-name="Visited_20_Internet_20_Link">
武装部队总参谋部</text:a>
截至29.05.23。</text:p>
      <text:p text:style-name="P4">
News Source: <text:a xlink:type="simple" xlink:href="https://armyinform.com.ua/2023/05/29/syly-oborony-likviduvaly-za-dobu-ponad-400-okupantiv-znyshhyly-4-tanky-ta-11-bbm/" text:style-name="Internet_20_link" text:visited-style-name="Visited_20_Internet_20_Link">
https://armyinform.com.ua/2023/05/29/syly-oborony-likviduvaly-za-dobu-ponad-400-okupantiv-znyshhyly-4-tanky-ta-11-bbm/</text:a>
</text:p>
      <!--NEWS-->
      <text:h text:style-name="P10" text:outline-level="1">
<text:span text:style-name="T4">
在乌克兰的夜间袭击中，天空的捍卫者摧毁了67个敌方空气目的</text:span>
</text:h>
      <text:p text:style-name="P4">
作者: ['АРМІЯINFORM']</text:p>
      <text:p text:style-name="P4">
时间: 2023-05-29T44:00:00-04:00</text:p>
      <text:p text:style-name="P4">
描述: 29伤害2023岩石00:00年，05:00。 Rosiskis prapachi袭击了Viiskovi ...与乌克兰2022年的战争，与乌克兰的最新新闻，今天与乌克兰2022年的新闻战争，乌克兰与乌克兰之间的战争，乌克兰和俄罗斯之间会发生战争，何时将在2022年与乌克兰进行战争，无论是否会有，是否会在不久的将来与乌克兰进行战争，这是与乌克兰的战争，今天的乌克兰新闻，乌克兰新闻，乌克兰的新闻在俄罗斯的乌克兰媒体</text:p>
      <text:p text:style-name="P4">
图片: ['<text:a xlink:type="simple" xlink:href="https://armyinform.com.ua/wp-content/uploads/2023/01/1670993729-6450.webp" text:style-name="Internet_20_link" text:visited-style-name="Visited_20_Internet_20_Link">
1670993729-6450.webp</text:a>
']</text:p>
      <text:p text:style-name="P4">
标签: []</text:p>
      <text:p text:style-name="P4">
类别: News</text:p>
      <!--METADATA-->
      <text:p text:style-name="P4">
<draw:frame draw:style-name="fr1" draw:name="Image243" text:anchor-type="as-char" svg:width="6.9236in" svg:height="4.604194in" draw:z-index="0">
<draw:image xlink:href="../ConvertedIMGs/AРМІЯINFORM/2023-05-29T44-00-00-04-00/1670993729-6450.png" xlink:type="simple" xlink:show="embed" xlink:actuate="onLoad" draw:mime-type="image/png"/>
</draw:frame>
2023年5月29日，00:00至05:00。 俄罗斯入侵者遭到军事物体和乌克兰有翼和冲击无人机关键基础设施的对象的攻击。 这次，敌人从里海海中释放了九架战略航空飞机-95mc的40个有翼的空气火箭基地X-101/X-555。</text:p>
      <text:p text:style-name="P4">
关于它<text:a xlink:type="simple" xlink:href="https://t.me/kpszsu/2543" text:style-name="Internet_20_link" text:visited-style-name="Visited_20_Internet_20_Link">
报告</text:a>
武装部队的空军。</text:p>
      <text:p text:style-name="P4">
敌人从北方和南部的方向袭击了伊朗的巴拉什136/131。 总共 - 大约35次冲击无人机。</text:p>
      <text:p text:style-name="P4">
在夜间，防空在空军所有空中诫命的责任领域工作：“中心”，“东”，“南”和“西”。</text:p>
      <text:p text:style-name="P4">
与乌克兰国防军其他组成部分的空中防御合作的空中命令的部队和手段销毁了67个空中目的：</text:p>
      <text:p text:style-name="P4">
-37翼导弹X-101/X-555;</text:p>
      <text:p text:style-name="P4">
-29 Shock IAV无人机Shahed-136/131;</text:p>
      <text:p text:style-name="P4">
-1侦察无人机的行动级别级别。</text:p>
      <text:p text:style-name="P4">
News Source: <text:a xlink:type="simple" xlink:href="https://armyinform.com.ua/2023/05/29/pid-chas-nichnoyi-ataky-zahysnyky-neba-znyshhyly-67-vorozhyh-povitryanyh-czilej-po-ukrayini/" text:style-name="Internet_20_link" text:visited-style-name="Visited_20_Internet_20_Link">
https://armyinform.com.ua/2023/05/29/pid-chas-nichnoyi-ataky-zahysnyky-neba-znyshhyly-67-vorozhyh-povitryanyh-czilej-po-ukrayini/</text:a>
</text:p>
      <!--NEWS-->
      <text:h text:style-name="P10" text:outline-level="1">
<text:span text:style-name="T4">
俄罗斯领导人将对基辅和德尼普罗的袭击负责 - 欧盟的发言人</text:span>
</text:h>
      <text:p text:style-name="P4">
作者: ['АРМІЯINFORM']</text:p>
      <text:p text:style-name="P4">
时间: 2023-05-29T45:00:00-04:00</text:p>
      <text:p text:style-name="P4">
描述: Pislaly Osenikh Massovania Nacks Rosichic Proppunts to dnipro在...与乌克兰战争，与乌克兰的战争，与乌克兰的最新新闻，今天与乌克兰的新闻，乌克兰2022年上次与乌克兰的新闻战，乌克兰和俄罗斯之间的战争以及与乌克兰之间的战争将是，是否会在不久的将来与乌克兰进行战争，今天与乌克兰的战争，今天的乌克兰新闻</text:p>
      <text:p text:style-name="P4">
图片: ['<text:a xlink:type="simple" xlink:href="https://armyinform.com.ua/wp-content/uploads/2023/05/1685301416_raketnyj-udar-rf-po-dnipru_large.jpg" text:style-name="Internet_20_link" text:visited-style-name="Visited_20_Internet_20_Link">
1685301416_raketnyj-udar-rf-po-dnipru_large.jpg</text:a>
']</text:p>
      <text:p text:style-name="P4">
标签: ['STOPRUSSIA', 'YES', 'АГРЕСІЯ РФ', 'ВТОРГНЕННЯ РФ', 'РОСІЙСЬКІ АТАКИ']</text:p>
      <text:p text:style-name="P4">
类别: News</text:p>
      <!--METADATA-->
      <text:p text:style-name="P4">
<draw:frame draw:style-name="fr1" draw:name="Image244" text:anchor-type="as-char" svg:width="6.9236in" svg:height="4.370522in" draw:z-index="0">
<draw:image xlink:href="../Images/AРМІЯINFORM/2023-05-29T45-00-00-04-00/1685301416_raketnyj-udar-rf-po-dnipru_large.jpg" xlink:type="simple" xlink:show="embed" xlink:actuate="onLoad" draw:mime-type="image/jpeg"/>
</draw:frame>
说明性照片</text:p>
      <text:p text:style-name="P4">
在俄罗斯对迪纳人(例如在欧盟中)的最后一次大规模发动进攻之后，他们承诺将对侵略国进行管理。</text:p>
      <text:p text:style-name="P4">
这是由[Twitter]的欧盟外交政策服务大马萨拉的发言人所说的(https://twitter.com/NabilaEUspox/status/1662808007544131585?ref_src=twsrc%5Etfw%7Ctwcamp%5Etweetembed%7Ctwterm%5E1662808007544131585%7Ctwgr%5E5525e5ae461ce33b60db8f35e25623dd943bdbaf%7Ctwcon%5Es1_&amp;ref_url=https%3A%2F%2Fwww.unn.com.ua%2Fuk%2Fnews%2F2029570-kreml-budete-prityagnuto-do-vidpovidalnosti-za-ataku-na-dnipro-ta-kiyiv-rechnitsya-yes).</text:p>
      <text:p text:style-name="P4">
«Варварські атаки росії тривають, вбиваючи та тероризуючи мирних жителів:напад на лікарню в Дніпрі, тепер Київ. Керівництво рф та винні будутьпритягнуті до відповідальності», — йдеться в повідомленні.</text:p>
      <text:p text:style-name="P4">
News Source: <text:a xlink:type="simple" xlink:href="https://armyinform.com.ua/2023/05/29/kerivnycztvo-rf-prytyagnut-do-vidpovidalnosti-za-ataky-po-kyyevu-ta-dnipru-rechnyczya-yes/" text:style-name="Internet_20_link" text:visited-style-name="Visited_20_Internet_20_Link">
https://armyinform.com.ua/2023/05/29/kerivnycztvo-rf-prytyagnut-do-vidpovidalnosti-za-ataky-po-kyyevu-ta-dnipru-rechnyczya-yes/</text:a>
</text:p>
      <!--NEWS-->
      <text:h text:style-name="P10" text:outline-level="1">
<text:span text:style-name="T4">
在乌克兰沉默的时刻</text:span>
</text:h>
      <text:p text:style-name="P4">
作者: ['АРМІЯINFORM']</text:p>
      <text:p text:style-name="P4">
时间: 2023-05-29T4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5" text:anchor-type="as-char" svg:width="6.9236in" svg:height="3.895992in" draw:z-index="0">
<draw:image xlink:href="../Images/AРМІЯINFORM/2023-05-29T4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9/v-ukrayini-hvylyna-movchannya/" text:style-name="Internet_20_link" text:visited-style-name="Visited_20_Internet_20_Link">
https://armyinform.com.ua/2023/05/29/v-ukrayini-hvylyna-movchannya/</text:a>
</text:p>
      <!--NEWS-->
      <text:h text:style-name="P10" text:outline-level="1">
<text:span text:style-name="T4">
Alexei Reznikov敦促澳大利亚加入国际“坦克联盟”</text:span>
</text:h>
      <text:p text:style-name="P4">
作者: ['АРМІЯINFORM']</text:p>
      <text:p text:style-name="P4">
时间: 2023-05-29T47:00:00-04:00</text:p>
      <text:p text:style-name="P4">
描述: 乌克兰防御Oleksiy Reznikov的官员，澳大利亚为Vissyskov节奏了杜普（Visyskov）的杜普（Duphoom）...与乌克兰2022年的战争，与乌克兰与乌克兰的最新新闻，今天与乌克兰2022年的新闻战争，今天，乌克兰和俄罗斯与俄罗斯和俄罗斯之间的战争将会发生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2/reznikov-10-1.jpg" text:style-name="Internet_20_link" text:visited-style-name="Visited_20_Internet_20_Link">
reznikov-10-1.jpg</text:a>
']</text:p>
      <text:p text:style-name="P4">
标签: ['АВСТРАЛІЯ', 'АГРЕСІЯ РФ', 'ВТОРГНЕННЯ РФ', 'ОЛЕКСІЙ РЕЗНІКОВ', 'ОФІЦІЙНО', 'ТАНКОВА КОАЛІЦІЯ']</text:p>
      <text:p text:style-name="P4">
类别: News</text:p>
      <!--METADATA-->
      <text:p text:style-name="P4">
<draw:frame draw:style-name="fr1" draw:name="Image246" text:anchor-type="as-char" svg:width="6.9236in" svg:height="4.615733in" draw:z-index="0">
<draw:image xlink:href="../Images/AРМІЯINFORM/2023-05-29T47-00-00-04-00/reznikov-10-1.jpg" xlink:type="simple" xlink:show="embed" xlink:actuate="onLoad" draw:mime-type="image/jpeg"/>
</draw:frame>
纳扎尔·沃尔辛(Nazar Voloshin)的照片</text:p>
      <text:p text:style-name="P4">
乌克兰国防部长阿列克谢·雷兹尼科夫(Alexei Reznikov)感谢澳大利亚的官方基辅军事发展，并呼吁堪培尔加入“ <text:a xlink:type="simple" xlink:href="https://armyinform.com.ua/2023/02/22/vilnyj-svit-stvoryv-tankovu-koalicziyu-shhob-dopomogty-ukrayini-peremogty-v-czij-vijni-oleksij-reznikov/" text:style-name="Internet_20_link" text:visited-style-name="Visited_20_Internet_20_Link">
坦克联盟”</text:a>
.</text:p>
      <text:p text:style-name="P4">
Про це глава українського оборонного відомства<text:a xlink:type="simple" xlink:href="https://twitter.com/oleksiireznikov/status/1662944820132708353" text:style-name="Internet_20_link" text:visited-style-name="Visited_20_Internet_20_Link">
написав</text:a>
UTWITTER。</text:p>
      <text:p text:style-name="P4">
“在整个历史上，您一再认为澳大利亚人是一个自由的国家，总是反对欺负者。 您是15,000公里，但接近我们的共同价值观和保护它们的意愿。 因此，在俄罗斯侵略的第一个月中，澳大利亚是乌克兰的最大贡献者。” Alexei Reznikov说。</text:p>
      <text:p text:style-name="P4">
他补充说，澳大利亚装甲的人事承运人<text:a xlink:type="simple" xlink:href="https://armyinform.com.ua/2023/04/09/avstralijski-bushmaster-efektyvno-praczyuyut-na-bahmutskomu-napryamku/" text:style-name="Internet_20_link" text:visited-style-name="Visited_20_Internet_20_Link">
Bushmaster</text:a>
在真实的操作中令人难以置信。 但是，乌克兰争取全球自由的斗争仍未完成，基辅仍然需要澳大利亚的支持。</text:p>
      <text:p text:style-name="P4">
“我敦促您今天加入国际“坦克联盟”。 除坦克外，我们很荣幸能购买澳大利亚装甲车。 在对比期间，它们对我们的部队来说可能是无价的。” Alexei Reznikov说。</text:p>
      <text:p text:style-name="P4">
News Source: <text:a xlink:type="simple" xlink:href="https://armyinform.com.ua/2023/05/29/oleksij-reznikov-zaklykav-avstraliyu-doluchytysya-do-mizhnarodnoyi-tankovoyi-koalicziyi/" text:style-name="Internet_20_link" text:visited-style-name="Visited_20_Internet_20_Link">
https://armyinform.com.ua/2023/05/29/oleksij-reznikov-zaklykav-avstraliyu-doluchytysya-do-mizhnarodnoyi-tankovoyi-koalicziyi/</text:a>
</text:p>
      <!--NEWS-->
      <text:h text:style-name="P10" text:outline-level="1">
<text:span text:style-name="T4">
罗马尼亚开始跨国军事训练军刀守护者23</text:span>
</text:h>
      <text:p text:style-name="P4">
作者: ['АРМІЯINFORM']</text:p>
      <text:p text:style-name="P4">
时间: 2023-05-29T48:00:00-04:00</text:p>
      <text:p text:style-name="P4">
描述: Rumuni是一场大规模的Bagatonatnatnatnatnatiyalni Saber Guardian-23。与乌克兰的战争将是不久的</text:p>
      <text:p text:style-name="P4">
图片: ['<text:a xlink:type="simple" xlink:href="https://armyinform.com.ua/wp-content/uploads/2023/05/sg23.jpg" text:style-name="Internet_20_link" text:visited-style-name="Visited_20_Internet_20_Link">
sg23.jpg</text:a>
']</text:p>
      <text:p text:style-name="P4">
标签: ['SABER GUARDIAN-23', 'ВІЙСЬКОВІ НАВЧАННЯ', 'РУМУНІЯ']</text:p>
      <text:p text:style-name="P4">
类别: News</text:p>
      <!--METADATA-->
      <text:p text:style-name="P4">
<draw:frame draw:style-name="fr1" draw:name="Image247" text:anchor-type="as-char" svg:width="6.9236in" svg:height="3.894525in" draw:z-index="0">
<draw:image xlink:href="../Images/AРМІЯINFORM/2023-05-29T48-00-00-04-00/sg23.jpg" xlink:type="simple" xlink:show="embed" xlink:actuate="onLoad" draw:mime-type="image/jpeg"/>
</draw:frame>
罗马尼亚开始对Saberguardian-23进行大规模跨国练习，并参与了来自13个国家的10,000名士兵。</text:p>
      <text:p text:style-name="P4">
关于它<text:a xlink:type="simple" xlink:href="https://www.mapn.ro/cpresa/17965_conducerea-mapn,-la-ceremonia-de-deschidere-a-saber-guardian-23" text:style-name="Internet_20_link" text:visited-style-name="Visited_20_Internet_20_Link">
报告</text:a>
罗马尼亚部的演讲服务。</text:p>
      <text:p text:style-name="P4">
来自罗马尼亚，阿尔巴尼亚，保加利亚，法国，佐治亚州，希腊，意大利，马其顿北部，摩尔多瓦，荷兰，荷兰，黑山，波兰，波兰，葡萄牙伊沙亚大约有10,000名军队。 此外，还将涉及1700多件设备。</text:p>
      <text:p text:style-name="P4">
Saber Guardian的演习始于2013年，每两个与北约成员国各种任务的兼容遗物。 计划的培训活动包括在强迫障碍中进行动作，在战斗射击的情况下进行战术练习，考虑到所有类别的部队的设备，降落伞着陆的设备，以及受伤受伤的特殊医疗疏散和治疗。</text:p>
      <text:p text:style-name="P4">
News Source: <text:a xlink:type="simple" xlink:href="https://armyinform.com.ua/2023/05/29/u-rumuniyi-rozpochynayutsya-bagatonaczionalni-vijskovi-navchannya-saber-guardian-23/" text:style-name="Internet_20_link" text:visited-style-name="Visited_20_Internet_20_Link">
https://armyinform.com.ua/2023/05/29/u-rumuniyi-rozpochynayutsya-bagatonaczionalni-vijskovi-navchannya-saber-guardian-23/</text:a>
</text:p>
      <!--NEWS-->
      <text:h text:style-name="P10" text:outline-level="1">
<text:span text:style-name="T4">
为了作战，俄罗斯带来了两个“口径”的载体 - 总计16枚导弹</text:span>
</text:h>
      <text:p text:style-name="P4">
作者: ['АРМІЯINFORM']</text:p>
      <text:p text:style-name="P4">
时间: 2023-05-29T49:00:00-04:00</text:p>
      <text:p text:style-name="P4">
描述: 该村庄在8:30 29 29 Rosia被海水中的萨格尼（Saglny）拜访了两枚导弹。成为乌克兰与俄罗斯之间的战争，以及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2/09/6563.png" text:style-name="Internet_20_link" text:visited-style-name="Visited_20_Internet_20_Link">
6563.png</text:a>
']</text:p>
      <text:p text:style-name="P4">
标签: ['STOPRUSSIA', 'АГРЕСІЯ РФ', 'ВТОРГНЕННЯ РФ', 'КАЛІБРИ', 'ОК «ПІВДЕНЬ»']</text:p>
      <text:p text:style-name="P4">
类别: News</text:p>
      <!--METADATA-->
      <text:p text:style-name="P4">
<draw:frame draw:style-name="fr1" draw:name="Image248" text:anchor-type="as-char" svg:width="6.9236in" svg:height="3.863616in" draw:z-index="0">
<draw:image xlink:href="../Images/AРМІЯINFORM/2023-05-29T49-00-00-04-00/6563.png" xlink:type="simple" xlink:show="embed" xlink:actuate="onLoad" draw:mime-type="image/png"/>
</draw:frame>
截至5月29日下午8:30，俄罗斯将两艘导弹舰带到16枚有翼的机芯导弹。</text:p>
      <text:p text:style-name="P4">
关于它，在[Facebook]中告知操作命令“南”。(https://www.facebook.com/OperationalCommandSouth/posts/pfbid0aMpJN2KNkuPbN4AEhRJdh4Ft14Zo16yJDGsmg3iE9sFVWrhUguz3gbBScJ6snexXl?locale=ru_RU)他说：“敌人继续增加火箭架在黑海中的存在。”</text:p>
      <text:p text:style-name="P4">
回想一下，从06:00敌人<text:a xlink:type="simple" xlink:href="https://www.facebook.com/OperationalCommandSouth/posts/pfbid0Gi5dxDS2DfKP1uTvk6AstXktZMTTRZWdMFDW6UuQg1SMN9KwL5vV7y52aUSiQJT1l" text:style-name="Internet_20_link" text:visited-style-name="Visited_20_Internet_20_Link">
举行</text:a>
在战斗税中，一个多余的火箭发射器，其设备高达8个口径。 黑海有6艘敌船，在阿佐夫(Azov)有1艘。</text:p>
      <text:p text:style-name="P4">
在OK中，南部估计威胁水平，因为足够高，并要求不逐步警报。</text:p>
      <text:p text:style-name="P4">
News Source: <text:a xlink:type="simple" xlink:href="https://armyinform.com.ua/2023/05/29/na-bojove-cherguvannya-rosiya-vyvela-dva-nosiya-kalibriv-zagalnyj-zalp-do-16-raket/" text:style-name="Internet_20_link" text:visited-style-name="Visited_20_Internet_20_Link">
https://armyinform.com.ua/2023/05/29/na-bojove-cherguvannya-rosiya-vyvela-dva-nosiya-kalibriv-zagalnyj-zalp-do-16-raket/</text:a>
</text:p>
      <!--NEWS-->
      <text:h text:style-name="P10" text:outline-level="1">
<text:span text:style-name="T4">
乌克兰救援人员报道了战斗大火的出发</text:span>
</text:h>
      <text:p text:style-name="P4">
作者: ['АРМІЯINFORM']</text:p>
      <text:p text:style-name="P4">
时间: 2023-05-29T50:00:00-04:00</text:p>
      <text:p text:style-name="P4">
描述: 借出了28次伤害，是Zavzvichahi的乌克兰持有人服务...与乌克兰2022年的战争，与乌克兰的最新新闻，今天与乌克兰2022年的新闻战争，今天将在乌克兰和俄罗斯之间以及俄罗斯之间以及何时何时进行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49" text:anchor-type="as-char" svg:width="6.9236in" svg:height="3.888597in" draw:z-index="0">
<draw:image xlink:href="../Images/AРМІЯINFORM/2023-05-29T50-00-00-04-00/xzvev8dxadlvsx-pozhezha.jpg" xlink:type="simple" xlink:show="embed" xlink:actuate="onLoad" draw:mime-type="image/jpeg"/>
</draw:frame>
说明性照片</text:p>
      <text:p text:style-name="P4">
在5月28日<text:span text:style-name="T4">
的最后一天，</text:span>
乌克兰州政府服务不确定情况的划分<text:span text:style-name="T4">
 86旅行</text:span>
，以消除定居点和基础设施的居民后果。 消除了10次大火。 为111人提供了心理帮助。</text:p>
      <text:p text:style-name="P4">
这在[消息]中说明了(https://dsns.gov.ua/uk/news/nadzvicaini-podiyi/operativna-informaciia-dsns-shhodo-naslidkiv-vedennia-boiovix-dii-rosiiskoiu-federacijeiu-171)乌克兰的SES。</text:p>
      <text:p text:style-name="P4">
自从俄罗斯进行大规模侵略的开始以来，乌克兰SES的单位进行了96 670次旅行以消除炮击的后果，消除了14个708大火，营救了4063人，为215 585人提供了心理帮助。</text:p>
      <text:p text:style-name="P4">
News Source: <text:a xlink:type="simple" xlink:href="https://armyinform.com.ua/2023/05/29/ukrayinski-ryatuvalnyky-vidzvituvaly-pro-vyyizdy-na-bojovi-pozhezhi-3/" text:style-name="Internet_20_link" text:visited-style-name="Visited_20_Internet_20_Link">
https://armyinform.com.ua/2023/05/29/ukrayinski-ryatuvalnyky-vidzvituvaly-pro-vyyizdy-na-bojovi-pozhezhi-3/</text:a>
</text:p>
      <!--NEWS-->
      <text:h text:style-name="P10" text:outline-level="1">
<text:span text:style-name="T4">
Yaroslav Maguchikh的军队以新赛季的纪录赢得了钻石联赛舞台</text:span>
</text:h>
      <text:p text:style-name="P4">
作者: ['Олександр Тереверко']</text:p>
      <text:p text:style-name="P4">
时间: 2023-05-29T51:00:00-04:00</text:p>
      <text:p text:style-name="P4">
描述: Oprace在珍宝树上的三个Armyski Stribunki在乳头上发动了Minoi Vechora ...与乌克兰2022年的战争，与乌克兰的最新新闻，今天与乌克兰2022年的新闻战争，今天与乌克兰2022年的新闻战，乌克兰和俄罗斯之间的战争会以及乌克兰和俄罗斯之间的战争会，他们在2022年与乌克兰与乌克兰的战争，无论是否将在不久</text:p>
      <text:p text:style-name="P4">
图片: ['<text:a xlink:type="simple" xlink:href="https://armyinform.com.ua/wp-content/uploads/2023/05/2a34cc277aec9040.jpg" text:style-name="Internet_20_link" text:visited-style-name="Visited_20_Internet_20_Link">
2a34cc277aec9040.jpg</text:a>
']</text:p>
      <text:p text:style-name="P4">
标签: ['АРМІЙСЬКИЙ СПОРТ', 'ВТОРГНЕННЯ РФ', 'ЯРОСЛАВА МАГУЧІХ']</text:p>
      <text:p text:style-name="P4">
类别: News</text:p>
      <!--METADATA-->
      <text:p text:style-name="P4">
<draw:frame draw:style-name="fr1" draw:name="Image250" text:anchor-type="as-char" svg:width="6.9236in" svg:height="3.894525in" draw:z-index="0">
<draw:image xlink:href="../Images/AРМІЯINFORM/2023-05-29T51-00-00-04-00/2a34cc277aec9040.jpg" xlink:type="simple" xlink:show="embed" xlink:actuate="onLoad" draw:mime-type="image/jpeg"/>
</draw:frame>
昨晚，在摩尔多达巴特首都的田径比赛中，三支陆军的高高跳高开始：Yaroslav Maguchikh，Irina Gerashchenko和Yulia Levchenko。</text:p>
      <text:p text:style-name="P4">
当然，首先最喜欢的是Yaroslav Maguchih，他今天是世界上的世界评分，也是本赛季最佳成绩的作者。竞争该行业的乌克兰军队的竞争使Angelina Topichz Serbia Made Make Angelina Dubovitskaya来自Nadezhda Dubovitskaya。哈萨克斯坦。</text:p>
      <text:p text:style-name="P4">
Yaroslav Maguchich错过了首发高度-1.81m。IrinaGerashchenko从第二次开始了她的首次尝试，Yulia Levchenko。 下一个-1.87 M -Gerashchenko和第一次尝试，但Levchenko不服从，Julia停止意识到。</text:p>
      <text:p text:style-name="P4">
当法官将标准提高到1.91 m的高度时，该行业出现在该行业中。 其余的参与者没有应对这一高度，很明显，乌克兰氮将彼此玩耍，“黄金”和“银”。</text:p>
      <text:p text:style-name="P4">
1.95 M Maguchi的下一个高度进行了第二次尝试，Gerashchenko根本没有提交。 因此，Yaroslav成为赢家，但没有停止。 马格奇(Maguchi)呆在孤独的行业中，宣布自己的身高为2.01M。从雅罗斯拉夫(Yaroslav)的第一次尝试开始，很容易飞过酒吧，这引起了观众的吞咽。 对结果感到满意，军队停止了表演。</text:p>
      <text:p text:style-name="P4">
Yaroslav Maguchi赢得了钻石联赛的舞台，展现了本赛季的出色表现。 Yaroslav仍然是Svita的唯一运动员，他在2023年跳了2米和更高。</text:p>
      <text:p text:style-name="P4">
顺便说一句，去年，陆军还赢得了拉巴特钻石联盟的舞台。</text:p>
      <text:p text:style-name="P4">
News Source: <text:a xlink:type="simple" xlink:href="https://armyinform.com.ua/2023/05/29/armijka-yaroslava-maguchih-peremogla-na-etapi-diamantovoyi-ligy-z-novym-rekordom-sezonu/" text:style-name="Internet_20_link" text:visited-style-name="Visited_20_Internet_20_Link">
https://armyinform.com.ua/2023/05/29/armijka-yaroslava-maguchih-peremogla-na-etapi-diamantovoyi-ligy-z-novym-rekordom-sezonu/</text:a>
</text:p>
      <!--NEWS-->
      <text:h text:style-name="P10" text:outline-level="1">
<text:span text:style-name="T4">
早晨，俄罗斯军队在苏米地区开火：记录了近30个教区</text:span>
</text:h>
      <text:p text:style-name="P4">
作者: ['АРМІЯINFORM']</text:p>
      <text:p text:style-name="P4">
时间: 2023-05-29T52:00:00-04:00</text:p>
      <text:p text:style-name="P4">
描述: 该村庄在9:00 29 RosiSkis vissyskovi Trichi受到了Sumsko的主要小调困扰...与乌克兰2022年的战争，与乌克兰的战争是今天的最新新闻，这是与乌克兰2022年的新闻，今天将有今天的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5/original-2.jpg" text:style-name="Internet_20_link" text:visited-style-name="Visited_20_Internet_20_Link">
original-2.jpg</text:a>
']</text:p>
      <text:p text:style-name="P4">
标签: ['STOPRUSSIA', 'АГРЕСІЯ РФ', 'ВТОРГНЕННЯ РФ', 'СУМЩИНА', 'ХАРКІВСЬКИЙ ТРИБУНАЛ']</text:p>
      <text:p text:style-name="P4">
类别: News</text:p>
      <!--METADATA-->
      <text:p text:style-name="P4">
<draw:frame draw:style-name="fr1" draw:name="Image251" text:anchor-type="as-char" svg:width="6.9236in" svg:height="3.259862in" draw:z-index="0">
<draw:image xlink:href="../Images/AРМІЯINFORM/2023-05-29T52-00-00-04-00/original-2.jpg" xlink:type="simple" xlink:show="embed" xlink:actuate="onLoad" draw:mime-type="image/jpeg"/>
</draw:frame>
截至5月29日9:00，俄罗斯军队向边缘地区开火了三次。</text:p>
      <text:p text:style-name="P4">
关于它<text:a xlink:type="simple" xlink:href="https://t.me/ok_pivnich1/2893" text:style-name="Internet_20_link" text:visited-style-name="Visited_20_Internet_20_Link">
报告</text:a>
操作命令“北”。</text:p>
      <text:p text:style-name="P4">
<text:span text:style-name="T5">
从00:50到01:25固定</text:span>
<text:span text:style-name="T5">
 16教区</text:span>
<text:span text:style-name="T5">
，可能来自N.P.地区的炮兵。 中巴德。 </text:span>
从03:15到03:25，<text:span text:style-name="T4">
 3教区</text:span>
，可能来自NP地区的炮兵。 Katerynivka。 <text:span text:style-name="T5">
从07:45到08:00固定</text:span>
<text:span text:style-name="T5">
 10个教区</text:span>
*，大概在NP地区的迫击炮板为82毫米。 中巴德。</text:p>
      <text:p text:style-name="P4">
没有关于当地群体损失或对平民基础设施损失的信息。</text:p>
      <text:p text:style-name="P4">
News Source: <text:a xlink:type="simple" xlink:href="https://armyinform.com.ua/2023/05/29/zranku-rosijski-vijska-obstrilyuvaly-prykordonnya-sumshhyny-zafiksovano-majzhe-30-pryhodiv/" text:style-name="Internet_20_link" text:visited-style-name="Visited_20_Internet_20_Link">
https://armyinform.com.ua/2023/05/29/zranku-rosijski-vijska-obstrilyuvaly-prykordonnya-sumshhyny-zafiksovano-majzhe-30-pryhodiv/</text:a>
</text:p>
      <!--NEWS-->
      <text:h text:style-name="P10" text:outline-level="1">
<text:span text:style-name="T4">
国防部已开始对武装部队乌克兰兵役公民的规定制定修正案</text:span>
</text:h>
      <text:p text:style-name="P4">
作者: ['АРМІЯINFORM']</text:p>
      <text:p text:style-name="P4">
时间: 2023-05-29T53:00:00-04:00</text:p>
      <text:p text:style-name="P4">
描述: 乌克兰人的Vidnate办公室在Polivnna之前将Rod推到了有关通行的Zmin ...与乌克兰2022年的战争，与乌克兰与乌克兰的最新消息，今天与乌克兰的新闻，乌克兰2022年最后一次战争，乌克兰和俄罗斯和俄罗斯之间以及俄罗斯和俄罗斯之间的战争将发生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1/12/photo_2021-12-10_12-16-09.jpg" text:style-name="Internet_20_link" text:visited-style-name="Visited_20_Internet_20_Link">
photo_2021-12-10_12-16-09.jpg</text:a>
']</text:p>
      <text:p text:style-name="P4">
标签: ['АГРЕСІЯ РФ', 'ВТОРГНЕННЯ РФ', 'МІНІСТЕРСТВО ОБОРОНИ УКРАЇНИ']</text:p>
      <text:p text:style-name="P4">
类别: News</text:p>
      <!--METADATA-->
      <text:p text:style-name="P4">
<draw:frame draw:style-name="fr1" draw:name="Image252" text:anchor-type="as-char" svg:width="6.9236in" svg:height="4.608521in" draw:z-index="0">
<draw:image xlink:href="../Images/AРМІЯINFORM/2023-05-29T53-00-00-04-00/photo_2021-12-10_12-16-09.jpg" xlink:type="simple" xlink:show="embed" xlink:actuate="onLoad" draw:mime-type="image/jpeg"/>
</draw:frame>
国防部乌克兰</text:p>
      <text:p text:style-name="P4">
乌克兰国防部开始在乌克兰武装部队提供兵役的修正案，在该武装部队中，在该武装部队中，和平时期和特殊时期的服务规则将得到明确的监管。</text:p>
      <text:p text:style-name="P4">
关于这个<text:a xlink:type="simple" xlink:href="https://t.me/ministry_of_defense_ua/7637" text:style-name="Internet_20_link" text:visited-style-name="Visited_20_Internet_20_Link">
告知</text:a>
国防部乌克兰。</text:p>
      <text:p text:style-name="P4">
“军人将被任命为配备人员的职位，这与他们的实际军官相对应。 还将设置最低服务和最大服务条款。 任命更高职位将在评级本金上举行。 验证说：“军事人员的旋转将以获得必要的经验的方式引入。”</text:p>
      <text:p text:style-name="P4">
值得注意的是，将建议解雇其候选人的候选人被拒绝。</text:p>
      <text:p text:style-name="P4">
<text:span text:style-name="T4">
根据变更 - 北约员工管理标准。</text:span>
</text:p>
      <text:p text:style-name="P4">
“在开发，批准和考虑乌克兰部长的内阁之后，对武装部队乌克兰兵役公民的诉讼规定的修正乌克兰总统，” Umu说。</text:p>
      <text:p text:style-name="P4">
News Source: <text:a xlink:type="simple" xlink:href="https://armyinform.com.ua/2023/05/29/minoborony-rozpochalo-rozrobku-zmin-do-polozhennya-pro-prohodzhennya-gromadyanamy-ukrayiny-vijskovoyi-sluzhby-u-zsu/" text:style-name="Internet_20_link" text:visited-style-name="Visited_20_Internet_20_Link">
https://armyinform.com.ua/2023/05/29/minoborony-rozpochalo-rozrobku-zmin-do-polozhennya-pro-prohodzhennya-gromadyanamy-ukrayiny-vijskovoyi-sluzhby-u-zsu/</text:a>
</text:p>
      <!--NEWS-->
      <text:h text:style-name="P10" text:outline-level="1">
<text:span text:style-name="T4">
在乌克兰海峡被捕的乌克兰水手的法庭组织者威胁着15年的监狱</text:span>
</text:h>
      <text:p text:style-name="P4">
作者: ['АРМІЯINFORM']</text:p>
      <text:p text:style-name="P4">
时间: 2023-05-29T54:00:00-04:00</text:p>
      <text:p text:style-name="P4">
描述: Pid Hour在2014年的Crimsoi Pisvostrov的RosiSyans漫步在2014年的Rotts和Kolishniy ...与乌克兰2022年的战争，与乌克兰的最新新闻，今天与乌克兰的新闻战争，今天与乌克兰2022年的新闻战争，乌克兰和俄罗斯之间的战争将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povidomilo-pro-pidozru-zradniku-z-krimu-shho-organizovuvav-sudilishhe-nad-ukrainskimi-moryakami-yaki-u-2018-roci-potrapili-v-polon-u-kerchenskij-protoci.jpeg" text:style-name="Internet_20_link" text:visited-style-name="Visited_20_Internet_20_Link">
povidomilo-pro-pidozru-zradniku-z-krimu-shho-organizovuvav-sudilishhe-nad-ukrainskimi-moryakami-yaki-u-2018-roci-potrapili-v-polon-u-kerchenskij-protoci.jpeg</text:a>
']</text:p>
      <text:p text:style-name="P4">
标签: ['STOPRUSSIA', 'АГРЕСІЯ РФ', 'ВТОРГНЕННЯ РФ', 'ДБР', 'КОЛАБОРАНТИ']</text:p>
      <text:p text:style-name="P4">
类别: News</text:p>
      <!--METADATA-->
      <text:p text:style-name="P4">
<draw:frame draw:style-name="fr1" draw:name="Image253" text:anchor-type="as-char" svg:width="6.9236in" svg:height="4.329865in" draw:z-index="0">
<draw:image xlink:href="../Images/AРМІЯINFORM/2023-05-29T54-00-00-04-00/povidomilo-pro-pidozru-zradniku-z-krimu-shho-organizovuvav-sudilishhe-nad-ukrainskimi-moryakami-yaki-u-2018-roci-potrapili-v-polon-u-kerchenskij-protoci.jpeg" xlink:type="simple" xlink:show="embed" xlink:actuate="onLoad" draw:mime-type="image/jpeg"/>
</draw:frame>
在2014年克里米亚半岛俘虏俄罗斯人期间，这位前担保人担保人忽略了他的领导人的所有指示，决定搬到敌人的一边。 入侵者任命他为俄罗斯联邦和塞瓦斯托尔FSB的调查部门。</text:p>
      <text:p text:style-name="P4">
除其他外，合作者迫害了克里米亚塔塔尔活动家。 在他发起的刑事诉讼中，当地的Sudam -Tatar宗教组织被公认为是恐怖分子，其领导人被拘留并保持在不人道的条件下。</text:p>
      <text:p text:style-name="P4">
2018年，参与其中的人以这样一个事实，即他对乌克兰大门进行了判决，在从黑人到阿佐夫海过渡期间，俄罗斯人在克奇海峡占领了俄罗斯人。 在法庭上，他试图将所有被拘留的乌克兰人拘留在包括受伤的人在内的审判中心的拘留中心。</text:p>
      <text:p text:style-name="P4">
这位前乌克兰执法人员因缺席涉嫌处置和叛国罪而被告知。 本文的制裁规定了以意志提名的形式进行长达15年的惩罚。</text:p>
      <text:p text:style-name="P4">
<text:span text:style-name="T4">
来源：</text:span>
 <text:a xlink:type="simple" xlink:href="https://dbr.gov.ua/news/dbr-povidomilo-pro-pidozru-zradniku-z-krimu-shho-organizovuvav-sudilishhe-nad-ukrainskimi-moryakami-yaki-u-2018-roci-potrapili-v-polon-u-kerchenskij-protoci" text:style-name="Internet_20_link" text:visited-style-name="Visited_20_Internet_20_Link">
<text:span text:style-name="T5">
dbr</text:span>
</text:a>
</text:p>
      <text:p text:style-name="P4">
News Source: <text:a xlink:type="simple" xlink:href="https://armyinform.com.ua/2023/05/29/organizatoru-sudu-nad-ukrayinskymy-moryakamy-yaki-potrapyly-v-polon-u-kerchenskij-protoczi-zagrozhuye-15-rokiv-tyurmy/" text:style-name="Internet_20_link" text:visited-style-name="Visited_20_Internet_20_Link">
https://armyinform.com.ua/2023/05/29/organizatoru-sudu-nad-ukrayinskymy-moryakamy-yaki-potrapyly-v-polon-u-kerchenskij-protoczi-zagrozhuye-15-rokiv-tyurmy/</text:a>
</text:p>
      <!--NEWS-->
      <text:h text:style-name="P10" text:outline-level="1">
<text:span text:style-name="T4">
乌克兰朝利马方向的乌克兰军队由繁忙的边界保持着 - 亚历山大·西尔斯基（Alexander Sirsky）</text:span>
</text:h>
      <text:p text:style-name="P4">
作者: ['АРМІЯINFORM']</text:p>
      <text:p text:style-name="P4">
时间: 2023-05-29T55:00:00-04:00</text:p>
      <text:p text:style-name="P4">
描述: 在乌克兰政党的利曼斯科伊（Limanskoye）上，我的乌特里兹迪耶（Itrzdiye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syrskyj.jpg" text:style-name="Internet_20_link" text:visited-style-name="Visited_20_Internet_20_Link">
syrskyj.jpg</text:a>
']</text:p>
      <text:p text:style-name="P4">
标签: ['STOPRUSSIA', 'АГРЕСІЯ РФ', 'ВТОРГНЕННЯ РФ', 'ОЛЕКСАНДР СИРСЬКИЙ']</text:p>
      <text:p text:style-name="P4">
类别: News</text:p>
      <!--METADATA-->
      <text:p text:style-name="P4">
<draw:frame draw:style-name="fr1" draw:name="Image254" text:anchor-type="as-char" svg:width="6.9236in" svg:height="3.894525in" draw:z-index="0">
<draw:image xlink:href="../Images/AРМІЯINFORM/2023-05-29T55-00-00-04-00/syrskyj.jpg" xlink:type="simple" xlink:show="embed" xlink:actuate="onLoad" draw:mime-type="image/jpeg"/>
</draw:frame>
在利马方向上，乌克兰单位和单位继续保持占领的边界和立场。</text:p>
      <text:p text:style-name="P4">
关于它<text:a xlink:type="simple" xlink:href="https://t.me/osirskiy/92" text:style-name="Internet_20_link" text:visited-style-name="Visited_20_Internet_20_Link">
报告</text:a>
东部团体Vivsk的指挥官亚历山大·西尔斯基上校。</text:p>
      <text:p text:style-name="P4">
乌克兰军队反映了敌人在白人，有争议的，诺诺维斯克(Novoselivske，Tortian)地区前进的所有尝试，造成了他对全面和设备的巨大损失。</text:p>
      <text:p text:style-name="P4">
“他会见了执行前线纳塔尔热点任务的单位和单位指挥官。 共同讨论了事件发展的可能情景以及前线的当前状况。”亚历山大·西尔斯基上校说。</text:p>
      <text:p text:style-name="P4">
他补充说，乌克兰将尽快采取积极全面的行动，确定为他们做准备的特定任务。</text:p>
      <text:p text:style-name="P4">
此外，东部部队的指挥官感谢并授予第10届OGL的前士兵，第54 Ombr，第81 ODSBR，第95 ODSBR，第92 Ombr。</text:p>
      <text:p text:style-name="P4">
“从军官到士兵，每个有荣誉的人都履行了对乌克兰纳罗德的职责。 我们记得所有在战斗中死亡的人。 我们站着，我们将殴打，我们会做的!”  - 宣称上校亚历山大·西尔斯基(Alexander Sirsky)。</text:p>
      <text:p text:style-name="P4">
News Source: <text:a xlink:type="simple" xlink:href="https://armyinform.com.ua/2023/05/29/ukrayinski-vijska-na-lymanskomu-napryamku-stijko-utrymuyut-zajnyati-rubezhi-oleksandr-syrskyj/" text:style-name="Internet_20_link" text:visited-style-name="Visited_20_Internet_20_Link">
https://armyinform.com.ua/2023/05/29/ukrayinski-vijska-na-lymanskomu-napryamku-stijko-utrymuyut-zajnyati-rubezhi-oleksandr-syrskyj/</text:a>
</text:p>
      <!--NEWS-->
      <text:h text:style-name="P10" text:outline-level="1">
<text:span text:style-name="T4">
在恋爱的烟火中，中和近100件爆炸性物品</text:span>
</text:h>
      <text:p text:style-name="P4">
作者: ['АРМІЯINFORM']</text:p>
      <text:p text:style-name="P4">
时间: 2023-05-29T56:00:00-04:00</text:p>
      <text:p text:style-name="P4">
描述: 借出了28次伤害，乌克兰持有人服务的Pirotechnici Pikdrodrizhili ...与乌克兰2022年的战争，与乌克兰的最新新闻，今天与乌克兰的新闻战争，今天与乌克兰2022年的新闻战争，乌克兰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text:p>
      <text:p text:style-name="P4">
标签: ['STOPRUSSIA', 'АГРЕСІЯ РФ', 'ВІЙНА', 'ВТОРГНЕННЯ РФ', 'ДСНС УКРАЇНИ', 'РОЗМІНУВАННЯ']</text:p>
      <text:p text:style-name="P4">
类别: News</text:p>
      <!--METADATA-->
      <text:p text:style-name="P4">
<draw:frame draw:style-name="fr1" draw:name="Image255" text:anchor-type="as-char" svg:width="6.9236in" svg:height="3.896076in" draw:z-index="0">
<draw:image xlink:href="../Images/AРМІЯINFORM/2023-05-29T56-00-00-04-00/c0dcc28bebeeb3211a1b8c44265196e8.jpeg" xlink:type="simple" xlink:show="embed" xlink:actuate="onLoad" draw:mime-type="image/jpeg"/>
</draw:frame>
说明性照片</text:p>
      <text:p text:style-name="P4">
在5月28日<text:span text:style-name="T4">
的最后一天，乌克兰州政府服务处的烟火单位为紧急情况</text:span>
 41次**参与执行Demining。</text:p>
      <text:p text:style-name="P4">
关于它_ <text:a xlink:type="simple" xlink:href="https://dsns.gov.ua/uk/news/nadzvicaini-podiyi/informaciia-shhodo-diialnosti-pirotexnicnix-pidrozdiliv-dsns-118" text:style-name="Internet_20_link" text:visited-style-name="Visited_20_Internet_20_Link">
报告</text:a>
_苏联乌克兰。</text:p>
      <text:p text:style-name="P4">
发现，扣押和处置的烟火单元(清除)<text:span text:style-name="T4">
 3公顷</text:span>
的领土。</text:p>
      <text:p text:style-name="P4">
最常见的烟火单元工作：在Kharkiv地区18 533次，基辅地区-7807，Donetsk地区-5488，Mykolaiv地区-5000 -5000，Kherson地区-5158，Chernihiv -4648，Sumy，Sumy -2080 -2080 -2080，Wekkasy地区-Cherkasy地区-1110。</text:p>
      <text:p text:style-name="P4">
参考：393 126个单位和2891公斤爆炸物，包括2907天，自大规模军事入侵俄罗斯联邦在乌克兰领土上已被处置。 航空炸弹。 调查了约87 274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29/za-dobu-pirotehniky-dsns-zneshkodyly-majzhe-100-vybuhonebezpechnyh-predmetiv/" text:style-name="Internet_20_link" text:visited-style-name="Visited_20_Internet_20_Link">
https://armyinform.com.ua/2023/05/29/za-dobu-pirotehniky-dsns-zneshkodyly-majzhe-100-vybuhonebezpechnyh-predmetiv/</text:a>
</text:p>
      <!--NEWS-->
      <text:h text:style-name="P10" text:outline-level="1">
<text:span text:style-name="T4">
5月30日，将有关于我的水库的状况和前景的简报</text:span>
</text:h>
      <text:p text:style-name="P4">
作者: ['АРМІЯINFORM']</text:p>
      <text:p text:style-name="P4">
时间: 2023-05-29T57:00:00-04:00</text:p>
      <text:p text:style-name="P4">
描述: 在Vivtorok，2023年30人受伤，大约11:00在军事媒体酋长现场...与乌克兰2022年战争，今天与乌克兰的最新新闻，今天与乌克兰的新闻战争，今天与乌克兰2022年上次进行战争，将有一场战争在乌克兰和俄罗斯之间以及2022年与乌克兰的战争之间，将在不久的将来与乌克兰战争，乌克兰的战争，今天的乌克兰新闻，乌克兰的新闻，乌克兰媒体在俄罗斯的乌克兰新闻</text:p>
      <text:p text:style-name="P4">
图片: ['<text:a xlink:type="simple" xlink:href="https://armyinform.com.ua/wp-content/uploads/2023/05/349970634_1472340980263112_2054601699345904249_n-e1685348043905.jpg" text:style-name="Internet_20_link" text:visited-style-name="Visited_20_Internet_20_Link">
349970634_1472340980263112_2054601699345904249_n-e1685348043905.jpg</text:a>
']</text:p>
      <text:p text:style-name="P4">
标签: ['БРИФІНГ']</text:p>
      <text:p text:style-name="P4">
类别: News</text:p>
      <!--METADATA-->
      <text:p text:style-name="P4">
<draw:frame draw:style-name="fr1" draw:name="Image256" text:anchor-type="as-char" svg:width="6.9236in" svg:height="3.704126in" draw:z-index="0">
<draw:image xlink:href="../Images/AРМІЯINFORM/2023-05-29T57-00-00-04-00/349970634_1472340980263112_2054601699345904249_n-e1685348043905.jpg" xlink:type="simple" xlink:show="embed" xlink:actuate="onLoad" draw:mime-type="image/jpeg"/>
</draw:frame>
2023年5月30日，星期二，11:00在<text:a xlink:type="simple" xlink:href="https://www.facebook.com/permalink.php" text:style-name="Internet_20_link" text:visited-style-name="Visited_20_Internet_20_Link">
军事MediaCenter</text:a>
随着乌克兰人道主义需求组织负责人的参与，Serhiy Reva将在基辅，Chernihiv和其他DE工业领土的水库的状况和前景下进行。</text:p>
      <text:p text:style-name="P4">
在简报期间，将发布有关交换储层的统计数据，并将介绍水下脱水的无人机。</text:p>
      <text:p text:style-name="P4">
需要媒体代表的认证，并将持续到5月30日10:00。</text:p>
      <text:p text:style-name="P4">
认证申请应发送到：psmodu@post.mil.gov.uaiz，其名称，名字和记者的名字，出版物名称，请联系电话。</text:p>
      <text:p text:style-name="P4">
News Source: <text:a xlink:type="simple" xlink:href="https://armyinform.com.ua/2023/05/29/30-travnya-vidbudetsya-bryfing-shhodo-stanu-ta-perspektyv-rozminuvannya-ukrayinskyh-vodojm/" text:style-name="Internet_20_link" text:visited-style-name="Visited_20_Internet_20_Link">
https://armyinform.com.ua/2023/05/29/30-travnya-vidbudetsya-bryfing-shhodo-stanu-ta-perspektyv-rozminuvannya-ukrayinskyh-vodojm/</text:a>
</text:p>
      <!--NEWS-->
      <text:h text:style-name="P10" text:outline-level="1">
<text:span text:style-name="T4">
安娜·马利亚（Anna Malyar）：瓦格尼维特（Wagnerivtsi）开始从巴赫穆特（Bakhmut）派生单位，一支正规军来到他们的位置</text:span>
</text:h>
      <text:p text:style-name="P4">
作者: ['АРМІЯINFORM']</text:p>
      <text:p text:style-name="P4">
时间: 2023-05-29T58:00:00-04:00</text:p>
      <text:p text:style-name="P4">
描述: 在巴赫穆特（Bakhmut）的力量上，萨特沃（Suttєvo）的高级VOG的吨数已经消失了……与乌克兰2022年的战争，今天与乌克兰的最新新闻，《与乌克兰的新闻战争》，今天上次与乌克兰的新闻战争，乌克兰和俄罗斯和俄罗斯和俄罗斯和俄罗斯与俄罗斯与俄罗斯与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2/5f6a5523.jpg" text:style-name="Internet_20_link" text:visited-style-name="Visited_20_Internet_20_Link">
5f6a5523.jpg</text:a>
']</text:p>
      <text:p text:style-name="P4">
标签: ['АГРЕСІЯ РФ', 'БАХМУТСЬКИЙ НАПРЯМОК', 'ВТОРГНЕННЯ РФ', 'ГАННА МАЛЯР']</text:p>
      <text:p text:style-name="P4">
类别: News</text:p>
      <!--METADATA-->
      <text:p text:style-name="P4">
<draw:frame draw:style-name="fr1" draw:name="Image257" text:anchor-type="as-char" svg:width="6.9236in" svg:height="4.615733in" draw:z-index="0">
<draw:image xlink:href="../Images/AРМІЯINFORM/2023-05-29T58-00-00-04-00/5f6a5523.jpg" xlink:type="simple" xlink:show="embed" xlink:actuate="onLoad" draw:mime-type="image/jpeg"/>
</draw:frame>
Gannamaars。 照片：Dmitry Yurchenko /陆军</text:p>
      <text:p text:style-name="P4">
在巴赫穆特的方向上，敌人的进攻行动的强度大大增加，因为它取代了从“瓦格纳”到常规单位的部队，并试图朝着这一方向稳定防守。 欧里亚通过他们的行动极大地使敌人复杂化。</text:p>
      <text:p text:style-name="P4">
同时，如<text:a xlink:type="simple" xlink:href="https://t.me/annamaliar/801" text:style-name="Internet_20_link" text:visited-style-name="Visited_20_Internet_20_Link">
告知</text:a>
乌克兰安娜·马里亚尔(Anna Malyar)的副部长尚未实现敌方炮弹的强度。</text:p>
      <text:p text:style-name="P4">
“巴赫穆特。 Wagnerivtsi派出了他们的单位，而他们的位置是正规军。 我们的部队控制着飞机西南部的巴赫穆特郊区。 在北部，巴赫穆特的郊区也有一个敌方单位。 在巴赫穆特(Bakhmut)的南部，敌人试图定居并建立军队。”她说。</text:p>
      <text:p text:style-name="P4">
根据安娜·马利亚(Anna Malyar)的说法，截至昨天和今天早上，纳夫兰(Naflan)的晋升并未与其他任务有关。</text:p>
      <text:p text:style-name="P4">
News Source: <text:a xlink:type="simple" xlink:href="https://armyinform.com.ua/2023/05/29/ganna-malyar-vagnerivczi-pochaly-vyvodyty-pidrozdily-z-bahmuta-na-yihnye-miscze-zahodyt-regulyarna-armiya/" text:style-name="Internet_20_link" text:visited-style-name="Visited_20_Internet_20_Link">
https://armyinform.com.ua/2023/05/29/ganna-malyar-vagnerivczi-pochaly-vyvodyty-pidrozdily-z-bahmuta-na-yihnye-miscze-zahodyt-regulyarna-armiya/</text:a>
</text:p>
      <!--NEWS-->
      <text:h text:style-name="P10" text:outline-level="1">
<text:span text:style-name="T4">
FSB代理被拘留在Zaporozhye，后者在乌克兰“抓”俄罗斯导弹</text:span>
</text:h>
      <text:p text:style-name="P4">
作者: ['АРМІЯINFORM']</text:p>
      <text:p text:style-name="P4">
时间: 2023-05-29T59:00:00-04:00</text:p>
      <text:p text:style-name="P4">
描述: Zaporizhzhi的FSB PID特殊操作的CROURNO经纪人。 Yogo Vvedeni Rosiskis的背后...与乌克兰2022年的战争，与乌克兰的最新新闻，今天与乌克兰2022年的新闻战争，乌克兰与乌克兰之间的战争，乌克兰和俄罗斯之间的战争，何时将在2022年与乌克兰进行战争，是否会有，是否会有，是否会与乌克兰发生战争，是否会发生，是否会在不久的将来与乌克兰的战争，无论是与乌克兰的战争》，《与乌克兰与乌克兰的战争》，《今日乌克兰新闻》，乌克兰新闻，在俄罗斯的乌克兰媒体</text:p>
      <text:p text:style-name="P4">
图片: ['<text:a xlink:type="simple" xlink:href="https://armyinform.com.ua/wp-content/uploads/2023/05/56686e3a5779b908c65372da25ece3cd-e1685345404508.jpeg" text:style-name="Internet_20_link" text:visited-style-name="Visited_20_Internet_20_Link">
56686e3a5779b908c65372da25ece3cd-e1685345404508.jpeg</text:a>
']</text:p>
      <text:p text:style-name="P4">
标签: ['АГЕНТ ФСБ', 'АГРЕСІЯ РФ', 'ЗАПОРІЖЖЯ', 'СБУ']</text:p>
      <text:p text:style-name="P4">
类别: News</text:p>
      <!--METADATA-->
      <text:p text:style-name="P4">
<draw:frame draw:style-name="fr1" draw:name="Image258" text:anchor-type="as-char" svg:width="6.9236in" svg:height="4.379177in" draw:z-index="0">
<draw:image xlink:href="../Images/AРМІЯINFORM/2023-05-29T59-00-00-04-00/56686e3a5779b908c65372da25ece3cd-e1685345404508.jpeg" xlink:type="simple" xlink:show="embed" xlink:actuate="onLoad" draw:mime-type="image/jpeg"/>
</draw:frame>
在Zaporozhye的一次特殊操作中，FSB剂被拘留。 在他的瞄准下，音乐入侵者于今年4月在塔特拉瓦(Tatrava)周围在城市周围进行了一系列的火箭。 然后，由于敌人的炮击，3名当地人被杀。 30个私人房屋也被摧毁，该地区的一家非工业企业遭到破坏。 攻击者受到生命监禁的威胁。</text:p>
      <text:p text:style-name="P4">
关于它<text:a xlink:type="simple" xlink:href="https://ssu.gov.ua/novyny/sbu-zatrymala-kolyshnoho-deputatakomunista-zaporizkoi-miskrady-yakyi-navodyv-rosiiski-rakety-na-ukrainu" text:style-name="Internet_20_link" text:visited-style-name="Visited_20_Internet_20_Link">
报告</text:a>
乌克兰的安全服务。</text:p>
      <text:p text:style-name="P4">
根据调查，敌对的同事是共产主义的热情支持者，他在2001年因计划在乌克兰的州政变而被判入狱6年。</text:p>
      <text:p text:style-name="P4">
他获释后，他进入了禁忌共产党的当地分支机构，2015年是Zaporizhzhya市议会的代表将近半年。 他还是苏联军官联盟和不朽团的保护组织的一名参与者。</text:p>
      <text:p text:style-name="P4">
2022年底，他被FSB人事雇员招募，从事针对乌克兰的勘探和颠覆性活动。 为了执行敌对商品，俄罗斯代理商已经形成了自己的信息网络。 它是为居住在Zaporozhye的前“一方”的人存储的。 通过它“在黑暗中”，他收到了有关当前工业企业和关键基础设施的技术状况的信息。</text:p>
      <text:p text:style-name="P4">
然后，叛徒亲自去了地形，并对乌克兰物体进行了隐藏的照片和iDeo-固定。 收到的信息传达了俄罗斯联邦，以准备该地区领土的空袭。 敌人之后，贵族“报告”了他们对FSB的后果。</text:p>
      <text:p text:style-name="P4">
在被拘留者居住地进行搜索时，发现了与俄罗斯特殊服务进行交流的手机。 他还有大量禁止的共产主义象征主义。</text:p>
      <text:p text:style-name="P4">
根据该人的证据，该人被告知在戒得法中犯下的国家拥有的国家。 他目前正在拘留中。正在调查调查以确定犯罪的所有情况。</text:p>
      <text:p text:style-name="P4">
News Source: <text:a xlink:type="simple" xlink:href="https://armyinform.com.ua/2023/05/29/u-zaporizhzhi-zatrymano-agenta-fsb-yakyj-navodyv-rosijski-rakety-na-ukrayinu/" text:style-name="Internet_20_link" text:visited-style-name="Visited_20_Internet_20_Link">
https://armyinform.com.ua/2023/05/29/u-zaporizhzhi-zatrymano-agenta-fsb-yakyj-navodyv-rosijski-rakety-na-ukrayinu/</text:a>
</text:p>
      <!--NEWS-->
      <text:h text:style-name="P10" text:outline-level="1">
<text:span text:style-name="T4">
北约和北约开始了有关军事创新发展的新阶段</text:span>
</text:h>
      <text:p text:style-name="P4">
作者: ['АРМІЯINFORM']</text:p>
      <text:p text:style-name="P4">
时间: 2023-05-29T60:00:00-04:00</text:p>
      <text:p text:style-name="P4">
描述: ofitsiina to Expertits to Ukaryana IT在布鲁塞利，Schol Nutitishiahi ...与乌克兰2022年的战争，与乌克兰的最新新闻，今天与乌克兰的新闻，乌克兰2022年的新闻战争，乌克兰和俄罗斯之间的战争以及何时与俄罗斯之间的战争，何时，战争，战争，战争，战争，战争，战争，战争，战争，战争，战争，战争，战争，战争，战争，战争，战争，战争他们说，乌克兰在2022年将在不久的将来与乌克兰战争，他们说，今天与乌克兰的战争，今天的乌克兰新闻，乌克兰新闻，乌克兰媒体在俄罗斯的乌克兰媒体</text:p>
      <text:p text:style-name="P4">
图片: ['<text:a xlink:type="simple" xlink:href="https://armyinform.com.ua/wp-content/uploads/2023/05/nato-5.jpg" text:style-name="Internet_20_link" text:visited-style-name="Visited_20_Internet_20_Link">
nato-5.jpg</text:a>
']</text:p>
      <text:p text:style-name="P4">
标签: ['ВОЄННІ ІННОВАЦІЇ', 'МІНЦИФИ', 'НАТО']</text:p>
      <text:p text:style-name="P4">
类别: News</text:p>
      <!--METADATA-->
      <text:p text:style-name="P4">
<draw:frame draw:style-name="fr1" draw:name="Image259" text:anchor-type="as-char" svg:width="6.9236in" svg:height="3.894525in" draw:z-index="0">
<draw:image xlink:href="../Images/AРМІЯINFORM/2023-05-29T60-00-00-04-00/nato-5.jpg" xlink:type="simple" xlink:show="embed" xlink:actuate="onLoad" draw:mime-type="image/jpeg"/>
</draw:frame>
来自北约和乌克兰的官员和专家在布鲁塞尔开会，以确定科学技术领域的进一步合作方式。</text:p>
      <text:p text:style-name="P4">
关于它<text:a xlink:type="simple" xlink:href="https://www.nato.int/cps/en/natohq/news_215006.htm" text:style-name="Internet_20_link" text:visited-style-name="Visited_20_Internet_20_Link">
报告</text:a>
北约新闻服务。</text:p>
      <text:p text:style-name="P4">
在乌克兰 - 北约联合工作组的框架内，关于科学的语言合作的问题，北约安全秘书长戴维·范维尔(David Vanville)的新挑战乌克兰局长乌克兰·米米·费多罗夫(Mykhailo Fedorov)的Viceremier-Minister发起了创新的乌克兰乌克兰北约北约创新对话。</text:p>
      <text:p text:style-name="P4">
创新的对话旨在扩大乌克兰 - 纳斯塔(Ukraine-Nasta)的现有合作伙伴关系，交流商业和国防需求的创新生态系统的思想以及通过交换纳格斯(Nagus)获得的课程，这继续为俄罗斯积极的战争辩护。</text:p>
      <text:p text:style-name="P4">
“随着乌克兰人的勇气，我们尊重体现乌克兰武装部队的晒黑的创造力，敏捷性。 北约支持乌克兰，特别是在其创新努力中。 北约秘书长戴维·维尔(David Vile)说：“明天我们也明天会在经济重建中看到国内乌克兰创新生态系统的道路。”</text:p>
      <text:p text:style-name="P4">
同时，乌克兰Mikhail Fedorov的Viceremier-Minister <text:a xlink:type="simple" xlink:href="https://t.me/zedigital/3178" text:style-name="Internet_20_link" text:visited-style-name="Visited_20_Internet_20_Link">
Newed</text:a>
这已经开始了一个新的合作阶段，这与军事创新的追踪非常重要。</text:p>
      <text:p text:style-name="P4">
“联盟将为乌克兰发展提供专家支持。 此外，用于军事创新的资金模式和[勇敢1]的前景(https://armyinform.com.ua/2023/04/26/v-ukrayini-zapustyly-klaster-z-rozvytku-oboronnyh-tehnologij-brave1/)”， -  Mikhail Fedorov说。</text:p>
      <text:p text:style-name="P4">
News Source: <text:a xlink:type="simple" xlink:href="https://armyinform.com.ua/2023/05/29/minczyfry-ta-nato-rozpochaly-novyj-etap-spivpraczi-shhodo-rozvytku-voyennyh-innovaczij/" text:style-name="Internet_20_link" text:visited-style-name="Visited_20_Internet_20_Link">
https://armyinform.com.ua/2023/05/29/minczyfry-ta-nato-rozpochaly-novyj-etap-spivpraczi-shhodo-rozvytku-voyennyh-innovaczij/</text:a>
</text:p>
      <!--NEWS-->
      <text:h text:style-name="P10" text:outline-level="1">
<text:span text:style-name="T4">
乌克兰定居点的136每天解雇了俄罗斯联邦的军队</text:span>
</text:h>
      <text:p text:style-name="P4">
作者: ['АРМІЯINFORM']</text:p>
      <text:p text:style-name="P4">
时间: 2023-05-29T61:00:00-04:00</text:p>
      <text:p text:style-name="P4">
描述: Rosiyski Visyska的最后一遍是由乌克兰14个地区的Teritaran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4792a330-6c86-4b66-81f8-cab3b1c156ae.jpg" text:style-name="Internet_20_link" text:visited-style-name="Visited_20_Internet_20_Link">
4792a330-6c86-4b66-81f8-cab3b1c156ae.jpg</text:a>
']</text:p>
      <text:p text:style-name="P4">
标签: ['АГРЕСІЯ РФ', 'ВТОРГНЕННЯ РФ', 'ОБСТРІЛИ ІНФРАСТРУКТУРИ']</text:p>
      <text:p text:style-name="P4">
类别: News</text:p>
      <!--METADATA-->
      <text:p text:style-name="P4">
<draw:frame draw:style-name="fr1" draw:name="Image260" text:anchor-type="as-char" svg:width="6.9236in" svg:height="5.244627in" draw:z-index="0">
<draw:image xlink:href="../Images/AРМІЯINFORM/2023-05-29T61-00-00-04-00/4792a330-6c86-4b66-81f8-cab3b1c156ae.jpg" xlink:type="simple" xlink:show="embed" xlink:actuate="onLoad" draw:mime-type="image/jpeg"/>
</draw:frame>
在最后一天，俄罗斯军队开除了乌克兰14个地区的领土。</text:p>
      <text:p text:style-name="P4">
关于它<text:a xlink:type="simple" xlink:href="https://t.me/militarymediacenter/2073" text:style-name="Internet_20_link" text:visited-style-name="Visited_20_Internet_20_Link">
报告</text:a>
军事媒体中心。</text:p>
      <text:p text:style-name="P4">
来自不同类型的武器(迫击炮，坦克，炮兵，RSZV，打击乐器无人机，战略和战术航空)136个定居点和48个基础设施对象被解雇。</text:p>
      <text:p text:style-name="P4">
平民中有受伤，受害者人数被澄清。</text:p>
      <text:p text:style-name="P4">
News Source: <text:a xlink:type="simple" xlink:href="https://armyinform.com.ua/2023/05/29/136-naselenyh-punktiv-ukrayiny-obstrilyala-armiya-rf-za-dobu/" text:style-name="Internet_20_link" text:visited-style-name="Visited_20_Internet_20_Link">
https://armyinform.com.ua/2023/05/29/136-naselenyh-punktiv-ukrayiny-obstrilyala-armiya-rf-za-dobu/</text:a>
</text:p>
      <!--NEWS-->
      <text:h text:style-name="P10" text:outline-level="1">
<text:span text:style-name="T4">
乌克兰检察长办公室：有9万多名军事犯罪</text:span>
</text:h>
      <text:p text:style-name="P4">
作者: ['АРМІЯINFORM']</text:p>
      <text:p text:style-name="P4">
时间: 2023-05-29T6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29052023ua.jpg" text:style-name="Internet_20_link" text:visited-style-name="Visited_20_Internet_20_Link">
warcrime-29052023ua.jpg</text:a>
', '<text:a xlink:type="simple" xlink:href="https://armyinform.com.ua/wp-content/uploads/2023/05/warcrime-29052023en.jpg" text:style-name="Internet_20_link" text:visited-style-name="Visited_20_Internet_20_Link">
warcrime-29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61" text:anchor-type="as-char" svg:width="6.9236in" svg:height="4.448413in" draw:z-index="0">
<draw:image xlink:href="../Images/AРМІЯINFORM/2023-05-29T62-00-00-04-00/warcrime-29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29 <text:span text:style-name="T4">
 </text:span>
可能**注册：</text:p>
      <ul>
        <li>
90 013军事犯罪， * 17 259针对乌克兰国家安全的罪行。</li>
      </ul>
      <text:p text:style-name="P4">
此外，根据少年检察官的官方数据，<text:span text:style-name="T4">
 1469名因俄罗斯侵略而成为</text:span>
，包括：</text:p>
      <ul>
        <li>
483-儿童被杀， * 986-儿童因严重程度的不同程度受伤。</li>
      </ul>
      <text:p text:style-name="P4">
该部门强调，这些数字不是最终的，因为在暂时占据的有形领土上的积极战斗场所的安装中继续进行工作。</text:p>
      <text:p text:style-name="P4">
<draw:frame draw:style-name="fr1" draw:name="Image262" text:anchor-type="as-char" svg:width="6.9236in" svg:height="4.448413in" draw:z-index="0">
<draw:image xlink:href="../Images/AРМІЯINFORM/2023-05-29T62-00-00-04-00/warcrime-29052023en.jpg" xlink:type="simple" xlink:show="embed" xlink:actuate="onLoad" draw:mime-type="image/jpeg"/>
</draw:frame>
</text:p>
      <text:p text:style-name="P4">
News Source: <text:a xlink:type="simple" xlink:href="https://armyinform.com.ua/2023/05/29/ofis-genprokurora-ukrayiny-zadokumentovano-ponad-90-tysyach-voyennyh-zlochyniv/" text:style-name="Internet_20_link" text:visited-style-name="Visited_20_Internet_20_Link">
https://armyinform.com.ua/2023/05/29/ofis-genprokurora-ukrayiny-zadokumentovano-ponad-90-tysyach-voyennyh-zlochyniv/</text:a>
</text:p>
      <!--NEWS-->
      <text:h text:style-name="P10" text:outline-level="1">
<text:span text:style-name="T4">
乌克兰退伍军人克服了布鲁塞尔的20公里马拉松</text:span>
</text:h>
      <text:p text:style-name="P4">
作者: ['Олександр Тереверко']</text:p>
      <text:p text:style-name="P4">
时间: 2023-05-29T63:00:00-04:00</text:p>
      <text:p text:style-name="P4">
描述: 由贝尔格斯首都的粘贴，传统的20公里摩托罗特罗特罗式扎布斯“ 20公里……与乌克兰2022年的战争，与乌克兰的最新新闻，今天与乌克兰的新闻战争，今天与乌克兰2022年最后一次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foto1-7.jpg" text:style-name="Internet_20_link" text:visited-style-name="Visited_20_Internet_20_Link">
foto1-7.jpg</text:a>
', '<text:a xlink:type="simple" xlink:href="https://armyinform.com.ua/wp-content/uploads/2023/05/foto2-5.jpg" text:style-name="Internet_20_link" text:visited-style-name="Visited_20_Internet_20_Link">
foto2-5.jpg</text:a>
']</text:p>
      <text:p text:style-name="P4">
标签: ['ВЕТЕРАНИ', 'ВТОРГНЕННЯ РФ', 'ДОПОМОГА ПАРТНЕРІВ', 'СВІТ ПІДТРИМУЄ УКРАЇНУ']</text:p>
      <text:p text:style-name="P4">
类别: News</text:p>
      <!--METADATA-->
      <text:p text:style-name="P4">
<draw:frame draw:style-name="fr1" draw:name="Image263" text:anchor-type="as-char" svg:width="6.9236in" svg:height="3.513727in" draw:z-index="0">
<draw:image xlink:href="../Images/AРМІЯINFORM/2023-05-29T63-00-00-04-00/foto1-7.jpg" xlink:type="simple" xlink:show="embed" xlink:actuate="onLoad" draw:mime-type="image/jpeg"/>
</draw:frame>
上周日，传统的20公里de bruxeles排名在比利时首都举行，成千上万的支持者参加了比赛。 乌克兰战争罗马·卡什普尔(Russo-Ukrainian War Roman Kashpur)和两名尤里·科兹洛夫斯基(Yuri-Kozlovsky)和辛特利维奇(Cintilevich)的乌克兰退伍军人的代表也是马拉松河的中间。</text:p>
      <text:p text:style-name="P4">
2019年，一名军人罗马·卡什普尔(Roman Kashpur)在前线失去了腿，但尽管战争引起了战争，但并没有失去他的生活渴望。 他得到了运动的帮助。 “不要放弃，不要放下你的手!站起来，发现自己，搜索是康复，”是资深人士的生活信条。</text:p>
      <text:p text:style-name="P4">
Kashpur-A参与者和2021年“英雄游戏”项目的全乌克兰比赛的冠军，乌克兰在提名“ AN-26飞机的绘画”中的纪录持有者(16吨)残疾人。” 今年，罗马人已经在马拉松比赛中进行了完整的距离。 4月23日，他击败了42公里的伦敦马拉松比赛。 Kashpur成为战争中的第一个参加这场马拉松比赛。</text:p>
      <text:p text:style-name="P4">
布鲁塞尔比赛的另一位参与者尤里·科兹洛夫斯基(Yuri Kozlovsky)在2016年失去了脚步。他还是Invictus Games，Hero Games，Murf Challenge的参与者，当选为美国海军陆战队乌克兰国家队。</text:p>
      <text:p text:style-name="P4">
2014年，20公里比赛的第三名参加者在2014年，为卢甘斯克机场辩护。 他努力工作很多，以康复，由于他烦人的本性，他成功了。</text:p>
      <text:p text:style-name="P4">
<draw:frame draw:style-name="fr1" draw:name="Image264" text:anchor-type="as-char" svg:width="6.9236in" svg:height="6.352515in" draw:z-index="0">
<draw:image xlink:href="../Images/AРМІЯINFORM/2023-05-29T63-00-00-04-00/foto2-5.jpg" xlink:type="simple" xlink:show="embed" xlink:actuate="onLoad" draw:mime-type="image/jpeg"/>
</draw:frame>
在20公里的德布鲁塞莱斯新闻发布会上，我们的退伍军人希望他们会激发其他在布鲁塞尔马拉松比赛中遇到类似情况的防守者。</text:p>
      <text:p text:style-name="P4">
“我们要感谢乌克兰的志愿者以及乌克兰退伍军人访问布鲁塞尔·扬·布罗夫迪(Jan Brovdi)访问的志愿者，他对俄罗斯侵略的乌克兰和欧洲进行了捍卫。 “我们试图为他们提供支持和帮助，以使他们在服务期间面临的困难重返平民生活所需的帮助。”</text:p>
      <text:p text:style-name="P4">
来自乌克兰退伍军人参加布鲁塞尔竞赛的资金将获得一个支持基金会的“公民”，该基金会帮助乌克兰的军事人员组织他们的假肢。</text:p>
      <text:p text:style-name="P4">
News Source: <text:a xlink:type="simple" xlink:href="https://armyinform.com.ua/2023/05/29/ukrayinski-veterany-zdolaly-20-kilometrovyj-marafon-u-bryusseli/" text:style-name="Internet_20_link" text:visited-style-name="Visited_20_Internet_20_Link">
https://armyinform.com.ua/2023/05/29/ukrayinski-veterany-zdolaly-20-kilometrovyj-marafon-u-bryusseli/</text:a>
</text:p>
      <!--NEWS-->
      <text:h text:style-name="P10" text:outline-level="1">
<text:span text:style-name="T4">
德国将通过将爱国者制度放置在立陶宛来确保北约峰会的安全</text:span>
</text:h>
      <text:p text:style-name="P4">
作者: ['АРМІЯINFORM']</text:p>
      <text:p text:style-name="P4">
时间: 2023-05-29T64:00:00-04:00</text:p>
      <text:p text:style-name="P4">
描述: Nimuccini辩护的迷你建设说，Kraina移动他的爱国者Zi ...与乌克兰2022年的战争，与乌克兰的战争是今天的最新消息，与乌克兰的新闻战2022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atriot-1.jpg" text:style-name="Internet_20_link" text:visited-style-name="Visited_20_Internet_20_Link">
patriot-1.jpg</text:a>
']</text:p>
      <text:p text:style-name="P4">
标签: ['ВІЛЬНЮС', 'ЗРК PATRIOT', 'НІМЕЧЧИНА', 'САМІТУ НАТО']</text:p>
      <text:p text:style-name="P4">
类别: News</text:p>
      <!--METADATA-->
      <text:p text:style-name="P4">
<draw:frame draw:style-name="fr1" draw:name="Image265" text:anchor-type="as-char" svg:width="6.9236in" svg:height="3.894525in" draw:z-index="0">
<draw:image xlink:href="../Images/AРМІЯINFORM/2023-05-29T64-00-00-04-00/patriot-1.jpg" xlink:type="simple" xlink:show="embed" xlink:actuate="onLoad" draw:mime-type="image/jpeg"/>
</draw:frame>
德国国防部表示，该国将其单位从斯洛伐克迁移，并从波兰将其支持转移到立陶宛，以保护北约。</text:p>
      <text:p text:style-name="P4">
根据<text:a xlink:type="simple" xlink:href="https://twitter.com/BMVg_Bundeswehr/status/1662140404819542030" text:style-name="Internet_20_link" text:visited-style-name="Visited_20_Internet_20_Link">
语句</text:a>
，德国还将提供其他土地，空中和海洋以确保安全<text:a xlink:type="simple" xlink:href="https://armyinform.com.ua/2022/11/09/nastupnyj-samit-nato-vidbudetsya-vlitku-2023-roku-v-lytvi/" text:style-name="Internet_20_link" text:visited-style-name="Visited_20_Internet_20_Link">
北约峰会</text:a>
定于7月11日至12日。</text:p>
      <text:p text:style-name="P4">
“由于其各种能力，联合国将为北约的安全做出重大贡献。 它再次显示：我们很灵活，当需要时，您可以依靠同盟中的德国。 与我们的大学一起，我们表现出内在和外面的团结和团结。</text:p>
      <text:p text:style-name="P4">
回想一下2023年4月德国<text:a xlink:type="simple" xlink:href="https://armyinform.com.ua/2023/04/19/nimechchyna-nadala-ukrayini-chergovyj-paket-vijskovoyi-dopomogy-do-yakogo-vhodyt-zrk-patriot/" text:style-name="Internet_20_link" text:visited-style-name="Visited_20_Internet_20_Link">
提供</text:a>
乌克兰Srkpatrotiot。</text:p>
      <text:p text:style-name="P4">
News Source: <text:a xlink:type="simple" xlink:href="https://armyinform.com.ua/2023/05/29/nimechchyna-zabezpechyt-bezpeku-samitu-nato-rozmistyvshy-systemu-patriot-u-lytvi/" text:style-name="Internet_20_link" text:visited-style-name="Visited_20_Internet_20_Link">
https://armyinform.com.ua/2023/05/29/nimechchyna-zabezpechyt-bezpeku-samitu-nato-rozmistyvshy-systemu-patriot-u-lytvi/</text:a>
</text:p>
      <!--NEWS-->
      <text:h text:style-name="P10" text:outline-level="1">
<text:span text:style-name="T4">
有6艘敌军 - 战斗义务中黑海的武装部队海军</text:span>
</text:h>
      <text:p text:style-name="P4">
作者: ['АРМІЯINFORM']</text:p>
      <text:p text:style-name="P4">
时间: 2023-05-29T65:00:00-04:00</text:p>
      <text:p text:style-name="P4">
描述: 在Cherguvanni董事会的Chorny Morce上，我对6个小偷造船者感到兴奋，有两个人是Yakiki的两个人...与乌克兰2022年的战争，与乌克兰的战争是今天的最新消息，这是与乌克兰的新闻，与乌克兰2022年的新闻战争，最后一场新闻今天，乌克兰和俄罗斯之间的战争以及2022年战争时，乌克兰是否会在不久的将来与乌克兰进行战争，他们说，今天与乌克兰的战争，乌克兰今天的新闻，乌克兰新闻在乌克兰媒体的俄罗斯人</text:p>
      <text:p text:style-name="P4">
图片: ['<text:a xlink:type="simple" xlink:href="https://armyinform.com.ua/wp-content/uploads/2023/05/349750947_1083343686403664_7113009102742138329_n.jpg" text:style-name="Internet_20_link" text:visited-style-name="Visited_20_Internet_20_Link">
349750947_1083343686403664_7113009102742138329_n.jpg</text:a>
']</text:p>
      <text:p text:style-name="P4">
标签: ['STOPRUSSIA', 'АГРЕСІЯ РФ', 'ВІЙНА', 'ВМС ЗС УКРАЇНИ', 'ВТОРГНЕННЯ РФ']</text:p>
      <text:p text:style-name="P4">
类别: News</text:p>
      <!--METADATA-->
      <text:p text:style-name="P4">
在黑海中，战役中有6艘敌方船，由两架有翼的机芯导弹的载体采访，总计高达16枚导弹。 瓦索夫斯基海-1艘敌方船； 在地中海，战斗婚姻中最多有7艘敌方船只，其中包括1艘机芯翼导弹的载体，最多可达4枚火箭。</text:p>
      <text:p text:style-name="P4">
在他们的官方Facebook页面上有关它<text:a xlink:type="simple" xlink:href="https://www.facebook.com/navy.mil.gov.ua/posts/pfbid02SHr6xxYLDufmzz3mPMgbFG129HiyfNbEfJj2ywae2njC5drC1PJJ8ADFJfLgoaiNl" text:style-name="Internet_20_link" text:visited-style-name="Visited_20_Internet_20_Link">
报告</text:a>
乌克兰武装部队的海军。</text:p>
      <text:p text:style-name="P4">
<text:span text:style-name="T4">
每天，为了俄罗斯联邦的利益，凯奇·圣海峡的通过：</text:span>
</text:p>
      <text:p text:style-name="P4">
<text:span text:style-name="T5">
到Azov Sea -14艘船，其中3艘与Bosphorus海峡继续运动； </text:span>
到黑海-25艘船，其中9艘继续向Bosphorus的方向运动。</text:p>
      <text:p text:style-name="P4">
<draw:frame draw:style-name="fr1" draw:name="Image266" text:anchor-type="as-char" svg:width="6.9236in" svg:height="8.6545in" draw:z-index="0">
<draw:image xlink:href="../Images/AРМІЯINFORM/2023-05-29T65-00-00-04-00/349750947_1083343686403664_7113009102742138329_n.jpg" xlink:type="simple" xlink:show="embed" xlink:actuate="onLoad" draw:mime-type="image/jpeg"/>
</draw:frame>
<text:span text:style-name="T4">
俄罗斯联邦继续违反1974年《保护人类生命的国际公约》。(Solas)通过关闭自动识别系统(AIS)，纳粹船上的纳粹船只</text:span>
</text:p>
      <text:p text:style-name="P4">
News Source: <text:a xlink:type="simple" xlink:href="https://armyinform.com.ua/2023/05/29/dva-nosiyi-raket-kalibr-trymaye-rosiya-u-chornomu-mori-zagalnyj-zalp-do-16-raket-vms-zsu/" text:style-name="Internet_20_link" text:visited-style-name="Visited_20_Internet_20_Link">
https://armyinform.com.ua/2023/05/29/dva-nosiyi-raket-kalibr-trymaye-rosiya-u-chornomu-mori-zagalnyj-zalp-do-16-raket-vms-zsu/</text:a>
</text:p>
      <!--NEWS-->
      <text:h text:style-name="P10" text:outline-level="1">
<text:span text:style-name="T4">
敌人今天袭击了乌克兰，可能是“ Iskander” -Yuri Ignat</text:span>
</text:h>
      <text:p text:style-name="P4">
作者: ['АРМІЯINFORM']</text:p>
      <text:p text:style-name="P4">
时间: 2023-05-29T66:00:00-04:00</text:p>
      <text:p text:style-name="P4">
描述: -Syogodni潜水员Buli Zastosovani火箭，Yaki乘Balredic交通飞行。...与乌克兰2022年的战争，与乌克兰与乌克兰的最新新闻，今天与乌克兰的新闻今天上次与乌克兰的新闻战争，乌克兰和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2823539.jpg" text:style-name="Internet_20_link" text:visited-style-name="Visited_20_Internet_20_Link">
2823539.jpg</text:a>
']</text:p>
      <text:p text:style-name="P4">
标签: ['STOPRUSSIA', 'АГРЕСІЯ РФ', 'ВІЙНА', 'ВТОРГНЕННЯ РФ', 'ІСКАНДЕРИ', 'ЮРІЙ ІГНАТ']</text:p>
      <text:p text:style-name="P4">
类别: News</text:p>
      <!--METADATA-->
      <text:p text:style-name="P4">
<draw:frame draw:style-name="fr1" draw:name="Image267" text:anchor-type="as-char" svg:width="6.9236in" svg:height="4.369813in" draw:z-index="0">
<draw:image xlink:href="../Images/AРМІЯINFORM/2023-05-29T66-00-00-04-00/2823539.jpg" xlink:type="simple" xlink:show="embed" xlink:actuate="onLoad" draw:mime-type="image/jpeg"/>
</draw:frame>
说明性照片</text:p>
      <ul>
        <li>
这一天，导弹被用来在弹道岩中飞行。 以前，这些是“ Isanders”。 它们是不同的修改。 这是Iskander-M-A弹道导弹和Iskander-K-wing。 C-300和C-400复合物可能已合并，空军空军的发言人 - 彩色Yuri Ignat在空军的空气上报道。</li>
      </ul>
      <text:p text:style-name="P4">
据他说，敌人袭击的方向是来自陆地综合体北部。 Iskanders拥有数百公里，他们可以获得乌克兰地区。</text:p>
      <text:p text:style-name="P4">
<text:span text:style-name="T5">
准备的伊戈尔·贝雷辛斯基</text:span>
</text:p>
      <text:p text:style-name="P4">
News Source: <text:a xlink:type="simple" xlink:href="https://armyinform.com.ua/2023/05/29/vorog-atakuvav-sogodni-ukrayinu-jmovirno-iskanderamy-yurij-ignat/" text:style-name="Internet_20_link" text:visited-style-name="Visited_20_Internet_20_Link">
https://armyinform.com.ua/2023/05/29/vorog-atakuvav-sogodni-ukrayinu-jmovirno-iskanderamy-yurij-ignat/</text:a>
</text:p>
      <!--NEWS-->
      <text:h text:style-name="P10" text:outline-level="1">
<text:span text:style-name="T4">
美国退伍军人纪念当天国防部感谢美国人民的非凡支持</text:span>
</text:h>
      <text:p text:style-name="P4">
作者: ['АРМІЯINFORM']</text:p>
      <text:p text:style-name="P4">
时间: 2023-05-29T67:00:00-04:00</text:p>
      <text:p text:style-name="P4">
描述: 美国在美国，帕姆·雅蒂（Pam'yati Veterani）的那天，雅基（Yaki）被所有维金（Vikhin I Zbroany）振作起来...与乌克兰2022年的战争，与乌克兰的《今日新闻》（Today News）与乌克兰的最新新闻，与乌克兰的新闻战争，与乌克兰2022年的新闻战争，今天昨天倒数第二，威尔，威尔·威尔（Will Will Will）乌克兰与俄罗斯之间发生战争，何时在2022年与乌克兰的战争将在不久的将来与乌克兰发生战争</text:p>
      <text:p text:style-name="P4">
图片: ['<text:a xlink:type="simple" xlink:href="https://armyinform.com.ua/wp-content/uploads/2023/05/minoborony-den-pamyati-veteraniv-ssha.jpg" text:style-name="Internet_20_link" text:visited-style-name="Visited_20_Internet_20_Link">
minoborony-den-pamyati-veteraniv-ssha.jpg</text:a>
']</text:p>
      <text:p text:style-name="P4">
标签: ['STOPRUSSIA', 'АГРЕСІЯ РФ', 'ВЕТЕРАНИ США', 'ВТОРГНЕННЯ РФ', "ДЕНЬ ПАМ'ЯТІ", 'МІНІСТЕРСТВО ОБОРОНИ УКРАЇНИ']</text:p>
      <text:p text:style-name="P4">
类别: News</text:p>
      <!--METADATA-->
      <text:p text:style-name="P4">
<draw:frame draw:style-name="fr1" draw:name="Image268" text:anchor-type="as-char" svg:width="6.9236in" svg:height="6.9236in" draw:z-index="0">
<draw:image xlink:href="../Images/AРМІЯINFORM/2023-05-29T67-00-00-04-00/minoborony-den-pamyati-veteraniv-ssha.jpg" xlink:type="simple" xlink:show="embed" xlink:actuate="onLoad" draw:mime-type="image/jpeg"/>
</draw:frame>
今天，美国庆祝了在美国捍卫自由和民主的所有武装冲突中死亡的退伍军人的纪念日。</text:p>
      <text:p text:style-name="P4">
乌克兰国防部在[Facebook]上的官方页面上(https://www.facebook.com/MinistryofDefence.UA/posts/pfbid0p13WDb1edh1s9QE32837XiTUyWdFoqEMoFXS7TnFWk7ucMR2i7u4jMuDw2LkWQFhl)它指出，美国社会认为公民义务是要记住任何过早死亡的人，以争取这个人闻名的民主理想。</text:p>
      <text:p text:style-name="P4">
“与友好的美国人民一起，我们尊重勇气，决心美国的懒惰战士。 同时，我们回想起并倾向于赢得生命的乌克兰捍卫者的预遭和英雄主义的头脑，保护乌克兰免受俄罗斯侵略者的侵害。 我感谢美国朋友在我们争取独立的斗争中对乌克兰的非凡支持。”</text:p>
      <text:p text:style-name="P4">
News Source: <text:a xlink:type="simple" xlink:href="https://armyinform.com.ua/2023/05/29/minoborony-u-den-pamyati-veteraniv-ssha-podyakuvalo-amerykanskomu-narodu-za-nadzvychajnu-pidtrymku-ukrayiny/" text:style-name="Internet_20_link" text:visited-style-name="Visited_20_Internet_20_Link">
https://armyinform.com.ua/2023/05/29/minoborony-u-den-pamyati-veteraniv-ssha-podyakuvalo-amerykanskomu-narodu-za-nadzvychajnu-pidtrymku-ukrayiny/</text:a>
</text:p>
      <!--NEWS-->
      <text:h text:style-name="P10" text:outline-level="1">
<text:span text:style-name="T4">
Gro Mo“ Artan”特种部队准备战斗</text:span>
</text:h>
      <text:p text:style-name="P4">
作者: ['АРМІЯINFORM']</text:p>
      <text:p text:style-name="P4">
时间: 2023-05-29T68:00:00-04:00</text:p>
      <text:p text:style-name="P4">
描述: 关于乌克兰大师的牛头。 Zbro在我们手中，是一个良好的冷酷无情的人...与乌克兰2022年的战争，与乌克兰的最新新闻战争，今天与乌克兰2022年的新闻战争，乌克兰和俄罗斯和俄罗斯之间以及何时会发动战争他们说，与乌克兰的战争将在2022年与乌克兰进行战争，在不久的将来，乌克兰与乌克兰与乌克兰的战争，今天的乌克兰新闻，乌克兰的新闻，乌克兰媒体在俄罗斯的乌克兰新闻</text:p>
      <text:p text:style-name="P4">
图片: []</text:p>
      <text:p text:style-name="P4">
标签: ['STOPRUSSIA', 'АГРЕСІЯ РФ', 'ВІЙНА', 'ВТОРГНЕННЯ РФ', 'ГУР МО УКРАЇНИ']</text:p>
      <text:p text:style-name="P4">
类别: News</text:p>
      <!--METADATA-->
      <text:p text:style-name="P4">
关于它<text:a xlink:type="simple" xlink:href="https://www.youtube.com/watch" text:style-name="Internet_20_link" text:visited-style-name="Visited_20_Internet_20_Link">
报告</text:a>
古尔·穆克兰(Gur Munukrain)。</text:p>
      <text:p text:style-name="P4">
武器掌握在我们手中的武器，勇敢的心的呼唤使我们前进。</text:p>
      <text:p text:style-name="P4">
News Source: <text:a xlink:type="simple" xlink:href="https://armyinform.com.ua/2023/05/29/speczpidrozdil-gur-mo-artan-gotovyj-do-boyu/" text:style-name="Internet_20_link" text:visited-style-name="Visited_20_Internet_20_Link">
https://armyinform.com.ua/2023/05/29/speczpidrozdil-gur-mo-artan-gotovyj-do-boyu/</text:a>
</text:p>
      <!--NEWS-->
      <text:h text:style-name="P10" text:outline-level="1">
<text:span text:style-name="T4">
该公约将加强国家在调查种族灭绝罪，危害人类罪和战争罪的合作</text:span>
</text:h>
      <text:p text:style-name="P4">
作者: ['АРМІЯINFORM']</text:p>
      <text:p text:style-name="P4">
时间: 2023-05-29T69:00:00-04:00</text:p>
      <text:p text:style-name="P4">
描述: 在地铁站的网络，卢布尔雅那，斯洛文尼亚，诱人的机器人是外交的...与乌克兰2022年的战争，与乌克兰的战争是今天的最新消息，今天与乌克兰的新闻战2022，今天的最后一场新闻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5/mudra.jpg" text:style-name="Internet_20_link" text:visited-style-name="Visited_20_Internet_20_Link">
mudra.jpg</text:a>
']</text:p>
      <text:p text:style-name="P4">
标签: ['STOPRUSSIA', 'АГРЕСІЯ РФ', 'ВІЙНА', 'ВОЄННІ ЗЛОЧИНИ', 'ВТОРГНЕННЯ РФ', 'ЗЛОЧИНИ ПРОТИ ЛЮДЯНОСТІ', 'МІЖНАРОДНЕ СПІВРОБІТНИЦТВО']</text:p>
      <text:p text:style-name="P4">
类别: News</text:p>
      <!--METADATA-->
      <text:p text:style-name="P4">
<draw:frame draw:style-name="fr1" draw:name="Image269" text:anchor-type="as-char" svg:width="6.9236in" svg:height="4.615733in" draw:z-index="0">
<draw:image xlink:href="../Images/AРМІЯINFORM/2023-05-29T69-00-00-04-00/mudra.jpg" xlink:type="simple" xlink:show="embed" xlink:actuate="onLoad" draw:mime-type="image/jpeg"/>
</draw:frame>
最近，在斯洛文尼亚共和国Lyublyana，已完成有关国际工人在调查和人格中的准备和通过的机器人会议(斯洛文尼亚，荷兰，比利时，阿根廷，蒙古，塞内加尔)在2011年，另外80个。</text:p>
      <text:p text:style-name="P4">
这在[消息]中说明了(https://www.kmu.gov.ua/news/iryna-mudra-pryiniattia-novoi-konventsii-maie-posylyty-spivrobitnytstvo-derzhav-u-rozsliduvanni-ta-pokaranni-za-zlochyn-henotsydu-zlochyny-proty-liudianosti-voienni-zlochyny)在乌克兰执行当局的一个网港上。</text:p>
      <text:p text:style-name="P4">
在工作过程中，由司法副部长伊琳娜·穆德拉(Irina Mududra)领导的乌克兰代表团与代表团以及其他52个其他参与国家和16个保护状态的代表团已经收获并同意了新的多边国际条约的文本，成为一项全球仪器在国际有罪不罚的斗争中。违反国际人道主义法。</text:p>
      <text:p text:style-name="P4">
随着公约生效的生效，将引入现代国际合作机制，以刑事案件的国际合作机制，这将导致对种族灭绝罪，反裁判罪和战争罪的犯罪起诉。</text:p>
      <text:p text:style-name="P4">
根据公约的合作涵盖了法院的收据，预审的机构和检察官国际法律援助办公室在收集中的收据，以及引渡被涉嫌被定罪的人的人引渡到此类人犯罪，并试图通过隐藏国外避免犯罪责任。</text:p>
      <text:p text:style-name="P4">
根据伊琳娜·怀斯(Irina Wise)的说法，乌克兰在刑事诉讼中，在刑事诉讼中，乌克兰的统治措施有效合作，在调查种族灭绝，危害人类犯罪，战争犯罪，在俄罗斯反对俄罗斯战争期间犯下的战争罪行，有效合作乌克兰，从欧洲大陆以及亚洲，非洲以及南美和北美国家引渡了战争罪犯。</text:p>
      <text:p text:style-name="P4">
该公约将于2024年1月在海牙开幕(荷兰).</text:p>
      <text:p text:style-name="P4">
他们强调有必要继续支持俄罗斯的参考，包括建立一个有关侵略性，国际薪酬机制和没收俄罗斯资产的特别法庭。</text:p>
      <text:p text:style-name="P4">
News Source: <text:a xlink:type="simple" xlink:href="https://armyinform.com.ua/2023/05/29/konvencziya-posylyt-spivrobitnycztvo-derzhav-u-rozsliduvanni-zlochynu-genoczydu-zlochyniv-proty-lyudyanosti-ta-voyennyh-zlochyniv/" text:style-name="Internet_20_link" text:visited-style-name="Visited_20_Internet_20_Link">
https://armyinform.com.ua/2023/05/29/konvencziya-posylyt-spivrobitnycztvo-derzhav-u-rozsliduvanni-zlochynu-genoczydu-zlochyniv-proty-lyudyanosti-ta-voyennyh-zlochyniv/</text:a>
</text:p>
      <!--NEWS-->
      <text:h text:style-name="P10" text:outline-level="1">
<text:span text:style-name="T4">
空军摧毁了今天袭击基辅地区的11个“伊斯坎德人”</text:span>
</text:h>
      <text:p text:style-name="P4">
作者: ['АРМІЯINFORM']</text:p>
      <text:p text:style-name="P4">
时间: 2023-05-29T70:00:00-04:00</text:p>
      <text:p text:style-name="P4">
描述: Syogodnis，29岁的旅行者，在Vrieg的11:30 AM敌人接近敌人，这是一个健康打击。乌克兰与俄罗斯之间的战争以及2022年与乌克兰的战争将在不久的将来与乌克兰发生战争</text:p>
      <text:p text:style-name="P4">
图片: ['<text:a xlink:type="simple" xlink:href="https://armyinform.com.ua/wp-content/uploads/2022/10/ppo.jpg" text:style-name="Internet_20_link" text:visited-style-name="Visited_20_Internet_20_Link">
ppo.jpg</text:a>
']</text:p>
      <text:p text:style-name="P4">
标签: ['АГРЕСІЯ РФ', 'ВАЛЕРІЙ ЗАЛУЖНИЙ', 'ВТОРГНЕННЯ РФ', 'КИЇВЩИНА', 'ОТРК ІСКАНДЕР-М']</text:p>
      <text:p text:style-name="P4">
类别: News</text:p>
      <!--METADATA-->
      <text:p text:style-name="P4">
<draw:frame draw:style-name="fr1" draw:name="Image270" text:anchor-type="as-char" svg:width="6.9236in" svg:height="3.899934in" draw:z-index="0">
<draw:image xlink:href="../Images/AРМІЯINFORM/2023-05-29T70-00-00-04-00/ppo.jpg" xlink:type="simple" xlink:show="embed" xlink:actuate="onLoad" draw:mime-type="image/jpeg"/>
</draw:frame>
今天，5月29日，大约11:30敌人<text:a xlink:type="simple" xlink:href="https://armyinform.com.ua/2023/05/29/pid-chas-nichnoyi-ataky-zahysnyky-neba-znyshhyly-67-vorozhyh-povitryanyh-czilej-po-ukrayini/" text:style-name="Internet_20_link" text:visited-style-name="Visited_20_Internet_20_Link">
第二</text:a>
为了生产乌克兰的火箭罢工。 他用OTRC“ Iskander”袭击了Kyivshchyna区域主义和有翼的火箭。</text:p>
      <text:p text:style-name="P4">
关于它<text:a xlink:type="simple" xlink:href="https://t.me/CinCAFU/507" text:style-name="Internet_20_link" text:visited-style-name="Visited_20_Internet_20_Link">
写</text:a>
武装部队总司令瓦莱里·扎卢兹尼在电报中。</text:p>
      <text:p text:style-name="P4">
“总共发行了11枚导弹：Iskander-M和Iskander-K来自最北端。 所有目标都被防空部队和手段摧毁了。”</text:p>
      <text:p text:style-name="P4">
News Source: <text:a xlink:type="simple" xlink:href="https://armyinform.com.ua/2023/05/29/syly-ppo-znyshhyly-11-iskanderiv-yakymy-atakuvaly-kyyivshhynu/" text:style-name="Internet_20_link" text:visited-style-name="Visited_20_Internet_20_Link">
https://armyinform.com.ua/2023/05/29/syly-ppo-znyshhyly-11-iskanderiv-yakymy-atakuvaly-kyyivshhynu/</text:a>
</text:p>
      <!--NEWS-->
      <text:h text:style-name="P10" text:outline-level="1">
<text:span text:style-name="T4">
11年将在敖德萨的酒吧里度过，后者为占领者筹集资金</text:span>
</text:h>
      <text:p text:style-name="P4">
作者: ['АРМІЯINFORM']</text:p>
      <text:p text:style-name="P4">
时间: 2023-05-29T71:00:00-04:00</text:p>
      <text:p text:style-name="P4">
描述: Zibrano祝福在合奏会议室中的求婚，Yak关闭了Fisnannsuvannya频道...与乌克兰2022年的战争，与乌克兰的战争是今天的最新消息，今天与乌克兰2022年的新闻战争，今天会有一场战争，会有一场战争，会有一场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3/05/photo_2023-05-29_12-01-40.jpg" text:style-name="Internet_20_link" text:visited-style-name="Visited_20_Internet_20_Link">
photo_2023-05-29_12-01-40.jpg</text:a>
']</text:p>
      <text:p text:style-name="P4">
标签: ['STOPRUSSIA', 'АГРЕСІЯ РФ', 'ВТОРГНЕННЯ РФ', 'КОЛАБОРАНТИ', 'СБУ']</text:p>
      <text:p text:style-name="P4">
类别: News</text:p>
      <!--METADATA-->
      <text:p text:style-name="P4">
<draw:frame draw:style-name="fr1" draw:name="Image271" text:anchor-type="as-char" svg:width="6.9236in" svg:height="4.609964in" draw:z-index="0">
<draw:image xlink:href="../Images/AРМІЯINFORM/2023-05-29T71-00-00-04-00/photo_2023-05-29_12-01-40.jpg" xlink:type="simple" xlink:show="embed" xlink:actuate="onLoad" draw:mime-type="image/jpeg"/>
</draw:frame>
收集了敌方设备的无可争议的证据，这已经确立了DNR战斗人员的关税。 它在去年12月第二次12月的矛盾措施中被拘留。</text:p>
      <text:p text:style-name="P4">
根据调查，恶性因素是当地居民。 它的两个亲戚在2016年加入了DNR Sparta恐怖组织的行列，并与乌克兰东部的反恐行动作战。 在大规模入侵两种储蓄的开始之初，这是俄罗斯联邦武装部队南部军事巡回赛的常规单位的一部分，并参与了玛丽奥波尔和赫尔森地区的一部分。</text:p>
      <text:p text:style-name="P4">
该妇女了解到居住者的后勤支持水平较低后，为她们组织了筹款活动。 为此，使者和禁止的社交网络“ Vkontakte”和“同学”发布了一条消息，要求向入侵者提供现金援助。</text:p>
      <text:p text:style-name="P4">
此外，她还附上了一张照片，上面写着俄罗斯银行卡的详细信息，该卡属于交战亲戚的同居者。</text:p>
      <text:p text:style-name="P4">
根据收集的证据，法院裁定了侵略者缺席的男因罪名成立，并任命了她11年零4个月被没收的监禁。</text:p>
      <text:p text:style-name="P4">
<text:span text:style-name="T4">
来源：</text:span>
 _ <text:a xlink:type="simple" xlink:href="https://t.me/SBUkr/8453" text:style-name="Internet_20_link" text:visited-style-name="Visited_20_Internet_20_Link">
SBU</text:a>
_</text:p>
      <text:p text:style-name="P4">
News Source: <text:a xlink:type="simple" xlink:href="https://armyinform.com.ua/2023/05/29/11-rokiv-tyurmy-otrymala-odesytka-yaka-organizuvala-zbir-groshej-dlya-okupantiv/" text:style-name="Internet_20_link" text:visited-style-name="Visited_20_Internet_20_Link">
https://armyinform.com.ua/2023/05/29/11-rokiv-tyurmy-otrymala-odesytka-yaka-organizuvala-zbir-groshej-dlya-okupantiv/</text:a>
</text:p>
      <!--NEWS-->
      <text:h text:style-name="P10" text:outline-level="1">
<text:span text:style-name="T4">
在波兰，正在对乌克兰军队进行战斗医疗培训</text:span>
</text:h>
      <text:p text:style-name="P4">
作者: ['АРМІЯINFORM']</text:p>
      <text:p text:style-name="P4">
时间: 2023-05-29T72:00:00-04:00</text:p>
      <text:p text:style-name="P4">
描述: Viiskovovoskovski Zsu通过Polshi的专业Boygov Medicna Pidgotovk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medical03.jpg" text:style-name="Internet_20_link" text:visited-style-name="Visited_20_Internet_20_Link">
medical03.jpg</text:a>
', '<text:a xlink:type="simple" xlink:href="https://armyinform.com.ua/wp-content/uploads/2023/05/medical02-1-150x150.jpg" text:style-name="Internet_20_link" text:visited-style-name="Visited_20_Internet_20_Link">
medical02-1-150x150.jpg</text:a>
', '<text:a xlink:type="simple" xlink:href="https://armyinform.com.ua/wp-content/uploads/2023/05/medical01-150x150.jpg" text:style-name="Internet_20_link" text:visited-style-name="Visited_20_Internet_20_Link">
medical01-150x150.jpg</text:a>
']</text:p>
      <text:p text:style-name="P4">
标签: ['ДОПОМОГА ПАРТНЕРІВ', 'МЕДИЧНА ПІДГОТОВКА', 'НАВЧАННЯ ВІЙСЬКОВИХ', 'ПОЛЬЩА', 'СВІТ ПІДТРИМУЄ УКРАЇНУ']</text:p>
      <text:p text:style-name="P4">
类别: News</text:p>
      <!--METADATA-->
      <text:p text:style-name="P4">
<draw:frame draw:style-name="fr1" draw:name="Image272" text:anchor-type="as-char" svg:width="6.9236in" svg:height="3.894525in" draw:z-index="0">
<draw:image xlink:href="../Images/AРМІЯINFORM/2023-05-29T72-00-00-04-00/medical03.jpg" xlink:type="simple" xlink:show="embed" xlink:actuate="onLoad" draw:mime-type="image/jpeg"/>
</draw:frame>
武装部队军人正在Vpolshi接受专门的战斗医疗培训。</text:p>
      <text:p text:style-name="P4">
关于它<text:a xlink:type="simple" xlink:href="https://www.facebook.com/GeneralStaff.ua/posts/pfbid0yZwUp7BRqcw9gRZe2jEbbF52wnAbLhMAXM2HJZcjHcLRZrPRfXbbhz8J9CsU2iCvl" text:style-name="Internet_20_link" text:visited-style-name="Visited_20_Internet_20_Link">
报告</text:a>
武装部队的总人员。</text:p>
      <text:p text:style-name="P4">
按照标准“在战斗人员的背景下对伤员的战术援助”的培训，是在武装丝绸，英国和波兰的指导下进行的，作为武装丝绸和轨道运营的一部分手术。</text:p>
      <text:p text:style-name="P4">
在本课程中，乌克兰军队将学会为其兄弟和会议提供重要的救援援助。</text:p>
      <text:p text:style-name="P4">
<text:a xlink:type="simple" xlink:href="https://armyinform.com.ua/wp-content/uploads/2023/05/medical02-1.jpg" text:style-name="Internet_20_link" text:visited-style-name="Visited_20_Internet_20_Link">
!(Images/AРМІЯINFORM/2023-05-29T72-00-00-04-00/medical02-1-150x150.jpg)</text:a>
</text:p>
      <text:p text:style-name="P4">
<text:a xlink:type="simple" xlink:href="https://armyinform.com.ua/wp-content/uploads/2023/05/medical01.jpg" text:style-name="Internet_20_link" text:visited-style-name="Visited_20_Internet_20_Link">
<draw:frame draw:style-name="fr1" draw:name="Image273" text:anchor-type="as-char" svg:width="6.9236in" svg:height="6.9236in" draw:z-index="0">
<draw:image xlink:href="../Images/AРМІЯINFORM/2023-05-29T72-00-00-04-00/medical01-150x150.jpg" xlink:type="simple" xlink:show="embed" xlink:actuate="onLoad" draw:mime-type="image/jpeg"/>
</draw:frame>
</text:a>
乌克兰武装部队的军事人员也将能够将获得的价值观和经验转移给其他士兵，继续反对非法入侵俄罗斯人的斗争。</text:p>
      <text:p text:style-name="P4">
News Source: <text:a xlink:type="simple" xlink:href="https://armyinform.com.ua/2023/05/29/u-polshhi-vidbuvayetsya-bojova-medychna-pidgotovka-ukrayinskyh-vijskovyh/" text:style-name="Internet_20_link" text:visited-style-name="Visited_20_Internet_20_Link">
https://armyinform.com.ua/2023/05/29/u-polshhi-vidbuvayetsya-bojova-medychna-pidgotovka-ukrayinskyh-vijskovyh/</text:a>
</text:p>
      <!--NEWS-->
      <text:h text:style-name="P10" text:outline-level="1">
<text:span text:style-name="T4">
在与Hun Saint的对话中，国家元首指出了在柬埔寨的Demining专家的准备工作</text:span>
</text:h>
      <text:p text:style-name="P4">
作者: ['АРМІЯINFORM']</text:p>
      <text:p text:style-name="P4">
时间: 2023-05-29T73:00:00-04:00</text:p>
      <text:p text:style-name="P4">
描述: 乌克兰沃迪米尔Zelensky Zelensmov Rozmov Z Preministome的总统...与乌克兰2022年的战争，与乌克兰的最新新闻战争，今天与乌克兰2022年上次与乌克兰的新闻战争，乌克兰和俄罗斯与乌克兰之间的战争将与乌克兰之间的战争他们说，在2022年，无论是否有一年，是否会在不久的将来与乌克兰进行战争</text:p>
      <text:p text:style-name="P4">
图片: ['<text:a xlink:type="simple" xlink:href="https://armyinform.com.ua/wp-content/uploads/2023/05/2f7b39cd-52ec-4463-a371-7dd4e2dc0678.jpg" text:style-name="Internet_20_link" text:visited-style-name="Visited_20_Internet_20_Link">
2f7b39cd-52ec-4463-a371-7dd4e2dc0678.jpg</text:a>
']</text:p>
      <text:p text:style-name="P4">
标签: ['ВОЛОДИМИР ЗЕЛЕНСЬКИЙ', 'ПРЕЗИДЕНТ УКРАЇНИ', 'ПРЕМʼЄР-МІНІСТР КАМБОДЖІ', 'ХУН СЕН']</text:p>
      <text:p text:style-name="P4">
类别: News</text:p>
      <!--METADATA-->
      <text:p text:style-name="P4">
<draw:frame draw:style-name="fr1" draw:name="Image274" text:anchor-type="as-char" svg:width="6.9236in" svg:height="4.615733in" draw:z-index="0">
<draw:image xlink:href="../Images/AРМІЯINFORM/2023-05-29T73-00-00-04-00/2f7b39cd-52ec-4463-a371-7dd4e2dc0678.jpg" xlink:type="simple" xlink:show="embed" xlink:actuate="onLoad" draw:mime-type="image/jpeg"/>
</draw:frame>
乌克兰沃迪米尔·泽伦斯基(Ukraine Volodymyr Zelensky)总统与柬埔寨总理匈奴(Hun Saint)进行了电话交谈。 在谈话期间，国家元首感谢政府Vambodzi的基本立场，以支持乌克兰的主权和领土持久性。</text:p>
      <text:p text:style-name="P4">
关于它<text:a xlink:type="simple" xlink:href="https://t.me/V_Zelenskiy_official/6403" text:style-name="Internet_20_link" text:visited-style-name="Visited_20_Internet_20_Link">
写</text:a>
乌克兰Utelegram-channel总裁。</text:p>
      <text:p text:style-name="P4">
“我注意到了乌克兰矿山专家的Camboda的准备。我要继续进行这种合作。 他谈到了乌克兰的米鲁塔公式，邀请坎波达加入其实施的特定步骤。”总统说。</text:p>
      <text:p text:style-name="P4">
News Source: <text:a xlink:type="simple" xlink:href="https://armyinform.com.ua/2023/05/29/glava-derzhavy-u-rozmovi-z-hun-senom-vidznachyv-pidgotovku-u-kambodzhi-ukrayinskyh-speczialistiv-iz-rozminuvannya/" text:style-name="Internet_20_link" text:visited-style-name="Visited_20_Internet_20_Link">
https://armyinform.com.ua/2023/05/29/glava-derzhavy-u-rozmovi-z-hun-senom-vidznachyv-pidgotovku-u-kambodzhi-ukrayinskyh-speczialistiv-iz-rozminuvannya/</text:a>
</text:p>
      <!--NEWS-->
      <text:h text:style-name="P10" text:outline-level="1">
<text:span text:style-name="T4">
这将增强武装部队的战斗能力：总统感谢丹麦增加乌克兰基金的资金</text:span>
</text:h>
      <text:p text:style-name="P4">
作者: ['АРМІЯINFORM']</text:p>
      <text:p text:style-name="P4">
时间: 2023-05-29T74:00:00-04:00</text:p>
      <text:p text:style-name="P4">
描述: 乌克兰沃罗迪米尔·泽伦斯基总统关于这些人，sho daniga zbilshil finannanuvannya ...与乌克兰2022年的战争，与乌克兰的最新新闻，今天与乌克兰2022年的新闻战争，今天与乌克兰的新闻战争，乌克兰和俄罗斯之间的战争将与俄罗斯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1/zelenskyj-studenty.jpg" text:style-name="Internet_20_link" text:visited-style-name="Visited_20_Internet_20_Link">
zelenskyj-studenty.jpg</text:a>
']</text:p>
      <text:p text:style-name="P4">
标签: ['ВОЛОДИМИР ЗЕЛЕНСЬКИЙ', 'ВТОРГНЕННЯ РФ', 'ДОПОМОГА ПАРТНЕРІВ', 'КОРОЛІВСТВО ДАНІЯ', 'СВІТ ПІДТРИМУЄ УКРАЇНУ']</text:p>
      <text:p text:style-name="P4">
类别: News</text:p>
      <!--METADATA-->
      <text:p text:style-name="P4">
<draw:frame draw:style-name="fr1" draw:name="Image275" text:anchor-type="as-char" svg:width="6.9236in" svg:height="4.613273in" draw:z-index="0">
<draw:image xlink:href="../Images/AРМІЯINFORM/2023-05-29T74-00-00-04-00/zelenskyj-studenty.jpg" xlink:type="simple" xlink:show="embed" xlink:actuate="onLoad" draw:mime-type="image/jpeg"/>
</draw:frame>
乌克兰沃迪米尔·泽伦斯基总统报道说，丹麦将基金会的资金增加了26亿美元。这一步骤将援引乌克兰国防军在与俄罗斯联邦斗争中的战斗能力。</text:p>
      <text:p text:style-name="P4">
国家元首在[Twitter]中写了有关它的文章。(https://twitter.com/ZelenskyyUa/status/1663138989832826883)“我感谢民间(<text:span text:style-name="T5">
丹麦donpaya议会 -  ed .</text:span>
)，丹麦人和丹麦人民决定将资金的资金增加26亿美元。这一切实的捐款将在短期和中期增加武装部队的战斗能力。 我们的力量是团结!”  -  Volodymyr Zelenskyy说。</text:p>
      <text:p text:style-name="P4">
回想一下，5月26日，在哥本哈根尼布卢(Copenhagenibulo)的乌克兰投资论坛上<text:a xlink:type="simple" xlink:href="https://armyinform.com.ua/2023/05/27/daniya-vidkryla-speczialnyj-investyczijnyj-fond-dlya-ukrayiny-na-sumu-v-1-mlrd-kron/" text:style-name="Internet_20_link" text:visited-style-name="Visited_20_Internet_20_Link">
宣布</text:a>
通过丹麦投资基金的社会计划为丹麦王室提供了10亿个冠军，约为1.33亿美元。</text:p>
      <text:p text:style-name="P4">
News Source: <text:a xlink:type="simple" xlink:href="https://armyinform.com.ua/2023/05/29/cze-posylyt-bojovi-mozhlyvosti-zsu-prezydent-podyakuvav-daniyi-za-zbilshennya-finansuvannya-ukrayinskogo-fondu/" text:style-name="Internet_20_link" text:visited-style-name="Visited_20_Internet_20_Link">
https://armyinform.com.ua/2023/05/29/cze-posylyt-bojovi-mozhlyvosti-zsu-prezydent-podyakuvav-daniyi-za-zbilshennya-finansuvannya-ukrayinskogo-fondu/</text:a>
</text:p>
      <!--NEWS-->
      <text:h text:style-name="P10" text:outline-level="1">
<text:span text:style-name="T4">
国防部根据战时的挑战来完善内部审计的方法和方法</text:span>
</text:h>
      <text:p text:style-name="P4">
作者: ['АРМІЯINFORM']</text:p>
      <text:p text:style-name="P4">
时间: 2023-05-29T75:00:00-04:00</text:p>
      <text:p text:style-name="P4">
描述: Pidkhodiv的Rozrok新方法进行了该部有组织的内部审计...与乌克兰2022年的战争，与乌克兰与乌克兰的最新新闻，《与乌克兰的新闻战》 2022年是今天的最后一场，将在乌克兰与俄罗斯与俄罗斯，俄罗斯和俄罗斯与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0/04/20160206.jpg" text:style-name="Internet_20_link" text:visited-style-name="Visited_20_Internet_20_Link">
20160206.jpg</text:a>
']</text:p>
      <text:p text:style-name="P4">
标签: ['ВНУТРІШНІЙ АУДИТ', 'МОУ', 'ОЛЕКСАНДР ТИТКОВСЬКИЙ']</text:p>
      <text:p text:style-name="P4">
类别: News</text:p>
      <!--METADATA-->
      <text:p text:style-name="P4">
<draw:frame draw:style-name="fr1" draw:name="Image276" text:anchor-type="as-char" svg:width="6.9236in" svg:height="3.840589in" draw:z-index="0">
<draw:image xlink:href="../Images/AРМІЯINFORM/2023-05-29T75-00-00-04-00/20160206.jpg" xlink:type="simple" xlink:show="embed" xlink:actuate="onLoad" draw:mime-type="image/jpeg"/>
</draw:frame>
国防部和乌克兰武装部队内部审计组织的新方法和方法的发展持续不断地按照战时的挑战。</text:p>
      <text:p text:style-name="P4">
这是由乌克兰国防部内部审计部主任亚历山大·泰特科夫斯基(Alexander Titkovsky)在内部审计研究所CIIA西南会议上的一次会议上进行的。</text:p>
      <ul>
        <li>
在一场大规模战争的背景下，对我们而言，重要的是防止无效地使用财务和物质资源，并以充分的信心向乌克兰国防部提供美德，合法性和效率的原则在所有军事活动领域中都被观察到。</li>
      </ul>
      <text:p text:style-name="P4">
据他介绍，尽管州政府国家的大规模入侵造成了挑战，但成功的内部审计物种的成功引入和行为，例如对内部控制系统和风险管理的有效性审核，基本活动过程的有效性，合规性和法规审核以及法规。北约标准。</text:p>
      <ul>
        <li>
2023年，乌克兰国防部长Alexei Reznikov批准了一项规划审计，该审计首先是基于对国防部和武装部队主要程序的效率的研究，例如组织和进行组织和进行。该官员说，武器和军事装备，处理材料和技术援助的使用，使用预算基金与昂贵的计划等。</li>
      </ul>
      <text:p text:style-name="P4">
此外，正如Oleksandr Titkovsky指出的那样，在主要任务中，根据计划，内部审计师开始使用新型的软件，即Korovay和Logfas。</text:p>
      <text:p text:style-name="P4">
乌克兰国防部内部审计部主任感谢外国合作伙伴在与俄罗斯侵略者作斗争中的支持，强调为乌克兰的胜利而开放进行进一步合作。</text:p>
      <text:p text:style-name="P4">
<text:span text:style-name="T4">
资料来源：</text:span>
 <text:a xlink:type="simple" xlink:href="https://www.mil.gov.ua/news/2023/05/29/minoboroni-vdoskonalyue-metodi-i-pidhodi-do-organizaczii-vnutrishnogo-auditu-vidpovidno-do-viklikiv-voennogo-chasu/" text:style-name="Internet_20_link" text:visited-style-name="Visited_20_Internet_20_Link">
__乌克兰国防部_</text:a>
</text:p>
      <text:p text:style-name="P4">
News Source: <text:a xlink:type="simple" xlink:href="https://armyinform.com.ua/2023/05/29/minoborony-vdoskonalyuye-metody-i-pidhody-do-organizacziyi-vnutrishnogo-audytu-vidpovidno-do-vyklykiv-voyennogo-chasu/" text:style-name="Internet_20_link" text:visited-style-name="Visited_20_Internet_20_Link">
https://armyinform.com.ua/2023/05/29/minoborony-vdoskonalyuye-metody-i-pidhody-do-organizacziyi-vnutrishnogo-audytu-vidpovidno-do-vyklykiv-voyennogo-chasu/</text:a>
</text:p>
      <!--NEWS-->
      <text:h text:style-name="P10" text:outline-level="1">
<text:span text:style-name="T4">
Gur对火箭袭击做出了反应：我们的答案不会延迟</text:span>
</text:h>
      <text:p text:style-name="P4">
作者: ['АРМІЯINFORM']</text:p>
      <text:p text:style-name="P4">
时间: 2023-05-29T76:00:00-04:00</text:p>
      <text:p text:style-name="P4">
描述: Pislaya到工作的Bastical Masters指示的刺激性Proskavatia 29 Aditions ...与乌克兰2022年的战争，与乌克兰的最新新闻战争，今天与乌克兰2022年的新闻战争，乌克兰与俄罗斯和俄罗斯之间以及俄罗斯和俄罗斯之间的战争，他们说，乌克兰在2022年是否会有一年的时间，在不久的将来是否会与乌克兰进行战争</text:p>
      <text:p text:style-name="P4">
图片: ['<text:a xlink:type="simple" xlink:href="https://armyinform.com.ua/wp-content/uploads/2023/05/bez-imeni-10.jpg" text:style-name="Internet_20_link" text:visited-style-name="Visited_20_Internet_20_Link">
bez-imeni-10.jpg</text:a>
']</text:p>
      <text:p text:style-name="P4">
标签: ['АГРЕСІЯ РФ', 'ВТОРГНЕННЯ РФ', 'ГУР МОУ', 'КИРИЛО БУДАНОВ', 'РАКЕТНА АТАКА']</text:p>
      <text:p text:style-name="P4">
类别: News</text:p>
      <!--METADATA-->
      <text:p text:style-name="P4">
<draw:frame draw:style-name="fr1" draw:name="Image277" text:anchor-type="as-char" svg:width="6.9236in" svg:height="4.252244in" draw:z-index="0">
<draw:image xlink:href="../Images/AРМІЯINFORM/2023-05-29T76-00-00-04-00/bez-imeni-10.jpg" xlink:type="simple" xlink:show="embed" xlink:actuate="onLoad" draw:mime-type="image/jpeg"/>
</draw:frame>
恐怖分子俄罗斯于2023年5月29日袭击乌克兰之后，乌克兰国防部的主要情报局负责不会丢失。</text:p>
      <text:p text:style-name="P4">
关于它<text:a xlink:type="simple" xlink:href="https://gur.gov.ua/content/cherhova-sproba-terorystychnykh-dii-rf-vkotre-zaznala-porazky-nachalnyk-hur-mo-ukrainy-kyrylo-budanov.html" text:style-name="Internet_20_link" text:visited-style-name="Visited_20_Internet_20_Link">
报告</text:a>
Gur Mou。</text:p>
      <text:p text:style-name="P4">
“所有仍然相信，相信俄罗斯联合会的人，或者可能被乌克兰吓倒的梦想，我想让你不高兴 - 不是这样：每个人都在工作场所并继续执行他们的工作场所。”乌克兰军事情报负责人。</text:p>
      <text:p text:style-name="P4">
西里尔·布·巴塔诺夫(Cyril Budanov)强调说：“所有试图恐吓我们的人，梦想他会带来一些效果，您很快就会后悔。 我们的答案将很短。 很快每个人都会看到一切。”</text:p>
      <text:p text:style-name="P4">
News Source: <text:a xlink:type="simple" xlink:href="https://armyinform.com.ua/2023/05/29/gur-vidreaguvalo-na-raketni-ataky-chergova-sproba-terorystychnyh-dij-rf-vkotre-zaznala-porazky/" text:style-name="Internet_20_link" text:visited-style-name="Visited_20_Internet_20_Link">
https://armyinform.com.ua/2023/05/29/gur-vidreaguvalo-na-raketni-ataky-chergova-sproba-terorystychnyh-dij-rf-vkotre-zaznala-porazky/</text:a>
</text:p>
      <!--NEWS-->
      <text:h text:style-name="P10" text:outline-level="1">
<text:span text:style-name="T4">
为了谅解备忘录的利益，已将超过500万的Hryvnias收取了乌克兰州的预算</text:span>
</text:h>
      <text:p text:style-name="P4">
作者: ['АРМІЯINFORM']</text:p>
      <text:p text:style-name="P4">
时间: 2023-05-29T77:00:00-04:00</text:p>
      <text:p text:style-name="P4">
描述: 对于乌克兰人的主权预算，它被Hryvnia 533 Hryvnias拖拉了非闲逛的Viconnia ...与乌克兰2022年的战争，与乌克兰的战争是今天的最新新闻，这是与乌克兰2022年的新闻战争，这是今天的最后一场，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1/03/minoborony.jpg" text:style-name="Internet_20_link" text:visited-style-name="Visited_20_Internet_20_Link">
minoborony.jpg</text:a>
']</text:p>
      <text:p text:style-name="P4">
标签: ['МОУ', 'СПЕЦІАЛІЗОВАНА ПРОКУРАТУРА У ВІЙСЬКОВІЙ ТА ОБОРОННІЙ СФЕРІ']</text:p>
      <text:p text:style-name="P4">
类别: News</text:p>
      <!--METADATA-->
      <text:p text:style-name="P4">
<draw:frame draw:style-name="fr1" draw:name="Image278" text:anchor-type="as-char" svg:width="6.9236in" svg:height="4.609964in" draw:z-index="0">
<draw:image xlink:href="../Images/AРМІЯINFORM/2023-05-29T77-00-00-04-00/minoborony.jpg" xlink:type="simple" xlink:show="embed" xlink:actuate="onLoad" draw:mime-type="image/jpeg"/>
</draw:frame>
乌克兰州的国家预算已被指控<text:span text:style-name="T4">
 5.33千</text:span>
的执行州合同维修特殊用途设备。</text:p>
      <text:p text:style-name="P4">
关于它<text:a xlink:type="simple" xlink:href="https://vppnr.gp.gov.ua/ua/news.html" text:style-name="Internet_20_link" text:visited-style-name="Visited_20_Internet_20_Link">
报告</text:a>
中央地区国防领域的专业检察官办公室的新闻服务。</text:p>
      <text:p text:style-name="P4">
2020年12月，乌克兰国防部与国家拥有的企业之间的州合同缔结了一项合同，以履行工程和交付州国防命令。</text:p>
      <text:p text:style-name="P4">
与合同条款相反，承包商不符合合同中指定的一项供应产品的SEBETE负债。</text:p>
      <text:p text:style-name="P4">
Kyiv专业检察官办公室在军事和国防sconcentral地区上了法庭 乌克兰法律“检察官办公室”的第23条。</text:p>
      <text:p text:style-name="P4">
2023年1月31日，基辅商业法院的裁决满足了基辅特别检察官办公室的声明，要求从相应制裁的企业中恢复，以确保不当执行国家合同以维修技术使用。</text:p>
      <text:p text:style-name="P4">
News Source: <text:a xlink:type="simple" xlink:href="https://armyinform.com.ua/2023/05/29/na-koryst-mou-do-derzhbyudzhetu-ukrayiny-styagnuto-ponad-piv-miljona-gryven/" text:style-name="Internet_20_link" text:visited-style-name="Visited_20_Internet_20_Link">
https://armyinform.com.ua/2023/05/29/na-koryst-mou-do-derzhbyudzhetu-ukrayiny-styagnuto-ponad-piv-miljona-gryven/</text:a>
</text:p>
      <!--NEWS-->
      <text:h text:style-name="P10" text:outline-level="1">
<text:span text:style-name="T4">
CCDCOE成员身份的乌克兰代表团首先参加了该中心执行委员会的会议</text:span>
</text:h>
      <text:p text:style-name="P4">
作者: ['АРМІЯINFORM']</text:p>
      <text:p text:style-name="P4">
时间: 2023-05-29T78:00:00-04:00</text:p>
      <text:p text:style-name="P4">
描述: 来自塔利尼乌克兰代表团的Syogodnis，29岁的Herbalop，来自Zavodannin Kerivny的命运...与乌克兰2022年的战争，与乌克兰与乌克兰2022年的最新新闻，乌克兰的新闻战争，乌克兰与乌克兰的新闻战争，乌克兰和俄罗斯和俄罗斯和俄罗斯和俄罗斯之间的战争将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347248413_169028842806530_1388117925557216235_n.jpg" text:style-name="Internet_20_link" text:visited-style-name="Visited_20_Internet_20_Link">
347248413_169028842806530_1388117925557216235_n.jpg</text:a>
']</text:p>
      <text:p text:style-name="P4">
标签: ['CCDCOE', 'КІБЕРБЕЗПЕКА', 'КІБЕРОБОРОНА ДЕРЖАВИ', 'РНБО УКРАЇНИ']</text:p>
      <text:p text:style-name="P4">
类别: News</text:p>
      <!--METADATA-->
      <text:p text:style-name="P4">
<draw:frame draw:style-name="fr1" draw:name="Image279" text:anchor-type="as-char" svg:width="6.9236in" svg:height="3.277171in" draw:z-index="0">
<draw:image xlink:href="../Images/AРМІЯINFORM/2023-05-29T78-00-00-04-00/347248413_169028842806530_1388117925557216235_n.jpg" xlink:type="simple" xlink:show="embed" xlink:actuate="onLoad" draw:mime-type="image/jpeg"/>
</draw:frame>
今天，5月29日，在塔林，乌克兰代表团参加了联合中心委员会的会议(ccdcoe).</text:p>
      <text:p text:style-name="P4">
Про це <text:a xlink:type="simple" xlink:href="https://www.rnbo.gov.ua/ua/Diialnist/6372.html" text:style-name="Internet_20_link" text:visited-style-name="Visited_20_Internet_20_Link">
повідомляє</text:a>
乌克兰的国家安全和防御。</text:p>
      <text:p text:style-name="P4">
乌克兰代表团主席 - 乌克兰国家安全委员会副秘书Serhiy Demedyuk指出，在加入北约的途中，举起乌克兰VCCDCOE的旗帜是我国在我国迈出的重要一步。</text:p>
      <text:p text:style-name="P4">
“乌克兰被迫在八年以上的恐怖分子上捍卫其独立性，在网络空间中表现出很高的抵抗力。 但是，俄罗斯黑客不仅对我们国家，而且对全世界都是威胁。 为了确保整个民主世界的切线价值观的国际安全，我们必须将塔拉兹与一个共同的敌人团结起来。” Sergey Demedyuk说。</text:p>
      <text:p text:style-name="P4">
此外，乌克兰NSDC的副秘书也感谢乌克兰领先的护理委员会成员，并指出CCDCOE在我们国家发行的中心方面表现出了统一性。</text:p>
      <text:p text:style-name="P4">
回想一下，2023年5月16日，乌克兰成为CCDCOE的正式成员，成为关注国家的持有人。 乌克兰进入该中心的加入与我国的重要相关，以加强网络安全和cybroborons的国际互动。</text:p>
      <text:p text:style-name="P4">
News Source: <text:a xlink:type="simple" xlink:href="https://armyinform.com.ua/2023/05/29/ukrayinska-delegacziya-u-statusi-chlena-ccdcoe-vpershe-vzyala-uchast-u-zasidanni-kerivnogo-komitetu-czentru/" text:style-name="Internet_20_link" text:visited-style-name="Visited_20_Internet_20_Link">
https://armyinform.com.ua/2023/05/29/ukrayinska-delegacziya-u-statusi-chlena-ccdcoe-vpershe-vzyala-uchast-u-zasidanni-kerivnogo-komitetu-czentru/</text:a>
</text:p>
      <!--NEWS-->
      <text:h text:style-name="P10" text:outline-level="1">
<text:span text:style-name="T4">
安娜·马利亚（Anna Malyar）：俄罗斯，除了普通人，还带领一场心理战争</text:span>
</text:h>
      <text:p text:style-name="P4">
作者: ['АРМІЯINFORM']</text:p>
      <text:p text:style-name="P4">
时间: 2023-05-29T79:00:00-04:00</text:p>
      <text:p text:style-name="P4">
描述: 罗西亚尼（Rosiyani）尽可能地向心理学家和人物的负责人带来同样的领导...与乌克兰2022年的战争，与乌克兰的战争是今天的最新消息，这是今天与乌克兰2022年的新闻战争，今天将有一个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2/12/5f6a5374.jpg" text:style-name="Internet_20_link" text:visited-style-name="Visited_20_Internet_20_Link">
5f6a5374.jpg</text:a>
']</text:p>
      <text:p text:style-name="P4">
标签: ['STOPRUSSIA', 'АГРЕСІЯ РФ', 'ВТОРГНЕННЯ РФ', 'ГАННА МАЛЯР']</text:p>
      <text:p text:style-name="P4">
类别: News</text:p>
      <!--METADATA-->
      <text:p text:style-name="P4">
<draw:frame draw:style-name="fr1" draw:name="Image280" text:anchor-type="as-char" svg:width="6.9236in" svg:height="4.615733in" draw:z-index="0">
<draw:image xlink:href="../Images/AРМІЯINFORM/2023-05-29T79-00-00-04-00/5f6a5374.jpg" xlink:type="simple" xlink:show="embed" xlink:actuate="onLoad" draw:mime-type="image/jpeg"/>
</draw:frame>
Gannamaars。 照片：Dmitry Yurchenko /陆军</text:p>
      <text:p text:style-name="P4">
俄罗斯人还发动了一场心理战争，其任务是破坏乌克兰人和团结的心理稳定，因为这两个抵抗因素很重要。</text:p>
      <text:p text:style-name="P4">
因此<text:a xlink:type="simple" xlink:href="https://t.me/annamaliar/802" text:style-name="Internet_20_link" text:visited-style-name="Visited_20_Internet_20_Link">
强调</text:a>
乌克兰国防部副部长安娜·马利亚(Anna Malyar)。</text:p>
      <text:p text:style-name="P4">
她解释说，俄罗斯人做军事和信息方法。</text:p>
      <text:p text:style-name="P4">
“例如，在基辅中心的民用遗址发射火箭是一种用于心理目的的武器。 首先，要恐吓。 基辅为乌克兰人来说，不仅是首都，而且是不可动荡和抵抗的象征。 因此，击中敌人的Lyev是表明我们稳定象征的脆弱性。 敌人在潜意识中对首都无能为力的印象。”安娜·马里亚尔(Anna Malyar)说。</text:p>
      <text:p text:style-name="P4">
她还补充说，在下一次对乌克兰的导弹袭击之前的几个小时，入侵者为乌克兰的下一个抹黑发起了信息和心理攻击。</text:p>
      <text:p text:style-name="P4">
“敌人击败了那些拥有公民信任的人。 为了什么？ 就像在基辅的火箭一样 - 播种一种无力的感觉，”汉纳玛斯说。</text:p>
      <text:p text:style-name="P4">
根据乌克兰国防部副部长的说法，一场大型战争显示了一个有趣的财产(简单)他们没有恐惧。</text:p>
      <text:p text:style-name="P4">
News Source: <text:a xlink:type="simple" xlink:href="https://armyinform.com.ua/2023/05/29/ganna-malyar-rosiya-okrim-zvychajnoyi-takozh-vede-i-psyhologichnu-vijnu/" text:style-name="Internet_20_link" text:visited-style-name="Visited_20_Internet_20_Link">
https://armyinform.com.ua/2023/05/29/ganna-malyar-rosiya-okrim-zvychajnoyi-takozh-vede-i-psyhologichnu-vijnu/</text:a>
</text:p>
      <!--NEWS-->
      <text:h text:style-name="P10" text:outline-level="1">
<text:span text:style-name="T4">
新西兰军队在武装部队的新兵中进行了全面的培训</text:span>
</text:h>
      <text:p text:style-name="P4">
作者: ['АРМІЯINFORM']</text:p>
      <text:p text:style-name="P4">
时间: 2023-05-29T80:00:00-04:00</text:p>
      <text:p text:style-name="P4">
描述: Bagatonatziyonnaya opeasza“ Interflex” Zagalnoviskokokokokoky的框架...与乌克兰2022年的战争，与乌克兰的最新新闻，《今日新闻》，《新闻战》，今天与乌克兰2022年上次与乌克兰的新闻战争，乌克兰和俄罗斯和俄罗斯之间的战争将与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349880444_138949255855793_3469869169060026702_n.jpg" text:style-name="Internet_20_link" text:visited-style-name="Visited_20_Internet_20_Link">
349880444_138949255855793_3469869169060026702_n.jpg</text:a>
']</text:p>
      <text:p text:style-name="P4">
标签: ['STOPRUSSIA', 'АГРЕСІЯ РФ', 'ВТОРГНЕННЯ РФ', 'ІНТЕРФЛЕКС', 'СВІТ ПІДТРИМУЄ УКРАЇНУ']</text:p>
      <text:p text:style-name="P4">
类别: News</text:p>
      <!--METADATA-->
      <text:p text:style-name="P4">
<draw:frame draw:style-name="fr1" draw:name="Image281" text:anchor-type="as-char" svg:width="6.9236in" svg:height="4.49457in" draw:z-index="0">
<draw:image xlink:href="../Images/AРМІЯINFORM/2023-05-29T80-00-00-04-00/349880444_138949255855793_3469869169060026702_n.jpg" xlink:type="simple" xlink:show="embed" xlink:actuate="onLoad" draw:mime-type="image/jpeg"/>
</draw:frame>
在跨国教育行动的框架内，关于英国武装部队武装部队的基本警告培训，新西兰国防军的高素质军事讲师，他们无助于将激励的乌克兰新兵变成一名预先链接的演讲者，教他们的技能。</text:p>
      <text:p text:style-name="P4">
关于它<text:a xlink:type="simple" xlink:href="https://www.facebook.com/GeneralStaff.ua/posts/pfbid02CA1YJBDuq9iRqx87qv5A6bSSbVmHbpcFQsP5uE6sVLDVMskVQqmozfZCiDtLstt9l" text:style-name="Internet_20_link" text:visited-style-name="Visited_20_Internet_20_Link">
报告</text:a>
武装部队的总人员。</text:p>
      <text:p text:style-name="P4">
总的来说，英国的新西兰国防军将教乌克兰新兵武器，援助，战场上的急救，在不同条件下攻击进攻和防御行动。</text:p>
      <text:p text:style-name="P4">
早在2022年8月15日，政府和新西兰的部队正式报告说，他们决定“在英国进行了120项新西兰国防部队的重大发展，以协助对乌克兰军方进行培训国际努力框架的人员。”</text:p>
      <text:p text:style-name="P4">
新西兰国防部长说：“这种部署也是新西兰国防人员通过在外国环境中的基本军事技能声明获得宝贵经验的声明，以及关键伙伴，这有助于维持我们的军事能力。 步兵准备与更多人员的技能和能力非常一致。 该培训将仅在王国王国的一个地方之一进行，新西兰国防军人员将不会到达乌克兰。”</text:p>
      <text:p text:style-name="P4">
News Source: <text:a xlink:type="simple" xlink:href="https://armyinform.com.ua/2023/05/29/novozelandski-vijskovi-provely-kompleksni-navchannya-z-novobranczyamy-zsu-v-ramkah-operacziyi-interfleks/" text:style-name="Internet_20_link" text:visited-style-name="Visited_20_Internet_20_Link">
https://armyinform.com.ua/2023/05/29/novozelandski-vijskovi-provely-kompleksni-navchannya-z-novobranczyamy-zsu-v-ramkah-operacziyi-interfleks/</text:a>
</text:p>
      <!--NEWS-->
      <text:h text:style-name="P10" text:outline-level="1">
<text:span text:style-name="T4">
在与俄罗斯和乌克兰在欧盟和北约的成员中的战争中的胜利是欧洲稳定和平的秘诀</text:span>
</text:h>
      <text:p text:style-name="P4">
作者: ['АРМІЯINFORM']</text:p>
      <text:p text:style-name="P4">
时间: 2023-05-29T81:00:00-04:00</text:p>
      <text:p text:style-name="P4">
描述: -Premus-minstone是spynoye Zustychi Z的Kallas Pid小时，与乌克兰2022年的战争，与乌克兰的最新新闻，《与乌克兰的新闻》 2022年，乌克兰的新闻战是乌克兰和俄罗斯之间的最后一场战争，当俄罗斯与俄罗斯之间的战争是与乌克兰之间的战争或者不是吗，在不久的将来，乌克兰与乌克兰的战争，今天的乌克兰新闻，乌克兰新闻，乌克兰媒体在俄罗斯的乌克兰新闻</text:p>
      <text:p text:style-name="P4">
图片: ['<text:a xlink:type="simple" xlink:href="https://armyinform.com.ua/wp-content/uploads/2023/05/347256636_924845522075993_7996274983465867652_n.jpg" text:style-name="Internet_20_link" text:visited-style-name="Visited_20_Internet_20_Link">
347256636_924845522075993_7996274983465867652_n.jpg</text:a>
']</text:p>
      <text:p text:style-name="P4">
标签: ['STOPRUSSIA', 'АГРЕСІЯ РФ', 'ВЕРХОВНА РАДА УКРАЇНИ', 'ВІЙНА', 'ВТОРГНЕННЯ РФ']</text:p>
      <text:p text:style-name="P4">
类别: News</text:p>
      <!--METADATA-->
      <text:p text:style-name="P4">
<draw:frame draw:style-name="fr1" draw:name="Image282" text:anchor-type="as-char" svg:width="6.9236in" svg:height="5.059878in" draw:z-index="0">
<draw:image xlink:href="../Images/AРМІЯINFORM/2023-05-29T81-00-00-04-00/347256636_924845522075993_7996274983465867652_n.jpg" xlink:type="simple" xlink:show="embed" xlink:actuate="onLoad" draw:mime-type="image/jpeg"/>
</draw:frame>
 - 在与德国政府，立陶宛和拉脱维亚的政府负责人 - 苏德·奥利纳·康德拉蒂克(Said Olena Kondratyuk)共同强调了这一点。</text:p>
      <text:p text:style-name="P4">
在她看来，乌克兰已经向世界证明了这一点，在这种情况下，她可以在跨大西洋家庭的支持下赢得胜利。</text:p>
      <text:p text:style-name="P4">
根据凯·卡拉斯(Kai Callas)的说法，普京越早了解他没有达到目标，这场战争越早就结束。</text:p>
      <ul>
        <li>
          <text:p text:style-name="P4">
我们的权力是团结，俄罗斯的战略是摧毁这一统一。 它必须成为俄罗斯侵略的循环。 为此，我们需要用尽俄罗斯汽车并支持乌克兰赢得胜利。 为了长期的维修和平，我们应该结束欧洲安全和北约北约 - 北约 - 北约 - 纳托·纳托的灰色区，爱沙尼亚总理。</text:p>
        </li>
        <li>
          <text:p text:style-name="P4">
我感谢Kaja Kallas女士，在访问爱沙尼亚期间，我能够亲自获得乌克兰的支持，因为她的领导，倡导和毅力在胜利和实施乌克兰人民的欧洲 - 大西洋工作的方法中， -  Elena Kondratyuk说。</text:p>
        </li>
      </ul>
      <text:p text:style-name="P4">
<text:span text:style-name="T4">
来源：</text:span>
 <text:a xlink:type="simple" xlink:href="https://www.facebook.com/verkhovna.rada.ukraine/posts/pfbid02HPBExnNGyzqbarpT5zKhrJCTAH2mDZbDZHzN9FmvfwJiF91hcS14X6A8NmTt3uKxl" text:style-name="Internet_20_link" text:visited-style-name="Visited_20_Internet_20_Link">
_ <text:span text:style-name="T5">
 _乌克兰的spovna rada .</text:span>
</text:a>
</text:p>
      <text:p text:style-name="P4">
News Source: <text:a xlink:type="simple" xlink:href="https://armyinform.com.ua/2023/05/29/peremoga-u-vijni-z-rosiyeyu-ta-chlenstvo-ukrayiny-v-yes-i-nato-os-reczept-stabilnogo-myru-v-yevropi/" text:style-name="Internet_20_link" text:visited-style-name="Visited_20_Internet_20_Link">
https://armyinform.com.ua/2023/05/29/peremoga-u-vijni-z-rosiyeyu-ta-chlenstvo-ukrayiny-v-yes-i-nato-os-reczept-stabilnogo-myru-v-yevropi/</text:a>
</text:p>
      <!--NEWS-->
      <text:h text:style-name="P10" text:outline-level="1">
<text:span text:style-name="T4">
议会定义于5月8日，即纪念和胜利的那一天，在第二次世界大战中击败纳粹主义的日子 -  1945年</text:span>
</text:h>
      <text:p text:style-name="P4">
作者: ['АРМІЯINFORM']</text:p>
      <text:p text:style-name="P4">
时间: 2023-05-29T82:00:00-04:00</text:p>
      <text:p text:style-name="P4">
描述: 关于CED Doimlay Verkhovna对乌克兰感到高兴。 为了使Pam'yati的日子到...与乌克兰2022年的战争，与乌克兰的最新新闻战争，今天与乌克兰2022年的新闻战争，乌克兰和俄罗斯之间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350238929_976354170031274_2199289994086261544_n-e1685370358363.jpg" text:style-name="Internet_20_link" text:visited-style-name="Visited_20_Internet_20_Link">
350238929_976354170031274_2199289994086261544_n-e1685370358363.jpg</text:a>
']</text:p>
      <text:p text:style-name="P4">
标签: ['ВЕРХОВНА РАДА УКРАЇНИ', 'ДЕНЬ ПЕРЕМОГИ НАД НАЦИЗМОМ У ДРУГІЙ СВІТОВІЙ ВІЙНІ']</text:p>
      <text:p text:style-name="P4">
类别: News</text:p>
      <!--METADATA-->
      <text:p text:style-name="P4">
<draw:frame draw:style-name="fr1" draw:name="Image283" text:anchor-type="as-char" svg:width="6.9236in" svg:height="4.304171in" draw:z-index="0">
<draw:image xlink:href="../Images/AРМІЯINFORM/2023-05-29T82-00-00-04-00/350238929_976354170031274_2199289994086261544_n-e1685370358363.jpg" xlink:type="simple" xlink:show="embed" xlink:actuate="onLoad" draw:mime-type="image/jpeg"/>
</draw:frame>
关于它<text:a xlink:type="simple" xlink:href="https://www.facebook.com/verkhovna.rada.ukraine/posts/pfbid028trjHA2FtjnNTTQo1kF5e2vxvZpZxandMKQWzv3FjNUjrjYGAod8z83DwpdaiNyfl" text:style-name="Internet_20_link" text:visited-style-name="Visited_20_Internet_20_Link">
报告</text:a>
乌克兰的Verkhovna Rada。</text:p>
      <text:p text:style-name="P4">
为了建立纪念和胜利纳粹主义的日子，根据总统提议，人们修改了《乌克兰劳工劳动法》第73条，以及关于持续击败纳粹主义的法律(№9278).</text:p>
      <text:p text:style-name="P4">
Прийняття закону сприятиме утвердженню в Україні європейської традиції щодовідзначення щорічно 8 травня перемоги над нацизмом та дозволить розвінчатиміфи й маніпуляції радянсько-російської пропаганди.</text:p>
      <text:p text:style-name="P4">
News Source: <text:a xlink:type="simple" xlink:href="https://armyinform.com.ua/2023/05/29/parlament-vyznachyv-8-travnya-dnem-pamyati-ta-peremogy-nad-naczyzmom-u-drugij-svitovij-vijni-1939-1945-rokiv/" text:style-name="Internet_20_link" text:visited-style-name="Visited_20_Internet_20_Link">
https://armyinform.com.ua/2023/05/29/parlament-vyznachyv-8-travnya-dnem-pamyati-ta-peremogy-nad-naczyzmom-u-drugij-svitovij-vijni-1939-1945-rokiv/</text:a>
</text:p>
      <!--NEWS-->
      <text:h text:style-name="P10" text:outline-level="1">
<text:span text:style-name="T4">
来自Kramatorsk的两个女友将被评判为国务院，并在敌人身上工作</text:span>
</text:h>
      <text:p text:style-name="P4">
作者: ['АРМІЯINFORM']</text:p>
      <text:p text:style-name="P4">
时间: 2023-05-29T83:00:00-04:00</text:p>
      <text:p text:style-name="P4">
描述: 关于CED Doimlas Ofic是一名总检察官。 Rivnnenska地区检察官办公室...与乌克兰2022年的战争，与乌克兰的最新新闻，今天与乌克兰2022年的新闻战争，乌克兰和俄罗斯之间的战争，乌克兰与俄罗斯之间以及2022年与乌克兰的战争将发生战争，他们将与乌克兰发生战争，在不久的将来，他们说，今天与乌克兰的战争，今天的乌克兰新闻，乌克兰新闻，乌克兰媒体在俄罗斯</text:p>
      <text:p text:style-name="P4">
图片: ['<text:a xlink:type="simple" xlink:href="https://armyinform.com.ua/wp-content/uploads/2023/05/350373146_945956633383660_265862056590825753_n.jpg" text:style-name="Internet_20_link" text:visited-style-name="Visited_20_Internet_20_Link">
350373146_945956633383660_265862056590825753_n.jpg</text:a>
']</text:p>
      <text:p text:style-name="P4">
标签: ['STOPRUSSIA', 'АГРЕСІЯ РФ', 'ВІЙНА', 'ВТОРГНЕННЯ РФ', 'ДОНЕЧЧИНА', 'ОФІС ГЕНЕРАЛЬНОГО ПРОКУРОРА УКРАЇНИ']</text:p>
      <text:p text:style-name="P4">
类别: News</text:p>
      <!--METADATA-->
      <text:p text:style-name="P4">
<draw:frame draw:style-name="fr1" draw:name="Image284" text:anchor-type="as-char" svg:width="6.9236in" svg:height="5.1927in" draw:z-index="0">
<draw:image xlink:href="../Images/AРМІЯINFORM/2023-05-29T83-00-00-04-00/350373146_945956633383660_265862056590825753_n.jpg" xlink:type="simple" xlink:show="embed" xlink:actuate="onLoad" draw:mime-type="image/jpeg"/>
</draw:frame>
关于它<text:a xlink:type="simple" xlink:href="https://www.facebook.com/pgo.gov.ua/posts/pfbid02E5QQku42mXc45oZWGUdYCDDfUdkLbPePcJJtB9DALZ29ab2cqjLgLBQMDfuKNryyl" text:style-name="Internet_20_link" text:visited-style-name="Visited_20_Internet_20_Link">
报告</text:a>
检察长办公室。</text:p>
      <text:p text:style-name="P4">
里凡恩地区检察官办公室向法院提起诉讼，供顿涅茨克地区的两名居民。 其中一个被指控犯有国家叛国罪，另一个是有关条件下武装部队部队位置的信息的扩展(艺术的第2部分。 111，艺术第2部分。 乌克兰刑法的114-2).</text:p>
      <text:p text:style-name="P4">
Слідством встановлено, що жительку Краматорська завербував представникспецслужб рф. На виконання завдань свого куратора жінка коригувала вогоньокупантів. Вона регулярно через месенджер повідомляла співробітнику силспеціальних операцій головного управління генерального штабу зс рф інформаціющодо результатів та місць ракетних ударів, завданих ворогом по населенихпунктах Донеччини.</text:p>
      <text:p text:style-name="P4">
Вона також передавала дані про місця дислокації, рух, кількість особовогоскладу та техніки ЗСУ для подальшого їх артилерійського обстрілу.</text:p>
      <text:p text:style-name="P4">
Обвинувачена усвідомлювала, що ця інформація буде використана ворогом дляподальшого проведення розвідувально-підривної діяльності на шкоду інтересам тадержавній безпеці України. За це агресор, у разі захоплення регіону,гарантував їй керівну посаду в окупаційній адміністрації.</text:p>
      <text:p text:style-name="P4">
У цій діяльності обвинуваченій допомагала подруга, теж жителька Краматорська,яка в силу своєї професійної діяльності володіла інформацією про місцядислокації ЗСУ.</text:p>
      <text:p text:style-name="P4">
Обидві прихильниці «руського міра» наразі перебувають під вартою.</text:p>
      <text:p text:style-name="P4">
Досудове розслідування — СБУ.</text:p>
      <text:p text:style-name="P4">
News Source: <text:a xlink:type="simple" xlink:href="https://armyinform.com.ua/2023/05/29/dvoh-podrug-z-kramatorska-sudytymut-za-derzhzradu-ta-robotu-na-voroga/" text:style-name="Internet_20_link" text:visited-style-name="Visited_20_Internet_20_Link">
https://armyinform.com.ua/2023/05/29/dvoh-podrug-z-kramatorska-sudytymut-za-derzhzradu-ta-robotu-na-voroga/</text:a>
</text:p>
      <!--NEWS-->
      <text:h text:style-name="P10" text:outline-level="1">
<text:span text:style-name="T4">
在戒严期期间生产无人系统的组件免于进口关税</text:span>
</text:h>
      <text:p text:style-name="P4">
作者: ['АРМІЯINFORM']</text:p>
      <text:p text:style-name="P4">
时间: 2023-05-29T84:00:00-04:00</text:p>
      <text:p text:style-name="P4">
描述: 乌克兰的Verkhovna Rada将其包括在Denya的命令中，她称赞了Zmin Zmin ...与乌克兰2022年的战争，与乌克兰与乌克兰的最新新闻，今天与乌克兰2022年的新闻战争，今天会发生一场战争，将会发生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5/1200_0_1666613542-3173.webp" text:style-name="Internet_20_link" text:visited-style-name="Visited_20_Internet_20_Link">
1200_0_1666613542-3173.webp</text:a>
']</text:p>
      <text:p text:style-name="P4">
标签: ['STOPRUSSIA', 'АГРЕСІЯ РФ', 'ВЕРХОВНА РАДА УКРАЇНИ', 'ВІЙНА', 'ВТОРГНЕННЯ РФ']</text:p>
      <text:p text:style-name="P4">
类别: News</text:p>
      <!--METADATA-->
      <text:p text:style-name="P4">
<draw:frame draw:style-name="fr1" draw:name="Image285" text:anchor-type="as-char" svg:width="6.9236in" svg:height="3.507957in" draw:z-index="0">
<draw:image xlink:href="../ConvertedIMGs/AРМІЯINFORM/2023-05-29T84-00-00-04-00/1200_0_1666613542-3173.png" xlink:type="simple" xlink:show="embed" xlink:actuate="onLoad" draw:mime-type="image/png"/>
</draw:frame>
说明性照片</text:p>
      <text:p text:style-name="P4">
乌克兰的Verkhovna Rada包括在议程中，并从整体上批准了《海关法》的最终和过渡规定(№9276)法律草案设想驳回戒严令，以支付零件的进口关税(材料，节点，设备单元和组件)企业进口的无人机为生产无人机焦油的生产活动。</text:p>
      <text:p text:style-name="P4">
进口组件的实体承诺报告使用此类商品的使用。 如果滥用，有必要支付被驳回并支付罚款的税款。</text:p>
      <text:p text:style-name="P4">
<text:span text:style-name="T4">
资料来源：</text:span>
 <text:a xlink:type="simple" xlink:href="https://www.facebook.com/verkhovna.rada.ukraine/posts/pfbid026SfbS3ibKTKGNhMtP4o5u2kD6BmVcuueKKsLkteAn6HKoYaCjZwsESNaKVK8849Hl" text:style-name="Internet_20_link" text:visited-style-name="Visited_20_Internet_20_Link">
_ _乌克兰的Severkhvna rada _</text:a>
</text:p>
      <text:p text:style-name="P4">
News Source: <text:a xlink:type="simple" xlink:href="https://armyinform.com.ua/2023/05/29/skladovi-dlya-vyrobnycztva-bezpilotnyh-system-na-chas-diyi-voyennogo-stanu-zvilnyayutsya-vid-vviznogo-myta/" text:style-name="Internet_20_link" text:visited-style-name="Visited_20_Internet_20_Link">
https://armyinform.com.ua/2023/05/29/skladovi-dlya-vyrobnycztva-bezpilotnyh-system-na-chas-diyi-voyennogo-stanu-zvilnyayutsya-vid-vviznogo-myta/</text:a>
</text:p>
      <!--NEWS-->
      <text:h text:style-name="P10" text:outline-level="1">
<text:span text:style-name="T4">
俄罗斯入侵者继续抢劫平民</text:span>
</text:h>
      <text:p text:style-name="P4">
作者: ['АРМІЯINFORM']</text:p>
      <text:p text:style-name="P4">
时间: 2023-05-29T85:00:00-04:00</text:p>
      <text:p text:style-name="P4">
描述: 关于CED Doimal GS ZSU。 Rosisski对Grabuvati Mirne的血管的热情...与乌克兰2022的战争，与乌克兰的战争是今天的最新消息，今天与乌克兰的新闻战2022是今天的最后一场新闻，乌克兰和俄罗斯之间以及俄罗斯之间的战争，以及什么时候，在2022年将与乌克兰发生战争，是否会发生，无论是否在不久的将来与乌克兰的战争都说，今天与乌克兰的战争，今天的乌克兰新闻，乌克兰媒体的乌克兰新闻，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ІЙНА', 'ВТОРГНЕННЯ РФ', 'ГШ ЗСУ']</text:p>
      <text:p text:style-name="P4">
类别: News</text:p>
      <!--METADATA-->
      <text:p text:style-name="P4">
<draw:frame draw:style-name="fr1" draw:name="Image286" text:anchor-type="as-char" svg:width="6.9236in" svg:height="4.33302in" draw:z-index="0">
<draw:image xlink:href="../Images/AРМІЯINFORM/2023-05-29T85-00-00-04-00/okupanty-strilby.jpg" xlink:type="simple" xlink:show="embed" xlink:actuate="onLoad" draw:mime-type="image/jpeg"/>
</draw:frame>
说明性照片<text:span text:style-name="T4">
🔥俄罗斯入侵的情况</text:span>
</text:p>
      <text:p text:style-name="P4">
关于它<text:a xlink:type="simple" xlink:href="https://www.facebook.com/GeneralStaff.ua/posts/pfbid03n8ofjJkwrF6rfaxTscUvQrKYZYQsBPLM9W5mdDgNMgxWCSzgFX43AGzYyQPE4Ppl" text:style-name="Internet_20_link" text:visited-style-name="Visited_20_Internet_20_Link">
报告</text:a>
武装部队的HSC。</text:p>
      <text:p text:style-name="P4">
俄罗斯入侵者继续掠夺平民。 因此，在暂时占领的Svatov Luhansk地区，在农场中，随着所有者的离开，无法在右边提供一些文件，只需采用联合收割机，卡车和其他昂贵的设备即可。</text:p>
      <text:p text:style-name="P4">
News Source: <text:a xlink:type="simple" xlink:href="https://armyinform.com.ua/2023/05/29/rosijski-okupanty-prodovzhuyut-grabuvaty-myrne-naselennya/" text:style-name="Internet_20_link" text:visited-style-name="Visited_20_Internet_20_Link">
https://armyinform.com.ua/2023/05/29/rosijski-okupanty-prodovzhuyut-grabuvaty-myrne-naselennya/</text:a>
</text:p>
      <!--NEWS-->
      <text:h text:style-name="P10" text:outline-level="1">
<text:span text:style-name="T4">
Zaluzhny，Syrsky和Tarnavsky报道了武装部队的最高指挥官</text:span>
</text:h>
      <text:p text:style-name="P4">
作者: ['АРМІЯINFORM']</text:p>
      <text:p text:style-name="P4">
时间: 2023-05-29T86:00:00-04:00</text:p>
      <text:p text:style-name="P4">
描述: 关于电报通道中的作品Volodimir Zelensky。 小狗赌注。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zelenskyj.jpeg" text:style-name="Internet_20_link" text:visited-style-name="Visited_20_Internet_20_Link">
zelenskyj.jpeg</text:a>
']</text:p>
      <text:p text:style-name="P4">
标签: ['STOPRUSSIA', 'АГРЕСІЯ РФ', 'ВІЙНА', 'ВОЛОДИМИР ЗЕЛЕНСЬКИЙ', 'ВТОРГНЕННЯ РФ', 'СТАВКА ВЕРХОВНОГО ГОЛОВНОКОМАНДУВАЧА']</text:p>
      <text:p text:style-name="P4">
类别: News</text:p>
      <!--METADATA-->
      <text:p text:style-name="P4">
<draw:frame draw:style-name="fr1" draw:name="Image287" text:anchor-type="as-char" svg:width="6.9236in" svg:height="4.621503in" draw:z-index="0">
<draw:image xlink:href="../Images/AРМІЯINFORM/2023-05-29T86-00-00-04-00/zelenskyj.jpeg" xlink:type="simple" xlink:show="embed" xlink:actuate="onLoad" draw:mime-type="image/jpeg"/>
</draw:frame>
关于这个<text:a xlink:type="simple" xlink:href="https://t.me/V_Zelenskiy_official/6405" text:style-name="Internet_20_link" text:visited-style-name="Visited_20_Internet_20_Link">
被引用</text:a>
在Zelensky的电视频道通道中。</text:p>
      <text:p text:style-name="P4">
刚完成赌注。</text:p>
      <text:p text:style-name="P4">
重要问题。 重要解决方案。 最主要的是术语。 最重要的是，关于终端有答案。</text:p>
      <text:p text:style-name="P4">
<text:span text:style-name="T4">
问题首先：</text:span>
前面。 报道：Zaluzhny，Syrsky，Tarnavsky。 关于一般的运营状况，特定领域。</text:p>
      <text:p text:style-name="P4">
<text:span text:style-name="T4">
第二：</text:span>
获取新的进攻旅并确保物流快速。 国防部，基础设施部和战略部的报告。</text:p>
      <text:p text:style-name="P4">
<text:span text:style-name="T4">
问题第三：</text:span>
提供其他导弹，其他防空公司，最后几天对防空工作的分析以及评估损失的新合同。</text:p>
      <text:p text:style-name="P4">
相关决定都是所有要点做出的。</text:p>
      <text:p text:style-name="P4">
News Source: <text:a xlink:type="simple" xlink:href="https://armyinform.com.ua/2023/05/29/zaluzhnyj-syrskyj-i-tarnavskyj-dopovily-verhovnomu-golovnokomanduvachu-zsu-pro-sytuacziyu-na-fronti/" text:style-name="Internet_20_link" text:visited-style-name="Visited_20_Internet_20_Link">
https://armyinform.com.ua/2023/05/29/zaluzhnyj-syrskyj-i-tarnavskyj-dopovily-verhovnomu-golovnokomanduvachu-zsu-pro-sytuacziyu-na-fronti/</text:a>
</text:p>
      <!--NEWS-->
      <text:h text:style-name="P10" text:outline-level="1">
<text:span text:style-name="T4">
国防军的航空在敌人的集中区打了15次跳动</text:span>
</text:h>
      <text:p text:style-name="P4">
作者: ['АРМІЯINFORM']</text:p>
      <text:p text:style-name="P4">
时间: 2023-05-29T87:00:00-04:00</text:p>
      <text:p text:style-name="P4">
描述: 关于CED Doimal GS ZSU。 DOB的AVISAATSYA国防军在地区进行了15次罢工...与乌克兰2022年的战争，与乌克兰的最新新闻战争，今天与乌克兰2022年的新闻战争，乌克兰和俄罗斯之间的战争将与乌克兰之间发生战争他们说，在2022年，是否会在不久的将来与乌克兰发生战争</text:p>
      <text:p text:style-name="P4">
图片: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标签: ['STOPRUSSIA', 'АГРЕСІЯ РФ', 'ВІЙНА', 'ВТОРГНЕННЯ РФ', 'ГШ ЗСУ', 'ХРОНІКА ОБОРОНИ']</text:p>
      <text:p text:style-name="P4">
类别: News</text:p>
      <!--METADATA-->
      <text:p text:style-name="P4">
<draw:frame draw:style-name="fr1" draw:name="Image288" text:anchor-type="as-char" svg:width="6.9236in" svg:height="4.233493in" draw:z-index="0">
<draw:image xlink:href="../Images/AРМІЯINFORM/2023-05-29T87-00-00-04-00/2021-10-28-v-brygadi-taktychnoyi-aviacziya-kyyivskij-oblasti-zavershylysya-navchannya1-e1683649919657.jpg" xlink:type="simple" xlink:show="embed" xlink:actuate="onLoad" draw:mime-type="image/jpeg"/>
</draw:frame>
说明性照片<text:span text:style-name="T4">
🔥俄罗斯入侵的情况</text:span>
</text:p>
      <text:p text:style-name="P4">
关于它<text:a xlink:type="simple" xlink:href="https://www.facebook.com/GeneralStaff.ua/posts/pfbid03n8ofjJkwrF6rfaxTscUvQrKYZYQsBPLM9W5mdDgNMgxWCSzgFX43AGzYyQPE4Ppl" text:style-name="Internet_20_link" text:visited-style-name="Visited_20_Internet_20_Link">
报告</text:a>
武装部队的HSC。</text:p>
      <text:p text:style-name="P4">
国防军每天的航空在敌人的个人员工和军事装备集中的领域中进行了15次跳动。</text:p>
      <text:p text:style-name="P4">
火箭部队和炮兵部门袭击了三个浓度的军事设备，弹药组成，3防空意味着敌人的3个重要目标。</text:p>
      <text:p text:style-name="P4">
News Source: <text:a xlink:type="simple" xlink:href="https://armyinform.com.ua/2023/05/29/aviacziya-syl-oborony-zavdala-15-udariv-po-rajonah-zoseredzhennya-protyvnyka/" text:style-name="Internet_20_link" text:visited-style-name="Visited_20_Internet_20_Link">
https://armyinform.com.ua/2023/05/29/aviacziya-syl-oborony-zavdala-15-udariv-po-rajonah-zoseredzhennya-protyvnyka/</text:a>
</text:p>
      <!--NEWS-->
      <text:h text:style-name="P10" text:outline-level="1">
<text:span text:style-name="T4">
乌克兰的后卫在Marinka地区击退了12次敌人攻击</text:span>
</text:h>
      <text:p text:style-name="P4">
作者: ['АРМІЯINFORM']</text:p>
      <text:p text:style-name="P4">
时间: 2023-05-29T88:00:00-04:00</text:p>
      <text:p text:style-name="P4">
描述: 关于CED Doimal GS ZSU。 Avisiazihiyvs在该地区的Vorog Khdadov ...与乌克兰2022年的战争，与乌克兰的最新新闻战争，今天与乌克兰2022年的新闻战争，乌克兰和俄罗斯之间的战争将发生战争他们说，乌克兰在2022年不，在不久的将来会与乌克兰发生战争</text:p>
      <text:p text:style-name="P4">
图片: ['<text:a xlink:type="simple" xlink:href="https://armyinform.com.ua/wp-content/uploads/2023/05/347237924_624788443012328_708239762839648665_n.jpg" text:style-name="Internet_20_link" text:visited-style-name="Visited_20_Internet_20_Link">
347237924_624788443012328_708239762839648665_n.jpg</text:a>
']</text:p>
      <text:p text:style-name="P4">
标签: ['STOPRUSSIA', 'АГРЕСІЯ РФ', 'ВІЙНА', 'ВТОРГНЕННЯ РФ', 'ВТРАТИ ВОРОГА', 'ГШ ЗСУ']</text:p>
      <text:p text:style-name="P4">
类别: News</text:p>
      <!--METADATA-->
      <text:p text:style-name="P4">
<draw:frame draw:style-name="fr1" draw:name="Image289" text:anchor-type="as-char" svg:width="6.9236in" svg:height="3.617581in" draw:z-index="0">
<draw:image xlink:href="../Images/AРМІЯINFORM/2023-05-29T88-00-00-04-00/347237924_624788443012328_708239762839648665_n.jpg" xlink:type="simple" xlink:show="embed" xlink:actuate="onLoad" draw:mime-type="image/jpeg"/>
</draw:frame>
说明性照片<text:span text:style-name="T4">
🔥俄罗斯入侵的情况</text:span>
</text:p>
      <text:p text:style-name="P4">
关于它<text:a xlink:type="simple" xlink:href="https://www.facebook.com/GeneralStaff.ua/posts/pfbid03n8ofjJkwrF6rfaxTscUvQrKYZYQsBPLM9W5mdDgNMgxWCSzgFX43AGzYyQPE4Ppl" text:style-name="Internet_20_link" text:visited-style-name="Visited_20_Internet_20_Link">
报告</text:a>
武装部队的HSC。</text:p>
      <text:p text:style-name="P4">
白天，敌人袭击了顿涅茨克地区的Vodyany Tageorriyivka Avdiivka地区。 他对居住的Novokalinovka，Avdiivka，Pervomaisk，Karlovka进行了炮击。</text:p>
      <text:p text:style-name="P4">
同时，我们的后卫在Marinka市击退了12次敌人袭击。</text:p>
      <text:p text:style-name="P4">
News Source: <text:a xlink:type="simple" xlink:href="https://armyinform.com.ua/2023/05/29/ukrayinski-zahysnyky-vidbyly-12-vorozhyh-atak-v-rajoni-maryinky/" text:style-name="Internet_20_link" text:visited-style-name="Visited_20_Internet_20_Link">
https://armyinform.com.ua/2023/05/29/ukrayinski-zahysnyky-vidbyly-12-vorozhyh-atak-v-rajoni-maryinky/</text:a>
</text:p>
      <!--NEWS-->
      <text:h text:style-name="P10" text:outline-level="1">
<text:span text:style-name="T4">
在纪念日之际向美国人民的总统呼吁</text:span>
</text:h>
      <text:p text:style-name="P4">
作者: ['АРМІЯINFORM']</text:p>
      <text:p text:style-name="P4">
时间: 2023-05-29T89:00:00-04:00</text:p>
      <text:p text:style-name="P4">
描述: vid imenish vsikh乌克兰人我是一个热情的男性男性我的自我耕种，……与乌克兰2022年战争，与乌克兰的战争，今天与乌克兰的最新新闻，《与乌克兰新闻》 2022年上次与乌克兰的新闻战争，乌克兰和俄罗斯之间的战争将会当他们在2022年与乌克兰进行战争时，他们说，在不久的将来，乌克兰是否会与乌克兰进行战争</text:p>
      <text:p text:style-name="P4">
图片: ['<text:a xlink:type="simple" xlink:href="https://armyinform.com.ua/wp-content/uploads/2023/05/dd8074cb11116bf4ddfe1e38199a71a1_1685371618_extra_large.jpeg" text:style-name="Internet_20_link" text:visited-style-name="Visited_20_Internet_20_Link">
dd8074cb11116bf4ddfe1e38199a71a1_1685371618_extra_large.jpeg</text:a>
']</text:p>
      <text:p text:style-name="P4">
标签: ['STOPRUSSIA', 'АГРЕСІЯ РФ', 'ВІЙНА', 'ВОЛОДИМИР ЗЕЛЕНСЬКИЙ', 'ВТОРГНЕННЯ РФ', 'ОФІС ПРЕЗИДЕНТА УКРАЇНИ', 'США']</text:p>
      <text:p text:style-name="P4">
类别: News</text:p>
      <!--METADATA-->
      <text:p text:style-name="P4">
<draw:frame draw:style-name="fr1" draw:name="Image290" text:anchor-type="as-char" svg:width="6.9236in" svg:height="3.894525in" draw:z-index="0">
<draw:image xlink:href="../Images/AРМІЯINFORM/2023-05-29T89-00-00-04-00/dd8074cb11116bf4ddfe1e38199a71a1_1685371618_extra_large.jpeg" xlink:type="simple" xlink:show="embed" xlink:actuate="onLoad" draw:mime-type="image/jpeg"/>
</draw:frame>
我要代表所有乌克兰人，旨在尊重所有站起来并继续保护自由的美国人的勇气和自我牺牲。</text:p>
      <text:p text:style-name="P4">
您的自由抵制了那些为她而战的人。 我们的自由将代表那些为之奋斗的人。 自由是基于自己的勇气，以及在军队中为诺达(Noroda)服务的年轻男子和女人的准备，成为同类中最好的，并为国家的未来做出勇气。</text:p>
      <text:p text:style-name="P4">
当我们记得以自由的名义牺牲了我们生命的勇士时，我们就有一个理由，为什么我们还活着，为什么我们会喜欢自己的生活以及自由国家的生活。</text:p>
      <text:p text:style-name="P4">
我们的职责是教孩子们，自由不能被视为给定的。 我们的职责是教他们要感恩。 我们的职责是尊重任何献出生命，保护自由，贵国和人民的崇高和自由旗帜的人。 我们的职责是记住尽管有所有黑暗的时代，但要保持自由的价格付出了什么。</text:p>
      <text:p text:style-name="P4">
乌克兰人将永远感谢美国和每个美国人获得非凡的支持，他们帮助我们将俄罗斯的暴政减少到那些失去自由的人。</text:p>
      <text:p text:style-name="P4">
我特别感谢所有不同时期的美国人的记忆 - 想法的儿子，父母和母亲，兄弟姐妹，他们成为勇士的兄弟和姐妹，他们的力量被转变为自由的力量，并注定要向世界展示自由将是在山上明亮。</text:p>
      <text:p text:style-name="P4">
愿我们的胜利，即乌克兰士兵的胜利，将使它变得轻松!</text:p>
      <text:p text:style-name="P4">
上帝保佑美国!</text:p>
      <text:p text:style-name="P4">
荣耀乌克兰!</text:p>
      <text:p text:style-name="P4">
News Source: <text:a xlink:type="simple" xlink:href="https://armyinform.com.ua/2023/05/29/zvernennya-prezydenta-ukrayiny-do-amerykanskogo-narodu-z-nagody-dnya-pamyati/" text:style-name="Internet_20_link" text:visited-style-name="Visited_20_Internet_20_Link">
https://armyinform.com.ua/2023/05/29/zvernennya-prezydenta-ukrayiny-do-amerykanskogo-narodu-z-nagody-dnya-pamyati/</text:a>
</text:p>
      <!--NEWS-->
      <text:h text:style-name="P10" text:outline-level="1">
<text:span text:style-name="T4">
乌克兰的Verkhovna Rada被用作戒严期期间征税特殊性的基础</text:span>
</text:h>
      <text:p text:style-name="P4">
作者: ['АРМІЯINFORM']</text:p>
      <text:p text:style-name="P4">
时间: 2023-05-29T90:00:00-04:00</text:p>
      <text:p text:style-name="P4">
描述: 乌克兰的Verkhovna Rada将Pershoy Vyannneskt Zmin带入了有关Fnanchens的法律...与乌克兰2022年的战争，与乌克兰与乌克兰的最新消息，今天与乌克兰的新闻，今天与乌克兰2022年的新闻，今天，乌克兰和俄罗斯之间的战争将在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vru.jpg" text:style-name="Internet_20_link" text:visited-style-name="Visited_20_Internet_20_Link">
vru.jpg</text:a>
']</text:p>
      <text:p text:style-name="P4">
标签: ['ВЕРХОВНА РАДА УКРАЇНИ', 'ВІЙНА', 'ВТОРГНЕННЯ РФ', 'ЗАКОНОПРОЄКТ', 'ЗАКОРДОННІ ІНВЕСТИЦІЇ']</text:p>
      <text:p text:style-name="P4">
类别: News</text:p>
      <!--METADATA-->
      <text:p text:style-name="P4">
<draw:frame draw:style-name="fr1" draw:name="Image291" text:anchor-type="as-char" svg:width="6.9236in" svg:height="5.804039in" draw:z-index="0">
<draw:image xlink:href="../Images/AРМІЯINFORM/2023-05-29T90-00-00-04-00/vru.jpg" xlink:type="simple" xlink:show="embed" xlink:actuate="onLoad" draw:mime-type="image/jpeg"/>
</draw:frame>
乌克兰的Verkhovna Rada在项目修正案的第一读物中采用了刺激乌克兰保险投资出口活动的法律财务机制，从军事风险中(№9015).</text:p>
      <text:p text:style-name="P4">
Про це йдеться у<text:a xlink:type="simple" xlink:href="https://www.rada.gov.ua/news/razom/237055.html" text:style-name="Internet_20_link" text:visited-style-name="Visited_20_Internet_20_Link">
повідомленні</text:a>
在乌克兰的官方Verkhovna Rada上。</text:p>
      <text:p text:style-name="P4">
该文件的目的是创建在乌克兰的敌对行动和战后恢复的缩小投资条件。</text:p>
      <text:p text:style-name="P4">
国会议员说，针对军事风险的投资保险是促进世界许多国家经济增长的重要工具。投资者，通过敌对行动来保护伤亡，政府有助于为投资者建立更稳定，更安全的环境。</text:p>
      <text:p text:style-name="P4">
<text:span text:style-name="T4">
参考：</text:span>
世界许多其他国家(包括英国，日本，德国，法国，加拿大，加拿大，澳大利亚，以色列等)都可以使用针对军事风险的投资保险。 在这些国家，从军事风险提供投资保险的政府机构通常与国家财政部有关，或者是专门为此目的创建的独立组织_(法律草案的解释性说明)_。</text:p>
      <text:p text:style-name="P4">
News Source: <text:a xlink:type="simple" xlink:href="https://armyinform.com.ua/2023/05/29/verhovna-rada-ukrayiny-pryjnyala-za-osnovu-zakonoproekt-shhodo-osoblyvostej-opodatkuvannya-u-period-diyi-voyennogo-stanu/" text:style-name="Internet_20_link" text:visited-style-name="Visited_20_Internet_20_Link">
https://armyinform.com.ua/2023/05/29/verhovna-rada-ukrayiny-pryjnyala-za-osnovu-zakonoproekt-shhodo-osoblyvostej-opodatkuvannya-u-period-diyi-voyennogo-stanu/</text:a>
</text:p>
      <!--NEWS-->
      <text:h text:style-name="P10" text:outline-level="1">
<text:span text:style-name="T4">
感谢丹麦的坚定支持-Alexei Reznikov</text:span>
</text:h>
      <text:p text:style-name="P4">
作者: ['АРМІЯINFORM']</text:p>
      <text:p text:style-name="P4">
时间: 2023-05-29T91:00:00-04:00</text:p>
      <text:p text:style-name="P4">
描述: 他的Twitter有一位乌克兰国防的部长……与乌克兰2022年的战争，与乌克兰的战争是今天的最新消息，《与乌克兰2022年的新闻战》是今天的最后一场，无论是乌克兰和俄罗斯之间的战争他们说，当与乌克兰与乌克兰的战争将在不久的将来与乌克兰发生战争时，他们说，与乌克兰的战争今天，乌克兰新闻今天，乌克兰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STOPRUSSIA', 'ВТОРГНЕННЯ РФ', 'МІЖНАРОДНА ДОПОМОГА', 'ОЛЕКСІЙ РЕЗНІКОВ']</text:p>
      <text:p text:style-name="P4">
类别: News</text:p>
      <!--METADATA-->
      <text:p text:style-name="P4">
<draw:frame draw:style-name="fr1" draw:name="Image292" text:anchor-type="as-char" svg:width="6.9236in" svg:height="4.32725in" draw:z-index="0">
<draw:image xlink:href="../Images/AРМІЯINFORM/2023-05-29T91-00-00-04-00/reznikovvv.jpeg" xlink:type="simple" xlink:show="embed" xlink:actuate="onLoad" draw:mime-type="image/jpeg"/>
</draw:frame>
在他的Twitter中，乌克兰国防部长Alexei Reznikov <text:a xlink:type="simple" xlink:href="https://twitter.com/oleksiireznikov/status/1663208377290305538" text:style-name="Internet_20_link" text:visited-style-name="Visited_20_Internet_20_Link">
表达</text:a>
丹麦总理玛特·弗雷德里克森(Matte Frederixen)的盛大，表演 国防部长隆德·普尔岑(Lund Pulzen)和丹麦政府批准了额外的军事援助，价值26亿美元，以加强乌克兰的辩护。</text:p>
      <text:p text:style-name="P4">
“感谢丹麦人民坚定的支持!转向我们的联合赢家!” -Alexei Reznikov写道。</text:p>
      <text:p text:style-name="P4">
News Source: <text:a xlink:type="simple" xlink:href="https://armyinform.com.ua/2023/05/29/dyakuyemo-narodu-daniyi-za-nepohytnu-pidtrymku-oleksij-reznikov/" text:style-name="Internet_20_link" text:visited-style-name="Visited_20_Internet_20_Link">
https://armyinform.com.ua/2023/05/29/dyakuyemo-narodu-daniyi-za-nepohytnu-pidtrymku-oleksij-reznikov/</text:a>
</text:p>
      <!--NEWS-->
      <text:h text:style-name="P10" text:outline-level="1">
<text:span text:style-name="T4">
俄罗斯联邦的占领者讲述了职位上的困难局势 - 古尔</text:span>
</text:h>
      <text:p text:style-name="P4">
作者: ['АРМІЯINFORM']</text:p>
      <text:p text:style-name="P4">
时间: 2023-05-29T92:00:00-04:00</text:p>
      <text:p text:style-name="P4">
描述: 关于乌克兰大师的牛头。 https://www.youtube.com/watch?v=zmdqyyvsohy与乌克兰2022年战争，与乌克兰与乌克兰的最新新闻，今天与乌克兰的新闻，今天与乌克兰的新闻战争上次与乌克兰的新闻战争，乌克兰和俄罗斯与俄罗斯之间以及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STOPRUSSIA', 'АГРЕСІЯ РФ', 'ВІЙНА', 'ВТОРГНЕННЯ РФ', 'ГУР МО УКРАЇНИ', 'ГУР ПЕРЕХОПЛЕННЯ']</text:p>
      <text:p text:style-name="P4">
类别: News</text:p>
      <!--METADATA-->
      <text:p text:style-name="P4">
关于它<text:a xlink:type="simple" xlink:href="https://gur.gov.ua/content/tut-plokho-sovsem-vse-nu-ne-tak-uzhe-khorosho-vot.html" text:style-name="Internet_20_link" text:visited-style-name="Visited_20_Internet_20_Link">
报告</text:a>
乌克兰国防部的宗师。</text:p>
      <text:p text:style-name="P4">
News Source: <text:a xlink:type="simple" xlink:href="https://armyinform.com.ua/2023/05/29/okupant-rf-rozpoviv-pro-vazhku-sytuacziyu-na-pozycziyah/" text:style-name="Internet_20_link" text:visited-style-name="Visited_20_Internet_20_Link">
https://armyinform.com.ua/2023/05/29/okupant-rf-rozpoviv-pro-vazhku-sytuacziyu-na-pozycziyah/</text:a>
</text:p>
      <!--NEWS-->
      <text:h text:style-name="P10" text:outline-level="1">
<text:span text:style-name="T4">
国际社会的团结和团结是恢复正义与和平的关键 - 安德里·科斯汀（Andriy Kostin）</text:span>
</text:h>
      <text:p text:style-name="P4">
作者: ['АРМІЯINFORM']</text:p>
      <text:p text:style-name="P4">
时间: 2023-05-29T93:00:00-04:00</text:p>
      <text:p text:style-name="P4">
描述: 关于电报的副检察官的总检察官。 总检察官安德里（Andriy）...与乌克兰2022年的战争，与乌克兰的最新新闻战争，与乌克兰2022年的新闻战争，今天的最后一场战争，乌克兰和俄罗斯之间的战争以及2022年与乌克兰的战争将在2022年发生战争他们说，不是，在不久的将来，乌克兰会发生战争</text:p>
      <text:p text:style-name="P4">
图片: ['<text:a xlink:type="simple" xlink:href="https://armyinform.com.ua/wp-content/uploads/2023/01/ofis-generalnogo-prokurora.jpg" text:style-name="Internet_20_link" text:visited-style-name="Visited_20_Internet_20_Link">
ofis-generalnogo-prokurora.jpg</text:a>
']</text:p>
      <text:p text:style-name="P4">
标签: ['STOPRUSSIA', 'ВІЙНА', 'ВТОРГНЕННЯ РФ', 'ОФІС ГЕНЕРАЛЬНОГО ПРОКУРОРА УКРАЇНИ']</text:p>
      <text:p text:style-name="P4">
类别: News</text:p>
      <!--METADATA-->
      <text:p text:style-name="P4">
<draw:frame draw:style-name="fr1" draw:name="Image293" text:anchor-type="as-char" svg:width="6.9236in" svg:height="3.883237in" draw:z-index="0">
<draw:image xlink:href="../Images/AРМІЯINFORM/2023-05-29T93-00-00-04-00/ofis-generalnogo-prokurora.jpg" xlink:type="simple" xlink:show="embed" xlink:actuate="onLoad" draw:mime-type="image/jpeg"/>
</draw:frame>
说明性照片</text:p>
      <text:p text:style-name="P4">
关于检察长的办公室<text:a xlink:type="simple" xlink:href="https://t.me/pgo_gov_ua/12643" text:style-name="Internet_20_link" text:visited-style-name="Visited_20_Internet_20_Link">
报告</text:a>
在电报中。</text:p>
      <text:p text:style-name="P4">
检察官安德里·科斯汀(Andriy Kostin)将军在线参加了布拉迪斯拉瓦(Bratislava)的安全论坛。</text:p>
      <text:p text:style-name="P4">
对乌克兰犯下的犯罪有罪不罚是不可接受的。 为此，我们在他的演讲中说，我们在国家和国际层面建立了全球责任网络 - 调查和司法开采。</text:p>
      <text:p text:style-name="P4">
检察长指出，与此同时，争取正义的斗争是一个巨大的挑战。</text:p>
      <text:p text:style-name="P4">
侵略者每天都会犯下新犯罪。 增加这些挑战，国际支持至关重要。</text:p>
      <text:p text:style-name="P4">
安德里·科斯汀(Andriy Kostin)感谢欧洲人社区和七伟大的七岁。</text:p>
      <text:p text:style-name="P4">
今天，我被问到普京是否会出庭。 有疑问，我的回答是：“永远不要说永远。” 一切都在我们的酒吧里。 检察官说，国际社会的团结和团结是恢复信仰与和平的关键。</text:p>
      <text:p text:style-name="P4">
Globsec是与UM总部的全球方向的分析组织。 布拉迪斯拉瓦(Bratislava)致力于传播民主，安全，欧洲和世界各地真理发展的繁荣的思想。 它是一个独立的非政党Taneoorya组织。 它的使命是通过产生新的思想和解决方案来影响未来的世界，从而影响未来的形成。</text:p>
      <text:p text:style-name="P4">
News Source: <text:a xlink:type="simple" xlink:href="https://armyinform.com.ua/2023/05/29/yednist-i-solidarnist-mizhnarodnoyi-spilnoty-ye-klyuchamy-do-vidnovlennya-spravedlyvosti-ta-myru-andrij-kostin/" text:style-name="Internet_20_link" text:visited-style-name="Visited_20_Internet_20_Link">
https://armyinform.com.ua/2023/05/29/yednist-i-solidarnist-mizhnarodnoyi-spilnoty-ye-klyuchamy-do-vidnovlennya-spravedlyvosti-ta-myru-andrij-kostin/</text:a>
</text:p>
      <!--NEWS-->
      <text:h text:style-name="P10" text:outline-level="1">
<text:span text:style-name="T4">
我们的成功，压力和“石油”我们将对俄罗斯的邪恶一切表现作出回应 - 总统</text:span>
</text:h>
      <text:p text:style-name="P4">
作者: ['АРМІЯINFORM']</text:p>
      <text:p text:style-name="P4">
时间: 2023-05-29T94:00:00-04:00</text:p>
      <text:p text:style-name="P4">
描述: 我很健康，乌克兰人！ https://www.youtube.com/watch?v= eigyeq-_oli ...与乌克兰2022年的战争，与乌克兰的最新新闻，今天与乌克兰的新闻，乌克兰2022年上次与乌克兰进行战争，乌克兰和俄罗斯和俄罗斯和俄罗斯和俄罗斯和俄罗斯和俄罗斯和俄罗斯之间的战争当2022年与乌克兰与乌克兰的战争将在不久的将来与乌克兰战争，与乌克兰的战争，今天与乌克兰新闻，乌克兰新闻，乌克兰媒体在俄罗斯的乌克兰新闻</text:p>
      <text:p text:style-name="P4">
图片: []</text:p>
      <text:p text:style-name="P4">
标签: ['STOPRUSSIA', 'АГРЕСІЯ РФ', 'ВІДЕОЗВЕРНЕННЯ ПРЕЗИДЕНТА УКРАЇНИ', 'ВІЙНА', 'ВОЛОДИМИР ЗЕЛЕНСЬКИЙ', 'ВТОРГНЕННЯ РФ', 'ОФІС ПРЕЗИДЕНТА УКРАЇНИ']</text:p>
      <text:p text:style-name="P4">
类别: News</text:p>
      <!--METADATA-->
      <text:p text:style-name="P4">
<text:span text:style-name="T4">
 <text:span text:style-name="T5">
我希望健康，亲爱的乌克兰人!</text:span>
 </text:span>
</text:p>
      <text:p text:style-name="P4">
今天是漫长的一天，对于我们许多人来说，这一天开始很早就开始了。</text:p>
      <text:p text:style-name="P4">
每天几次俄罗斯恐怖袭击。 Shakhaned，有翼的导弹，弹道。 托管航空公司。 感谢我们的防空 - 所有的天空捍卫者 - 今天设法挽救了至少一百个生命。 只是一天。 大多数Shahaneda和火箭都被击落。</text:p>
      <text:p text:style-name="P4">
但是，每一次这样的恐怖袭击都使我们和整个世界都归功于明显的排斥：俄罗斯希望以邪恶的态度终结，也就是说，失败了，因为除了失败之外，没有其他目的。</text:p>
      <text:p text:style-name="P4">
世界必须看到proh _e_的恐怖。</text:p>
      <text:p text:style-name="P4">
当乌克兰人手中的“石油”被100％的俄罗斯导弹提供时，proh _e_的恐怖。</text:p>
      <text:p text:style-name="P4">
当世界增加对俄罗斯的压力时，包括被认可的恐怖分子的孤立在与莫斯科的任何接近时，恐怖分子的孤立成长时，对其前伴侣感到羞耻，即proh _e_的恐怖。</text:p>
      <text:p text:style-name="P4">
当然，对恐怖分子国家的屈辱并没有比我们军方的成功更大。</text:p>
      <text:p text:style-name="P4">
实际上，我们承受着压力，压力，我们拥有的“石油”我们已经并且将能够对俄罗斯的邪恶表现做出回应。</text:p>
      <text:p text:style-name="P4">
我们将摧毁这个邪恶。</text:p>
      <text:p text:style-name="P4">
世界上没有其他人比乌克兰人更有效地使用武器对邪恶。</text:p>
      <text:p text:style-name="P4">
今天在会议上度过。 报告非常具体。</text:p>
      <text:p text:style-name="P4">
供应与协议相对应的新防空系统和导弹。</text:p>
      <text:p text:style-name="P4">
防空的有效性以及使天空保护更强的原因。</text:p>
      <text:p text:style-name="P4">
不幸的是，这是。</text:p>
      <text:p text:style-name="P4">
我们的捍卫者能够学习并尽力使恐怖分子变得更加困难。</text:p>
      <text:p text:style-name="P4">
一如既往地报告了操作人员的负责人和指挥官。</text:p>
      <text:p text:style-name="P4">
不仅提供弹药，不仅是准备新旅的准备，而且还提供了我们的策略。</text:p>
      <text:p text:style-name="P4">
但是术语。 这是尽可能重要的。 我们将如何移动的术语。 我们将。 决定是做出的。</text:p>
      <text:p text:style-name="P4">
我感谢每个士兵，军官和将军，每个准备的旅。</text:p>
      <text:p text:style-name="P4">
他今天还与我们的国际主义者举行了一次非常有意义的会议。</text:p>
      <text:p text:style-name="P4">
我们正在与合作伙伴一起准备新的步骤，以加强我们的保护。 以及其他主动动作。 完全解放了我们的土地。 完全保护我们的价值观将没有其他选择。</text:p>
      <text:p text:style-name="P4">
我感谢我们所有了解每个人类生命，人类自由和国际法的尊重的伴侣，这对于任何妥协都是不可能的。现在，丹麦的国防援助总量将超过40亿美元。 很重要。</text:p>
      <text:p text:style-name="P4">
这样的解决方案使俄罗斯恐怖的击败更快。 谢谢你!</text:p>
      <text:p text:style-name="P4">
他今天与柬埔寨总理匈奴交谈。 他在国际规则的支持下感谢他，这就是为什么国家由联合国宪章和强制性的所有公约团结起来的原因。</text:p>
      <text:p text:style-name="P4">
他已邀请柬埔寨与世界各个国家共同解决我们的和平公式。</text:p>
      <text:p text:style-name="P4">
这是一项普遍的全球任务 - 当别人生病时，不要让俄罗斯使恐怖成为世界熟悉的事情。</text:p>
      <text:p text:style-name="P4">
就在录制这一吸引力之前，他又花了两次对话。</text:p>
      <text:p text:style-name="P4">
他与荷兰总理马克·鲁特(Mark Rutte)进行了交谈。 他通知了前锋。 他感谢他的准备，并继续帮助我们保护人们。</text:p>
      <text:p text:style-name="P4">
荷兰是帮助保护恐怖，使恐怖分子负责的领导人之一。</text:p>
      <text:p text:style-name="P4">
我们讨论了我们的国防互动 - 我们的新航空联盟，我们创建的现代战斗机联盟。 让我们创建吧!当然，我们讨论了防空防御的和加强。</text:p>
      <text:p text:style-name="P4">
他与土耳其总统埃尔多安(Erdogan)交谈。 在技​​能的胜利中向他致意。</text:p>
      <text:p text:style-name="P4">
我坚信，我们的进一步合作 - 乌克兰和土耳其 - 在各个层面上都可以为我们的人民和国际稳定带来更多好处。</text:p>
      <text:p text:style-name="P4">
我们所在，保护国际法基本规则的保护是我们所做的，和将要做的。</text:p>
      <text:p text:style-name="P4">
谢谢你们所有人的帮助!荣耀我们所有的士兵!</text:p>
      <text:p text:style-name="P4">
我再次感谢空军以及我们所有的捍卫者和天空的捍卫者。</text:p>
      <text:p text:style-name="P4">
<text:span text:style-name="T4">
 <text:span text:style-name="T5">
荣耀与乌克兰!</text:span>
 </text:span>
</text:p>
      <text:p text:style-name="P4">
News Source: <text:a xlink:type="simple" xlink:href="https://armyinform.com.ua/2023/05/29/nashymy-uspihamy-tyskom-ta-petriotamy-my-vidpovidatymemo-rosiyi-na-vsi-proyavy-yiyi-zla-prezydent/" text:style-name="Internet_20_link" text:visited-style-name="Visited_20_Internet_20_Link">
https://armyinform.com.ua/2023/05/29/nashymy-uspihamy-tyskom-ta-petriotamy-my-vidpovidatymemo-rosiyi-na-vsi-proyavy-yiyi-zla-prezydent/</text:a>
</text:p>
      <!--NEWS-->
      <text:h text:style-name="P10" text:outline-level="1">
<text:span text:style-name="T4">
Verkhovna Rada已将养老金津贴为战斗人员，以使乌克兰受到共产党政权的压制</text:span>
</text:h>
      <text:p text:style-name="P4">
作者: ['Володимир Поліщук']</text:p>
      <text:p text:style-name="P4">
时间: 2023-05-29T95:00:00-04:00</text:p>
      <text:p text:style-name="P4">
描述: 29 Herbalop 2023 Roku Verkhovna Rada Ukrainian，乌克兰法律“关于Vese​​nnya Zmin的法律……与乌克兰2022年的战争，与乌克兰的最新新闻，与乌克兰的新闻，今天与乌克兰2022年的新闻战争，今天将在乌克兰和俄罗斯和俄罗斯之间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represiyi.webp" text:style-name="Internet_20_link" text:visited-style-name="Visited_20_Internet_20_Link">
represiyi.webp</text:a>
']</text:p>
      <text:p text:style-name="P4">
标签: ['ВЕРХОВНА РАДА УКРАЇНИ', 'ЖЕРТВИ РЕПРЕСІЙ', 'ЗАКОН', 'КОМІТЕТ ВЕРХОВНОЇ РАДИ УКРАЇНИ З\xa0ПИТАНЬ СОЦІАЛЬНОЇ ПОЛІТИКИ ТА\xa0ЗАХИСТУ ПРАВ ВЕТЕРАНІВ', 'КОМУНІСТИЧНІ РЕПРЕСІЇ']</text:p>
      <text:p text:style-name="P4">
类别: News</text:p>
      <!--METADATA-->
      <text:p text:style-name="P4">
<draw:frame draw:style-name="fr1" draw:name="Image294" text:anchor-type="as-char" svg:width="6.9236in" svg:height="3.956343in" draw:z-index="0">
<draw:image xlink:href="../ConvertedIMGs/AРМІЯINFORM/2023-05-29T95-00-00-04-00/represiyi.png" xlink:type="simple" xlink:show="embed" xlink:actuate="onLoad" draw:mime-type="image/png"/>
</draw:frame>
2023年5月29日，乌克兰的Verkhovna Rada在乌克兰法律上采用了《乌克兰法律上的标记》，涉及乌克兰特殊服务的养老金和“康复”，后(作为养老金津贴)二十世纪乌克兰独立的战斗机，在共产主义极权政权期间，这是政治阿比亚(Abya)的宗教动机，以监禁形式(监禁)或者强迫健康的人在精神病学机构中实质性安置，并根据法律规定的程序进行了修复。</text:p>
      <text:p text:style-name="P4">
在您的官方网站上有关它<text:a xlink:type="simple" xlink:href="https://komspip.rada.gov.ua/news/main_news/75942.html" text:style-name="Internet_20_link" text:visited-style-name="Visited_20_Internet_20_Link">
写信</text:a>
乌克兰感官委员会关于社会政策和保护退伍军人权利的委员会。</text:p>
      <text:p text:style-name="P4">
相应的每月养老金津贴的金额为4200 UAH。 自2024年3月1日以来，TSUM将每年索引。</text:p>
      <text:p text:style-name="P4">
国家预算中的发明资金将提供相关支出，尤其是成功的，特别是取消了乌克兰人民代表的特殊服务养老金，苏联前联盟的代表， ，乌克兰部长内阁成员和前乌克兰SSR的政府。 当前一代人民的代表和政府在20世纪表明了战斗人员对乌克兰独立的监测和英雄主义，这是共产党政权的促进，这是乌克兰国民发展的案件，即坚定不移的奉献交通和镇压的积极公民位置。</text:p>
      <text:p text:style-name="P4">
负责该法律准备工作组的委员会Mykhailo Tsymbalyuk委员会的第一任副主席告诉通讯员，陆军的数量是，乌克兰独立的Khkhstitt的战斗人员每年都在减少。</text:p>
      <ul>
        <li>
首先，根据乌克兰退休的真正战斗机，那些在这些时期的人被判处实际的惩罚。 经过三十年的独立性，他尊重了他们的真正壮举。其次，它将对当今年轻人，现代的军人有一个激励和理解，即他们还将成为新条件和新挑战的战斗机的近期历史。 这很重要! -  Mikhailotsibalyuk说。该法案的主要过程被确定了社会政策委员会和对退伍军人权利的保护。</li>
      </ul>
      <text:p text:style-name="P4">
法律草案的文本收到了5个国会议员不同派系和群体的27项建议。 人民代表的提议涉及乌克兰法律规定的其他规定“关于乌克兰独特的养老金”的规定。</text:p>
      <text:p text:style-name="P4">
News Source: <text:a xlink:type="simple" xlink:href="https://armyinform.com.ua/2023/05/29/verhovna-rada-ukrayiny-vstanovyla-nadbavku-do-pensiyi-borczyam-za-nezalezhnist-ukrayiny-u-hh-stolitti-yaki-za-chasiv-komunistychnogo-totalitarnogo-rezhymu-zaznaly-represij/" text:style-name="Internet_20_link" text:visited-style-name="Visited_20_Internet_20_Link">
https://armyinform.com.ua/2023/05/29/verhovna-rada-ukrayiny-vstanovyla-nadbavku-do-pensiyi-borczyam-za-nezalezhnist-ukrayiny-u-hh-stolitti-yaki-za-chasiv-komunistychnogo-totalitarnogo-rezhymu-zaznaly-represij/</text:a>
</text:p>
      <!--NEWS-->
      <text:h text:style-name="P10" text:outline-level="1">
<text:span text:style-name="T4">
总统讨论了与荷兰总理加强乌克兰防空的问题</text:span>
</text:h>
      <text:p text:style-name="P4">
作者: ['АРМІЯINFORM']</text:p>
      <text:p text:style-name="P4">
时间: 2023-05-29T96:00:00-04:00</text:p>
      <text:p text:style-name="P4">
描述: 总统沃罗迪米尔·泽伦斯基（Volodymyr Zelensky）与Prem讨论了“马克·鲁特（Mark Rutte）的Miinistreland ...与乌克兰2022年的战争，与乌克兰与乌克兰的最新新闻进行战争，今天与乌克兰2022年上次与乌克兰的新闻战争，乌克兰与俄罗斯和俄罗斯之间以及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73fa685671568b77e54cb6583b17a5a5_1685290113_extra_large-1.png" text:style-name="Internet_20_link" text:visited-style-name="Visited_20_Internet_20_Link">
73fa685671568b77e54cb6583b17a5a5_1685290113_extra_large-1.png</text:a>
']</text:p>
      <text:p text:style-name="P4">
标签: ['STOPRUSSIA', 'АГРЕСІЯ РФ', 'ВІЙНА', 'ВОЛОДИМИР ЗЕЛЕНСЬКИЙ', 'ВТОРГНЕННЯ РФ', 'НІДЕРЛАНДИ']</text:p>
      <text:p text:style-name="P4">
类别: News</text:p>
      <!--METADATA-->
      <text:p text:style-name="P4">
<draw:frame draw:style-name="fr1" draw:name="Image295" text:anchor-type="as-char" svg:width="6.9236in" svg:height="4.228385in" draw:z-index="0">
<draw:image xlink:href="../Images/AРМІЯINFORM/2023-05-29T96-00-00-04-00/73fa685671568b77e54cb6583b17a5a5_1685290113_extra_large-1.png" xlink:type="simple" xlink:show="embed" xlink:actuate="onLoad" draw:mime-type="image/png"/>
</draw:frame>
沃迪米尔·泽伦斯基(Volodymyr Zelensky)总统与荷兰总理鲁特(Rutte)讨论了俄罗斯火箭恐怖的加强，这是建立航空联盟并加强乌克兰防空系统的问题。</text:p>
      <text:p text:style-name="P4">
国家元首在[电报]中报告了这一点(https://t.me/V_Zelenskiy_official/6408).</text:p>
      <text:p text:style-name="P4">
«Провів розмову із Прем’єр-міністром Нідерландів Марком Рютте. Повідомив проактивізацію російським агресором ракетного терору проти України. Говорили проавіаційну коаліцію, про посилення нашої ППО. Ціную лідерську підтримкуНідерландів, зокрема безпекову. Переконаний, що вона й надаліпосилюватиметься», — зазначив Володимир Зеленський.</text:p>
      <text:p text:style-name="P4">
News Source: <text:a xlink:type="simple" xlink:href="https://armyinform.com.ua/2023/05/29/prezydent-ukrayiny-obgovoryv-z-premyerom-niderlandiv-posylennya-ppo/" text:style-name="Internet_20_link" text:visited-style-name="Visited_20_Internet_20_Link">
https://armyinform.com.ua/2023/05/29/prezydent-ukrayiny-obgovoryv-z-premyerom-niderlandiv-posylennya-ppo/</text:a>
</text:p>
      <!--NEWS-->
      <text:h text:style-name="P10" text:outline-level="1">
<text:span text:style-name="T4">
在黑海进行了火箭火箭发射器后，敌人继续准备好口径。</text:span>
</text:h>
      <text:p text:style-name="P4">
作者: ['АРМІЯINFORM']</text:p>
      <text:p text:style-name="P4">
时间: 2023-05-29T97:00:00-04:00</text:p>
      <text:p text:style-name="P4">
描述: 关于FaceButsi中命令“ Pivden”的操作命令。 因此，预备役，与乌克兰2022年的战争，与乌克兰的战争是今天的最新消息，今天与乌克兰2022年的战争是今天的最后一场，无论是乌克兰和俄罗斯之间的战争，何时与乌克兰的战争将是或不是，会有，是否会在不久的将来与乌克兰的战争说，与乌克兰的战争，今天的乌克兰新闻，乌克兰新闻，乌克兰媒体在俄罗斯的新闻</text:p>
      <text:p text:style-name="P4">
图片: ['<text:a xlink:type="simple" xlink:href="https://armyinform.com.ua/wp-content/uploads/2022/11/pidvodnyj-choven-kalibry.jpg" text:style-name="Internet_20_link" text:visited-style-name="Visited_20_Internet_20_Link">
pidvodnyj-choven-kalibry.jpg</text:a>
']</text:p>
      <text:p text:style-name="P4">
标签: ['STOPRUSSIA', 'АГРЕСІЯ РФ', 'ВІЙНА', 'ВТОРГНЕННЯ РФ', 'ОК «ПІВДЕНЬ»']</text:p>
      <text:p text:style-name="P4">
类别: News</text:p>
      <!--METADATA-->
      <text:p text:style-name="P4">
<draw:frame draw:style-name="fr1" draw:name="Image296" text:anchor-type="as-char" svg:width="6.9236in" svg:height="4.366107in" draw:z-index="0">
<draw:image xlink:href="../Images/AРМІЯINFORM/2023-05-29T97-00-00-04-00/pidvodnyj-choven-kalibry.jpg" xlink:type="simple" xlink:show="embed" xlink:actuate="onLoad" draw:mime-type="image/jpeg"/>
</draw:frame>
说明性照片</text:p>
      <text:p text:style-name="P4">
关于此操作命令“南” <text:a xlink:type="simple" xlink:href="https://www.facebook.com/OperationalCommandSouth/posts/pfbid031RjHc9qvYpfK7SFJaTLRNEsPPh7PaVh6Am2Pu1xYfqjUTQBEmMp6tMQF1LiNonX3l" text:style-name="Internet_20_link" text:visited-style-name="Visited_20_Internet_20_Link">
报告</text:a>
在Facebook上。</text:p>
      <text:p text:style-name="P4">
是的，在晚上，一个值班的下水下火箭发射器后，一个缺点 - 敌人占据了基地的地步。</text:p>
      <text:p text:style-name="P4">
**因此，从海上21.00起</text:p>
      <text:p text:style-name="P4">
<text:span text:style-name="T4">
总齐射-16枚导弹。</text:span>
</text:p>
      <text:p text:style-name="P4">
<text:span text:style-name="T4">
火箭危险的水平仍然很高!</text:span>
</text:p>
      <text:p text:style-name="P4">
保持警惕和负责任，不要忽略自己的安全，也不要通过社交网络上的臀部帮助八人。</text:p>
      <text:p text:style-name="P4">
意识和思想正在接近胜利!</text:p>
      <text:p text:style-name="P4">
News Source: <text:a xlink:type="simple" xlink:href="https://armyinform.com.ua/2023/05/29/zdijsnivshy-rotacziyu-raketonosiyiv-v-chornomu-mori-vorog-prodovzhuye-trymaty-napogotovi-kalibry/" text:style-name="Internet_20_link" text:visited-style-name="Visited_20_Internet_20_Link">
https://armyinform.com.ua/2023/05/29/zdijsnivshy-rotacziyu-raketonosiyiv-v-chornomu-mori-vorog-prodovzhuye-trymaty-napogotovi-kalibry/</text:a>
</text:p>
      <!--NEWS-->
      <text:h text:style-name="P10" text:outline-level="1">
<text:span text:style-name="T4">
如何帮助退伍军人适应平民生活</text:span>
</text:h>
      <text:p text:style-name="P4">
作者: ['АРМІЯINFORM']</text:p>
      <text:p text:style-name="P4">
时间: 2023-05-29T98:00:00-04:00</text:p>
      <text:p text:style-name="P4">
描述: PID Medicanes副主席Ministra Izhrini Vereshchuk Narada Narada Narada Narada Narada Formannnya ...与乌克兰2022年的战争，与乌克兰的最新新闻，《与乌克兰的新闻战》，乌克兰2022年的新闻战争，乌克兰和俄罗斯的最后一场与乌克兰的战争，也是20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5/vereshhuk.jpeg" text:style-name="Internet_20_link" text:visited-style-name="Visited_20_Internet_20_Link">
vereshhuk.jpeg</text:a>
']</text:p>
      <text:p text:style-name="P4">
标签: ['STOPRUSSIA', 'АГРЕСІЯ РФ', 'ВЕТЕРАНИ ВІЙНИ', 'ВІЙНА', 'ВТОРГНЕННЯ РФ', 'МІНОБОРОНИ', 'МІНРЕІНТЕГРАЦІЇ', 'СОЦЗАХИСТ ПІД ЧАС ВІЙНИ', 'СОЦІАЛЬНА АДАПТАЦІЯ']</text:p>
      <text:p text:style-name="P4">
类别: News</text:p>
      <!--METADATA-->
      <text:p text:style-name="P4">
<draw:frame draw:style-name="fr1" draw:name="Image297" text:anchor-type="as-char" svg:width="6.9236in" svg:height="4.829211in" draw:z-index="0">
<draw:image xlink:href="../Images/AРМІЯINFORM/2023-05-29T98-00-00-04-00/vereshhuk.jpeg" xlink:type="simple" xlink:show="embed" xlink:actuate="onLoad" draw:mime-type="image/jpeg"/>
</draw:frame>
在Viceremier的主席Irina Vereshchuk的主席下，举行了一次会议，以在社会保护领域形成和实施国家政策。 国防部，内部事务部，内政部，财政部，社会政策部，社会政策部，社会政策部，国防部和总统办公室的代表参加了会议。</text:p>
      <text:p text:style-name="P4">
关于这次工作会议的结果<text:a xlink:type="simple" xlink:href="https://minre.gov.ua/2023/05/29/dopomogty-veteranam-adaptuvatysya-do-czyvilnogo-zhyttya-iryna-vereshhuk/" text:style-name="Internet_20_link" text:visited-style-name="Visited_20_Internet_20_Link">
写作</text:a>
在其官方网站上，独立​​于乌克兰临时占领领土的重新融入部。</text:p>
      <text:p text:style-name="P4">
Irina Vereshchuk着重于对退伍军人和退伍军人社会化的全面方法的问题，并解决了他们的实际需求。</text:p>
      <text:p text:style-name="P4">
会议的参与者表示，有必要简化确认退伍军人身份的程序。 这可以通过主动引入数字工具来完成。 特别是，提议将由于敌对行动而导致的残疾，挫伤或残疾的文件数字化。 这将有助于从国家获得正确的利益。</text:p>
      <text:p text:style-name="P4">
他们还专注于加强由2022年以后因健康原因被解雇的人驱动的人之间的沟通。 特别是，统一国家退伍军人登记册与合格房屋的相关信息系统之间引入了相互作用。</text:p>
      <text:p text:style-name="P4">
此外，他们讨论了该项目的授予参与者身份的程序。 特别是，是关于从2022年2月24日至2022年3月25日的人，按照乌克兰法律“确保英国平民的参与”为与俄罗斯的侵略有关。</text:p>
      <text:p text:style-name="P4">
“我们需要吸引所有必要的资源来社交返回的人。 冒着生命危险的人，他们有健康的人保护乌克兰，应有公平而值得的态度。 作为一个国家，我们必须帮助他们成功适应平民生活，”  - 总结说。</text:p>
      <text:p text:style-name="P4">
News Source: <text:a xlink:type="simple" xlink:href="https://armyinform.com.ua/2023/05/29/dopomogty-veteranam-adaptuvatysya-do-czyvilnogo-zhyttya-iryna-vereshhuk/" text:style-name="Internet_20_link" text:visited-style-name="Visited_20_Internet_20_Link">
https://armyinform.com.ua/2023/05/29/dopomogty-veteranam-adaptuvatysya-do-czyvilnogo-zhyttya-iryna-vereshhuk/</text:a>
</text:p>
      <!--NEWS-->
      <text:h text:style-name="P10" text:outline-level="1">
<text:span text:style-name="T4">
短的。 战争。 第460天</text:span>
</text:h>
      <text:p text:style-name="P4">
作者: ['АРМІЯINFORM']</text:p>
      <text:p text:style-name="P4">
时间: 2023-05-29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_武装部队</text:p>
      <text:p text:style-name="P4">
News Source: <text:a xlink:type="simple" xlink:href="https://armyinform.com.ua/2023/05/29/korotko-vijna-den-460-videodajdzhest/" text:style-name="Internet_20_link" text:visited-style-name="Visited_20_Internet_20_Link">
https://armyinform.com.ua/2023/05/29/korotko-vijna-den-460-videodajdzhest/</text:a>
</text:p>
      <!--NEWS-->
      <text:h text:style-name="P10" text:outline-level="1">
<text:span text:style-name="T4">
在加拿大，森林大火正在聚集，成千上万的人撤离</text:span>
</text:h>
      <text:p text:style-name="P4">
作者: Ukrinform (Person)</text:p>
      <text:p text:style-name="P4">
出版商: Укринформ (Organization)</text:p>
      <text:p text:style-name="P4">
出版时间: 2023-05-30T00:16:00+03:00</text:p>
      <text:p text:style-name="P4">
修改时间: 2023-05-30T00:16:00+03:00</text:p>
      <text:p text:style-name="P4">
描述: 在加拿大省的东部，新苏格兰正在大火造成森林大火，导致当地居民撤离。  - 乌克林。</text:p>
      <text:p text:style-name="P4">
图片: ['<text:a xlink:type="simple" xlink:href="https://static.ukrinform.com/photos/2023_05/thumb_files/630_360_1685379279-378.jpg" text:style-name="Internet_20_link" text:visited-style-name="Visited_20_Internet_20_Link">
630_360_16853...</text:a>
']</text:p>
      <text:p text:style-name="P4">
标签: ['Канада', 'Ліс', 'Пожежа']</text:p>
      <text:p text:style-name="P4">
类型: Article</text:p>
      <!--METADATA-->
      <text:p text:style-name="P4">
<draw:frame draw:style-name="fr1" draw:name="Image298" text:anchor-type="as-char" svg:width="6.9236in" svg:height="3.956343in" draw:z-index="0">
<draw:image xlink:href="../Images/yкринформ/2023-05-30T00-16-00-03-00/630_360_1685379279-378.jpg" xlink:type="simple" xlink:show="embed" xlink:actuate="onLoad" draw:mime-type="image/jpeg"/>
</draw:frame>
新苏格兰在东省东北苏格兰肆虐，这造成了当地居民的当地人。</text:p>
      <text:p text:style-name="P4">
根据乌克林通讯员的说法，它写了<text:a xlink:type="simple" xlink:href="https://www.cbc.ca/news/canada/nova-scotia/tantallon-hammonds-plains-pockwock-wildfire-evaucations-forest-fire-halifax-1.6857729" text:style-name="Internet_20_link" text:visited-style-name="Visited_20_Internet_20_Link">
CBC新闻</text:a>
。</text:p>
      <text:p text:style-name="P4">
值得注意的是，距离该省首都25公里的火区 - 加利法克斯城市撤离约10万人。</text:p>
      <text:p text:style-name="P4">
<text:span text:style-name="T4">
另请阅读：</text:span>
 <text:span text:style-name="T4">
 <text:a xlink:type="simple" xlink:href="https://www.ukrinform.ua/rubric-regions/3715153-lisova-pozeza-vibiti-vikna-ta-poskodzeni-avtivki-naslidki-padinna-ulamkiv-na-kiivsini.html" text:style-name="Internet_20_link" text:visited-style-name="Visited_20_Internet_20_Link">
森林大火，窗户破裂和损坏的汽车 - 基辅地区碎片掉落的种子</text:a>
</text:span>
</text:p>
      <text:p text:style-name="P4">
根据执法人员的说法，大火已经摧毁了至少10座建筑物，但它们的数量可能会增加，因为大火无法控制。幸福，人类的伤亡仍然设法避免。</text:p>
      <text:p text:style-name="P4">
<text:span text:style-name="T5">
foto：cbc.ca</text:span>
</text:p>
      <text:p text:style-name="P4">
一架消防飞机已经飞行，以帮助邻近纽芬兰和拉布拉多省的当地消防员。 还有两架直升机还在努力射击。</text:p>
      <text:p text:style-name="P4">
<text:span text:style-name="T4">
另请阅读：</text:span>
 <text:span text:style-name="T4">
 <text:a xlink:type="simple" xlink:href="https://www.ukrinform.ua/rubric-other_news/3714644-v-ukraini-z-pocatku-roku-zafiksovano-ponad-6-tisac-pozez-v-ekosistemah.html" text:style-name="Internet_20_link" text:visited-style-name="Visited_20_Internet_20_Link">
自今年年初以来在乌克兰，已记录了超过6000个生态系统</text:a>
</text:span>
</text:p>
      <text:p text:style-name="P4">
根据乌克林福姆的说法，在加拿大西部艾伯塔省已经摧毁了超过500万公顷的森林，这与切尔尼夫特地区的波兰相当。</text:p>
      <text:p text:style-name="P4">
<text:span text:style-name="T5">
foto：globalnews.ca</text:span>
</text:p>
      <text:p text:style-name="P4">
News Source: <text:a xlink:type="simple" xlink:href="https://www.ukrinform.ua/rubric-world/3715756-u-kanadi-nabirae-sili-lisova-pozeza-evakuuut-tisaci-ludej.html" text:style-name="Internet_20_link" text:visited-style-name="Visited_20_Internet_20_Link">
https://www.ukrinform.ua/rubric-world/3715756-u-kanadi-nabirae-sili-lisova-pozeza-evakuuut-tisaci-ludej.html</text:a>
</text:p>
      <!--NEWS-->
      <text:h text:style-name="P10" text:outline-level="1">
<text:span text:style-name="T4">
在摩尔多瓦，Zelensky可能参加欧洲政治界的峰会可能没有评论</text:span>
</text:h>
      <text:p text:style-name="P4">
作者: Ukrinform (Person)</text:p>
      <text:p text:style-name="P4">
出版商: Укринформ (Organization)</text:p>
      <text:p text:style-name="P4">
出版时间: 2023-05-30T00:28:00+03:00</text:p>
      <text:p text:style-name="P4">
修改时间: 2023-05-30T00:28:00+03:00</text:p>
      <text:p text:style-name="P4">
描述: 出于安全原因，摩尔多瓦不会公开披露Zelensky参加将于6月1日在Chisinau举行的欧洲政治峰会的参与。  - 乌克林。</text:p>
      <text:p text:style-name="P4">
图片: ['<text:a xlink:type="simple" xlink:href="https://static.ukrinform.com/photos/2023_03/thumb_files/630_360_1679505373-143.jpg" text:style-name="Internet_20_link" text:visited-style-name="Visited_20_Internet_20_Link">
630_360_16795...</text:a>
']</text:p>
      <text:p text:style-name="P4">
标签: ['Молдова', 'Саміт', 'Зеленський']</text:p>
      <text:p text:style-name="P4">
类型: Article</text:p>
      <!--METADATA-->
      <text:p text:style-name="P4">
<draw:frame draw:style-name="fr1" draw:name="Image300" text:anchor-type="as-char" svg:width="6.9236in" svg:height="3.956343in" draw:z-index="0">
<draw:image xlink:href="../Images/yкринформ/2023-05-30T00-28-00-03-00/630_360_1679505373-143.jpg" xlink:type="simple" xlink:show="embed" xlink:actuate="onLoad" draw:mime-type="image/jpeg"/>
</draw:frame>
摩尔多瓦不会公开揭示Zelensky参加欧洲政治界的峰会，该欧洲政治共同体将于6月1日在Chisinau举行。</text:p>
      <text:p text:style-name="P4">
乌克林福姆报道，摩尔多瓦·安娜·雷文科内政部部长摩尔多瓦·安娜·雷文科(Moldova ana Revenko)周一宣布了这一点，并引用了<text:a xlink:type="simple" xlink:href="https://newsmaker.md/ro/vizita-lui-zelenski-la-summitul-din-1-iunie-ramane-secreta-ana-revenco-din-motive-de-securitate/" text:style-name="Internet_20_link" text:visited-style-name="Visited_20_Internet_20_Link">
新闻记者</text:a>
。</text:p>
      <text:p text:style-name="P4">
根据Revenko的说法，有关乌克兰总统参加维辛峰会的信息“应与Zelensky的直接安全性有关”。</text:p>
      <text:p text:style-name="P4">
她补充说：“我们尊重这一要求。”</text:p>
      <text:p text:style-name="P4">
<text:span text:style-name="T4">
另请阅读：</text:span>
 <text:span text:style-name="T4">
 <text:a xlink:type="simple" xlink:href="https://www.ukrinform.ua/rubric-world/3714727-moldova-prodovzue-se-na-60-dniv-nadzvicajnij-stan-cerez-vijnu-v-ukraini.html" text:style-name="Internet_20_link" text:visited-style-name="Visited_20_Internet_20_Link">
摩尔多瓦继续在乌克兰紧急状态持续60天</text:a>
</text:span>
</text:p>
      <text:p text:style-name="P4">
该出版物指出，欧洲国家规定的欧洲国家的47位领导人几乎证实了参与欧洲政治社会的峰会，包括法国总统伊曼纽尔·马克龙(Emmanuel Macron)，德国总理佩德罗·索尔兹(Georgia Meloni)意大利政府佩德罗·桑切(Pedro Sanche)总理佩德罗·索尔兹(Georgia Meloni)。</text:p>
      <text:p text:style-name="P4">
该活动将在距Chisinau 35公里的Ana Nay地区的Bulboac举行。它将带走Castel Mimi的葡萄酒综合体。</text:p>
      <text:p text:style-name="P4">
<text:span text:style-name="T4">
另请阅读：</text:span>
 <text:span text:style-name="T4">
 <text:a xlink:type="simple" xlink:href="https://www.ukrinform.ua/rubric-world/3715296-moldova-vizme-ucast-u-miznarodnih-vijskovih-navcannah-u-rumunii.html" text:style-name="Internet_20_link" text:visited-style-name="Visited_20_Internet_20_Link">
摩尔多瓦将参加罗马尼亚的国际军事研究</text:a>
</text:span>
</text:p>
      <text:p text:style-name="P4">
回想一下，这将是欧洲政治共同体的第二次会议，在乌克兰战争及其相关危机，保护民主，加强能源安全和欧洲国家的稳定性的背景下，将讨论为和平而讨论共同的努力。</text:p>
      <text:p text:style-name="P4">
第一次于十月在布拉格举行。</text:p>
      <text:p text:style-name="P4">
News Source: <text:a xlink:type="simple" xlink:href="https://www.ukrinform.ua/rubric-polytics/3715816-u-moldovi-ne-komentuut-mozlivu-ucast-zelenskogo-u-samiti-evropejskoi-politicnoi-spilnoti.html" text:style-name="Internet_20_link" text:visited-style-name="Visited_20_Internet_20_Link">
https://www.ukrinform.ua/rubric-polytics/3715816-u-moldovi-ne-komentuut-mozlivu-ucast-zelenskogo-u-samiti-evropejskoi-politicnoi-spilnoti.html</text:a>
</text:p>
      <!--NEWS-->
      <text:h text:style-name="P10" text:outline-level="1">
<text:span text:style-name="T4">
波雷尔·普里里克（Borrel Pryrick）再次尝试“赢得战争”</text:span>
</text:h>
      <text:p text:style-name="P4">
作者: Ukrinform (Person)</text:p>
      <text:p text:style-name="P4">
出版商: Укринформ (Organization)</text:p>
      <text:p text:style-name="P4">
出版时间: 2023-05-30T00:39:00+03:00</text:p>
      <text:p text:style-name="P4">
修改时间: 2023-05-30T00:39:00+03:00</text:p>
      <text:p text:style-name="P4">
描述: 欧盟对外国和安全政策的高度代表，何塞普·博雷尔（Josep Borrel）认为，俄罗斯只有在战争获胜的情况下才会开始谈判。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Україна', 'Росія', 'Боррель', 'Війна з Росією']</text:p>
      <text:p text:style-name="P4">
类型: Article</text:p>
      <!--METADATA-->
      <text:p text:style-name="P4">
<draw:frame draw:style-name="fr1" draw:name="Image301" text:anchor-type="as-char" svg:width="6.9236in" svg:height="3.956343in" draw:z-index="0">
<draw:image xlink:href="../Images/yкринформ/2023-05-30T00-39-00-03-00/630_360_1667561515-584.jpg" xlink:type="simple" xlink:show="embed" xlink:actuate="onLoad" draw:mime-type="image/jpeg"/>
</draw:frame>
欧盟高级外国和安全政策代表约瑟夫·博雷尔(Josep Borrel)认为，只有战争获胜，俄罗斯才会开始谈判。</text:p>
      <text:p text:style-name="P4">
他在巴塞罗那的一次经济会议上说了这一点，并报告了<text:a xlink:type="simple" xlink:href="https://edition.cnn.com/europe/live-news/russia-ukraine-war-news-05-29-23/h_ec9dacee7bc680e15eee8212813b86de" text:style-name="Internet_20_link" text:visited-style-name="Visited_20_Internet_20_Link">
CNN</text:a>
。</text:p>
      <text:p text:style-name="P4">
博雷尔补充说，他对“今年夏天可能发生的事情”并不乐观。</text:p>
      <text:p text:style-name="P4">
他说：“我看到双方的部队集中度，我看到俄罗斯的明确意图，除非赢得战争，否则它不会进行谈判。”</text:p>
      <text:p text:style-name="P4">
<text:span text:style-name="T4">
另请阅读：</text:span>
 <text:span text:style-name="T4">
 [希腊和匈牙利块(https://www.ukrinform.ua/rubric-economy/3714973-grecia-ta-ugorsina-blokuut-novij-paket-sankcij-proti-rf.html)</text:span>
</text:p>
      <text:p text:style-name="P4">
据政治家称，莫斯科不会在不大的尝试“赢得战争”的情况下与基辅开始谈判。 他还指出，俄罗斯联邦一再是出于实现军事目标的意图而形成的。</text:p>
      <text:p text:style-name="P4">
欧盟最高代表说：“我担心战争将继续。普京在那里收集了30万人，是他开始入侵的两倍。”</text:p>
      <text:p text:style-name="P4">
<text:span text:style-name="T4">
另请阅读：</text:span>
 <text:span text:style-name="T4">
 [俄罗斯对乌克兰的侵略已成为欧盟 - 博尔的考验)(https://www.ukrinform.ua/rubric-world/3713267-rosijska-agresia-proti-ukraini-stala-viprobuvannam-dla-oboronnih-spromoznostej-es-borrel.html)</text:span>
</text:p>
      <text:p text:style-name="P4">
当莫斯科在周一的一场袭击中，在乌克兰首都和整个国家的夜间攻击之后的一个小时，莫斯科在周一攻击一系列系列赛的那一刻进行了伯雷尔的话。</text:p>
      <text:p text:style-name="P4">
News Source: <text:a xlink:type="simple" xlink:href="https://www.ukrinform.ua/rubric-polytics/3715818-borrel-peredrik-se-odnu-sprobu-rosii-vigrati-vijnu.html" text:style-name="Internet_20_link" text:visited-style-name="Visited_20_Internet_20_Link">
https://www.ukrinform.ua/rubric-polytics/3715818-borrel-peredrik-se-odnu-sprobu-rosii-vigrati-vijnu.html</text:a>
</text:p>
      <!--NEWS-->
      <text:h text:style-name="P10" text:outline-level="1">
<text:span text:style-name="T4">
该理事会已由一项法律介绍了将补充剂归还军队的法律</text:span>
</text:h>
      <text:p text:style-name="P4">
作者: Ukrinform (Person)</text:p>
      <text:p text:style-name="P4">
出版商: Укринформ (Organization)</text:p>
      <text:p text:style-name="P4">
出版时间: 2023-05-30T00:50:00+03:00</text:p>
      <text:p text:style-name="P4">
修改时间: 2023-05-30T00:50:00+03:00</text:p>
      <text:p text:style-name="P4">
描述: 议会的工作组已向军队提交了第9342号法案。 这项倡议成为了“ 3万UAH返回军队”的修正案的替代方法，该修正案是第8312号法律的。  - 乌克林。</text:p>
      <text:p text:style-name="P4">
图片: ['<text:a xlink:type="simple" xlink:href="https://static.ukrinform.com/photos/2021_04/thumb_files/630_360_1618309405-616.jpg" text:style-name="Internet_20_link" text:visited-style-name="Visited_20_Internet_20_Link">
630_360_16183...</text:a>
']</text:p>
      <text:p text:style-name="P4">
标签: None</text:p>
      <text:p text:style-name="P4">
类型: Article</text:p>
      <!--METADATA-->
      <text:p text:style-name="P4">
<draw:frame draw:style-name="fr1" draw:name="Image302" text:anchor-type="as-char" svg:width="6.9236in" svg:height="3.956343in" draw:z-index="0">
<draw:image xlink:href="../Images/yкринформ/2023-05-30T00-50-00-03-00/630_360_1618309405-616.jpg" xlink:type="simple" xlink:show="embed" xlink:actuate="onLoad" draw:mime-type="image/jpeg"/>
</draw:frame>
议会的工作组已向军方提供了第9342号法律。 这项倡议成为“一分钟返回30万”修正案的替代方案，该修正案是第8312号法律的。</text:p>
      <text:p text:style-name="P4">
关于它<text:a xlink:type="simple" xlink:href="https://t.me/yzheleznyak/4157" text:style-name="Internet_20_link" text:visited-style-name="Visited_20_Internet_20_Link">
报告</text:a>
据报道，人民副Yaroslav Zheleznyak报道说。</text:p>
      <text:p text:style-name="P4">
据他介绍，该法案每月提供30,000至100,000 Hryvnias的额外报酬(特别的)乌克兰部长内阁建立的条件，按顺序，规模和条件下的任务。 该规范必须在战时持续时间应用。</text:p>
      <text:p text:style-name="P4">
<text:span text:style-name="T4">
另请阅读：</text:span>
 <text:span text:style-name="T4">
 <text:a xlink:type="simple" xlink:href="https://www.ukrinform.ua/rubric-society/3715282-viplati-vijskovim-venislavskij-anonsuvav-novij-zakonoproekt.html" text:style-name="Internet_20_link" text:visited-style-name="Visited_20_Internet_20_Link">
向军事付款：Venislavsky宣布了新法律 - 防止教育</text:a>
</text:span>
</text:p>
      <text:p text:style-name="P4">
耐用物将根据服兵役时间成比例地获得6000 UAH的薪酬。 为受伤的军事人员提供的类似付款(受伤，受伤，受伤)在战斗中，在暂时不适合服兵役期间，他们被招募了相关指挥官。</text:p>
      <text:p text:style-name="P4">
为学员支付2350 UAH/月的额外报酬。</text:p>
      <text:p text:style-name="P4">
对于讲师，额外奖励的数量取决于准备的水平，强度和方向(10-30 tis。 呃). Він визначаєтьсякерівниками сектора безпеки і оборони України.</text:p>
      <text:p text:style-name="P4">
Загальні витрати бюджету становлять до 10 млрд грн з бюджету.</text:p>
      <text:p text:style-name="P4">
<text:span text:style-name="T4">
Читайте також:</text:span>
 <text:span text:style-name="T4">
<text:a xlink:type="simple" xlink:href="https://www.ukrinform.ua/rubric-economy/3703312-povernenna-doplat-vijskovim-moze-zbilsiti-deficit-ukrainskogo-budzetu-mvf.html" text:style-name="Internet_20_link" text:visited-style-name="Visited_20_Internet_20_Link">
 Повернення доплат військовим може збільшити дефіцитукраїнського бюджету - МВФ </text:a>
</text:span>
</text:p>
      <text:p text:style-name="P4">
Zheleznyak说：“今年到年底是UAH 19亿/UAH，但没有考虑补充剂。”</text:p>
      <text:p text:style-name="P4">
该法案的规范与资金无关，但很重要：<text:span text:style-name="T4">
另请阅读：</text:span>
 <text:span text:style-name="T4">
 <text:a xlink:type="simple" xlink:href="https://www.ukrinform.ua/rubric-technology/3715690-rada-uhvalila-zakonoproekti-pro-pidtrimku-virobnictva-droniv-v-ukraini.html" text:style-name="Internet_20_link" text:visited-style-name="Visited_20_Internet_20_Link">
理事会批准了有关乌克兰生产支持的法律草案</text:a>
</text:span>
</text:p>
      <text:p text:style-name="P4">
我们将提醒：Verkhovna Rada向军队，SES和警察的雇员返回了3万UAH的附加费。 他们将在军队期末支付 - 无论分配给他们的任务或领域如何。</text:p>
      <text:p text:style-name="P4">
News Source: <text:a xlink:type="simple" xlink:href="https://www.ukrinform.ua/rubric-society/3715817-do-radi-vnesli-zakonoproekt-sodo-povernenna-doplat-vijskovim.html" text:style-name="Internet_20_link" text:visited-style-name="Visited_20_Internet_20_Link">
https://www.ukrinform.ua/rubric-society/3715817-do-radi-vnesli-zakonoproekt-sodo-povernenna-doplat-vijskovim.html</text:a>
</text:p>
      <!--NEWS-->
      <text:h text:style-name="P10" text:outline-level="1">
<text:span text:style-name="T4">
我们拥有世界上最好的工作 - 我们保护我们的土地</text:span>
</text:h>
      <text:p text:style-name="P4">
作者: ['АРМІЯINFORM']</text:p>
      <text:p text:style-name="P4">
时间: 2023-05-30T98:00:00-04:00</text:p>
      <text:p text:style-name="P4">
描述: Mi Trendya，在Viconati Boyfish的非降低时刻的Schob。 MI知道，我们的我们的...与乌克兰2022年的战争，与乌克兰的最新消息，今天与乌克兰的新闻战争，2022年的新闻战争，乌克兰和俄罗斯之间的战争将发生战争他们说，是否在不久的将来与乌克兰进行战争</text:p>
      <text:p text:style-name="P4">
图片: ['<text:a xlink:type="simple" xlink:href="https://armyinform.com.ua/wp-content/uploads/2023/05/347247411_819560946200062_238263334747459969_n.jpg" text:style-name="Internet_20_link" text:visited-style-name="Visited_20_Internet_20_Link">
347247411_819560946200062_238263334747459969_n.jpg</text:a>
', '<text:a xlink:type="simple" xlink:href="https://armyinform.com.ua/wp-content/uploads/2023/05/347251893_647011313914287_8931495631295986901_n-150x150.jpg" text:style-name="Internet_20_link" text:visited-style-name="Visited_20_Internet_20_Link">
347251893_647011313914287_8931495631295986901_n-150x150.jpg</text:a>
', '<text:a xlink:type="simple" xlink:href="https://armyinform.com.ua/wp-content/uploads/2023/05/347392044_577693864246122_9210650983985713161_n-150x150.jpg" text:style-name="Internet_20_link" text:visited-style-name="Visited_20_Internet_20_Link">
347392044_577693864246122_9210650983985713161_n-150x150.jpg</text:a>
', '<text:a xlink:type="simple" xlink:href="https://armyinform.com.ua/wp-content/uploads/2023/05/347417358_964504247932196_8575774218139307422_n-150x150.jpg" text:style-name="Internet_20_link" text:visited-style-name="Visited_20_Internet_20_Link">
347417358_964504247932196_8575774218139307422_n-150x150.jpg</text:a>
', '<text:a xlink:type="simple" xlink:href="https://armyinform.com.ua/wp-content/uploads/2023/05/347422922_769871368152413_8147313427389118666_n-150x150.jpg" text:style-name="Internet_20_link" text:visited-style-name="Visited_20_Internet_20_Link">
347422922_769871368152413_8147313427389118666_n-150x150.jpg</text:a>
', '<text:a xlink:type="simple" xlink:href="https://armyinform.com.ua/wp-content/uploads/2023/05/347431732_1208831319823914_3980534246402653693_n-150x150.jpg" text:style-name="Internet_20_link" text:visited-style-name="Visited_20_Internet_20_Link">
347431732_1208831319823914_3980534246402653693_n-150x150.jpg</text:a>
', '<text:a xlink:type="simple" xlink:href="https://armyinform.com.ua/wp-content/uploads/2023/05/347855226_781207133409451_4073206383307584858_n-150x150.jpg" text:style-name="Internet_20_link" text:visited-style-name="Visited_20_Internet_20_Link">
347855226_781207133409451_4073206383307584858_n-150x150.jpg</text:a>
', '<text:a xlink:type="simple" xlink:href="https://armyinform.com.ua/wp-content/uploads/2023/05/347233100_3066421850331964_5971063956398374911_n-150x150.jpg" text:style-name="Internet_20_link" text:visited-style-name="Visited_20_Internet_20_Link">
347233100_3066421850331964_5971063956398374911_n-150x150.jpg</text:a>
']</text:p>
      <text:p text:style-name="P4">
标签: ['STOPRUSSIA', 'АГРЕСІЯ РФ', 'ВІЙНА', 'ВТОРГНЕННЯ РФ']</text:p>
      <text:p text:style-name="P4">
类别: News</text:p>
      <!--METADATA-->
      <text:p text:style-name="P4">
<draw:frame draw:style-name="fr1" draw:name="Image303" text:anchor-type="as-char" svg:width="6.9236in" svg:height="4.613779in" draw:z-index="0">
<draw:image xlink:href="../Images/AРМІЯINFORM/2023-05-30T98-00-00-04-00/347247411_819560946200062_238263334747459969_n.jpg" xlink:type="simple" xlink:show="embed" xlink:actuate="onLoad" draw:mime-type="image/jpeg"/>
</draw:frame>
我们训练在正确的时间执行战斗命令。 我们知道，我们的行动取决于其他部队安全和防御部门克服水障碍，因此无权弯曲。</text:p>
      <text:p text:style-name="P4">
<text:a xlink:type="simple" xlink:href="https://armyinform.com.ua/wp-content/uploads/2023/05/347251893_647011313914287_8931495631295986901_n.jpg" text:style-name="Internet_20_link" text:visited-style-name="Visited_20_Internet_20_Link">
!(Images/AРМІЯINFORM/2023-05-30T98-00-00-04-00/347251893_647011313914287_8931495631295986901_n-150x150.jpg)</text:a>
</text:p>
      <text:p text:style-name="P4">
<text:a xlink:type="simple" xlink:href="https://armyinform.com.ua/wp-content/uploads/2023/05/347392044_577693864246122_9210650983985713161_n.jpg" text:style-name="Internet_20_link" text:visited-style-name="Visited_20_Internet_20_Link">
<draw:frame draw:style-name="fr1" draw:name="Image304" text:anchor-type="as-char" svg:width="6.9236in" svg:height="6.9236in" draw:z-index="0">
<draw:image xlink:href="../Images/AРМІЯINFORM/2023-05-30T98-00-00-04-00/347392044_577693864246122_9210650983985713161_n-150x150.jpg" xlink:type="simple" xlink:show="embed" xlink:actuate="onLoad" draw:mime-type="image/jpeg"/>
</draw:frame>
</text:a>
</text:p>
      <text:p text:style-name="P4">
<text:a xlink:type="simple" xlink:href="https://armyinform.com.ua/wp-content/uploads/2023/05/347417358_964504247932196_8575774218139307422_n.jpg" text:style-name="Internet_20_link" text:visited-style-name="Visited_20_Internet_20_Link">
<draw:frame draw:style-name="fr1" draw:name="Image305" text:anchor-type="as-char" svg:width="6.9236in" svg:height="6.9236in" draw:z-index="0">
<draw:image xlink:href="../Images/AРМІЯINFORM/2023-05-30T98-00-00-04-00/347417358_964504247932196_8575774218139307422_n-150x150.jpg" xlink:type="simple" xlink:show="embed" xlink:actuate="onLoad" draw:mime-type="image/jpeg"/>
</draw:frame>
</text:a>
</text:p>
      <text:p text:style-name="P4">
<text:a xlink:type="simple" xlink:href="https://armyinform.com.ua/wp-content/uploads/2023/05/347422922_769871368152413_8147313427389118666_n.jpg" text:style-name="Internet_20_link" text:visited-style-name="Visited_20_Internet_20_Link">
<draw:frame draw:style-name="fr1" draw:name="Image306" text:anchor-type="as-char" svg:width="6.9236in" svg:height="6.9236in" draw:z-index="0">
<draw:image xlink:href="../Images/AРМІЯINFORM/2023-05-30T98-00-00-04-00/347422922_769871368152413_8147313427389118666_n-150x150.jpg" xlink:type="simple" xlink:show="embed" xlink:actuate="onLoad" draw:mime-type="image/jpeg"/>
</draw:frame>
</text:a>
</text:p>
      <text:p text:style-name="P4">
<text:a xlink:type="simple" xlink:href="https://armyinform.com.ua/wp-content/uploads/2023/05/347431732_1208831319823914_3980534246402653693_n.jpg" text:style-name="Internet_20_link" text:visited-style-name="Visited_20_Internet_20_Link">
<draw:frame draw:style-name="fr1" draw:name="Image307" text:anchor-type="as-char" svg:width="6.9236in" svg:height="6.9236in" draw:z-index="0">
<draw:image xlink:href="../Images/AРМІЯINFORM/2023-05-30T98-00-00-04-00/347431732_1208831319823914_3980534246402653693_n-150x150.jpg" xlink:type="simple" xlink:show="embed" xlink:actuate="onLoad" draw:mime-type="image/jpeg"/>
</draw:frame>
</text:a>
</text:p>
      <text:p text:style-name="P4">
<text:a xlink:type="simple" xlink:href="https://armyinform.com.ua/wp-content/uploads/2023/05/347855226_781207133409451_4073206383307584858_n.jpg" text:style-name="Internet_20_link" text:visited-style-name="Visited_20_Internet_20_Link">
<draw:frame draw:style-name="fr1" draw:name="Image308" text:anchor-type="as-char" svg:width="6.9236in" svg:height="6.9236in" draw:z-index="0">
<draw:image xlink:href="../Images/AРМІЯINFORM/2023-05-30T98-00-00-04-00/347855226_781207133409451_4073206383307584858_n-150x150.jpg" xlink:type="simple" xlink:show="embed" xlink:actuate="onLoad" draw:mime-type="image/jpeg"/>
</draw:frame>
</text:a>
</text:p>
      <text:p text:style-name="P4">
<text:a xlink:type="simple" xlink:href="https://armyinform.com.ua/wp-content/uploads/2023/05/347233100_3066421850331964_5971063956398374911_n.jpg" text:style-name="Internet_20_link" text:visited-style-name="Visited_20_Internet_20_Link">
<draw:frame draw:style-name="fr1" draw:name="Image309" text:anchor-type="as-char" svg:width="6.9236in" svg:height="6.9236in" draw:z-index="0">
<draw:image xlink:href="../Images/AРМІЯINFORM/2023-05-30T98-00-00-04-00/347233100_3066421850331964_5971063956398374911_n-150x150.jpg" xlink:type="simple" xlink:show="embed" xlink:actuate="onLoad" draw:mime-type="image/jpeg"/>
</draw:frame>
</text:a>
根据士兵，司机和指挥官的熟练和协调行动，乌克兰武装部队的支援部队指挥官之一，每天的辛勤工作和丰富的经验，在执行战斗任务时已经得到了硬化。</text:p>
      <text:p text:style-name="P4">
我们有毫不抑制的赢得胜利的愿望，因此我们不断改善!</text:p>
      <text:p text:style-name="P4">
相信乌克兰的武装力量!</text:p>
      <text:p text:style-name="P4">
<text:span text:style-name="T4">
来源：</text:span>
 _ <text:a xlink:type="simple" xlink:href="https://www.facebook.com/KSP.ZSU/posts/pfbid02fBHRVRnV2ETeDjXvucWB3vEaW21dZpWLXAWqmRgxTnudxka8MErL9yyQ8F5N5q3Rl" text:style-name="Internet_20_link" text:visited-style-name="Visited_20_Internet_20_Link">
服务</text:a>
在乌克兰武装部队支持部队支持部队的公共指挥下</text:p>
      <text:p text:style-name="P4">
News Source: <text:a xlink:type="simple" xlink:href="https://armyinform.com.ua/2023/05/30/my-vmotyvovani-i-pidgotovleni-u-nas-najkrashha-robota-v-sviti-my-zahyshhayemo-nashu-zemlyu/" text:style-name="Internet_20_link" text:visited-style-name="Visited_20_Internet_20_Link">
https://armyinform.com.ua/2023/05/30/my-vmotyvovani-i-pidgotovleni-u-nas-najkrashha-robota-v-sviti-my-zahyshhayemo-nashu-zeml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